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ce style:name="Unknown1" svg:font-family="Unknown"/>
    <style:font-face style:name="DejaVu Sans1" svg:font-family="'DejaVu Sans'" style:font-pitch="variable"/>
    <style:font-face style:name="Helvetica" svg:font-family="Helvetica" style:font-pitch="variable"/>
    <style:font-face style:name="Liberation Serif1" svg:font-family="'Liberation Serif'" style:font-pitch="variable"/>
    <style:font-face style:name="Unknown" svg:font-family="Unknow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stroke="solid" svg:stroke-width="0.012cm" svg:stroke-color="#000000" draw:stroke-linejoin="round" svg:stroke-linecap="round" draw:fill="none" fo:padding-top="0.006cm" fo:padding-bottom="0.006cm" fo:padding-left="0.006cm" fo:padding-right="0.006cm"/>
    </style:style>
    <style:style style:name="gr2" style:family="graphic" style:parent-style-name="standard">
      <style:graphic-properties draw:stroke="none" draw:fill="solid" draw:fill-color="#004283"/>
    </style:style>
    <style:style style:name="gr3" style:family="graphic" style:parent-style-name="standard">
      <style:graphic-properties draw:stroke="none" draw:fill="solid" draw:fill-color="#7593c2"/>
    </style:style>
    <style:style style:name="gr4" style:family="graphic" style:parent-style-name="standard">
      <style:graphic-properties draw:stroke="none" draw:fill="none" draw:textarea-horizontal-align="left" draw:textarea-vertical-align="top" draw:auto-grow-height="true" draw:auto-grow-width="true" fo:min-height="0.219cm" fo:min-width="0.212cm" fo:padding-top="0cm" fo:padding-bottom="0cm" fo:padding-left="0cm" fo:padding-right="0cm"/>
    </style:style>
    <style:style style:name="gr5" style:family="graphic" style:parent-style-name="standard">
      <style:graphic-properties draw:stroke="none" draw:fill="solid" draw:fill-color="#ffffff"/>
    </style:style>
    <style:style style:name="gr6" style:family="graphic" style:parent-style-name="standard">
      <style:graphic-properties draw:stroke="none" draw:fill="none" draw:textarea-horizontal-align="left" draw:textarea-vertical-align="top" draw:auto-grow-height="true" draw:auto-grow-width="true" fo:min-height="0.245cm" fo:min-width="0.244cm" fo:padding-top="0cm" fo:padding-bottom="0cm" fo:padding-left="0cm" fo:padding-right="0cm"/>
    </style:style>
    <style:style style:name="gr7" style:family="graphic" style:parent-style-name="standard">
      <style:graphic-properties draw:stroke="solid" svg:stroke-width="0.004cm" svg:stroke-color="#ffffff" draw:stroke-linejoin="round" svg:stroke-linecap="round" draw:fill="none" fo:padding-top="0.002cm" fo:padding-bottom="0.002cm" fo:padding-left="0.002cm" fo:padding-right="0.002cm"/>
    </style:style>
    <style:style style:name="gr8" style:family="graphic" style:parent-style-name="standard">
      <style:graphic-properties draw:stroke="solid" svg:stroke-width="0.004cm" svg:stroke-color="#000000" draw:stroke-linejoin="round" svg:stroke-linecap="round" draw:fill="none" fo:padding-top="0.002cm" fo:padding-bottom="0.002cm" fo:padding-left="0.002cm" fo:padding-right="0.002cm"/>
    </style:style>
    <style:style style:name="gr9" style:family="graphic" style:parent-style-name="standard">
      <style:graphic-properties draw:stroke="solid" svg:stroke-width="0.063cm" svg:stroke-color="#00ff00" draw:stroke-linejoin="round" svg:stroke-linecap="round" draw:fill="none" fo:padding-top="0.031cm" fo:padding-bottom="0.031cm" fo:padding-left="0.031cm" fo:padding-right="0.031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svg:stroke-color="#ff00cc" draw:fill-color="#ff00cc" draw:textarea-horizontal-align="center" draw:textarea-vertical-align="middle"/>
    </style:style>
    <style:style style:name="P1" style:family="paragraph">
      <loext:graphic-properties draw:fill="none"/>
    </style:style>
    <style:style style:name="P2" style:family="paragraph">
      <loext:graphic-properties draw:fill="solid" draw:fill-color="#004283"/>
    </style:style>
    <style:style style:name="P3" style:family="paragraph">
      <loext:graphic-properties draw:fill="solid" draw:fill-color="#7593c2"/>
    </style:style>
    <style:style style:name="P4" style:family="paragraph">
      <style:paragraph-properties fo:text-align="start" style:writing-mode="lr-tb"/>
    </style:style>
    <style:style style:name="P5" style:family="paragraph">
      <loext:graphic-properties draw:fill="none"/>
      <style:text-properties fo:font-size="6.30000019073486pt" style:font-size-asian="6.30000019073486pt" style:font-size-complex="6.30000019073486pt"/>
    </style:style>
    <style:style style:name="P6" style:family="paragraph">
      <loext:graphic-properties draw:fill="solid" draw:fill-color="#ffffff"/>
    </style:style>
    <style:style style:name="P7" style:family="paragraph">
      <loext:graphic-properties draw:fill="none"/>
      <style:text-properties fo:font-size="7pt" style:font-size-asian="7pt" style:font-size-complex="7pt"/>
    </style:style>
    <style:style style:name="P8" style:family="paragraph">
      <loext:graphic-properties draw:fill="none" draw:fill-color="#ffffff"/>
    </style:style>
    <style:style style:name="P9" style:family="paragraph">
      <loext:graphic-properties draw:fill-color="#ff00cc"/>
      <style:paragraph-properties fo:text-align="center"/>
    </style:style>
    <style:style style:name="T1" style:family="text">
      <style:text-properties fo:color="#000000" style:font-name="Unknown1" fo:font-size="6.30000019073486pt" style:font-size-asian="6.30000019073486pt" style:font-name-complex="Unknown1" style:font-size-complex="6.30000019073486pt" style:text-scale="97%"/>
    </style:style>
    <style:style style:name="T2" style:family="text">
      <style:text-properties fo:color="#000000" style:font-name="Helvetica1" fo:font-size="7pt" fo:font-weight="bold" style:font-size-asian="7pt" style:font-name-complex="Helvetica1" style:font-size-complex="7pt" style:font-weight-complex="bold"/>
    </style:style>
    <style:style style:name="T3" style:family="text">
      <style:text-properties fo:color="#000000" style:font-name="Helvetica1" fo:font-size="7pt" style:font-size-asian="7pt" style:font-name-complex="Helvetica1" style:font-size-complex="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9.972cm" svg:height="25.638cm" svg:x="0.508cm" svg:y="0.507cm" svg:viewBox="0 0 19973 25639" draw:points="0,0 19973,0 19973,25639 0,25639">
          <text:p/>
        </draw:polygon>
        <draw:polygon draw:style-name="gr1" draw:text-style-name="P1" draw:layer="layout" svg:width="19.972cm" svg:height="2.845cm" svg:x="0.508cm" svg:y="26.348cm" svg:viewBox="0 0 19973 2846" draw:points="0,0 19973,0 19973,2846 0,2846">
          <text:p/>
        </draw:polygon>
        <draw:path draw:style-name="gr2" draw:text-style-name="P2" draw:layer="layout" svg:width="3.488cm" svg:height="0.199cm" svg:x="1.058cm" svg:y="28.443cm" svg:viewBox="0 0 3489 200" svg:d="M3472 85c-4-17-8-21-21-21-4 0-4 0-8 0-5 4-9 8-13 12 0 9 0 17 0 26 0 13 0 21 0 29 4 9 13 13 21 13s17-4 17-13c4-4 4-8 4-8 17 0 17 0 17 0-4 4-4 13-4 13 0 8-4 12-9 17-8 4-17 8-25 8-13 0-21-8-30-17-4-8-8-21-8-38 0-21 4-34 8-42 9-13 17-17 30-17s21 4 30 13c0 4 4 8 4 16 0 9 0 9 0 9-13 0-13 0-13 0zM3375 4c17 0 17 0 17 0 0 22 0 22 0 22-17 0-17 0-17 0zM3375 51c13 0 13 0 13 0 0 106 0 106 0 106-13 0-13 0-13 0zM3299 51c17 0 17 0 17 0 0-21 0-21 0-21 16-9 16-9 16-9 0 30 0 30 0 30 22 0 22 0 22 0 0 13 0 13 0 13-22 0-22 0-22 0 0 63 0 63 0 63 0 9 0 9 0 9 0 4 0 4 0 4 0 4 5 4 9 4s8 0 13 0c0 13 0 13 0 13-9 4-13 4-17 4-13 0-21-8-21-21s0-13 0-13c0-63 0-63 0-63-17 0-17 0-17 0zM3231 123c4 17 8 21 21 21s17-4 17-17c0-4 0-8-4-12-4 0-9 0-9-5-8 0-12 0-17-4-8 0-12-4-17-8 0-5-4-13-4-17 0-9 4-13 4-17 5-9 9-13 13-13 4-4 9-4 17-4 9 0 17 4 21 8 4 0 9 5 9 9s4 8 4 17c-17 0-17 0-17 0 0-13-8-17-17-17-4 0-8 0-13 0-4 4-4 8-4 12 0 5 0 9 9 13 4 0 8 4 17 4 4 5 8 5 12 9 9 4 13 13 13 25 0 9-4 17-9 26-8 4-16 8-25 8-13 0-21-4-30-13-4-4-4-12-4-25zM3193 4c21 0 21 0 21 0-21 34-21 34-21 34-17 0-17 0-17 0zM3180 51c13 0 13 0 13 0 0 106 0 106 0 106-13 0-13 0-13 0zM3104 51c17 0 17 0 17 0 0-21 0-21 0-21 17-9 17-9 17-9 0 30 0 30 0 30 21 0 21 0 21 0 0 13 0 13 0 13-21 0-21 0-21 0 0 63 0 63 0 63 0 9 0 9 0 9 0 4 0 4 0 4 0 4 4 4 8 4s9 0 13 0c0 13 0 13 0 13-9 4-13 4-17 4-13 0-21-8-21-21s0-13 0-13c0-63 0-63 0-63-17 0-17 0-17 0zM3074 106c-12 0-12 0-12 0-9 0-13 0-17 0-9 4-13 9-13 21 0 4 4 9 8 13 0 4 5 4 9 4 13 0 17-4 21-17 0-4 4-12 4-21zM3023 76c0-4 0-8 0-12s5-9 9-13c4 0 13-4 21-4 13 0 21 4 25 8 5 5 9 13 9 26 0 42 0 42 0 42 0 8 0 8 0 8 0 9 0 9 0 9 0 4 0 8 4 13 0 4 0 4 0 4-17 0-17 0-17 0 0-4 0-9 0-17-4 4-4 4-4 4 0 4 0 4-4 9-4 4-13 8-17 8-9 0-13-4-17-4-4-4-4-4-9-9 0 0-4-4-4-8s-4-9-4-13 4-8 4-12c0-5 4-9 4-13 5-4 9-4 13-9 4 0 13-4 26-4 12 0 12 0 12 0 0-8-4-17-4-21-4-4-8-4-17-4-4 0-8 0-8 0-5 4-9 8-9 12zM2947 51c17 0 17 0 17 0 0-21 0-21 0-21 13-9 13-9 13-9 0 30 0 30 0 30 21 0 21 0 21 0 0 13 0 13 0 13-21 0-21 0-21 0 0 63 0 63 0 63 0 9 0 9 0 9 4 4 4 4 4 4 0 4 0 4 9 4 0 0 4 0 8 0 0 13 0 13 0 13-4 4-8 4-13 4-12 0-21-8-21-21s0-13 0-13c0-63 0-63 0-63-17 0-17 0-17 0zM2880 123c0 17 8 21 16 21 13 0 22-4 22-17 0-4-5-8-9-12 0 0-4 0-8-5-5 0-9 0-17-4-4 0-9-4-13-8-4-5-4-13-4-17 0-9 0-13 4-17 0-9 4-13 9-13 8-4 12-4 16-4 13 0 17 4 26 8 4 0 4 5 8 9 0 4 0 8 0 17-17 0-17 0-17 0 0-13-4-17-12-17-9 0-13 0-13 0-4 4-8 8-8 12 0 5 4 9 8 13 4 0 13 4 21 4 4 5 4 5 9 9 8 4 17 13 17 25 0 9-5 17-13 26-4 4-13 8-21 8-17 0-26-4-30-13-4-4-8-12-8-25zM2769 4c72 0 72 0 72 0 0 17 0 17 0 17-55 0-55 0-55 0 0 47 0 47 0 47 55 0 55 0 55 0 0 17 0 17 0 17-55 0-55 0-55 0 0 55 0 55 0 55 60 0 60 0 60 0 0 17 0 17 0 17-77 0-77 0-77 0zM2630 93c38 0 38 0 38 0 0-12 0-21-4-25 0-4-9-4-13-4-13 0-21 4-21 21zM2630 106c0 9 0 17 0 21 0 9 4 13 8 17 4 0 9 0 13 0 8 0 17-8 17-21 17 0 17 0 17 0 0 8-4 17-4 21-5 4-9 9-13 13-9 0-13 4-17 4-13 0-21-4-30-17-8-8-8-21-8-38 0-13 0-21 4-34 0-8 4-12 13-17 4-4 12-8 21-8 21 0 34 17 34 42 0 17 0 17 0 17zM2515 106c-8 0-8 0-8 0-8 0-17 0-21 0-4 4-9 9-9 21 0 4 0 9 5 13 4 4 8 4 12 4 9 0 17-4 21-17 0-4 0-12 0-21zM2465 76c0-4 0-8 4-12 0-4 4-9 4-13 9 0 17-4 26-4 8 0 16 4 21 8 8 5 12 13 12 26 0 42 0 42 0 42 0 8 0 8 0 8 0 9 0 9 0 9 0 4 0 8 0 13 0 4 0 4 0 4-12 0-12 0-12 0-5-4-5-9-5-17 0 4 0 4 0 4 0 4-4 4-4 9-8 4-12 8-21 8-4 0-8-4-17-4 0-4-4-4-8-9 0 0 0-4-5-8 0-4 0-9 0-13s0-8 0-12c5-5 5-9 9-13 0-4 4-4 8-9 9 0 17-4 26-4 12 0 12 0 12 0 0-8 0-17-4-21 0-4-4-4-12-4-5 0-9 0-13 0-4 4-4 8-4 12zM2418 4c17 0 17 0 17 0 0 22 0 22 0 22-17 0-17 0-17 0zM2422 51c13 0 13 0 13 0 0 106 0 106 0 106-13 0-13 0-13 0zM2363 51c0-13 0-13 0-13 0-12 4-21 4-21 5-8 9-13 17-13 0-4 4-4 9-4 4 0 4 0 4 0 4 4 4 4 4 4 0 13 0 13 0 13-8 0-8 0-8 0h-5c-4 0-8 4-8 9 0 4 0 8 0 12 0 13 0 13 0 13 21 0 21 0 21 0 0 13 0 13 0 13-21 0-21 0-21 0 0 93 0 93 0 93-17 0-17 0-17 0 0-93 0-93 0-93-13 0-13 0-13 0 0-13 0-13 0-13zM2316 106c-12 0-12 0-12 0-9 0-13 0-17 0-9 4-13 9-13 21 0 4 4 9 4 13 5 4 9 4 13 4 13 0 17-4 21-17 0-4 4-12 4-21zM2261 76c5-4 5-8 5-12s4-9 8-13c4 0 13-4 21-4 13 0 21 4 26 8 4 5 8 13 8 26 0 42 0 42 0 42 0 8 0 8 0 8 0 9 0 9 0 9 0 4 0 8 0 13 4 4 4 4 4 4-17 0-17 0-17 0 0-4 0-9 0-17-4 4-4 4-4 4 0 4 0 4-4 9-4 4-13 8-21 8-4 0-9-4-13-4-4-4-8-4-8-9 0 0-5-4-5-8s-4-9-4-13 4-8 4-12c0-5 5-9 5-13 4-4 8-4 8-9 9 0 17-4 30-4 12 0 12 0 12 0 0-8-4-17-4-21-4-4-8-4-17-4-4 0-8 0-12 0 0 4-5 8-5 12zM2198 51c17 0 17 0 17 0 0 13 0 13 0 13 4-9 4-9 4-9 0 0 4-4 9-4 4-4 8-4 8-4 9 0 9 0 9 0 0 17 0 17 0 17-9 0-9 0-9 0-8 0-13 4-17 12-4 9-4 17-4 30 0 51 0 51 0 51-17 0-17 0-17 0zM2113 102c0 25 5 38 21 38 17 0 26-13 26-38 0-13-4-21-9-30-4-8-8-12-17-8-16-4-21 12-21 38zM2118 165c0 6 0 6 0 6 0 8 4 17 16 17 13 0 22-9 22-27 4-4 4-8 4-13 0-12 0-12 0-12-4 4-4 4-4 4-5 13-13 17-26 17-8 0-17-4-25-13 0-4-4-8-4-17-5-8-5-17-5-25 0-9 0-17 5-26 0-8 4-16 12-21 5-4 13-8 21-8 9 0 17 4 22 13 4 4 4 4 4 4 0-13 0-13 0-13 13 0 13 0 13 0 0 97 0 97 0 97 0 9 0 17 0 23 0 8-5 12-9 17-4 8-17 12-30 12-21 0-33-8-33-25 0-10 0-10 0-10zM2012 106c0 9 0 13 4 21 4 13 8 17 21 17 9 0 13-4 17-13 4-8 8-16 8-29 0-9-4-17-4-21-4-13-12-17-21-17-8 0-17 4-21 12 0 5-4 17-4 30zM1995 102c0-9 4-21 8-30 4-8 9-17 17-21 4-4 9-4 17-4 4 0 13 0 17 4 8 4 17 13 17 25 4 9 4 17 4 26 0 13 0 25-4 34-4 8-9 17-17 21-4 0-13 4-17 4-13 0-25-8-30-17-8-8-12-25-12-42zM1919 93c42 0 42 0 42 0 0-12 0-21-4-25-5-4-9-4-17-4-13 0-17 4-21 21zM1919 106c0 9 0 17 0 21 4 9 8 13 12 17 4 0 4 0 9 0 12 0 17-8 21-21 17 0 17 0 17 0-4 8-4 17-9 21-4 4-8 9-12 13-5 0-9 4-17 4-13 0-21-4-30-17-4-8-8-21-8-38 0-13 0-21 4-34 4-8 8-12 13-17 8-4 12-8 21-8 25 0 34 17 38 42 0 17 0 17 0 17zM1834 72c42 0 42 0 42 0 0 81 0 81 0 81-17 4-29 8-42 8-9 0-17-4-30-8-8-5-17-13-21-30-4-13-8-25-8-42 0-21 4-43 17-55 8-17 21-26 42-26 4 0 13 0 17 4 17 5 25 17 25 34 0 5 0 5 0 5-17 0-17 0-17 0 0-5 0-5 0-5 0-4 0-8-4-12-4 0-4-5-8-5-5-4-9-4-13-4s-13 4-17 4c-13 9-21 22-25 43 0 4 0 12 0 17 0 12 0 21 4 34 4 16 17 25 42 25 4 4 13 0 17 0 4-4 4-4 4-4 0-47 0-47 0-47-25 0-25 0-25 0zM1635 93c46 0 46 0 46 0-4-12-4-21-8-25 0-4-8-4-13-4-12 0-21 4-21 21zM1635 106c0 9 4 17 4 21 0 9 4 13 9 17 4 0 8 0 12 0 9 0 17-8 17-21 17 0 17 0 17 0 0 8-4 17-4 21-4 4-9 9-13 13-8 0-12 4-17 4-12 0-25-4-29-17-9-8-13-21-9-38 0-13 0-21 0-34 4-8 9-12 17-17 4-4 13-8 21-8 21 0 34 17 34 42 0 17 0 17 0 17zM1533 106c0 9 5 21 9 25 4 9 8 13 17 13 17 0 21-13 21-42 0-9 0-17 0-21-4-5-4-13-9-13-4-4-8-4-12-4-9 0-17 4-17 12-4 9-9 17-9 30zM1580 4c17 0 17 0 17 0 0 153 0 153 0 153-17 0-17 0-17 0 0-13 0-13 0-13-4 9-13 17-26 17-4 0-8-4-12-4-17-9-21-26-21-55 0-13 0-26 8-38 4-13 17-17 25-17 13 0 17 4 26 13 0 4 0 4 0 4zM1377 106c0 9 0 13 4 21 4 13 8 17 21 17 9 0 13-4 17-13 4-8 8-16 8-29 0-9-4-17-4-21-4-13-12-17-21-17-8 0-17 4-21 12 0 5-4 17-4 30zM1360 102c0-9 4-21 8-30 4-8 9-17 17-21 4-4 9-4 17-4 4 0 13 0 17 4 8 4 17 13 17 25 4 9 4 17 4 26 0 13 0 25-4 34-4 8-9 17-17 21-4 0-13 4-17 4-13 0-25-8-30-17-8-8-12-25-12-42zM1305 51c12 0 12 0 12 0 0 13 0 13 0 13 5-9 5-9 5-9 4 0 4-4 8-4 4-4 9-4 13-4s4 0 4 0c0 17 0 17 0 17-8 0-8 0-8 0-9 0-13 4-17 12-5 9-5 17-5 30 0 51 0 51 0 51-12 0-12 0-12 0zM1262 4c17 0 17 0 17 0 0 22 0 22 0 22-17 0-17 0-17 0zM1262 51c17 0 17 0 17 0 0 106 0 106 0 106-17 0-17 0-17 0zM1182 93c42 0 42 0 42 0 0-12-4-21-4-25-4-4-8-4-17-4-13 0-21 4-21 21zM1182 106c0 9 0 17 0 21 4 9 4 13 13 17 0 0 4 0 8 0 13 0 17-8 21-21 13 0 13 0 13 0 0 8 0 17-4 21s-9 9-13 13c-4 0-13 4-17 4-13 0-21-4-30-17-8-8-8-21-8-38 0-13 0-21 4-34 0-8 4-12 13-17 4-4 13-8 21-8 21 0 34 17 34 42 4 17 4 17 4 17zM1127 4c13 0 13 0 13 0 0 153 0 153 0 153-13 0-13 0-13 0zM1085 4c17 0 17 0 17 0 0 22 0 22 0 22-17 0-17 0-17 0zM1085 51c12 0 12 0 12 0 0 106 0 106 0 106-12 0-12 0-12 0zM1008 123c0 17 5 21 17 21 13 0 21-4 21-17 0-4-4-8-8-12-4 0-4 0-8-5-5 0-13 0-17-4-9 0-13-4-13-8-4-5-9-13-9-17 0-9 5-13 5-17 4-9 8-13 12-13 5-4 13-4 17-4 9 0 17 4 21 8 5 0 9 5 9 9 4 4 4 8 4 17-17 0-17 0-17 0 0-13-4-17-17-17-4 0-8 0-8 0-4 4-9 8-9 12 0 5 5 9 9 13 4 0 8 4 17 4 4 5 8 5 12 9 9 4 13 13 13 25 0 9-4 17-8 26-9 4-13 8-26 8-12 0-21-4-25-13-4-4-9-12-9-25zM953 106c-8 0-8 0-8 0-9 0-13 0-21 0-5 4-9 9-9 21 0 4 0 9 4 13 5 4 9 4 13 4 13 0 17-4 21-17 0-4 0-12 0-21zM903 76c0-4 4-8 4-12s4-9 8-13c4 0 13-4 21-4 9 0 17 4 26 8 4 5 8 13 8 26 0 42 0 42 0 42 0 8 0 8 0 8 0 9 0 9 0 9 0 4 0 8 0 13 0 4 0 4 0 4-12 0-12 0-12 0 0-4-5-9-5-17 0 4 0 4 0 4 0 4-4 4-4 9-4 4-13 8-21 8-4 0-9-4-13-4-4-4-8-4-8-9-4 0-4-4-4-8-5-4-5-9-5-13s0-8 5-12c0-5 0-9 4-13s4-4 8-9c9 0 17-4 30-4 8 0 8 0 8 0 0-8 0-17 0-21-4-4-8-4-17-4-4 0-8 0-12 0 0 4-5 8-5 12zM839 51c17 0 17 0 17 0 0 13 0 13 0 13 4-9 4-9 4-9 0 0 4-4 9-4 0-4 4-4 8-4s4 0 4 0c0 17 0 17 0 17-4 0-4 0-4 0-8 0-13 4-17 12-4 9-4 17-4 30 0 51 0 51 0 51-17 0-17 0-17 0zM750 68c26 0 26 0 26 0 16 0 25-8 25-21 0-17-9-26-25-26-26 0-26 0-26 0zM750 140c26 0 26 0 26 0 8 0 16-4 16-4 9-5 13-13 13-21 0-22-13-30-29-30-26 0-26 0-26 0zM733 4c38 0 38 0 38 0 9 0 13 0 17 0 9 0 13 5 17 13 9 4 9 13 9 26 0 8 0 12-5 17 0 8-4 12-8 12-4 4-4 4-9 4 17 5 30 17 30 39 0 16-8 29-17 33-4 5-8 9-17 9 0 0-8 0-17 0-38 0-38 0-38 0zM584 106c0 9 0 13 0 21 4 13 13 17 21 17 9 0 17-4 21-13 5-8 5-16 5-29 0-9 0-17-5-21 0-13-8-17-21-17-8 0-12 4-17 12-4 5-4 17-4 30zM567 102c0-9 0-21 4-30 5-8 9-17 17-21 9-4 13-4 17-4 9 0 13 0 17 4 13 4 17 13 21 25 5 9 5 17 5 26 0 13-5 25-5 34-4 8-12 17-21 21-4 0-8 4-17 4-12 0-21-8-29-17-5-8-9-25-9-42zM495 51c17 0 17 0 17 0 0-21 0-21 0-21 17-9 17-9 17-9 0 30 0 30 0 30 21 0 21 0 21 0 0 13 0 13 0 13-21 0-21 0-21 0 0 63 0 63 0 63 0 9 0 9 0 9 0 4 0 4 0 4 0 4 4 4 8 4 5 0 9 0 13 0 0 13 0 13 0 13-8 4-13 4-17 4-12 0-21-8-21-21s0-13 0-13c0-63 0-63 0-63-17 0-17 0-17 0zM419 51c0 59 0 59 0 59 0 9 0 17 4 21 0 9 9 13 17 13 9 0 13 0 17-8 4-5 4-13 4-26 0-59 0-59 0-59 17 0 17 0 17 0 0 106 0 106 0 106-12 0-12 0-12 0 0-17 0-17 0-17-9 13-17 21-30 21s-21-4-26-13c-4-8-4-21-8-38 0-59 0-59 0-59zM330 51c17 0 17 0 17 0 0-21 0-21 0-21 17-9 17-9 17-9 0 30 0 30 0 30 21 0 21 0 21 0 0 13 0 13 0 13-21 0-21 0-21 0 0 63 0 63 0 63 0 9 0 9 0 9 0 4 0 4 0 4 0 4 4 4 8 4 5 0 9 0 13 0 0 13 0 13 0 13-8 4-13 4-17 4-13 0-21-8-21-21s0-13 0-13c0-63 0-63 0-63-17 0-17 0-17 0zM296 4c17 0 17 0 17 0 0 22 0 22 0 22-17 0-17 0-17 0zM296 51c17 0 17 0 17 0 0 106 0 106 0 106-17 0-17 0-17 0zM224 51c17 0 17 0 17 0 0-21 0-21 0-21 17-9 17-9 17-9 0 30 0 30 0 30 17 0 17 0 17 0 0 13 0 13 0 13-17 0-17 0-17 0 0 63 0 63 0 63 0 9 0 9 0 9 0 4 0 4 0 4 0 4 4 4 9 4 0 0 4 0 8 0 0 13 0 13 0 13-4 4-8 4-13 4-12 0-21-8-21-21s0-13 0-13c0-63 0-63 0-63-17 0-17 0-17 0zM156 123c0 17 9 21 17 21 13 0 22-4 22-17 0-4-5-8-9-12 0 0-4 0-8-5-5 0-9 0-13-4-9 0-13-4-17-8-4-5-4-13-4-17 0-9 0-13 4-17 4-9 4-13 8-13 9-4 13-4 17-4 13 0 17 4 26 8 4 0 4 5 8 9 0 4 0 8 0 17-17 0-17 0-17 0 0-13-4-17-12-17-5 0-9 0-13 0-4 4-4 8-4 12 0 5 0 9 4 13 4 0 13 4 21 4 4 5 9 5 9 9 12 4 17 13 17 25 0 9-5 17-13 26-4 4-13 8-21 8-13 0-26-4-30-13-4-4-8-12-8-25zM46 51c13 0 13 0 13 0 0 13 0 13 0 13 9-13 17-17 30-17 4 0 8 0 12 4 13 4 17 17 17 38 0 4 0 4 0 4 0 64 0 64 0 64-12 0-12 0-12 0 0-64 0-64 0-64 0-17-5-25-13-29-4 0-4 0-8 0-17-4-26 8-26 29 0 64 0 64 0 64-13 0-13 0-13 0zM0 4c17 0 17 0 17 0 0 153 0 153 0 153-17 0-17 0-17 0z">
          <text:p/>
        </draw:path>
        <draw:path draw:style-name="gr2" draw:text-style-name="P2" draw:layer="layout" svg:width="0.076cm" svg:height="0.114cm" svg:x="4.563cm" svg:y="28.49cm" svg:viewBox="0 0 77 115" svg:d="M56 59c-8 0-8 0-8 0-9 0-14 0-18 0-9 4-13 10-13 22 0 4 0 9 4 13s9 4 13 4c14 0 18-4 22-17 0-4 0-12 0-22zM4 29c0-4 5-8 5-12s4-9 8-13c4 0 13-4 22-4 13 0 17 4 26 8 4 5 8 13 8 26 0 43 0 43 0 43 0 8 0 8 0 8 0 9 0 9 0 9 0 4 0 8 0 13 4 4 4 4 4 4-17 0-17 0-17 0 0-4 0-9-4-17 0 4 0 4 0 4 0 4-4 4-4 9-4 4-13 8-22 8-5 0-9-4-13-4-4-4-8-4-8-9-5 0-5-4-5-8-4-4-4-9-4-13s0-8 4-12c0-6 0-10 5-14 4-4 4-4 8-9 8 0 17-4 31-4 8 0 8 0 8 0 0-8 0-17 0-21-4-4-8-4-17-4-5 0-9 0-14 0 0 4-4 8-4 12z">
          <text:p/>
        </draw:path>
        <draw:path draw:style-name="gr3" draw:text-style-name="P3" draw:layer="layout" svg:width="0.249cm" svg:height="0.254cm" svg:x="1.507cm" svg:y="27.855cm" svg:viewBox="0 0 250 255" svg:d="M8 80c17-46 64-80 115-80 72 0 127 55 127 127s-55 128-127 128c-68 0-123-56-123-128 0-17 4-30 8-47z">
          <text:p/>
        </draw:path>
        <draw:path draw:style-name="gr3" draw:text-style-name="P3" draw:layer="layout" svg:width="0.626cm" svg:height="0.372cm" svg:x="1.516cm" svg:y="27.982cm" svg:viewBox="0 0 627 373" svg:d="M627 25c-119 323-119 323-119 323-4 21-17 25-34 25-466 0-466 0-466 0 0 0-17 0 0-25 144-207 322-357 610-348 0 0 13 0 9 25z">
          <text:p/>
        </draw:path>
        <draw:path draw:style-name="gr3" draw:text-style-name="P3" draw:layer="layout" svg:width="0.628cm" svg:height="0.368cm" svg:x="1.119cm" svg:y="27.614cm" svg:viewBox="0 0 629 369" svg:d="M2 348c115-327 115-327 115-327 8-21 17-21 38-21 466 0 466 0 466 0 0 0 17 0 0 21-144 208-322 356-610 348 0 0-17 0-9-21z">
          <text:p/>
        </draw:path>
        <draw:path draw:style-name="gr3" draw:text-style-name="P3" draw:layer="layout" svg:width="0.471cm" svg:height="0.347cm" svg:x="1.058cm" svg:y="28.007cm" svg:viewBox="0 0 472 348" svg:d="M38 302c-38-52-51-120-21-213 25-68 25-68 25-68 4-12 9-21 30-21 107 0 107 0 107 0 144 0 216 0 254 47 38 42 55 110 21 207-26 69-26 69-26 69-4 13-4 25-33 25-106 0-106 0-106 0-119 0-217 0-251-46z">
          <text:p/>
        </draw:path>
        <draw:path draw:style-name="gr3" draw:text-style-name="P3" draw:layer="layout" svg:width="0.472cm" svg:height="0.347cm" svg:x="1.735cm" svg:y="27.609cm" svg:viewBox="0 0 473 348" svg:d="M437 47c34 46 51 118 17 212-21 68-21 68-21 68-4 13-8 21-34 21-107 0-107 0-107 0-144 0-216 0-254-43-34-46-55-114-21-212 26-67 26-67 26-67 4-13 8-26 33-26 110 0 110 0 110 0 115 0 213 0 251 47z">
          <text:p/>
        </draw:path>
        <draw:path draw:style-name="gr2" draw:text-style-name="P2" draw:layer="layout" svg:width="2.714cm" svg:height="0.77cm" svg:x="2.205cm" svg:y="27.597cm" svg:viewBox="0 0 2715 771" svg:d="M2169 12c546 0 546 0 546 0-60 153-60 153-60 153-343 0-343 0-343 0-59 148-59 148-59 148 322 0 322 0 322 0-64 152-64 152-64 152-321 0-321 0-321 0-55 145-55 145-55 145 343 0 343 0 343 0-60 144-60 144-60 144-546 0-546 0-546 0 297-742 297-742 297-742zM1744 237c0-13 0-26 0-38-4-13-8-22-17-26-8-8-17-13-25-17-9-4-21-8-30-8-4 0-4 0-4 0 0 0-4 0-4-4-4 0-4 0-4 0h-5-4-4c-34 0-59 8-89 21-25 12-51 29-72 55-21 25-42 55-59 80-21 30-34 59-47 89-4 4-4 4-4 9v4c-4 0-4 4-4 4v4c-13 34-21 64-21 89-5 27 0 52 8 69 13 21 25 34 47 46 21 9 46 13 80 13 4 0 13 0 21 0 9 0 17 0 26-4 12 0 21 0 29-4 9 0 21-5 30-9 51-119 51-119 51-119-144 0-144 0-144 0 63-153 63-153 63-153 344 0 344 0 344 0-158 395-158 395-158 395-16 4-33 8-50 13-17 0-34 4-51 8-21 0-42 4-59 4-22 5-43 5-60 9-12 0-25 0-38 0-12 4-21 4-34 4-12 0-25 0-34 0-12 0-25 0-33 0-55 0-106-8-144-25s-68-43-93-72c-22-38-30-77-30-123 0-48 13-98 34-158 4 0 4-4 4-4 0-4 4-4 4-8 0-5 4-9 4-13 5-4 5-9 9-13 0-4 0-8 4-13 0-4 4-4 4-8 5-4 5-8 5-13 4-4 4-4 8-8 21-42 47-76 81-114 29-34 67-68 110-102 42-34 93-59 144-72 55-17 114-25 182-25 42 0 80 4 114 12 34 5 64 17 86 30 25 17 42 42 46 72 4 34 0 76-17 127zM711 304c102 0 102 0 102 0 13 0 30 0 38-4 13-4 25-8 34-13 8-8 17-12 25-21 4-12 13-21 17-34 4-8 4-17 4-29 0-9 0-13-8-21-4-9-9-13-21-17-9-5-17-5-34-5-97-4-97-4-97-4zM589 610c110 0 110 0 110 0 12 0 25 0 38 0 12-4 21-8 34-13 8-8 16-12 21-21 8-8 12-12 17-21h4v-4c0-4 0-4 4-4v-5c0-4 0-4 4-4 0-4 0-4 0-4 0-4 0-4 0-4 5-4 5-4 5-9 0 0 0-4 0-8s0-14-5-18c0-9-4-13-8-17-4-9-9-13-17-13-9-4-21-4-30-4-118-4-118-4-118-4zM622 12c322 0 322 0 322 0 4 5 13 5 21 5 9 0 21 0 34 0 13 4 26 4 34 4 13 4 25 8 38 8 17 9 30 13 42 21 13 13 22 22 34 34 9 13 13 30 13 47 4 21 0 42-8 72h-5c0 4 0 4 0 4v4c0 4 0 4 0 4-8 22-21 39-34 56-16 21-33 33-55 50-17 13-38 26-59 34-25 9-46 13-72 17 21 4 38 13 51 21 17 13 30 26 42 38 13 13 17 30 21 51 0 21-8 48-16 73-17 38-34 68-55 93-26 26-51 47-85 64-30 12-64 25-106 34-38 8-85 8-131 8-322 0-322 0-322 0zM296 12c204 0 204 0 204 0-297 742-297 742-297 742-203 0-203 0-203 0z">
          <text:p/>
        </draw:path>
        <draw:frame draw:style-name="gr4" draw:text-style-name="P5" draw:layer="layout" svg:width="3.439cm" svg:height="0.259cm" svg:x="1.008cm" svg:y="26.944cm">
          <draw:text-box>
            <text:p text:style-name="P4"><text:span text:style-name="T1">MINISTÉRIO DO </text:span><text:span text:style-name="T1">PLANEJAMENTO,</text:span></text:p>
          </draw:text-box>
        </draw:frame>
        <draw:polygon draw:style-name="gr5" draw:text-style-name="P6" draw:layer="layout" svg:width="2.565cm" svg:height="0.284cm" svg:x="8.297cm" svg:y="27.351cm" svg:viewBox="0 0 2566 285" draw:points="0,285 2566,285 2566,0 0,0">
          <text:p/>
        </draw:polygon>
        <draw:frame draw:style-name="gr4" draw:text-style-name="P5" draw:layer="layout" svg:width="2.491cm" svg:height="0.259cm" svg:x="1.575cm" svg:y="27.211cm">
          <draw:text-box>
            <text:p text:style-name="P4"><text:span text:style-name="T1">ORÇAMENTO E </text:span><text:span text:style-name="T1">GESTÃO</text:span></text:p>
          </draw:text-box>
        </draw:frame>
        <draw:polygon draw:style-name="gr5" draw:text-style-name="P6" draw:layer="layout" svg:width="1.346cm" svg:height="0.279cm" svg:x="6.303cm" svg:y="27.851cm" svg:viewBox="0 0 1347 280" draw:points="0,280 1347,280 1347,0 0,0">
          <text:p/>
        </draw:polygon>
        <draw:frame draw:style-name="gr6" draw:text-style-name="P7" draw:layer="layout" svg:width="2.584cm" svg:height="0.319cm" svg:x="8.297cm" svg:y="27.342cm">
          <draw:text-box>
            <text:p text:style-name="P4"><text:span text:style-name="T2">ESTADO DO </text:span><text:span text:style-name="T2">PARANÁ</text:span></text:p>
          </draw:text-box>
        </draw:frame>
        <draw:polygon draw:style-name="gr5" draw:text-style-name="P6" draw:layer="layout" svg:width="2.112cm" svg:height="0.279cm" svg:x="8.297cm" svg:y="27.851cm" svg:viewBox="0 0 2113 280" draw:points="0,280 2113,280 2113,0 0,0">
          <text:p/>
        </draw:polygon>
        <draw:frame draw:style-name="gr6" draw:text-style-name="P7" draw:layer="layout" svg:width="1.365cm" svg:height="0.31cm" svg:x="6.303cm" svg:y="27.841cm">
          <draw:text-box>
            <text:p text:style-name="P4"><text:span text:style-name="T3">MUNICÍPIO:</text:span></text:p>
          </draw:text-box>
        </draw:frame>
        <draw:polygon draw:style-name="gr5" draw:text-style-name="P6" draw:layer="layout" svg:width="19.862cm" svg:height="26.136cm" svg:x="0.455cm" svg:y="0.463cm" svg:viewBox="0 0 19863 26137" draw:points="0,26137 19863,26137 19863,0 0,0">
          <text:p/>
        </draw:polygon>
        <draw:polygon draw:style-name="gr7" draw:text-style-name="P1" draw:layer="layout" svg:width="19.867cm" svg:height="26.141cm" svg:x="0.558cm" svg:y="0.507cm" svg:viewBox="0 0 19868 26142" draw:points="0,26142 19868,26142 19868,0 0,0">
          <text:p/>
        </draw:polygon>
        <draw:polygon draw:style-name="gr8" draw:text-style-name="P1" draw:layer="layout" svg:width="2.493cm" svg:height="2.451cm" svg:x="15.32cm" svg:y="4.114cm" svg:viewBox="0 0 2494 2452" draw:points="174,1698 174,1689 178,1685 182,1685 186,1681 203,1677 207,1677 216,1656 241,1626 250,1626 258,1622 267,1613 296,1609 301,1605 305,1600 309,1600 313,1605 322,1605 330,1596 330,1592 347,1592 360,1588 372,1579 398,1567 398,1558 411,1558 419,1550 436,1537 449,1524 453,1516 457,1512 461,1503 474,1495 478,1490 483,1482 487,1478 504,1469 508,1465 533,1465 542,1461 550,1461 559,1465 567,1469 571,1473 576,1482 584,1486 597,1486 601,1482 610,1486 618,1490 643,1482 656,1478 673,1478 677,1469 682,1465 686,1465 686,1444 690,1435 694,1427 694,1406 698,1402 698,1385 703,1380 707,1363 720,1342 720,1330 724,1321 728,1313 732,1308 745,1283 758,1266 766,1253 783,1241 804,1224 821,1203 825,1198 838,1198 842,1194 851,1190 859,1177 868,1169 876,1160 890,1148 894,1143 898,1139 903,1126 915,1114 915,1109 920,1101 920,1097 924,1092 932,1084 941,1071 949,1067 958,1059 983,1025 992,1021 1004,1012 1017,999 1030,995 1034,991 1038,982 1047,978 1051,970 1051,953 1055,940 1051,927 1059,910 1059,889 1055,881 1055,864 1051,855 1051,847 1047,843 1042,834 1042,826 1038,826 1034,817 1034,805 1038,796 1038,792 1042,783 1042,779 1072,758 1076,754 1076,741 1080,737 1152,737 1174,741 1199,754 1275,754 1284,750 1288,741 1288,733 1292,720 1305,707 1313,703 1326,699 1339,695 1364,695 1373,686 1381,686 1389,682 1402,682 1445,703 1449,703 1457,699 1461,682 1461,665 1457,648 1440,618 1436,606 1419,584 1406,568 1402,551 1402,525 1411,513 1415,500 1419,496 1419,491 1415,483 1411,479 1406,479 1402,474 1385,474 1373,470 1360,466 1351,462 1347,457 1339,445 1334,445 1309,432 1301,428 1288,428 1262,424 1241,428 1229,424 1220,424 1216,419 1203,390 1195,369 1195,314 1191,301 1182,275 1178,259 1174,246 1174,237 1169,225 1165,208 1157,165 1144,136 1144,132 1131,132 1140,123 1157,123 1169,132 1174,132 1182,123 1191,115 1195,115 1216,123 1220,123 1224,119 1237,110 1246,115 1258,115 1258,119 1262,123 1271,123 1279,119 1288,119 1305,115 1322,115 1326,119 1334,115 1347,119 1351,115 1360,106 1389,106 1406,93 1411,98 1423,98 1428,98 1428,89 1436,85 1440,81 1445,72 1470,68 1474,64 1474,60 1483,55 1483,47 1487,38 1487,34 1491,30 1500,30 1504,26 1508,26 1512,30 1516,30 1525,26 1542,9 1559,9 1584,5 1605,0 1614,0 1618,5 1622,17 1627,21 1648,34 1665,43 1673,47 1699,60 1711,64 1720,68 1737,76 1749,89 1754,98 1754,106 1758,110 1762,119 1766,123 1779,127 1783,136 1787,144 1796,148 1800,153 1804,165 1817,187 1817,191 1826,195 1830,208 1834,212 1842,216 1855,229 1859,229 1893,233 1919,237 1948,246 1953,246 1961,254 1969,259 1969,263 1978,271 1982,284 1986,284 1995,288 2003,292 2012,297 2016,297 2037,301 2041,301 2050,314 2054,318 2054,322 2063,335 2071,343 2080,360 2084,369 2092,377 2105,394 2109,398 2109,411 2105,419 2105,428 2109,436 2118,445 2126,466 2130,470 2139,474 2143,483 2151,483 2164,496 2173,500 2177,513 2181,517 2181,521 2190,529 2194,534 2198,538 2207,542 2211,546 2215,551 2215,555 2223,563 2223,568 2219,580 2219,597 2223,618 2223,635 2219,652 2223,665 2232,690 2236,703 2245,724 2245,745 2249,750 2266,762 2274,767 2283,783 2295,796 2295,800 2300,809 2308,813 2312,822 2312,877 2317,889 2317,894 2325,902 2346,910 2350,915 2372,936 2376,940 2452,940 2469,936 2477,936 2486,932 2494,927 2490,936 2486,953 2473,961 2461,974 2439,978 2405,978 2393,982 2380,987 2363,1004 2350,1008 2338,1016 2312,1016 2287,1021 2262,1021 2236,1016 2194,999 2181,995 2151,991 2105,987 2092,987 2071,991 2071,995 2067,1008 2071,1016 2080,1025 2135,1025 2143,1033 2164,1046 2177,1054 2185,1063 2198,1076 2202,1084 2211,1092 2219,1097 2223,1101 2236,1105 2249,1109 2257,1114 2291,1114 2304,1118 2312,1118 2321,1122 2325,1126 2334,1139 2342,1143 2346,1156 2350,1164 2355,1181 2355,1186 2363,1203 2372,1211 2376,1219 2376,1232 2380,1266 2380,1296 2384,1308 2384,1321 2393,1334 2393,1346 2405,1359 2414,1376 2414,1385 2418,1406 2414,1423 2414,1431 2410,1452 2401,1465 2401,1490 2393,1512 2393,1545 2384,1558 2380,1571 2380,1579 2372,1592 2367,1600 2363,1609 2359,1617 2359,1634 2355,1660 2359,1664 2367,1664 2367,1694 2363,1702 2359,1711 2350,1719 2346,1740 2346,1753 2342,1770 2338,1778 2338,1787 2342,1791 2342,1799 2338,1808 2338,1829 2334,1838 2325,1859 2325,1876 2329,1905 2325,1931 2325,1948 2321,1960 2321,1969 2312,1977 2308,1986 2304,1998 2300,2011 2295,2025 2291,2038 2287,2059 2287,2071 2283,2114 2283,2122 2278,2131 2278,2135 2257,2139 1885,2232 1572,2385 1567,2380 1559,2376 1555,2372 1550,2372 1542,2368 1508,2368 1495,2363 1491,2368 1478,2376 1470,2376 1461,2380 1440,2380 1428,2385 1411,2393 1398,2397 1389,2402 1385,2406 1368,2414 1356,2423 1356,2427 1347,2431 1343,2431 1334,2435 1326,2440 1313,2448 1296,2452 1288,2452 1279,2448 1271,2444 1267,2440 1267,2423 1271,2419 1279,2410 1284,2406 1284,2402 1275,2397 1258,2389 1220,2389 1195,2385 1182,2376 1161,2376 1148,2372 1144,2368 1135,2363 1135,2355 1127,2334 1119,2325 1093,2317 1072,2317 1059,2321 1051,2317 1047,2317 1038,2313 1034,2313 1017,2321 1000,2325 953,2325 932,2330 911,2330 890,2321 876,2317 855,2308 838,2308 834,2304 809,2308 775,2308 770,2313 762,2321 758,2330 741,2338 737,2342 732,2342 724,2338 715,2334 703,2313 698,2308 690,2292 686,2287 677,2287 665,2283 648,2283 635,2287 626,2292 618,2300 610,2308 610,2317 597,2368 538,2330 533,2325 516,2325 504,2321 495,2317 491,2321 487,2321 470,2347 470,2351 461,2389 457,2393 453,2397 444,2397 436,2402 432,2406 415,2423 406,2427 398,2431 377,2431 364,2427 347,2423 334,2410 326,2402 322,2397 313,2376 309,2363 301,2355 284,2342 254,2325 212,2292 212,2283 229,2266 233,2258 233,2241 220,2224 207,2207 203,2203 195,2203 190,2207 174,2215 148,2220 106,2220 97,2224 80,2228 76,2232 68,2245 55,2253 42,2258 21,2262 13,2266 13,2245 17,2228 17,2194 25,2181 30,2169 30,2152 25,2143 25,2135 30,2126 38,2114 38,2011 30,2003 30,1969 25,1965 25,1960 30,1943 25,1910 25,1897 13,1863 13,1846 4,1842 4,1838 8,1833 8,1829 0,1821 4,1812 4,1808 21,1808 25,1804 30,1795 34,1795 38,1791 55,1791 55,1787 59,1778 63,1774 68,1778 72,1774 76,1774 76,1770 85,1774 85,1778 89,1778 93,1770 118,1770 123,1761 135,1761 140,1757 144,1749 148,1744 152,1744 157,1740 157,1723 165,1719 165,1706">
          <text:p/>
        </draw:polygon>
        <draw:polygon draw:style-name="gr8" draw:text-style-name="P1" draw:layer="layout" svg:width="2.32cm" svg:height="2.697cm" svg:x="19.308cm" svg:y="4.533cm" svg:viewBox="0 0 2321 2698" draw:points="1080,2372 1076,2359 1068,2355 1063,2355 1055,2364 1051,2364 1046,2359 1042,2364 1029,2364 1029,2359 1025,2359 1025,2355 1021,2355 1021,2347 1004,2351 996,2347 991,2347 987,2351 983,2351 983,2347 970,2342 966,2338 966,2330 962,2321 957,2309 957,2292 953,2270 949,2262 949,2258 953,2254 949,2237 953,2224 953,2220 945,2206 941,2185 936,2176 936,2168 928,2159 928,2155 924,2151 919,2147 915,2142 898,2134 890,2134 881,2130 877,2134 864,2134 860,2138 847,2138 847,2142 822,2142 814,2138 809,2134 805,2130 801,2130 797,2121 792,2121 784,2113 775,2113 775,2100 771,2096 767,2096 763,2087 763,2079 759,2079 754,2075 750,2066 750,2058 742,2054 742,2049 733,2041 729,2032 725,2028 720,2020 716,2011 716,2007 708,1999 703,1994 695,1990 678,1982 670,1969 653,1960 644,1948 640,1948 636,1943 632,1935 632,1931 623,1922 615,1914 606,1910 606,1905 598,1901 598,1897 589,1893 589,1884 576,1880 572,1872 568,1867 564,1867 560,1863 560,1859 555,1855 551,1850 534,1846 530,1842 526,1838 517,1833 509,1829 509,1825 500,1812 488,1804 475,1795 462,1795 458,1791 454,1787 454,1783 445,1787 428,1783 416,1783 398,1778 389,1778 381,1774 372,1774 368,1770 347,1770 343,1766 338,1761 326,1766 309,1753 296,1745 292,1740 292,1736 288,1732 275,1698 275,1681 271,1668 275,1660 275,1651 279,1639 288,1618 292,1605 296,1592 305,1567 317,1550 321,1533 330,1524 360,1491 372,1474 393,1435 407,1419 416,1406 424,1393 424,1385 428,1364 428,1351 424,1334 424,1330 416,1317 407,1313 402,1308 402,1304 407,1292 402,1275 402,1266 389,1245 385,1241 377,1241 355,1228 343,1220 338,1215 338,1203 334,1198 338,1194 343,1181 347,1169 351,1152 351,1122 347,1114 343,1101 334,1088 313,1071 305,1063 288,1038 283,1033 279,1029 266,1012 258,995 250,974 241,961 228,957 216,944 207,932 186,915 173,898 156,881 152,877 135,872 131,868 127,864 123,860 118,856 114,856 106,851 89,851 84,847 76,843 55,826 46,813 34,800 29,796 21,784 12,775 8,771 4,767 0,767 4,762 12,758 17,758 25,750 34,741 46,729 76,712 89,703 110,686 123,678 127,673 135,665 139,661 156,648 161,644 165,640 178,631 186,623 186,606 182,602 178,597 173,593 169,580 161,572 152,555 135,513 127,475 127,462 123,436 127,411 127,348 135,322 135,314 139,305 144,297 144,288 139,250 135,229 131,216 127,204 127,195 135,182 135,178 144,174 173,174 203,199 224,216 241,225 250,237 266,254 279,259 283,263 292,263 296,259 300,254 309,254 317,250 321,242 326,221 330,204 343,178 347,157 355,149 355,140 364,136 368,132 372,123 377,115 385,110 389,106 389,94 393,81 407,72 416,64 424,60 428,55 437,47 437,34 441,30 458,13 462,5 466,0 475,0 483,5 488,5 492,9 509,5 513,9 521,13 526,17 530,17 538,13 543,13 547,17 555,17 560,13 564,13 572,17 581,17 589,13 606,13 615,26 627,26 640,22 653,26 657,34 661,34 670,38 678,43 687,47 691,64 695,68 708,72 716,77 720,77 742,64 754,60 771,55 780,55 784,60 805,68 818,72 835,72 847,68 898,68 907,72 915,77 924,85 932,102 936,106 957,127 974,140 1029,191 1038,195 1059,199 1063,187 1084,165 1106,157 1118,153 1165,153 1199,149 1224,136 1233,127 1262,77 1271,68 1275,60 1279,64 1288,77 1292,81 1296,89 1309,98 1309,102 1313,106 1313,119 1317,119 1322,123 1322,136 1334,140 1343,144 1347,153 1347,161 1351,170 1351,182 1355,195 1351,199 1351,216 1355,225 1355,237 1360,237 1368,242 1389,254 1398,259 1398,267 1402,271 1415,297 1419,314 1423,326 1427,339 1423,348 1423,352 1432,360 1440,364 1465,364 1465,360 1474,356 1478,348 1482,348 1495,343 1504,339 1529,335 1542,335 1550,322 1554,318 1563,318 1571,314 1580,309 1588,305 1592,305 1605,309 1618,309 1626,314 1635,326 1648,331 1664,343 1690,352 1703,352 1724,343 1736,339 1762,339 1775,343 1787,352 1804,356 1838,377 1859,394 1876,407 1893,424 1923,441 1952,462 1957,462 1965,458 2003,445 2012,441 2029,441 2058,449 2071,449 2096,462 2126,462 2130,458 2139,449 2147,432 2151,428 2164,419 2181,415 2194,411 2202,398 2211,386 2215,373 2223,348 2232,339 2236,335 2261,322 2304,322 2308,335 2316,364 2321,381 2316,390 2316,398 2304,424 2304,462 2299,470 2287,479 2283,483 2278,487 2278,496 2266,513 2261,525 2261,568 2266,585 2270,593 2274,606 2287,635 2295,644 2304,657 2304,673 2299,695 2295,703 2295,724 2291,758 2291,788 2295,805 2299,826 2295,851 2299,872 2308,902 2312,919 2316,923 2312,927 2299,957 2283,978 2266,1004 2261,1012 2261,1016 2266,1029 2270,1038 2283,1050 2291,1063 2299,1080 2304,1088 2304,1114 2299,1126 2295,1169 2295,1207 2283,1232 2278,1245 2278,1270 2283,1304 2283,1308 2278,1321 2278,1334 2287,1342 2295,1355 2299,1368 2304,1380 2304,1385 2299,1393 2291,1402 2287,1406 2270,1435 2266,1444 2266,1448 2261,1452 2261,1482 2266,1486 2274,1499 2278,1503 2278,1507 2274,1512 2266,1524 2244,1537 2236,1546 2232,1554 2223,1562 2215,1567 2189,1575 2185,1579 2181,1584 2181,1596 2172,1609 2172,1618 2160,1622 2134,1634 2117,1634 2113,1630 2105,1626 2092,1605 2088,1601 2079,1592 2075,1592 2071,1588 2062,1592 2058,1592 2054,1596 2045,1609 2041,1613 2037,1618 2024,1622 2016,1630 1999,1643 1995,1647 1986,1673 1978,1681 1957,1698 1927,1711 1910,1711 1889,1723 1880,1728 1863,1728 1838,1732 1825,1736 1813,1736 1791,1745 1783,1749 1762,1749 1745,1745 1736,1740 1732,1736 1715,1736 1711,1740 1703,1740 1681,1753 1669,1766 1660,1774 1652,1778 1609,1778 1567,1770 1559,1770 1537,1774 1533,1778 1529,1783 1525,1787 1521,1800 1521,1808 1516,1812 1516,1825 1521,1833 1521,1859 1525,1867 1525,1897 1521,1927 1521,2028 1516,2037 1512,2045 1504,2049 1499,2054 1482,2066 1461,2083 1440,2104 1436,2109 1432,2113 1427,2121 1427,2126 1423,2138 1423,2155 1415,2181 1394,2220 1389,2237 1389,2245 1381,2258 1364,2292 1355,2304 1351,2313 1347,2325 1347,2334 1351,2347 1351,2355 1347,2364 1343,2368 1338,2372 1330,2381 1322,2393 1309,2423 1300,2440 1296,2469 1292,2478 1296,2491 1296,2520 1292,2529 1288,2541 1279,2550 1271,2554 1267,2558 1267,2571 1271,2584 1245,2613 1237,2622 1233,2630 1224,2647 1220,2647 1220,2656 1216,2660 1211,2664 1207,2673 1199,2677 1195,2677 1190,2685 1182,2694 1182,2698 1169,2698 1165,2694 1165,2690 1169,2690 1173,2685 1169,2681 1156,2681 1152,2681 1148,2677 1144,2673 1140,2668 1135,2668 1135,2685 1123,2685 1123,2677 1131,2673 1131,2668 1127,2668 1123,2673 1110,2673 1110,2664 1101,2668 1093,2668 1093,2673 1084,2673 1084,2668 1089,2664 1080,2660 1084,2660 1089,2660 1089,2656 1080,2656 1080,2664 1076,2664 1076,2656 1080,2651 1072,2651 1072,2656 1068,2656 1068,2660 1063,2660 1063,2651 1059,2647 1059,2656 1055,2656 1055,2647 1059,2647 1059,2643 1063,2639 1068,2639 1068,2635 1059,2635 1059,2630 1068,2630 1068,2626 1063,2622 1068,2618 1072,2618 1072,2609 1076,2605 1076,2601 1072,2588 1072,2584 1076,2575 1076,2571 1072,2567 1068,2563 1068,2558 1072,2550 1072,2541 1063,2537 1063,2533 1068,2533 1068,2524 1076,2524 1076,2516 1072,2512 1072,2508 1080,2499 1093,2499 1097,2491 1097,2486 1089,2482 1093,2478 1093,2474 1089,2474 1089,2478 1084,2474 1080,2474 1084,2469 1080,2465 1076,2461 1072,2461 1068,2457 1068,2452 1084,2452 1084,2448 1076,2448 1080,2444 1080,2436 1072,2436 1072,2431 1076,2431 1076,2427 1072,2427 1076,2423 1080,2423 1084,2423 1084,2419 1076,2419 1076,2410 1080,2410 1080,2414 1084,2414 1084,2410 1080,2410 1084,2406 1084,2402 1080,2402 1080,2397 1084,2397 1084,2393 1089,2389 1084,2385 1072,2385 1068,2381 1068,2376 1072,2376 1076,2381 1084,2381 1076,2381 1076,2372">
          <text:p/>
        </draw:polygon>
        <draw:polygon draw:style-name="gr8" draw:text-style-name="P1" draw:layer="layout" svg:width="2.908cm" svg:height="2.51cm" svg:x="15.269cm" svg:y="6.21cm" svg:viewBox="0 0 2909 2511" draw:points="1936,136 2308,42 2329,38 2355,42 2389,42 2431,38 2486,34 2588,34 2596,29 2617,25 2778,0 2804,0 2816,8 2825,21 2833,25 2837,34 2842,38 2846,46 2859,59 2863,63 2863,77 2871,85 2871,102 2876,107 2880,111 2880,115 2884,124 2880,132 2884,136 2888,145 2893,149 2893,170 2897,174 2893,179 2893,187 2897,204 2893,212 2893,225 2897,234 2897,242 2905,251 2909,255 2905,259 2901,263 2893,276 2893,280 2901,280 2901,284 2905,289 2901,297 2897,301 2893,301 2893,297 2871,297 2867,301 2867,306 2871,310 2871,327 2863,323 2863,327 2859,327 2859,335 2850,339 2846,344 2846,356 2842,356 2821,356 2812,361 2808,365 2804,369 2804,373 2808,378 2816,378 2816,386 2821,386 2816,390 2816,399 2812,399 2808,399 2804,403 2795,407 2795,416 2791,420 2791,424 2795,433 2795,437 2787,437 2782,441 2778,445 2774,450 2766,450 2761,454 2761,458 2770,462 2766,466 2761,466 2761,471 2766,471 2766,475 2761,475 2761,479 2770,479 2770,483 2766,483 2766,488 2761,492 2757,492 2757,496 2761,500 2757,509 2753,509 2749,513 2749,521 2744,517 2740,521 2736,526 2732,526 2727,530 2723,530 2719,534 2715,538 2715,543 2723,555 2723,560 2719,560 2715,564 2715,568 2719,572 2723,577 2727,577 2727,581 2723,585 2710,589 2706,593 2706,598 2715,602 2715,606 2719,610 2719,619 2710,619 2710,627 2706,632 2702,632 2698,627 2689,627 2685,632 2681,632 2685,636 2685,644 2689,648 2681,653 2677,657 2664,657 2660,661 2660,665 2677,674 2681,678 2681,682 2677,691 2677,695 2672,695 2668,699 2664,695 2655,695 2651,704 2647,708 2647,712 2651,716 2655,712 2660,708 2664,712 2668,712 2672,720 2672,733 2668,733 2664,737 2655,742 2651,742 2647,746 2643,754 2651,763 2655,767 2647,771 2647,780 2655,780 2655,775 2660,771 2672,771 2677,775 2668,784 2668,805 2660,809 2655,814 2647,814 2647,818 2643,826 2643,831 2630,831 2626,835 2622,847 2622,852 2626,856 2626,873 2630,873 2643,877 2651,869 2660,869 2664,864 2664,873 2660,877 2660,890 2664,894 2664,898 2655,898 2647,898 2643,902 2647,907 2643,907 2643,911 2634,911 2634,915 2643,919 2643,924 2647,928 2655,932 2655,936 2651,936 2643,932 2634,932 2634,936 2630,936 2630,949 2626,949 2626,953 2622,953 2617,949 2609,936 2605,932 2600,924 2596,924 2596,919 2592,924 2583,924 2579,928 2575,932 2579,936 2583,941 2592,949 2596,958 2605,970 2605,979 2600,979 2600,983 2596,983 2592,979 2583,974 2579,974 2575,979 2571,996 2562,1000 2567,1004 2567,1017 2554,1017 2550,1021 2545,1025 2545,1029 2541,1046 2541,1051 2537,1051 2533,1055 2528,1059 2528,1063 2537,1068 2537,1072 2528,1072 2524,1076 2507,1089 2507,1093 2503,1093 2499,1089 2486,1089 2478,1085 2473,1089 2469,1089 2465,1093 2456,1093 2448,1097 2440,1097 2423,1093 2414,1093 2414,1097 2418,1106 2389,1131 2296,1212 2291,1216 2194,1550 2211,1576 2211,1605 2215,1618 2224,1631 2236,1656 2241,1673 2245,1694 2245,1720 2253,1762 2258,1770 2262,1779 2266,1787 2279,1791 2287,1800 2296,1808 2300,1817 2300,1855 2308,1872 2317,1885 2325,1897 2325,1923 2321,1927 2317,1931 2287,1931 2283,1927 2279,1923 2270,1918 2266,1918 2262,1910 2258,1910 2245,1918 2245,1923 2249,1927 2253,1931 2253,1935 2249,1940 2241,1940 2224,1935 2219,1940 2219,1948 2211,1952 2202,1952 2198,1957 2198,1969 2202,1974 2211,1974 2215,1978 2224,1978 2224,1986 2228,1995 2224,1995 2224,1999 2215,1999 2215,2007 2207,2012 2198,2024 2190,2037 2181,2041 2181,2071 2177,2079 2169,2084 2160,2084 2164,2084 2169,2088 2169,2092 2164,2092 2160,2088 2156,2088 2156,2092 2160,2096 2160,2109 2169,2105 2173,2105 2173,2117 2177,2117 2177,2105 2181,2105 2186,2109 2186,2113 2177,2126 2177,2134 2169,2143 2164,2147 2156,2143 2156,2151 2152,2160 2152,2168 2147,2168 2139,2172 2135,2177 2135,2185 2143,2185 2147,2189 2139,2194 2139,2198 2147,2198 2143,2206 2143,2211 2152,2219 2147,2223 2152,2228 2156,2228 2156,2232 2152,2240 2147,2240 2147,2244 2152,2253 2152,2261 2147,2266 2143,2266 2131,2270 2126,2274 2122,2278 2122,2283 2126,2291 2131,2287 2135,2283 2139,2283 2143,2287 2139,2291 2135,2291 2131,2295 2126,2299 2131,2299 2131,2304 2143,2304 2143,2308 2139,2312 2139,2316 2135,2329 2135,2333 2131,2346 2118,2346 2118,2333 2109,2329 2101,2325 2092,2308 2088,2304 2084,2304 2075,2308 2071,2308 2071,2295 2067,2295 2063,2304 2054,2291 2037,2253 2020,2236 2016,2232 1965,2211 1834,2134 1809,2134 1758,2156 1678,2151 1656,2147 1639,2151 1491,2202 1466,2211 1457,2228 1457,2244 1474,2371 1466,2397 1449,2422 1432,2443 1407,2490 1390,2498 1364,2511 1343,2507 1275,2473 1258,2469 1195,2465 1182,2469 1148,2486 1123,2494 1093,2498 1068,2494 1043,2486 941,2448 882,2422 848,2422 801,2431 789,2435 742,2473 724,2486 699,2490 665,2498 648,2498 622,2494 589,2477 546,2460 534,2456 508,2443 495,2431 487,2418 474,2401 474,2376 445,2257 402,2215 377,2206 352,2194 339,2194 284,2189 220,2189 191,2181 102,2134 55,2122 26,2122 13,2117 13,2122 21,2105 30,2088 34,2075 42,2071 51,2058 51,2016 47,2003 42,1990 17,1952 13,1944 4,1935 0,1923 0,1872 13,1863 17,1863 26,1859 38,1851 59,1817 72,1796 85,1783 102,1766 123,1749 127,1745 140,1728 148,1715 161,1703 165,1694 165,1690 169,1669 178,1664 191,1648 195,1643 220,1593 233,1563 241,1537 250,1533 263,1529 271,1525 275,1521 288,1508 322,1487 322,1482 330,1482 377,1491 390,1495 402,1495 415,1491 470,1478 491,1470 495,1466 504,1453 504,1436 500,1419 491,1398 487,1389 487,1355 491,1330 495,1305 500,1300 504,1296 508,1292 508,1288 504,1271 508,1258 508,1241 504,1224 504,1203 500,1199 504,1190 504,1182 517,1169 521,1156 521,1131 517,1118 512,1089 512,1068 517,1051 521,1038 525,1004 525,1000 534,987 538,983 550,953 550,936 546,894 546,877 555,856 563,839 584,818 601,797 635,763 648,746 652,742 652,699 656,687 669,657 682,632 690,602 694,589 694,572 690,564 682,543 648,483 639,462 639,445 648,428 648,399 656,361 656,356 652,331 644,314 639,306 639,284 648,272 661,221 661,212 669,204 677,196 686,191 699,187 716,187 729,191 738,191 742,196 750,212 755,217 767,238 776,242 784,246 789,246 793,242 810,234 814,225 822,217 827,212 861,212 886,208 890,212 907,212 928,221 941,225 962,234 983,234 1004,229 1051,229 1068,225 1085,217 1089,217 1098,221 1102,221 1110,225 1123,221 1144,221 1170,229 1178,238 1186,259 1186,267 1195,272 1199,276 1212,280 1233,280 1246,289 1271,293 1309,293 1326,301 1335,306 1335,310 1330,314 1322,323 1318,327 1318,344 1322,348 1330,352 1339,356 1347,356 1364,352 1377,344 1385,339 1394,335 1398,335 1407,331 1407,327 1419,318 1436,310 1440,306 1449,301 1462,297 1479,289 1491,284 1512,284 1521,280 1529,280 1542,272 1546,267 1559,272 1593,272 1601,276 1606,276 1610,280 1618,284 1623,289">
          <text:p/>
        </draw:polygon>
        <draw:polygon draw:style-name="gr8" draw:text-style-name="P1" draw:layer="layout" svg:width="1.85cm" svg:height="1.206cm" svg:x="12.742cm" svg:y="6.176cm" svg:viewBox="0 0 1851 1207" draw:points="1012,479 1041,488 1062,492 1092,492 1096,488 1105,484 1122,479 1135,475 1144,471 1161,475 1195,471 1203,467 1212,462 1216,449 1229,444 1245,415 1250,411 1258,411 1271,402 1296,398 1364,381 1394,364 1423,351 1440,343 1466,322 1504,296 1521,284 1533,279 1554,279 1559,275 1563,267 1576,254 1610,224 1648,203 1660,195 1698,195 1711,190 1724,178 1762,140 1775,135 1787,131 1792,131 1834,144 1851,144 1830,161 1808,169 1796,173 1787,182 1775,207 1737,245 1724,254 1707,262 1673,284 1665,292 1639,326 1614,372 1605,381 1584,406 1571,419 1567,419 1559,423 1550,427 1542,432 1533,432 1525,440 1516,449 1512,462 1508,471 1504,488 1504,492 1495,509 1487,517 1478,522 1478,530 1474,530 1470,534 1470,539 1466,539 1449,564 1444,577 1436,581 1423,594 1411,602 1406,606 1398,619 1394,623 1394,627 1385,640 1377,670 1381,695 1377,716 1368,784 1368,797 1372,818 1372,839 1368,852 1356,869 1356,877 1347,894 1347,920 1356,941 1356,949 1351,953 1351,962 1343,970 1343,975 1339,992 1334,1004 1334,1021 1330,1021 1334,1034 1330,1038 1330,1051 1326,1059 1326,1068 1317,1085 1313,1093 1305,1102 1300,1110 1292,1119 1288,1127 1284,1131 1284,1135 1271,1165 1267,1182 1262,1190 1258,1207 1254,1203 1250,1203 1229,1207 1199,1207 1182,1203 1178,1182 1178,1169 1173,1157 1161,1140 1152,1135 1144,1123 1140,1110 1135,1089 1135,1063 808,953 813,962 813,975 808,979 813,983 808,987 804,987 800,992 800,1004 787,1017 783,1017 775,1021 770,1025 766,1030 749,1030 728,1038 707,1047 698,1051 690,1051 686,1051 686,1059 673,1059 669,1063 660,1072 652,1072 652,1076 639,1072 631,1076 605,1076 601,1080 597,1080 597,1089 576,1106 571,1110 567,1110 567,1114 559,1131 550,1144 546,1157 542,1165 537,1169 512,1174 508,1169 474,1148 466,1140 457,1123 449,1114 436,1106 427,1102 423,1093 423,1080 419,1072 402,1072 389,1068 385,1068 377,1059 372,1055 360,1068 360,1089 347,1089 339,1093 330,1093 326,1085 322,1080 317,1068 313,1068 313,1063 305,1063 279,1055 241,1055 224,1051 199,1042 182,1042 161,1038 156,1034 152,1030 148,1025 144,1025 144,1021 140,1017 135,1013 131,1008 123,1004 110,1004 101,996 101,992 97,987 101,987 97,983 101,983 97,979 97,975 93,975 93,970 97,970 93,966 89,962 89,958 85,958 85,953 80,953 80,949 76,949 76,945 72,945 72,941 68,941 68,936 63,928 59,920 55,915 51,915 46,911 46,886 51,869 55,860 55,848 51,839 42,826 29,814 13,801 13,750 8,716 0,695 4,695 17,682 38,670 63,657 89,640 118,623 127,619 144,589 156,568 161,560 169,530 178,513 186,500 195,496 203,492 220,488 228,484 237,484 245,479 258,475 271,458 279,453 283,453 283,449 288,436 292,427 305,406 322,385 334,377 334,368 330,364 330,360 334,351 343,339 347,326 351,313 355,300 355,284 360,275 368,258 377,245 394,229 406,207 423,190 427,186 436,182 444,178 453,169 461,165 482,144 499,123 504,118 508,114 525,80 529,72 533,68 550,63 554,63 567,51 584,42 609,25 618,17 626,8 635,4 652,0 669,0 673,4 681,13 681,21 686,30 690,38 703,51 715,63 741,85 758,93 775,102 800,106 830,106 847,102 872,89 897,68 914,55 927,51 940,51 952,55 965,63 969,72 978,89 990,102 1020,140 1024,148 1024,169 1029,178 1041,195 1050,212 1062,224 1071,233 1075,241 1075,262 1071,288 1067,300 1058,326 1058,334 1062,339 1067,347 1071,356 1075,364 1075,368 1071,381 1067,402 1062,415 1050,423 1041,423 1037,427 1029,436 1024,449">
          <text:p/>
        </draw:polygon>
        <draw:polygon draw:style-name="gr8" draw:text-style-name="P1" draw:layer="layout" svg:width="2.489cm" svg:height="1.749cm" svg:x="13.021cm" svg:y="7.124cm" svg:viewBox="0 0 2490 1750" draw:points="712,865 717,861 729,844 738,835 746,831 763,822 776,806 784,797 793,784 818,755 835,737 848,728 856,724 865,728 873,728 882,724 894,711 903,707 903,703 907,686 911,682 907,678 911,678 911,665 916,656 920,652 920,648 924,644 920,639 920,635 924,635 924,622 928,618 950,593 950,563 954,555 958,546 962,538 975,529 983,517 983,500 988,491 992,487 992,470 988,462 992,457 996,449 996,424 1000,419 1000,415 996,407 1000,398 1000,381 996,368 992,360 988,347 988,339 983,335 988,330 992,322 992,313 979,284 979,258 983,241 988,233 992,216 1005,186 1005,182 1009,178 1013,170 1021,161 1026,153 1034,144 1038,136 1047,119 1047,110 1051,102 1051,89 1055,85 1051,72 1055,72 1055,55 1060,43 1064,26 1064,21 1072,13 1072,4 1077,0 1089,13 1093,21 1098,43 1106,51 1127,59 1132,64 1161,81 1170,89 1195,89 1216,85 1246,81 1263,76 1284,64 1288,64 1292,59 1301,59 1314,64 1326,68 1331,72 1331,106 1339,144 1343,157 1343,178 1347,191 1347,199 1343,212 1347,225 1352,233 1356,237 1377,254 1415,292 1428,305 1445,318 1453,326 1458,330 1479,360 1491,385 1496,390 1500,394 1504,398 1525,402 1538,407 1542,407 1551,415 1555,419 1563,432 1580,462 1606,491 1614,508 1618,517 1627,551 1635,584 1644,610 1652,631 1656,639 1678,678 1690,694 1699,699 1720,716 1745,716 1758,720 1767,724 1775,728 1779,733 1800,750 1809,759 1813,763 1830,793 1839,801 1851,810 1860,818 1872,835 1881,844 1889,856 1902,861 1906,865 1919,886 1923,894 1927,903 1932,903 1944,907 1961,911 1974,916 2008,916 2012,911 2025,903 2037,882 2050,844 2054,835 2059,831 2071,827 2080,822 2093,818 2131,818 2139,822 2148,822 2152,818 2143,806 2143,801 2152,793 2160,784 2173,772 2177,767 2190,767 2194,763 2198,759 2211,746 2220,737 2224,733 2236,733 2236,728 2245,720 2253,711 2266,707 2283,707 2296,699 2308,686 2308,682 2313,678 2321,669 2334,665 2342,661 2359,661 2397,656 2410,656 2435,639 2461,631 2490,622 2482,648 2469,678 2444,728 2440,733 2427,750 2418,755 2414,776 2414,780 2410,789 2397,801 2389,814 2376,831 2372,835 2351,852 2334,869 2321,882 2308,903 2287,937 2275,945 2266,949 2262,949 2249,958 2249,1009 2253,1021 2262,1030 2266,1038 2291,1076 2296,1089 2300,1102 2300,1144 2291,1157 2283,1161 2279,1174 2270,1191 2262,1208 2228,1216 2156,1267 2016,1381 1974,1390 1944,1385 1936,1377 1894,1301 1864,1280 1779,1258 1712,1233 1640,1161 1606,1144 1525,1131 1487,1127 1470,1127 1411,1144 1386,1153 1360,1165 1343,1178 1318,1199 1301,1225 1292,1250 1280,1271 1246,1326 1212,1360 1195,1385 1132,1512 1110,1555 1068,1610 1043,1661 1030,1673 1013,1682 916,1711 865,1741 835,1750 801,1750 763,1741 721,1720 696,1686 687,1661 670,1644 639,1623 593,1606 508,1601 483,1606 436,1593 419,1593 402,1597 330,1627 314,1631 288,1639 254,1639 225,1623 178,1589 165,1568 157,1538 170,1500 212,1428 229,1369 237,1305 258,1254 271,1233 280,1216 284,1157 280,1119 254,1081 233,1064 199,1051 153,1030 136,1021 76,992 60,983 26,933 0,856 17,856 21,861 26,856 30,856 43,869 51,869 55,873 64,873 72,877 85,877 98,886 106,886 127,894 136,899 148,903 174,907 191,907 199,911 203,916 208,928 216,937 225,945 229,949 246,949 258,954 275,958 292,966 297,966 305,971 335,971 347,975 352,975 369,988 385,996 394,996 398,1004 407,1004 419,1009 432,1013 441,1013 445,1017 453,1013 466,1013 470,1009 474,1000 479,992 483,992 487,988 512,988 521,983 542,983 551,988 555,992 559,996 568,996 576,992 580,988 589,988 589,979 597,979 601,975 610,966 610,954 614,949 623,949 623,945 627,941 627,937 631,937 631,933 635,928 635,924 644,924 652,911 656,907 665,899 674,886 679,886 679,882 687,882 691,877 696,873 708,873 708,869">
          <text:p/>
        </draw:polygon>
        <draw:polygon draw:style-name="gr8" draw:text-style-name="P1" draw:layer="layout" svg:width="1.198cm" svg:height="2.396cm" svg:x="19.337cm" svg:y="6.278cm" svg:viewBox="0 0 1199 2397" draw:points="165,698 161,694 161,681 157,673 153,660 153,651 157,647 161,643 157,639 157,635 149,630 149,605 153,601 153,575 157,567 161,558 165,550 165,541 161,537 157,524 157,474 161,469 187,444 187,410 191,406 204,406 208,393 204,385 212,381 212,368 216,359 212,351 216,347 229,338 233,325 237,317 242,317 250,313 254,309 254,300 259,292 263,287 259,283 254,270 246,266 229,266 221,270 191,296 174,304 149,313 136,317 115,317 115,283 119,266 119,254 123,249 132,237 140,215 149,203 161,165 170,156 174,148 182,131 187,114 191,110 199,97 221,71 221,63 233,46 242,29 242,12 246,12 254,8 263,4 267,0 280,8 297,21 309,16 314,21 318,25 339,25 343,29 352,29 360,33 369,33 386,38 398,38 415,42 424,38 424,42 428,46 433,50 446,50 459,59 471,67 480,80 480,84 488,88 497,93 501,97 505,101 522,105 526,110 531,114 531,118 535,122 539,122 543,127 547,135 560,139 560,148 569,152 569,156 577,160 577,165 586,169 594,177 603,186 603,190 607,198 611,203 615,203 624,215 641,224 649,237 666,245 674,249 679,254 687,262 687,266 691,275 696,283 700,287 704,296 713,304 713,309 721,313 721,321 725,330 730,334 734,334 734,342 738,351 742,351 746,355 746,368 755,368 763,376 768,376 772,385 776,385 780,389 785,393 793,397 818,397 818,393 831,393 835,389 848,389 852,385 861,389 869,389 886,397 890,402 895,406 899,410 899,414 907,423 907,431 912,440 916,461 924,474 924,478 920,491 924,508 920,512 920,516 924,524 928,546 928,563 933,575 937,584 937,592 941,596 954,601 954,605 958,605 962,601 967,601 975,605 992,601 992,609 996,609 996,613 1000,613 1000,618 1013,618 1017,613 1022,618 1026,618 1034,609 1039,609 1047,613 1051,626 1047,626 1047,635 1055,635 1047,635 1043,630 1039,630 1039,635 1043,639 1055,639 1060,643 1055,647 1055,651 1051,651 1051,656 1055,656 1055,660 1051,664 1055,664 1055,668 1051,668 1051,664 1047,664 1047,673 1055,673 1055,677 1051,677 1047,677 1043,681 1047,681 1047,685 1043,685 1043,690 1051,690 1051,698 1047,702 1055,702 1055,706 1039,706 1039,711 1043,715 1047,715 1051,719 1055,723 1051,728 1055,728 1060,732 1060,728 1064,728 1064,732 1060,736 1068,740 1068,745 1064,753 1051,753 1043,762 1043,766 1047,770 1047,778 1039,778 1039,787 1034,787 1034,791 1043,795 1043,804 1039,812 1039,817 1043,821 1047,825 1047,829 1043,838 1043,842 1047,855 1047,859 1043,863 1043,872 1039,872 1034,876 1039,880 1039,884 1030,884 1030,889 1039,889 1039,893 1034,893 1030,897 1030,901 1026,901 1026,910 1030,910 1030,901 1034,905 1034,914 1039,914 1039,910 1043,910 1043,905 1051,905 1047,910 1047,918 1051,918 1051,910 1060,910 1060,914 1055,914 1051,914 1060,918 1055,922 1055,927 1064,927 1064,922 1072,922 1081,918 1081,927 1094,927 1098,922 1102,922 1102,927 1094,931 1094,939 1106,939 1106,922 1111,922 1115,927 1119,931 1123,935 1127,935 1140,935 1144,939 1140,944 1136,944 1136,948 1140,952 1153,952 1157,956 1166,973 1161,977 1161,1003 1199,1206 1187,1210 1136,1210 1123,1214 1111,1223 1106,1231 992,1409 950,1481 950,1536 941,1557 937,1566 937,1570 945,1583 950,1595 950,1608 945,1621 937,1634 928,1646 924,1659 916,1676 916,1722 907,1765 903,1778 903,1782 899,1786 886,1790 878,1794 869,1794 848,1799 840,1803 835,1803 840,1820 848,1833 852,1841 852,1845 857,1849 852,1854 857,1862 852,1871 844,1888 818,1909 797,1909 776,1917 763,1917 759,1921 755,1926 746,1934 742,1934 738,1938 738,1943 734,1947 730,1947 725,1951 725,1968 734,1976 738,1985 738,1998 742,2002 742,2010 746,2019 746,2027 751,2032 751,2036 755,2036 755,2053 759,2065 721,2155 704,2189 670,2231 624,2270 603,2274 590,2274 573,2265 526,2223 501,2215 424,2219 390,2223 373,2236 280,2299 237,2342 221,2358 182,2380 132,2397 77,2397 51,2392 22,2384 30,2375 38,2375 38,2367 43,2363 47,2363 51,2358 55,2363 60,2358 64,2358 68,2354 68,2350 64,2346 64,2333 68,2329 68,2320 64,2312 64,2287 68,2287 72,2282 81,2278 85,2278 77,2265 77,2261 68,2257 51,2257 47,2261 43,2265 30,2265 30,2261 17,2248 17,2244 13,2244 9,2236 13,2223 13,2210 26,2206 30,2206 30,2198 34,2193 34,2185 47,2168 47,2160 51,2155 51,2151 47,2143 51,2138 51,2121 55,2117 55,2113 51,2109 47,2103 38,2103 38,2099 43,2099 38,2091 38,2082 34,2074 38,2070 38,2057 34,2057 34,2036 38,2027 43,2023 38,2019 43,2010 43,1998 38,1993 38,1985 34,1976 34,1947 38,1943 38,1934 43,1934 43,1921 51,1917 55,1909 60,1896 64,1896 68,1892 68,1888 77,1888 77,1883 81,1866 77,1854 81,1854 85,1849 81,1849 81,1816 77,1807 72,1803 68,1799 68,1786 64,1782 64,1773 60,1773 64,1769 60,1765 64,1765 60,1761 64,1756 60,1756 60,1748 55,1744 55,1735 60,1718 60,1689 55,1684 51,1676 51,1672 47,1667 34,1659 22,1655 17,1646 13,1638 13,1629 17,1621 17,1612 9,1600 0,1579 0,1574 5,1570 13,1566 22,1557 26,1553 47,1553 72,1540 77,1540 94,1524 94,1507 98,1498 98,1490 102,1473 127,1439 136,1426 149,1418 153,1418 157,1413 165,1409 170,1405 165,1401 165,1392 161,1397 157,1397 153,1388 157,1384 157,1380 153,1380 144,1380 144,1375 149,1371 144,1367 144,1358 149,1358 144,1354 149,1350 157,1350 165,1346 170,1346 174,1341 178,1346 208,1346 216,1341 225,1341 229,1333 233,1333 237,1329 237,1325 242,1320 242,1316 246,1308 246,1303 250,1291 250,1278 254,1270 254,1261 263,1253 254,1248 242,1248 237,1244 237,1236 233,1236 233,1223 229,1219 233,1219 237,1214 237,1185 242,1181 242,1168 246,1151 250,1147 254,1143 259,1134 263,1126 263,1100 267,1092 267,1075 271,1066 276,1066 271,1058 276,1049 280,1045 284,1041 288,1032 292,1028 297,1024 297,1016 301,1011 301,1007 305,999 305,977 309,969 318,960 322,952 322,948 331,944 335,935 335,918 326,914 322,901 318,901 309,897 309,889 305,889 297,884 284,884 267,880 242,876 225,872 221,867 216,863 212,863 195,855 195,838 204,833 199,821 204,808 208,804 208,800 199,791 199,787 204,783 204,778 199,774 199,766 191,766 191,749 178,719 170,706 170,702 165,702">
          <text:p/>
        </draw:polygon>
        <draw:polygon draw:style-name="gr8" draw:text-style-name="P1" draw:layer="layout" svg:width="2.573cm" svg:height="2.946cm" svg:x="9.436cm" svg:y="4.373cm" svg:viewBox="0 0 2574 2947" draw:points="745,1152 745,1148 749,1144 749,1122 757,1118 757,1114 762,1105 762,1093 757,1093 757,1088 762,1084 766,1080 770,1072 774,1059 774,1042 779,1038 779,1029 783,1025 783,1000 787,978 787,974 791,966 791,940 795,932 800,928 804,919 808,915 808,898 812,885 817,873 825,860 825,826 821,822 817,818 821,813 821,792 825,784 821,784 817,779 817,767 821,754 821,737 825,733 829,729 834,724 838,724 838,707 842,703 846,695 846,691 851,686 855,674 855,661 859,657 859,648 867,636 867,631 863,631 863,627 872,627 872,623 876,619 880,610 880,606 884,606 884,602 889,597 889,593 884,593 884,585 889,580 893,576 897,572 897,564 901,564 901,559 906,559 906,547 901,534 901,525 910,521 910,509 914,509 914,496 918,492 922,479 927,475 922,466 922,449 927,441 931,432 931,420 935,411 939,407 939,394 948,373 948,365 956,348 956,335 965,326 965,318 969,314 973,305 982,297 982,293 978,293 978,271 982,267 1011,250 1016,246 1020,238 1020,225 1024,216 1028,208 1028,187 1033,170 1037,161 1037,153 1041,149 1045,140 1045,128 1054,123 1083,123 1100,119 1105,119 1109,115 1121,106 1134,102 1147,98 1164,98 1172,94 1193,85 1206,77 1223,72 1227,68 1232,64 1236,60 1240,60 1244,64 1253,60 1265,64 1291,64 1312,56 1342,42 1359,25 1380,4 1795,0 1790,8 1790,12 1782,16 1752,29 1727,47 1706,64 1701,68 1697,77 1693,81 1693,98 1697,102 1706,106 1714,115 1723,123 1727,136 1731,149 1731,166 1727,178 1718,191 1693,204 1663,216 1659,221 1655,225 1651,242 1638,263 1638,288 1646,305 1663,343 1672,360 1680,365 1697,373 1735,403 1748,411 1761,415 1786,441 1811,453 1841,470 1850,470 1854,466 1871,449 1879,441 1883,441 1892,437 1913,432 1930,428 1951,415 1955,411 2087,420 2095,432 2151,547 2155,559 2160,580 2160,593 2164,610 2168,614 2172,619 2181,627 2202,640 2206,644 2215,652 2215,665 2219,678 2215,691 2206,729 2206,750 2210,784 2210,792 2202,801 2137,826 2137,830 2142,834 2147,843 2142,847 2137,856 2129,864 2125,868 2121,877 2125,885 2129,890 2155,906 2177,923 2177,928 2181,936 2185,949 2185,953 2193,966 2202,978 2236,1008 2240,1012 2240,1017 2249,1029 2249,1059 2240,1080 2236,1088 2232,1097 2236,1114 2244,1135 2249,1148 2249,1177 2257,1199 2261,1211 2261,1232 2265,1232 2270,1237 2274,1249 2274,1254 2270,1262 2278,1279 2274,1287 2274,1292 2278,1296 2278,1313 2282,1330 2282,1334 2287,1342 2287,1398 2295,1406 2299,1414 2299,1423 2304,1436 2304,1444 2299,1448 2295,1453 2291,1457 2299,1461 2304,1465 2308,1465 2312,1469 2316,1474 2329,1474 2333,1478 2342,1486 2346,1491 2354,1495 2359,1503 2363,1508 2371,1520 2376,1529 2384,1537 2388,1546 2397,1563 2397,1567 2401,1580 2401,1584 2409,1592 2418,1596 2422,1601 2422,1605 2426,1605 2426,1618 2431,1622 2435,1626 2439,1630 2439,1639 2443,1652 2439,1660 2443,1673 2443,1698 2447,1698 2447,1702 2452,1711 2452,1736 2447,1740 2452,1749 2452,1753 2447,1757 2443,1762 2443,1766 2439,1770 2443,1770 2439,1779 2443,1779 2443,1783 2447,1787 2443,1791 2439,1795 2439,1804 2443,1804 2443,1812 2435,1817 2435,1821 2439,1829 2443,1834 2447,1842 2447,1850 2452,1850 2469,1850 2469,1859 2460,1863 2456,1867 2443,1867 2439,1872 2435,1876 2435,1880 2431,1880 2435,1884 2439,1893 2439,1901 2435,1910 2431,1918 2431,1931 2426,1935 2426,1948 2435,1956 2456,1956 2460,1961 2464,1965 2460,1973 2452,1977 2447,1982 2435,1977 2431,1982 2426,1990 2422,1999 2418,2007 2414,2011 2409,2016 2405,2024 2405,2033 2401,2033 2397,2037 2397,2041 2401,2049 2405,2049 2414,2054 2418,2054 2426,2066 2435,2071 2439,2075 2439,2079 2435,2088 2439,2092 2439,2096 2447,2100 2452,2104 2456,2104 2464,2100 2473,2104 2486,2109 2490,2109 2494,2113 2494,2143 2490,2151 2473,2155 2469,2160 2469,2168 2490,2185 2503,2185 2511,2181 2519,2181 2536,2185 2536,2202 2541,2210 2536,2215 2532,2219 2532,2223 2528,2231 2528,2236 2524,2244 2515,2261 2511,2270 2511,2278 2515,2287 2519,2287 2532,2291 2545,2291 2549,2295 2570,2316 2574,2320 2570,2325 2570,2329 2545,2346 2541,2346 2532,2342 2528,2342 2524,2346 2524,2350 2528,2354 2532,2363 2536,2367 2532,2371 2528,2371 2511,2363 2498,2350 2490,2346 2477,2342 2473,2346 2469,2350 2469,2354 2473,2358 2481,2358 2486,2363 2494,2380 2494,2388 2486,2392 2481,2397 2473,2422 2473,2435 2477,2447 2481,2456 2486,2464 2503,2464 2507,2460 2515,2452 2519,2447 2528,2447 2532,2452 2532,2469 2528,2473 2515,2481 2511,2485 2507,2494 2507,2507 2519,2519 2524,2545 2524,2549 2503,2549 2490,2545 2477,2541 2464,2541 2456,2545 2452,2545 2452,2541 2447,2532 2439,2519 2435,2515 2426,2511 2418,2511 2418,2519 2422,2532 2426,2541 2435,2549 2435,2562 2422,2591 2409,2591 2405,2587 2397,2579 2392,2562 2405,2557 2409,2557 2409,2545 2401,2545 2397,2541 2384,2541 2371,2549 2350,2549 2350,2545 2333,2524 2329,2524 2325,2519 2320,2515 2316,2519 2316,2524 2320,2532 2325,2541 2320,2541 2316,2549 2312,2549 2299,2557 2295,2562 2295,2583 2291,2587 2287,2591 2270,2596 2265,2600 2261,2604 2265,2608 2270,2612 2287,2612 2304,2608 2308,2612 2304,2625 2304,2659 2333,2659 2342,2663 2342,2668 2337,2680 2333,2680 2329,2680 2325,2676 2320,2672 2312,2672 2308,2676 2299,2684 2295,2693 2295,2727 2291,2735 2282,2735 2274,2727 2270,2718 2270,2676 2257,2676 2257,2693 2253,2697 2249,2701 2240,2710 2227,2710 2223,2714 2206,2714 2193,2706 2181,2706 2177,2710 2172,2714 2168,2714 2168,2706 2172,2693 2168,2693 2147,2701 2142,2706 2142,2718 2147,2723 2164,2752 2172,2761 2172,2765 2160,2765 2155,2769 2151,2778 2151,2782 2155,2790 2160,2799 2155,2803 2147,2799 2147,2803 2151,2807 2160,2807 2164,2811 2164,2816 2160,2820 2155,2820 2147,2828 2129,2828 2125,2833 2129,2833 2133,2837 2147,2833 2155,2828 2160,2828 2160,2841 2116,2858 2091,2875 2044,2913 2015,2930 1989,2938 1913,2947 1883,2938 1862,2930 1799,2892 1642,2811 1549,2761 1469,2706 1435,2689 1397,2680 1354,2676 1274,2689 1138,2659 1054,2663 1024,2663 1016,2659 889,2638 791,2634 635,2596 592,2591 525,2566 495,2549 453,2532 398,2490 313,2405 287,2380 245,2358 203,2346 177,2354 101,2342 76,2337 0,2299 29,2295 33,2291 29,2287 29,2282 42,2282 42,2274 33,2270 33,2265 29,2265 25,2270 21,2270 17,2261 21,2257 17,2253 17,2244 8,2244 8,2236 12,2236 12,2227 17,2223 12,2219 12,2215 25,2215 25,2210 29,2206 38,2206 50,2202 50,2193 59,2193 63,2189 67,2185 76,2189 80,2189 84,2185 93,2176 101,2168 118,2168 131,2164 144,2160 152,2168 156,2168 169,2160 182,2155 182,2151 186,2147 194,2147 199,2138 207,2138 207,2134 211,2126 216,2117 220,2117 220,2113 216,2109 216,2104 224,2104 228,2100 228,2092 232,2088 245,2075 245,2062 254,2054 258,2049 262,2054 266,2049 271,2041 266,2037 266,2033 271,2033 275,2037 279,2037 279,2033 275,2028 275,2024 283,2020 292,2016 292,2011 287,2007 292,2003 287,1999 287,1994 292,1990 292,1977 296,1973 296,1965 304,1961 304,1956 300,1952 300,1948 304,1944 317,1944 317,1931 326,1931 326,1918 330,1914 326,1910 321,1910 321,1906 330,1901 334,1893 334,1889 330,1884 326,1876 321,1876 321,1867 317,1863 313,1863 309,1859 313,1859 321,1855 321,1850 326,1846 326,1850 334,1846 338,1846 338,1825 343,1825 359,1825 359,1812 364,1808 359,1804 359,1795 368,1795 368,1791 372,1787 372,1783 376,1783 376,1779 381,1783 381,1779 389,1779 393,1779 393,1783 398,1783 402,1774 414,1766 414,1757 419,1757 423,1753 427,1753 431,1749 427,1745 431,1740 431,1736 427,1732 431,1723 436,1719 436,1715 440,1715 444,1719 448,1719 453,1715 457,1715 453,1711 457,1707 470,1707 478,1702 478,1694 482,1690 478,1681 478,1668 482,1660 486,1652 486,1643 478,1639 478,1635 482,1630 478,1630 478,1622 482,1622 486,1618 482,1618 482,1613 491,1609 495,1601 495,1592 499,1588 499,1571 503,1563 503,1558 491,1550 495,1550 503,1546 503,1537 508,1533 503,1529 508,1525 508,1503 512,1491 520,1482 525,1482 525,1478 529,1465 541,1448 546,1444 550,1444 550,1436 558,1419 563,1419 567,1410 567,1406 571,1402 575,1398 584,1402 588,1398 592,1389 592,1364 605,1351 618,1351 622,1342 626,1338 630,1338 630,1321 635,1317 635,1309 639,1296 643,1287 647,1283 660,1283 664,1279 673,1279 677,1275 677,1266 681,1262 685,1262 690,1249 698,1245 702,1237 707,1232 707,1220 715,1211 724,1207 728,1207 728,1199 736,1186 736,1182 740,1173 740,1165 745,1160 745,1156 740,1156 740,1152">
          <text:p/>
        </draw:polygon>
        <draw:polygon draw:style-name="gr8" draw:text-style-name="P1" draw:layer="layout" svg:width="4.301cm" svg:height="2.718cm" svg:x="11.561cm" svg:y="4.707cm" svg:viewBox="0 0 4302 2719" draw:points="2057,652 2066,648 2091,648 2104,656 2129,686 2142,690 2176,690 2231,682 2248,669 2256,660 2265,648 2277,618 2286,597 2307,529 2315,521 2328,512 2341,512 2353,504 2366,499 2442,487 2459,487 2468,478 2476,474 2493,449 2506,406 2506,389 2514,381 2561,368 2599,356 2616,351 2654,347 2671,343 2675,330 2679,317 2671,292 2675,284 2709,245 2713,229 2726,220 2739,216 2751,212 2760,207 2773,195 2781,169 2785,152 2790,140 2806,114 2815,106 2819,93 2828,68 2832,30 2836,17 2853,8 2857,4 2878,0 2895,0 2908,4 2938,8 2955,8 2980,4 2984,17 2972,42 2967,55 2972,72 2972,89 2967,102 2955,127 2950,140 2950,152 2955,165 2955,195 2976,216 2980,241 3014,288 3018,301 3052,330 3060,339 3073,360 3090,381 3099,419 3107,432 3120,436 3132,444 3141,487 3154,483 3166,483 3179,474 3196,453 3204,444 3217,436 3209,423 3204,411 3217,406 3230,394 3242,394 3251,398 3264,398 3276,394 3281,377 3289,364 3298,351 3310,360 3319,368 3331,372 3340,364 3348,356 3344,339 3357,343 3361,351 3369,364 3391,334 3399,326 3412,313 3425,313 3433,317 3441,330 3450,343 3463,347 3502,368 3514,368 3531,398 3540,402 3548,415 3553,436 3565,449 3578,457 3595,483 3595,495 3608,508 3629,525 3637,546 3650,567 3658,580 3667,584 3684,614 3705,648 3713,656 3743,669 3802,682 3845,677 3874,677 3912,694 3921,698 3934,703 3942,707 3984,707 4031,715 4048,720 4094,732 4116,737 4154,745 4183,758 4200,766 4221,783 4251,821 4268,838 4302,868 4293,872 4268,872 4264,876 4247,885 4243,889 4238,897 4234,902 4221,910 4217,919 4213,923 4209,931 4196,944 4179,957 4171,965 4158,965 4158,974 4132,986 4120,995 4107,999 4090,999 4090,1003 4082,1012 4073,1012 4069,1007 4065,1007 4061,1012 4056,1016 4027,1020 4018,1029 4010,1033 4001,1033 3976,1063 3967,1084 3963,1084 3946,1088 3942,1092 3938,1092 3934,1096 3934,1105 3925,1113 3925,1126 3917,1130 3917,1147 3912,1151 3908,1151 3904,1156 3900,1164 3895,1168 3883,1168 3878,1177 3853,1177 3849,1185 3845,1185 3845,1181 3836,1177 3836,1181 3832,1181 3828,1185 3823,1181 3819,1185 3815,1194 3815,1198 3798,1198 3794,1202 3790,1202 3785,1211 3781,1215 3764,1215 3764,1219 3760,1228 3768,1236 3768,1240 3764,1245 3764,1249 3773,1253 3773,1270 3785,1304 3785,1317 3790,1350 3785,1367 3785,1372 3790,1376 3790,1410 3798,1418 3798,1520 3790,1532 3785,1541 3785,1549 3790,1558 3790,1575 3785,1587 3777,1600 3777,1634 3773,1651 3773,1672 3764,1668 3756,1664 3751,1659 3739,1647 3718,1617 3705,1592 3692,1571 3684,1554 3671,1532 3658,1520 3650,1515 3641,1511 3629,1507 3616,1507 3603,1511 3586,1511 3569,1520 3557,1524 3531,1541 3519,1545 3488,1554 3480,1558 3450,1558 3425,1545 3412,1541 3403,1541 3386,1545 3378,1549 3365,1554 3348,1554 3340,1549 3327,1545 3306,1537 3272,1537 3259,1541 3251,1537 3230,1532 3221,1528 3217,1528 3209,1524 3192,1524 3171,1528 3128,1532 3120,1532 3115,1537 3094,1562 3082,1571 3031,1613 3014,1613 2972,1600 2967,1600 2955,1604 2942,1609 2904,1647 2891,1659 2878,1664 2840,1664 2828,1672 2790,1693 2756,1723 2743,1736 2739,1744 2734,1748 2713,1748 2701,1753 2684,1765 2646,1791 2620,1812 2603,1820 2574,1833 2544,1850 2476,1867 2451,1871 2438,1880 2430,1880 2425,1884 2409,1913 2396,1918 2392,1930 2383,1935 2375,1939 2341,1943 2324,1939 2315,1943 2303,1947 2286,1952 2277,1956 2273,1960 2243,1960 2222,1956 2193,1947 2205,1918 2210,1905 2218,1896 2222,1892 2231,1892 2243,1884 2248,1871 2252,1850 2256,1837 2256,1833 2252,1825 2248,1816 2243,1808 2239,1803 2239,1795 2248,1769 2252,1757 2256,1731 2256,1710 2252,1702 2243,1693 2231,1681 2222,1664 2210,1647 2205,1638 2205,1617 2201,1609 2171,1571 2159,1558 2150,1541 2146,1532 2133,1524 2121,1520 2108,1520 2095,1524 2078,1537 2053,1558 2028,1571 2011,1575 1981,1575 1956,1571 1939,1562 1922,1554 1896,1532 1884,1520 1871,1507 1867,1499 1862,1490 1862,1482 1854,1473 1850,1469 1833,1469 1816,1473 1807,1477 1799,1486 1790,1494 1765,1511 1748,1520 1735,1532 1731,1532 1714,1537 1710,1541 1706,1549 1689,1583 1685,1587 1680,1592 1663,1613 1642,1634 1634,1638 1625,1647 1617,1651 1608,1655 1604,1659 1587,1676 1575,1698 1558,1714 1549,1727 1541,1744 1536,1753 1536,1769 1532,1782 1528,1795 1524,1808 1515,1820 1511,1829 1511,1833 1515,1837 1515,1846 1503,1854 1486,1875 1473,1896 1469,1905 1464,1918 1464,1922 1460,1922 1452,1926 1439,1943 1426,1947 1418,1952 1409,1952 1401,1956 1384,1960 1376,1964 1367,1968 1359,1981 1350,1998 1342,2028 1337,2036 1325,2057 1308,2088 1299,2092 1270,2109 1244,2126 1219,2139 1198,2151 1185,2164 1181,2164 1168,2168 1155,2160 1143,2151 1126,2156 1092,2181 1037,2219 1024,2245 1003,2262 990,2283 978,2295 965,2312 952,2321 935,2346 897,2355 876,2367 846,2405 834,2418 800,2439 783,2444 766,2452 736,2469 711,2482 686,2490 673,2494 660,2490 652,2494 635,2490 626,2482 614,2482 605,2494 588,2490 571,2494 563,2503 554,2511 525,2524 516,2549 520,2562 516,2575 520,2588 520,2604 512,2617 516,2634 504,2647 465,2676 415,2710 406,2715 385,2719 347,2710 338,2706 279,2647 241,2588 233,2579 211,2558 190,2541 131,2516 97,2507 59,2503 34,2507 34,2494 29,2494 21,2499 8,2503 4,2499 0,2499 4,2494 21,2494 29,2486 34,2486 38,2482 38,2477 34,2473 25,2473 21,2469 21,2465 29,2469 34,2465 29,2456 25,2448 25,2444 29,2435 34,2431 46,2431 46,2427 38,2418 21,2389 17,2384 17,2372 21,2367 42,2359 46,2359 42,2372 42,2380 46,2380 51,2376 55,2372 67,2372 80,2380 97,2380 101,2376 114,2376 123,2367 127,2363 131,2359 131,2342 144,2342 144,2384 148,2393 156,2401 165,2401 169,2393 169,2359 173,2350 182,2342 186,2338 194,2338 199,2342 203,2346 207,2346 211,2346 216,2334 216,2329 207,2325 178,2325 178,2291 182,2278 178,2274 161,2278 144,2278 139,2274 135,2270 139,2266 144,2262 161,2257 165,2253 169,2249 169,2228 173,2223 186,2215 190,2215 194,2207 199,2207 194,2198 190,2190 190,2185 194,2181 199,2185 203,2190 207,2190 224,2211 224,2215 245,2215 258,2207 271,2207 275,2211 283,2211 283,2223 279,2223 266,2228 271,2245 279,2253 283,2257 296,2257 309,2228 309,2215 300,2207 296,2198 292,2185 292,2177 300,2177 309,2181 313,2185 321,2198 326,2207 326,2211 330,2211 338,2207 351,2207 364,2211 377,2215 398,2215 398,2211 393,2185 381,2173 381,2160 385,2151 389,2147 402,2139 406,2135 406,2118 402,2113 393,2113 389,2118 381,2126 377,2130 360,2130 355,2122 351,2113 347,2101 347,2088 355,2062 360,2057 368,2053 368,2045 360,2028 355,2023 347,2023 343,2019 343,2015 347,2011 351,2007 364,2011 372,2015 385,2028 402,2036 406,2036 410,2032 406,2028 402,2019 398,2015 398,2011 402,2007 406,2007 415,2011 419,2011 444,1994 444,1990 448,1985 444,1981 423,1960 419,1956 406,1956 393,1952 389,1952 385,1943 385,1935 389,1926 398,1909 402,1901 402,1896 406,1888 406,1884 410,1880 415,1875 410,1867 410,1850 393,1846 385,1846 377,1850 364,1850 343,1833 343,1825 347,1820 364,1816 368,1808 368,1778 364,1774 360,1774 347,1769 338,1765 330,1769 326,1769 321,1765 313,1761 313,1757 309,1753 313,1744 313,1740 309,1736 300,1731 292,1719 288,1719 279,1714 275,1714 271,1706 271,1702 275,1698 279,1698 279,1689 283,1681 288,1676 292,1672 296,1664 300,1655 305,1647 309,1642 321,1647 326,1642 334,1638 338,1630 334,1626 330,1621 309,1621 300,1613 300,1600 305,1596 305,1583 309,1575 313,1566 313,1558 309,1549 305,1545 309,1545 309,1541 313,1537 317,1532 330,1532 334,1528 343,1524 343,1520 347,1515 355,1507 364,1503 364,1469 368,1465 402,1465 410,1473 419,1477 427,1482 436,1482 440,1486 448,1494 453,1499 457,1499 457,1494 465,1486 470,1477 482,1473 482,1465 470,1456 465,1452 465,1444 470,1439 495,1439 499,1435 504,1435 512,1431 525,1422 529,1422 529,1414 525,1410 520,1405 504,1405 499,1401 499,1393 504,1393 520,1380 520,1359 533,1355 537,1355 542,1350 542,1342 537,1338 525,1329 516,1317 512,1312 512,1304 516,1300 520,1295 546,1295 546,1287 542,1274 537,1270 525,1266 520,1261 520,1249 525,1249 533,1240 542,1228 550,1223 554,1223 571,1240 584,1245 588,1249 588,1266 592,1270 597,1274 626,1274 635,1270 639,1266 647,1253 656,1240 660,1228 664,1219 664,1202 660,1190 664,1190 677,1194 694,1185 702,1177 707,1177 715,1181 719,1194 724,1198 724,1202 741,1215 745,1223 758,1232 770,1236 774,1236 779,1245 779,1253 770,1257 766,1257 766,1278 774,1283 779,1287 804,1287 808,1291 821,1300 817,1304 813,1308 813,1317 817,1317 838,1325 851,1338 859,1346 868,1346 885,1329 889,1325 910,1321 914,1317 914,1312 910,1312 906,1308 897,1312 889,1308 885,1308 885,1295 889,1291 893,1287 897,1287 906,1283 914,1283 923,1287 935,1295 944,1300 956,1308 973,1312 982,1317 986,1321 986,1333 999,1338 1007,1342 1016,1346 1028,1342 1037,1342 1041,1346 1045,1350 1050,1355 1050,1384 1054,1388 1058,1393 1075,1393 1079,1388 1079,1384 1075,1372 1075,1346 1083,1338 1088,1338 1109,1350 1109,1355 1113,1372 1117,1384 1122,1384 1126,1384 1130,1376 1134,1372 1139,1355 1139,1350 1143,1342 1147,1342 1155,1338 1168,1333 1181,1338 1189,1338 1189,1359 1194,1367 1198,1380 1202,1388 1206,1388 1210,1393 1219,1393 1227,1388 1244,1393 1249,1388 1257,1384 1257,1380 1266,1363 1270,1359 1287,1359 1291,1363 1299,1376 1308,1376 1316,1367 1321,1367 1321,1363 1316,1359 1312,1359 1308,1355 1308,1346 1312,1342 1316,1338 1333,1338 1346,1342 1350,1350 1350,1367 1363,1372 1376,1372 1376,1363 1371,1350 1371,1329 1384,1317 1384,1312 1401,1312 1409,1308 1414,1304 1426,1283 1431,1270 1426,1266 1422,1261 1418,1261 1443,1219 1452,1211 1469,1211 1481,1219 1503,1232 1520,1211 1541,1185 1553,1185 1566,1190 1575,1177 1566,1168 1545,1151 1541,1143 1549,1118 1545,1105 1524,1096 1524,1079 1520,1067 1503,1067 1490,1058 1481,1050 1486,1037 1498,1041 1507,1050 1515,1046 1553,1054 1579,1054 1591,1046 1596,1037 1591,1024 1591,1007 1608,1012 1621,1012 1638,1007 1663,991 1672,978 1659,969 1655,952 1651,944 1676,923 1689,906 1718,880 1731,868 1735,851 1757,830 1765,821 1786,800 1799,792 1837,783 1867,783 1922,792 1934,787 1947,779 1951,766 1951,724 1943,703 1943,665 1956,656 1964,656 2011,660 2023,660">
          <text:p/>
        </draw:polygon>
        <draw:polygon draw:style-name="gr8" draw:text-style-name="P1" draw:layer="layout" svg:width="1.82cm" svg:height="2.256cm" svg:x="8.661cm" svg:y="4.415cm" svg:viewBox="0 0 1821 2257" draw:points="254,618 262,622 262,626 271,631 271,639 275,643 292,635 305,635 317,639 322,643 339,643 360,631 389,631 394,626 398,622 402,618 402,609 411,605 415,601 427,601 427,597 449,584 457,580 466,580 491,576 508,571 533,571 538,567 550,563 571,563 588,550 626,550 639,554 643,554 652,550 656,546 669,546 677,537 694,537 698,533 711,529 720,529 728,525 732,525 741,516 745,516 749,512 762,504 817,470 825,466 834,466 851,449 868,440 872,436 880,427 885,423 889,415 889,410 902,398 902,394 906,389 919,381 927,372 931,364 940,360 952,347 982,330 1003,322 1029,313 1037,309 1050,296 1062,288 1071,283 1079,275 1096,258 1105,250 1113,241 1122,233 1130,220 1147,212 1151,207 1160,199 1164,195 1177,190 1181,190 1189,182 1206,169 1215,156 1223,156 1228,152 1232,152 1232,148 1240,140 1245,131 1253,123 1261,114 1261,101 1266,101 1270,93 1278,76 1287,68 1295,51 1300,46 1321,42 1329,38 1346,29 1356,29 1373,25 1394,25 1402,21 1415,17 1423,13 1432,0 1440,0 1444,25 1440,51 1440,63 1436,76 1440,85 1449,93 1453,97 1470,101 1483,106 1504,106 1512,110 1525,106 1542,101 1546,101 1555,106 1571,114 1576,114 1588,110 1605,101 1614,101 1631,106 1648,110 1656,110 1682,114 1690,118 1703,118 1720,114 1732,110 1758,97 1792,85 1804,80 1813,80 1821,85 1821,97 1817,106 1813,110 1813,118 1809,127 1804,144 1804,165 1800,173 1796,182 1796,195 1792,203 1787,207 1758,224 1754,228 1754,250 1758,250 1758,254 1749,262 1745,271 1741,275 1741,283 1732,292 1732,305 1724,322 1724,330 1715,351 1715,364 1711,368 1707,377 1707,389 1703,398 1698,406 1698,423 1703,432 1698,436 1694,449 1690,453 1690,466 1686,466 1686,478 1677,482 1677,491 1682,504 1682,516 1677,516 1677,521 1673,521 1673,529 1669,533 1665,537 1660,542 1660,550 1665,550 1665,554 1660,559 1660,563 1656,563 1656,567 1652,576 1648,580 1648,584 1639,584 1639,588 1643,588 1643,593 1635,605 1635,614 1631,618 1631,631 1627,643 1622,648 1622,652 1618,660 1614,664 1614,681 1610,681 1605,686 1601,690 1597,694 1597,711 1593,724 1593,736 1597,741 1601,741 1597,749 1597,770 1593,775 1597,779 1601,783 1601,817 1593,830 1588,842 1584,855 1584,872 1580,876 1576,885 1571,889 1567,897 1567,923 1563,931 1563,935 1559,957 1559,982 1555,986 1555,995 1550,999 1550,1016 1546,1029 1542,1037 1538,1041 1533,1045 1533,1050 1538,1050 1538,1062 1533,1071 1533,1075 1525,1079 1525,1101 1521,1105 1521,1109 1516,1109 1516,1113 1521,1113 1521,1117 1516,1122 1516,1130 1512,1139 1512,1143 1504,1156 1504,1164 1500,1164 1491,1168 1483,1177 1483,1189 1478,1194 1474,1202 1466,1206 1461,1219 1457,1219 1453,1223 1453,1233 1449,1237 1440,1237 1436,1241 1423,1241 1419,1245 1415,1254 1411,1267 1411,1275 1406,1279 1406,1296 1402,1296 1398,1300 1394,1309 1381,1309 1368,1322 1368,1347 1364,1356 1360,1360 1351,1356 1346,1360 1342,1364 1342,1368 1338,1377 1333,1377 1325,1394 1325,1402 1321,1402 1316,1406 1304,1423 1300,1436 1300,1440 1295,1440 1287,1449 1283,1461 1283,1483 1278,1487 1283,1491 1278,1495 1278,1504 1270,1508 1266,1508 1278,1516 1278,1521 1274,1529 1274,1546 1270,1550 1270,1559 1266,1567 1257,1571 1257,1576 1261,1576 1257,1580 1253,1580 1253,1588 1257,1588 1253,1593 1253,1597 1261,1601 1261,1610 1257,1618 1253,1626 1253,1639 1257,1648 1253,1652 1253,1660 1245,1665 1232,1665 1228,1669 1232,1673 1228,1673 1223,1677 1219,1677 1215,1673 1211,1673 1211,1677 1206,1681 1202,1690 1206,1694 1206,1698 1202,1703 1206,1707 1202,1711 1198,1711 1194,1715 1189,1715 1189,1724 1177,1732 1173,1741 1168,1741 1168,1737 1164,1737 1156,1737 1156,1741 1151,1737 1151,1741 1147,1741 1147,1745 1143,1749 1143,1753 1134,1753 1134,1762 1139,1766 1134,1770 1134,1783 1118,1783 1113,1783 1113,1804 1109,1804 1101,1808 1101,1804 1096,1808 1096,1813 1088,1817 1084,1817 1088,1821 1092,1821 1096,1825 1096,1834 1101,1834 1105,1842 1109,1847 1109,1851 1105,1859 1096,1864 1096,1868 1101,1868 1105,1872 1101,1876 1101,1889 1092,1889 1092,1902 1079,1902 1075,1906 1075,1910 1079,1914 1079,1919 1071,1923 1071,1931 1067,1935 1067,1948 1062,1952 1062,1957 1067,1961 1062,1965 1067,1969 1067,1974 1058,1978 1050,1982 1050,1986 1054,1991 1054,1995 1050,1995 1046,1991 1041,1991 1041,1995 1046,1999 1041,2007 1037,2012 1033,2007 1029,2012 1020,2020 1020,2033 1007,2046 1003,2050 1003,2058 999,2062 991,2062 991,2067 995,2071 995,2075 991,2075 986,2084 982,2092 982,2096 974,2096 969,2105 961,2105 957,2109 957,2113 944,2118 931,2126 927,2126 919,2118 906,2122 893,2126 876,2126 868,2134 859,2143 855,2147 851,2147 842,2143 838,2147 834,2151 825,2151 825,2160 813,2164 804,2164 800,2168 800,2173 787,2173 787,2177 792,2181 787,2185 787,2194 783,2194 783,2202 792,2202 792,2211 796,2215 792,2219 796,2228 800,2228 804,2223 808,2223 808,2228 817,2232 817,2240 804,2240 804,2245 808,2249 804,2253 775,2257 715,2228 643,2189 580,2126 576,2122 554,2096 542,2046 533,2007 508,1948 423,1855 398,1817 364,1783 305,1745 271,1741 233,1732 157,1732 106,1753 8,1796 0,1800 4,1783 4,1770 0,1762 17,1762 17,1749 21,1749 25,1753 30,1758 30,1741 34,1737 34,1724 30,1720 30,1715 34,1711 30,1703 30,1694 34,1694 38,1698 42,1703 46,1703 46,1690 51,1690 55,1690 55,1707 59,1707 63,1707 63,1698 68,1698 76,1690 76,1686 68,1690 63,1690 63,1681 68,1677 72,1677 80,1673 89,1673 93,1669 97,1660 102,1656 102,1652 97,1648 89,1652 89,1648 93,1643 97,1643 97,1639 89,1635 85,1631 85,1618 80,1618 72,1614 72,1605 76,1601 85,1610 89,1605 85,1605 89,1601 97,1597 102,1597 106,1601 106,1605 110,1605 110,1593 118,1597 123,1593 118,1588 110,1580 114,1580 114,1576 118,1584 123,1580 123,1576 114,1571 114,1567 118,1567 123,1559 123,1546 127,1538 127,1533 140,1533 140,1529 135,1525 144,1525 144,1521 148,1516 157,1516 165,1512 165,1504 161,1499 140,1499 135,1495 127,1487 123,1483 123,1470 118,1466 118,1461 127,1444 131,1440 131,1436 127,1432 110,1423 110,1419 118,1419 118,1415 114,1411 110,1411 106,1402 106,1394 102,1389 102,1385 106,1381 106,1364 110,1360 106,1351 102,1347 102,1339 97,1330 97,1322 102,1317 106,1305 110,1300 114,1288 123,1279 123,1241 127,1237 127,1233 118,1233 118,1229 114,1229 114,1215 106,1211 97,1206 97,1198 102,1189 106,1181 110,1177 114,1172 114,1164 118,1160 123,1156 123,1143 127,1130 127,1122 123,1122 123,1130 118,1126 114,1126 114,1113 123,1109 140,1105 140,1092 144,1088 144,1079 148,1075 148,1071 140,1067 140,1045 135,1037 135,1016 144,1016 157,1024 173,1024 178,1020 182,1020 182,1016 178,1016 178,1007 173,1007 169,1012 169,1003 165,999 165,986 169,978 173,974 178,974 182,978 190,978 199,978 199,974 207,969 207,961 199,961 195,965 190,965 186,961 182,957 178,952 173,948 173,931 178,927 182,927 186,927 190,918 195,923 199,923 199,927 199,923 207,923 207,918 199,914 195,910 190,906 190,902 195,893 190,889 190,880 199,863 199,851 203,838 203,834 207,830 207,825 203,821 207,817 212,817 212,808 216,804 220,800 224,796 220,787 207,783 203,775 207,775 220,766 229,766 229,762 233,758 233,745 237,728 241,720 241,707 245,698 250,694 254,694 254,690 258,673 262,669 262,664 258,664 254,669 250,669 250,664 245,648 237,635 233,626 229,622 224,622 229,618 233,614 241,618">
          <text:p/>
        </draw:polygon>
        <draw:polygon draw:style-name="gr8" draw:text-style-name="P1" draw:layer="layout" svg:width="1.681cm" svg:height="3.171cm" svg:x="5.634cm" svg:y="3.259cm" svg:viewBox="0 0 1682 3172" draw:points="628,3172 602,3168 577,3155 467,3100 399,3087 357,3075 336,3062 314,3041 280,2998 216,2948 152,2888 131,2871 110,2854 85,2837 21,2816 0,2816 30,2766 38,2740 55,2710 59,2698 59,2694 85,2689 97,2689 110,2685 127,2685 136,2677 161,2660 174,2655 191,2630 216,2617 229,2588 237,2579 247,2575 280,2545 289,2541 293,2541 306,2516 319,2507 327,2499 336,2469 340,2440 348,2427 357,2401 365,2397 374,2385 378,2372 399,2338 412,2313 412,2296 420,2283 420,2270 416,2232 412,2215 412,2190 416,2143 424,2118 429,2101 437,2088 458,2054 475,2033 509,2016 522,2008 534,1995 539,1987 543,1978 547,1940 551,1927 573,1910 577,1902 577,1889 573,1868 568,1855 543,1826 547,1813 594,1813 602,1800 602,1788 606,1775 619,1766 670,1737 691,1720 695,1694 695,1661 700,1631 704,1614 704,1593 674,1576 666,1563 657,1551 640,1525 632,1508 619,1495 606,1495 606,1482 623,1478 649,1469 657,1465 670,1452 683,1427 691,1410 700,1397 712,1389 721,1376 750,1317 750,1304 733,1304 721,1300 712,1291 704,1283 695,1266 687,1228 691,1211 700,1194 704,1177 691,1160 695,1143 691,1118 695,1046 708,953 708,944 695,940 653,910 653,893 640,809 628,779 623,766 619,762 619,758 623,754 653,707 657,703 657,690 666,673 666,656 670,622 666,610 653,580 640,559 628,525 628,521 619,483 611,470 602,462 602,449 611,449 619,445 653,445 661,436 691,432 695,428 712,415 733,381 746,368 742,356 750,352 763,339 767,322 776,322 780,318 797,318 797,305 822,288 839,267 844,237 848,225 848,212 852,203 852,191 860,174 877,161 882,153 886,140 886,114 903,98 907,93 907,85 911,81 928,72 954,38 966,30 987,30 1000,34 1017,34 1051,42 1068,42 1085,21 1102,21 1114,13 1131,13 1140,4 1153,0 1157,0 1161,4 1182,21 1225,51 1237,59 1241,81 1246,93 1241,98 1229,110 1220,123 1216,123 1208,127 1203,127 1191,153 1191,161 1186,165 1191,174 1195,178 1195,195 1186,195 1182,199 1178,212 1169,220 1169,258 1178,275 1178,288 1182,301 1182,305 1178,309 1178,352 1182,356 1182,364 1174,381 1174,385 1169,398 1169,407 1165,419 1165,423 1169,432 1174,440 1174,445 1178,449 1174,457 1174,470 1169,479 1169,483 1161,491 1161,495 1157,500 1153,508 1148,517 1144,529 1140,538 1140,542 1144,555 1144,559 1140,563 1136,567 1127,567 1123,572 1119,580 1114,584 1110,589 1110,601 1106,601 1102,606 1098,610 1098,614 1102,622 1093,635 1093,644 1089,648 1085,652 1085,656 1089,669 1093,677 1098,686 1093,690 1093,699 1089,703 1093,707 1102,720 1106,724 1106,728 1093,737 1093,749 1089,754 1076,762 1072,771 1068,783 1059,792 1055,796 1051,796 1047,800 1042,800 1038,809 1034,813 1034,834 1021,843 1021,847 1017,851 1021,860 1030,864 1030,872 1026,881 1021,885 1013,893 1009,898 1004,902 1004,915 996,927 996,936 1000,948 1000,953 996,965 992,970 992,978 1000,982 1004,991 1009,995 1017,999 1021,1008 1026,1008 1030,1012 1038,1012 1047,1020 1051,1020 1055,1025 1064,1029 1068,1033 1076,1033 1085,1042 1089,1042 1098,1046 1102,1046 1106,1050 1123,1058 1127,1067 1136,1071 1140,1075 1144,1084 1148,1092 1161,1101 1169,1105 1178,1101 1186,1101 1203,1109 1212,1109 1212,1114 1216,1118 1216,1126 1220,1130 1237,1156 1241,1160 1246,1160 1250,1164 1254,1169 1258,1173 1263,1173 1267,1169 1271,1169 1275,1160 1280,1156 1284,1156 1288,1160 1288,1185 1292,1190 1296,1194 1301,1198 1313,1207 1322,1211 1356,1211 1373,1202 1377,1198 1394,1194 1402,1190 1428,1190 1432,1194 1436,1198 1440,1202 1449,1211 1457,1215 1466,1219 1474,1219 1479,1224 1483,1224 1483,1228 1487,1232 1491,1232 1491,1241 1504,1253 1508,1257 1508,1262 1504,1262 1504,1266 1500,1283 1500,1287 1504,1291 1508,1296 1521,1300 1521,1304 1529,1300 1534,1304 1534,1312 1529,1317 1534,1321 1534,1338 1538,1342 1538,1346 1534,1346 1538,1355 1538,1363 1542,1363 1550,1376 1563,1393 1576,1406 1576,1414 1580,1418 1576,1427 1580,1431 1584,1431 1589,1431 1589,1444 1597,1444 1597,1452 1601,1461 1606,1478 1606,1500 1610,1504 1610,1508 1614,1512 1614,1538 1618,1542 1618,1551 1635,1559 1644,1567 1648,1580 1652,1584 1652,1593 1656,1593 1652,1597 1652,1601 1656,1606 1652,1610 1652,1618 1656,1618 1656,1623 1661,1623 1661,1627 1656,1631 1656,1635 1669,1635 1669,1639 1673,1652 1673,1656 1669,1665 1673,1669 1669,1673 1673,1678 1669,1682 1665,1682 1661,1686 1661,1690 1656,1690 1656,1694 1652,1694 1644,1703 1639,1703 1635,1707 1639,1711 1639,1716 1635,1716 1635,1724 1631,1733 1631,1737 1635,1737 1631,1737 1631,1745 1627,1750 1627,1754 1622,1758 1622,1766 1627,1771 1627,1775 1622,1779 1622,1796 1627,1800 1631,1805 1631,1809 1622,1809 1627,1813 1627,1817 1622,1826 1622,1872 1627,1881 1627,1885 1631,1889 1635,1893 1635,1898 1631,1906 1631,1910 1627,1915 1618,1915 1597,1915 1593,1927 1589,1932 1589,1936 1580,1944 1580,1961 1576,1965 1572,1970 1567,1970 1567,1987 1563,1991 1563,1995 1567,1999 1567,2004 1572,2008 1576,2008 1572,2012 1572,2020 1567,2025 1563,2025 1559,2025 1559,2029 1555,2037 1555,2050 1559,2050 1559,2046 1563,2046 1572,2050 1572,2059 1576,2063 1580,2063 1584,2067 1589,2071 1593,2075 1597,2075 1597,2080 1589,2080 1584,2084 1584,2092 1580,2105 1576,2114 1567,2122 1555,2126 1550,2135 1555,2139 1563,2139 1572,2135 1576,2135 1584,2143 1584,2173 1572,2177 1563,2181 1559,2181 1563,2190 1572,2194 1580,2198 1589,2198 1593,2202 1601,2207 1601,2211 1597,2215 1589,2224 1572,2232 1567,2236 1567,2258 1559,2279 1563,2279 1563,2283 1576,2287 1580,2291 1580,2300 1572,2304 1567,2304 1567,2308 1572,2313 1584,2325 1593,2325 1610,2321 1614,2321 1610,2329 1606,2346 1610,2355 1618,2368 1622,2372 1622,2380 1618,2385 1610,2393 1597,2406 1593,2414 1589,2423 1589,2427 1597,2431 1606,2435 1614,2435 1614,2444 1606,2448 1601,2448 1601,2452 1606,2461 1610,2465 1614,2473 1601,2499 1601,2507 1597,2512 1597,2520 1606,2528 1618,2528 1627,2533 1631,2541 1635,2545 1627,2545 1627,2562 1622,2567 1622,2571 1606,2571 1601,2567 1597,2567 1593,2575 1589,2583 1584,2588 1572,2588 1572,2592 1576,2596 1580,2596 1589,2600 1584,2605 1593,2609 1593,2613 1597,2613 1597,2617 1597,2613 1601,2609 1614,2605 1618,2609 1622,2613 1627,2613 1627,2622 1631,2626 1631,2651 1627,2655 1618,2660 1618,2664 1622,2668 1622,2672 1618,2681 1618,2685 1622,2685 1627,2694 1631,2698 1644,2698 1648,2702 1652,2706 1656,2710 1656,2694 1661,2694 1665,2689 1677,2689 1677,2698 1682,2702 1682,2706 1677,2710 1673,2715 1669,2719 1673,2727 1669,2732 1665,2744 1665,2757 1669,2766 1639,2774 1606,2791 1580,2816 1487,2943 1436,2990 1407,3007 1301,3062 1186,3113 1102,3125 1064,3125 1030,3113 996,3087 941,3075 886,3079 831,3087 776,3100 733,3125 729,3130 695,3155 670,3168">
          <text:p/>
        </draw:polygon>
        <draw:polygon draw:style-name="gr8" draw:text-style-name="P1" draw:layer="layout" svg:width="2.392cm" svg:height="2.443cm" svg:x="17.28cm" svg:y="6.345cm" svg:viewBox="0 0 2393 2444" draw:points="279,1795 305,1795 309,1791 313,1787 313,1761 305,1749 296,1736 288,1719 288,1681 284,1672 275,1664 267,1655 254,1651 250,1647 250,1643 246,1634 241,1626 233,1584 233,1558 229,1537 224,1520 212,1495 203,1482 199,1469 199,1440 182,1414 279,1080 284,1076 377,995 406,970 402,961 402,957 411,957 428,961 436,961 444,957 453,957 457,953 461,953 466,949 474,953 487,953 491,957 495,957 495,953 512,940 516,936 525,936 525,932 516,927 516,923 521,919 525,915 529,915 529,910 533,893 533,889 538,885 542,881 555,881 555,868 550,864 559,860 563,843 567,838 571,838 580,843 584,847 588,847 588,843 593,843 593,834 584,822 580,813 571,805 567,800 563,796 567,792 571,788 580,788 584,783 584,788 588,788 593,796 597,800 605,813 610,817 614,817 614,813 618,813 618,800 622,800 622,796 631,796 639,800 643,800 643,796 635,792 631,788 631,783 622,779 622,775 631,775 631,771 635,771 631,766 635,762 643,762 652,762 652,758 648,754 648,741 652,737 652,728 648,733 639,733 631,741 618,737 614,737 614,720 610,716 610,711 614,699 618,695 631,695 631,690 635,682 635,678 643,678 648,673 657,669 657,648 666,639 661,635 648,635 643,639 643,644 635,644 635,635 643,631 639,627 631,618 635,610 639,606 643,606 652,601 657,597 661,597 661,584 657,576 652,576 648,572 643,576 639,580 635,576 635,572 639,568 643,559 652,559 657,563 661,559 666,559 666,555 670,546 670,542 666,538 648,529 648,525 652,521 666,521 670,517 678,512 674,508 674,500 670,496 674,496 678,491 687,491 691,496 695,496 699,491 699,483 708,483 708,474 704,470 704,466 695,462 695,457 699,453 712,449 716,445 716,441 712,441 708,436 704,432 704,428 708,424 712,424 712,419 704,407 704,402 708,398 712,394 716,394 721,390 725,390 729,385 733,381 738,385 738,377 742,373 746,373 750,364 746,360 746,356 750,356 755,352 755,347 759,347 759,343 750,343 750,339 755,339 755,335 750,335 750,330 755,330 759,326 750,322 750,318 755,314 763,314 767,309 771,305 776,301 784,301 784,297 780,288 780,284 784,280 784,271 793,267 797,263 801,263 805,263 805,254 810,250 805,250 805,242 797,242 793,237 793,233 797,229 801,225 810,220 831,220 835,220 835,208 839,203 848,199 848,191 852,191 852,187 860,191 860,174 856,170 856,165 860,161 882,161 882,165 886,165 890,161 894,153 890,148 890,144 882,144 882,140 890,127 907,127 907,131 911,131 915,136 920,136 924,144 924,148 928,148 928,144 920,131 920,123 924,119 932,115 937,110 937,106 928,106 928,102 932,98 932,93 937,89 937,93 945,98 953,98 953,93 958,85 953,81 953,76 958,72 966,72 966,68 975,64 975,55 983,55 992,51 992,43 996,43 1009,34 1009,26 1013,26 1009,21 1009,13 1013,4 1017,4 1025,9 1034,9 1038,0 1042,4 1047,9 1047,21 1055,21 1064,26 1072,26 1076,21 1085,17 1089,13 1114,13 1119,17 1127,13 1131,9 1140,9 1144,13 1148,17 1152,21 1169,21 1178,17 1186,17 1199,26 1203,30 1207,34 1207,72 1212,72 1229,81 1233,81 1237,81 1250,72 1296,72 1309,76 1318,76 1330,68 1347,72 1356,76 1381,76 1394,72 1402,72 1415,68 1428,68 1432,72 1440,72 1453,76 1457,81 1483,81 1504,89 1521,89 1538,98 1550,106 1555,106 1559,110 1572,110 1576,119 1601,136 1605,136 1614,140 1622,136 1644,136 1665,131 1677,131 1699,140 1711,148 1737,161 1745,165 1758,170 1775,174 1783,170 1792,165 1809,157 1847,153 1851,153 1893,161 1919,161 1927,153 1940,140 1944,123 1953,110 1953,106 1961,106 1982,115 1991,123 2003,131 2029,153 2058,170 2075,170 2092,165 2101,165 2105,170 2105,178 2109,195 2118,208 2130,237 2135,246 2156,246 2173,250 2194,250 2207,246 2232,237 2249,229 2279,203 2287,199 2304,199 2312,203 2317,216 2321,220 2317,225 2312,233 2312,242 2308,246 2300,250 2295,250 2291,258 2287,271 2274,280 2270,284 2274,292 2270,301 2270,314 2262,318 2266,326 2262,339 2249,339 2245,343 2245,377 2228,390 2219,402 2215,407 2215,457 2219,470 2223,474 2223,483 2219,491 2215,500 2211,508 2211,534 2207,538 2207,563 2215,568 2215,572 2219,576 2215,580 2211,584 2211,593 2215,606 2219,614 2219,627 2223,631 2223,635 2228,635 2228,639 2236,652 2249,682 2249,699 2257,699 2257,707 2262,711 2262,716 2257,720 2257,724 2266,733 2266,737 2262,741 2257,754 2262,766 2253,771 2253,788 2270,796 2274,796 2279,800 2283,805 2300,809 2325,813 2342,817 2355,817 2363,822 2367,822 2367,830 2376,834 2380,834 2384,847 2393,851 2393,868 2389,877 2380,881 2380,885 2376,893 2367,902 2363,910 2363,932 2359,940 2359,944 2355,949 2355,957 2350,961 2346,965 2342,974 2338,978 2334,982 2329,991 2334,999 2329,999 2325,1008 2325,1025 2321,1033 2321,1059 2317,1067 2312,1076 2308,1080 2304,1084 2300,1101 2300,1114 2295,1118 2295,1147 2291,1152 2287,1152 2291,1156 2291,1169 2295,1169 2295,1177 2300,1181 2312,1181 2321,1186 2312,1194 2312,1203 2308,1211 2308,1224 2304,1236 2304,1241 2300,1249 2300,1253 2295,1258 2295,1262 2291,1266 2287,1266 2283,1274 2274,1274 2266,1279 2236,1279 2232,1274 2228,1279 2223,1279 2215,1283 2207,1283 2202,1287 2207,1291 2202,1291 2202,1300 2207,1304 2202,1308 2202,1313 2211,1313 2215,1313 2215,1317 2211,1321 2215,1330 2219,1330 2223,1325 2223,1334 2228,1338 2223,1342 2215,1346 2211,1351 2207,1351 2194,1359 2185,1372 2160,1406 2156,1423 2156,1431 2152,1440 2152,1457 2135,1473 2130,1473 2105,1486 2084,1486 2080,1490 2071,1499 2063,1503 2058,1507 2058,1512 2067,1533 2075,1545 2075,1554 2071,1562 2071,1571 2075,1579 2080,1588 2092,1592 2105,1600 2109,1605 2109,1609 2113,1617 2118,1622 2118,1651 2113,1668 2113,1677 2118,1681 2118,1689 2122,1689 2118,1694 2122,1698 2118,1698 2122,1702 2118,1706 2122,1706 2122,1715 2126,1719 2126,1732 2130,1736 2135,1740 2139,1749 2139,1782 2143,1782 2139,1787 2135,1787 2139,1799 2135,1816 2135,1821 2126,1821 2126,1825 2122,1829 2118,1829 2113,1842 2109,1850 2101,1854 2101,1867 2096,1867 2096,1876 2092,1880 2092,1909 2096,1918 2096,1926 2101,1931 2101,1943 2096,1952 2101,1956 2096,1960 2092,1969 2092,1990 2096,1990 2096,2003 2092,2007 2096,2015 2096,2024 2101,2032 2096,2032 2096,2036 2105,2036 2109,2041 2113,2045 2113,2049 2109,2053 2109,2070 2105,2075 2109,2083 2109,2087 2105,2092 2105,2100 2092,2117 2092,2125 2088,2130 2088,2138 2084,2138 2080,2142 2071,2142 2071,2155 2067,2168 2071,2176 2075,2176 2075,2180 2088,2193 2088,2197 2101,2197 2105,2193 2109,2189 2126,2189 2135,2193 2135,2197 2143,2211 2139,2211 2130,2215 2126,2220 2122,2220 2122,2245 2126,2253 2126,2262 2122,2266 2122,2279 2126,2283 2126,2287 2122,2291 2118,2291 2113,2296 2113,2291 2109,2291 2105,2296 2101,2296 2096,2300 2096,2308 2088,2308 2080,2317 2075,2313 2067,2313 2058,2308 1944,2270 1910,2270 1898,2275 1859,2304 1787,2376 1754,2389 1694,2402 1644,2431 1618,2444 1601,2444 1550,2427 1538,2423 1512,2423 1432,2431 1347,2393 1309,2389 1284,2393 1275,2397 1241,2423 1212,2440 1186,2444 1123,2444 1089,2435 1068,2414 1059,2402 1051,2376 1042,2317 1038,2300 1030,2296 992,2291 941,2283 822,2241 793,2232 771,2236 733,2266 721,2279 695,2291 683,2291 643,2296 639,2296 588,2287 542,2296 529,2304 516,2342 504,2359 491,2372 466,2385 402,2397 377,2414 334,2418 313,2418 275,2414 216,2410 178,2389 169,2368 161,2351 148,2317 131,2266 119,2253 80,2228 47,2197 42,2189 21,2172 4,2155 0,2142 0,2130 8,2104 4,2096 8,2100 25,2117 42,2155 51,2168 55,2159 59,2159 59,2172 63,2172 72,2168 76,2168 80,2172 89,2189 97,2193 106,2197 106,2211 119,2211 123,2197 123,2193 127,2180 127,2176 131,2172 131,2168 119,2168 119,2163 114,2163 119,2159 123,2155 127,2155 131,2151 127,2147 123,2147 119,2151 114,2155 110,2147 110,2142 114,2138 119,2134 131,2130 135,2130 140,2125 140,2117 135,2108 135,2104 140,2104 144,2096 144,2092 140,2092 135,2087 140,2083 131,2075 131,2070 135,2062 127,2062 127,2058 135,2053 131,2049 123,2049 123,2041 127,2036 131,2032 140,2032 140,2024 144,2015 144,2007 152,2011 157,2007 165,1998 165,1990 174,1977 174,1973 169,1969 165,1969 165,1981 161,1981 161,1969 157,1969 148,1973 148,1960 144,1956 144,1952 148,1952 152,1956 157,1956 157,1952 152,1948 148,1948 157,1948 165,1943 169,1935 169,1905 178,1901 186,1888 195,1876 203,1871 203,1863 212,1863 212,1859 216,1859 212,1850 212,1842 203,1842 199,1838 190,1838 186,1833 186,1821 190,1816 199,1816 207,1812 207,1804 212,1799 229,1804 237,1804 241,1799 241,1795 237,1791 233,1787 233,1782 246,1774 250,1774 254,1782 258,1782 267,1787 271,1791 275,1795">
          <text:p/>
        </draw:polygon>
        <draw:polygon draw:style-name="gr8" draw:text-style-name="P1" draw:layer="layout" svg:width="1.955cm" svg:height="1.283cm" svg:x="12.065cm" svg:y="6.857cm" svg:viewBox="0 0 1956 1284" draw:points="1347,382 1351,378 1364,378 1364,370 1368,370 1376,370 1385,366 1406,357 1427,349 1444,349 1448,344 1453,340 1461,336 1465,336 1478,323 1478,311 1482,306 1486,306 1491,302 1486,298 1491,294 1491,281 1486,272 1812,382 1812,408 1817,429 1821,442 1829,454 1838,459 1850,476 1855,488 1855,501 1859,522 1876,526 1906,526 1927,522 1931,522 1935,526 1935,552 1948,581 1948,590 1944,598 1939,603 1944,607 1944,615 1948,628 1952,636 1956,649 1956,666 1952,675 1956,683 1956,687 1952,692 1952,717 1948,725 1944,730 1948,738 1948,755 1944,759 1939,768 1939,785 1931,797 1918,806 1914,814 1910,823 1906,831 1906,861 1884,886 1880,890 1880,903 1876,903 1876,907 1880,912 1876,916 1876,920 1872,924 1867,933 1867,946 1863,946 1867,950 1863,954 1859,971 1859,975 1850,979 1838,992 1829,996 1821,996 1812,992 1804,996 1791,1005 1774,1022 1749,1051 1740,1064 1732,1073 1719,1089 1702,1098 1694,1102 1685,1111 1673,1128 1668,1132 1664,1136 1664,1140 1652,1140 1647,1144 1643,1149 1635,1149 1635,1153 1630,1153 1622,1166 1613,1174 1609,1178 1601,1191 1592,1191 1592,1195 1588,1200 1588,1204 1584,1204 1584,1208 1580,1212 1580,1216 1571,1216 1567,1221 1567,1233 1558,1242 1554,1246 1546,1246 1546,1255 1537,1255 1533,1259 1525,1263 1516,1263 1512,1259 1508,1255 1499,1250 1478,1250 1469,1255 1444,1255 1440,1259 1436,1259 1431,1267 1427,1276 1423,1280 1410,1280 1402,1284 1398,1280 1389,1280 1376,1276 1364,1271 1355,1271 1351,1263 1342,1263 1326,1255 1309,1242 1304,1242 1292,1238 1262,1238 1254,1233 1249,1233 1232,1225 1215,1221 1203,1216 1186,1216 1182,1212 1173,1204 1165,1195 1160,1183 1156,1178 1148,1174 1131,1174 1105,1170 1093,1166 1084,1161 1063,1153 1055,1153 1042,1144 1029,1144 1021,1140 1012,1140 1008,1136 1000,1136 987,1123 983,1123 978,1128 974,1123 957,1123 936,1123 919,1115 890,1089 868,1060 851,1013 847,954 826,886 809,861 784,806 754,780 724,759 712,742 695,730 674,700 592,645 474,577 355,484 325,471 296,467 215,471 190,471 80,480 0,497 12,484 12,480 8,467 16,454 16,438 12,425 16,412 12,399 21,374 50,361 59,353 67,344 84,340 101,344 110,332 122,332 131,340 148,344 156,340 169,344 182,340 207,332 232,319 262,302 279,294 296,289 330,268 342,255 372,217 393,205 431,196 448,170 461,161 474,144 486,132 499,111 520,94 533,68 588,30 622,5 639,0 652,9 665,17 678,13 686,34 691,68 691,119 707,132 720,144 729,157 733,166 733,178 729,187 724,205 724,230 729,234 733,234 737,239 741,247 746,255 746,260 750,260 750,264 754,264 754,268 758,268 758,272 763,272 763,277 767,277 767,281 771,285 775,289 771,289 771,294 775,294 775,298 779,302 775,302 779,306 775,306 779,311 779,315 788,323 801,323 809,327 813,332 818,336 822,340 822,344 826,344 830,349 834,353 839,357 860,361 877,361 902,370 919,374 957,374 983,382 991,382 991,387 995,387 1000,399 1004,404 1008,412 1017,412 1025,408 1038,408 1038,387 1050,374 1055,378 1063,387 1067,387 1080,391 1097,391 1101,399 1101,412 1105,421 1114,425 1127,433 1135,442 1144,459 1152,467 1186,488 1190,493 1215,488 1220,484 1224,476 1228,463 1237,450 1245,433 1245,429 1249,429 1254,425 1275,408 1275,399 1279,399 1283,395 1309,395 1317,391 1330,395 1330,391 1338,391">
          <text:p/>
        </draw:polygon>
        <draw:polygon draw:style-name="gr8" draw:text-style-name="P1" draw:layer="layout" svg:width="2.349cm" svg:height="1.744cm" svg:x="17.386cm" svg:y="4.851cm" svg:viewBox="0 0 2350 1745" draw:points="847,292 852,288 852,284 860,279 869,271 877,267 881,262 886,258 894,250 903,237 915,224 932,203 936,190 941,186 953,182 962,173 966,169 966,161 970,157 974,152 974,148 966,144 966,140 974,127 996,110 1017,93 1042,76 1046,72 1051,51 1055,42 1051,25 1051,17 1055,8 1059,0 1068,0 1097,4 1127,13 1135,17 1152,25 1165,34 1190,46 1228,68 1241,80 1245,89 1250,97 1250,101 1262,110 1271,114 1296,131 1313,140 1326,144 1339,157 1343,161 1347,161 1351,169 1368,169 1372,173 1381,169 1389,169 1402,173 1411,178 1419,182 1449,190 1478,199 1491,216 1499,254 1504,271 1508,292 1508,296 1529,313 1533,322 1538,330 1550,347 1563,355 1580,381 1584,385 1597,398 1597,406 1601,411 1609,449 1622,482 1626,504 1635,521 1635,525 1639,529 1639,550 1643,550 1643,554 1648,559 1648,567 1652,571 1648,576 1648,601 1643,614 1643,618 1656,622 1694,622 1698,618 1698,609 1707,605 1715,597 1728,597 1745,588 1766,588 1770,584 1787,576 1792,567 1804,563 1817,550 1838,533 1851,525 1868,504 1880,478 1885,474 1889,470 1902,461 1906,453 1910,453 1919,449 1927,449 1931,453 1935,457 1944,466 1952,478 1957,482 1969,495 1978,508 1999,525 2007,529 2012,533 2029,533 2037,538 2041,538 2046,542 2050,546 2054,550 2058,554 2075,559 2079,563 2096,580 2109,597 2130,614 2139,626 2151,639 2164,643 2173,656 2181,677 2189,694 2202,711 2206,715 2211,720 2228,745 2236,753 2257,770 2266,783 2270,796 2274,804 2274,834 2270,851 2266,863 2261,876 2257,880 2261,885 2261,897 2266,902 2278,910 2300,923 2308,923 2312,927 2325,948 2325,957 2329,974 2325,986 2325,990 2329,995 2338,999 2346,1012 2346,1016 2350,1033 2350,1046 2346,1067 2346,1075 2338,1088 2329,1101 2316,1117 2295,1156 2283,1173 2253,1206 2244,1215 2240,1232 2228,1249 2219,1275 2215,1288 2211,1301 2202,1322 2198,1334 2198,1343 2194,1351 2198,1364 2198,1381 2211,1415 2215,1419 2215,1423 2219,1428 2215,1432 2206,1436 2198,1440 2194,1440 2194,1457 2185,1474 2173,1491 2173,1499 2151,1525 2143,1538 2139,1542 2134,1559 2126,1576 2122,1584 2113,1593 2101,1631 2092,1643 2084,1665 2075,1677 2071,1682 2071,1694 2067,1711 2067,1745 2050,1741 2029,1741 2024,1732 2012,1703 2003,1690 1999,1673 1999,1665 1995,1660 1986,1660 1969,1665 1952,1665 1923,1648 1897,1626 1885,1618 1876,1610 1855,1601 1847,1601 1847,1605 1838,1618 1834,1635 1821,1648 1813,1656 1787,1656 1745,1648 1741,1648 1703,1652 1686,1660 1677,1665 1669,1669 1652,1665 1639,1660 1631,1656 1605,1643 1593,1635 1571,1626 1559,1626 1538,1631 1516,1631 1508,1635 1495,1631 1470,1614 1466,1605 1453,1605 1449,1601 1444,1601 1432,1593 1415,1584 1398,1584 1377,1576 1351,1576 1347,1571 1334,1567 1326,1567 1322,1563 1309,1563 1296,1567 1288,1567 1275,1571 1250,1571 1241,1567 1224,1563 1212,1571 1203,1571 1190,1567 1144,1567 1131,1576 1123,1576 1106,1567 1101,1567 1101,1529 1097,1525 1093,1521 1080,1512 1072,1512 1063,1516 1046,1516 1042,1512 1038,1508 1034,1504 1025,1504 1021,1508 1013,1512 1008,1508 983,1508 979,1512 970,1516 966,1521 958,1521 949,1516 941,1516 941,1504 936,1499 932,1495 928,1504 919,1504 911,1499 907,1499 903,1508 903,1516 907,1521 903,1521 903,1529 890,1538 886,1538 886,1546 877,1550 869,1550 869,1559 860,1563 860,1567 852,1567 847,1571 847,1576 852,1580 847,1588 847,1593 839,1593 831,1588 831,1584 826,1588 826,1593 822,1597 822,1601 831,1601 831,1605 826,1610 818,1614 814,1618 814,1626 822,1639 822,1643 818,1643 818,1639 814,1631 809,1631 805,1626 801,1626 801,1622 784,1622 788,1618 792,1614 788,1610 780,1601 780,1593 776,1584 776,1571 780,1563 776,1546 776,1538 780,1533 776,1529 776,1508 771,1504 767,1495 763,1491 767,1483 763,1474 763,1470 759,1466 754,1461 754,1444 746,1436 746,1423 742,1419 729,1406 725,1398 720,1394 716,1385 708,1381 699,1368 687,1360 661,1360 500,1385 479,1389 471,1394 369,1394 314,1398 272,1402 238,1402 211,1398 211,1394 216,1385 216,1377 220,1334 220,1322 224,1301 228,1288 234,1275 238,1262 242,1249 246,1240 255,1232 255,1223 259,1211 259,1194 263,1168 259,1139 259,1122 268,1101 272,1092 272,1071 276,1062 276,1054 272,1050 272,1041 276,1033 280,1016 280,1003 284,982 293,974 297,965 301,957 301,927 293,927 289,923 293,897 293,880 297,872 301,863 306,855 314,842 314,834 318,821 327,808 327,775 335,753 335,728 344,715 348,694 348,686 352,669 348,648 348,639 339,622 327,609 327,597 318,584 318,571 314,559 314,529 310,495 310,482 306,474 297,466 289,449 289,444 284,427 280,419 276,406 268,402 259,389 255,385 246,381 238,381 224,377 190,377 182,372 169,368 156,364 152,360 144,355 135,347 131,339 118,326 110,317 97,309 76,296 68,288 13,288 4,279 0,271 4,258 4,254 25,250 38,250 84,254 114,258 127,262 169,279 195,284 220,284 246,279 272,279 284,271 297,267 314,250 327,245 339,241 373,241 395,237 407,224 420,216 424,199 428,190 433,186 441,186 445,195 450,212 450,220 454,228 462,241 475,250 488,258 530,258 547,262 661,292 691,300 725,317 733,330 746,339 750,343 754,347 763,347 767,343 776,334 792,313 797,309 805,305">
          <text:p/>
        </draw:polygon>
        <draw:polygon draw:style-name="gr8" draw:text-style-name="P1" draw:layer="layout" svg:width="3.726cm" svg:height="6.642cm" svg:x="10.375cm" svg:y="-0.415cm" svg:viewBox="0 0 3727 6643" draw:points="1596,0 1613,4 1630,4 1647,8 1673,8 1690,4 1702,4 1719,0 1723,0 1740,4 1753,4 1783,0 1791,0 1800,4 1804,4 1804,25 1812,25 1817,29 1838,29 1850,25 1859,25 1863,29 1863,33 1867,38 1872,55 1872,59 1876,63 1901,63 1910,59 1918,55 1939,55 1956,63 1982,80 1994,93 2011,105 2015,110 2011,114 2011,118 2015,122 2020,127 2032,118 2037,122 2037,139 2041,144 2049,144 2054,139 2058,139 2058,127 2062,127 2071,131 2079,131 2092,127 2104,127 2130,144 2147,144 2168,139 2185,131 2193,127 2227,127 2240,135 2240,148 2253,148 2261,156 2261,160 2265,160 2265,165 2278,165 2278,173 2282,173 2286,173 2295,169 2303,169 2316,177 2325,173 2341,177 2346,177 2346,182 2350,186 2367,186 2367,194 2371,199 2380,199 2380,194 2388,194 2401,203 2422,203 2439,207 2447,216 2452,220 2464,224 2464,232 2473,241 2485,245 2490,249 2502,254 2502,262 2507,266 2519,262 2532,266 2540,271 2545,275 2557,275 2566,283 2566,292 2562,300 2562,304 2566,304 2570,309 2566,313 2562,317 2562,326 2566,326 2579,334 2600,338 2612,347 2625,351 2668,351 2673,355 2681,359 2690,364 2698,376 2702,381 2719,385 2740,389 2770,389 2774,393 2778,398 2787,406 2791,410 2800,414 2808,414 2821,419 2842,419 2850,427 2859,431 2876,427 2884,431 2939,431 2944,436 2952,440 2969,444 2977,448 2994,461 3007,461 3016,470 3028,470 3041,474 3054,474 3066,470 3088,470 3100,474 3117,474 3121,478 3134,478 3138,474 3147,478 3159,478 3164,482 3172,482 3185,486 3227,486 3244,482 3248,482 3257,486 3270,486 3278,491 3286,491 3316,486 3325,486 3333,482 3354,482 3358,491 3363,499 3367,512 3380,512 3384,516 3384,525 3392,525 3405,520 3413,520 3422,525 3426,529 3430,529 3443,533 3502,537 3507,541 3511,541 3519,550 3524,554 3536,554 3549,550 3562,550 3579,546 3596,546 3604,550 3612,563 3612,567 3621,575 3629,575 3634,580 3680,580 3684,584 3693,588 3693,613 3697,626 3697,630 3706,639 3714,639 3727,647 3723,652 3714,660 3697,685 3689,698 3663,724 3659,728 3655,736 3655,745 3659,779 3659,783 3655,787 3646,795 3617,812 3608,817 3596,829 3587,842 3574,855 3566,863 3557,867 3549,872 3528,872 3519,876 3511,884 3502,893 3494,901 3477,901 3469,897 3464,893 3447,876 3443,872 3439,876 3439,884 3426,914 3426,922 3413,935 3409,944 3409,969 3405,973 3358,973 3337,978 3312,978 3303,982 3299,986 3291,990 3291,1011 3295,1049 3295,1062 3282,1088 3270,1130 3261,1143 3257,1151 3248,1155 3236,1155 3215,1160 3210,1164 3206,1168 3206,1172 3227,1193 3231,1198 3231,1219 3227,1223 3215,1232 3202,1236 3189,1240 3172,1244 3159,1248 3109,1248 3092,1253 3083,1257 3071,1265 3062,1274 3062,1299 3066,1303 3071,1312 3143,1359 3151,1367 3155,1380 3155,1388 2821,2214 2646,2637 2642,2645 2638,2650 2629,2654 2608,2654 2600,2650 2574,2645 2553,2641 2507,2641 2502,2645 2498,2650 2498,2679 2494,2684 2481,2692 2477,2700 2468,2713 2464,2726 2464,2734 2473,2751 2473,2764 2468,2772 2477,2789 2477,2794 2468,2844 2468,2849 2473,2857 2481,2870 2485,2874 2485,2899 2481,2904 2473,2904 2439,2908 2426,2916 2422,2925 2422,2959 2418,2959 2413,2967 2405,2971 2392,2988 2384,2997 2375,3001 2367,3005 2350,3014 2329,3026 2320,3031 2316,3035 2312,3039 2312,3052 2316,3081 2320,3086 2333,3107 2341,3115 2350,3128 2354,3141 2367,3153 2371,3158 2375,3170 2380,3183 2384,3196 2384,3204 2380,3213 2354,3264 2350,3272 2350,3276 2358,3289 2367,3302 2384,3331 2401,3357 2413,3374 2413,3378 2418,3391 2422,3395 2426,3403 2430,3412 2435,3424 2435,3429 2430,3454 2430,3467 2435,3479 2439,3501 2452,3522 2452,3539 2464,3560 2464,3573 2460,3581 2452,3598 2443,3606 2435,3619 2422,3632 2418,3636 2413,3645 2413,3661 2409,3674 2405,3687 2396,3695 2388,3704 2384,3708 2375,3708 2375,3700 2358,3670 2350,3653 2346,3649 2333,3640 2329,3628 2316,3623 2308,3619 2299,3615 2282,3606 2257,3598 2244,3589 2240,3585 2231,3577 2223,3577 2214,3581 2206,3581 2198,3585 2185,3598 2168,3606 2164,3611 2159,3615 2134,3615 2117,3623 2100,3623 2092,3632 2083,3640 2075,3640 2071,3645 2066,3645 2062,3640 2045,3632 1990,3632 1965,3628 1939,3628 1914,3640 1893,3649 1888,3649 1884,3666 1884,3678 1888,3683 1888,3691 1884,3695 1884,3708 1880,3716 1876,3733 1867,3747 1867,3756 1863,3760 1859,3768 1846,3781 1842,3785 1833,3806 1833,3819 1829,3832 1829,3844 1825,3853 1821,3866 1817,3874 1808,3883 1808,3887 1804,3895 1804,3921 1800,3929 1791,3942 1778,3955 1774,3959 1774,3971 1770,3980 1766,3993 1766,4001 1757,4014 1753,4035 1740,4052 1740,4065 1736,4069 1736,4073 1732,4082 1732,4094 1728,4098 1728,4107 1719,4115 1715,4124 1715,4145 1711,4149 1711,4158 1706,4170 1698,4183 1694,4187 1694,4192 1685,4204 1685,4213 1681,4217 1668,4230 1664,4242 1660,4247 1660,4255 1647,4272 1634,4281 1634,4302 1639,4310 1639,4314 1634,4319 1630,4323 1626,4323 1622,4336 1618,4340 1618,4344 1622,4357 1626,4365 1639,4369 1656,4386 1660,4395 1668,4399 1668,4408 1681,4416 1685,4420 1698,4441 1702,4454 1702,4463 1706,4467 1723,4484 1736,4492 1736,4505 1740,4505 1740,4509 1736,4518 1740,4526 1749,4522 1770,4518 1787,4513 1808,4509 1821,4501 1846,4484 1859,4479 1884,4467 1927,4446 1948,4433 1982,4412 2007,4382 2011,4378 2032,4365 2045,4357 2049,4352 2062,4336 2071,4327 2079,4323 2100,4314 2109,4310 2121,4310 2138,4314 2147,4319 2176,4327 2202,4336 2219,4344 2236,4348 2265,4352 2274,4357 2291,4369 2299,4374 2341,4378 2363,4378 2413,4374 2426,4369 2430,4369 2473,4340 2502,4314 2515,4306 2523,4302 2536,4297 2549,4297 2557,4302 2574,4306 2583,4314 2587,4323 2591,4336 2595,4348 2595,4361 2591,4378 2587,4386 2579,4399 2570,4408 2562,4416 2528,4429 2519,4433 2507,4441 2494,4458 2494,4467 2490,4488 2485,4496 2460,4530 2460,4547 2481,4590 2490,4615 2494,4623 2494,4674 2460,4695 2464,4733 2452,4742 2447,4746 2443,4784 2443,4797 2447,4805 2447,4810 2456,4814 2490,4822 2507,4831 2523,4839 2562,4869 2570,4873 2574,4882 2574,4890 2570,4903 2557,4916 2553,4924 2545,4937 2536,4945 2532,4958 2528,4971 2519,4975 2519,4983 2523,5000 2528,5017 2532,5034 2532,5047 2528,5064 2511,5081 2485,5098 2430,5123 2418,5131 2413,5140 2413,5199 2409,5208 2405,5216 2358,5258 2341,5275 2333,5284 2329,5292 2329,5305 2333,5309 2358,5330 2367,5339 2392,5368 2392,5394 2396,5402 2401,5411 2418,5428 2435,5457 2439,5462 2443,5466 2464,5474 2473,5479 2477,5487 2477,5500 2468,5508 2456,5525 2439,5542 2435,5551 2430,5563 2422,5580 2418,5589 2418,5631 2413,5648 2401,5673 2380,5699 2375,5711 2375,5737 2384,5749 2392,5758 2413,5775 2422,5779 2426,5783 2456,5783 2464,5788 2473,5788 2481,5800 2490,5809 2498,5817 2498,5826 2502,5838 2498,5851 2494,5868 2490,5881 2490,5893 2481,5898 2481,5902 2477,5910 2477,5915 2473,5923 2468,5927 2464,5936 2464,5940 2460,5953 2456,5961 2452,6025 2447,6042 2443,6046 2443,6059 2447,6063 2447,6075 2443,6084 2443,6097 2439,6101 2435,6105 2439,6118 2439,6126 2443,6135 2452,6147 2456,6156 2464,6164 2464,6173 2460,6181 2460,6186 2464,6186 2464,6194 2468,6198 2477,6202 2481,6202 2494,6207 2498,6202 2498,6198 2502,6202 2507,6202 2507,6211 2515,6215 2519,6215 2528,6211 2532,6215 2536,6219 2549,6232 2549,6241 2553,6245 2549,6249 2549,6253 2553,6262 2553,6274 2557,6279 2562,6283 2566,6287 2574,6300 2579,6313 2579,6329 2583,6334 2591,6338 2591,6342 2595,6355 2600,6355 2608,6368 2600,6372 2595,6376 2595,6389 2604,6384 2608,6384 2612,6389 2617,6393 2612,6406 2600,6427 2595,6431 2587,6435 2570,6435 2570,6440 2557,6452 2557,6473 2562,6486 2562,6495 2549,6495 2536,6490 2536,6473 2532,6465 2519,6461 2502,6461 2498,6465 2494,6469 2494,6478 2498,6482 2502,6482 2507,6486 2507,6490 2502,6490 2494,6499 2485,6499 2477,6486 2473,6482 2456,6482 2452,6486 2443,6503 2443,6507 2435,6511 2430,6516 2413,6511 2405,6516 2396,6516 2392,6511 2388,6511 2384,6503 2380,6490 2375,6482 2375,6461 2367,6461 2354,6456 2341,6461 2333,6465 2329,6465 2325,6473 2325,6478 2320,6495 2316,6499 2312,6507 2308,6507 2303,6507 2299,6495 2295,6478 2295,6473 2274,6461 2269,6461 2261,6469 2261,6495 2265,6507 2265,6511 2261,6516 2244,6516 2240,6511 2236,6507 2236,6478 2231,6473 2227,6469 2223,6465 2214,6465 2202,6469 2193,6465 2185,6461 2172,6456 2172,6444 2168,6440 2159,6435 2142,6431 2130,6423 2121,6418 2109,6410 2100,6406 2092,6406 2083,6410 2079,6410 2075,6414 2071,6418 2071,6431 2075,6431 2083,6435 2092,6431 2096,6435 2100,6435 2100,6440 2096,6444 2075,6448 2071,6452 2054,6469 2045,6469 2037,6461 2024,6448 2003,6440 1999,6440 1999,6431 2003,6427 2007,6423 1994,6414 1990,6410 1965,6410 1960,6406 1952,6401 1952,6380 1956,6380 1965,6376 1965,6368 1960,6359 1956,6359 1944,6355 1931,6346 1927,6338 1910,6325 1910,6321 1905,6317 1901,6304 1893,6300 1888,6300 1880,6308 1863,6317 1850,6313 1846,6313 1850,6325 1850,6342 1846,6351 1842,6363 1833,6376 1825,6389 1821,6393 1812,6397 1783,6397 1778,6393 1774,6389 1774,6372 1770,6368 1757,6363 1740,6346 1736,6346 1728,6351 1719,6363 1711,6372 1706,6372 1706,6384 1711,6389 1723,6393 1728,6397 1732,6410 1732,6418 1706,6418 1702,6423 1698,6427 1698,6435 1702,6440 1711,6452 1723,6461 1728,6465 1728,6473 1723,6478 1719,6478 1706,6482 1706,6503 1690,6516 1685,6516 1685,6524 1690,6528 1706,6528 1711,6533 1715,6537 1715,6545 1711,6545 1698,6554 1690,6558 1685,6558 1681,6562 1656,6562 1651,6567 1651,6575 1656,6579 1668,6588 1668,6596 1656,6600 1651,6609 1643,6617 1643,6622 1639,6622 1634,6617 1626,6609 1622,6605 1613,6605 1605,6600 1596,6596 1588,6588 1554,6588 1550,6592 1550,6626 1541,6630 1533,6638 1529,6643 1529,6638 1512,6638 1507,6638 1507,6630 1503,6622 1499,6617 1495,6609 1495,6605 1503,6600 1503,6592 1499,6592 1499,6583 1503,6579 1507,6575 1503,6571 1503,6567 1499,6567 1503,6558 1499,6558 1503,6554 1503,6550 1507,6545 1512,6541 1512,6537 1507,6528 1512,6524 1512,6499 1507,6490 1507,6486 1503,6486 1503,6461 1499,6448 1503,6440 1499,6427 1499,6418 1495,6414 1491,6410 1486,6406 1486,6393 1482,6393 1482,6389 1478,6384 1469,6380 1461,6372 1461,6368 1457,6355 1457,6351 1448,6334 1444,6325 1436,6317 1431,6308 1423,6296 1419,6291 1414,6283 1406,6279 1402,6274 1393,6266 1389,6262 1376,6262 1372,6257 1368,6253 1364,6253 1359,6249 1351,6245 1355,6241 1359,6236 1364,6232 1364,6224 1359,6211 1359,6202 1355,6194 1347,6186 1347,6130 1342,6122 1342,6118 1338,6101 1338,6084 1334,6080 1334,6075 1338,6067 1330,6050 1334,6042 1334,6037 1330,6025 1325,6020 1321,6020 1321,5999 1317,5987 1309,5965 1309,5936 1304,5923 1296,5902 1292,5885 1296,5876 1300,5868 1309,5847 1309,5817 1300,5805 1300,5800 1296,5796 1262,5766 1253,5754 1245,5741 1245,5737 1241,5724 1237,5716 1237,5711 1215,5694 1190,5678 1186,5673 1182,5665 1186,5656 1190,5652 1198,5644 1203,5635 1207,5631 1203,5622 1198,5618 1198,5614 1262,5589 1270,5580 1270,5572 1266,5538 1266,5517 1275,5479 1279,5466 1275,5453 1275,5440 1266,5432 1262,5428 1241,5415 1232,5407 1228,5402 1224,5398 1220,5381 1220,5368 1215,5347 1211,5335 1156,5220 1148,5208 1016,5199 1012,5203 991,5216 974,5220 953,5225 944,5229 940,5229 932,5237 915,5254 911,5258 902,5258 872,5241 847,5229 822,5203 809,5199 796,5191 758,5161 741,5153 733,5148 724,5131 707,5093 699,5076 699,5051 712,5030 716,5013 720,5009 724,5004 754,4992 779,4979 788,4966 792,4954 792,4937 788,4924 784,4911 775,4903 767,4894 758,4890 754,4886 754,4869 758,4865 762,4856 767,4852 788,4835 813,4818 843,4805 851,4801 851,4797 856,4789 441,4793 420,4814 403,4831 373,4844 352,4852 326,4852 314,4848 305,4852 301,4848 297,4848 293,4852 288,4856 284,4860 267,4865 254,4873 233,4882 225,4886 208,4886 195,4890 182,4894 170,4903 166,4907 161,4907 144,4911 115,4911 106,4916 110,4903 115,4886 115,4865 110,4856 106,4848 98,4839 89,4822 89,4814 94,4810 89,4801 94,4793 89,4780 94,4772 89,4763 85,4746 85,4729 81,4725 77,4721 77,4704 72,4700 68,4691 68,4687 64,4662 68,4657 68,4649 72,4640 72,4611 77,4602 77,4598 72,4598 68,4594 68,4585 72,4581 72,4568 68,4543 77,4535 77,4526 72,4518 72,4513 81,4496 85,4492 89,4488 89,4484 94,4475 89,4471 89,4463 94,4454 98,4441 102,4429 102,4408 98,4378 102,4340 102,4302 98,4289 94,4264 89,4251 89,4242 85,4238 81,4234 72,4225 72,4209 68,4204 72,4183 68,4183 68,4175 72,4162 77,4141 72,4132 72,4128 77,4124 81,4111 85,4094 89,4086 89,4082 94,4077 94,4060 98,4056 102,4052 102,4048 106,4043 102,4035 102,4031 106,4022 110,4018 123,4014 127,4010 127,4005 123,4001 106,3993 102,3984 94,3980 89,3976 89,3963 85,3959 81,3955 64,3929 55,3916 47,3912 43,3904 43,3878 39,3870 34,3861 34,3857 30,3844 26,3815 26,3806 22,3802 22,3798 26,3785 26,3777 17,3768 0,3747 0,3716 9,3708 17,3695 30,3691 47,3687 55,3683 64,3670 81,3649 94,3640 102,3632 123,3628 166,3623 178,3628 187,3628 208,3640 229,3645 242,3653 250,3640 284,3606 288,3598 293,3585 301,3573 309,3556 326,3543 339,3526 343,3513 348,3505 343,3496 339,3479 339,3467 348,3454 356,3433 364,3412 364,3399 360,3369 348,3314 348,3302 335,3264 335,3259 339,3247 339,3242 331,3225 314,3200 309,3192 309,3187 314,3162 314,3149 309,3145 301,3132 293,3107 284,3081 284,3077 288,3069 288,3060 301,3048 314,3026 318,3018 331,3014 335,3001 335,2984 331,2954 335,2938 326,2916 326,2891 314,2870 309,2861 309,2827 314,2819 322,2811 335,2802 348,2798 390,2781 403,2772 415,2768 424,2764 432,2760 445,2751 445,2743 449,2700 453,2688 458,2684 500,2629 508,2624 534,2612 542,2607 547,2595 580,2540 602,2510 618,2493 657,2459 669,2438 674,2434 682,2425 686,2421 686,2400 682,2391 678,2387 669,2379 665,2362 657,2345 648,2336 640,2328 631,2319 614,2315 602,2315 568,2328 563,2328 563,2311 585,2286 597,2273 597,2269 602,2235 606,2201 618,2171 623,2159 623,2150 618,2142 610,2125 602,2099 602,2082 606,2061 610,2044 631,2019 635,2010 640,2002 640,1981 631,1964 631,1955 635,1951 635,1943 644,1938 669,1905 699,1867 712,1854 720,1841 737,1837 758,1828 767,1833 792,1833 801,1824 809,1811 813,1811 826,1803 830,1799 851,1790 856,1790 868,1795 881,1795 915,1769 923,1761 957,1723 966,1706 983,1680 1004,1655 1012,1634 1021,1629 1038,1617 1046,1617 1063,1613 1071,1608 1076,1604 1084,1591 1084,1587 1088,1570 1084,1549 1080,1536 1076,1532 1071,1528 1055,1519 1042,1511 1038,1502 1029,1494 1021,1481 1012,1473 1004,1469 1004,1452 995,1439 999,1430 1016,1380 1025,1359 1033,1342 1033,1325 1029,1308 1029,1282 1033,1270 1046,1257 1050,1253 1046,1248 1046,1244 1033,1232 1025,1215 1021,1202 1021,1189 1025,1181 1042,1147 1059,1121 1063,1113 1076,1105 1093,1092 1101,1079 1122,1066 1131,1062 1148,1058 1173,1058 1182,1062 1198,1066 1245,1066 1245,1062 1224,982 1224,961 1237,935 1245,910 1253,872 1258,867 1283,846 1287,834 1287,774 1283,762 1283,749 1287,719 1283,702 1279,690 1270,677 1253,664 1249,652 1245,643 1241,618 1241,597 1258,575 1262,567 1262,541 1258,525 1262,516 1262,512 1258,503 1253,491 1249,482 1224,457 1220,444 1215,436 1215,406 1224,385 1228,376 1232,368 1237,368 1241,359 1249,347 1253,330 1253,309 1258,296 1262,287 1275,275 1296,262 1313,249 1321,245 1342,245 1355,237 1359,228 1364,216 1364,186 1359,169 1359,152 1364,148 1376,135 1385,127 1389,127 1402,122 1414,122 1431,131 1457,148 1478,152 1495,156 1507,152 1520,148 1537,135 1558,122 1567,110 1571,97 1575,84 1575,42 1579,25 1584,12 1592,4">
          <text:p/>
        </draw:polygon>
        <draw:polygon draw:style-name="gr8" draw:text-style-name="P1" draw:layer="layout" svg:width="1.639cm" svg:height="1.583cm" svg:x="20.061cm" svg:y="7.264cm" svg:viewBox="0 0 1640 1584" draw:points="1585,457 1585,504 1589,512 1585,525 1580,538 1568,546 1555,554 1542,567 1538,576 1538,609 1534,626 1538,656 1542,660 1559,677 1568,681 1572,694 1585,724 1597,741 1606,758 1610,766 1623,779 1631,783 1635,792 1640,796 1640,804 1635,808 1593,838 1585,847 1572,855 1563,859 1551,868 1542,876 1538,885 1542,906 1546,923 1559,944 1568,961 1572,974 1572,1007 1568,1050 1568,1062 1559,1079 1555,1096 1525,1143 1513,1156 1500,1173 1487,1185 1479,1202 1470,1211 1458,1215 1403,1215 1398,1219 1390,1228 1381,1236 1377,1240 1373,1244 1364,1244 1343,1236 1335,1236 1331,1240 1301,1270 1288,1283 1280,1287 1276,1295 1250,1308 1242,1312 1233,1316 1220,1316 1204,1312 1195,1308 1170,1291 1165,1287 1157,1291 1149,1291 1132,1304 1098,1338 1081,1350 1068,1371 1064,1376 1055,1397 1030,1453 1022,1487 1022,1499 1017,1504 1009,1512 958,1546 954,1546 916,1555 911,1555 899,1567 890,1580 886,1580 882,1584 861,1584 827,1576 801,1576 793,1571 780,1567 772,1567 768,1559 759,1546 759,1529 780,1495 831,1453 835,1439 839,1405 878,1312 869,1240 856,1194 835,1160 784,1109 751,1071 649,1003 619,999 598,999 560,1012 539,1029 530,1046 535,1062 539,1071 594,1181 598,1211 611,1244 611,1261 594,1283 569,1300 552,1300 518,1291 505,1300 497,1295 484,1291 467,1274 429,1228 425,1219 420,1211 416,1206 411,1198 402,1189 402,1168 398,1160 386,1130 373,1122 356,1122 314,1126 246,1109 203,1109 178,1105 119,1054 106,1046 81,1046 34,1075 34,1079 30,1067 30,1050 26,1050 26,1046 21,1041 21,1033 17,1024 17,1016 13,1012 13,999 9,990 0,982 0,965 5,961 9,961 13,957 13,952 17,948 21,948 30,940 34,935 38,931 51,931 72,923 93,923 119,902 127,885 132,876 127,868 132,863 127,859 127,855 123,847 115,834 110,817 115,817 123,813 144,808 153,808 161,804 174,800 178,796 178,792 182,779 191,736 191,690 199,673 203,660 212,648 220,635 225,622 225,609 220,597 212,584 212,580 216,571 225,550 225,495 267,423 381,245 386,237 398,228 411,224 463,224 475,220 437,17 442,21 446,21 450,17 450,8 454,8 454,13 463,13 475,17 480,13 475,4 475,0 480,0 484,4 488,8 492,8 492,21 497,34 497,55 505,55 509,59 518,63 518,68 522,72 522,76 514,89 514,93 522,93 530,97 539,97 543,93 543,85 552,85 552,80 556,76 564,63 573,68 569,72 573,72 577,76 581,80 581,85 585,89 590,89 590,93 585,97 594,101 598,101 598,110 602,114 611,123 615,131 615,140 619,144 624,144 624,135 632,131 641,118 649,118 657,114 662,118 814,241 823,237 839,233 844,237 856,237 869,241 907,241 954,228 966,224 975,224 988,216 1085,415 1098,402 1165,368 1187,360 1204,347 1220,334 1254,305 1271,288 1288,275 1314,262 1373,250 1432,250 1462,254 1491,258 1517,254 1546,250 1568,241 1580,262 1597,284 1606,296 1610,309 1610,334 1606,343 1597,368 1589,389 1580,402 1580,419">
          <text:p/>
        </draw:polygon>
        <draw:polygon draw:style-name="gr8" draw:text-style-name="P1" draw:layer="layout" svg:width="2.21cm" svg:height="3.221cm" svg:x="7.183cm" svg:y="3.001cm" svg:viewBox="0 0 2211 3222" draw:points="1017,224 1017,212 1022,203 1026,186 1022,178 1022,173 1009,152 1009,135 1017,123 1022,80 1022,76 1017,72 1009,55 1013,46 1017,38 1013,34 984,17 984,13 979,8 984,0 988,4 992,8 1005,13 1022,21 1034,25 1039,25 1043,30 1051,34 1056,38 1085,38 1089,34 1102,34 1106,25 1128,17 1132,17 1153,13 1161,13 1166,8 1170,8 1174,13 1187,21 1204,21 1212,25 1225,25 1233,30 1238,38 1246,38 1255,34 1267,38 1271,38 1276,34 1293,34 1297,25 1301,25 1314,30 1318,25 1327,25 1331,30 1335,30 1335,25 1343,30 1348,25 1356,25 1360,30 1411,30 1420,38 1454,38 1470,42 1483,42 1500,38 1521,38 1525,34 1534,30 1547,25 1555,25 1564,30 1568,30 1576,25 1606,25 1610,21 1619,21 1619,30 1623,30 1623,25 1627,25 1636,30 1640,34 1644,38 1648,38 1652,38 1657,42 1661,42 1682,42 1682,38 1691,38 1695,46 1695,42 1699,46 1703,46 1712,46 1712,51 1720,55 1724,55 1729,59 1729,63 1733,59 1729,59 1729,55 1733,55 1737,59 1741,59 1746,55 1750,59 1754,63 1763,63 1763,55 1767,51 1771,55 1779,55 1784,59 1784,63 1788,63 1792,68 1792,63 1796,72 1801,72 1801,68 1809,72 1813,72 1818,72 1818,76 1826,76 1830,80 1835,76 1843,76 1851,76 1851,72 1860,72 1864,76 1864,80 1873,80 1868,85 1868,89 1864,93 1864,106 1873,106 1868,110 1877,110 1877,118 1881,118 1885,118 1885,123 1890,118 1890,123 1894,123 1898,131 1894,135 1898,135 1898,140 1902,140 1915,144 1915,140 1919,135 1923,135 1928,140 1932,140 1936,135 1940,135 1940,165 1945,169 1940,173 1949,182 1949,190 1953,195 1949,199 1953,199 1953,216 1957,220 1974,220 1974,216 1991,216 1995,220 2000,220 2000,224 1987,233 1991,241 1987,241 1987,245 1991,250 2000,254 2012,254 2021,245 2029,241 2046,241 2059,250 2076,250 2080,254 2089,262 2101,271 2105,275 2114,275 2135,279 2148,279 2156,288 2165,288 2182,284 2190,279 2199,284 2203,288 2207,292 2207,296 2203,300 2203,305 2207,305 2203,309 2207,313 2207,317 2211,317 2207,322 2203,322 2203,326 2199,326 2199,334 2194,339 2190,339 2190,343 2186,343 2186,347 2190,347 2190,343 2194,343 2190,347 2194,351 2199,356 2194,360 2199,360 2199,364 2194,364 2190,368 2190,372 2182,377 2177,377 2177,381 2182,394 2182,398 2186,402 2186,411 2190,415 2190,419 2186,423 2190,423 2194,427 2190,432 2194,432 2194,436 2199,436 2203,440 2199,440 2199,444 2203,449 2203,466 2199,470 2199,483 2203,483 2203,495 2194,499 2199,504 2199,508 2194,508 2194,516 2190,516 2190,521 2186,521 2177,521 2177,525 2173,525 2169,516 2165,516 2165,521 2160,521 2160,525 2156,529 2156,525 2152,521 2152,525 2148,525 2144,529 2148,529 2144,529 2144,533 2139,529 2135,533 2135,538 2131,538 2135,542 2135,546 2139,546 2139,550 2144,550 2144,554 2139,559 2139,567 2135,567 2135,571 2131,576 2122,576 2122,580 2127,580 2127,584 2122,584 2122,588 2122,584 2118,584 2118,593 2114,593 2114,597 2118,601 2118,605 2114,610 2118,610 2118,614 2114,614 2114,626 2118,626 2122,631 2114,631 2114,635 2118,639 2118,643 2114,643 2110,639 2110,660 2105,652 2101,660 2101,673 2093,677 2093,681 2089,686 2084,690 2084,698 2080,703 2080,707 2089,707 2089,711 2080,711 2076,711 2076,715 2080,715 2080,720 2076,720 2072,720 2080,724 2080,732 2072,732 2076,737 2076,741 2080,741 2076,745 2076,749 2080,753 2076,758 2076,762 2080,762 2080,770 2072,775 2072,796 2063,796 2059,792 2055,796 2050,808 2050,817 2046,821 2046,825 2042,830 2042,834 2038,838 2038,842 2033,842 2033,847 2042,847 2042,851 2038,851 2038,855 2033,855 2033,864 2029,859 2025,859 2025,872 2033,872 2029,876 2021,876 2021,889 2017,893 2012,897 2008,897 2004,902 1995,902 1995,906 1991,906 1991,914 1987,919 1983,919 1978,923 1983,927 1978,927 1978,931 1974,935 1970,940 1970,944 1966,944 1966,952 1962,957 1962,969 1957,965 1953,969 1957,974 1957,978 1953,982 1957,986 1953,991 1957,995 1953,999 1949,1003 1949,1007 1953,1020 1949,1020 1945,1029 1945,1033 1949,1037 1949,1054 1945,1062 1940,1062 1936,1067 1940,1071 1936,1075 1940,1079 1936,1084 1940,1084 1936,1092 1940,1096 1936,1101 1932,1101 1936,1105 1932,1105 1932,1109 1936,1109 1940,1113 1945,1113 1940,1122 1945,1122 1940,1126 1940,1130 1936,1130 1936,1134 1928,1139 1932,1143 1928,1147 1928,1151 1932,1156 1923,1156 1928,1156 1928,1164 1919,1168 1915,1168 1915,1177 1915,1173 1911,1173 1915,1181 1911,1181 1911,1189 1915,1189 1911,1194 1915,1198 1911,1198 1911,1202 1906,1206 1911,1206 1915,1211 1911,1215 1915,1219 1911,1219 1906,1215 1906,1219 1911,1223 1906,1228 1911,1228 1911,1232 1906,1236 1906,1245 1911,1249 1915,1249 1915,1253 1919,1253 1923,1257 1923,1261 1915,1261 1919,1266 1919,1270 1915,1270 1915,1278 1919,1278 1923,1283 1923,1287 1919,1291 1923,1291 1923,1295 1919,1300 1928,1300 1928,1304 1919,1308 1923,1312 1915,1312 1911,1316 1906,1325 1902,1325 1898,1321 1894,1325 1885,1325 1881,1321 1873,1321 1868,1333 1856,1333 1860,1338 1856,1342 1851,1342 1847,1338 1847,1342 1843,1342 1843,1346 1847,1346 1847,1350 1843,1346 1839,1346 1839,1350 1843,1350 1847,1355 1843,1355 1843,1359 1839,1359 1839,1363 1835,1367 1835,1393 1830,1393 1822,1393 1818,1397 1822,1401 1826,1405 1822,1405 1818,1405 1822,1410 1818,1410 1818,1414 1822,1418 1818,1414 1813,1418 1818,1422 1818,1431 1822,1435 1818,1435 1818,1439 1813,1439 1818,1439 1822,1443 1822,1448 1818,1448 1813,1452 1809,1452 1805,1452 1809,1456 1805,1460 1805,1465 1801,1469 1801,1465 1796,1460 1796,1465 1792,1460 1788,1465 1792,1465 1788,1469 1788,1473 1792,1473 1796,1473 1796,1477 1792,1477 1788,1482 1788,1486 1796,1486 1792,1490 1796,1494 1792,1494 1788,1494 1788,1499 1792,1499 1788,1507 1784,1503 1784,1511 1788,1511 1784,1515 1779,1515 1771,1520 1775,1520 1775,1524 1771,1524 1771,1528 1775,1528 1775,1524 1775,1532 1771,1532 1771,1528 1767,1528 1767,1532 1771,1532 1775,1537 1767,1537 1771,1541 1767,1541 1763,1541 1763,1549 1771,1549 1763,1554 1763,1558 1758,1558 1754,1566 1763,1562 1763,1566 1758,1566 1754,1570 1754,1575 1750,1575 1754,1575 1754,1579 1750,1583 1754,1587 1750,1592 1746,1596 1750,1600 1741,1604 1737,1609 1737,1613 1733,1609 1729,1613 1720,1613 1724,1617 1724,1621 1720,1621 1720,1630 1729,1630 1733,1630 1729,1634 1733,1638 1737,1638 1741,1642 1737,1647 1741,1647 1746,1647 1746,1651 1737,1651 1741,1655 1737,1659 1729,1659 1724,1664 1720,1672 1716,1676 1720,1676 1724,1676 1720,1685 1716,1689 1720,1689 1720,1693 1724,1693 1724,1706 1720,1710 1724,1710 1724,1714 1716,1719 1716,1723 1720,1731 1720,1736 1724,1740 1729,1744 1729,1748 1724,1753 1724,1757 1737,1757 1737,1765 1733,1769 1729,1774 1724,1774 1729,1774 1729,1778 1733,1778 1733,1786 1737,1786 1733,1791 1729,1791 1729,1795 1741,1795 1741,1799 1737,1799 1733,1803 1733,1808 1737,1820 1737,1829 1733,1829 1720,1838 1720,1842 1733,1842 1737,1851 1733,1851 1737,1859 1737,1868 1741,1876 1741,1881 1746,1885 1746,1889 1741,1889 1737,1893 1724,1893 1724,1906 1720,1910 1712,1919 1708,1923 1708,1927 1712,1927 1716,1936 1720,1944 1720,1952 1724,1961 1724,1986 1720,1986 1724,1991 1729,1991 1729,1986 1733,1982 1737,1986 1741,1986 1741,1978 1746,1978 1746,1982 1741,1991 1746,1991 1750,1986 1754,1986 1754,1991 1750,1995 1750,1999 1754,1999 1763,2003 1763,2008 1767,2008 1754,2003 1750,2008 1741,2008 1733,2029 1733,2033 1720,2033 1712,2029 1708,2033 1703,2037 1708,2037 1712,2041 1716,2050 1724,2063 1729,2079 1729,2084 1733,2084 1737,2079 1741,2079 1741,2084 1737,2088 1733,2105 1733,2109 1729,2109 1724,2113 1720,2122 1720,2135 1716,2143 1712,2160 1712,2173 1708,2177 1708,2181 1699,2181 1686,2190 1682,2190 1686,2198 1699,2202 1703,2211 1699,2215 1695,2219 1691,2223 1691,2232 1686,2232 1682,2236 1686,2240 1686,2245 1682,2249 1682,2253 1678,2266 1678,2278 1669,2295 1669,2304 1674,2308 1669,2317 1669,2321 1674,2325 1678,2329 1686,2333 1686,2338 1678,2338 1678,2342 1678,2338 1674,2338 1669,2333 1665,2342 1661,2342 1657,2342 1652,2346 1652,2363 1657,2367 1661,2372 1665,2376 1669,2380 1674,2380 1678,2376 1686,2376 1686,2384 1678,2389 1678,2393 1669,2393 1661,2393 1657,2389 1652,2389 1648,2393 1644,2401 1644,2414 1648,2418 1648,2427 1652,2422 1657,2422 1657,2431 1661,2431 1661,2435 1657,2435 1652,2439 1636,2439 1623,2431 1614,2431 1614,2452 1619,2460 1619,2482 1627,2486 1627,2490 1623,2494 1623,2503 1619,2507 1619,2520 1602,2524 1593,2528 1593,2541 1597,2541 1602,2545 1602,2537 1606,2537 1606,2545 1602,2558 1602,2571 1597,2575 1593,2579 1593,2587 1589,2592 1585,2596 1581,2604 1576,2613 1576,2621 1585,2626 1593,2630 1593,2643 1597,2643 1597,2647 1606,2647 1606,2651 1602,2655 1602,2693 1593,2702 1589,2714 1585,2719 1581,2731 1576,2736 1576,2744 1581,2753 1581,2761 1585,2765 1589,2774 1585,2778 1585,2795 1581,2799 1581,2803 1585,2808 1585,2816 1589,2825 1593,2825 1597,2829 1597,2833 1589,2833 1589,2837 1606,2846 1610,2850 1610,2854 1606,2858 1597,2875 1597,2880 1602,2884 1602,2897 1606,2901 1614,2909 1619,2913 1640,2913 1644,2918 1644,2926 1636,2930 1627,2930 1623,2935 1623,2939 1614,2939 1619,2943 1619,2947 1606,2947 1606,2952 1602,2960 1602,2973 1597,2981 1593,2981 1593,2985 1602,2990 1602,2994 1597,2998 1593,2990 1593,2994 1589,2994 1597,3002 1602,3007 1597,3011 1589,3007 1589,3019 1585,3019 1585,3015 1581,3011 1576,3011 1568,3015 1564,3019 1568,3019 1564,3024 1555,3015 1551,3019 1551,3028 1559,3032 1564,3032 1564,3045 1568,3049 1576,3053 1576,3057 1572,3057 1568,3062 1568,3066 1576,3062 1581,3066 1581,3070 1576,3074 1572,3083 1568,3087 1559,3087 1551,3091 1547,3091 1542,3095 1542,3104 1547,3104 1555,3100 1555,3104 1547,3112 1542,3112 1542,3121 1538,3121 1534,3121 1534,3104 1530,3104 1525,3104 1525,3117 1521,3117 1517,3112 1513,3108 1509,3108 1509,3117 1513,3125 1509,3129 1509,3134 1513,3138 1513,3151 1509,3155 1509,3172 1504,3167 1500,3163 1496,3163 1496,3176 1479,3176 1483,3184 1483,3197 1479,3214 1466,3218 1403,3222 1356,3214 1271,3184 1102,3138 1051,3129 975,3121 920,3104 890,3087 840,3074 789,3070 747,3083 721,3100 683,3134 675,3138 573,3159 525,3163 496,3155 453,3134 394,3079 335,3036 318,3028 221,3015 208,3015 149,3024 119,3024 115,3015 115,3002 119,2990 123,2985 119,2977 123,2973 127,2968 132,2964 132,2960 127,2956 127,2947 115,2947 111,2952 106,2952 106,2968 102,2964 98,2960 94,2956 81,2956 77,2952 72,2943 68,2943 68,2939 72,2930 72,2926 68,2922 68,2918 77,2913 81,2909 81,2884 77,2880 77,2871 72,2871 68,2867 64,2863 51,2867 47,2871 47,2875 47,2871 43,2871 43,2867 34,2863 39,2858 30,2854 26,2854 22,2850 22,2846 34,2846 39,2841 43,2833 47,2825 51,2825 56,2829 72,2829 72,2825 77,2820 77,2803 85,2803 81,2799 77,2791 68,2786 56,2786 47,2778 47,2770 51,2765 51,2757 64,2731 60,2723 56,2719 51,2710 51,2706 56,2706 64,2702 64,2693 56,2693 47,2689 39,2685 39,2681 43,2672 47,2664 60,2651 68,2643 72,2638 72,2630 68,2626 60,2613 56,2604 60,2587 64,2579 60,2579 43,2583 34,2583 22,2571 17,2566 17,2562 22,2562 30,2558 30,2549 26,2545 13,2541 13,2537 9,2537 17,2516 17,2494 22,2490 39,2482 47,2473 51,2469 51,2465 43,2460 39,2456 30,2456 22,2452 13,2448 9,2439 13,2439 22,2435 34,2431 34,2401 26,2393 22,2393 13,2397 5,2397 0,2393 5,2384 17,2380 26,2372 30,2363 34,2350 34,2342 39,2338 47,2338 47,2333 43,2333 39,2329 34,2325 30,2321 26,2321 22,2317 22,2308 13,2304 9,2304 9,2308 5,2308 5,2295 9,2287 9,2283 13,2283 17,2283 22,2278 22,2270 26,2266 22,2266 17,2262 17,2257 13,2253 13,2249 17,2245 17,2228 22,2228 26,2223 30,2219 30,2202 39,2194 39,2190 43,2185 47,2173 68,2173 77,2173 81,2168 81,2164 85,2156 85,2151 81,2147 77,2143 77,2139 72,2130 72,2084 77,2075 77,2071 72,2067 81,2067 81,2063 77,2058 72,2054 72,2037 77,2033 77,2029 72,2024 72,2016 77,2012 77,2008 81,2003 81,1995 85,1995 81,1995 81,1991 85,1982 85,1974 89,1974 89,1969 85,1965 89,1961 94,1961 102,1952 106,1952 106,1948 111,1948 111,1944 115,1940 119,1940 123,1936 119,1931 123,1927 119,1923 123,1914 123,1910 119,1897 119,1893 106,1893 106,1889 111,1885 111,1881 106,1881 106,1876 102,1876 102,1868 106,1864 102,1859 102,1855 106,1851 102,1851 102,1842 98,1838 94,1824 85,1816 68,1808 68,1799 64,1795 64,1769 60,1765 60,1761 77,1757 85,1753 89,1744 94,1731 98,1723 111,1714 115,1706 123,1702 132,1693 140,1685 157,1676 161,1668 166,1664 170,1664 170,1655 174,1655 174,1647 178,1638 187,1630 187,1617 191,1609 191,1600 199,1587 204,1570 208,1562 212,1549 212,1537 221,1499 225,1473 229,1460 233,1456 246,1448 263,1431 267,1431 280,1427 284,1427 288,1418 293,1414 305,1410 310,1405 318,1401 331,1397 335,1393 343,1393 352,1388 360,1384 369,1384 381,1380 386,1376 398,1376 407,1372 420,1372 424,1372 437,1359 437,1355 441,1346 441,1342 445,1342 445,1333 449,1329 453,1329 458,1325 462,1316 462,1308 466,1304 475,1300 479,1295 483,1283 487,1257 487,1253 479,1240 479,1236 483,1228 479,1219 483,1215 483,1211 479,1206 470,1202 470,1198 475,1185 479,1173 479,1147 475,1139 475,1130 479,1122 487,1118 487,1113 492,1109 492,1105 496,1101 492,1096 496,1092 504,1088 513,1079 508,1075 513,1067 508,1062 508,1058 513,1058 517,1054 521,1050 525,1050 530,1058 534,1050 538,1041 538,1037 542,1037 547,1029 552,1024 560,1020 577,1016 581,1016 590,1003 598,999 603,995 607,995 611,991 615,986 620,982 615,978 620,974 624,965 628,952 628,923 620,906 620,868 628,851 628,821 615,813 611,808 611,796 615,792 620,783 628,775 632,762 636,753 636,728 641,724 645,720 645,715 649,707 662,690 666,686 666,681 662,673 666,669 666,665 675,656 675,648 679,643 679,639 683,639 692,648 708,648 721,639 734,639 738,635 747,626 755,622 797,605 797,593 802,588 806,584 823,580 835,580 840,576 852,542 857,533 865,525 874,516 882,499 882,440 886,427 895,398 899,389 895,377 899,368 895,360 878,339 878,326 882,313 895,309 907,313 929,313 946,300 954,288 967,267 984,267 992,262 1001,254 1013,229">
          <text:p/>
        </draw:polygon>
        <draw:polygon draw:style-name="gr8" draw:text-style-name="P1" draw:layer="layout" svg:width="1.875cm" svg:height="1.825cm" svg:x="14.088cm" svg:y="6.214cm" svg:viewBox="0 0 1876 1826" draw:points="745,30 779,30 800,38 813,42 821,47 838,47 851,42 859,38 876,34 885,34 898,38 923,51 953,51 961,47 991,38 1003,34 1029,17 1041,13 1058,4 1075,4 1088,0 1101,0 1113,4 1122,8 1130,13 1143,25 1156,47 1164,64 1177,85 1190,110 1211,140 1223,152 1228,157 1236,161 1245,165 1253,161 1274,157 1287,152 1300,144 1308,131 1312,127 1329,123 1338,119 1380,119 1406,114 1422,106 1427,102 1435,102 1439,106 1452,123 1465,140 1465,157 1461,165 1444,183 1444,192 1486,225 1516,242 1533,255 1541,263 1545,276 1554,297 1558,302 1566,310 1579,323 1596,327 1609,331 1630,331 1638,327 1647,323 1664,306 1668,302 1676,297 1685,297 1689,293 1693,289 1702,251 1702,247 1719,221 1723,221 1727,217 1736,221 1748,225 1765,225 1770,230 1829,268 1820,280 1820,302 1825,310 1833,327 1837,352 1837,357 1829,395 1829,424 1820,441 1820,458 1829,479 1864,539 1872,560 1876,568 1876,585 1872,598 1864,628 1851,653 1837,683 1833,695 1833,738 1829,742 1816,759 1782,793 1765,814 1744,835 1736,852 1727,873 1727,890 1731,932 1731,949 1719,979 1715,983 1706,996 1706,1000 1702,1034 1698,1047 1693,1064 1693,1085 1698,1114 1702,1127 1702,1152 1698,1165 1685,1178 1685,1186 1681,1195 1685,1199 1685,1220 1689,1237 1689,1254 1685,1267 1689,1284 1689,1288 1685,1292 1681,1296 1676,1301 1672,1326 1668,1351 1668,1385 1672,1394 1681,1415 1685,1432 1685,1449 1676,1462 1672,1466 1651,1474 1596,1487 1583,1491 1571,1491 1558,1487 1511,1478 1503,1478 1503,1483 1469,1504 1456,1517 1452,1521 1444,1525 1431,1529 1422,1533 1393,1542 1367,1550 1342,1567 1329,1567 1291,1572 1274,1572 1266,1576 1253,1580 1245,1589 1240,1593 1240,1597 1228,1610 1215,1618 1198,1618 1185,1622 1177,1631 1168,1639 1168,1644 1156,1644 1152,1648 1143,1656 1130,1669 1126,1673 1122,1677 1109,1677 1105,1682 1092,1694 1084,1703 1075,1711 1075,1716 1084,1728 1080,1732 1071,1732 1063,1728 1025,1728 1012,1732 1003,1737 991,1741 986,1745 982,1754 969,1792 957,1813 944,1821 940,1826 906,1826 893,1821 876,1817 864,1813 859,1813 855,1804 851,1796 838,1775 834,1771 821,1766 813,1754 804,1745 792,1728 783,1720 771,1711 762,1703 745,1673 741,1669 732,1660 711,1644 707,1639 699,1635 690,1631 677,1627 652,1627 631,1610 622,1605 610,1589 588,1550 584,1542 576,1521 567,1495 559,1462 550,1428 546,1419 538,1402 512,1373 495,1343 487,1330 483,1326 474,1318 470,1318 457,1313 436,1309 432,1305 428,1301 423,1296 411,1271 390,1241 385,1237 377,1229 360,1216 347,1203 309,1165 288,1148 284,1144 279,1136 275,1123 279,1110 279,1102 275,1089 275,1068 271,1055 263,1017 263,983 258,979 246,975 233,970 224,970 220,975 216,975 195,987 178,992 148,996 127,1000 102,1000 93,992 64,975 59,970 38,962 30,954 25,932 21,924 9,911 9,903 0,882 0,856 9,839 9,831 21,814 25,801 25,780 21,759 21,746 30,678 34,657 30,632 38,602 47,589 47,585 51,581 59,568 64,564 76,556 89,543 97,539 102,526 119,501 123,501 123,496 127,492 131,492 131,484 140,479 148,471 157,454 157,450 161,433 165,424 169,412 178,403 186,395 195,395 203,390 212,386 220,382 224,382 237,369 258,344 267,335 292,289 318,255 326,247 360,225 377,217 390,208 428,169 440,144 449,135 461,131 483,123 504,106 555,64 567,55 588,30 593,25 601,25 644,21 665,17 682,17 690,21 694,21 703,25 724,30 732,34">
          <text:p/>
        </draw:polygon>
        <draw:polygon draw:style-name="gr8" draw:text-style-name="P1" draw:layer="layout" svg:width="4.771cm" svg:height="4.542cm" svg:x="-3.798cm" svg:y="1.689cm" svg:viewBox="0 0 4772 4543" draw:points="1525,342 1542,334 1576,296 1606,199 1614,186 1792,72 1834,42 1923,42 1953,38 1957,33 1965,25 1965,21 1974,17 1978,12 1995,12 2012,8 2025,4 2042,0 2050,0 2059,4 2067,17 2076,21 2080,25 2101,25 2105,29 2109,33 2118,38 2122,42 2126,42 2126,38 2131,38 2131,42 2135,46 2139,50 2143,46 2148,46 2156,50 2177,50 2181,59 2190,63 2198,76 2203,80 2215,88 2228,101 2232,114 2236,122 2236,131 2241,144 2241,148 2245,148 2262,156 2266,160 2275,173 2279,177 2283,182 2283,194 2300,190 2304,194 2313,194 2317,199 2317,203 2321,203 2321,199 2325,199 2330,203 2346,211 2351,215 2351,220 2359,224 2363,232 2376,241 2380,245 2389,249 2393,254 2414,254 2414,258 2418,262 2431,271 2435,275 2440,279 2444,275 2448,279 2461,287 2465,287 2473,283 2478,283 2482,287 2512,304 2520,309 2545,321 2554,326 2562,326 2579,330 2584,334 2584,338 2588,342 2596,347 2613,351 2617,355 2630,359 2634,364 2647,364 2660,368 2677,364 2702,372 2706,372 2715,368 2719,364 2723,364 2727,368 2736,376 2753,381 2761,389 2766,393 2787,410 2791,414 2795,410 2799,410 2804,419 2808,427 2808,431 2816,431 2825,436 2833,431 2833,436 2842,440 2850,440 2859,448 2867,453 2884,453 2893,457 2897,457 2901,469 2914,482 2922,495 2935,525 2939,525 2943,520 2948,520 2960,529 2977,533 2990,537 3011,537 3020,541 3028,537 3032,533 3037,533 3041,537 3049,541 3053,541 3079,541 3083,546 3092,546 3100,554 3100,558 3117,567 3125,571 3134,571 3134,575 3142,580 3147,585 3155,593 3159,597 3176,602 3180,602 3193,610 3197,619 3202,623 3210,627 3227,627 3240,631 3248,636 3252,644 3257,648 3269,648 3282,657 3286,657 3299,665 3329,699 3333,708 3333,720 3337,724 3341,729 3341,737 3350,746 3350,758 3354,763 3358,767 3362,771 3367,775 3375,788 3379,796 3384,805 3384,818 3388,822 3388,830 3392,830 3392,839 3396,843 3405,843 3409,847 3409,851 3422,851 3434,856 3451,860 3456,864 3464,860 3468,860 3489,873 3502,873 3511,877 3515,881 3523,885 3536,894 3549,898 3553,907 3557,911 3566,911 3570,915 3570,919 3578,919 3583,923 3587,932 3591,928 3595,928 3604,932 3608,940 3625,940 3633,949 3638,949 3646,945 3650,949 3663,949 3672,953 3676,953 3697,953 3705,962 3714,974 3727,974 3735,978 3743,978 3748,983 3748,987 3765,987 3773,991 3786,995 3794,1000 3803,1012 3828,1012 3837,1008 3849,995 3849,991 3866,991 3870,987 3875,987 3883,983 3900,991 3921,991 3934,987 3942,983 3959,974 3985,974 3993,987 4002,987 4023,991 4057,991 4078,978 4095,970 4082,1000 4074,1012 4057,1029 4044,1046 4040,1050 4040,1076 4036,1080 4023,1089 4023,1110 4027,1114 4031,1122 4040,1131 4044,1135 4048,1139 4053,1173 4057,1194 4057,1254 4061,1271 4061,1304 4057,1309 4048,1317 4036,1321 4010,1330 4006,1330 4002,1338 3997,1347 3993,1359 3993,1364 3985,1364 3981,1368 3968,1381 3942,1389 3926,1393 3917,1398 3904,1410 3900,1419 3887,1448 3887,1461 3892,1486 3892,1512 3896,1529 3904,1546 3917,1563 3921,1575 3930,1584 3934,1605 3942,1630 3947,1639 3947,1669 3951,1702 3951,1719 3947,1728 3942,1745 3938,1749 3938,1762 3934,1791 3938,1791 3938,1800 3951,1817 3955,1821 3955,1855 3959,1863 3964,1880 3964,1935 3968,1948 3972,1956 3981,1973 3989,2003 3993,2011 3997,2016 4002,2020 4010,2033 4019,2037 4023,2045 4019,2054 4019,2058 4023,2062 4031,2066 4036,2071 4053,2079 4061,2088 4069,2105 4078,2113 4082,2117 4086,2121 4095,2130 4108,2147 4120,2168 4124,2181 4124,2185 4129,2193 4129,2202 4137,2219 4137,2248 4141,2257 4150,2274 4154,2282 4163,2295 4167,2304 4175,2308 4175,2316 4184,2320 4188,2325 4192,2342 4192,2346 4188,2354 4192,2359 4192,2371 4201,2375 4209,2388 4222,2401 4230,2414 4239,2422 4243,2435 4247,2460 4251,2469 4256,2486 4260,2494 4268,2507 4268,2511 4273,2532 4277,2536 4281,2541 4285,2541 4290,2553 4294,2562 4294,2583 4298,2583 4307,2591 4315,2600 4315,2613 4319,2621 4323,2621 4323,2634 4328,2634 4332,2642 4340,2646 4336,2651 4340,2655 4336,2659 4336,2663 4332,2668 4336,2672 4332,2680 4332,2689 4328,2693 4328,2697 4332,2706 4336,2706 4336,2718 4340,2723 4345,2731 4349,2740 4353,2752 4357,2756 4362,2761 4370,2761 4374,2765 4370,2765 4370,2769 4387,2769 4395,2778 4404,2786 4408,2786 4404,2790 4404,2795 4412,2795 4417,2799 4421,2807 4425,2812 4425,2828 4429,2833 4429,2845 4442,2850 4450,2862 4455,2867 4459,2871 4463,2879 4472,2888 4476,2892 4480,2900 4484,2909 4493,2913 4501,2922 4514,2934 4518,2934 4518,2939 4522,2939 4522,2947 4527,2947 4527,2951 4535,2955 4535,2964 4539,2964 4539,2968 4544,2972 4548,2972 4552,2968 4556,2972 4561,2972 4565,2977 4569,2977 4573,2981 4573,2989 4577,2989 4573,2989 4573,2994 4577,2994 4586,2998 4586,3006 4590,3006 4594,3002 4599,3006 4607,3010 4611,3015 4616,3015 4620,3019 4624,3023 4666,3049 4675,3053 4679,3061 4679,3066 4683,3066 4688,3070 4692,3070 4692,3066 4696,3070 4700,3070 4704,3074 4709,3078 4713,3078 4721,3078 4726,3087 4730,3095 4734,3104 4738,3112 4738,3125 4743,3129 4743,3133 4747,3133 4747,3142 4755,3142 4759,3146 4764,3146 4764,3167 4772,3180 4743,3218 4713,3264 4692,3324 4662,3358 4654,3383 4624,3561 4577,3641 4539,3751 4527,3861 4527,3899 4531,3950 4552,4048 4577,4111 4590,4230 4577,4259 4518,4297 4484,4310 4340,4357 4285,4369 4209,4391 4171,4407 4133,4437 4095,4467 4057,4509 4044,4518 4010,4534 3972,4543 3959,4534 3930,4501 3921,4441 3921,4369 3917,4297 3926,4238 3909,4204 3900,4158 3858,4086 3811,4031 3752,4001 3722,3993 3629,4001 3536,4022 3511,4031 3464,4035 3384,4090 3358,4107 3354,4111 3303,4149 3265,4175 3235,4187 3219,4187 3147,4183 3087,4175 3020,4153 2943,4149 2884,4137 2812,4132 2727,4120 2639,4120 2529,4094 2423,4052 2389,4035 2300,4005 2232,3971 2105,3933 2046,3916 2004,3912 1974,3916 1932,3925 1936,3908 1936,3887 1932,3883 1932,3878 1927,3870 1927,3866 1932,3861 1936,3857 1936,3853 1927,3849 1927,3828 1932,3823 1932,3811 1923,3785 1919,3781 1915,3772 1906,3764 1898,3764 1889,3760 1885,3756 1877,3743 1877,3717 1872,3709 1872,3705 1877,3679 1868,3667 1868,3662 1872,3654 1877,3645 1877,3624 1872,3620 1864,3607 1855,3590 1851,3586 1847,3582 1838,3578 1838,3574 1847,3565 1855,3540 1868,3527 1877,3510 1877,3502 1881,3480 1881,3455 1885,3451 1881,3447 1885,3438 1881,3434 1877,3430 1877,3404 1872,3391 1868,3383 1868,3375 1864,3370 1851,3362 1847,3353 1843,3345 1834,3341 1834,3328 1826,3320 1822,3315 1809,3311 1796,3298 1783,3290 1775,3277 1767,3273 1762,3264 1758,3264 1758,3256 1754,3248 1745,3243 1745,3239 1741,3231 1745,3218 1745,3201 1750,3188 1754,3180 1758,3163 1762,3154 1771,3121 1779,3112 1779,3099 1792,3070 1800,3049 1805,3015 1800,3002 1792,2989 1771,2972 1741,2951 1733,2943 1728,2943 1724,2939 1724,2930 1716,2913 1716,2896 1711,2888 1703,2871 1699,2862 1699,2854 1703,2828 1716,2761 1724,2697 1724,2659 1720,2625 1716,2596 1703,2558 1673,2494 1665,2477 1648,2447 1631,2431 1623,2418 1623,2405 1631,2397 1656,2367 1699,2304 1724,2270 1741,2227 1750,2198 1754,2189 1750,2177 1741,2168 1733,2164 1724,2160 1584,2130 1559,2117 1542,2105 1517,2079 1496,2062 1453,2037 1406,2020 1397,2011 1380,1982 1355,1939 1334,1910 1321,1901 1304,1897 1291,1897 1279,1901 1262,1910 1219,1939 1190,1956 1181,1961 1173,1948 1164,1939 1152,1935 1135,1931 1122,1931 1109,1935 1097,1944 1059,1969 1037,1978 1016,1978 991,1961 974,1956 923,1944 915,1944 902,1948 855,1978 800,2024 775,2050 758,2071 694,2126 678,2134 661,2134 648,2130 639,2126 618,2113 589,2096 567,2083 555,2079 546,2075 529,2071 521,2066 508,2054 496,2041 483,2037 479,2037 407,2028 402,2024 394,2020 339,2016 318,2007 292,1994 280,1994 258,1990 242,1986 229,1978 216,1961 203,1944 182,1931 170,1914 165,1906 123,1880 110,1863 98,1846 89,1817 85,1804 72,1791 72,1783 68,1762 55,1740 47,1724 43,1702 43,1669 34,1647 26,1630 17,1618 17,1588 21,1575 21,1550 4,1520 0,1508 4,1495 4,1486 9,1478 17,1465 17,1440 26,1398 26,1368 30,1300 21,1271 21,1262 26,1254 38,1232 38,1220 4,1122 51,1105 93,1080 144,1029 178,991 208,957 242,932 297,902 470,847 496,839 534,809 580,754 631,699 703,653 779,623 953,575 982,567 1046,546 1122,503 1143,486 1215,444 1317,410 1368,406 1397,410 1441,393 1496,359">
          <text:p/>
        </draw:polygon>
        <draw:polygon draw:style-name="gr8" draw:text-style-name="P1" draw:layer="layout" svg:width="2.663cm" svg:height="1.452cm" svg:x="16.162cm" svg:y="11.273cm" svg:viewBox="0 0 2664 1453" draw:points="2270,123 2275,118 2262,106 2254,101 2254,63 2258,42 2254,38 2245,34 2241,29 2237,25 2241,25 2245,21 2262,21 2262,17 2266,17 2266,13 2283,13 2283,8 2287,8 2292,8 2292,17 2309,17 2313,21 2317,21 2321,17 2325,17 2325,13 2334,17 2338,17 2342,13 2347,13 2351,4 2355,0 2359,4 2359,13 2347,38 2342,59 2338,68 2325,85 2330,97 2338,110 2355,118 2381,123 2402,123 2431,131 2444,127 2448,127 2452,123 2461,106 2465,97 2486,85 2503,72 2516,72 2529,68 2537,68 2541,72 2546,76 2546,85 2550,101 2546,118 2550,135 2558,161 2563,173 2563,216 2558,233 2550,241 2546,245 2537,262 2529,271 2516,279 2503,288 2482,296 2469,305 2465,309 2465,334 2478,347 2486,355 2503,360 2533,364 2541,368 2550,372 2554,381 2558,394 2558,406 2563,419 2584,470 2605,495 2626,512 2656,533 2660,537 2664,542 2660,550 2656,559 2647,559 2635,563 2588,554 2550,559 2537,563 2529,571 2524,580 2529,588 2537,601 2575,626 2584,635 2588,639 2584,648 2579,652 2567,652 2563,648 2554,652 2550,656 2541,664 2541,669 2546,673 2554,677 2558,681 2563,681 2567,686 2554,686 2550,690 2550,703 2541,707 2541,711 2537,715 2537,720 2541,724 2541,728 2533,728 2524,732 2520,732 2516,724 2516,720 2512,715 2508,711 2499,711 2495,715 2491,715 2486,711 2482,703 2474,703 2465,698 2465,703 2461,703 2457,707 2457,711 2452,711 2448,715 2440,715 2436,720 2436,724 2427,728 2419,728 2410,732 2402,736 2397,741 2389,741 2381,749 2381,758 2385,766 2389,775 2393,779 2406,787 2423,791 2427,796 2427,800 2431,804 2436,808 2444,813 2448,817 2457,825 2465,830 2469,834 2469,847 2465,855 2461,859 2457,863 2448,859 2440,859 2436,863 2431,872 2427,876 2423,885 2423,889 2419,889 2414,885 2406,885 2406,910 2414,923 2414,935 2410,940 2406,944 2406,948 2414,952 2414,957 2406,961 2410,965 2414,974 2427,974 2431,978 2440,978 2444,978 2452,995 2452,999 2448,999 2440,999 2440,1007 2436,1003 2436,1012 2431,1012 2436,1016 2431,1024 2431,1037 2436,1037 2440,1041 2436,1041 2436,1050 2444,1054 2448,1054 2448,1058 2452,1058 2452,1072 2457,1080 2457,1097 2440,1097 2431,1102 2427,1102 2423,1110 2419,1114 2414,1118 2410,1123 2402,1118 2397,1123 2397,1131 2402,1131 2414,1135 2419,1135 2419,1144 2414,1144 2410,1148 2406,1148 2402,1157 2393,1152 2381,1152 2376,1152 2376,1144 2372,1144 2368,1140 2364,1140 2359,1144 2355,1144 2351,1140 2338,1140 2338,1144 2330,1148 2325,1148 2317,1144 2313,1148 2309,1152 2304,1152 2304,1148 2300,1148 2296,1157 2292,1157 2296,1161 2292,1165 2292,1173 2296,1173 2300,1173 2300,1190 2296,1195 2292,1199 2292,1203 2279,1216 2279,1220 2275,1216 2266,1212 2254,1212 2249,1207 2245,1207 2245,1212 2237,1207 2228,1212 2228,1203 2224,1199 2220,1195 2203,1195 2194,1207 2186,1207 2182,1212 2173,1212 2165,1216 2156,1216 2152,1220 2143,1216 2139,1212 2135,1212 2131,1207 2122,1212 2118,1216 2110,1207 2093,1203 2084,1199 2076,1199 2067,1195 2046,1195 2042,1199 2038,1195 2029,1199 2029,1203 2025,1207 2025,1212 2012,1220 2000,1220 1987,1224 1983,1220 1970,1224 1970,1220 1966,1224 1944,1224 1940,1229 1932,1224 1932,1229 1923,1224 1919,1229 1915,1224 1911,1229 1906,1229 1902,1233 1898,1233 1894,1237 1885,1237 1885,1241 1881,1245 1877,1250 1873,1250 1864,1254 1860,1258 1856,1262 1847,1279 1843,1284 1830,1288 1826,1292 1817,1300 1805,1305 1784,1296 1775,1292 1771,1292 1767,1296 1758,1292 1750,1296 1754,1300 1733,1309 1724,1309 1720,1313 1716,1313 1712,1322 1703,1322 1699,1326 1678,1339 1674,1347 1669,1364 1669,1372 1657,1381 1661,1381 1652,1385 1648,1394 1648,1402 1644,1406 1627,1444 1627,1449 1614,1453 1602,1453 1597,1449 1589,1432 1593,1415 1593,1402 1589,1398 1568,1385 1568,1381 1576,1351 1572,1339 1568,1326 1568,1317 1555,1305 1542,1288 1538,1267 1542,1245 1538,1233 1534,1220 1517,1207 1508,1207 1483,1212 1449,1203 1432,1212 1420,1207 1411,1203 1407,1203 1381,1207 1356,1224 1343,1224 1335,1216 1322,1207 1309,1203 1293,1199 1271,1207 1259,1203 1246,1203 1238,1212 1229,1220 1225,1224 1204,1224 1191,1220 1174,1220 1166,1229 1157,1241 1149,1245 1144,1245 1139,1241 1131,1229 1122,1216 1118,1212 1105,1212 1093,1220 1076,1212 1050,1212 1046,1220 1038,1229 1033,1229 1021,1241 1012,1245 1004,1245 987,1241 970,1237 966,1237 953,1241 949,1245 940,1241 936,1237 932,1233 927,1220 923,1220 915,1216 911,1212 906,1190 906,1186 898,1182 889,1178 885,1169 881,1144 877,1140 868,1135 856,1140 851,1140 847,1135 843,1123 839,1114 822,1102 813,1110 800,1127 775,1127 767,1123 762,1110 762,1102 767,1093 767,1080 758,1072 741,1067 724,1058 716,1058 703,1062 699,1062 686,1050 678,1045 661,1033 657,1020 652,1016 648,995 652,974 648,961 644,948 635,944 631,935 627,927 623,918 614,910 602,902 580,902 568,906 559,906 551,902 546,893 525,876 521,872 517,868 491,868 458,863 441,868 428,863 415,859 403,855 390,855 377,842 369,838 348,825 339,821 326,817 314,813 297,800 292,796 288,791 284,779 280,766 271,753 267,753 254,758 246,766 237,770 229,775 225,775 195,766 170,732 161,724 161,715 165,694 170,673 161,669 144,648 140,643 136,639 136,635 115,614 106,601 106,584 81,554 81,550 85,537 81,508 68,482 68,474 72,466 68,457 64,453 43,453 38,440 34,423 26,415 5,402 0,402 5,398 9,394 22,372 30,364 47,347 55,343 77,343 85,347 98,347 102,343 123,326 136,326 149,368 144,381 127,385 119,394 115,406 106,410 85,415 81,427 89,432 115,423 123,419 132,432 136,440 144,453 153,457 161,466 170,470 170,482 161,487 153,495 157,516 132,525 132,550 144,559 144,567 157,571 165,563 174,559 187,563 191,576 199,597 199,601 204,609 204,614 212,618 221,626 229,631 254,631 267,635 276,635 284,631 288,618 288,580 292,567 305,567 352,584 373,601 390,601 394,593 386,580 377,571 386,546 381,521 390,512 403,525 449,525 462,533 462,546 487,554 496,550 534,537 551,516 563,508 576,504 589,512 593,516 602,525 614,533 623,542 640,559 648,563 661,559 720,546 729,550 741,550 754,554 775,554 788,550 809,525 822,525 834,521 847,516 872,512 906,499 940,499 961,512 970,512 983,508 991,516 999,521 1012,525 1050,525 1063,529 1076,533 1097,542 1101,550 1122,559 1135,576 1153,593 1170,609 1187,631 1208,648 1221,652 1229,656 1242,664 1242,690 1301,686 1314,681 1356,677 1352,664 1352,660 1348,626 1352,618 1365,601 1390,588 1415,567 1462,550 1483,529 1492,516 1513,499 1508,491 1521,478 1525,453 1530,449 1534,444 1538,440 1547,432 1559,415 1559,406 1563,402 1576,398 1606,377 1606,368 1619,351 1623,326 1627,317 1635,305 1644,300 1652,300 1657,305 1657,313 1661,317 1678,317 1678,309 1674,309 1674,305 1682,305 1686,300 1690,288 1695,288 1707,283 1716,279 1720,279 1720,275 1724,275 1724,267 1729,267 1733,271 1741,262 1746,262 1750,267 1758,267 1762,271 1767,271 1775,267 1788,267 1788,262 1796,258 1792,258 1788,254 1796,254 1801,250 1813,250 1813,245 1817,241 1822,237 1830,237 1843,233 1851,237 1856,241 1856,245 1851,258 1851,262 1856,267 1860,271 1868,271 1877,267 1881,267 1894,275 1906,279 1911,279 1915,275 1915,271 1919,254 1915,245 1906,237 1906,233 1902,224 1902,220 1928,220 1936,216 1944,216 1957,224 1961,228 1966,224 1970,224 1970,237 1966,241 1970,245 1970,241 1974,237 1983,245 1987,245 1987,237 2000,237 2000,245 2004,250 2008,250 2008,254 2012,250 2021,254 2029,258 2029,245 2033,241 2029,233 2029,216 2042,216 2046,212 2055,216 2063,216 2067,220 2071,220 2071,228 2080,237 2084,241 2084,245 2088,250 2088,258 2093,267 2097,279 2101,283 2114,283 2118,271 2118,267 2122,262 2135,250 2135,237 2131,228 2122,216 2110,212 2101,199 2097,195 2097,190 2105,195 2114,195 2122,199 2127,195 2131,190 2135,190 2139,182 2148,178 2156,173 2177,173 2182,165 2194,165 2198,161 2198,156 2203,140 2203,135 2211,131 2232,123 2241,123 2262,127 2266,123">
          <text:p/>
        </draw:polygon>
        <draw:polygon draw:style-name="gr8" draw:text-style-name="P1" draw:layer="layout" svg:width="1.85cm" svg:height="2.76cm" svg:x="8.132cm" svg:y="6.146cm" svg:viewBox="0 0 1851 2761" draw:points="152,170 161,136 173,115 200,115 204,102 200,93 178,76 178,64 191,38 195,26 212,9 322,38 407,68 454,76 517,72 538,64 636,21 687,0 763,0 801,9 835,13 894,51 928,85 953,123 1038,216 1063,275 1072,314 1084,364 1110,394 1114,398 1173,457 1245,496 1288,517 1322,534 1334,538 1381,563 1406,568 1482,580 1508,572 1550,584 1592,606 1652,665 1643,686 1648,699 1643,711 1656,720 1660,737 1652,745 1652,768 1664,780 1609,856 1592,886 1580,941 1580,966 1597,992 1622,1009 1643,1055 1648,1085 1648,1157 1652,1187 1660,1216 1681,1250 1690,1284 1719,1331 1745,1356 1753,1373 1753,1432 1749,1462 1719,1521 1715,1559 1732,1593 1766,1601 1804,1627 1817,1644 1821,1665 1838,1678 1834,1695 1851,1733 1846,1745 1825,1754 1817,1754 1800,1762 1787,1762 1779,1771 1779,1775 1770,1805 1779,1805 1808,1847 1787,1885 1813,1911 1804,1932 1779,1949 1762,1982 1741,1995 1736,2016 1724,2033 1728,2042 1736,2042 1736,2046 1728,2093 1711,2105 1698,2105 1681,2126 1673,2135 1660,2139 1652,2148 1639,2148 1622,2143 1626,2139 1609,2135 1605,2143 1597,2148 1576,2148 1571,2165 1559,2173 1567,2181 1559,2211 1537,2215 1525,2241 1487,2275 1457,2292 1465,2313 1457,2325 1465,2330 1461,2334 1470,2338 1470,2351 1478,2359 1457,2380 1449,2410 1440,2419 1427,2431 1427,2448 1415,2465 1415,2474 1423,2486 1427,2499 1402,2558 1389,2571 1368,2584 1347,2609 1334,2643 1338,2685 1360,2744 1360,2761 1338,2749 1334,2744 1288,2715 1216,2668 1190,2613 1144,2588 1140,2579 1114,2562 1101,2550 1101,2541 1093,2533 1076,2524 1072,2516 1042,2512 1038,2512 1034,2507 1013,2507 987,2499 949,2495 936,2482 941,2478 924,2448 907,2452 898,2435 890,2431 886,2435 869,2423 852,2419 839,2410 805,2402 771,2376 733,2380 729,2385 708,2368 674,2355 640,2368 632,2359 619,2359 560,2347 513,2321 509,2325 505,2321 488,2313 471,2313 445,2304 420,2304 416,2300 373,2296 369,2292 373,2287 369,2279 369,2262 314,2253 276,2258 276,2262 280,2279 289,2287 289,2296 297,2304 301,2304 297,2325 289,2334 276,2334 255,2325 225,2300 186,2287 191,2275 217,2241 251,2224 246,2215 238,2207 204,2194 204,2190 229,2173 255,2173 259,2169 272,2169 267,2160 251,2143 251,2131 234,2122 221,2122 195,2148 182,2148 165,2156 135,2156 144,2148 123,2148 118,2143 135,2126 144,2126 135,2093 118,2080 123,2071 139,2084 144,2080 139,2067 148,2059 148,2046 165,2042 212,2067 234,2067 255,2050 255,2042 251,2038 221,2016 208,1999 173,1987 161,1982 161,1966 195,1940 212,1906 229,1889 259,1860 251,1851 200,1855 191,1847 191,1830 217,1792 238,1771 234,1767 229,1758 204,1737 204,1728 238,1707 238,1699 225,1678 204,1665 169,1648 152,1635 148,1627 152,1601 169,1576 195,1559 327,1521 352,1504 373,1487 399,1474 416,1445 390,1419 394,1407 403,1403 411,1394 437,1343 445,1339 445,1326 411,1318 390,1309 386,1309 382,1297 386,1271 382,1259 382,1233 390,1229 433,1237 441,1216 445,1182 433,1178 399,1187 390,1178 394,1165 386,1153 407,1110 399,1102 407,1093 399,1081 390,1072 386,1060 378,1051 352,1051 327,1043 327,1030 352,1005 361,996 373,996 373,988 369,975 373,966 365,958 369,950 382,950 394,945 386,937 378,907 369,911 361,903 348,903 339,911 327,911 322,924 318,933 284,933 276,941 267,937 255,937 255,916 242,916 229,907 242,899 238,886 229,882 217,886 217,861 234,848 229,818 217,797 217,784 225,763 186,755 195,733 191,720 221,707 217,699 238,686 234,669 238,656 229,652 238,644 217,635 208,652 178,652 152,665 152,678 144,669 131,678 139,690 131,695 118,686 114,673 114,661 106,648 110,618 148,563 144,521 123,521 118,508 106,513 101,496 101,483 97,470 101,462 93,453 97,441 67,445 51,453 34,449 12,462 0,453 4,432 12,411 25,419 29,411 42,402 51,394 59,398 72,394 101,377 97,364 101,356 93,347 97,335 118,326 118,314 152,330 165,322 173,330 178,318 173,309 148,297 135,280 123,271 131,250 165,237 182,237 165,208 165,178">
          <text:p/>
        </draw:polygon>
        <draw:polygon draw:style-name="gr8" draw:text-style-name="P1" draw:layer="layout" svg:width="1.837cm" svg:height="1.753cm" svg:x="17.183cm" svg:y="8.576cm" svg:viewBox="0 0 1838 1754" draw:points="1025,1754 1004,1741 995,1733 995,1728 1008,1707 1004,1699 1000,1695 995,1690 907,1690 860,1711 839,1716 813,1716 775,1682 763,1665 763,1648 771,1631 780,1610 788,1589 792,1584 818,1584 856,1614 885,1635 898,1640 911,1635 923,1631 945,1614 957,1593 957,1584 953,1576 907,1529 873,1504 856,1500 847,1496 826,1491 796,1474 780,1457 771,1436 741,1415 729,1402 716,1402 699,1407 665,1428 653,1445 640,1474 627,1504 614,1513 593,1517 581,1517 572,1508 572,1479 581,1462 593,1436 602,1398 606,1386 610,1364 606,1343 602,1326 598,1318 589,1318 572,1314 551,1322 542,1326 534,1343 513,1369 496,1377 471,1398 449,1415 441,1419 420,1428 377,1428 356,1424 344,1415 335,1398 327,1360 327,1339 339,1322 344,1301 365,1271 403,1229 411,1220 415,1208 415,1191 411,1170 394,1148 377,1136 365,1127 356,1132 339,1136 331,1144 322,1148 318,1182 310,1199 297,1212 280,1242 272,1246 266,1250 194,1250 156,1271 144,1284 139,1292 127,1309 105,1322 89,1335 59,1335 46,1326 42,1318 42,1275 38,1263 12,1216 0,1182 4,1182 4,1178 38,1165 76,1161 135,1089 165,1033 203,995 211,974 216,940 254,826 258,788 249,758 232,707 249,648 266,627 272,597 280,567 284,517 297,474 318,436 310,402 280,377 280,339 293,309 293,258 280,225 276,174 276,157 314,178 373,182 411,186 432,186 475,182 500,165 564,153 589,140 602,127 614,110 627,72 640,64 686,55 741,64 780,59 792,59 818,47 830,34 868,4 890,0 919,9 1038,51 1059,55 1127,64 1135,68 1139,85 1148,144 1156,170 1165,182 1186,203 1220,212 1283,212 1309,208 1338,191 1372,165 1381,161 1406,157 1444,161 1529,199 1542,225 1554,284 1575,322 1575,364 1580,390 1597,474 1597,487 1588,500 1601,517 1609,529 1614,555 1609,623 1601,631 1575,635 1558,661 1533,741 1487,809 1482,826 1470,872 1474,898 1495,953 1525,987 1584,1081 1719,1174 1753,1203 1791,1220 1800,1229 1808,1259 1812,1292 1804,1305 1804,1318 1838,1347 1812,1347 1804,1352 1796,1352 1783,1347 1779,1347 1770,1343 1766,1335 1762,1330 1749,1326 1728,1326 1719,1330 1707,1339 1702,1343 1677,1343 1664,1347 1647,1352 1639,1352 1622,1360 1614,1364 1601,1373 1580,1386 1567,1386 1550,1373 1533,1352 1529,1347 1516,1356 1508,1356 1495,1360 1487,1360 1478,1352 1457,1335 1453,1330 1453,1318 1444,1314 1436,1305 1423,1297 1415,1292 1376,1292 1368,1301 1360,1301 1351,1309 1338,1314 1304,1314 1292,1322 1288,1326 1275,1330 1266,1330 1258,1326 1245,1322 1241,1318 1224,1318 1216,1309 1211,1305 1199,1301 1194,1297 1190,1297 1186,1301 1182,1305 1177,1309 1165,1314 1135,1314 1131,1318 1114,1326 1106,1330 1106,1339 1097,1352 1097,1381 1093,1394 1089,1402 1076,1428 1076,1449 1072,1457 1072,1466 1063,1487 1067,1491 1067,1513 1072,1513 1076,1517 1076,1521 1080,1525 1084,1525 1089,1529 1089,1551 1093,1555 1101,1555 1101,1563 1084,1563 1067,1568 1059,1563 1034,1563 1008,1597 1000,1606 995,1623 995,1640 991,1648 995,1656 1038,1686 1059,1703 1063,1716 1063,1724 1055,1741 1046,1750 1034,1754">
          <text:p/>
        </draw:polygon>
        <draw:polygon draw:style-name="gr8" draw:text-style-name="P1" draw:layer="layout" svg:width="1.029cm" svg:height="1.228cm" svg:x="2.429cm" svg:y="10.405cm" svg:viewBox="0 0 1030 1229" draw:points="1022,581 1022,598 1009,632 1009,653 1013,653 1013,661 1009,674 1005,691 1022,729 1026,759 1030,776 1030,780 1026,784 1022,780 1013,784 1001,784 992,793 988,788 979,793 962,784 954,788 954,784 950,780 933,780 933,788 929,793 929,801 920,801 907,797 895,797 895,805 886,814 882,814 878,810 874,810 869,814 874,818 869,822 865,822 861,827 857,827 852,822 840,822 831,831 814,818 810,818 797,818 793,814 780,814 780,810 776,797 772,797 759,805 755,810 734,810 730,814 725,818 708,818 708,810 704,805 696,801 679,810 675,810 675,805 670,801 666,793 658,793 653,801 653,810 649,814 636,814 632,818 624,822 611,818 607,818 598,822 590,831 590,839 594,848 590,865 590,869 573,873 573,877 594,920 594,924 590,928 594,937 590,941 577,945 577,949 560,962 548,983 518,996 501,1000 480,1009 467,1021 463,1038 467,1051 467,1068 480,1081 480,1093 493,1106 497,1119 497,1131 484,1140 476,1148 471,1148 454,1144 450,1148 450,1152 446,1186 442,1191 433,1195 395,1195 395,1191 387,1195 378,1186 374,1186 370,1191 366,1199 357,1199 353,1203 361,1220 357,1220 353,1229 298,1229 298,1224 302,1216 294,1212 285,1212 285,1229 277,1229 264,1224 247,1224 243,1212 243,1208 247,1199 247,1195 243,1191 234,1195 230,1195 230,1186 226,1182 222,1178 217,1182 213,1182 200,1186 188,1174 150,1174 127,1165 115,1152 106,1144 106,1136 111,1123 119,1123 123,1131 123,1144 132,1144 127,1127 127,1114 132,1106 123,1102 115,1102 102,1093 81,1089 81,1081 85,1076 89,1068 111,1068 119,1064 127,1064 127,1059 115,1047 94,1042 77,1038 72,1034 68,1013 77,1004 85,1004 98,1017 111,1021 123,1017 136,1009 145,992 167,992 183,987 188,983 183,975 179,966 171,949 171,941 179,928 179,924 162,924 154,928 150,932 145,928 132,928 111,920 102,920 94,915 89,907 77,890 81,886 94,877 102,869 111,856 119,848 123,835 127,831 145,818 150,814 145,810 123,801 119,801 106,805 102,805 94,788 81,788 81,780 85,763 81,742 85,733 81,721 81,716 85,716 102,712 106,704 98,700 94,700 94,695 89,683 81,674 77,674 60,678 34,687 17,670 13,666 13,657 30,644 34,636 30,628 26,619 17,619 5,615 0,611 5,602 17,598 22,589 26,581 30,568 34,564 39,564 39,577 60,577 89,581 102,573 115,539 119,530 123,526 127,517 123,513 102,488 98,479 106,479 119,484 132,484 145,467 154,458 167,454 175,433 175,407 167,390 162,386 132,386 119,369 115,344 115,331 119,319 127,297 127,289 150,289 158,293 171,289 175,293 183,289 192,293 196,289 205,285 222,289 226,289 230,272 234,268 234,259 247,251 255,251 268,242 285,247 294,238 310,238 332,230 340,230 349,217 357,217 357,204 370,179 387,162 408,132 429,120 446,98 467,90 484,86 518,69 539,65 577,65 594,60 624,69 632,73 653,73 675,90 687,90 704,94 734,103 742,103 747,98 763,86 772,73 776,60 793,31 810,21 844,21 861,17 882,17 916,4 924,0 933,4 937,4 950,17 975,17 988,26 1022,26">
          <text:p/>
        </draw:polygon>
        <draw:polygon draw:style-name="gr8" draw:text-style-name="P1" draw:layer="layout" svg:width="3.839cm" svg:height="2.933cm" svg:x="5.592cm" svg:y="13.047cm" svg:viewBox="0 0 3840 2934" draw:points="2608,1973 2608,1969 2600,1973 2592,1978 2583,1982 2558,1982 2549,1986 2541,1990 2528,1982 2503,1956 2503,1952 2498,1948 2460,1918 2456,1910 2452,1893 2443,1876 2418,1846 2414,1842 2410,1838 2405,1838 2401,1834 2393,1838 2384,1834 2363,1825 2333,1817 2329,1829 2312,1859 2295,1872 2278,1893 2244,1935 2240,1961 2236,1969 2236,1986 2232,1995 2227,1999 2219,2007 2219,2016 2215,2016 2206,2041 2211,2050 2206,2075 2194,2096 2177,2105 2172,2109 2168,2113 2160,2113 2143,2109 2139,2113 2126,2126 2122,2130 2117,2130 2117,2134 2113,2138 2117,2143 2113,2164 2109,2181 2105,2189 2096,2206 2096,2219 2092,2219 2096,2227 2092,2236 2096,2249 2092,2270 2096,2278 2092,2287 2084,2291 2079,2299 2084,2316 2075,2320 2075,2325 2067,2329 2058,2333 2054,2329 2050,2333 2050,2337 2041,2342 2033,2342 2024,2346 2003,2342 1990,2342 1982,2354 1978,2371 1978,2376 1973,2376 1969,2380 1965,2388 1961,2388 1961,2397 1957,2397 1944,2418 1940,2414 1935,2418 1935,2422 1931,2426 1927,2426 1918,2422 1910,2435 1906,2443 1906,2464 1880,2464 1863,2460 1855,2456 1851,2456 1830,2481 1830,2490 1842,2503 1846,2507 1851,2507 1859,2515 1846,2524 1838,2528 1808,2528 1808,2536 1813,2536 1821,2541 1825,2549 1838,2553 1846,2553 1859,2570 1863,2574 1872,2583 1872,2608 1868,2617 1859,2625 1855,2625 1842,2621 1830,2617 1825,2613 1817,2604 1813,2604 1817,2613 1817,2617 1804,2621 1800,2621 1787,2608 1775,2608 1766,2604 1762,2604 1766,2621 1762,2634 1758,2638 1749,2646 1749,2655 1753,2659 1770,2668 1783,2680 1787,2685 1796,2693 1796,2706 1800,2710 1817,2723 1817,2727 1804,2731 1783,2731 1779,2740 1770,2752 1766,2757 1758,2757 1745,2752 1736,2752 1715,2757 1698,2773 1703,2782 1707,2790 1719,2799 1719,2812 1724,2816 1732,2816 1732,2824 1724,2837 1719,2845 1707,2854 1707,2867 1703,2871 1690,2867 1686,2871 1677,2871 1664,2875 1656,2888 1652,2892 1639,2888 1635,2875 1635,2871 1652,2871 1660,2867 1660,2862 1643,2854 1635,2858 1614,2858 1601,2854 1597,2854 1592,2858 1597,2871 1597,2896 1592,2900 1576,2905 1559,2900 1554,2909 1537,2926 1529,2922 1521,2909 1516,2909 1516,2913 1504,2930 1504,2934 1491,2930 1487,2922 1478,2905 1482,2896 1495,2867 1482,2862 1478,2845 1474,2837 1457,2824 1449,2820 1432,2816 1427,2816 1432,2807 1427,2803 1419,2803 1410,2816 1406,2816 1406,2812 1410,2795 1415,2790 1419,2795 1423,2795 1427,2790 1423,2782 1444,2773 1449,2765 1457,2765 1457,2748 1474,2744 1478,2740 1474,2735 1478,2714 1474,2714 1470,2718 1465,2714 1470,2714 1470,2706 1449,2706 1449,2714 1444,2718 1440,2714 1419,2714 1419,2706 1432,2701 1444,2676 1444,2668 1457,2663 1470,2651 1470,2646 1449,2642 1440,2646 1436,2646 1436,2642 1432,2638 1427,2630 1427,2625 1436,2608 1432,2600 1427,2596 1423,2596 1415,2587 1410,2587 1402,2579 1398,2587 1394,2587 1394,2583 1385,2574 1368,2570 1360,2558 1360,2553 1377,2545 1377,2532 1381,2528 1394,2524 1394,2519 1385,2507 1389,2507 1394,2503 1389,2494 1389,2481 1427,2481 1436,2473 1436,2460 1432,2447 1427,2439 1419,2426 1419,2422 1410,2422 1402,2418 1389,2414 1377,2439 1368,2443 1368,2435 1360,2431 1355,2409 1347,2405 1338,2405 1330,2401 1326,2392 1326,2384 1322,2388 1313,2384 1292,2384 1283,2380 1296,2371 1283,2354 1279,2342 1275,2337 1254,2337 1245,2333 1241,2325 1241,2287 1245,2282 1245,2265 1237,2257 1250,2236 1241,2236 1237,2232 1233,2227 1228,2227 1228,2210 1224,2202 1220,2202 1220,2198 1211,2198 1199,2206 1190,2215 1186,2215 1173,2206 1156,2202 1148,2189 1148,2185 1156,2181 1161,2168 1169,2160 1173,2155 1178,2147 1190,2143 1216,2143 1224,2109 1220,2105 1203,2100 1211,2092 1203,2088 1203,2079 1195,2079 1186,2083 1178,2088 1161,2088 1152,2092 1152,2088 1148,2083 1148,2058 1144,2050 1135,2050 1127,2058 1123,2050 1123,2045 1110,2045 1110,2041 1118,2033 1118,2028 1114,2024 1106,2024 1101,2016 1097,2016 1093,2024 1080,2024 1059,2011 1046,2011 1046,2007 1042,2007 1034,1999 1029,1990 1034,1982 1038,1982 1042,1978 1038,1978 1029,1969 1029,1965 1025,1961 1025,1956 1021,1956 1013,1952 1004,1956 1000,1956 987,1948 974,1948 966,1944 949,1944 936,1927 932,1910 928,1901 924,1893 919,1889 907,1880 902,1872 890,1863 886,1859 881,1851 869,1834 864,1834 864,1842 860,1842 860,1838 856,1829 856,1817 860,1812 864,1804 860,1787 856,1779 839,1766 830,1766 830,1762 818,1757 814,1749 801,1741 775,1736 771,1732 763,1728 754,1724 733,1719 729,1719 708,1694 703,1681 699,1677 682,1677 674,1669 665,1664 661,1652 640,1622 636,1609 632,1601 627,1592 632,1584 627,1567 610,1554 585,1537 576,1533 572,1520 572,1487 564,1457 521,1419 538,1385 543,1351 543,1330 547,1304 551,1283 547,1258 543,1237 534,1216 517,1199 513,1144 475,1122 471,1114 454,1093 449,1072 378,1042 369,1012 365,1008 348,995 335,974 331,970 318,962 306,949 301,907 284,877 284,864 276,847 280,826 272,809 263,801 242,780 234,767 229,763 229,733 217,720 208,716 208,708 212,703 217,699 208,678 195,606 229,610 242,619 242,576 238,555 221,538 212,542 204,564 200,568 165,568 148,564 135,547 123,538 110,526 110,513 106,496 139,500 156,496 165,483 161,466 139,458 127,445 161,437 174,428 191,415 183,407 165,403 148,403 101,411 89,403 93,394 101,386 106,356 118,360 139,373 152,377 165,365 148,348 139,339 123,335 101,331 63,318 59,305 59,288 42,288 25,301 12,314 0,305 0,293 8,284 21,276 38,267 38,250 59,200 59,183 34,178 29,166 46,161 59,148 51,139 38,148 25,127 12,122 8,110 17,105 42,89 59,76 67,89 80,93 89,93 106,84 114,76 118,46 110,33 101,17 106,4 118,4 165,0 179,4 195,17 200,33 208,46 200,59 200,89 212,89 225,76 246,59 246,50 251,38 263,33 280,38 280,55 289,72 289,80 280,101 259,135 263,148 272,144 284,148 297,144 310,153 322,148 344,105 339,89 344,76 356,80 386,76 373,93 361,101 352,114 352,148 344,178 344,195 352,200 352,191 361,178 416,157 428,161 428,204 437,212 445,200 458,204 462,217 475,225 488,229 505,233 521,246 543,250 560,242 551,229 564,221 572,229 589,246 606,250 632,229 640,233 648,225 674,229 682,233 691,225 699,212 733,229 725,242 725,255 703,272 695,284 682,288 682,305 699,318 703,322 716,314 720,327 737,322 754,314 771,322 784,327 784,314 792,297 801,297 814,305 818,314 814,322 822,331 860,348 877,331 881,322 894,322 915,352 924,365 928,377 915,377 911,394 924,399 932,411 924,428 919,437 957,454 974,454 1017,466 1029,471 1038,483 1055,500 1055,513 1042,513 1038,526 1038,542 1051,542 1068,547 1084,576 1097,585 1114,593 1123,602 1144,585 1156,585 1152,606 1135,614 1123,623 1123,648 1135,665 1148,678 1169,686 1178,686 1190,695 1199,703 1207,695 1216,708 1224,712 1237,712 1245,708 1254,699 1262,691 1275,691 1288,703 1300,712 1309,725 1338,737 1360,737 1368,750 1381,754 1427,767 1487,771 1588,758 1618,741 1626,733 1648,725 1681,716 1698,712 1715,720 1736,733 1762,758 1766,775 1770,788 1770,843 1775,860 1787,868 1791,873 1787,890 1834,864 1842,860 1897,835 1940,813 1965,826 1969,839 1982,847 1999,852 2012,856 2033,873 2037,877 2045,877 2050,881 2067,890 2079,898 2105,898 2113,902 2122,907 2126,911 2143,911 2168,919 2177,919 2198,915 2211,915 2232,923 2253,919 2266,923 2270,923 2291,936 2312,945 2329,953 2350,962 2363,966 2371,970 2384,974 2401,974 2414,966 2439,979 2452,983 2477,983 2498,987 2511,979 2524,974 2541,974 2549,983 2549,987 2545,987 2549,991 2566,983 2570,987 2579,987 2587,995 2596,1008 2596,1017 2592,1029 2596,1038 2596,1046 2600,1050 2608,1050 2608,1059 2617,1063 2613,1072 2617,1072 2621,1076 2625,1080 2625,1089 2634,1089 2647,1097 2642,1114 2655,1114 2659,1118 2664,1131 2680,1122 2685,1127 2689,1135 2714,1135 2714,1152 2710,1161 2714,1165 2719,1169 2727,1169 2731,1173 2735,1169 2748,1165 2757,1169 2757,1173 2765,1177 2774,1182 2774,1169 2782,1161 2786,1156 2791,1148 2795,1139 2820,1139 2841,1161 2846,1165 2850,1173 2875,1207 2879,1207 2888,1199 2884,1186 2888,1182 2909,1177 2922,1177 2926,1169 2943,1165 2973,1173 2985,1182 3002,1182 3011,1190 3023,1199 3028,1199 3032,1194 3045,1194 3049,1203 3053,1207 3053,1199 3057,1194 3078,1194 3083,1203 3083,1207 3087,1211 3091,1211 3091,1237 3100,1237 3095,1258 3104,1262 3108,1258 3125,1271 3129,1279 3133,1296 3138,1300 3138,1309 3133,1321 3116,1317 3116,1326 3108,1321 3108,1317 3104,1317 3095,1334 3095,1338 3100,1343 3112,1347 3116,1351 3121,1351 3129,1347 3125,1343 3133,1338 3146,1343 3155,1334 3159,1326 3163,1321 3159,1317 3159,1309 3163,1304 3180,1304 3184,1296 3197,1292 3201,1296 3205,1300 3214,1296 3218,1296 3218,1309 3214,1313 3214,1330 3218,1330 3227,1321 3227,1326 3231,1347 3235,1347 3243,1343 3252,1343 3260,1347 3286,1360 3277,1389 3294,1389 3311,1381 3332,1381 3337,1368 3332,1360 3341,1360 3341,1351 3337,1343 3328,1338 3324,1321 3324,1317 3328,1313 3332,1313 3341,1300 3345,1304 3354,1321 3375,1317 3379,1313 3387,1313 3387,1309 3392,1309 3400,1313 3404,1321 3404,1334 3409,1338 3413,1330 3417,1334 3421,1330 3434,1334 3434,1355 3442,1364 3442,1376 3455,1376 3459,1381 3468,1381 3476,1376 3472,1368 3472,1364 3481,1360 3481,1355 3472,1351 3468,1351 3472,1343 3464,1334 3472,1321 3468,1313 3468,1309 3472,1309 3481,1304 3493,1296 3502,1300 3502,1304 3506,1317 3510,1321 3514,1326 3519,1326 3523,1321 3531,1317 3548,1330 3544,1343 3544,1347 3565,1347 3565,1351 3561,1360 3565,1364 3591,1364 3599,1368 3603,1368 3603,1364 3608,1355 3608,1338 3612,1330 3612,1321 3608,1304 3599,1300 3595,1288 3595,1279 3612,1283 3616,1283 3616,1271 3637,1254 3654,1254 3671,1258 3701,1258 3713,1266 3722,1266 3730,1271 3735,1283 3743,1288 3764,1292 3768,1300 3768,1304 3764,1313 3756,1317 3756,1326 3760,1330 3768,1330 3777,1326 3777,1317 3781,1313 3794,1317 3798,1334 3798,1338 3785,1334 3781,1338 3781,1347 3785,1351 3790,1355 3785,1360 3785,1364 3790,1364 3777,1376 3768,1376 3747,1393 3743,1393 3739,1385 3735,1385 3730,1389 3730,1398 3743,1402 3747,1406 3751,1406 3760,1410 3760,1415 3747,1419 3756,1423 3777,1419 3781,1423 3785,1419 3785,1415 3790,1398 3798,1393 3802,1393 3815,1402 3823,1410 3823,1423 3840,1436 3836,1448 3823,1448 3828,1453 3819,1457 3819,1470 3832,1474 3836,1487 3836,1491 3819,1487 3815,1491 3815,1508 3807,1508 3794,1499 3781,1499 3777,1503 3773,1516 3790,1525 3781,1533 3781,1537 3790,1558 3781,1554 3751,1542 3743,1546 3739,1550 3739,1558 3743,1563 3739,1567 3730,1567 3735,1558 3713,1554 3705,1558 3705,1567 3696,1567 3696,1571 3692,1567 3675,1575 3675,1588 3667,1588 3654,1605 3650,1609 3654,1618 3658,1622 3663,1626 3667,1622 3667,1635 3688,1647 3692,1652 3696,1656 3701,1664 3705,1669 3705,1677 3701,1681 3692,1685 3688,1681 3654,1681 3629,1669 3624,1673 3620,1677 3616,1677 3612,1673 3608,1673 3599,1681 3595,1685 3595,1690 3608,1702 3612,1707 3612,1770 3616,1774 3624,1774 3624,1770 3633,1753 3641,1749 3646,1749 3667,1753 3671,1757 3680,1762 3680,1766 3675,1770 3658,1770 3646,1779 3646,1783 3658,1783 3663,1787 3667,1804 3654,1812 3641,1817 3641,1825 3654,1838 3654,1842 3650,1842 3650,1846 3671,1851 3692,1863 3696,1863 3701,1872 3701,1876 3696,1880 3680,1880 3654,1884 3646,1884 3624,1889 3620,1889 3616,1893 3616,1897 3612,1897 3608,1901 3603,1906 3591,1906 3582,1897 3574,1901 3561,1906 3557,1906 3557,1901 3561,1897 3569,1893 3569,1872 3561,1863 3557,1855 3544,1859 3540,1868 3531,1863 3510,1868 3510,1863 3506,1855 3506,1851 3502,1851 3497,1859 3493,1859 3489,1855 3489,1846 3485,1846 3476,1851 3472,1855 3464,1842 3455,1846 3451,1851 3447,1855 3430,1851 3421,1859 3417,1868 3404,1880 3392,1897 3387,1897 3383,1901 3383,1918 3379,1923 3366,1927 3362,1927 3358,1923 3349,1914 3337,1918 3324,1914 3320,1918 3315,1914 3320,1893 3303,1893 3294,1884 3299,1876 3294,1872 3286,1872 3286,1868 3294,1855 3290,1855 3286,1859 3269,1859 3269,1855 3256,1863 3256,1868 3252,1872 3243,1876 3239,1880 3239,1897 3235,1901 3231,1910 3231,1939 3227,1939 3218,1935 3205,1935 3201,1931 3188,1939 3180,1935 3172,1935 3176,1939 3167,1944 3163,1939 3159,1935 3155,1935 3142,1931 3142,1927 3138,1927 3133,1935 3129,1939 3125,1956 3116,1965 3108,1969 3104,1973 3091,1969 3083,1973 3083,1978 3074,1978 3066,1969 3053,1969 3040,1978 3023,1978 3023,1973 2989,1969 2985,1969 2977,1973 2973,1965 2968,1956 2968,1961 2964,1961 2960,1969 2956,1969 2947,1965 2943,1961 2943,1956 2939,1952 2930,1956 2892,1956 2884,1965 2875,1969 2862,1956 2846,1939 2841,1939 2829,1952 2820,1952 2816,1956 2803,1961 2795,1973 2786,1978 2782,1982 2769,1995 2765,1995 2761,1999 2744,1995 2735,1999 2723,1999 2710,1986 2697,1986 2693,1990 2689,1986 2680,1995 2664,1999 2651,2011 2642,2020 2647,2020 2634,2028 2630,2028 2617,2016 2608,2016 2608,2011 2604,2007 2608,2003 2608,1990 2613,1982 2608,1978">
          <text:p/>
        </draw:polygon>
        <draw:polygon draw:style-name="gr8" draw:text-style-name="P1" draw:layer="layout" svg:width="2.701cm" svg:height="1.901cm" svg:x="5.935cm" svg:y="12.352cm" svg:viewBox="0 0 2702 1902" draw:points="2613,1148 2621,1156 2621,1160 2634,1173 2634,1177 2625,1186 2634,1245 2630,1258 2630,1266 2646,1385 2702,1888 2689,1888 2685,1893 2680,1893 2668,1884 2659,1876 2642,1876 2630,1867 2600,1859 2583,1863 2579,1871 2566,1871 2545,1876 2541,1880 2545,1893 2536,1902 2532,1902 2507,1867 2503,1859 2498,1855 2477,1833 2452,1833 2448,1842 2443,1850 2439,1855 2431,1863 2431,1876 2422,1871 2414,1867 2414,1863 2405,1859 2392,1863 2388,1867 2384,1863 2376,1863 2371,1859 2367,1855 2371,1846 2371,1829 2346,1829 2342,1821 2337,1816 2321,1825 2316,1812 2312,1808 2299,1808 2304,1791 2291,1783 2282,1783 2282,1774 2278,1770 2274,1766 2270,1766 2274,1757 2265,1753 2265,1744 2257,1744 2253,1740 2253,1732 2249,1723 2253,1711 2253,1702 2244,1689 2236,1681 2227,1681 2223,1677 2206,1685 2202,1681 2206,1681 2206,1677 2198,1668 2181,1668 2168,1673 2155,1681 2134,1677 2109,1677 2096,1673 2071,1660 2058,1668 2041,1668 2028,1664 2020,1660 2007,1656 1986,1647 1969,1639 1948,1630 1927,1617 1923,1617 1910,1613 1889,1617 1868,1609 1855,1609 1834,1613 1825,1613 1800,1605 1783,1605 1779,1601 1770,1596 1762,1592 1736,1592 1724,1584 1707,1575 1702,1571 1694,1571 1690,1567 1669,1550 1656,1546 1639,1541 1626,1533 1622,1520 1597,1507 1554,1529 1499,1554 1491,1558 1444,1584 1448,1567 1444,1562 1432,1554 1427,1537 1427,1482 1423,1469 1419,1452 1393,1427 1372,1414 1355,1406 1338,1410 1305,1419 1283,1427 1275,1435 1245,1452 1144,1465 1084,1461 1038,1448 1025,1444 1017,1431 995,1431 966,1419 957,1406 945,1397 932,1385 919,1385 911,1393 902,1402 894,1406 881,1406 873,1402 864,1389 856,1397 847,1389 835,1380 826,1380 804,1372 791,1359 779,1342 779,1317 791,1308 808,1300 812,1279 800,1279 779,1296 770,1287 753,1279 740,1270 724,1241 707,1236 694,1236 694,1220 698,1207 711,1207 711,1194 694,1177 685,1165 673,1160 630,1148 613,1148 575,1131 580,1122 588,1105 580,1093 567,1088 571,1071 584,1071 580,1059 571,1046 550,1016 537,1016 533,1025 516,1042 478,1025 470,1016 474,1008 470,999 457,991 448,991 440,1008 440,1021 427,1016 410,1008 393,1016 376,1021 372,1008 359,1016 355,1012 338,999 338,982 351,978 359,966 381,949 381,936 389,923 355,906 347,919 338,927 330,923 304,919 296,927 288,923 262,944 245,940 228,923 220,915 207,923 216,936 199,944 177,940 161,927 144,923 131,919 118,911 114,898 101,894 93,906 84,898 84,855 72,851 17,872 8,885 8,894 0,889 0,872 8,843 8,809 17,796 29,788 42,771 50,779 59,784 89,762 105,762 118,745 139,741 156,724 165,699 169,686 190,661 203,652 207,644 216,640 228,640 245,648 249,640 266,631 275,618 283,610 296,597 309,593 326,568 343,551 359,542 368,517 372,500 372,487 376,474 385,458 385,441 402,403 419,394 444,398 461,398 499,377 516,360 550,331 558,318 571,280 584,267 605,254 652,242 673,229 690,187 694,174 728,140 762,123 779,106 808,89 818,85 822,77 852,30 864,13 868,5 873,0 919,17 970,81 1004,106 1017,115 1025,119 1046,127 1084,140 1110,153 1135,187 1148,204 1161,212 1169,225 1182,242 1190,250 1199,259 1216,276 1224,288 1241,305 1245,314 1245,318 1249,322 1254,322 1262,335 1266,339 1279,352 1292,369 1296,369 1305,360 1317,339 1321,331 1330,318 1338,305 1347,288 1351,280 1351,276 1360,267 1364,259 1372,246 1376,237 1385,225 1406,191 1415,199 1436,208 1444,212 1453,204 1457,199 1470,191 1491,174 1499,170 1516,157 1559,136 1597,127 1609,123 1724,144 1749,149 1813,161 1821,161 1825,165 1838,187 1855,216 1863,229 1872,225 1893,233 1910,242 1923,254 1927,263 1948,284 1952,284 1952,280 1965,276 1978,276 2011,301 2011,314 2016,318 2020,322 2028,331 2041,343 2045,347 2050,352 2054,364 2062,364 2071,369 2075,373 2079,373 2083,377 2096,398 2096,403 2092,407 2096,407 2100,411 2105,411 2100,415 2105,419 2109,441 2109,453 2117,462 2117,470 2122,474 2126,479 2138,483 2147,479 2151,479 2160,487 2168,483 2185,479 2189,474 2198,470 2240,470 2240,462 2244,458 2249,449 2253,445 2257,436 2261,436 2270,441 2282,436 2291,436 2295,432 2299,432 2308,436 2321,436 2337,441 2342,441 2346,449 2346,453 2363,449 2367,445 2380,441 2388,445 2388,441 2397,445 2401,458 2418,462 2431,462 2435,458 2439,449 2439,441 2448,432 2481,424 2494,432 2503,436 2511,436 2511,432 2519,428 2528,432 2528,428 2532,424 2536,419 2532,415 2536,411 2541,411 2545,415 2549,424 2553,428 2553,432 2566,436 2570,432 2566,419 2570,407 2566,403 2562,403 2562,386 2566,381 2587,394 2600,390 2608,386 2617,377 2617,386 2604,407 2579,483 2575,508 2570,538 2570,559 2545,635 2541,652 2532,673 2532,695 2541,762 2545,771 2562,805 2553,809 2536,817 2515,822 2519,834 2536,961 2536,966 2532,974 2532,991 2536,1008 2532,1021 2528,1025 2545,1042 2545,1046 2553,1080 2553,1084 2562,1088 2600,1088 2604,1093 2613,1105 2613,1109 2617,1126 2608,1143">
          <text:p/>
        </draw:polygon>
        <draw:polygon draw:style-name="gr8" draw:text-style-name="P1" draw:layer="layout" svg:width="4.42cm" svg:height="4.2cm" svg:x="18.554cm" svg:y="16.958cm" svg:viewBox="0 0 4421 4201" draw:points="2698,9 2732,0 2727,9 2727,17 2732,21 2740,13 2744,21 2740,26 2749,30 2744,34 2753,34 2761,38 2770,47 2774,43 2787,51 2778,59 2778,64 2783,64 2783,68 2778,72 2774,93 2774,98 2787,102 2799,110 2799,115 2804,123 2799,123 2799,119 2795,119 2799,131 2791,136 2791,144 2783,144 2778,148 2778,153 2783,157 2783,165 2787,170 2799,178 2804,186 2808,186 2821,191 2833,195 2833,203 2829,208 2833,212 2838,212 2842,220 2846,220 2854,208 2859,195 2867,195 2876,191 2884,186 2884,191 2893,191 2893,199 2897,199 2897,212 2901,216 2905,220 2918,216 2922,220 2935,233 2939,246 2931,254 2931,263 2948,267 2956,280 2960,292 2973,301 2977,309 2977,318 2973,318 2969,309 2965,309 2960,313 2960,318 2965,322 2952,347 2952,356 2960,356 2965,360 2965,364 2956,377 2956,381 2960,381 2969,373 2973,369 2986,377 2994,377 2994,373 2998,360 2998,356 3003,356 3011,352 3015,347 3011,339 3011,335 3015,330 3020,330 3024,335 3028,339 3037,339 3037,343 3041,343 3058,339 3062,339 3066,352 3070,356 3083,373 3092,377 3096,385 3113,394 3121,394 3130,398 3151,385 3155,385 3159,390 3168,390 3176,394 3193,394 3193,407 3202,419 3197,428 3197,432 3223,432 3227,436 3231,440 3231,474 3244,474 3244,487 3240,487 3235,491 3227,491 3223,496 3219,500 3223,508 3231,508 3235,512 3248,512 3257,500 3261,496 3269,496 3278,517 3286,521 3303,521 3307,512 3312,508 3324,508 3337,512 3354,512 3358,521 3362,525 3371,521 3375,521 3375,529 3379,538 3388,546 3388,551 3384,555 3384,563 3375,567 3375,576 3384,580 3396,567 3401,567 3405,572 3409,572 3409,580 3405,580 3401,584 3401,597 3405,601 3418,601 3430,610 3434,614 3447,623 3451,635 3477,644 3489,661 3489,665 3485,665 3489,673 3494,678 3494,690 3502,703 3506,724 3511,720 3515,716 3519,716 3519,724 3532,733 3540,741 3545,741 3540,741 3540,750 3557,754 3553,758 3553,762 3566,771 3578,766 3578,775 3570,779 3570,792 3587,847 3583,851 3578,851 3574,855 3570,855 3574,868 3570,872 3561,881 3561,893 3557,893 3553,902 3549,902 3540,906 3540,910 3545,915 3549,919 3545,923 3545,932 3540,940 3540,948 3528,961 3528,982 3536,987 3532,991 3536,995 3545,995 3553,1012 3553,1059 3557,1067 3557,1075 3566,1084 3566,1088 3557,1097 3557,1105 3570,1114 3574,1118 3578,1147 3591,1186 3595,1215 3595,1241 3748,1249 3760,1266 3930,1469 4171,1867 4213,1935 4230,2033 4277,2037 4260,2105 4239,2207 4235,2211 4239,2228 4247,2249 4251,2266 4251,2291 4247,2300 4226,2330 4218,2351 4196,2410 4188,2423 4180,2435 4171,2465 4167,2486 4171,2507 4175,2524 4188,2541 4192,2554 4196,2592 4196,2617 4188,2634 4171,2660 4154,2672 4146,2689 4146,2740 4154,2753 4167,2770 4171,2774 4192,2783 4201,2787 4222,2791 4226,2795 4235,2829 4256,2880 4260,2897 4264,2901 4273,2910 4281,2935 4290,2943 4302,2981 4311,2994 4323,3003 4374,3003 4387,2998 4391,2990 4391,2986 4378,2977 4378,2965 4383,2956 4383,2948 4395,2939 4404,2939 4404,2948 4417,2977 4421,2990 4412,3011 4417,3028 4417,3037 4412,3041 4404,3045 4400,3049 4400,3053 4404,3062 4400,3066 4387,3070 4378,3079 4374,3096 4366,3113 4362,3125 4353,3134 4340,3138 4315,3155 4302,3164 4285,3185 4256,3214 4222,3252 4218,3265 4213,3278 4196,3295 4188,3299 4158,3312 4124,3316 4108,3320 4095,3329 4091,3333 4086,3337 4078,3350 4078,3375 4082,3392 4095,3422 4099,3439 4099,3468 4091,3485 4078,3502 4069,3506 4065,3515 4057,3519 4048,3532 4040,3532 4023,3549 3989,3595 3985,3595 2850,3214 2702,3261 2672,3261 2664,3265 2643,3274 2639,3282 2634,3291 2630,3307 2630,3324 2613,3320 2609,3346 2600,3362 2592,3371 2579,3375 2567,3379 2554,3379 2550,3384 2545,3392 2545,3405 2541,3434 2537,3456 2529,3464 2516,3477 2503,3485 2490,3489 2478,3489 2435,3485 2414,3477 2410,3473 2410,3464 2397,3456 2385,3460 2372,3464 2359,3473 2342,3473 2338,3468 2330,3473 2325,3473 2330,3485 2338,3498 2334,3523 2342,3540 2342,3549 2338,3553 2330,3557 2321,3557 2308,3549 2304,3536 2296,3536 2287,3545 2283,3557 2279,3583 2275,3600 2262,3621 2258,3629 2241,3638 2236,3642 2228,3638 2215,3629 2207,3629 2190,3638 2181,3642 2173,3638 2169,3638 2164,3642 2160,3650 2164,3667 2156,3688 2139,3688 2131,3693 2122,3701 2092,3701 2084,3714 2067,3714 2054,3697 2042,3697 2025,3701 2012,3693 2012,3680 1999,3672 1987,3667 1974,3650 1974,3633 1957,3638 1953,3650 1940,3701 1936,3710 1932,3727 1936,3739 1923,3735 1919,3756 1915,3765 1898,3773 1877,3790 1864,3790 1855,3786 1838,3777 1826,3782 1813,3773 1800,3777 1796,3786 1783,3794 1775,3803 1767,3807 1750,3807 1741,3803 1728,3794 1716,3786 1703,3782 1686,3769 1665,3773 1661,3790 1661,3828 1656,3837 1644,3841 1631,3862 1623,3866 1610,3866 1601,3858 1593,3841 1580,3845 1572,3866 1546,3926 1542,3938 1529,3942 1479,3955 1453,3955 1445,3959 1432,3972 1415,3976 1402,3959 1390,3968 1377,3985 1373,4002 1369,4027 1352,4027 1339,4036 1321,4048 1308,4048 1287,4053 1262,4069 1253,4074 1224,4074 1211,4078 1173,4065 1152,4040 1118,4027 1088,4023 1071,4048 1059,4057 1033,4069 1012,4078 995,4082 919,4112 902,4120 893,4133 893,4141 885,4163 885,4180 889,4188 889,4201 838,4192 356,4108 326,4103 305,4078 301,4069 292,4057 275,4044 267,4031 263,4014 263,3997 267,3985 267,3968 258,3951 254,3934 254,3913 258,3896 263,3875 258,3841 258,3828 246,3811 233,3803 199,3769 186,3752 161,3718 161,3701 153,3688 144,3684 136,3676 136,3659 140,3633 144,3629 148,3616 153,3595 140,3587 136,3570 153,3545 161,3540 178,3536 186,3523 186,3506 199,3498 212,3502 225,3494 212,3481 195,3481 186,3473 199,3460 178,3451 178,3443 191,3434 182,3426 182,3422 186,3418 195,3409 195,3384 182,3371 182,3362 186,3358 203,3362 212,3358 212,3354 203,3346 203,3337 212,3329 216,3324 220,3312 220,3303 216,3291 216,3286 225,3282 233,3278 242,3278 246,3274 246,3265 237,3248 233,3244 225,3240 220,3231 225,3223 233,3214 233,3210 237,3197 237,3189 246,3189 242,3180 237,3180 233,3176 237,3172 246,3168 246,3142 254,3138 275,3134 280,3130 280,3121 267,3121 263,3117 258,3113 263,3108 271,3104 271,3100 275,3083 288,3083 301,3070 309,3070 309,3079 305,3083 305,3092 309,3092 313,3087 322,3087 330,3092 339,3092 343,3087 343,3075 335,3070 318,3066 313,3062 313,3058 309,3053 313,3049 322,3041 322,3037 318,3032 318,3028 322,3020 330,3020 343,3028 347,3020 352,3020 356,3024 360,3015 364,3015 369,3020 364,3032 369,3037 377,3032 377,3024 390,3024 394,3028 394,3037 398,3037 402,3032 402,3028 398,3020 398,3007 385,3007 385,3003 390,2998 424,2994 428,3003 432,3007 436,3007 440,3003 445,3003 445,3007 449,3015 457,3020 470,3020 483,3015 479,2994 483,2986 491,2981 491,2986 496,2994 500,2994 508,2990 512,2990 517,2994 521,2990 521,2977 534,2965 538,2956 555,2956 555,2952 559,2948 555,2943 551,2943 546,2948 542,2948 538,2931 529,2926 529,2922 534,2918 551,2918 555,2910 559,2910 559,2914 563,2914 572,2905 576,2905 576,2918 567,2922 580,2931 584,2935 584,2918 593,2914 597,2910 597,2901 606,2893 623,2893 627,2897 627,2901 623,2918 623,2922 631,2922 648,2905 661,2901 665,2893 661,2884 656,2884 644,2888 639,2884 635,2876 639,2859 631,2850 631,2846 656,2846 665,2842 678,2825 678,2808 673,2808 665,2816 661,2816 652,2812 652,2799 665,2799 665,2795 669,2791 665,2783 665,2778 678,2774 678,2770 682,2766 686,2766 690,2774 694,2774 694,2761 699,2757 707,2766 711,2774 711,2783 716,2787 720,2783 724,2774 728,2770 733,2770 737,2774 741,2778 754,2778 762,2783 792,2783 813,2774 817,2778 817,2783 821,2783 826,2778 826,2770 830,2766 843,2770 864,2761 868,2761 872,2766 872,2774 877,2770 881,2766 885,2761 889,2757 898,2757 898,2744 906,2744 919,2749 923,2749 923,2740 919,2732 919,2723 936,2723 940,2719 944,2715 940,2706 927,2706 919,2715 910,2711 902,2706 902,2702 906,2698 919,2702 927,2698 927,2681 923,2668 923,2660 932,2656 940,2656 944,2651 948,2647 948,2643 944,2626 948,2622 961,2617 970,2605 974,2605 978,2613 978,2617 987,2617 991,2622 999,2617 999,2622 1004,2622 999,2626 991,2630 991,2639 987,2643 987,2647 999,2647 1004,2651 1008,2660 1008,2664 1020,2668 1025,2660 1029,2660 1037,2664 1042,2660 1037,2656 1037,2651 1050,2651 1054,2647 1054,2643 1050,2622 1054,2613 1063,2605 1084,2605 1088,2600 1088,2588 1092,2575 1092,2571 1105,2571 1105,2567 1097,2558 1084,2558 1080,2554 1080,2541 1088,2541 1097,2545 1101,2541 1105,2533 1126,2533 1131,2537 1135,2537 1139,2533 1139,2524 1143,2520 1152,2520 1152,2516 1147,2507 1147,2503 1152,2495 1160,2490 1143,2478 1135,2478 1131,2473 1114,2473 1114,2465 1122,2457 1126,2448 1139,2389 1135,2380 1135,2372 1139,2363 1152,2363 1160,2359 1160,2355 1156,2346 1152,2342 1135,2330 1122,2321 1122,2308 1139,2296 1147,2279 1122,2279 1122,2270 1131,2266 1126,2258 1122,2253 1114,2258 1092,2270 1075,2279 1054,2279 1042,2270 1042,2262 1063,2262 1063,2258 1054,2249 1037,2245 1033,2245 1029,2241 1012,2232 1008,2228 1004,2219 1004,2215 1008,2211 1025,2186 1029,2169 1025,2156 1029,2152 1042,2139 1042,2131 1025,2131 1020,2126 1016,2118 1008,2114 995,2109 982,2101 978,2092 978,2084 991,2084 995,2080 995,2076 999,2059 982,2059 974,2054 970,2046 974,2037 970,2033 948,2025 944,2025 927,2029 919,2025 915,2025 906,2033 898,2029 898,2021 893,2016 864,2016 860,2008 855,1999 847,1999 843,2004 838,1991 830,1991 830,1987 826,1982 830,1970 830,1965 826,1965 817,1970 809,1970 800,1957 800,1953 805,1949 817,1953 821,1953 821,1949 826,1940 834,1931 834,1922 830,1922 826,1926 817,1922 813,1926 809,1922 809,1918 817,1905 817,1897 813,1884 817,1871 813,1859 805,1850 796,1842 788,1837 783,1833 783,1829 792,1821 792,1816 788,1812 771,1812 762,1804 771,1791 771,1787 762,1782 754,1782 745,1791 733,1808 728,1808 724,1804 720,1804 711,1812 703,1812 699,1804 686,1795 682,1795 673,1799 665,1799 665,1791 669,1787 690,1782 699,1778 699,1774 694,1770 690,1770 682,1774 678,1774 669,1770 665,1766 656,1774 648,1770 644,1774 648,1782 648,1787 639,1782 635,1782 627,1774 627,1766 618,1757 601,1744 601,1736 606,1732 618,1727 631,1732 639,1732 639,1727 635,1723 631,1719 614,1715 606,1706 606,1698 614,1689 618,1681 618,1664 610,1660 606,1660 606,1672 601,1677 589,1681 584,1672 584,1668 576,1672 572,1677 563,1689 542,1694 538,1698 529,1706 517,1706 517,1710 512,1706 504,1715 496,1715 496,1710 500,1702 500,1698 496,1689 496,1685 483,1685 474,1689 483,1702 479,1710 474,1710 466,1706 466,1710 470,1719 474,1723 491,1736 491,1744 483,1740 474,1732 457,1727 449,1710 436,1706 428,1698 424,1694 415,1685 411,1685 411,1702 407,1706 402,1710 385,1710 377,1706 377,1698 373,1694 369,1694 360,1698 356,1698 352,1689 352,1681 347,1672 339,1660 330,1655 326,1655 318,1660 309,1655 305,1651 297,1651 297,1655 301,1672 301,1677 292,1685 284,1685 271,1689 254,1689 250,1685 250,1672 254,1668 254,1660 246,1651 250,1647 263,1643 263,1630 258,1626 237,1609 229,1605 220,1571 212,1558 199,1554 191,1554 178,1558 174,1554 170,1545 165,1545 161,1541 161,1533 153,1533 148,1537 148,1550 140,1550 127,1528 131,1512 131,1503 127,1499 123,1499 119,1503 115,1503 110,1499 110,1495 106,1482 85,1473 89,1465 93,1461 93,1456 89,1452 85,1452 81,1456 72,1469 68,1469 64,1465 59,1452 64,1418 59,1406 51,1406 43,1410 43,1423 30,1418 21,1414 17,1418 13,1431 4,1414 0,1410 529,927 534,927 538,919 542,902 551,889 567,881 584,881 597,885 614,885 623,889 631,889 661,902 661,910 665,919 669,923 678,927 690,940 699,944 703,948 707,948 716,953 724,953 728,957 737,961 737,965 741,970 745,970 750,974 758,974 758,978 766,982 771,991 779,995 788,995 788,1004 792,1004 792,1008 809,1016 813,1020 821,1025 834,1025 843,1037 843,1042 851,1042 855,1046 860,1042 864,1037 872,1033 877,1029 898,1029 898,1037 902,1037 906,1033 910,1033 910,1037 919,1042 915,1046 919,1050 923,1054 927,1063 932,1075 936,1084 957,1084 965,1092 970,1092 978,1097 982,1088 995,1092 999,1092 999,1084 1008,1080 1012,1080 1016,1063 1020,1063 1025,1067 1029,1067 1037,1063 1042,1063 1050,1067 1054,1063 1054,1071 1063,1075 1067,1080 1071,1080 1080,1075 1084,1075 1088,1071 1101,1059 1105,1063 1114,1063 1114,1067 1109,1075 1114,1080 1122,1080 1122,1084 1131,1084 1135,1088 1139,1084 1139,1080 1147,1075 1152,1075 1156,1080 1156,1084 1169,1084 1164,1075 1169,1071 1177,1067 1190,1067 1198,1071 1202,1067 1207,1067 1219,1071 1224,1071 1228,1067 1236,1075 1245,1080 1262,1075 1270,1080 1279,1075 1279,1092 1283,1097 1283,1118 1296,1122 1300,1126 1296,1131 1300,1139 1296,1147 1296,1152 1304,1147 1313,1152 1325,1147 1335,1152 1339,1152 1339,1143 1335,1135 1329,1131 1335,1126 1339,1122 1347,1126 1347,1118 1360,1109 1356,1114 1360,1118 1364,1122 1360,1131 1364,1135 1369,1135 1373,1139 1369,1143 1369,1152 1386,1147 1394,1147 1394,1164 1402,1169 1407,1173 1407,1177 1394,1186 1386,1198 1386,1211 1381,1215 1373,1219 1373,1228 1386,1241 1390,1258 1394,1258 1398,1258 1402,1262 1419,1262 1415,1279 1424,1279 1428,1283 1432,1287 1432,1304 1436,1308 1441,1300 1453,1304 1457,1304 1453,1313 1462,1317 1462,1308 1470,1308 1470,1304 1479,1300 1500,1300 1491,1304 1504,1313 1504,1325 1513,1329 1538,1321 1534,1317 1521,1313 1521,1304 1529,1287 1534,1283 1538,1283 1546,1274 1551,1274 1555,1287 1559,1287 1572,1283 1576,1283 1572,1291 1572,1296 1580,1304 1580,1308 1584,1321 1584,1342 1589,1342 1589,1338 1597,1338 1601,1334 1610,1304 1614,1304 1623,1308 1635,1308 1635,1317 1644,1325 1640,1338 1644,1342 1644,1346 1656,1346 1665,1355 1682,1359 1690,1359 1686,1334 1686,1329 1699,1317 1711,1308 1716,1308 1720,1317 1724,1317 1728,1304 1737,1304 1741,1313 1762,1304 1775,1296 1788,1296 1792,1291 1800,1291 1809,1300 1817,1308 1822,1313 1826,1308 1830,1300 1834,1287 1838,1279 1843,1270 1864,1258 1864,1249 1868,1245 1877,1245 1877,1253 1881,1253 1881,1262 1885,1266 1902,1266 1906,1270 1910,1274 1919,1279 1923,1283 1923,1287 1927,1287 1936,1274 1940,1270 1953,1266 1961,1262 1961,1258 1965,1258 1970,1253 1961,1249 1957,1245 1957,1236 1961,1232 1974,1224 1970,1224 1957,1219 1949,1211 1949,1202 1970,1202 1970,1198 1974,1198 1978,1194 1978,1181 1974,1181 1974,1177 1978,1173 1982,1173 1995,1177 1999,1177 2004,1181 2008,1186 2016,1190 2016,1194 2008,1190 2008,1194 2021,1202 2033,1202 2033,1211 2042,1207 2059,1207 2059,1181 2063,1181 2063,1194 2067,1198 2076,1202 2080,1211 2080,1215 2088,1215 2092,1211 2097,1207 2114,1207 2118,1202 2114,1198 2114,1194 2118,1194 2126,1198 2139,1194 2143,1190 2139,1186 2148,1190 2152,1186 2148,1173 2164,1160 2164,1177 2169,1173 2181,1164 2181,1160 2190,1160 2190,1169 2207,1169 2211,1164 2211,1156 2219,1156 2228,1152 2241,1143 2262,1139 2283,1139 2287,1135 2291,1126 2287,1122 2283,1118 2249,1109 2241,1105 2236,1097 2241,1088 2249,1084 2258,1080 2287,1084 2296,1080 2300,1075 2300,1063 2296,1054 2287,1050 2287,1042 2296,1037 2300,1033 2300,1020 2296,1020 2283,1016 2279,1008 2275,999 2270,991 2279,961 2283,957 2287,953 2308,961 2342,957 2351,957 2351,944 2346,940 2334,932 2313,923 2308,919 2300,906 2291,898 2283,893 2270,893 2266,889 2266,881 2291,860 2300,855 2325,860 2346,860 2346,851 2330,843 2287,813 2275,800 2262,788 2253,771 2249,771 2236,779 2228,788 2224,792 2219,792 2207,783 2203,775 2245,745 2270,703 2279,699 2291,703 2313,703 2317,694 2300,661 2287,639 2283,635 2287,610 2283,589 2283,580 2291,572 2300,572 2304,567 2313,572 2330,576 2351,589 2363,589 2359,563 2355,555 2342,534 2338,529 2325,534 2317,529 2313,529 2300,534 2291,534 2279,538 2275,534 2266,534 2262,529 2258,525 2262,521 2266,512 2279,504 2325,491 2359,496 2385,487 2423,466 2431,457 2431,453 2423,440 2385,402 2368,381 2334,305 2325,288 2330,263 2338,246 2346,237 2351,237 2363,250 2376,250 2389,258 2431,284 2440,288 2452,288 2452,263 2457,237 2457,229 2452,220 2452,216 2457,212 2486,212 2512,220 2558,220 2571,212 2584,203 2596,195 2617,195 2626,191 2626,170 2617,157 2596,140 2588,127 2562,110 2550,102 2499,85 2482,85 2490,131 2503,157 2499,165 2490,170 2490,165 2448,144 2427,127 2418,110 2418,98 2414,89 2410,85 2397,85 2402,85">
          <text:p/>
        </draw:polygon>
        <draw:polygon draw:style-name="gr8" draw:text-style-name="P1" draw:layer="layout" svg:width="1.846cm" svg:height="1.684cm" svg:x="2.891cm" svg:y="20.557cm" svg:viewBox="0 0 1847 1685" draw:points="1147,38 1151,33 1164,29 1194,12 1223,16 1253,8 1287,29 1304,33 1312,33 1321,38 1329,42 1338,38 1350,38 1355,33 1363,29 1371,25 1380,21 1393,12 1401,4 1410,0 1435,0 1439,4 1439,21 1448,29 1456,33 1460,42 1482,72 1486,76 1482,84 1486,93 1482,97 1477,97 1469,93 1452,88 1439,88 1431,93 1422,101 1422,105 1418,114 1418,122 1422,127 1427,131 1431,131 1439,127 1443,127 1448,131 1448,135 1435,143 1431,148 1427,156 1427,169 1431,173 1435,173 1448,177 1456,186 1469,186 1482,190 1498,190 1503,194 1507,211 1511,220 1515,228 1520,237 1515,241 1511,245 1503,249 1490,254 1477,258 1469,262 1460,262 1439,266 1435,270 1431,275 1431,283 1427,292 1431,313 1435,317 1443,317 1448,313 1452,296 1452,292 1469,292 1473,296 1477,304 1494,321 1494,326 1503,338 1507,351 1515,359 1515,372 1511,376 1507,381 1503,389 1494,393 1477,393 1473,389 1473,372 1469,368 1465,364 1456,359 1435,364 1427,364 1422,359 1414,347 1410,342 1393,342 1388,351 1388,385 1384,397 1384,410 1393,410 1410,397 1422,397 1435,402 1443,397 1452,402 1456,402 1456,414 1448,419 1439,431 1443,436 1460,453 1469,457 1477,461 1490,465 1511,465 1515,469 1511,478 1515,482 1528,500 1537,513 1541,517 1545,521 1558,525 1562,525 1562,547 1549,555 1541,551 1537,551 1532,547 1528,538 1520,538 1507,534 1503,530 1498,530 1494,534 1490,534 1490,555 1482,568 1482,585 1486,593 1486,597 1490,597 1494,589 1498,589 1503,593 1507,602 1515,614 1520,619 1524,627 1528,636 1528,640 1524,640 1524,648 1532,648 1537,652 1537,661 1541,682 1541,691 1537,691 1524,686 1511,686 1507,682 1503,682 1498,686 1494,695 1494,699 1490,712 1477,712 1473,708 1465,703 1456,703 1448,708 1435,716 1431,724 1418,729 1422,737 1435,737 1439,741 1448,754 1452,758 1456,763 1473,763 1477,771 1477,775 1482,779 1482,788 1486,792 1490,796 1490,801 1486,805 1431,805 1422,809 1422,813 1418,818 1418,822 1422,830 1427,835 1431,839 1435,839 1443,835 1448,835 1448,839 1431,847 1422,851 1418,856 1418,860 1422,860 1435,864 1448,868 1456,873 1469,881 1473,890 1477,894 1477,898 1469,902 1452,915 1448,919 1448,928 1456,932 1469,932 1473,936 1473,953 1486,962 1490,962 1494,957 1494,949 1503,949 1507,953 1515,953 1520,953 1520,949 1515,945 1520,940 1524,940 1532,949 1541,953 1541,962 1537,970 1541,974 1545,983 1549,987 1554,995 1558,1000 1558,1004 1554,1008 1558,1017 1558,1021 1562,1029 1566,1029 1570,1033 1570,1042 1575,1042 1579,1038 1592,1038 1613,1038 1621,1042 1625,1046 1630,1050 1638,1059 1638,1067 1642,1067 1651,1063 1659,1063 1668,1050 1676,1038 1681,1038 1685,1042 1685,1050 1689,1067 1693,1084 1693,1089 1697,1093 1710,1093 1710,1076 1714,1067 1724,1063 1737,1063 1745,1072 1753,1072 1766,1067 1770,1067 1779,1063 1792,1067 1804,1067 1825,1063 1834,1063 1842,1067 1842,1101 1825,1127 1825,1131 1830,1144 1830,1148 1825,1160 1817,1173 1817,1182 1821,1186 1821,1190 1834,1194 1842,1199 1847,1203 1847,1220 1834,1228 1830,1232 1830,1241 1834,1245 1834,1254 1830,1258 1830,1266 1834,1275 1842,1287 1847,1287 1842,1296 1838,1300 1830,1300 1821,1309 1817,1313 1804,1313 1792,1313 1783,1326 1766,1334 1758,1338 1749,1343 1745,1343 1741,1338 1737,1330 1732,1334 1728,1338 1710,1359 1702,1393 1702,1402 1710,1414 1719,1419 1728,1423 1737,1431 1737,1436 1741,1444 1753,1461 1770,1470 1770,1474 1766,1486 1762,1495 1758,1508 1753,1520 1728,1554 1724,1558 1312,1613 1215,1626 745,1685 698,1677 673,1677 652,1656 648,1635 652,1613 652,1592 605,1592 571,1563 542,1554 516,1512 504,1499 466,1512 436,1508 368,1512 351,1508 339,1478 326,1457 271,1457 267,1440 284,1419 339,1385 355,1368 360,1355 339,1347 300,1334 288,1317 275,1271 275,1245 279,1232 305,1228 334,1232 364,1232 368,1216 411,1194 415,1190 394,1165 377,1144 355,1131 343,1122 330,1135 326,1152 322,1169 313,1182 305,1190 258,1156 241,1122 262,1110 258,1097 220,1076 216,1063 245,1055 271,1050 262,1029 241,1021 157,1008 144,991 169,978 190,970 207,928 199,902 144,894 114,881 85,877 63,868 68,856 97,826 93,809 80,805 59,822 21,830 0,801 13,796 38,788 55,775 80,771 93,771 118,779 148,784 165,779 178,779 190,775 212,771 237,775 250,784 262,792 275,792 288,784 296,771 300,767 305,763 305,750 309,746 313,741 347,733 364,729 372,720 381,712 385,703 394,691 398,691 402,686 406,686 466,708 482,708 487,703 499,691 521,674 533,674 538,669 550,661 567,661 576,652 593,652 601,657 605,652 614,648 626,644 639,640 643,640 652,631 656,627 677,627 690,636 698,644 711,644 715,640 724,631 728,631 749,640 766,644 787,652 825,665 847,665 863,661 880,661 897,652 923,652 927,648 935,648 940,644 952,619 961,610 974,597 982,585 990,576 999,564 1016,547 1003,538 995,534 986,534 965,538 957,538 948,542 935,542 931,538 927,538 927,525 931,521 940,513 944,504 948,500 948,496 944,491 940,486 940,478 944,465 952,431 952,427 948,414 944,402 944,385 948,368 952,355 957,347 961,338 961,321 957,300 957,296 948,270 948,249 952,241 961,215 961,194 965,160 969,152 978,139 1024,88 1037,67 1046,59 1058,59 1071,63 1088,63 1101,59 1109,50 1109,42 1113,33 1130,12">
          <text:p/>
        </draw:polygon>
        <draw:polygon draw:style-name="gr8" draw:text-style-name="P1" draw:layer="layout" svg:width="2.37cm" svg:height="2.502cm" svg:x="11.303cm" svg:y="11.802cm" svg:viewBox="0 0 2371 2503" draw:points="850,474 855,474 859,478 863,478 863,483 859,483 863,487 876,487 876,491 901,508 910,508 914,512 922,516 927,516 935,508 939,508 948,516 956,525 969,529 977,542 990,546 1007,550 1011,550 1011,555 1016,559 1007,567 1007,580 1011,593 1011,597 1016,605 1020,605 1024,610 1028,610 1032,618 1037,622 1062,622 1071,627 1083,622 1109,618 1126,605 1147,601 1172,601 1193,597 1206,597 1253,610 1253,461 1257,457 1278,453 1291,449 1308,428 1316,415 1316,411 1312,373 1312,339 1320,334 1320,326 1329,318 1341,288 1350,275 1346,271 1337,267 1337,262 1329,258 1333,254 1329,246 1333,241 1329,229 1333,229 1337,224 1341,224 1350,229 1367,229 1371,224 1375,220 1384,207 1392,199 1401,191 1405,186 1422,182 1443,169 1447,161 1468,140 1473,135 1477,127 1494,110 1494,106 1490,89 1490,72 1511,64 1511,47 1507,34 1507,25 1515,4 1536,4 1574,8 1583,4 1587,0 1595,0 1600,4 1608,8 1612,13 1617,13 1629,0 1646,0 1655,8 1667,17 1676,21 1706,21 1714,25 1740,42 1740,51 1749,55 1757,59 1762,59 1779,89 1791,93 1804,93 1817,97 1821,106 1829,131 1838,140 1842,144 1850,148 1850,152 1855,161 1855,165 1863,174 1880,191 1889,195 1901,199 1906,207 1914,212 1948,199 1994,182 2003,174 2003,152 2007,144 2020,127 2058,114 2071,114 2088,110 2113,110 2126,106 2130,102 2130,93 2126,89 2126,76 2113,72 2109,64 2113,59 2121,55 2121,51 2134,51 2147,64 2155,76 2164,80 2168,80 2176,72 2185,68 2198,59 2202,55 2219,55 2227,51 2236,51 2240,59 2257,59 2265,64 2282,64 2295,47 2299,51 2308,55 2325,55 2337,51 2342,55 2371,55 2371,64 2363,68 2329,93 2295,93 2295,97 2299,102 2308,106 2312,119 2320,127 2333,131 2333,135 2329,140 2329,144 2325,148 2325,161 2320,165 2325,169 2329,165 2337,178 2337,182 2329,182 2329,191 2333,191 2329,199 2333,203 2342,212 2346,216 2346,233 2342,237 2342,241 2337,254 2329,262 2320,284 2320,301 2316,313 2320,318 2316,326 2320,330 2320,343 2329,347 2329,351 2333,356 2329,373 2333,381 2337,389 2342,398 2342,402 2312,402 2303,406 2303,411 2299,415 2299,419 2291,419 2291,423 2278,432 2274,432 2270,440 2265,440 2270,445 2274,445 2278,449 2282,449 2282,453 2295,461 2295,466 2299,470 2295,474 2295,478 2299,487 2303,500 2308,504 2320,521 2320,525 2312,542 2303,555 2299,559 2278,559 2265,567 2257,567 2248,572 2240,572 2236,576 2231,584 2236,597 2227,618 2231,627 2227,635 2227,643 2223,652 2198,677 2193,694 2193,724 2198,732 2202,737 2202,741 2198,745 2202,754 2198,758 2198,770 2189,779 2193,783 2193,787 2185,804 2181,817 2172,826 2168,851 2172,864 2151,885 2151,893 2138,906 2138,914 2130,940 2092,957 1935,974 1884,1088 1914,1122 1918,1147 1918,1160 1889,1215 1889,1223 1880,1329 1884,1334 1897,1350 1965,1367 1973,1372 1982,1376 2066,1482 2079,1503 2083,1545 2079,1604 2075,1626 2071,1647 2058,1689 2054,1698 2024,1723 2024,1748 2033,1765 2045,1778 2049,1791 2058,1799 2066,1812 2066,1833 2062,1837 2041,1858 2041,1875 2028,1884 2028,1892 2024,1897 2016,1897 2011,1892 2007,1892 2007,1897 2003,1897 2003,1901 1990,1901 1990,1905 1986,1905 1982,1909 1990,1909 1994,1913 1990,1913 1982,1918 1969,1930 1961,1930 1961,1939 1952,1947 1944,1943 1931,1947 1918,1943 1901,1943 1889,1935 1889,1930 1884,1926 1880,1922 1876,1918 1872,1913 1863,1918 1859,1913 1855,1918 1850,1918 1846,1909 1834,1897 1829,1888 1829,1875 1825,1875 1817,1888 1808,1892 1800,1901 1795,1909 1791,1918 1787,1922 1783,1930 1779,1935 1770,1935 1770,1943 1774,1943 1774,1947 1779,1947 1779,1961 1770,1961 1766,1965 1762,1961 1762,1970 1753,1970 1731,1974 1727,1978 1727,1986 1722,1986 1714,1995 1714,1999 1722,2016 1736,2025 1749,2025 1757,2029 1753,2033 1757,2046 1762,2046 1757,2050 1757,2054 1762,2054 1762,2058 1757,2058 1762,2067 1749,2071 1745,2071 1740,2075 1731,2075 1727,2080 1722,2080 1718,2075 1714,2075 1710,2075 1714,2071 1710,2067 1697,2063 1689,2063 1676,2054 1651,2046 1638,2046 1621,2050 1612,2050 1604,2067 1608,2080 1604,2084 1604,2080 1600,2080 1600,2084 1591,2105 1587,2105 1583,2101 1574,2105 1566,2105 1553,2109 1549,2113 1553,2113 1553,2130 1562,2130 1562,2135 1570,2139 1570,2143 1574,2147 1574,2152 1570,2160 1566,2160 1566,2152 1566,2164 1562,2164 1557,2160 1549,2164 1545,2160 1540,2160 1528,2156 1524,2160 1515,2156 1498,2156 1481,2164 1460,2164 1452,2173 1452,2177 1443,2185 1439,2185 1430,2181 1422,2185 1422,2190 1426,2190 1426,2194 1413,2198 1418,2207 1426,2202 1426,2207 1430,2211 1426,2215 1430,2228 1430,2236 1426,2240 1430,2245 1430,2257 1435,2262 1435,2270 1426,2274 1426,2287 1422,2295 1397,2295 1384,2287 1380,2283 1367,2274 1358,2262 1354,2257 1341,2257 1320,2266 1299,2270 1274,2270 1265,2266 1261,2274 1253,2266 1231,2249 1227,2249 1227,2257 1231,2266 1227,2274 1231,2291 1236,2300 1244,2304 1253,2317 1253,2342 1231,2355 1227,2372 1214,2372 1193,2359 1185,2351 1176,2342 1172,2338 1168,2334 1164,2334 1159,2338 1159,2351 1172,2367 1176,2372 1172,2384 1172,2401 1155,2422 1143,2435 1126,2435 1100,2427 1087,2427 1075,2414 1066,2363 1062,2351 1049,2338 1037,2334 1020,2334 1011,2346 1007,2380 999,2422 1003,2444 1003,2461 1011,2478 1011,2499 994,2503 977,2494 969,2486 952,2456 939,2444 918,2435 893,2444 876,2435 880,2427 897,2401 893,2372 901,2363 910,2355 922,2355 944,2363 965,2359 965,2342 948,2325 931,2321 905,2317 897,2317 876,2304 842,2295 829,2295 804,2312 795,2329 778,2380 766,2401 757,2410 740,2401 728,2384 728,2372 732,2363 728,2342 745,2312 749,2295 757,2287 774,2253 783,2219 791,2207 795,2198 791,2185 753,2194 690,2194 630,2198 605,2198 584,2185 571,2181 575,2177 584,2147 584,2113 588,2097 596,2067 592,2037 579,1999 579,1978 588,1930 601,1913 630,1897 656,1888 694,1880 728,1858 749,1842 757,1825 766,1765 778,1715 774,1664 783,1634 800,1604 800,1583 783,1558 762,1528 745,1516 723,1516 698,1520 668,1532 656,1545 639,1575 588,1617 558,1626 537,1630 495,1643 461,1647 436,1643 423,1638 397,1600 402,1575 410,1554 419,1537 431,1524 452,1507 486,1465 499,1452 512,1414 512,1342 524,1300 529,1257 524,1228 512,1211 495,1194 478,1185 461,1190 440,1198 414,1219 389,1245 364,1257 347,1262 325,1257 296,1253 266,1232 258,1215 241,1198 194,1160 186,1143 186,1109 182,1096 148,1050 135,1033 139,1012 152,999 173,969 169,927 152,885 88,826 55,792 33,754 29,728 16,720 12,711 4,686 0,673 8,665 16,665 21,660 42,639 46,635 63,627 84,618 105,622 127,627 169,690 194,707 215,703 232,690 254,665 270,631 270,555 275,538 266,491 262,470 262,440 258,415 258,398 249,385 237,377 228,368 207,364 173,351 169,347 160,339 139,271 139,258 143,250 156,246 165,241 198,250 258,271 279,275 300,275 325,262 385,246 402,237 414,229 423,216 431,195 448,212 469,212 482,216 486,224 486,241 491,254 499,262 512,262 512,267 516,267 524,271 537,262 546,262 563,267 584,267 592,279 601,279 605,288 609,284 613,284 622,284 630,279 635,279 643,284 643,288 639,288 639,292 643,301 647,313 651,318 677,334 685,334 685,339 690,339 698,343 698,351 706,360 711,364 728,364 753,385 757,389 762,394 766,394 766,402 774,398 774,402 778,402 778,411 783,411 787,406 787,411 791,411 791,406 795,406 800,411 808,415 808,423 817,428 821,432 833,445 838,453 846,453 850,457 846,461 850,470">
          <text:p/>
        </draw:polygon>
        <draw:polygon draw:style-name="gr8" draw:text-style-name="P1" draw:layer="layout" svg:width="2.578cm" svg:height="2.777cm" svg:x="3.403cm" svg:y="9.99cm" svg:viewBox="0 0 2579 2778" draw:points="1326,995 1326,987 1330,974 1335,965 1335,902 1352,898 1352,783 1356,779 1402,749 1436,720 1440,711 1457,699 1483,699 1525,682 1551,677 1627,661 1627,656 1644,639 1652,627 1673,622 1678,610 1686,593 1673,589 1690,563 1694,550 1699,538 1707,529 1711,517 1707,504 1707,495 1720,495 1733,474 1733,462 1737,440 1745,428 1758,415 1762,398 1766,381 1766,368 1762,360 1771,356 1771,335 1775,326 1779,301 1775,280 1788,258 1796,246 1800,229 1788,203 1800,186 1796,169 1809,64 1821,51 1813,47 1826,34 1826,17 1860,38 1876,38 1889,34 1902,51 1915,47 1927,34 1940,42 1953,42 1970,34 1974,26 1987,17 1982,0 2020,0 2033,17 2037,34 2033,47 2054,59 2059,72 2071,68 2101,59 2118,76 2126,68 2139,68 2156,85 2135,93 2139,102 2135,114 2156,114 2160,106 2173,110 2164,131 2173,144 2181,157 2198,169 2215,174 2224,178 2219,186 2228,191 2224,203 2249,199 2262,203 2279,212 2283,203 2296,203 2313,195 2317,208 2334,216 2346,208 2363,203 2376,212 2393,203 2401,212 2435,229 2435,241 2427,258 2448,284 2469,280 2490,280 2503,275 2537,288 2541,309 2554,330 2562,339 2575,335 2579,347 2567,356 2575,390 2554,419 2550,419 2545,407 2537,398 2516,402 2520,436 2520,445 2503,462 2499,449 2486,462 2490,466 2490,479 2473,500 2473,517 2469,529 2456,538 2461,550 2461,572 2448,584 2435,589 2444,610 2423,610 2401,614 2397,622 2389,644 2401,652 2406,669 2401,694 2410,720 2410,733 2401,741 2406,771 2401,792 2397,796 2389,813 2376,817 2376,826 2384,834 2384,847 2376,855 2363,872 2359,885 2359,902 2376,923 2368,940 2355,953 2359,965 2355,974 2359,995 2363,1008 2368,1029 2355,1042 2363,1084 2359,1088 2363,1101 2368,1114 2355,1135 2355,1156 2346,1164 2346,1202 2351,1236 2334,1241 2334,1249 2317,1266 2308,1262 2308,1296 2300,1296 2296,1308 2283,1321 2279,1351 2304,1346 2334,1397 2338,1410 2346,1410 2355,1423 2384,1461 2389,1473 2393,1499 2401,1507 2401,1520 2427,1558 2423,1571 2431,1583 2427,1600 2431,1613 2435,1647 2448,1664 2452,1681 2448,1693 2465,1706 2486,1723 2499,1757 2503,1778 2516,1795 2533,1799 2541,1799 2567,1816 2435,1804 2431,1833 2431,1837 2410,1876 2397,1909 2393,1926 2380,1935 2376,1943 2368,1960 2338,2007 2329,2028 2317,2049 2308,2066 2296,2087 2287,2096 2274,2117 2262,2125 2253,2138 2245,2146 2232,2151 2219,2155 2207,2163 2198,2172 2190,2189 2181,2201 2173,2223 2160,2235 2143,2244 2143,2252 2130,2269 2118,2265 2105,2278 2084,2290 2071,2307 2063,2316 2063,2350 2054,2358 2046,2384 2025,2400 2016,2405 2008,2413 2003,2417 1991,2430 1953,2443 1948,2455 1919,2485 1915,2498 1915,2512 1910,2520 1893,2541 1889,2550 1889,2562 1881,2575 1860,2571 1851,2575 1838,2579 1826,2588 1834,2600 1817,2605 1800,2630 1792,2643 1783,2655 1754,2664 1728,2660 1716,2655 1707,2643 1694,2647 1682,2643 1682,2651 1669,2651 1669,2664 1661,2689 1644,2710 1635,2723 1635,2740 1610,2766 1593,2774 1572,2778 1567,2766 1563,2749 1559,2736 1555,2715 1559,2694 1546,2689 1534,2694 1521,2694 1512,2689 1521,2664 1534,2655 1567,2660 1572,2643 1546,2622 1521,2626 1508,2622 1504,2583 1495,2579 1483,2575 1449,2583 1440,2588 1424,2600 1407,2613 1402,2588 1407,2571 1411,2558 1428,2545 1411,2541 1394,2537 1385,2533 1381,2520 1407,2516 1415,2520 1428,2512 1462,2502 1466,2477 1462,2464 1449,2464 1411,2477 1398,2485 1385,2502 1356,2498 1347,2494 1347,2481 1339,2468 1326,2460 1313,2451 1322,2439 1335,2426 1326,2417 1318,2413 1301,2417 1284,2426 1271,2439 1254,2447 1212,2447 1199,2455 1186,2447 1186,2439 1195,2417 1208,2400 1216,2384 1195,2367 1170,2358 1136,2379 1089,2430 1081,2434 1055,2430 1030,2439 1017,2439 1004,2430 975,2405 975,2392 979,2379 992,2358 992,2345 996,2337 992,2324 987,2316 975,2286 962,2265 954,2257 945,2248 932,2248 903,2265 886,2273 877,2286 869,2299 865,2299 860,2303 856,2312 852,2316 839,2316 827,2320 810,2320 801,2316 789,2316 772,2324 763,2324 759,2328 755,2328 750,2333 746,2341 742,2350 738,2350 733,2350 725,2316 717,2299 704,2286 691,2273 678,2269 657,2261 628,2261 615,2223 619,2214 623,2206 632,2193 615,2189 594,2185 568,2189 556,2180 547,2180 505,2197 496,2197 492,2201 471,2206 462,2210 445,2210 423,2223 415,2218 407,2214 398,2206 394,2189 394,2142 398,2125 398,2117 381,2117 381,2125 360,2151 351,2168 339,2201 343,2214 339,2223 335,2231 326,2235 313,2240 280,2240 271,2244 267,2248 258,2248 254,2244 237,2231 224,2231 229,2223 233,2218 237,2218 246,2214 258,2197 263,2197 271,2210 280,2210 288,2206 296,2197 305,2185 318,2176 322,2168 322,2155 318,2130 280,2104 271,2091 263,2079 229,2070 216,2070 212,2079 212,2087 220,2100 224,2113 224,2117 220,2121 212,2130 195,2134 169,2130 165,2130 169,2117 169,2104 165,2083 153,2066 148,2041 140,2036 123,2024 97,2015 89,2011 81,1994 64,1994 55,2003 51,2011 38,2019 26,2019 17,2024 9,2015 0,2007 0,1981 9,1969 13,1952 17,1931 13,1926 13,1909 26,1892 26,1871 21,1863 42,1850 51,1837 64,1833 89,1825 97,1820 110,1816 127,1820 140,1808 144,1799 174,1778 195,1787 224,1799 237,1799 246,1795 246,1782 254,1770 263,1761 271,1753 296,1753 305,1757 318,1757 326,1749 335,1740 351,1736 360,1732 364,1719 373,1715 377,1702 381,1693 411,1664 415,1651 428,1634 440,1622 449,1617 462,1617 475,1609 484,1600 509,1605 518,1596 530,1592 551,1600 560,1596 585,1592 594,1583 602,1575 611,1566 632,1562 649,1571 657,1575 674,1579 683,1579 717,1566 750,1566 772,1554 793,1554 801,1550 818,1537 848,1511 860,1499 865,1473 865,1461 886,1427 886,1414 894,1406 907,1389 920,1368 941,1351 966,1321 992,1291 1009,1287 1021,1287 1055,1296 1068,1300 1085,1296 1106,1296 1127,1300 1148,1304 1157,1308 1208,1359 1212,1368 1280,1262 1301,1232 1292,1224 1284,1207 1267,1190 1250,1185 1246,1177 1233,1169 1225,1160 1212,1152 1208,1143 1178,1130 1144,1092 1136,1075 1131,1046 1127,1016 1110,999">
          <text:p/>
        </draw:polygon>
        <draw:polygon draw:style-name="gr8" draw:text-style-name="P1" draw:layer="layout" svg:width="1.689cm" svg:height="1.257cm" svg:x="0.808cm" svg:y="9.749cm" svg:viewBox="0 0 1690 1258" draw:points="13,457 0,415 17,423 25,423 39,432 73,440 77,440 86,436 98,440 120,436 132,436 175,440 179,440 187,444 192,444 213,427 217,415 225,406 230,394 234,394 234,389 238,394 251,389 255,385 255,381 268,377 276,377 280,372 306,364 323,355 331,355 357,347 374,347 378,343 391,343 395,339 403,339 407,334 429,330 433,326 446,326 496,322 530,322 534,317 560,317 577,309 585,309 594,305 611,305 628,300 640,292 653,292 661,288 666,283 678,279 691,275 708,254 717,250 721,245 738,241 746,237 755,228 759,220 772,203 793,203 805,199 814,195 848,182 848,186 856,186 856,182 865,178 869,173 877,173 882,178 886,178 903,161 907,161 911,156 920,161 924,161 932,152 966,123 971,118 979,118 987,110 1000,106 1009,97 1013,97 1017,93 1026,93 1042,63 1051,63 1064,68 1085,63 1093,68 1098,63 1102,55 1110,55 1119,51 1131,38 1136,29 1157,29 1153,17 1161,8 1169,0 1178,4 1161,55 1161,59 1165,68 1178,80 1169,106 1169,127 1165,131 1161,131 1144,118 1136,123 1140,148 1144,156 1161,156 1169,152 1186,131 1212,106 1225,93 1233,85 1263,85 1296,68 1305,72 1305,85 1296,106 1292,118 1296,131 1309,148 1313,156 1305,165 1305,169 1301,190 1301,254 1309,262 1318,267 1322,279 1318,288 1288,313 1284,339 1296,343 1301,355 1288,364 1267,368 1246,368 1241,381 1258,398 1284,410 1292,423 1309,432 1335,444 1347,449 1368,466 1377,478 1381,508 1373,533 1360,542 1330,567 1330,580 1335,588 1343,643 1347,652 1356,660 1368,660 1381,648 1419,639 1432,631 1466,609 1483,593 1491,576 1504,571 1529,593 1555,601 1559,614 1563,622 1538,648 1525,660 1521,673 1517,720 1508,728 1487,745 1495,749 1500,753 1525,749 1538,749 1601,753 1627,758 1635,766 1648,787 1652,800 1652,817 1648,838 1648,851 1677,851 1690,859 1686,872 1682,889 1669,893 1656,889 1644,885 1618,880 1606,889 1597,889 1584,897 1572,914 1542,923 1529,927 1517,923 1504,918 1479,914 1466,918 1457,906 1449,906 1432,889 1419,889 1398,897 1373,902 1364,902 1339,906 1322,927 1292,918 1280,910 1271,906 1246,902 1233,893 1220,893 1208,902 1195,910 1186,910 1161,897 1148,910 1127,914 1114,918 1089,927 1085,941 1068,935 1059,935 1034,953 1026,958 1013,958 1000,966 996,979 966,987 966,1000 962,1013 932,1030 920,1046 882,1089 877,1102 860,1118 814,1152 810,1165 797,1178 788,1190 772,1203 763,1203 750,1207 746,1203 746,1207 742,1212 611,1093 602,1102 594,1110 581,1118 568,1123 547,1123 463,1127 433,1140 420,1148 420,1207 293,1258 297,1245 297,1216 306,1195 306,1169 302,1152 289,1089 289,1072 293,1042 293,1017 289,1008 272,996 280,991 280,987 285,987 293,983 297,979 302,979 310,970 319,962 323,953 331,949 357,931 365,931 365,927 378,918 378,914 386,914 386,910 391,910 395,906 399,902 403,902 407,897 412,893 416,889 420,885 424,885 424,876 429,876 441,872 454,859 463,859 467,855 475,851 479,842 479,838 492,825 496,813 496,808 505,804 479,800 450,796 424,796 416,791 403,796 382,791 374,791 365,787 352,787 348,783 327,783 310,779 293,779 289,783 280,787 276,791 264,796 259,800 251,796 242,800 225,804 217,800 209,796 200,787 192,779 166,762 149,749 132,728 103,694 86,664 73,648 69,631 65,618 65,605 52,571 34,546 30,537">
          <text:p/>
        </draw:polygon>
        <draw:polygon draw:style-name="gr8" draw:text-style-name="P1" draw:layer="layout" svg:width="2.455cm" svg:height="2.248cm" svg:x="16.205cm" svg:y="9.495cm" svg:viewBox="0 0 2456 2249" draw:points="199,890 203,873 207,869 245,848 258,831 258,818 245,809 228,805 173,801 156,797 156,780 161,767 203,733 224,729 275,708 296,699 305,691 309,682 309,674 305,670 300,665 279,661 254,649 220,619 203,609 182,588 173,588 161,593 152,597 135,632 122,670 114,682 110,682 101,687 89,682 76,678 38,649 4,623 4,619 0,601 0,588 21,576 34,571 55,580 63,588 93,601 106,605 110,605 122,597 135,576 135,554 131,550 110,537 72,504 67,495 67,474 76,466 84,461 93,457 118,461 135,470 161,474 203,470 237,466 245,457 254,394 258,360 266,326 283,300 279,292 254,245 254,233 288,190 288,178 283,169 279,165 262,156 228,123 224,110 220,93 220,76 224,63 237,51 254,46 266,34 271,25 271,13 266,4 288,4 300,0 313,8 326,25 326,51 300,101 296,106 300,110 309,118 321,123 343,118 393,93 406,93 448,127 461,131 470,135 542,127 559,127 580,135 592,156 597,173 605,186 618,203 622,228 609,262 588,296 588,313 597,334 618,347 673,351 774,292 779,292 800,275 872,250 914,237 944,241 965,245 978,262 990,296 1016,343 1020,355 1020,398 1024,406 1037,415 1067,415 1083,402 1105,389 1117,372 1122,364 1134,351 1172,330 1244,330 1249,326 1257,322 1274,292 1287,279 1295,262 1299,228 1308,224 1316,216 1333,212 1342,207 1354,216 1371,228 1388,250 1392,271 1392,288 1388,300 1380,309 1342,351 1321,381 1316,402 1304,419 1304,440 1312,478 1321,495 1333,504 1354,508 1397,508 1418,499 1426,495 1448,478 1473,457 1490,449 1511,423 1519,406 1528,402 1549,394 1566,398 1575,398 1579,406 1583,423 1587,444 1583,466 1579,478 1570,516 1558,542 1549,559 1549,588 1558,597 1570,597 1591,593 1604,584 1617,554 1630,525 1642,508 1676,487 1693,482 1706,482 1718,495 1748,516 1757,537 1773,554 1803,571 1824,576 1833,580 1850,584 1884,609 1930,657 1934,665 1934,674 1922,695 1900,712 1888,716 1875,721 1862,716 1833,695 1795,665 1769,665 1765,670 1757,691 1748,712 1740,729 1740,746 1752,763 1790,797 1816,797 1837,792 1884,771 1972,771 1977,776 1981,780 1985,788 1972,809 1972,814 1981,822 2002,835 2011,835 2023,831 2032,822 2040,805 2040,797 2036,784 2015,767 1972,737 1968,729 1972,721 1972,704 1977,687 1985,678 2011,644 2036,644 2044,649 2061,644 2095,644 2108,640 2133,640 2146,636 2159,632 2176,636 2184,636 2197,644 2205,657 2215,665 2223,678 2227,687 2211,742 2211,754 2215,771 2215,801 2211,814 2184,835 2167,852 2154,864 2133,886 2129,890 2138,928 2138,936 2142,945 2150,949 2167,962 2193,996 2205,1017 2215,1025 2232,1025 2244,1017 2274,1030 2282,1034 2287,1063 2291,1076 2299,1089 2308,1102 2321,1114 2338,1114 2346,1106 2354,1110 2363,1114 2359,1131 2350,1140 2333,1148 2304,1157 2287,1165 2274,1173 2270,1182 2270,1195 2278,1207 2291,1212 2316,1216 2350,1220 2376,1212 2393,1212 2401,1220 2409,1241 2418,1271 2426,1309 2456,1360 2456,1440 2439,1461 2414,1491 2397,1499 2388,1504 2376,1504 2367,1495 2354,1474 2333,1453 2316,1440 2299,1432 2257,1432 2219,1444 2205,1453 2167,1470 2154,1478 2150,1483 2146,1487 2146,1495 2159,1525 2180,1546 2193,1554 2211,1563 2253,1563 2274,1554 2304,1538 2321,1529 2338,1529 2350,1533 2371,1542 2409,1567 2418,1580 2418,1622 2401,1643 2388,1656 2376,1677 2363,1690 2350,1698 2333,1703 2321,1703 2291,1694 2257,1673 2236,1660 2219,1652 2197,1652 2184,1656 2180,1660 2180,1673 2184,1690 2193,1694 2211,1698 2266,1724 2287,1741 2304,1758 2312,1779 2308,1783 2304,1792 2299,1792 2295,1796 2291,1796 2282,1792 2282,1796 2278,1796 2274,1800 2270,1800 2266,1796 2249,1796 2249,1787 2244,1787 2240,1787 2240,1792 2223,1792 2223,1796 2219,1796 2219,1800 2201,1800 2197,1804 2193,1804 2197,1808 2201,1813 2211,1817 2215,1821 2211,1842 2211,1880 2219,1885 2232,1897 2227,1902 2223,1902 2219,1906 2197,1902 2188,1902 2167,1910 2159,1914 2159,1919 2154,1935 2154,1940 2150,1944 2138,1944 2133,1952 2112,1952 2104,1957 2095,1961 2091,1969 2087,1969 2083,1974 2078,1978 2070,1974 2061,1974 2053,1969 2053,1974 2057,1978 2066,1991 2078,1995 2087,2007 2091,2016 2091,2029 2078,2041 2074,2046 2074,2050 2070,2062 2057,2062 2053,2058 2049,2046 2044,2037 2044,2029 2040,2024 2040,2020 2036,2016 2027,2007 2027,1999 2023,1999 2019,1995 2011,1995 2002,1991 1998,1995 1985,1995 1985,2012 1989,2020 1985,2024 1985,2037 1977,2033 1968,2029 1964,2033 1964,2029 1960,2029 1956,2024 1956,2016 1943,2016 1943,2024 1939,2024 1930,2016 1926,2020 1926,2024 1922,2020 1926,2016 1926,2003 1922,2003 1917,2007 1913,2003 1900,1995 1892,1995 1884,1999 1858,1999 1858,2003 1862,2012 1862,2016 1871,2024 1875,2033 1871,2050 1871,2054 1867,2058 1862,2058 1850,2054 1837,2046 1833,2046 1824,2050 1816,2050 1812,2046 1807,2041 1807,2037 1812,2024 1812,2020 1807,2016 1799,2012 1786,2016 1778,2016 1773,2020 1769,2024 1769,2029 1757,2029 1752,2033 1744,2033 1748,2037 1752,2037 1744,2041 1744,2046 1731,2046 1723,2050 1718,2050 1714,2046 1706,2046 1702,2041 1697,2041 1689,2050 1685,2046 1680,2046 1680,2054 1676,2054 1676,2058 1672,2058 1663,2062 1651,2067 1646,2067 1642,2079 1638,2084 1630,2084 1630,2088 1634,2088 1634,2096 1617,2096 1613,2092 1613,2084 1608,2079 1600,2079 1591,2084 1583,2096 1579,2101 1570,2101 1566,2096 1558,2096 1549,2092 1541,2092 1532,2101 1524,2101 1515,2109 1515,2118 1511,2122 1503,2126 1494,2130 1486,2143 1486,2147 1481,2156 1473,2160 1469,2164 1464,2164 1460,2164 1460,2168 1456,2173 1443,2177 1409,2181 1405,2185 1380,2219 1380,2223 1371,2232 1359,2240 1346,2245 1333,2245 1308,2249 1287,2249 1282,2249 1278,2245 1261,2245 1236,2228 1189,2194 1185,2194 1181,2189 1181,2181 1177,2173 1181,2164 1181,2143 1177,2134 1177,2118 1172,2113 1168,2096 1155,2079 1151,2079 1151,2075 1147,2071 1143,2071 1143,2067 1138,2062 1134,2062 1126,2054 1117,2050 1109,2046 1105,2041 1100,2037 1100,2007 1092,1999 1083,1986 1075,1982 1071,1978 1062,1978 1058,1969 1050,1969 1041,1961 1007,1961 1007,1957 1003,1952 999,1952 995,1957 986,1965 978,1965 973,1969 952,1969 935,1974 914,1974 910,1978 906,1978 897,1969 889,1969 889,1974 884,1974 884,1978 880,1978 872,1974 868,1978 859,1978 859,1974 851,1982 846,1982 842,1986 842,1991 838,1986 834,1986 834,1999 791,1999 766,1991 757,1986 745,1982 736,1978 736,1974 741,1974 736,1969 741,1969 736,1965 732,1965 732,1961 724,1957 719,1952 702,1948 698,1944 694,1940 686,1940 686,1927 681,1923 677,1919 677,1914 681,1914 677,1910 677,1906 673,1906 669,1897 664,1893 660,1889 652,1889 643,1893 639,1897 635,1893 622,1893 618,1889 614,1889 609,1885 601,1885 601,1880 597,1880 584,1876 575,1876 567,1880 563,1889 559,1889 554,1885 554,1876 550,1868 525,1847 516,1834 512,1830 512,1825 516,1817 520,1808 520,1804 516,1800 512,1796 499,1787 491,1775 478,1775 470,1770 465,1766 457,1766 457,1775 453,1783 448,1787 440,1787 427,1783 423,1779 410,1766 406,1766 402,1762 393,1758 389,1753 385,1749 381,1741 376,1737 355,1732 351,1732 343,1737 338,1737 309,1737 300,1728 296,1728 292,1724 292,1698 296,1698 296,1694 292,1690 283,1681 279,1669 271,1660 258,1648 254,1643 249,1639 245,1643 237,1639 233,1648 228,1648 228,1652 224,1652 228,1656 228,1669 220,1673 216,1673 216,1669 194,1669 190,1665 190,1669 186,1669 182,1665 182,1656 178,1652 173,1648 161,1639 148,1635 127,1635 101,1631 97,1631 93,1635 84,1631 76,1631 51,1618 46,1610 51,1601 59,1584 67,1559 80,1533 97,1508 106,1499 135,1491 169,1474 173,1474 203,1436 228,1415 254,1411 288,1406 305,1402 317,1398 326,1402 351,1415 360,1415 364,1411 364,1406 360,1394 347,1381 330,1372 283,1364 271,1356 237,1317 224,1313 190,1313 178,1309 169,1305 148,1275 118,1258 114,1245 114,1229 118,1224 131,1220 144,1216 156,1190 165,1152 178,1118 178,1051 186,1042 194,1042 207,1051 228,1085 233,1097 237,1106 245,1110 254,1110 271,1102 292,1085 309,1072 309,1059 305,1059 254,1038 245,1025 237,1013 237,996 241,975 237,962 211,928 199,898">
          <text:p/>
        </draw:polygon>
        <draw:polygon draw:style-name="gr8" draw:text-style-name="P1" draw:layer="layout" svg:width="3.103cm" svg:height="2.963cm" svg:x="0.131cm" svg:y="17.581cm" svg:viewBox="0 0 3104 2964" draw:points="1016,482 1020,478 1024,465 1012,452 1012,448 1016,444 1028,436 1033,431 1033,414 1028,410 1016,414 1012,419 1007,423 1003,419 1003,410 1007,402 1003,397 995,393 990,389 1003,368 1003,364 1033,364 1050,368 1062,368 1067,364 1067,359 1062,347 1062,338 1088,321 1105,317 1113,309 1113,296 1126,296 1126,292 1113,275 1113,266 1130,254 1151,237 1164,254 1168,258 1172,262 1172,270 1168,279 1160,296 1155,300 1160,304 1172,304 1177,309 1189,325 1198,338 1202,342 1206,338 1215,321 1219,300 1206,296 1206,287 1215,283 1215,270 1223,270 1236,262 1253,262 1253,258 1257,245 1244,232 1244,224 1253,220 1253,215 1266,215 1270,224 1287,215 1291,215 1295,224 1304,228 1316,224 1342,228 1354,232 1363,237 1367,224 1363,211 1342,203 1337,194 1333,182 1346,177 1384,182 1405,198 1418,207 1436,228 1449,224 1449,211 1432,182 1440,173 1453,182 1461,190 1474,194 1478,182 1482,169 1474,156 1465,148 1474,135 1487,139 1495,131 1495,118 1487,118 1474,114 1478,101 1487,93 1495,93 1508,101 1521,105 1554,110 1567,114 1580,105 1588,93 1580,80 1571,67 1546,38 1533,16 1537,4 1571,0 1584,4 1597,12 1648,12 1660,25 1664,33 1686,46 1690,59 1698,67 1707,80 1686,93 1681,105 1669,118 1648,127 1639,135 1643,148 1656,156 1656,165 1652,177 1622,182 1618,198 1622,207 1618,215 1592,220 1588,224 1580,237 1580,249 1571,249 1550,279 1533,296 1529,309 1525,317 1516,321 1504,325 1491,330 1482,334 1482,347 1487,355 1487,368 1482,381 1478,393 1470,423 1461,427 1449,427 1440,436 1444,448 1436,457 1423,457 1401,448 1388,457 1376,465 1367,478 1367,486 1359,491 1342,486 1329,482 1316,474 1308,478 1299,491 1304,503 1299,520 1304,533 1295,558 1287,563 1274,567 1266,571 1257,579 1253,601 1257,613 1266,622 1278,622 1316,643 1346,673 1350,685 1359,694 1367,698 1376,711 1380,723 1397,745 1405,749 1409,753 1418,757 1440,774 1800,635 1817,626 2041,537 2045,533 2054,524 2067,524 2084,529 2088,524 2113,503 2134,495 2139,482 2151,469 2151,457 2160,444 2160,436 2156,431 2156,427 2168,419 2172,419 2177,423 2185,423 2189,427 2194,427 2206,419 2211,423 2219,414 2227,414 2232,419 2236,414 2244,410 2257,406 2261,402 2266,389 2270,385 2270,381 2278,381 2283,381 2283,385 2312,385 2329,381 2333,376 2342,376 2342,368 2350,368 2359,355 2367,355 2371,359 2380,359 2380,347 2384,347 2384,368 2393,385 2397,393 2448,406 2465,410 2481,431 2481,444 2465,465 2448,482 2414,537 2405,563 2401,584 2414,588 2435,579 2448,575 2469,563 2481,558 2494,558 2537,563 2549,563 2570,567 2583,575 2587,584 2583,609 2575,626 2570,639 2566,647 2570,660 2587,681 2596,690 2608,698 2630,706 2647,723 2668,753 2668,766 2659,770 2647,778 2634,770 2617,766 2587,749 2566,740 2545,740 2477,762 2469,766 2465,774 2465,778 2490,825 2498,833 2545,829 2558,829 2566,833 2592,833 2625,842 2659,859 2668,867 2672,872 2672,880 2664,884 2630,897 2604,922 2566,1011 2566,1032 2570,1041 2604,1075 2613,1087 2617,1100 2617,1109 2613,1121 2566,1159 2562,1168 2562,1172 2566,1181 2583,1193 2621,1210 2651,1219 2672,1227 2714,1236 2727,1240 2735,1244 2740,1257 2731,1265 2689,1286 2676,1291 2651,1299 2642,1308 2634,1312 2600,1312 2596,1308 2583,1286 2570,1257 2541,1223 2528,1214 2511,1210 2498,1214 2486,1236 2490,1244 2507,1257 2520,1274 2524,1278 2524,1295 2520,1320 2481,1375 2469,1405 2465,1418 2465,1430 2469,1443 2481,1452 2566,1452 2596,1447 2630,1439 2647,1439 2651,1443 2655,1447 2659,1464 2664,1473 2668,1515 2668,1540 2672,1549 2680,1549 2714,1536 2735,1532 2778,1528 2812,1528 2841,1532 2850,1540 2867,1566 2871,1579 2858,1587 2833,1604 2791,1625 2786,1634 2791,1659 2807,1698 2841,1766 2867,1800 2884,1817 2888,1817 2896,1821 2918,1846 2934,1850 2960,1846 2989,1846 3061,1863 3095,1876 3104,1884 3095,1906 3045,1935 3032,1935 3023,1931 3002,1918 2973,1901 2939,1893 2879,1884 2850,1876 2799,1859 2786,1859 2769,1867 2769,1880 2774,1897 2774,1927 2765,1952 2765,1969 2752,1986 2727,1999 2689,1994 2655,2007 2638,2024 2625,2041 2608,2071 2604,2088 2608,2100 2719,2104 2778,2104 2799,2121 2812,2134 2816,2147 2807,2181 2803,2227 2807,2257 2820,2303 2820,2320 2807,2333 2786,2325 2782,2316 2769,2299 2757,2287 2735,2278 2702,2265 2664,2248 2634,2240 2613,2223 2608,2202 2613,2176 2617,2160 2600,2147 2566,2138 2545,2143 2498,2176 2486,2189 2490,2215 2503,2240 2511,2257 2524,2265 2541,2303 2532,2316 2503,2333 2486,2337 2465,2333 2431,2316 2401,2308 2376,2308 2354,2320 2363,2350 2380,2375 2401,2392 2431,2418 2452,2439 2477,2464 2486,2485 2490,2524 2490,2545 2477,2596 2435,2651 2393,2646 2359,2625 2354,2587 2359,2566 2363,2541 2388,2481 2376,2460 2363,2447 2329,2452 2304,2494 2299,2511 2278,2532 2244,2553 2215,2553 2189,2536 2177,2507 2156,2477 2134,2473 2117,2473 2050,2498 2029,2511 2012,2524 1995,2532 1995,2579 2054,2591 2084,2596 2143,2596 2177,2600 2211,2604 2227,2612 2232,2625 2215,2638 2198,2651 2181,2659 2156,2672 2130,2684 2117,2739 2134,2756 2143,2769 2139,2795 2122,2807 2109,2799 2088,2778 2062,2752 2041,2714 2016,2701 1995,2701 1978,2714 1957,2739 1952,2756 1969,2765 1986,2765 2007,2769 2020,2778 2029,2799 2033,2905 2024,2922 2003,2926 1990,2917 1982,2909 1978,2879 1990,2854 1990,2833 1965,2837 1948,2845 1935,2841 1910,2828 1889,2820 1859,2845 1885,2922 1872,2943 1855,2947 1842,2938 1825,2922 1787,2892 1766,2879 1753,2854 1715,2811 1698,2795 1673,2790 1652,2799 1652,2816 1656,2828 1664,2841 1686,2862 1690,2871 1686,2883 1677,2900 1664,2909 1648,2913 1635,2922 1622,2934 1626,2943 1631,2955 1635,2955 1631,2955 1622,2964 1618,2960 1614,2951 1609,2951 1597,2943 1588,2926 1580,2922 1580,2913 1584,2905 1584,2896 1571,2879 1580,2866 1580,2858 1567,2854 1550,2858 1521,2845 1512,2845 1499,2850 1491,2854 1491,2850 1487,2841 1482,2828 1474,2824 1444,2816 1436,2816 1432,2807 1427,2807 1418,2816 1388,2820 1384,2820 1384,2828 1388,2837 1388,2845 1384,2854 1384,2862 1393,2896 1397,2900 1376,2900 1367,2913 1363,2917 1354,2905 1333,2905 1325,2909 1321,2909 1316,2905 1308,2900 1304,2896 1308,2883 1316,2879 1325,2866 1329,2862 1325,2858 1304,2845 1287,2845 1274,2841 1249,2824 1240,2824 1223,2833 1210,2837 1181,2837 1172,2850 1164,2854 1151,2854 1134,2858 1126,2854 1113,2854 1100,2841 1083,2833 1062,2807 1054,2799 1041,2799 1037,2807 1033,2811 1016,2811 1012,2816 1003,2816 990,2824 990,2828 982,2828 973,2824 956,2824 944,2820 940,2816 935,2816 931,2820 927,2811 927,2803 923,2803 910,2811 906,2811 901,2807 893,2807 885,2816 863,2820 851,2837 846,2841 842,2841 829,2833 817,2828 813,2820 796,2811 787,2803 774,2795 762,2782 762,2756 766,2731 770,2714 724,2659 715,2672 715,2676 707,2697 702,2706 698,2710 694,2701 694,2693 690,2689 690,2680 677,2672 652,2651 647,2646 635,2646 614,2655 597,2655 575,2646 559,2646 542,2642 533,2646 529,2646 504,2634 457,2634 453,2638 444,2642 432,2646 419,2651 406,2651 385,2646 381,2642 368,2634 317,2634 309,2642 305,2642 275,2629 258,2629 250,2617 228,2604 220,2591 203,2587 190,2587 178,2600 173,2600 67,2587 51,2583 25,2515 12,2477 8,2464 0,2447 4,2439 21,2426 38,2418 42,2414 42,2401 55,2388 63,2384 76,2380 110,2380 118,2371 152,2367 169,2375 186,2375 203,2384 211,2392 216,2388 220,2392 224,2401 224,2405 228,2409 245,2422 258,2426 266,2426 271,2430 275,2435 279,2435 288,2443 313,2443 321,2447 330,2447 347,2452 351,2447 355,2443 364,2443 377,2452 381,2456 393,2460 398,2460 410,2469 427,2469 444,2473 457,2473 487,2485 495,2485 504,2481 520,2485 537,2490 542,2481 537,2469 537,2460 542,2456 546,2456 554,2460 559,2464 575,2473 580,2473 588,2481 584,2490 584,2519 597,2519 614,2524 622,2524 626,2519 631,2511 631,2477 635,2473 656,2473 660,2477 673,2481 677,2481 677,2485 673,2494 673,2502 677,2511 677,2524 686,2532 686,2541 690,2545 694,2549 690,2562 694,2579 694,2587 702,2587 698,2596 702,2612 698,2612 698,2621 702,2629 702,2638 711,2638 711,2629 719,2625 732,2634 736,2629 741,2625 753,2638 758,2634 762,2634 766,2642 770,2638 774,2638 787,2646 791,2642 800,2638 804,2638 829,2646 838,2659 838,2672 851,2684 851,2701 855,2701 863,2697 868,2693 872,2689 880,2693 897,2693 918,2684 918,2680 914,2672 910,2668 918,2651 914,2638 918,2629 927,2629 931,2634 940,2651 944,2655 969,2659 973,2663 973,2668 969,2680 965,2689 965,2693 969,2697 978,2689 986,2689 986,2684 1003,2684 1016,2689 1024,2684 1033,2676 1058,2676 1058,2672 1062,2659 1058,2651 1058,2642 1054,2634 1058,2629 1050,2617 1028,2612 1020,2608 1007,2587 995,2579 990,2570 982,2562 978,2549 965,2528 965,2469 956,2456 952,2443 948,2435 944,2430 940,2426 935,2414 940,2409 940,2384 944,2367 944,2358 952,2350 956,2337 973,2325 978,2316 982,2312 990,2312 999,2308 1012,2291 1016,2278 1016,2261 1012,2253 1003,2244 999,2236 999,2206 1003,2193 1020,2185 1054,2185 1071,2189 1109,2189 1117,2185 1151,2160 1185,2134 1189,2130 1210,2134 1223,2130 1282,2130 1299,2134 1304,2138 1312,2155 1316,2160 1321,2164 1342,2151 1350,2143 1359,2126 1380,2104 1409,2083 1423,2075 1449,2071 1470,2062 1491,2045 1504,2037 1521,2033 1529,2028 1554,2028 1563,2020 1597,2028 1605,2028 1614,2020 1622,2011 1622,1999 1614,1990 1614,1973 1626,1948 1478,1728 1457,1698 1346,1536 1164,1270 1155,1270 1143,1265 1134,1265 1130,1270 1122,1265 1117,1265 1109,1274 1105,1278 1100,1282 1096,1291 1100,1299 1109,1303 1113,1303 1117,1312 1143,1320 1147,1325 1147,1329 1155,1333 1151,1337 1143,1337 1122,1333 1109,1325 1105,1325 1092,1329 1088,1329 1079,1320 1079,1312 1067,1308 1062,1308 1058,1325 1058,1333 1062,1346 1075,1358 1075,1371 1062,1367 1054,1371 1050,1371 1045,1367 1033,1363 1028,1358 1024,1358 1016,1367 1016,1375 1012,1392 1016,1397 1020,1405 1020,1413 1016,1418 1012,1418 1003,1409 999,1409 990,1422 978,1422 978,1426 990,1439 1007,1447 1012,1456 1012,1464 1016,1468 1033,1477 1033,1507 1020,1519 978,1519 978,1524 969,1528 961,1528 952,1524 940,1524 935,1515 918,1515 906,1511 893,1515 885,1511 876,1519 868,1519 863,1515 863,1511 859,1511 859,1502 851,1502 846,1507 838,1507 834,1511 825,1511 821,1519 817,1515 808,1515 808,1524 804,1528 804,1532 791,1540 774,1545 690,1498 656,1481 601,1532 597,1524 588,1502 588,1494 575,1485 546,1456 537,1456 520,1443 504,1435 491,1418 487,1418 482,1409 474,1405 474,1397 470,1380 448,1358 440,1350 432,1341 423,1333 415,1329 406,1329 402,1325 398,1320 398,1316 393,1312 389,1303 385,1303 381,1299 381,1295 377,1291 377,1286 364,1270 360,1265 351,1244 355,1236 364,1240 377,1236 372,1223 372,1219 381,1223 381,1210 368,1202 368,1189 364,1189 355,1164 355,1155 377,1155 389,1151 389,1143 377,1138 377,1134 381,1126 381,1121 377,1113 381,1109 402,1109 406,1100 402,1079 406,1075 410,1079 419,1075 410,1062 410,1054 415,1054 419,1049 440,1054 444,1054 444,1049 436,1032 436,1020 440,1016 436,1007 423,1003 415,1007 415,1011 423,1020 419,1024 410,1024 402,1011 377,1011 377,1007 389,1003 402,990 410,965 410,960 406,952 406,948 419,939 419,931 423,931 432,939 440,939 448,935 453,922 461,914 465,901 470,901 474,905 478,910 482,914 495,901 504,897 516,897 520,893 520,884 512,884 491,872 487,859 478,855 478,846 482,842 487,838 491,833 504,825 508,817 542,817 546,812 537,804 533,804 529,795 516,787 512,783 512,778 516,774 529,774 533,778 546,778 571,795 580,795 584,787 592,791 597,787 601,783 597,770 592,766 575,762 571,757 571,753 580,736 580,732 588,728 601,736 614,732 614,728 605,715 605,711 618,702 622,698 631,694 647,694 647,690 631,668 626,664 618,656 614,656 605,668 597,668 592,664 588,647 592,639 631,639 656,651 669,651 681,643 702,639 715,635 719,630 719,626 711,622 702,613 702,609 707,601 711,601 732,609 762,609 770,605 779,588 779,563 791,563 804,579 821,575 821,567 825,567 838,575 842,575 846,571 846,567 838,554 838,546 834,541 817,524 817,516 821,516 851,503 868,486 868,478 863,474 872,474 889,478 893,478 897,474 889,465 889,461 901,465 906,469 910,486 910,503 914,508 918,503 923,486 927,478 931,465 931,461 927,452 931,444 948,440 956,452 978,452 995,461 1012,482">
          <text:p/>
        </draw:polygon>
        <draw:polygon draw:style-name="gr8" draw:text-style-name="P1" draw:layer="layout" svg:width="1.816cm" svg:height="0.754cm" svg:x="18.245cm" svg:y="9.829cm" svg:viewBox="0 0 1817 755" draw:points="639,89 644,85 656,76 665,72 686,72 699,76 703,81 707,89 716,93 720,93 733,98 741,98 749,93 775,93 788,85 805,60 813,55 827,55 835,68 844,81 886,89 894,81 899,64 903,60 916,55 945,60 975,76 996,81 1021,68 1055,64 1072,81 1081,106 1089,115 1119,127 1131,123 1131,115 1174,76 1182,51 1199,34 1208,9 1216,0 1229,5 1250,38 1258,47 1288,43 1309,26 1314,17 1309,0 1314,0 1343,17 1352,17 1377,21 1385,43 1394,60 1415,72 1428,98 1466,136 1474,165 1500,182 1512,195 1525,199 1551,203 1572,191 1580,199 1601,225 1618,233 1635,246 1648,246 1678,225 1686,229 1733,254 1737,254 1762,237 1771,237 1779,250 1805,250 1809,259 1813,271 1813,309 1817,314 1813,330 1813,335 1805,353 1788,365 1779,378 1779,395 1775,399 1762,408 1728,416 1711,425 1682,433 1669,437 1661,442 1652,446 1639,467 1631,475 1618,480 1601,480 1576,501 1568,509 1563,514 1555,543 1546,547 1521,543 1512,543 1500,539 1496,535 1487,539 1483,547 1470,547 1462,552 1457,556 1462,564 1462,573 1453,594 1457,607 1457,611 1445,619 1432,624 1394,628 1381,628 1356,624 1347,624 1339,628 1326,636 1318,645 1314,649 1288,666 1280,679 1305,708 1305,717 1301,721 1301,738 1297,746 1292,746 1271,734 1263,729 1254,738 1237,738 1220,734 1216,734 1216,738 1212,742 1208,746 1191,751 1165,746 1157,746 1157,755 1153,755 1144,751 1140,742 1131,738 1106,738 1102,734 1106,725 1106,721 1102,721 1106,712 1127,700 1127,696 1123,691 1123,670 1119,657 1115,653 1110,653 1098,657 1093,653 1093,649 1102,641 1102,632 1089,624 1081,611 1076,607 1085,594 1085,590 1081,585 1076,585 1072,590 1064,598 1047,607 1038,611 1009,636 1000,641 992,649 992,653 1004,657 1021,662 1038,666 1043,670 1043,674 1038,683 1034,687 1030,687 996,700 988,708 975,712 962,712 954,708 941,687 941,679 949,666 958,649 962,645 975,636 983,624 971,590 966,581 954,577 949,577 945,581 954,602 958,611 954,615 945,628 933,636 924,636 907,632 890,632 886,628 886,590 890,585 903,581 907,573 916,569 911,564 907,560 894,552 886,547 882,543 865,518 861,518 848,522 844,530 835,573 831,581 817,590 809,607 805,615 800,619 788,619 766,615 754,611 749,611 741,615 733,624 703,632 699,636 694,649 690,657 682,657 682,641 678,636 673,628 665,628 627,619 614,615 606,619 597,619 584,628 597,653 601,674 597,696 597,704 589,704 580,708 567,704 546,700 538,700 529,704 521,712 508,721 495,725 487,729 479,725 457,704 445,679 440,674 436,670 432,666 432,662 436,657 440,662 457,662 462,657 462,653 466,641 474,624 466,615 457,611 449,611 436,607 419,594 415,594 411,598 407,607 402,619 390,641 381,645 368,649 356,653 347,653 335,645 313,607 301,594 292,581 288,577 284,577 280,581 280,594 275,598 271,602 263,598 258,590 254,581 254,539 250,535 250,530 246,522 237,514 233,514 220,509 195,509 178,514 174,518 170,530 170,556 161,577 161,611 157,615 148,619 131,628 127,628 110,615 102,611 98,602 98,594 89,556 93,552 114,530 127,518 144,501 170,480 174,467 174,437 170,420 170,408 186,353 182,344 174,330 165,322 157,309 144,301 136,301 119,297 106,301 93,305 68,305 55,309 38,309 38,301 30,301 26,297 26,275 21,271 17,271 13,267 13,263 9,259 4,259 4,237 0,233 9,212 9,203 13,195 13,174 26,148 30,140 34,127 34,98 43,85 43,76 51,72 68,64 72,60 102,60 114,55 119,51 123,47 127,43 131,43 136,47 148,51 153,55 161,64 178,64 182,68 195,72 203,76 212,76 225,72 229,68 241,60 275,60 288,55 297,47 305,47 313,38 352,38 360,43 373,51 381,60 390,64 390,76 394,81 415,98 424,106 432,106 445,102 453,102 466,93 470,98 487,119 504,132 517,132 538,119 551,110 559,106 576,98 584,98 601,93 614,89">
          <text:p/>
        </draw:polygon>
        <draw:polygon draw:style-name="gr8" draw:text-style-name="P1" draw:layer="layout" svg:width="1.613cm" svg:height="2.015cm" svg:x="8.233cm" svg:y="8.28cm" svg:viewBox="0 0 1614 2016" draw:points="1233,609 1237,614 1259,626 1259,609 1237,550 1233,508 1246,474 1267,449 1288,436 1301,423 1326,364 1322,351 1314,339 1314,330 1326,313 1326,296 1339,284 1348,275 1356,245 1377,224 1369,216 1369,203 1360,199 1364,195 1356,190 1364,178 1356,157 1386,140 1424,106 1436,80 1458,76 1466,46 1458,38 1470,30 1475,13 1496,13 1504,8 1508,0 1525,4 1521,8 1538,13 1547,51 1555,68 1551,80 1563,110 1559,165 1547,178 1542,190 1551,224 1547,233 1555,258 1559,305 1559,339 1572,377 1576,381 1580,385 1593,394 1614,411 1610,631 1610,1190 1606,1749 1606,2012 1318,2016 1043,2016 1043,1965 1039,1406 1034,1406 1030,1406 1022,1398 1000,1389 992,1381 979,1372 962,1368 937,1368 899,1372 873,1368 861,1360 852,1356 835,1351 823,1347 797,1343 793,1339 785,1334 780,1334 776,1326 772,1322 759,1322 738,1326 704,1322 683,1322 666,1317 658,1317 641,1326 636,1330 614,1339 585,1334 572,1339 568,1339 559,1334 551,1334 546,1322 538,1322 534,1309 530,1309 530,1317 521,1317 521,1305 517,1309 513,1305 508,1296 508,1284 517,1279 517,1271 525,1262 525,1258 551,1241 551,1237 542,1220 542,1212 538,1207 534,1207 521,1220 513,1224 500,1237 496,1245 483,1267 441,1275 428,1271 428,1267 441,1254 441,1250 432,1245 436,1241 466,1216 466,1212 462,1207 449,1212 445,1212 441,1203 424,1203 419,1212 415,1216 403,1212 398,1212 390,1216 381,1216 373,1212 364,1212 347,1233 347,1237 343,1241 343,1245 347,1262 352,1292 356,1301 352,1301 347,1296 335,1288 331,1288 326,1284 318,1284 309,1279 309,1271 301,1258 305,1245 297,1241 301,1237 297,1233 292,1233 288,1229 284,1220 288,1216 301,1207 309,1195 309,1190 318,1190 318,1186 326,1182 326,1178 339,1169 339,1165 347,1165 352,1157 356,1157 364,1152 377,1148 381,1148 386,1140 394,1140 394,1127 403,1123 403,1118 407,1114 407,1102 403,1097 403,1093 394,1089 373,1089 364,1085 360,1085 356,1080 352,1085 339,1072 335,1072 326,1076 326,1068 322,1068 314,1072 305,1072 301,1063 284,1063 271,1059 263,1068 259,1063 263,1059 267,1059 267,1055 263,1055 242,1063 237,1063 233,1055 225,1051 237,1034 229,1021 225,1013 229,1000 225,991 216,983 208,966 199,958 195,941 187,936 187,924 204,924 216,932 225,928 237,932 271,932 301,894 305,886 297,877 288,860 276,856 263,856 246,852 233,843 204,856 195,852 191,860 182,856 165,818 178,814 178,783 191,775 225,775 229,770 233,762 242,753 242,736 250,728 250,720 246,698 242,673 229,669 220,673 212,686 195,673 187,673 191,648 174,648 144,660 119,669 106,652 93,605 93,593 85,584 77,576 60,593 47,588 22,597 9,580 17,576 13,567 22,567 26,563 13,563 13,554 22,550 26,559 30,559 30,546 34,538 30,538 22,542 13,538 13,529 5,529 0,516 0,512 9,508 22,504 34,508 43,508 43,512 47,516 55,529 64,533 64,538 72,542 77,550 85,550 93,546 98,542 102,538 98,521 93,512 85,495 85,487 81,478 77,474 81,466 81,457 85,457 89,461 98,457 102,457 98,449 106,444 119,453 127,461 140,466 144,470 157,482 161,482 165,491 170,495 174,499 182,499 182,504 191,504 195,499 204,474 204,470 208,466 216,461 216,432 225,427 225,411 220,406 191,394 187,389 182,385 182,381 187,377 208,360 212,351 216,347 225,343 233,351 242,360 263,377 271,389 263,402 254,411 250,411 254,415 259,419 271,419 284,411 297,402 292,398 305,398 305,389 301,381 301,368 297,364 297,355 292,351 292,334 297,330 314,326 322,326 335,322 339,317 339,313 335,305 318,288 309,279 297,271 288,267 288,262 280,258 271,241 254,237 237,233 220,241 216,241 208,237 204,228 204,224 212,203 216,195 220,190 229,186 242,186 250,182 259,169 263,157 267,157 271,161 314,165 318,169 343,169 369,178 386,178 403,186 407,190 411,186 458,212 517,224 530,224 538,233 572,220 606,233 627,250 631,245 670,241 704,267 738,275 751,284 768,288 785,300 789,296 797,300 806,317 823,313 840,343 835,347 848,360 886,364 912,372 933,372 937,377 941,377 971,381 975,389 992,398 1000,406 1000,415 1013,427 1039,444 1043,453 1089,478 1115,533 1187,580">
          <text:p/>
        </draw:polygon>
        <draw:polygon draw:style-name="gr8" draw:text-style-name="P1" draw:layer="layout" svg:width="2.477cm" svg:height="1.655cm" svg:x="2.552cm" svg:y="14.96cm" svg:viewBox="0 0 2478 1656" draw:points="1559,51 1568,47 1576,38 1589,34 1610,51 1618,47 1631,51 1648,68 1661,59 1665,51 1669,42 1661,34 1661,21 1656,13 1669,4 1690,17 1711,17 1728,4 1737,0 1745,9 1750,42 1767,42 1771,55 1775,68 1783,64 1788,72 1800,72 1809,76 1826,123 1826,140 1822,148 1809,174 1800,182 1800,195 1792,203 1792,216 1796,224 1788,237 1796,258 1800,271 1805,279 1817,288 1826,284 1838,284 1851,288 1860,292 1877,279 1906,271 1919,275 1927,279 1970,288 1999,288 2008,305 2012,309 2021,326 2033,335 2042,364 2059,381 2059,411 2076,411 2342,428 2368,436 2385,440 2393,445 2402,453 2406,457 2410,466 2418,474 2423,478 2435,487 2448,495 2461,495 2461,504 2465,508 2465,517 2469,521 2469,529 2457,533 2448,546 2452,559 2465,576 2465,589 2452,593 2444,597 2418,597 2414,610 2418,635 2418,644 2410,652 2414,656 2418,660 2427,665 2431,690 2440,703 2457,716 2469,716 2469,728 2473,737 2478,749 2473,762 2469,772 2457,776 2448,780 2440,788 2435,797 2448,805 2448,818 2440,827 2431,831 2423,822 2410,814 2393,797 2380,793 2372,784 2363,793 2351,801 2338,801 2330,810 2317,814 2317,801 2321,784 2317,772 2313,762 2300,788 2296,797 2279,835 2287,844 2300,848 2308,856 2304,869 2304,882 2313,890 2325,886 2334,886 2346,890 2385,886 2380,899 2389,920 2393,928 2385,928 2372,937 2363,945 2355,941 2330,920 2321,915 2283,928 2270,920 2253,937 2245,941 2236,945 2241,958 2249,971 2258,979 2266,992 2262,1000 2249,1009 2241,1013 2215,1030 2194,1030 2186,1026 2177,1021 2169,1009 2156,992 2148,979 2135,992 2131,1004 2122,1017 2114,1038 2101,1038 2092,1047 2084,1055 2063,1064 2067,1076 2076,1085 2084,1089 2105,1110 2105,1119 2109,1131 2101,1140 2084,1157 2080,1165 2067,1165 2054,1157 2033,1157 2012,1178 2008,1169 1995,1161 1982,1157 1978,1169 1961,1161 1949,1161 1940,1169 1940,1182 1936,1191 1949,1216 1970,1220 1974,1233 1970,1241 1965,1254 1982,1280 1970,1301 1965,1309 1961,1318 1949,1322 1940,1313 1927,1313 1915,1309 1906,1313 1894,1322 1885,1318 1860,1309 1838,1326 1838,1347 1843,1356 1847,1368 1834,1368 1830,1377 1826,1390 1826,1398 1834,1415 1834,1440 1838,1449 1855,1470 1860,1483 1838,1495 1851,1504 1855,1517 1851,1525 1838,1529 1830,1538 1813,1542 1809,1529 1788,1529 1767,1521 1754,1517 1741,1517 1733,1525 1724,1525 1695,1521 1673,1517 1661,1508 1652,1500 1648,1487 1640,1479 1635,1457 1627,1445 1597,1428 1555,1428 1546,1407 1542,1394 1546,1381 1542,1364 1474,1470 1457,1495 1449,1491 1432,1491 1402,1504 1390,1504 1381,1508 1360,1500 1352,1491 1326,1491 1318,1500 1305,1504 1297,1500 1242,1500 1233,1508 1208,1512 1191,1512 1178,1517 1170,1525 1156,1534 1143,1550 1131,1555 1122,1563 1109,1567 1101,1572 1088,1576 1063,1572 1059,1593 1037,1610 1016,1614 1008,1610 982,1606 974,1606 953,1589 923,1580 910,1584 898,1584 889,1610 881,1622 877,1631 855,1644 817,1644 809,1639 792,1639 783,1631 775,1631 754,1644 745,1652 737,1656 716,1610 563,1275 504,1140 462,1042 407,915 373,839 352,793 339,801 313,814 301,814 288,810 284,797 275,784 267,776 263,767 258,754 250,745 225,737 195,732 170,732 153,720 136,711 110,686 102,673 93,665 81,656 55,652 51,656 43,656 21,639 0,627 9,618 17,597 30,597 38,610 47,614 55,605 47,576 47,559 51,550 59,542 72,542 85,550 98,550 89,538 81,529 81,517 85,508 76,500 64,491 55,483 59,474 68,462 76,453 93,470 106,474 110,487 102,500 102,508 110,512 136,508 144,521 153,529 165,538 178,533 174,521 170,504 165,487 174,478 178,487 186,495 195,504 199,517 208,521 220,525 242,525 246,517 250,500 242,491 216,491 216,478 212,453 212,436 220,428 220,445 233,466 237,470 250,470 271,462 288,462 292,457 297,453 297,445 305,436 309,432 309,428 305,419 309,415 313,411 313,406 309,381 309,377 313,368 318,364 343,364 356,360 364,347 369,335 373,330 377,330 381,347 381,356 369,381 369,390 407,373 411,373 419,381 436,394 445,406 457,411 470,419 470,411 466,406 462,390 462,368 466,360 474,356 483,351 483,347 487,339 483,326 487,322 496,318 508,322 517,326 529,343 534,343 534,305 538,279 546,275 559,279 563,284 576,279 576,271 563,267 559,258 580,254 589,250 597,254 606,263 623,271 627,275 644,275 648,279 652,284 648,292 648,318 656,326 661,330 665,335 669,335 669,322 665,318 656,313 661,305 690,305 699,313 711,313 720,301 724,288 720,288 703,279 690,279 682,275 678,271 678,267 682,263 686,254 711,271 716,271 720,267 728,263 728,254 724,229 724,220 716,216 707,212 694,208 690,208 686,199 686,178 690,174 694,174 707,182 720,182 724,186 754,191 758,191 796,178 800,174 805,169 813,152 821,144 830,136 843,123 855,110 881,110 885,114 889,127 885,131 881,136 868,152 868,157 877,165 885,182 889,191 893,191 902,182 906,157 910,148 915,148 923,152 927,152 932,148 932,144 927,136 948,136 957,144 961,144 961,119 965,114 982,114 982,131 991,140 999,140 1008,127 1025,110 1025,106 1020,85 1025,72 1033,68 1046,76 1063,81 1067,85 1067,106 1080,110 1092,119 1101,119 1114,110 1131,106 1139,97 1147,93 1156,85 1160,81 1160,76 1170,72 1170,59 1174,51 1178,51 1187,72 1182,93 1170,110 1165,140 1187,140 1195,144 1212,152 1229,165 1254,165 1263,152 1250,131 1250,123 1254,114 1254,102 1263,89 1288,64 1301,72 1305,85 1305,97 1309,110 1318,119 1318,127 1314,140 1297,161 1297,169 1314,203 1326,203 1330,178 1339,165 1347,157 1360,148 1377,144 1381,136 1386,123 1381,97 1390,89 1415,89 1424,97 1432,102 1441,110 1457,148 1470,157 1483,152 1491,144 1517,144 1517,131 1508,123 1500,119 1491,106 1500,97 1496,81 1474,81 1462,76 1457,68 1453,55 1474,55 1487,51 1496,42 1508,38 1517,42 1534,51 1542,42">
          <text:p/>
        </draw:polygon>
        <draw:polygon draw:style-name="gr8" draw:text-style-name="P1" draw:layer="layout" svg:width="2.599cm" svg:height="1.782cm" svg:x="4.601cm" svg:y="17.064cm" svg:viewBox="0 0 2600 1783" draw:points="1919,144 1961,157 1974,161 1978,157 1982,152 1982,144 1970,119 1961,93 1961,68 1970,47 1987,47 1987,42 1999,30 2004,25 2012,17 2025,13 2046,17 2063,21 2067,21 2105,4 2114,0 2122,4 2131,13 2143,17 2147,17 2160,25 2173,25 2177,38 2173,47 2164,51 2126,47 2122,59 2126,72 2135,80 2156,97 2164,97 2173,102 2177,114 2177,123 2194,140 2207,131 2215,123 2224,102 2228,89 2224,72 2219,59 2224,34 2232,25 2253,34 2296,55 2321,64 2329,80 2321,119 2321,136 2325,148 2338,152 2346,144 2363,123 2389,106 2397,114 2401,131 2397,148 2401,161 2431,178 2448,169 2465,148 2490,140 2499,152 2516,182 2524,195 2541,199 2558,203 2592,203 2600,212 2600,229 2583,254 2338,627 2296,694 2317,728 2321,732 2329,737 2329,741 2334,749 2308,771 2296,783 2279,830 2270,855 2262,872 2228,893 2219,898 2194,893 2181,893 2181,898 2169,910 2156,914 2131,906 2118,910 2105,919 2097,940 2092,953 2088,961 2080,969 2084,978 2075,986 2063,991 2050,999 2042,1003 2020,1020 2008,1025 2004,1046 2020,1092 2016,1101 2016,1105 2004,1118 1995,1139 1991,1147 1978,1164 1953,1164 1948,1177 1944,1185 1940,1198 1927,1194 1919,1202 1927,1211 1948,1215 1953,1228 1953,1249 1961,1257 1957,1266 1957,1279 1944,1304 1936,1312 1927,1321 1915,1321 1902,1304 1888,1300 1880,1308 1884,1321 1892,1338 1892,1346 1884,1355 1880,1359 1880,1389 1867,1397 1859,1397 1842,1393 1829,1389 1816,1389 1808,1397 1808,1406 1816,1418 1842,1435 1854,1435 1867,1448 1871,1456 1859,1465 1854,1477 1816,1473 1804,1473 1778,1482 1774,1494 1753,1486 1736,1469 1719,1499 1693,1494 1681,1503 1706,1528 1702,1541 1715,1558 1706,1566 1698,1579 1668,1604 1638,1613 1626,1604 1613,1609 1583,1600 1566,1600 1550,1604 1533,1600 1516,1566 1503,1562 1507,1541 1486,1520 1469,1533 1448,1554 1423,1545 1414,1549 1414,1562 1401,1562 1397,1579 1363,1604 1351,1609 1321,1609 1312,1600 1291,1643 1274,1643 1257,1648 1241,1665 1228,1669 1215,1656 1202,1638 1177,1626 1181,1583 1177,1575 1177,1558 1156,1549 1147,1558 1114,1562 1054,1503 999,1520 987,1545 974,1626 948,1694 915,1754 893,1771 864,1783 834,1779 813,1762 788,1737 771,1699 758,1661 749,1613 762,1588 788,1566 817,1541 860,1511 872,1477 893,1461 940,1414 978,1376 936,1325 906,1300 889,1295 855,1279 830,1270 809,1274 800,1274 775,1287 754,1308 737,1321 724,1329 686,1363 656,1372 644,1372 622,1363 601,1346 597,1346 584,1325 572,1308 542,1283 521,1274 508,1270 495,1274 483,1274 466,1283 453,1304 445,1312 436,1321 390,1380 326,1380 326,1329 330,1321 330,1312 347,1279 377,1245 398,1219 445,1194 453,1190 474,1173 491,1156 517,1130 521,1109 538,1101 546,1084 576,1012 580,1003 589,982 593,969 593,961 589,953 589,948 576,944 525,944 491,948 453,957 368,957 343,944 330,940 309,927 292,910 267,893 229,872 203,868 191,868 136,893 110,898 89,898 47,885 34,881 26,859 17,847 9,842 0,830 4,817 9,804 13,796 21,787 38,775 76,771 89,766 93,783 102,796 110,804 123,821 131,830 148,830 182,804 191,800 199,792 208,783 212,779 216,771 216,749 220,745 220,741 233,737 246,724 246,703 241,690 225,682 208,677 203,669 208,660 216,656 301,656 309,644 318,631 326,597 330,584 347,572 368,559 377,559 381,563 390,584 390,639 394,652 402,660 415,665 445,673 457,677 479,682 491,677 500,673 508,665 512,635 512,622 508,610 504,601 512,588 521,580 529,572 538,572 563,576 597,584 610,580 631,550 631,542 627,533 618,533 593,538 572,533 559,529 504,500 500,487 491,466 487,440 487,419 491,406 504,394 508,390 517,373 525,373 534,381 542,390 559,398 576,415 584,419 589,415 593,402 589,377 580,360 580,313 572,296 563,267 563,258 580,233 597,233 622,237 648,241 656,237 661,220 661,182 673,178 677,178 694,174 703,174 707,169 711,169 720,165 762,136 788,114 800,106 813,110 838,119 868,127 906,127 919,140 936,148 944,152 953,157 957,161 957,178 944,191 940,195 944,207 948,216 953,220 965,224 995,220 999,212 1012,174 1008,161 991,136 991,131 995,127 1012,127 1020,123 1029,114 1042,114 1054,119 1067,127 1126,110 1147,110 1160,114 1164,119 1164,123 1160,131 1160,140 1169,157 1177,165 1181,174 1194,169 1207,165 1219,157 1224,148 1224,140 1215,127 1215,123 1224,110 1232,97 1236,89 1262,85 1270,85 1283,89 1296,93 1304,93 1325,97 1346,102 1351,102 1351,93 1346,76 1346,68 1368,47 1384,42 1389,42 1410,59 1418,64 1431,64 1439,59 1456,42 1456,25 1461,21 1469,17 1486,13 1507,25 1520,38 1533,55 1550,80 1558,89 1566,93 1579,93 1596,106 1622,119 1634,123 1660,127 1677,131 1685,127 1689,123 1693,119 1681,102 1677,93 1681,80 1681,72 1677,47 1681,42 1693,42 1702,47 1710,55 1727,80 1740,85 1749,93 1757,97 1782,97 1816,68 1837,55 1854,51 1863,51 1867,59 1867,102 1876,110 1892,119 1898,131 1906,136">
          <text:p/>
        </draw:polygon>
        <draw:polygon draw:style-name="gr8" draw:text-style-name="P1" draw:layer="layout" svg:width="1.545cm" svg:height="1.744cm" svg:x="4.055cm" svg:y="6.464cm" svg:viewBox="0 0 1546 1745" draw:points="1067,885 1168,880 1274,880 1287,893 1300,893 1381,923 1398,940 1411,952 1428,978 1440,982 1440,995 1457,1024 1445,1041 1453,1062 1449,1109 1462,1134 1483,1164 1483,1177 1466,1198 1462,1223 1445,1240 1440,1266 1440,1299 1415,1359 1398,1376 1390,1415 1356,1478 1360,1482 1364,1499 1377,1516 1432,1576 1474,1618 1495,1656 1504,1677 1508,1677 1538,1711 1546,1728 821,1728 762,1736 686,1745 677,1732 652,1711 648,1707 622,1686 614,1677 601,1673 584,1660 567,1660 550,1648 542,1643 525,1626 512,1622 487,1614 474,1609 466,1593 453,1584 457,1567 453,1559 453,1529 445,1508 432,1495 423,1482 415,1466 402,1453 385,1449 368,1440 360,1427 356,1415 356,1398 343,1380 334,1363 326,1354 313,1354 288,1359 271,1350 263,1346 254,1329 246,1321 229,1312 220,1308 199,1308 182,1291 174,1287 165,1278 165,1270 157,1266 136,1266 123,1270 114,1278 106,1282 89,1291 76,1291 64,1282 64,1261 59,1253 42,1253 34,1249 0,1211 0,1194 377,1189 313,893 271,703 263,677 258,669 271,664 288,664 301,660 309,647 360,622 373,601 390,504 381,474 373,453 360,444 368,436 364,427 364,389 373,381 373,351 423,313 428,300 487,245 521,237 546,220 550,216 597,211 622,169 656,46 686,0 699,4 711,0 720,4 728,29 766,34 796,72 804,101 817,110 881,114 893,127 902,152 919,165 927,165 936,173 948,207 974,245 982,266 986,288 995,330 1020,402 1025,415 1016,440 1020,461 1025,478 1020,499 995,592 978,609 982,690 944,783 944,796 948,808 965,825 978,825 1025,851 1054,868">
          <text:p/>
        </draw:polygon>
        <draw:polygon draw:style-name="gr8" draw:text-style-name="P1" draw:layer="layout" svg:width="1.812cm" svg:height="0.931cm" svg:x="7.399cm" svg:y="14.863cm" svg:viewBox="0 0 1813 932" draw:points="1678,29 1682,29 1682,38 1686,42 1690,42 1695,34 1699,34 1699,38 1703,46 1703,51 1724,46 1733,51 1737,42 1750,38 1754,46 1762,55 1762,76 1754,80 1750,84 1750,89 1754,89 1767,84 1775,80 1784,89 1796,89 1801,84 1809,89 1813,89 1813,93 1775,122 1758,127 1758,139 1762,139 1767,144 1771,156 1784,165 1779,169 1779,173 1784,178 1792,173 1796,178 1801,178 1805,182 1809,190 1813,216 1813,220 1805,228 1796,245 1792,249 1771,258 1775,266 1775,275 1779,283 1779,288 1771,292 1771,300 1775,313 1771,313 1767,313 1758,317 1754,326 1754,330 1750,338 1750,347 1771,368 1775,372 1775,381 1771,385 1762,385 1758,389 1758,398 1750,398 1737,389 1733,385 1729,389 1729,398 1733,402 1737,419 1737,423 1724,427 1720,436 1716,440 1716,457 1686,457 1686,465 1682,470 1678,470 1669,465 1657,474 1648,482 1644,482 1640,487 1640,491 1635,487 1635,482 1631,482 1631,474 1627,470 1614,474 1610,465 1597,470 1593,465 1585,470 1576,465 1576,487 1585,491 1576,504 1572,509 1563,509 1555,521 1555,530 1551,534 1551,551 1547,568 1551,581 1551,585 1547,589 1530,598 1521,615 1517,627 1521,636 1521,640 1508,644 1508,640 1496,644 1487,653 1487,665 1496,682 1475,720 1475,729 1470,742 1470,758 1462,763 1436,763 1432,767 1428,780 1424,784 1420,788 1411,805 1403,818 1398,826 1398,830 1386,847 1386,856 1352,881 1339,885 1331,890 1322,894 1318,894 1314,890 1309,890 1301,894 1284,890 1276,894 1254,907 1246,911 1233,919 1204,919 1195,915 1187,911 1132,890 1022,847 1017,852 996,852 967,847 962,847 954,852 945,860 933,856 920,847 912,843 899,839 882,835 857,830 840,830 823,826 818,830 797,847 780,852 776,856 772,860 759,864 755,873 745,877 737,881 733,885 724,890 724,902 712,911 707,911 699,919 695,924 682,919 657,919 652,915 648,915 640,902 635,902 635,898 631,894 614,894 606,890 602,890 589,885 576,894 559,881 551,877 542,881 538,877 534,881 521,881 513,885 500,881 496,885 491,885 491,894 487,898 487,902 491,911 483,924 475,932 470,932 458,928 453,924 453,919 441,915 432,907 419,907 407,911 394,907 390,907 377,898 373,898 369,902 364,902 360,898 343,898 335,894 331,894 318,885 314,885 309,881 305,885 292,885 292,881 297,877 292,877 288,873 263,847 259,843 254,830 246,818 246,809 237,805 233,801 225,801 225,771 216,767 208,767 182,763 178,763 178,771 165,771 165,792 161,797 157,801 153,801 132,797 123,797 119,805 119,814 115,822 106,818 85,801 81,788 85,784 85,775 81,775 81,780 77,780 72,775 72,767 64,767 55,758 51,754 38,737 30,737 17,733 13,725 5,720 0,720 0,712 30,712 38,708 51,699 43,691 38,691 34,687 22,674 22,665 43,640 47,640 55,644 72,648 98,648 98,627 102,619 110,606 119,610 123,610 127,606 127,602 132,598 136,602 149,581 153,581 153,572 157,572 161,564 165,560 170,560 170,555 174,538 182,526 195,526 216,530 225,526 233,526 242,521 242,517 246,513 250,517 259,513 267,509 267,504 276,500 271,482 276,474 284,470 288,461 284,453 288,432 284,419 288,410 284,402 288,402 288,389 297,372 301,364 305,347 309,326 305,321 309,317 309,313 314,313 318,309 331,296 335,292 352,296 360,296 364,292 369,288 386,279 398,258 403,233 398,224 407,199 411,199 411,190 419,182 424,178 428,169 428,152 432,144 436,118 470,76 487,55 504,42 521,12 525,0 555,8 576,17 585,21 593,17 597,21 602,21 606,25 610,29 635,59 644,76 648,93 652,101 690,131 695,135 695,139 720,165 733,173 741,169 750,165 776,165 785,161 793,156 801,152 801,161 806,165 801,173 801,186 797,190 801,194 801,199 810,199 823,211 827,211 840,203 835,203 844,194 857,182 873,178 882,169 886,173 890,169 903,169 916,182 928,182 937,178 954,182 958,178 962,178 975,165 979,161 988,156 996,144 1009,139 1013,135 1022,135 1034,122 1039,122 1055,139 1068,152 1077,148 1085,139 1123,139 1132,135 1136,139 1136,144 1140,148 1149,152 1153,152 1157,144 1161,144 1161,139 1166,148 1170,156 1178,152 1182,152 1216,156 1216,161 1233,161 1246,152 1259,152 1267,161 1276,161 1276,156 1284,152 1297,156 1301,152 1309,148 1318,139 1322,122 1326,118 1331,110 1335,110 1335,114 1348,118 1352,118 1356,122 1360,127 1369,122 1365,118 1373,118 1381,122 1394,114 1398,118 1411,118 1420,122 1424,122 1424,93 1428,84 1432,80 1432,63 1436,59 1445,55 1449,51 1449,46 1462,38 1462,42 1479,42 1483,38 1487,38 1479,51 1479,55 1487,55 1492,59 1487,67 1496,76 1513,76 1508,97 1513,101 1517,97 1530,101 1542,97 1551,106 1555,110 1559,110 1572,106 1576,101 1576,84 1580,80 1585,80 1597,63 1610,51 1614,42 1623,34 1640,38 1644,34 1648,29 1657,25 1665,38 1669,34">
          <text:p/>
        </draw:polygon>
        <draw:polygon draw:style-name="gr8" draw:text-style-name="P1" draw:layer="layout" svg:width="2.286cm" svg:height="1.82cm" svg:x="18.652cm" svg:y="8.263cm" svg:viewBox="0 0 2287 1821" draw:points="1893,292 1914,301 1927,292 1961,301 1978,301 2003,284 2020,262 2020,245 2007,212 2003,182 1965,102 1944,63 1939,47 1948,30 1969,13 2007,0 2028,0 2058,4 2160,72 2193,110 2244,161 2265,195 2278,241 2287,313 2248,406 2244,440 2240,453 2189,495 2168,529 2155,550 2151,559 2185,965 2193,1105 2066,1181 2033,1185 2007,1211 1994,1232 1961,1249 1952,1274 1931,1300 1927,1300 1914,1291 1897,1295 1876,1300 1842,1372 1842,1380 1846,1414 1863,1460 1859,1473 1846,1473 1800,1456 1783,1448 1766,1448 1757,1460 1757,1494 1745,1511 1732,1520 1677,1537 1652,1571 1575,1583 1550,1583 1516,1604 1491,1613 1470,1642 1482,1651 1499,1664 1512,1685 1486,1727 1482,1740 1470,1770 1470,1792 1457,1813 1431,1817 1398,1800 1364,1800 1355,1804 1330,1821 1326,1821 1279,1796 1271,1792 1241,1813 1228,1813 1211,1800 1194,1792 1173,1766 1165,1758 1144,1770 1118,1766 1105,1762 1093,1749 1067,1731 1059,1702 1021,1664 1008,1638 987,1626 978,1609 970,1587 945,1583 936,1583 907,1566 902,1566 907,1583 902,1592 881,1609 851,1613 843,1604 822,1571 809,1566 801,1575 792,1600 774,1617 766,1642 723,1681 723,1689 711,1693 681,1681 673,1672 664,1647 647,1630 613,1634 588,1647 567,1642 537,1626 508,1621 495,1626 491,1630 486,1647 478,1655 436,1647 427,1634 419,1621 406,1621 398,1626 381,1651 368,1659 334,1630 334,1617 342,1604 338,1571 330,1541 321,1532 283,1515 249,1486 114,1393 55,1300 25,1266 4,1211 0,1185 12,1139 17,1122 63,1054 88,974 105,948 131,944 139,936 144,868 139,842 131,830 118,813 127,800 127,787 110,703 105,677 105,635 84,597 72,538 59,512 139,504 156,504 177,508 228,525 245,525 271,512 321,483 381,470 414,457 486,385 525,356 537,351 571,351 685,389 694,394 702,394 736,406 762,411 818,411 868,394 894,381 907,372 923,356 966,313 1059,250 1076,237 1110,233 1186,229 1211,237 1258,279 1275,288 1288,288 1309,284 1355,245 1389,203 1406,169 1444,76 1491,47 1516,47 1529,55 1588,106 1613,110 1656,110 1724,127 1766,123 1783,123 1796,131 1808,161 1834,220 1838,229 1876,275">
          <text:p/>
        </draw:polygon>
        <draw:polygon draw:style-name="gr8" draw:text-style-name="P1" draw:layer="layout" svg:width="2.278cm" svg:height="3.547cm" svg:x="7.56cm" svg:y="9.326cm" svg:viewBox="0 0 2279 3548" draw:points="518,452 518,431 513,419 513,414 522,406 526,397 526,381 535,381 535,385 543,376 560,376 564,368 573,368 569,364 573,351 569,347 569,342 573,338 581,338 585,334 581,325 577,321 573,317 577,313 569,304 569,296 560,292 564,287 560,283 556,287 556,283 560,279 581,279 590,270 594,270 602,275 611,275 615,270 619,266 624,270 624,262 632,258 636,258 640,262 640,275 645,279 649,279 653,275 653,266 657,258 653,258 649,254 645,245 636,241 636,232 628,228 632,220 619,220 619,203 624,194 619,194 611,182 607,182 607,190 602,186 607,182 611,177 615,173 624,177 628,182 636,177 640,182 653,182 657,190 662,198 666,207 670,211 674,211 679,215 696,215 700,207 704,211 708,215 704,224 708,228 704,237 712,237 729,224 734,211 742,203 742,177 729,160 725,160 721,165 712,165 708,152 691,139 687,131 691,118 700,118 704,110 717,105 725,110 729,118 734,114 738,114 742,118 751,118 755,110 763,105 763,97 767,93 772,97 772,93 780,84 784,80 789,80 784,76 784,71 789,71 793,67 789,63 784,63 784,59 797,55 801,50 806,50 806,59 814,59 814,50 818,50 823,55 827,55 827,46 831,46 839,55 844,55 848,50 844,38 844,33 852,33 861,38 865,33 861,29 873,29 869,25 878,25 882,21 873,12 873,8 882,0 886,0 890,4 899,4 907,8 911,16 916,16 937,8 941,8 941,12 937,12 933,16 937,21 945,12 958,16 975,16 979,25 988,25 996,21 1000,21 1000,29 1009,25 1013,25 1026,38 1030,33 1034,38 1038,38 1047,42 1068,42 1077,46 1077,50 1081,55 1081,67 1077,71 1077,76 1068,80 1068,93 1060,93 1055,101 1051,101 1038,105 1030,110 1026,110 1021,118 1013,118 1013,122 1000,131 1000,135 992,139 992,143 983,143 983,148 975,160 962,169 958,173 962,182 966,186 971,186 975,190 971,194 979,198 975,211 983,224 983,232 992,237 1000,237 1005,241 1009,241 1021,249 1026,254 1030,254 1026,245 1021,215 1017,198 1017,194 1021,190 1021,186 1038,165 1047,165 1055,169 1064,169 1072,165 1077,165 1089,169 1093,165 1098,156 1115,156 1119,165 1123,165 1136,160 1140,165 1140,169 1110,194 1106,198 1115,203 1115,207 1102,220 1102,224 1115,228 1157,220 1170,198 1174,190 1187,177 1195,173 1208,160 1212,160 1216,165 1216,173 1225,190 1225,194 1199,211 1199,215 1191,224 1191,232 1182,237 1182,249 1187,258 1191,262 1195,258 1195,270 1204,270 1204,262 1208,262 1212,275 1220,275 1225,287 1233,287 1242,292 1246,292 1259,287 1288,292 1309,283 1314,279 1331,270 1339,270 1356,275 1377,275 1411,279 1432,275 1445,275 1449,279 1453,287 1458,287 1466,292 1470,296 1496,300 1508,304 1525,309 1534,313 1546,321 1572,325 1610,321 1635,321 1652,325 1665,334 1673,342 1695,351 1703,359 1707,359 1712,359 1716,918 1716,969 1991,969 2279,965 2279,1460 1949,1460 1940,1477 1927,1519 1927,1540 1932,1587 1923,1591 1927,1604 1927,1617 1919,1625 1919,1638 1936,1629 1936,1642 1944,1642 1953,1646 1953,1651 1957,1655 1961,1659 1970,1663 1974,1663 1978,1672 1991,1693 1999,1710 1999,1739 2029,1752 2046,1765 2050,1769 2067,1790 2067,1807 2063,1816 2050,1824 2042,1837 2037,1875 2037,1888 2046,1909 2046,1926 2054,1951 2063,1964 2076,1976 2097,1985 2101,1998 2105,2002 2114,2015 2126,2019 2126,2027 2131,2040 2148,2061 2160,2065 2164,2065 2190,2082 2186,2082 2177,2095 2169,2099 2160,2095 2135,2091 2131,2099 2118,2103 2114,2103 2109,2108 2097,2112 2084,2112 2080,2116 2071,2116 2059,2103 2059,2099 2042,2099 2037,2095 2033,2091 2025,2087 2008,2087 2008,2091 2004,2091 1999,2095 1974,2095 1949,2108 1932,2108 1927,2099 1923,2087 1923,2082 1915,2082 1915,2078 1910,2082 1906,2095 1902,2099 1898,2095 1894,2091 1889,2091 1885,2091 1885,2087 1885,2091 1877,2091 1868,2099 1830,2108 1809,2116 1800,2120 1796,2129 1783,2146 1775,2154 1771,2154 1767,2159 1762,2159 1745,2167 1728,2175 1720,2188 1703,2197 1686,2205 1673,2226 1648,2243 1635,2247 1627,2252 1623,2252 1618,2256 1614,2260 1601,2269 1576,2302 1568,2315 1568,2319 1563,2324 1563,2336 1572,2345 1568,2353 1568,2366 1585,2396 1585,2408 1627,2446 1682,2501 1682,2506 1690,2510 1695,2514 1699,2518 1703,2518 1703,2523 1707,2527 1707,2535 1712,2540 1712,2544 1716,2544 1716,2548 1720,2548 1724,2552 1728,2556 1733,2561 1737,2565 1741,2569 1745,2573 1745,2578 1750,2582 1750,2586 1754,2590 1754,2595 1758,2595 1758,2599 1762,2599 1767,2603 1771,2603 1771,2607 1775,2607 1779,2611 1783,2616 1788,2616 1788,2620 1796,2620 1796,2624 1800,2624 1800,2633 1805,2633 1805,2637 1809,2637 1813,2641 1813,2645 1817,2645 1822,2650 1826,2650 1830,2650 1834,2654 1843,2654 1847,2658 1851,2658 1851,2662 1855,2662 1860,2667 1864,2671 1868,2675 1872,2679 1877,2683 1885,2688 1889,2692 1894,2696 1898,2700 1902,2705 1906,2709 1910,2713 1910,2717 1906,2717 1902,2717 1898,2713 1889,2713 1885,2717 1881,2722 1877,2726 1872,2734 1868,2734 1864,2738 1860,2743 1851,2747 1851,2751 1847,2755 1839,2760 1834,2764 1830,2768 1826,2772 1826,2777 1822,2777 1817,2781 1813,2785 1809,2794 1805,2794 1800,2798 1796,2802 1792,2806 1788,2806 1788,2785 1783,2781 1783,2777 1779,2772 1779,2768 1775,2768 1775,2760 1771,2755 1762,2751 1758,2747 1758,2743 1754,2743 1754,2738 1750,2738 1750,2747 1754,2751 1754,2785 1750,2789 1750,2819 1754,2819 1758,2823 1758,2827 1754,2832 1754,2849 1750,2853 1745,2857 1741,2861 1737,2865 1733,2870 1728,2874 1728,2891 1737,2895 1737,2912 1741,2921 1737,2925 1737,2929 1728,2942 1716,2946 1707,2963 1690,2980 1682,2992 1673,3001 1669,3005 1673,3009 1686,3014 1690,3018 1690,3022 1682,3026 1665,3031 1656,3035 1648,3039 1648,3043 1652,3043 1661,3048 1669,3056 1665,3056 1640,3077 1635,3077 1631,3099 1631,3108 1635,3116 1631,3120 1627,3125 1601,3154 1601,3243 1585,3243 1585,3311 1580,3315 1576,3324 1563,3324 1521,3311 1474,3311 1453,3315 1415,3358 1428,3463 1424,3485 1424,3493 1415,3501 1386,3523 1364,3523 1347,3518 1343,3518 1339,3514 1335,3506 1331,3506 1322,3510 1314,3518 1314,3531 1309,3535 1301,3540 1297,3548 1284,3548 1280,3544 1271,3548 1267,3548 1263,3544 1271,3531 1275,3523 1267,3514 1271,3510 1280,3501 1280,3480 1267,3468 1271,3463 1267,3455 1250,3455 1246,3455 1242,3459 1242,3472 1237,3476 1225,3463 1216,3468 1208,3472 1204,3472 1187,3468 1182,3459 1182,3451 1178,3446 1174,3451 1174,3442 1170,3442 1174,3438 1170,3434 1170,3413 1157,3413 1144,3404 1140,3404 1140,3408 1136,3413 1123,3413 1110,3404 1102,3400 1093,3400 1089,3404 1081,3404 1077,3400 1064,3400 1060,3396 1055,3391 1047,3379 1043,3379 1038,3391 1034,3400 1030,3404 1017,3408 992,3408 992,3404 988,3387 996,3353 996,3324 1005,3286 1013,3264 1038,3205 1060,3163 1064,3150 1072,3120 1102,3056 1110,3026 1123,3014 1136,2992 1178,2929 1174,2899 1123,2878 1089,2870 1085,2865 1068,2840 1064,2815 1051,2802 1043,2794 1026,2785 1005,2781 975,2777 937,2772 920,2768 916,2764 907,2760 899,2755 882,2705 865,2679 844,2658 835,2645 831,2641 806,2616 789,2603 776,2573 772,2535 772,2531 776,2523 780,2510 776,2501 780,2493 793,2480 801,2472 806,2468 810,2463 806,2446 806,2421 801,2408 801,2370 810,2353 810,2341 814,2328 823,2319 827,2311 827,2302 823,2239 827,2230 831,2222 848,2214 848,2209 856,2201 861,2188 873,2184 894,2167 916,2167 924,2159 941,2154 950,2150 954,2142 962,2120 971,2116 988,2116 992,2103 992,2091 988,2087 988,2061 992,2057 992,2040 1009,2015 1013,2010 1021,2006 1026,2006 1030,2002 1038,1998 1047,1993 1051,1985 1055,1955 1051,1947 1030,1938 1026,1926 1026,1921 1021,1913 1021,1888 1013,1879 1013,1866 1047,1871 1043,1854 1047,1845 1047,1833 1051,1833 1055,1828 1064,1820 1064,1811 1055,1790 1043,1769 1043,1761 1047,1756 1064,1744 1072,1731 1072,1714 1077,1710 1089,1710 1093,1701 1093,1697 1098,1689 1098,1638 1093,1612 1089,1604 1072,1583 1060,1566 1034,1545 1030,1528 1030,1515 1034,1507 1038,1502 1030,1498 1017,1498 1021,1494 1034,1494 1038,1490 1047,1485 1051,1481 1060,1477 1060,1473 1051,1464 1030,1464 717,1452 330,1443 0,1435 21,1422 26,1413 30,1401 38,1384 34,1341 43,1333 38,1312 51,1291 51,1286 47,1274 51,1270 55,1261 72,1261 85,1248 89,1244 85,1240 89,1236 93,1231 98,1231 98,1227 102,1223 106,1219 115,1214 110,1210 110,1206 115,1202 110,1198 115,1198 115,1189 119,1189 123,1198 127,1193 127,1185 131,1181 136,1185 136,1176 140,1172 144,1172 140,1164 148,1159 148,1134 153,1126 153,1117 165,1117 174,1109 174,1096 182,1092 199,1075 199,1054 203,1045 203,1032 199,1024 203,1020 199,1011 195,1007 203,994 203,977 199,973 199,965 187,952 182,948 182,939 203,922 208,914 208,910 199,901 195,889 199,880 208,855 208,850 212,842 208,838 203,842 199,842 195,829 178,812 178,783 182,778 191,770 195,762 208,749 208,736 203,728 195,723 182,715 174,706 170,711 165,706 170,698 170,690 178,685 187,685 191,681 199,681 208,677 229,673 233,673 250,664 250,673 254,677 263,681 258,673 267,668 263,651 267,647 267,630 280,630 301,639 314,643 322,639 347,609 352,596 364,584 369,579 364,575 343,554 335,554 335,546 326,533 322,524 330,516 330,512 335,508 335,512 343,508 343,499 335,491 335,482 347,482 347,491 352,491 381,499 390,503 394,508 416,503 429,499 437,495 458,495 454,491 437,482 433,478 433,474 442,469 437,461 442,457 450,457 458,444 463,448 484,461 492,461 497,469 505,461 509,457">
          <text:p/>
        </draw:polygon>
        <draw:polygon draw:style-name="gr8" draw:text-style-name="P1" draw:layer="layout" svg:width="1.423cm" svg:height="2.362cm" svg:x="5.604cm" svg:y="13.644cm" svg:viewBox="0 0 1424 2363" draw:points="64,342 72,330 72,325 68,317 47,313 39,300 22,300 17,287 30,287 26,279 30,275 34,270 47,270 51,266 43,262 39,262 22,249 13,249 13,245 22,241 26,237 26,232 34,211 39,211 51,207 55,203 51,198 39,194 39,190 43,186 39,182 43,177 39,169 39,165 43,160 64,169 72,160 115,160 119,156 123,152 119,127 111,118 98,114 94,101 85,93 85,84 81,76 89,71 89,67 85,63 85,59 94,55 111,55 115,59 132,76 149,76 166,71 170,67 170,59 149,38 140,12 140,0 157,0 182,8 195,80 204,101 199,105 195,110 195,118 204,122 216,135 216,165 221,169 229,182 250,203 259,211 267,228 263,249 271,266 271,279 288,309 293,351 305,364 318,372 322,376 335,397 352,410 356,414 365,444 436,474 441,495 458,516 462,524 500,546 504,601 521,618 530,639 534,660 538,685 534,706 530,732 530,753 525,787 508,821 551,859 559,889 559,922 563,935 572,939 597,956 614,969 619,986 614,994 619,1003 623,1011 627,1024 648,1054 652,1066 661,1071 669,1079 686,1079 690,1083 695,1096 716,1121 720,1121 741,1126 750,1130 758,1134 762,1138 788,1143 802,1151 806,1159 818,1164 818,1168 827,1168 844,1181 848,1189 852,1206 848,1214 844,1219 844,1231 848,1240 848,1244 852,1244 852,1236 857,1236 869,1253 874,1261 878,1265 890,1274 895,1282 907,1291 912,1295 916,1303 920,1312 924,1329 937,1346 954,1346 962,1350 975,1350 988,1358 992,1358 1001,1354 1009,1358 1013,1358 1013,1363 1017,1367 1017,1371 1026,1380 1030,1380 1026,1384 1022,1384 1017,1392 1022,1401 1030,1409 1034,1409 1034,1413 1047,1413 1068,1426 1081,1426 1085,1418 1089,1418 1094,1426 1102,1426 1106,1430 1106,1435 1098,1443 1098,1447 1111,1447 1111,1452 1115,1460 1123,1452 1132,1452 1136,1460 1136,1485 1140,1490 1140,1494 1149,1490 1166,1490 1174,1485 1183,1481 1191,1481 1191,1490 1199,1494 1191,1502 1208,1507 1212,1511 1204,1545 1178,1545 1166,1549 1161,1557 1157,1562 1149,1570 1144,1583 1136,1587 1136,1591 1144,1604 1161,1608 1174,1617 1178,1617 1187,1608 1199,1600 1208,1600 1208,1604 1212,1604 1216,1612 1216,1629 1221,1629 1225,1634 1229,1638 1238,1638 1225,1659 1233,1667 1233,1684 1229,1689 1229,1728 1233,1736 1242,1740 1263,1740 1267,1745 1271,1757 1284,1774 1271,1783 1280,1787 1301,1787 1310,1791 1314,1787 1314,1795 1318,1804 1326,1808 1335,1808 1343,1812 1348,1834 1356,1838 1356,1846 1365,1842 1377,1817 1390,1821 1398,1825 1407,1825 1407,1829 1415,1842 1420,1850 1424,1863 1424,1876 1415,1884 1377,1884 1377,1897 1382,1906 1377,1910 1373,1910 1382,1922 1382,1927 1369,1931 1365,1935 1365,1948 1348,1956 1348,1961 1356,1973 1373,1977 1382,1986 1382,1990 1373,1994 1365,1994 1360,1999 1356,1999 1352,1994 1348,1990 1339,1990 1326,1986 1318,1986 1314,1982 1310,1977 1305,1969 1305,1952 1293,1948 1284,1948 1246,1914 1233,1914 1212,1910 1208,1910 1149,1973 1068,1977 1072,2003 1072,2011 1064,2020 1060,2037 1047,2054 1039,2054 1026,2049 1013,2045 1005,2049 992,2058 988,2066 988,2088 992,2096 1013,2109 1013,2121 1009,2126 1005,2130 1005,2134 996,2134 996,2138 992,2138 979,2134 967,2130 962,2130 958,2134 958,2138 962,2143 962,2151 984,2164 1001,2168 1009,2172 1009,2181 1017,2189 1022,2198 1017,2210 1009,2223 1009,2231 1017,2244 1039,2244 1047,2248 1051,2257 1043,2265 1039,2291 1030,2303 1026,2303 1022,2303 1017,2312 1009,2308 1005,2308 988,2333 979,2342 979,2354 975,2358 958,2358 954,2363 950,2358 941,2358 937,2354 937,2346 929,2342 929,2333 924,2325 920,2320 912,2325 907,2325 907,2320 903,2316 895,2312 886,2299 882,2299 878,2303 878,2312 882,2316 886,2325 886,2329 882,2329 874,2333 869,2329 869,2337 861,2337 848,2333 840,2333 840,2320 848,2316 848,2312 844,2312 844,2308 852,2303 848,2291 844,2291 835,2287 831,2287 827,2291 818,2291 814,2282 810,2274 806,2270 802,2265 814,2257 818,2253 818,2248 814,2240 818,2231 814,2223 810,2223 814,2215 806,2215 810,2206 806,2202 806,2189 802,2185 792,2181 792,2176 788,2172 792,2168 792,2164 788,2160 788,2155 792,2151 788,2147 788,2138 784,2134 779,2134 779,2117 788,2117 792,2113 792,2109 779,2100 771,2096 775,2092 771,2088 779,2083 784,2079 784,2054 779,2049 771,2045 762,2049 737,2049 737,2041 746,2037 746,2028 724,2020 712,2020 699,2024 695,2020 690,2016 690,1990 686,1990 682,1977 678,1965 699,1965 703,1956 703,1952 695,1944 690,1939 678,1935 674,1931 669,1927 665,1918 657,1918 635,1914 563,1977 551,1969 542,1961 530,1939 521,1931 517,1931 352,2037 352,2020 356,2016 348,2011 339,2003 335,1999 339,1994 343,1990 343,1977 339,1973 343,1965 331,1956 326,1952 326,1939 335,1931 335,1927 339,1918 335,1914 326,1918 322,1927 314,1931 309,1931 297,1939 293,1939 280,1931 271,1931 263,1927 259,1918 254,1914 246,1918 242,1914 229,1910 221,1901 212,1901 204,1889 199,1884 191,1880 191,1876 195,1867 204,1859 225,1859 225,1855 229,1838 233,1838 242,1850 246,1850 254,1846 263,1846 267,1842 271,1842 276,1838 276,1834 280,1825 280,1821 276,1821 263,1825 259,1825 254,1821 259,1817 267,1812 267,1808 263,1804 259,1800 250,1791 242,1783 238,1779 229,1779 233,1766 229,1762 216,1757 216,1749 212,1745 216,1736 212,1728 221,1723 216,1715 208,1711 204,1701 191,1706 182,1701 174,1701 174,1689 178,1684 174,1676 178,1663 195,1663 191,1655 195,1651 204,1651 208,1646 212,1646 212,1634 216,1629 225,1629 229,1625 238,1625 242,1621 246,1617 242,1612 229,1600 221,1600 212,1600 208,1595 195,1595 195,1600 191,1600 182,1595 178,1591 178,1583 199,1579 204,1574 204,1570 199,1566 187,1557 187,1549 191,1545 199,1545 204,1540 199,1528 187,1519 182,1515 182,1507 178,1507 178,1502 195,1477 199,1477 208,1473 212,1473 216,1477 216,1473 221,1468 221,1464 216,1460 204,1464 204,1460 199,1452 199,1443 204,1430 204,1426 199,1422 195,1422 191,1426 182,1426 178,1422 174,1413 174,1405 178,1405 182,1392 191,1388 195,1380 199,1358 204,1354 199,1350 199,1325 204,1316 204,1299 199,1291 204,1274 204,1261 199,1248 195,1240 195,1227 191,1223 195,1219 195,1210 187,1198 178,1185 178,1172 170,1164 170,1159 161,1151 157,1143 157,1117 153,1109 157,1100 166,1087 170,1075 174,1066 182,1062 187,1054 195,1037 195,1028 199,1024 221,1020 238,1003 246,999 267,994 267,990 271,977 267,969 271,948 267,944 271,931 267,905 263,893 246,884 238,876 225,859 212,850 208,846 204,838 204,833 195,829 174,821 170,812 161,808 161,804 157,804 149,791 144,787 136,783 132,774 115,774 111,766 106,762 102,757 106,753 106,736 98,732 81,723 77,715 81,698 85,677 85,651 77,639 72,635 68,630 60,630 55,626 55,618 51,618 55,609 64,605 60,601 60,596 68,592 68,588 64,579 64,575 68,571 68,554 64,550 47,546 39,533 30,533 30,524 17,520 17,512 22,503 17,499 13,499 9,491 9,482 5,461 0,448 0,436 9,444 13,440 13,431 26,423 30,414 22,410 17,406 22,402 22,389 30,372 34,372 43,368 51,364 55,359 55,355 60,351 60,347">
          <text:p/>
        </draw:polygon>
        <draw:polygon draw:style-name="gr8" draw:text-style-name="P1" draw:layer="layout" svg:width="1.621cm" svg:height="2.506cm" svg:x="5.41cm" svg:y="6.07cm" svg:viewBox="0 0 1622 2507" draw:points="1554,1390 1554,1402 1559,1462 1567,1466 1571,1479 1576,1491 1576,1500 1601,1546 1605,1580 1622,1606 1618,1644 1622,1673 1592,1737 1601,1771 1597,1796 1601,1847 1609,1872 1601,1923 1601,1948 1571,1991 1525,2033 1516,2054 1516,2067 1559,2130 1576,2164 1592,2224 1592,2257 1584,2274 1559,2304 1559,2321 1576,2355 1576,2380 1559,2384 1110,2507 1110,2490 1038,2431 1042,2423 1025,2410 1021,2389 1012,2368 991,2338 991,2329 970,2296 970,2274 945,2232 932,2236 911,2228 902,2215 873,2202 869,2194 852,2181 818,2152 797,2135 797,2122 780,2109 763,2101 763,2105 758,2130 750,2130 737,2169 725,2173 712,2173 712,2181 720,2198 712,2232 703,2245 691,2249 691,2262 699,2270 691,2279 691,2304 699,2325 687,2342 661,2342 585,2359 530,2376 471,2384 454,2393 445,2384 411,2359 394,2338 369,2321 352,2279 267,2232 237,2211 228,2164 211,2152 203,2130 190,2122 182,2105 152,2071 148,2071 139,2050 118,2012 76,1970 21,1910 8,1893 4,1876 0,1872 34,1809 42,1771 59,1754 84,1694 84,1661 89,1635 106,1618 110,1593 220,1593 224,882 220,611 220,306 203,38 203,0 220,0 224,4 245,4 310,25 335,42 356,59 377,76 441,136 504,186 538,230 560,251 581,264 623,276 648,280 657,280 691,289 733,310 801,344 826,357 852,361 894,357 919,344 957,314 1000,289 1055,276 1110,268 1165,264 1220,276 1241,293 1224,323 1224,336 1237,340 1250,348 1258,365 1258,382 1233,403 1237,416 1245,424 1296,454 1317,479 1313,505 1296,505 1296,556 1300,573 1283,653 1292,661 1300,661 1292,683 1296,695 1313,700 1317,725 1330,733 1338,738 1372,742 1381,746 1398,780 1402,810 1406,818 1427,822 1444,844 1457,835 1461,848 1478,856 1508,865 1516,873 1537,899 1546,920 1559,928 1567,937 1567,949 1563,962 1571,996 1580,1009 1580,1030 1559,1064 1554,1072 1571,1098 1567,1110 1554,1119 1546,1119 1537,1140 1516,1157 1487,1208 1491,1229 1512,1246 1529,1263 1546,1288 1554,1305 1546,1360 1550,1381">
          <text:p/>
        </draw:polygon>
        <draw:polygon draw:style-name="gr8" draw:text-style-name="P1" draw:layer="layout" svg:width="2.367cm" svg:height="2.578cm" svg:x="1.392cm" svg:y="6.248cm" svg:viewBox="0 0 2368 2579" draw:points="13,898 13,848 21,835 38,826 47,814 60,805 64,818 123,831 127,814 119,805 123,788 132,780 148,767 161,763 174,759 216,771 242,780 254,780 267,759 267,746 254,721 259,708 267,699 288,687 301,687 314,691 335,699 343,695 343,682 330,670 335,657 335,640 322,610 322,598 330,577 330,564 318,534 314,517 326,496 318,483 314,479 314,462 343,424 381,407 386,382 364,352 369,323 381,297 377,259 360,246 330,234 322,208 301,178 297,161 301,148 309,140 356,140 369,135 394,127 411,110 419,93 419,80 398,63 394,51 428,38 441,25 453,25 521,0 542,0 538,13 551,13 572,21 589,21 593,34 601,42 614,46 648,97 669,114 678,140 695,148 716,182 724,190 728,208 758,238 758,246 771,251 779,246 788,263 817,293 822,306 826,331 838,331 847,340 847,352 855,365 868,373 885,403 894,424 894,437 910,445 919,467 932,471 940,479 940,513 953,517 965,534 982,555 991,577 999,598 1012,606 1021,640 1016,653 1037,670 1071,682 1080,704 1097,708 1118,733 1139,742 1164,767 1219,805 1275,856 1279,881 1279,915 1304,941 1321,970 1334,975 1338,983 1338,1013 1342,1025 1351,1030 1363,1055 1376,1063 1380,1072 1372,1093 1376,1182 1406,1212 1427,1254 1461,1305 1512,1356 1537,1389 1567,1402 1622,1406 1664,1428 1689,1457 1943,1394 2028,1406 2041,1406 2160,1343 2194,1317 2220,1309 2275,1258 2342,1212 2355,1212 2368,1216 2363,1245 2351,1271 2355,1279 2355,1292 2347,1296 2347,1309 2338,1317 2338,1330 2334,1343 2321,1343 2296,1402 2292,1423 2292,1428 2296,1436 2296,1453 2287,1508 2296,1538 2296,1555 2275,1576 2270,1601 2275,1622 2279,1635 2275,1669 2258,1694 2253,1724 2258,1753 2253,1775 2249,1825 2253,1855 2249,1872 2262,1902 2266,1927 2258,1952 2236,1978 2194,2007 2142,2020 2075,2041 2104,2063 2138,2071 2151,2079 2165,2122 2142,2177 2142,2228 2138,2245 2142,2261 2134,2274 2130,2295 2121,2317 2113,2325 2092,2355 2075,2401 2066,2414 2028,2465 2020,2482 2020,2499 2003,2515 1998,2532 2003,2541 2003,2554 1990,2566 1977,2562 1965,2566 1952,2558 1931,2541 1922,2537 1893,2532 1880,2528 1867,2524 1880,2503 1871,2499 1850,2494 1808,2486 1799,2482 1795,2469 1787,2465 1770,2460 1766,2473 1766,2486 1757,2494 1753,2482 1749,2477 1719,2469 1698,2477 1694,2499 1694,2511 1681,2511 1668,2507 1660,2507 1647,2511 1639,2515 1617,2520 1609,2528 1596,2549 1592,2566 1588,2575 1579,2579 1567,2571 1571,2554 1562,2541 1562,2528 1558,2511 1545,2507 1537,2503 1545,2494 1545,2486 1537,2477 1529,2469 1520,2465 1507,2469 1495,2465 1486,2465 1478,2473 1461,2477 1461,2465 1448,2460 1440,2465 1440,2444 1427,2439 1406,2448 1397,2439 1389,2435 1372,2452 1351,2460 1330,2452 1317,2431 1330,2427 1330,2414 1317,2410 1317,2397 1304,2367 1291,2367 1283,2388 1270,2393 1262,2397 1249,2393 1241,2380 1232,2363 1173,2363 1164,2359 1169,2342 1177,2338 1177,2325 1173,2321 1160,2317 1139,2325 1126,2325 1114,2321 1105,2325 1092,2325 1088,2317 1088,2295 1084,2291 1080,2283 1059,2278 1054,2266 1050,2257 1025,2249 1016,2240 1021,2232 1012,2219 999,2211 987,2219 982,2206 970,2206 961,2198 957,2206 949,2219 936,2223 915,2211 915,2194 906,2190 898,2177 881,2181 864,2177 860,2185 851,2177 838,2177 847,2164 834,2160 830,2151 813,2156 809,2168 796,2164 788,2156 805,2126 796,2122 788,2122 788,2109 775,2105 754,2109 754,2101 741,2096 728,2088 720,2088 728,2075 737,2067 737,2054 699,2054 682,2046 682,2029 669,2029 673,2016 673,1995 635,1995 597,2007 589,1995 589,1978 584,1965 538,1965 521,1961 513,1952 508,1931 483,1927 479,1910 487,1889 457,1876 436,1872 432,1859 428,1847 411,1838 398,1842 390,1851 386,1864 364,1893 352,1902 343,1893 330,1885 305,1868 297,1864 275,1864 263,1851 250,1834 237,1830 220,1834 216,1813 220,1800 216,1787 199,1783 174,1775 157,1770 140,1753 115,1741 110,1728 110,1707 115,1669 115,1652 102,1639 89,1626 85,1618 93,1571 93,1550 85,1542 89,1529 102,1512 102,1499 81,1478 89,1449 102,1419 106,1406 98,1398 93,1394 85,1385 76,1368 64,1351 60,1334 51,1317 47,1305 55,1301 68,1305 81,1309 93,1313 102,1326 119,1334 127,1322 136,1284 127,1245 127,1229 136,1212 148,1207 165,1207 174,1220 191,1216 195,1199 191,1186 191,1165 178,1157 174,1144 178,1110 182,1093 165,1085 148,1059 136,1047 106,1047 89,1042 64,1042 38,1034 21,1034 13,1025 17,1008 13,991 5,979 0,966 0,949 5,932 5,924 13,915">
          <text:p/>
        </draw:polygon>
        <draw:polygon draw:style-name="gr8" draw:text-style-name="P1" draw:layer="layout" svg:width="2.214cm" svg:height="2.621cm" svg:x="14.842cm" svg:y="13.622cm" svg:viewBox="0 0 2215 2622" draw:points="1574,17 1834,17 1859,30 1876,34 1901,34 1923,30 1944,30 1994,13 2024,17 2033,22 2037,30 2041,55 2041,81 2033,81 2007,77 1990,72 1973,68 1961,77 1952,81 1948,89 1952,93 1956,102 2011,136 2024,149 2041,165 2045,170 2045,174 2041,178 1994,208 1986,216 1973,237 1931,280 1931,284 1935,288 1961,305 1965,322 1978,339 2003,360 2011,373 2011,377 1999,381 1982,386 1965,390 1961,390 1956,394 1939,449 1944,453 1948,458 1978,466 1994,474 2011,487 2058,504 2066,508 2071,517 2075,521 2054,555 2050,563 2050,610 2054,618 2066,682 2071,707 2071,720 2075,745 2088,762 2096,771 2109,779 2121,779 2130,775 2143,762 2160,750 2177,737 2185,733 2202,728 2206,728 2215,733 2215,741 2210,767 2206,771 2202,775 2193,779 2100,797 2100,823 2105,831 2121,852 2126,869 2109,882 2075,895 2071,899 2071,920 2062,958 2062,967 2079,1005 2079,1017 2083,1026 2096,1034 2105,1039 2121,1043 2168,1060 2181,1068 2181,1098 2185,1123 2177,1157 2168,1161 2160,1161 2155,1157 2147,1136 2143,1132 2138,1132 2134,1136 2121,1199 2117,1204 2066,1225 2066,1229 2071,1250 2075,1259 2083,1263 2092,1271 2121,1271 2130,1276 2130,1284 2121,1288 2117,1297 2105,1301 2045,1267 1994,1254 1986,1254 1978,1263 1978,1271 1990,1280 2011,1301 2037,1331 2045,1339 2050,1343 2050,1364 2041,1373 2016,1394 2007,1398 2003,1394 1994,1381 1978,1326 1965,1301 1956,1297 1910,1280 1893,1276 1889,1280 1884,1288 1884,1309 1901,1326 1927,1356 1939,1373 1939,1390 1927,1415 1923,1424 1910,1424 1876,1386 1838,1352 1817,1339 1800,1322 1791,1322 1787,1326 1787,1335 1796,1360 1796,1411 1787,1424 1710,1424 1697,1428 1693,1432 1693,1436 1714,1453 1735,1449 1744,1445 1756,1445 1766,1479 1761,1487 1739,1504 1735,1508 1735,1521 1739,1530 1766,1530 1770,1534 1774,1576 1774,1589 1770,1602 1761,1606 1748,1606 1739,1610 1693,1640 1689,1644 1689,1648 1697,1652 1706,1652 1723,1665 1756,1682 1770,1686 1783,1682 1791,1686 1796,1695 1791,1699 1770,1712 1761,1716 1739,1729 1727,1733 1718,1737 1718,1750 1723,1758 1723,1771 1727,1779 1752,1796 1774,1801 1804,1805 1846,1813 1863,1809 1872,1809 1889,1830 1893,1839 1889,1847 1876,1864 1876,1872 1897,1889 1901,1898 1901,1906 1889,1949 1893,1970 1893,1991 1889,1999 1884,2016 1876,2021 1872,2025 1867,2021 1855,2012 1838,2004 1825,2004 1817,2008 1817,2021 1821,2025 1834,2033 1859,2055 1893,2076 1897,2080 1897,2084 1893,2093 1889,2097 1876,2101 1855,2093 1851,2093 1846,2097 1842,2105 1842,2114 1851,2131 1859,2143 1859,2152 1851,2165 1834,2177 1804,2194 1800,2203 1800,2207 1808,2228 1812,2258 1812,2266 1804,2270 1800,2270 1770,2262 1748,2262 1727,2266 1701,2266 1684,2249 1672,2249 1672,2262 1676,2292 1684,2300 1697,2313 1706,2317 1744,2330 1752,2338 1756,2347 1761,2351 1756,2355 1739,2372 1723,2385 1710,2406 1663,2461 1646,2461 1642,2452 1646,2448 1655,2436 1659,2423 1663,2402 1663,2385 1659,2376 1655,2372 1642,2372 1625,2393 1617,2397 1608,2397 1587,2380 1574,2376 1566,2372 1557,2364 1549,2330 1541,2325 1498,2304 1494,2304 1469,2309 1456,2317 1452,2321 1452,2347 1447,2372 1447,2380 1460,2393 1473,2393 1490,2389 1507,2380 1545,2380 1549,2393 1549,2419 1545,2427 1536,2448 1536,2469 1528,2474 1519,2478 1515,2474 1511,2469 1511,2436 1502,2431 1494,2427 1485,2423 1473,2427 1460,2431 1447,2448 1447,2457 1456,2469 1456,2478 1452,2482 1447,2482 1439,2478 1430,2469 1409,2457 1401,2457 1375,2478 1363,2469 1350,2469 1342,2474 1342,2469 1346,2457 1346,2452 1333,2448 1329,2440 1325,2431 1320,2423 1312,2423 1308,2431 1299,2448 1303,2461 1282,2461 1282,2469 1287,2474 1287,2478 1278,2482 1274,2491 1265,2495 1261,2486 1253,2486 1244,2491 1223,2491 1215,2486 1202,2486 1198,2491 1193,2495 1198,2507 1198,2512 1185,2520 1181,2524 1176,2529 1147,2529 1143,2533 1143,2541 1138,2541 1143,2550 1138,2558 1143,2563 1147,2563 1147,2567 1143,2571 1126,2575 1130,2579 1130,2584 1126,2584 1126,2592 1117,2592 1113,2588 1109,2588 1104,2592 1104,2596 1100,2596 1100,2601 1083,2609 1079,2605 1079,2609 1075,2609 1071,2605 1066,2609 1062,2605 1049,2605 1049,2601 1058,2601 1058,2588 1054,2588 1045,2592 1037,2592 1020,2596 1020,2592 1016,2588 1007,2592 999,2596 994,2596 999,2605 994,2613 986,2613 986,2618 969,2622 969,2618 965,2618 961,2609 961,2605 956,2596 948,2596 944,2605 939,2601 935,2601 931,2609 927,2609 927,2601 914,2596 910,2588 906,2588 906,2592 901,2592 901,2584 897,2584 889,2579 884,2579 884,2571 876,2567 876,2571 872,2571 863,2567 863,2554 855,2558 846,2554 842,2558 829,2550 821,2550 821,2546 812,2550 804,2541 795,2541 791,2533 779,2533 774,2524 770,2520 766,2524 762,2516 757,2516 753,2512 749,2512 740,2516 736,2516 732,2507 728,2512 723,2507 719,2503 711,2503 707,2495 694,2491 677,2478 668,2474 609,2474 596,2469 609,2457 626,2440 639,2436 685,2427 711,2427 719,2410 723,2393 715,2389 707,2380 707,2372 694,2368 685,2359 681,2355 677,2347 673,2342 668,2347 660,2342 647,2330 635,2321 626,2313 601,2304 596,2296 588,2296 584,2300 580,2300 575,2296 563,2296 554,2292 554,2287 541,2283 533,2283 529,2279 525,2275 520,2279 516,2275 495,2275 491,2270 469,2270 448,2258 448,2241 444,2237 440,2237 436,2228 431,2228 419,2207 419,2203 414,2198 410,2190 406,2190 393,2152 393,2148 406,2126 414,2114 427,2101 440,2105 448,2110 453,2105 448,2101 465,2084 469,2084 474,2088 482,2088 491,2080 499,2076 516,2080 525,2080 529,2076 537,2071 541,2067 541,2063 533,2063 533,2059 541,2055 537,2050 537,2046 541,2046 541,2038 550,2029 546,2012 554,2008 558,1999 563,1991 567,1983 567,1974 558,1961 558,1953 550,1936 550,1932 546,1923 554,1923 550,1919 550,1915 546,1915 533,1906 533,1889 546,1889 541,1877 550,1877 546,1868 550,1864 546,1860 546,1864 541,1864 537,1860 537,1851 529,1851 529,1843 525,1834 529,1826 525,1809 529,1801 529,1788 533,1784 537,1779 537,1771 525,1762 516,1754 508,1754 503,1750 495,1750 491,1745 486,1733 478,1733 474,1724 478,1716 486,1707 491,1699 486,1695 482,1699 478,1695 478,1686 474,1686 469,1682 478,1678 474,1674 469,1669 469,1661 478,1665 482,1657 482,1648 474,1652 474,1648 469,1640 465,1640 465,1635 469,1635 469,1631 465,1631 465,1627 461,1631 453,1627 453,1623 461,1618 457,1614 453,1610 448,1606 453,1597 448,1593 444,1572 436,1568 436,1551 431,1551 427,1534 427,1530 431,1530 431,1521 423,1525 419,1517 410,1517 410,1504 414,1500 419,1504 419,1500 414,1491 423,1487 414,1483 410,1479 402,1483 393,1483 393,1479 398,1479 398,1475 389,1475 385,1470 393,1470 393,1453 389,1449 385,1453 381,1449 376,1449 376,1436 368,1436 364,1432 359,1432 351,1436 347,1432 342,1436 334,1436 330,1432 326,1432 321,1441 309,1441 304,1445 300,1441 296,1436 296,1441 287,1441 292,1432 271,1432 275,1432 275,1424 266,1424 262,1415 254,1407 249,1407 241,1398 220,1390 207,1386 194,1373 190,1369 186,1369 182,1373 173,1373 160,1369 148,1356 144,1356 127,1364 118,1364 110,1360 114,1356 118,1356 118,1352 110,1343 105,1339 101,1339 97,1331 93,1331 88,1326 88,1318 84,1309 80,1301 55,1293 33,1280 29,1271 29,1259 17,1246 12,1242 4,1237 0,1233 4,1225 4,1221 12,1221 8,1216 4,1212 4,1208 21,1208 25,1208 38,1212 46,1212 50,1208 55,1204 55,1174 46,1161 59,1157 67,1161 72,1153 76,1157 80,1149 84,1144 88,1144 93,1153 97,1161 110,1149 114,1132 114,1106 101,1094 101,1085 118,1064 118,1055 122,1051 127,1047 131,1039 139,1034 156,1034 160,1039 169,1051 190,1047 194,1043 194,1034 186,1030 182,1026 182,1022 190,1013 190,1000 182,988 190,988 190,983 169,971 165,967 165,937 160,928 152,916 148,907 144,878 139,873 131,873 127,869 114,869 110,865 114,852 105,848 88,831 88,827 105,823 110,823 105,814 110,810 110,806 118,801 122,797 131,775 139,775 156,784 156,775 152,767 160,767 169,771 177,771 182,767 182,750 190,745 194,737 194,733 182,728 182,724 194,699 194,686 190,682 182,682 173,695 169,695 169,686 173,678 169,661 160,644 160,640 182,635 194,627 199,618 199,589 194,585 177,585 160,568 156,538 165,521 169,521 177,530 182,530 186,525 169,500 169,491 177,487 186,483 207,474 215,474 220,470 211,462 207,453 182,453 169,445 160,445 148,436 152,436 169,428 177,432 190,424 169,411 160,403 160,398 190,390 194,386 194,381 190,373 165,364 156,356 156,347 173,326 177,309 190,301 194,297 194,292 190,284 177,276 177,271 182,267 199,254 203,259 207,259 215,263 228,263 241,246 241,237 211,216 194,208 186,204 139,208 122,212 114,216 101,242 97,246 84,246 84,229 72,204 80,191 88,187 93,182 105,191 127,191 139,182 156,174 169,165 186,165 203,157 211,149 215,136 228,132 232,127 537,0 541,22 546,22 872,17">
          <text:p/>
        </draw:polygon>
        <draw:polygon draw:style-name="gr8" draw:text-style-name="P1" draw:layer="layout" svg:width="1.435cm" svg:height="1.795cm" svg:x="18.783cm" svg:y="13.69cm" svg:viewBox="0 0 1436 1796" draw:points="182,1796 161,1796 144,1788 135,1779 127,1783 123,1779 114,1766 106,1758 97,1741 80,1728 68,1724 63,1720 63,1716 59,1703 55,1699 42,1690 38,1682 38,1673 34,1661 29,1652 17,1648 17,1618 21,1606 25,1601 42,1601 59,1610 63,1610 80,1606 84,1597 89,1589 89,1511 93,1494 101,1478 101,1465 110,1448 118,1431 135,1414 178,1397 195,1389 199,1384 195,1380 195,1372 199,1355 186,1342 144,1317 123,1304 110,1300 101,1287 97,1283 101,1253 110,1245 110,1236 127,1211 127,1207 131,1194 131,1181 127,1168 114,1152 110,1139 101,1130 97,1122 89,1113 89,1101 84,1092 89,1080 93,1080 89,1075 84,1067 76,1063 46,1058 29,1054 21,1046 17,1041 17,1025 4,1012 0,999 4,982 29,940 29,923 21,902 21,893 25,885 21,868 34,851 34,834 29,813 34,792 34,783 29,766 25,758 38,758 46,754 51,754 55,749 55,745 51,741 51,737 63,728 68,728 68,724 59,724 59,716 72,711 76,711 80,720 80,732 93,728 97,732 106,732 118,720 118,716 110,699 110,694 118,690 118,686 114,677 106,677 110,673 106,665 114,660 114,652 131,644 135,639 135,631 131,622 131,610 127,605 127,601 131,597 135,597 144,601 148,597 156,593 161,589 156,584 152,580 152,576 156,572 152,563 152,555 148,555 144,550 135,546 140,538 135,533 131,538 127,533 131,529 135,525 135,521 123,512 123,508 127,504 131,500 131,491 135,487 140,487 161,504 161,512 165,512 169,504 173,483 186,483 186,487 195,491 199,491 203,483 199,474 199,470 220,474 220,470 228,462 233,462 245,453 250,457 254,462 258,462 258,449 271,449 292,457 296,453 296,449 292,445 288,432 275,432 267,428 262,415 262,411 279,406 288,411 300,406 305,406 309,415 313,415 313,394 317,390 347,390 347,385 355,377 355,373 347,373 343,368 351,364 351,360 343,360 338,356 338,351 334,347 330,335 338,330 343,339 347,343 355,339 355,335 351,330 351,318 355,313 351,309 347,305 343,305 330,309 317,309 313,305 309,305 309,301 317,296 326,292 326,288 334,288 334,275 326,271 300,279 288,271 283,263 300,250 334,254 343,246 343,241 326,224 317,220 313,224 309,224 300,216 305,212 309,208 305,199 309,195 322,195 330,191 334,195 338,195 343,203 347,203 355,199 377,195 381,195 394,191 394,216 402,220 406,220 406,216 423,216 436,199 444,199 449,195 449,191 444,191 436,174 436,152 444,131 453,123 457,119 457,110 453,102 453,89 449,89 444,85 457,72 461,55 470,47 470,42 465,42 465,38 478,38 482,42 491,55 495,55 504,51 512,42 516,38 516,34 508,30 508,17 516,13 525,4 533,0 542,0 640,38 644,42 649,59 644,76 649,85 657,89 661,89 691,85 733,89 797,110 801,114 805,119 822,152 831,161 831,169 822,186 822,191 831,195 856,199 864,195 890,174 903,169 924,161 932,165 991,203 1038,254 1063,275 1063,279 1059,279 1055,284 1034,275 1013,284 1004,288 983,309 970,330 966,347 962,360 958,373 945,411 945,419 949,436 949,440 958,445 987,436 1004,436 1025,440 1034,445 1038,453 1030,470 1021,478 987,483 983,487 979,491 970,508 966,517 962,533 966,542 974,546 983,546 1004,538 1017,538 1017,546 1021,555 1017,559 974,589 970,597 979,614 979,618 953,635 945,644 936,665 932,673 932,682 945,707 949,711 962,711 987,699 1008,694 1030,694 1051,703 1072,711 1148,720 1161,724 1169,732 1165,737 1165,741 1131,741 1123,745 1114,758 1106,771 1106,779 1110,817 1106,826 1093,847 1076,855 1042,864 1034,868 1030,881 1021,885 979,885 979,940 970,944 970,948 974,957 991,965 1017,970 1046,974 1051,974 1055,978 1055,982 1051,986 1000,1025 996,1037 1000,1046 1021,1071 1030,1080 1034,1097 1042,1101 1051,1105 1055,1105 1080,1101 1097,1097 1106,1097 1135,1080 1161,1075 1165,1075 1173,1080 1190,1101 1195,1105 1190,1135 1182,1139 1165,1152 1148,1164 1118,1198 1110,1207 1085,1249 1025,1342 1025,1346 1034,1346 1097,1312 1110,1312 1131,1308 1144,1312 1161,1317 1165,1321 1169,1321 1173,1334 1173,1346 1178,1359 1199,1393 1212,1410 1224,1418 1241,1422 1284,1410 1292,1406 1296,1410 1300,1410 1317,1439 1330,1456 1368,1490 1377,1490 1385,1486 1394,1482 1423,1486 1427,1486 1432,1494 1436,1503 1427,1516 1423,1516 1415,1520 1406,1520 1394,1516 1351,1503 1347,1499 1339,1499 1334,1503 1326,1537 1317,1541 1296,1545 1292,1541 1284,1537 1284,1533 1300,1533 1309,1524 1309,1511 1305,1503 1288,1503 1275,1494 1262,1490 1258,1486 1262,1473 1258,1469 1250,1469 1241,1478 1250,1486 1250,1490 1245,1494 1233,1494 1228,1490 1220,1482 1220,1461 1212,1465 1212,1478 1195,1499 1199,1507 1216,1507 1220,1520 1220,1524 1207,1533 1203,1524 1195,1520 1182,1524 1186,1533 1199,1545 1203,1558 1216,1563 1228,1576 1233,1576 1241,1567 1245,1558 1241,1545 1228,1533 1228,1528 1233,1528 1250,1537 1254,1541 1275,1541 1275,1549 1271,1572 1279,1584 1279,1589 1275,1597 1267,1606 1245,1610 1241,1614 1245,1622 1250,1627 1250,1635 1254,1639 1258,1639 1267,1631 1271,1635 1267,1644 1262,1648 1254,1652 1250,1652 1241,1635 1233,1635 1220,1644 1199,1644 1199,1652 1203,1661 1203,1665 1169,1652 1161,1644 1152,1635 1152,1631 1140,1618 1135,1618 1123,1622 1110,1622 1106,1627 1106,1635 1114,1635 1123,1644 1123,1652 1106,1652 1080,1673 1072,1677 1042,1673 1042,1677 1046,1682 1055,1686 1055,1690 1008,1716 1013,1720 1013,1728 1004,1737 1000,1741 1000,1745 991,1749 970,1749 966,1754 958,1754 953,1758 953,1766 903,1766 894,1771 890,1766 852,1762 843,1758 822,1754 818,1754 809,1745 814,1741 809,1737 750,1737 750,1733 737,1733 733,1737 729,1737 725,1741 725,1745 729,1749 720,1754 716,1775 712,1775 695,1775 687,1775 674,1788 661,1788 657,1792 653,1792 649,1788 636,1788 632,1792 627,1792 619,1788 615,1788 610,1792 602,1792 598,1788 567,1788 571,1783 563,1779 554,1779 546,1783 542,1792 533,1792 533,1788 525,1788 525,1783 529,1779 529,1775 525,1762 525,1749 516,1737 521,1733 521,1728 512,1728 504,1724 504,1711 487,1707 457,1682 449,1682 440,1673 436,1665 432,1665 423,1673 419,1673 415,1669 406,1673 398,1673 394,1677 381,1686 368,1690 351,1711 347,1716 322,1716 317,1724 309,1724 300,1728 296,1728 288,1741 283,1749 279,1754 275,1754 267,1745 250,1749 245,1754 237,1758 233,1758 224,1754 216,1762 207,1779 195,1788 186,1796">
          <text:p/>
        </draw:polygon>
        <draw:polygon draw:style-name="gr8" draw:text-style-name="P1" draw:layer="layout" svg:width="3.201cm" svg:height="3.315cm" svg:x="13.11cm" svg:y="9.342cm" svg:viewBox="0 0 3202 3316" draw:points="889,2406 898,2398 910,2385 919,2368 915,2355 893,2347 830,2342 813,2351 792,2381 771,2389 749,2398 741,2402 728,2398 724,2381 724,2334 728,2309 733,2296 741,2279 749,2262 754,2244 749,2236 728,2223 716,2219 707,2202 716,2172 720,2172 741,2159 749,2159 762,2164 775,2172 779,2172 783,2168 783,2138 779,2113 788,2083 783,2079 779,2075 766,2071 762,2066 754,2045 749,2024 737,2007 733,1994 728,1990 716,1960 707,1956 677,1944 661,1931 648,1922 631,1897 610,1880 567,1855 559,1855 555,1859 550,1855 550,1850 525,1872 508,1872 508,1876 521,1880 512,1884 491,1884 487,1889 495,1897 495,1901 487,1910 483,1914 453,1914 436,1905 423,1914 419,1914 411,1910 398,1889 394,1872 394,1846 398,1833 407,1817 419,1800 436,1770 457,1745 479,1732 483,1723 521,1698 525,1698 529,1690 525,1681 508,1681 491,1690 470,1685 470,1656 457,1651 453,1639 457,1630 466,1622 479,1609 479,1596 474,1588 457,1584 445,1588 432,1601 423,1605 419,1613 402,1609 385,1613 343,1613 318,1605 309,1605 292,1613 284,1613 275,1601 267,1592 267,1579 271,1554 275,1520 284,1482 284,1461 280,1444 267,1436 237,1436 199,1440 186,1427 140,1427 102,1436 93,1436 89,1444 81,1465 76,1469 72,1469 68,1465 64,1457 59,1440 55,1431 47,1427 38,1431 30,1423 9,1414 0,1410 0,1402 13,1393 21,1389 42,1385 55,1385 89,1389 102,1389 106,1385 106,1376 110,1372 119,1364 123,1355 131,1342 140,1330 161,1313 174,1309 191,1313 208,1334 225,1330 225,1309 212,1292 212,1258 203,1254 199,1262 182,1283 178,1283 161,1279 157,1275 157,1262 153,1258 148,1258 136,1262 127,1258 123,1262 114,1266 106,1279 85,1279 85,1266 72,1254 72,1249 81,1237 93,1228 106,1220 119,1211 136,1203 131,1194 119,1190 114,1186 123,1177 127,1143 119,1135 106,1122 123,1114 136,1088 153,1080 191,1067 225,1067 246,1055 254,1033 292,1025 309,1008 335,1021 415,1046 440,1050 462,1046 483,1059 508,1063 517,1071 512,1093 525,1105 555,1097 559,1101 572,1127 567,1143 576,1152 576,1165 589,1165 639,1088 728,1131 779,1055 817,1067 851,1071 876,1088 1139,885 1173,911 1236,970 1253,949 1257,923 1257,894 1266,868 1266,830 1262,801 1301,733 1309,707 1347,644 1390,610 1436,597 1470,580 1496,555 1517,525 1555,492 1597,466 1618,428 1618,390 1606,356 1601,318 1614,267 1623,187 1639,157 1678,106 1720,72 1771,0 1775,5 1779,5 1783,9 1788,13 1788,17 1792,22 1796,26 1800,30 1800,34 1809,51 1809,55 1813,60 1821,68 1821,77 1813,85 1813,89 1821,106 1826,111 1834,111 1838,115 1838,132 1843,140 1838,149 1843,153 1843,161 1855,174 1855,178 1847,182 1847,191 1855,199 1855,204 1860,208 1864,208 1864,229 1868,242 1872,250 1877,254 1877,259 1885,267 1889,280 1893,288 1893,297 1898,301 1893,305 1898,309 1893,318 1893,335 1889,339 1893,348 1889,352 1893,356 1893,360 1898,369 1898,373 1906,381 1902,386 1906,386 1906,398 1902,403 1902,411 1893,424 1898,432 1893,436 1893,441 1889,445 1889,449 1885,458 1885,466 1877,466 1872,470 1868,470 1868,475 1860,479 1860,487 1851,496 1834,496 1834,500 1830,500 1821,513 1813,530 1805,538 1796,547 1788,547 1783,555 1779,563 1775,568 1766,580 1762,589 1766,610 1762,619 1758,623 1754,635 1741,648 1737,652 1733,652 1728,657 1728,661 1724,661 1720,665 1716,665 1716,678 1707,682 1707,690 1703,699 1699,707 1703,712 1703,716 1707,716 1711,720 1720,720 1733,724 1737,729 1741,733 1750,733 1754,737 1754,741 1758,746 1762,754 1762,758 1766,762 1771,771 1775,775 1779,784 1783,788 1783,796 1788,796 1792,805 1805,817 1809,822 1809,834 1813,839 1813,851 1834,868 1855,881 1877,898 1893,915 1898,923 1898,944 1902,953 1902,974 1906,987 1906,1016 1893,1055 1898,1067 1902,1080 1902,1084 1898,1093 1898,1097 1902,1110 1906,1127 1906,1135 1910,1143 1919,1143 1927,1148 1936,1148 1982,1139 1991,1139 2016,1143 2020,1148 2029,1156 2042,1165 2042,1169 2046,1173 2042,1186 2054,1198 2503,1681 2507,1690 2507,1698 2512,1702 2528,1702 2537,1694 2558,1690 2575,1690 2583,1694 2592,1698 2600,1706 2613,1719 2622,1728 2630,1732 2639,1736 2647,1740 2660,1745 2677,1749 2694,1753 2710,1757 2719,1762 2732,1766 2744,1774 2761,1778 2791,1778 2799,1774 2808,1762 2837,1745 2867,1723 2876,1719 2884,1719 2901,1711 2909,1711 2931,1702 2935,1702 2948,1694 2952,1694 2964,1681 2969,1677 2973,1677 2981,1673 2986,1668 2990,1651 2994,1647 2998,1639 3003,1639 3007,1635 3011,1630 3015,1626 3015,1622 3024,1618 3036,1618 3041,1613 3041,1618 3045,1622 3058,1622 3062,1626 3062,1622 3070,1618 3083,1618 3091,1613 3100,1618 3113,1622 3117,1626 3125,1626 3130,1630 3138,1635 3142,1639 3151,1639 3155,1639 3172,1639 3193,1651 3202,1651 3193,1660 3176,1685 3163,1711 3155,1736 3147,1753 3142,1762 3147,1770 3172,1783 3172,1804 3163,1808 3155,1808 3142,1812 3138,1817 3138,1825 3134,1833 3134,1838 3142,1846 3159,1855 3176,1880 3185,1910 3180,1965 3176,1977 3163,1986 3125,2003 3117,2011 3096,2016 3096,2028 3108,2045 3117,2049 3130,2049 3142,2062 3142,2083 3130,2104 3125,2121 3130,2134 3138,2143 3163,2155 3185,2176 3193,2193 3202,2223 3202,2240 3197,2248 3185,2258 3176,2258 3163,2244 3151,2219 3147,2185 3142,2168 3134,2159 3121,2155 3113,2151 3100,2151 3087,2159 3079,2176 3070,2236 3062,2258 3053,2271 3032,2287 3015,2304 2998,2313 2981,2317 2960,2313 2935,2300 2926,2296 2914,2292 2871,2266 2850,2262 2837,2262 2829,2275 2821,2292 2816,2313 2821,2321 2825,2334 2842,2347 2867,2364 2901,2372 2948,2372 3024,2368 3041,2368 3058,2372 3066,2376 3075,2385 3079,2393 3079,2410 3062,2448 3062,2461 3066,2474 3079,2491 3087,2499 3117,2525 3125,2529 3138,2541 3142,2554 3138,2571 3130,2580 3117,2588 3075,2596 3058,2596 3036,2592 3015,2588 3003,2584 2986,2571 2973,2567 2960,2571 2952,2580 2952,2647 2956,2677 2948,2711 2948,2732 2952,2745 2956,2753 2969,2762 2986,2762 2994,2757 3007,2745 3020,2673 3032,2664 3053,2668 3075,2690 3113,2723 3134,2740 3159,2753 3185,2757 3197,2766 3197,2787 3168,2821 3159,2829 3151,2825 3142,2825 3130,2812 3125,2804 3108,2791 3104,2779 3096,2774 3087,2766 3075,2762 3066,2757 2998,2770 2994,2774 2986,2779 2981,2787 2981,2800 2994,2817 3003,2821 3015,2829 3020,2838 3041,2859 3032,2872 3024,2884 3024,2906 3011,2910 3015,2918 3003,2927 3007,2935 2998,2944 2994,2956 2998,2977 3003,2994 2994,3003 2956,3003 2948,3007 2943,3020 2931,3024 2926,3037 2939,3058 2939,3075 2926,3088 2901,3092 2884,3071 2863,3071 2854,3075 2846,3083 2829,3092 2816,3096 2795,3083 2782,3079 2770,3079 2761,3092 2766,3117 2761,3126 2740,3138 2719,3138 2702,3143 2694,3151 2694,3189 2681,3202 2655,3215 2651,3227 2630,3231 2622,3227 2605,3223 2592,3231 2571,3270 2562,3270 2503,3282 2486,3287 2469,3291 2452,3278 2431,3270 2427,3261 2418,3253 2355,3236 2329,3231 2308,3236 2258,3244 2249,3248 2224,3278 2215,3291 2211,3303 2194,3316 2181,3303 2173,3282 2143,3236 2143,3215 2147,3202 2156,3176 2156,3155 2147,3143 2126,3126 2118,3117 2088,3092 2075,3083 2059,3058 2046,3054 2033,3054 2020,3049 1991,3049 1965,3054 1948,3058 1927,3062 1919,3071 1910,3071 1872,3058 1860,3054 1843,3049 1834,3045 1826,3041 1813,3041 1800,3045 1783,3058 1724,3083 1694,3092 1669,3092 1656,3088 1644,3079 1623,3083 1614,3088 1597,3079 1589,3066 1584,3045 1589,3041 1597,3033 1610,3020 1614,3007 1623,2999 1623,2990 1618,2977 1606,2969 1593,2965 1580,2965 1559,2969 1538,2969 1529,2961 1521,2948 1496,2931 1483,2927 1474,2922 1445,2910 1428,2901 1402,2893 1377,2876 1373,2859 1364,2850 1352,2846 1330,2834 1318,2838 1305,2842 1279,2876 1266,2876 1266,2842 1270,2812 1274,2791 1270,2783 1266,2774 1257,2766 1249,2762 1215,2753 1173,2757 1143,2766 1122,2774 1109,2757 1114,2749 1122,2740 1130,2732 1152,2723 1160,2719 1207,2685 1215,2677 1219,2656 1202,2643 1071,2643 1058,2635 1050,2622 1046,2605 1050,2563 1050,2550 1046,2529 1012,2529 1003,2537 991,2546 974,2554 961,2558 944,2571 927,2588 915,2580 898,2541 893,2508 889,2486 876,2478 847,2503 826,2512 809,2508 800,2478 796,2440 800,2431 809,2427 843,2427 872,2410 885,2410">
          <text:p/>
        </draw:polygon>
        <draw:polygon draw:style-name="gr8" draw:text-style-name="P1" draw:layer="layout" svg:width="1.668cm" svg:height="1.435cm" svg:x="0.088cm" svg:y="18.846cm" svg:viewBox="0 0 1669 1436" draw:points="818,280 835,275 848,267 848,263 852,259 852,250 861,250 865,254 869,246 878,246 882,242 890,242 895,237 903,237 903,246 907,246 907,250 912,254 920,254 929,246 937,250 950,246 962,250 979,250 984,259 996,259 1005,263 1013,263 1022,259 1022,254 1064,254 1077,242 1077,212 1060,203 1056,199 1056,191 1051,182 1034,174 1022,161 1022,157 1034,157 1043,144 1047,144 1056,153 1060,153 1064,148 1064,140 1060,132 1056,127 1060,110 1060,102 1068,93 1072,93 1077,98 1089,102 1094,106 1098,106 1106,102 1119,106 1119,93 1106,81 1102,68 1102,60 1106,43 1111,43 1123,47 1123,55 1132,64 1136,64 1149,60 1153,60 1166,68 1187,72 1195,72 1199,68 1191,64 1191,60 1187,55 1161,47 1157,38 1153,38 1144,34 1140,26 1144,17 1149,13 1153,9 1161,0 1166,0 1174,5 1178,0 1187,0 1199,5 1208,5 1390,271 1500,432 1521,462 1669,683 1657,708 1657,725 1665,734 1665,746 1657,755 1648,763 1640,763 1606,755 1597,763 1572,763 1564,768 1547,772 1534,780 1513,797 1492,806 1466,810 1453,818 1424,839 1403,861 1394,878 1386,886 1365,899 1360,895 1356,890 1348,873 1343,869 1326,865 1267,865 1254,869 1233,865 1229,869 1195,895 1161,920 1153,924 1115,924 1098,920 1064,920 1047,928 1043,941 1043,971 1047,979 1056,988 1060,996 1060,1013 1056,1026 1043,1043 1034,1047 1026,1047 1022,1051 1017,1060 1000,1072 996,1085 988,1093 988,1102 984,1119 984,1144 979,1149 984,1161 988,1165 992,1170 996,1178 1000,1191 1009,1204 1009,1263 1022,1284 1026,1297 1034,1305 1039,1314 1051,1322 1064,1343 1072,1347 1094,1352 1102,1364 1098,1369 1102,1377 1102,1386 1106,1394 1102,1407 1102,1411 1077,1411 1068,1419 1060,1424 1047,1419 1030,1419 1030,1424 1022,1424 1013,1432 1009,1428 1009,1424 1013,1415 1017,1403 1017,1398 1013,1394 988,1390 984,1386 975,1369 971,1364 962,1364 958,1373 962,1386 954,1403 958,1407 962,1415 962,1419 941,1428 924,1428 916,1424 912,1428 907,1432 899,1436 895,1436 895,1419 882,1407 882,1394 873,1381 848,1373 844,1373 835,1377 831,1381 818,1373 814,1373 810,1377 806,1369 802,1369 797,1373 785,1360 780,1364 776,1369 763,1360 755,1364 755,1373 745,1373 745,1364 741,1356 741,1347 745,1347 741,1331 745,1322 737,1322 737,1314 733,1297 737,1284 733,1280 729,1276 729,1267 720,1259 720,1246 716,1237 716,1229 720,1220 720,1216 716,1216 703,1212 699,1208 678,1208 674,1212 674,1246 669,1254 665,1259 657,1259 640,1254 627,1254 627,1225 631,1216 623,1208 618,1208 602,1199 597,1195 589,1191 585,1191 580,1195 580,1204 585,1216 580,1225 563,1220 547,1216 538,1220 530,1220 500,1208 487,1208 470,1204 453,1204 441,1195 436,1195 424,1191 420,1187 407,1178 398,1178 394,1182 390,1187 373,1182 364,1182 356,1178 331,1178 322,1170 318,1170 314,1165 309,1161 301,1161 288,1157 271,1144 267,1140 267,1136 263,1127 259,1123 254,1127 246,1119 229,1110 212,1110 195,1102 161,1106 153,1115 119,1115 106,1119 98,1123 85,1136 85,1149 81,1153 64,1161 47,1174 43,1182 34,1178 22,1170 13,1157 5,1140 0,1127 5,1110 5,1106 13,1093 55,1055 68,1038 89,1026 115,1013 161,992 178,983 191,971 204,954 208,937 212,920 221,890 225,869 237,852 263,839 369,784 411,772 369,763 352,759 309,755 288,729 271,687 254,662 254,636 263,607 263,585 250,552 237,543 225,535 221,500 225,474 229,428 263,386 271,369 271,364 280,343 267,309 263,301 271,271 276,263 288,259 297,237 293,208 309,157 356,123 377,89 381,76 390,64 386,55 386,34 407,34 415,21 420,26 424,30 424,34 428,38 432,38 436,47 441,51 441,55 445,60 449,64 458,64 466,68 475,76 483,85 491,93 513,115 517,132 517,140 525,144 530,153 534,153 547,170 563,178 580,191 589,191 618,220 631,229 631,237 640,259 644,267 699,216 733,233">
          <text:p/>
        </draw:polygon>
        <draw:polygon draw:style-name="gr8" draw:text-style-name="P1" draw:layer="layout" svg:width="2.392cm" svg:height="1.558cm" svg:x="-0.39cm" svg:y="8.263cm" svg:viewBox="0 0 2393 1559" draw:points="1847,522 2071,526 2075,526 2088,530 2135,509 2147,509 2160,496 2190,484 2198,479 2211,479 2219,484 2224,496 2224,509 2228,526 2240,543 2245,551 2240,568 2224,564 2211,568 2207,577 2202,589 2202,598 2207,611 2211,636 2202,666 2207,678 2228,678 2262,674 2283,666 2308,653 2317,674 2317,687 2325,708 2325,721 2296,729 2279,742 2270,746 2262,738 2249,742 2262,763 2266,771 2279,788 2291,793 2300,784 2312,780 2329,776 2342,780 2346,801 2342,810 2338,839 2346,852 2359,907 2367,920 2393,928 2389,953 2393,970 2389,979 2372,992 2372,1025 2367,1042 2359,1064 2359,1089 2351,1102 2338,1102 2329,1106 2321,1119 2308,1127 2270,1152 2266,1148 2262,1144 2257,1140 2257,1135 2253,1135 2245,1127 2240,1127 2228,1135 2219,1135 2215,1140 2202,1144 2198,1148 2190,1148 2185,1152 2181,1152 2169,1144 2160,1144 2156,1140 2143,1140 2135,1127 2126,1127 2122,1135 2118,1144 2105,1148 2088,1148 2084,1152 2067,1161 2058,1169 2050,1174 2046,1178 2029,1178 2020,1182 2012,1191 2003,1191 1999,1195 1982,1195 1965,1199 1948,1207 1927,1207 1915,1212 1893,1212 1885,1220 1881,1220 1859,1237 1847,1241 1838,1246 1834,1258 1826,1267 1809,1267 1804,1271 1800,1267 1792,1275 1779,1275 1762,1292 1758,1292 1749,1296 1728,1309 1707,1326 1690,1326 1677,1330 1652,1330 1644,1339 1627,1347 1618,1351 1614,1347 1593,1356 1541,1356 1533,1360 1524,1360 1511,1364 1499,1373 1486,1373 1444,1389 1401,1389 1372,1402 1359,1415 1346,1423 1334,1428 1321,1432 1312,1436 1283,1436 1270,1449 1257,1461 1245,1470 1240,1478 1236,1483 1223,1500 1198,1525 1168,1538 1152,1546 1113,1559 1101,1538 1067,1495 1063,1487 1029,1453 1025,1440 1016,1432 1008,1411 978,1373 953,1351 940,1347 936,1339 686,1267 644,1275 618,1275 584,1279 572,1279 550,1275 538,1275 517,1271 491,1262 478,1254 470,1246 445,1246 432,1241 419,1237 406,1229 381,1216 368,1212 364,1207 351,1203 339,1191 343,1186 322,1161 309,1140 309,1127 301,1114 301,1093 288,1072 275,1051 275,1017 271,992 275,970 271,962 258,945 250,928 246,920 246,894 241,886 216,873 207,865 199,856 195,843 191,818 182,805 169,797 157,793 140,793 110,776 102,759 106,750 106,742 102,733 102,721 93,712 80,704 68,704 55,695 34,691 30,683 17,678 4,653 0,640 4,632 4,594 13,585 13,564 4,547 9,534 9,526 21,505 25,496 21,484 30,479 30,467 34,458 34,429 38,420 38,407 47,399 47,373 38,361 38,348 51,344 42,331 42,318 55,314 64,306 68,292 72,284 72,275 68,267 72,254 68,245 72,233 85,212 106,199 123,182 131,182 136,169 131,157 157,148 161,140 161,118 165,110 169,80 182,80 203,68 207,55 220,47 224,42 229,25 233,4 246,0 258,8 254,25 258,38 263,42 263,59 271,68 301,72 313,76 326,85 330,93 334,106 347,106 373,123 381,135 390,144 398,152 406,157 415,169 428,178 436,190 449,199 491,220 508,229 525,241 533,258 546,271 559,284 567,296 576,314 588,331 618,357 665,386 673,399 732,399 944,407 974,424 986,424 1003,433 1008,437 1084,450 1139,462 1139,475 1126,517 1122,526 1321,526 1694,522">
          <text:p/>
        </draw:polygon>
        <draw:polygon draw:style-name="gr8" draw:text-style-name="P1" draw:layer="layout" svg:width="2.222cm" svg:height="2.184cm" svg:x="5.698cm" svg:y="17.318cm" svg:viewBox="0 0 2223 2185" draw:points="1083,644 1083,639 1096,639 1121,644 1130,639 1164,618 1172,601 1181,576 1198,529 1210,517 1236,495 1231,487 1231,483 1223,478 1219,474 1198,440 1240,373 1485,0 1498,0 1511,4 1515,9 1511,21 1507,34 1511,42 1502,47 1498,42 1485,47 1485,59 1477,80 1481,93 1536,80 1549,72 1562,68 1570,59 1583,55 1591,89 1591,102 1600,114 1612,110 1634,89 1646,85 1663,89 1680,89 1701,80 1706,97 1718,106 1714,114 1706,119 1701,119 1706,127 1697,136 1693,140 1684,144 1676,140 1655,157 1659,169 1672,178 1689,174 1706,174 1744,203 1748,220 1748,233 1735,258 1744,279 1756,288 1769,305 1778,318 1786,330 1786,377 1799,390 1803,423 1816,445 1833,478 1845,500 1871,521 1892,533 1909,538 1934,555 1943,576 1985,618 1993,631 2049,648 2057,665 2070,699 2065,724 2053,754 2044,779 2036,851 2044,872 2143,881 2155,978 2117,1037 2105,1058 2092,1080 2147,1118 2105,1147 2092,1156 2074,1156 2036,1164 2010,1173 1964,1194 1943,1207 1900,1258 1892,1267 1879,1284 1875,1296 1879,1322 1922,1330 1934,1335 1943,1335 1955,1339 1985,1360 2002,1368 2057,1407 2070,1423 2109,1436 2134,1495 2138,1512 2138,1572 2160,1584 2155,1593 2168,1601 2210,1614 2219,1627 2223,1639 2223,1652 2210,1648 2198,1652 2202,1686 2189,1690 2168,1669 2160,1690 2168,1699 2172,1707 2164,1720 2164,1724 2181,1737 2185,1745 2177,1758 2155,1754 2138,1762 2126,1762 2105,1754 2092,1758 2074,1771 2027,1779 2023,1779 2019,1792 2023,1800 2032,1809 2065,1809 2070,1821 2065,1834 2070,1851 2070,1868 2065,1872 2057,1876 2027,1881 2010,1889 1977,1893 1934,1885 1909,1881 1909,1872 1900,1872 1862,1906 1845,1915 1816,1953 1811,1965 1828,1965 1841,1974 1828,1995 1837,2058 1841,2080 1828,2092 1820,2097 1803,2109 1799,2122 1778,2122 1773,2135 1765,2152 1752,2156 1735,2147 1718,2147 1710,2152 1706,2156 1701,2173 1680,2173 1672,2156 1668,2147 1663,2139 1655,2135 1638,2147 1629,2147 1625,2164 1625,2185 1600,2173 1579,2169 1562,2169 1541,2173 1507,2147 1481,2135 1477,2113 1502,2101 1515,2109 1545,2092 1536,2071 1549,2016 1553,1978 1553,1957 1541,1953 1511,1974 1485,1982 1456,1970 1435,1953 1426,1961 1409,1965 1375,1999 1346,2012 1312,2029 1282,2054 1261,2054 1227,2050 1223,2084 1193,2105 1168,2113 1138,2088 1126,2063 1126,2008 1104,2012 1071,2025 1041,2033 1003,2029 969,2020 948,2033 914,2054 893,2037 897,2008 893,1982 884,1970 859,1965 812,1974 779,1961 779,1936 787,1898 766,1859 723,1838 702,1868 685,1902 647,1936 605,1915 575,1881 546,1847 503,1796 465,1771 414,1711 368,1673 330,1610 262,1580 232,1538 228,1504 211,1474 182,1466 165,1495 114,1542 80,1550 50,1538 21,1512 4,1483 0,1453 0,1423 8,1385 21,1347 17,1309 50,1305 59,1296 80,1305 80,1322 84,1330 80,1373 105,1385 118,1402 131,1415 144,1411 160,1394 177,1390 194,1390 215,1347 224,1356 254,1356 266,1351 300,1326 304,1309 317,1309 317,1296 326,1292 351,1301 372,1280 389,1267 410,1288 406,1309 419,1313 436,1347 453,1351 469,1347 486,1347 516,1356 529,1351 541,1360 571,1351 601,1326 609,1313 618,1305 605,1288 609,1275 584,1250 596,1240 622,1245 639,1215 656,1232 677,1240 681,1228 707,1219 719,1219 757,1223 762,1211 774,1202 770,1194 757,1181 745,1181 719,1164 711,1152 711,1143 719,1135 732,1135 745,1139 762,1143 770,1143 783,1135 783,1105 787,1101 795,1092 795,1084 787,1067 783,1054 791,1046 804,1050 817,1067 829,1067 838,1058 846,1050 859,1025 859,1012 863,1003 855,995 855,974 850,961 829,957 821,948 829,940 842,944 846,931 850,923 855,910 880,910 893,893 897,885 906,864 918,851 918,847 922,838 906,792 910,771 922,766 944,749 952,745 965,737 977,732 986,724 982,715 990,707 994,699 999,686 1007,665 1020,656 1033,652 1058,660 1071,656">
          <text:p/>
        </draw:polygon>
        <draw:polygon draw:style-name="gr8" draw:text-style-name="P1" draw:layer="layout" svg:width="3.814cm" svg:height="2.417cm" svg:x="14.126cm" svg:y="17.098cm" svg:viewBox="0 0 3815 2418" draw:points="2616,842 2621,830 2625,825 2629,817 2642,817 2650,813 2650,804 2659,800 2667,787 2667,783 2659,775 2642,753 2638,749 2642,749 2650,753 2659,753 2671,745 2680,741 2684,737 2688,732 2693,728 2697,720 2701,711 2697,707 2697,703 2688,690 2688,686 2697,681 2705,686 2709,694 2722,694 2722,686 2739,677 2739,665 2735,656 2731,643 2735,639 2739,639 2752,635 2756,643 2773,631 2777,626 2773,610 2773,601 2777,593 2781,588 2786,593 2790,601 2794,601 2798,593 2790,576 2790,571 2798,567 2811,567 2820,563 2820,550 2811,550 2794,546 2790,538 2790,533 2773,529 2773,525 2777,512 2777,508 2765,499 2765,487 2769,478 2781,470 2786,470 2790,474 2790,478 2786,483 2790,487 2794,491 2798,491 2803,474 2803,470 2794,466 2790,461 2790,453 2794,444 2803,440 2807,436 2807,432 2794,427 2790,423 2781,419 2781,415 2777,415 2773,411 2769,398 2765,394 2765,381 2760,381 2756,372 2765,360 2760,347 2765,347 2773,356 2781,356 2794,360 2798,360 2803,356 2803,347 2815,334 2820,330 2828,334 2836,334 2841,330 2836,326 2836,317 2832,313 2815,313 2811,309 2807,305 2794,305 2798,296 2807,292 2815,288 2824,279 2828,271 2828,267 2815,267 2811,262 2807,254 2811,245 2811,241 2824,241 2836,233 2845,224 2849,216 2858,212 2862,207 2862,195 2870,190 2879,186 2879,178 2887,157 2883,152 2883,144 2879,131 2883,123 2883,114 2887,106 2892,102 2913,102 2917,97 2921,93 2925,80 2934,80 2934,68 2938,63 2942,63 2938,46 2942,38 2938,30 2942,17 2934,0 2985,8 3010,21 3041,25 3083,25 3087,30 3091,38 3066,55 3049,85 3045,97 3045,110 3049,114 3075,127 3104,140 3108,144 3121,161 3130,165 3147,169 3176,165 3185,178 3176,186 3151,199 3138,216 3134,233 3142,258 3138,271 3125,292 3117,296 3104,300 3096,296 3091,279 3091,254 3083,250 3058,258 3045,279 3014,300 3002,313 2997,326 2997,347 3010,356 3027,347 3045,343 3070,339 3083,343 3083,356 3053,381 3045,398 3045,406 3053,415 3066,423 3075,423 3083,415 3096,411 3108,415 3147,427 3159,423 3155,398 3134,351 3147,343 3172,339 3202,339 3210,330 3206,305 3218,300 3231,300 3252,305 3269,322 3282,334 3286,343 3274,351 3269,364 3278,372 3282,381 3278,398 3244,432 3244,440 3278,444 3290,453 3295,487 3299,499 3312,516 3329,533 3337,533 3354,525 3375,508 3396,483 3405,470 3417,466 3430,478 3434,495 3443,504 3460,521 3472,525 3481,516 3498,491 3506,483 3515,487 3515,504 3511,525 3502,529 3494,533 3481,550 3489,554 3523,563 3532,571 3519,584 3485,605 3468,618 3506,626 3519,631 3528,639 3532,648 3506,677 3502,690 3502,703 3489,728 3485,745 3489,758 3494,770 3502,783 3519,800 3528,813 3536,821 3544,825 3557,825 3566,821 3578,821 3591,830 3621,842 3646,838 3655,842 3667,847 3680,855 3688,864 3697,868 3726,872 3748,880 3752,889 3748,902 3739,906 3743,914 3782,914 3790,919 3798,927 3798,931 3803,935 3803,940 3794,940 3782,935 3773,935 3769,940 3756,940 3748,944 3739,952 3739,957 3748,965 3756,969 3765,974 3756,982 3756,1029 3752,1047 3752,1055 3765,1063 3756,1080 3760,1089 3765,1097 3760,1114 3769,1131 3760,1131 3748,1123 3739,1123 3735,1127 3731,1131 3735,1140 3726,1148 3731,1157 3735,1161 3748,1161 3748,1165 3752,1169 3777,1169 3807,1161 3811,1165 3815,1165 3811,1169 3798,1174 3798,1182 3803,1186 3798,1195 3798,1220 3794,1220 3782,1207 3773,1212 3773,1216 3782,1229 3782,1237 3777,1237 3765,1224 3760,1224 3748,1233 3748,1241 3752,1246 3748,1258 3752,1262 3752,1267 3743,1271 3739,1275 3743,1279 3743,1284 3735,1288 3726,1284 3705,1271 3697,1267 3684,1275 3684,1292 3676,1301 3676,1309 3671,1313 3663,1322 3646,1343 3646,1347 3650,1351 3655,1343 3663,1343 3659,1356 3646,1373 3633,1381 3629,1385 3629,1389 3633,1394 3650,1394 3655,1402 3655,1406 3650,1411 3650,1415 3642,1411 3638,1411 3633,1415 3629,1419 3633,1423 3633,1432 3629,1436 3625,1444 3621,1457 3616,1466 3612,1474 3616,1478 3616,1491 3608,1495 3599,1495 3591,1500 3583,1495 3587,1483 3578,1478 3570,1487 3566,1491 3561,1512 3557,1516 3544,1521 3540,1529 3528,1533 3532,1550 3523,1546 3519,1550 3502,1550 3489,1542 3481,1542 3468,1538 3464,1538 3456,1555 3447,1555 3443,1546 3413,1521 3396,1521 3388,1525 3379,1529 3375,1529 3367,1525 3367,1529 3362,1538 3362,1542 3358,1550 3350,1555 3350,1559 3345,1567 3345,1593 3333,1605 3324,1614 3324,1643 3312,1665 3307,1665 3299,1669 3295,1673 3295,1682 3303,1698 3312,1703 3329,1707 3329,1715 3324,1728 3329,1741 3320,1745 3307,1749 3299,1758 3299,1775 3303,1792 3312,1804 3312,1813 3303,1821 3303,1838 3295,1847 3295,1864 3312,1876 3320,1885 3324,1889 3324,1897 3320,1902 3312,1910 3303,1897 3295,1897 3295,1906 3307,1936 3312,1940 3312,1957 3316,1969 3324,1982 3324,1991 3320,2003 3320,2012 3333,2029 3333,2037 3329,2058 3333,2063 3345,2071 3345,2096 3350,2105 3345,2118 3341,2126 3341,2130 3350,2139 3358,2147 3362,2177 3375,2215 3379,2232 3371,2266 3371,2287 3375,2295 3379,2304 3384,2312 3409,2329 3409,2338 3426,2355 3439,2376 3439,2393 3430,2405 3422,2418 3307,2418 3290,2414 3274,2401 3248,2401 3223,2397 3214,2393 3202,2376 3185,2359 3151,2350 3134,2350 3117,2363 3100,2367 3087,2367 3070,2355 3049,2342 3035,2338 3027,2338 3014,2346 3006,2346 3002,2342 2993,2342 2989,2338 2989,2325 2993,2321 2993,2312 2989,2304 2968,2295 2942,2262 2934,2253 2925,2253 2908,2249 2900,2253 2883,2262 2870,2270 2853,2270 2849,2266 2841,2262 2828,2262 2820,2278 2815,2287 2807,2291 2798,2295 2790,2295 2781,2287 2777,2274 2777,2257 2773,2253 2760,2249 2756,2245 2756,2240 2752,2236 2743,2236 2735,2240 2731,2245 2718,2245 2688,2232 2663,2232 2654,2236 2638,2245 2633,2253 2633,2257 2629,2270 2621,2274 2616,2278 2608,2274 2604,2262 2595,2257 2582,2253 2561,2240 2540,2228 2523,2219 2511,2223 2506,2223 2506,2232 2502,2240 2498,2245 2489,2249 2477,2257 2472,2274 2472,2308 2468,2312 2464,2312 2455,2291 2451,2287 2422,2278 2417,2274 2413,2262 2400,2249 2392,2253 2384,2257 2371,2253 2358,2245 2316,2245 2299,2257 2290,2253 2286,2253 2278,2245 2282,2232 2269,2219 2261,2211 2257,2215 2257,2236 2252,2240 2248,2245 2244,2245 2240,2240 2235,2240 2231,2249 2244,2257 2248,2266 2244,2270 2235,2266 2227,2266 2214,2270 2210,2270 2197,2266 2193,2257 2197,2249 2210,2240 2214,2232 2210,2228 2197,2215 2189,2206 2172,2194 2163,2185 2142,2185 2142,2198 2134,2206 2134,2215 2125,2219 2117,2223 2113,2219 2108,2215 2104,2219 2100,2223 2100,2236 2087,2266 2083,2266 2074,2262 2070,2257 2066,2253 2053,2257 2049,2253 2041,2253 2032,2249 2036,2236 2036,2232 2032,2228 2024,2219 2024,2211 2036,2206 2041,2202 2041,2198 2028,2194 2011,2194 2003,2198 1994,2198 1990,2181 1986,2173 1964,2160 1956,2160 1947,2164 1939,2164 1935,2160 1935,2147 1931,2139 1926,2130 1914,2126 1905,2118 1897,2118 1888,2126 1884,2130 1880,2139 1876,2139 1867,2135 1867,2130 1863,2126 1859,2126 1850,2130 1850,2135 1846,2139 1850,2147 1854,2151 1859,2156 1867,2156 1884,2168 1884,2173 1871,2173 1854,2177 1837,2181 1825,2173 1816,2164 1795,2135 1782,2126 1749,2126 1749,2122 1753,2113 1749,2105 1744,2105 1732,2113 1723,2113 1719,2109 1719,2105 1723,2092 1719,2088 1710,2084 1710,2071 1698,2063 1693,2058 1689,2063 1689,2075 1681,2084 1672,2084 1660,2071 1622,2016 1609,2008 1579,1995 1558,1978 1554,1969 1550,1957 1533,1940 1528,1931 1528,1919 1533,1897 1533,1889 1528,1881 1516,1881 1511,1885 1516,1889 1524,1897 1520,1906 1511,1906 1507,1910 1503,1923 1482,1923 1478,1927 1473,1927 1473,1936 1478,1944 1473,1952 1473,1957 1469,1957 1465,1952 1461,1948 1456,1940 1456,1931 1452,1927 1439,1919 1431,1919 1423,1923 1414,1923 1414,1914 1410,1910 1414,1906 1414,1893 1410,1889 1397,1885 1384,1872 1384,1859 1372,1859 1368,1885 1368,1910 1363,1914 1359,1910 1351,1906 1321,1906 1312,1910 1304,1914 1287,1902 1283,1897 1266,1881 1257,1881 1249,1889 1245,1906 1241,1931 1236,1940 1219,1936 1215,1931 1215,1919 1211,1914 1207,1910 1198,1906 1190,1897 1181,1893 1181,1881 1164,1881 1160,1889 1152,1902 1139,1910 1135,1919 1130,1919 1126,1927 1118,1931 1114,1927 1105,1914 1101,1910 1097,1914 1101,1923 1105,1940 1105,1952 1101,1961 1092,1961 1088,1957 1084,1948 1080,1948 1075,1952 1075,1969 1063,1969 1054,1974 1054,1978 1058,1982 1067,1986 1075,1986 1092,1991 1101,1999 1097,2012 1080,2016 1067,2024 1058,2024 1050,2020 1046,2016 1042,2012 1033,2008 1025,1999 1025,1986 1016,1978 999,1969 995,1961 995,1957 999,1948 991,1948 991,1957 987,1957 982,1952 982,1940 974,1931 961,1919 948,1914 940,1919 919,1919 915,1923 915,1931 919,1948 915,1952 910,1952 902,1936 893,1914 885,1906 881,1910 885,1923 885,1931 881,1936 876,1944 872,1957 872,1969 868,1978 860,1982 847,1991 838,1995 813,1999 800,1999 779,1986 771,1982 766,1978 762,1982 766,1991 766,1995 762,2003 754,2008 749,2008 741,2003 733,1995 724,1991 716,1991 694,1995 686,1995 677,1991 656,1982 631,1969 622,1961 618,1948 610,1944 606,1944 597,1957 589,1957 589,1965 593,1974 593,1978 589,1986 580,1991 572,1982 567,1978 555,1978 550,1982 542,1995 534,1995 521,1999 500,1991 483,1978 479,1969 479,1961 483,1931 474,1931 457,1940 453,1940 445,1936 436,1927 428,1927 423,1957 423,1961 419,1965 411,1969 407,1969 402,1965 394,1957 390,1957 373,1952 385,1936 385,1927 381,1923 364,1914 356,1910 347,1902 339,1885 339,1868 330,1855 326,1838 318,1830 309,1821 284,1813 275,1813 267,1809 258,1804 254,1796 233,1762 237,1732 229,1715 225,1677 212,1669 203,1665 169,1665 161,1669 140,1682 131,1682 119,1677 106,1665 93,1631 102,1610 93,1576 93,1546 89,1533 55,1525 47,1521 0,1525 13,1504 21,1491 30,1470 34,1461 55,1457 68,1449 64,1440 30,1428 21,1423 21,1406 26,1389 34,1377 47,1406 59,1419 76,1423 93,1411 93,1385 85,1373 51,1339 51,1326 81,1334 102,1364 114,1381 123,1364 131,1322 144,1322 195,1330 225,1326 254,1334 267,1334 284,1330 288,1309 309,1288 318,1284 360,1258 364,1250 377,1233 385,1229 423,1229 440,1233 449,1237 470,1241 483,1246 495,1246 504,1241 508,1229 504,1212 495,1190 500,1186 504,1178 521,1165 534,1178 538,1186 546,1195 576,1199 622,1203 639,1212 652,1224 665,1229 669,1220 682,1207 686,1195 690,1186 707,1190 711,1199 728,1203 741,1199 749,1182 758,1169 771,1199 804,1207 821,1207 834,1195 838,1186 843,1161 847,1148 860,1161 868,1190 872,1207 868,1220 868,1229 872,1241 885,1237 889,1233 898,1212 902,1203 902,1190 910,1182 931,1169 961,1195 974,1203 991,1212 1008,1199 1016,1203 1025,1207 1037,1207 1050,1190 1054,1178 1046,1174 1050,1157 1058,1152 1080,1148 1101,1131 1118,1140 1135,1144 1139,1127 1126,1114 1114,1102 1101,1089 1109,1072 1109,1055 1126,1034 1135,1024 1147,1003 1160,1016 1181,1012 1198,1020 1215,1020 1228,1007 1232,995 1241,986 1257,978 1262,969 1283,974 1304,978 1325,969 1342,965 1368,961 1397,948 1418,935 1431,931 1431,914 1448,885 1448,834 1444,817 1448,800 1465,796 1490,779 1499,770 1511,737 1516,724 1545,690 1550,677 1541,639 1520,597 2019,847 2019,859 2024,864 2028,868 2041,868 2062,864 2066,864 2074,876 2083,885 2100,889 2134,889 2142,893 2168,902 2176,910 2185,914 2193,923 2214,923 2227,927 2240,927 2248,931 2252,931 2261,935 2278,935 2282,931 2286,931 2299,935 2312,931 2324,931 2324,923 2328,923 2333,919 2337,919 2341,914 2345,923 2350,923 2358,919 2358,923 2367,923 2371,927 2371,931 2375,931 2379,927 2388,931 2400,919 2400,914 2409,889 2409,876 2413,868 2417,864 2430,864 2443,868 2447,872 2447,897 2455,906 2455,914 2460,919 2464,919 2477,914 2485,906 2485,893 2489,893 2502,897 2502,910 2506,914 2511,919 2519,914 2527,910 2532,910 2540,906 2544,906 2557,893 2557,885 2553,880 2557,876 2561,876 2566,868 2582,868 2591,864 2595,868 2604,864 2599,864 2595,855 2604,851 2604,842">
          <text:p/>
        </draw:polygon>
        <draw:polygon draw:style-name="gr8" draw:text-style-name="P1" draw:layer="layout" svg:width="1.875cm" svg:height="1.058cm" svg:x="-0.576cm" svg:y="13.906cm" svg:viewBox="0 0 1876 1059" draw:points="897,21 897,13 906,0 927,8 940,0 948,8 957,8 969,4 973,13 969,21 973,34 990,55 999,63 1012,55 1020,47 1033,42 1024,25 1079,25 1088,21 1100,17 1109,21 1122,34 1130,38 1147,34 1172,42 1202,38 1215,30 1223,25 1236,21 1282,21 1316,34 1329,34 1354,42 1380,42 1388,38 1405,34 1418,38 1443,47 1473,59 1511,59 1868,76 1876,76 1868,85 1868,93 1863,97 1863,106 1859,106 1859,110 1855,110 1859,119 1855,119 1855,123 1851,123 1842,135 1825,152 1813,161 1804,157 1791,157 1783,161 1762,178 1762,199 1753,212 1753,237 1758,250 1749,275 1741,284 1732,288 1720,288 1715,292 1715,301 1711,309 1703,313 1694,326 1694,334 1673,356 1664,360 1639,360 1631,351 1609,334 1601,326 1588,322 1580,313 1576,305 1563,301 1550,301 1554,288 1542,279 1537,271 1525,267 1516,267 1498,271 1481,279 1477,288 1473,301 1465,322 1456,326 1443,326 1439,339 1431,360 1426,368 1418,390 1409,403 1397,412 1393,424 1388,433 1380,458 1371,467 1367,488 1371,501 1371,509 1359,517 1333,530 1312,534 1299,543 1266,539 1244,547 1232,547 1219,539 1211,539 1202,551 1189,556 1185,547 1155,530 1134,539 1134,547 1122,551 1126,560 1109,560 1100,556 1096,564 1084,564 1075,568 1062,568 1050,572 1041,577 1028,572 1016,577 1007,568 999,572 990,585 995,594 995,606 986,615 982,628 973,632 969,644 957,649 948,691 952,704 952,716 940,721 935,729 927,733 918,742 901,746 897,755 885,750 876,763 851,771 817,771 804,776 796,784 783,788 762,784 741,776 728,771 724,767 715,763 703,759 660,784 647,784 635,788 622,805 618,826 605,831 592,835 576,856 567,860 559,869 563,882 584,894 584,915 576,924 576,932 563,937 537,932 525,932 512,937 499,941 499,966 482,983 478,996 465,992 457,983 440,983 432,987 415,979 402,1000 402,1013 419,1021 449,1030 440,1038 427,1034 419,1038 402,1042 393,1047 385,1055 364,1055 338,1059 322,1047 309,1025 296,1013 266,1000 237,996 199,1004 178,1009 156,1017 135,1013 123,1009 106,996 97,983 89,945 80,907 80,869 89,805 93,788 106,755 114,725 110,687 97,661 89,653 59,632 38,615 29,606 21,602 12,589 0,564 21,568 29,564 34,556 51,526 63,522 76,522 80,539 89,551 97,547 110,530 123,539 135,539 144,530 156,501 165,492 173,501 186,492 182,484 178,471 169,462 173,437 182,429 207,437 224,458 250,458 245,471 241,479 258,484 271,479 288,467 279,462 271,450 271,437 279,429 288,424 296,416 292,403 292,390 300,382 309,386 317,395 334,395 343,377 351,403 364,399 377,399 385,395 389,386 389,373 377,368 385,360 423,373 432,368 440,360 440,347 436,330 444,326 465,339 474,334 491,326 504,317 508,309 504,292 504,284 525,284 533,275 554,271 567,275 571,288 580,284 576,271 584,258 601,241 592,224 597,220 601,216 609,207 618,220 626,224 631,212 626,203 622,190 631,186 643,174 635,161 652,152 664,152 673,161 686,161 711,157 715,140 711,131 707,119 719,119 736,106 749,97 762,102 770,97 779,89 787,93 800,97 813,80 821,72 834,72 834,51 842,38 842,30 851,17 859,30 885,30">
          <text:p/>
        </draw:polygon>
        <draw:polygon draw:style-name="gr8" draw:text-style-name="P1" draw:layer="layout" svg:width="3.052cm" svg:height="2.337cm" svg:x="-1.859cm" svg:y="15.036cm" svg:viewBox="0 0 3053 2338" draw:points="1491,382 1479,378 1474,378 1470,365 1466,357 1462,340 1466,331 1474,323 1483,310 1504,298 1504,264 1512,260 1512,247 1529,243 1542,247 1542,255 1576,255 1584,247 1601,243 1614,230 1618,196 1631,188 1648,188 1648,200 1661,200 1669,192 1669,179 1686,179 1699,171 1694,162 1686,154 1677,136 1669,144 1656,144 1652,127 1656,102 1656,76 1686,72 1707,72 1733,60 1737,60 1745,51 1758,43 1762,38 1783,30 1796,21 1843,5 1860,0 1881,5 1906,13 1923,17 1944,38 1953,47 1970,72 1978,89 2037,154 2058,166 2084,183 2118,192 2130,192 2143,196 2173,192 2190,188 2215,179 2241,162 2257,136 2270,110 2279,98 2296,93 2321,89 2325,93 2334,93 2363,102 2372,106 2380,110 2393,119 2406,123 2452,132 2507,127 2554,127 2566,123 2579,123 2600,127 2609,132 2626,144 2630,158 2634,171 2634,183 2622,213 2617,234 2617,251 2630,302 2630,336 2626,344 2613,365 2609,382 2613,399 2617,408 2634,429 2706,471 2744,497 2787,514 2799,518 2820,518 2854,514 2871,514 2897,501 2909,492 2922,480 2931,467 2939,458 2952,433 2973,382 2981,370 2986,370 3011,353 3019,370 3032,378 3036,387 3041,399 3045,412 3045,425 3041,463 3028,480 3024,488 3015,505 3003,522 2990,535 2986,552 2986,590 2994,607 2998,619 3019,641 3053,653 3049,670 3028,704 3019,712 2981,717 2977,729 3003,751 3007,759 2998,768 2977,780 2956,797 2952,810 2956,818 2956,835 2969,861 2969,878 2964,886 2964,911 2935,903 2926,895 2922,886 2918,861 2909,852 2892,835 2892,827 2888,814 2880,818 2842,844 2825,861 2791,886 2787,899 2782,928 2787,941 2787,958 2778,966 2774,975 2749,1005 2753,1017 2774,1022 2778,1030 2774,1047 2749,1077 2740,1081 2719,1093 2710,1098 2698,1102 2698,1093 2693,1064 2677,1043 2672,1030 2668,1022 2655,1013 2643,1013 2634,1022 2630,1047 2630,1060 2634,1077 2630,1089 2617,1089 2609,1077 2592,1072 2588,1077 2583,1081 2579,1106 2575,1123 2566,1132 2554,1140 2545,1144 2537,1153 2524,1161 2516,1157 2495,1144 2473,1132 2465,1102 2456,1106 2452,1115 2456,1144 2456,1157 2452,1170 2456,1182 2461,1195 2486,1216 2495,1220 2503,1233 2499,1233 2495,1242 2486,1242 2465,1233 2448,1229 2444,1237 2456,1254 2461,1267 2461,1280 2469,1305 2461,1314 2448,1335 2439,1343 2431,1352 2423,1369 2418,1381 2410,1386 2397,1386 2376,1381 2355,1369 2342,1364 2321,1377 2321,1390 2329,1394 2329,1407 2321,1411 2308,1428 2300,1453 2300,1474 2308,1474 2317,1466 2325,1462 2334,1462 2359,1487 2359,1513 2342,1542 2338,1555 2342,1563 2351,1572 2359,1580 2346,1589 2325,1580 2312,1580 2274,1589 2262,1610 2253,1623 2245,1627 2211,1627 2181,1635 2173,1648 2169,1661 2169,1673 2181,1682 2194,1682 2228,1695 2249,1703 2257,1707 2270,1707 2279,1716 2270,1728 2274,1737 2300,1758 2300,1767 2296,1779 2283,1788 2274,1792 2266,1792 2224,1775 2190,1767 2160,1767 2147,1771 2139,1779 2126,1796 2114,1826 2101,1839 2088,1834 2080,1826 2071,1813 2063,1792 2063,1779 2058,1762 2050,1758 2037,1758 2029,1771 2029,1784 2033,1792 2037,1805 2037,1817 2029,1826 1978,1847 1965,1847 1957,1839 1953,1826 1944,1813 1940,1805 1927,1800 1902,1800 1898,1813 1902,1826 1906,1834 1910,1847 1936,1855 1936,1872 1923,1881 1915,1885 1902,1885 1898,1877 1881,1872 1889,1889 1906,1911 1915,1923 1919,1944 1915,1957 1893,1978 1885,1970 1881,1953 1868,1949 1843,1970 1821,1982 1804,2004 1783,2016 1762,2033 1749,2038 1741,2042 1728,2038 1707,2021 1694,2021 1694,2033 1699,2046 1690,2059 1669,2076 1661,2080 1635,2071 1622,2076 1622,2088 1639,2109 1661,2118 1677,2135 1694,2160 1711,2173 1733,2181 1754,2186 1758,2198 1737,2215 1720,2236 1707,2245 1694,2245 1665,2241 1644,2241 1661,2262 1665,2283 1669,2296 1644,2296 1635,2308 1639,2321 1652,2338 1203,2101 852,1915 852,1919 848,1927 848,1932 835,1936 835,1940 831,1944 793,1944 780,1936 776,1936 772,1932 763,1932 759,1936 742,1927 738,1923 733,1919 717,1919 712,1923 712,1927 708,1932 704,1936 700,1936 691,1927 683,1927 670,1936 666,1940 661,1944 657,1944 653,1940 636,1936 611,1936 606,1940 606,1944 594,1944 590,1949 577,1957 573,1961 560,1961 560,1957 539,1957 543,1961 539,1966 526,1966 522,1974 522,1978 513,1991 509,1991 496,1995 471,1995 441,1966 140,1707 0,1585 34,1559 165,1458 258,1377 340,1314 357,1297 386,1276 416,1254 467,1212 606,1102 683,1038 890,869 1131,670">
          <text:p/>
        </draw:polygon>
        <draw:polygon draw:style-name="gr8" draw:text-style-name="P1" draw:layer="layout" svg:width="3.492cm" svg:height="2.844cm" svg:x="7.167cm" svg:y="17.001cm" svg:viewBox="0 0 3493 2845" draw:points="1639,2278 1635,2278 1622,2257 1605,2248 1584,2248 1575,2253 1557,2257 1540,2265 1567,2278 1618,2295 1626,2303 1622,2316 1609,2325 1580,2312 1557,2312 1536,2337 1524,2346 1519,2363 1536,2375 1545,2363 1571,2359 1592,2371 1613,2384 1622,2397 1613,2405 1588,2405 1567,2422 1524,2452 1511,2469 1490,2456 1481,2435 1439,2435 1439,2460 1430,2490 1426,2511 1435,2524 1456,2532 1473,2545 1485,2579 1481,2591 1460,2591 1439,2583 1426,2566 1413,2587 1409,2621 1392,2621 1380,2604 1358,2579 1354,2557 1329,2566 1329,2583 1320,2596 1286,2596 1274,2587 1261,2553 1253,2519 1231,2515 1227,2528 1231,2545 1223,2566 1202,2600 1185,2596 1172,2591 1134,2596 1117,2608 1088,2613 1092,2596 1088,2579 1075,2570 1049,2583 1049,2600 1041,2617 1032,2596 1032,2541 1037,2494 1045,2464 1037,2452 1028,2460 1007,2481 990,2490 952,2515 948,2528 982,2519 986,2545 977,2541 948,2549 948,2562 931,2574 910,2596 880,2613 884,2625 901,2621 905,2634 884,2655 876,2668 884,2676 880,2689 859,2676 821,2638 804,2629 795,2638 804,2651 808,2672 817,2684 812,2701 762,2710 690,2740 656,2748 630,2752 601,2735 588,2714 588,2684 592,2663 567,2642 533,2625 499,2608 469,2600 453,2587 440,2583 431,2604 427,2621 419,2646 423,2672 431,2684 486,2684 512,2710 524,2727 512,2748 465,2778 436,2807 414,2837 393,2845 368,2833 342,2811 326,2803 334,2769 330,2735 296,2710 287,2701 283,2672 287,2651 270,2642 220,2646 182,2659 122,2663 105,2646 122,2566 122,2541 118,2524 88,2502 72,2490 93,2486 110,2486 131,2490 156,2502 156,2481 160,2464 169,2464 186,2452 194,2456 199,2464 203,2473 211,2490 232,2490 237,2473 241,2469 249,2464 266,2464 283,2473 296,2469 304,2452 309,2439 330,2439 334,2426 351,2414 359,2409 372,2397 368,2375 359,2312 372,2291 359,2282 342,2282 347,2270 376,2232 393,2223 431,2189 440,2189 440,2198 465,2202 508,2210 541,2206 558,2198 588,2193 596,2189 601,2185 601,2168 596,2151 601,2138 596,2126 563,2126 554,2117 550,2109 554,2096 558,2096 605,2088 622,2075 635,2071 656,2079 668,2079 685,2071 707,2075 715,2062 711,2054 694,2041 694,2037 702,2024 698,2016 690,2007 698,1986 719,2007 732,2003 728,1969 740,1965 753,1969 753,1956 749,1944 740,1931 698,1918 685,1910 690,1901 668,1889 668,1829 664,1812 639,1753 601,1740 588,1724 533,1685 516,1677 486,1656 474,1652 465,1652 453,1647 410,1639 406,1613 410,1601 423,1584 431,1575 474,1525 495,1512 541,1491 567,1481 605,1473 622,1473 635,1464 677,1435 622,1397 635,1375 647,1354 685,1295 673,1198 575,1189 567,1168 575,1096 584,1071 596,1041 601,1016 588,982 580,965 524,948 516,935 474,893 465,872 440,855 423,850 402,838 376,817 364,795 347,762 334,740 330,707 317,694 317,647 309,635 300,622 287,605 275,596 266,575 279,550 279,537 275,520 237,491 220,491 203,495 190,486 186,474 207,457 215,461 224,457 228,453 237,444 232,436 237,436 245,431 249,423 237,414 232,397 211,406 194,406 177,402 165,406 143,427 131,431 122,419 122,406 114,372 101,376 93,385 80,389 67,397 12,410 8,397 16,376 16,364 29,359 33,364 42,359 38,351 42,338 46,326 42,321 29,317 16,317 33,292 50,300 67,317 84,321 93,309 84,287 72,275 63,270 50,266 12,241 0,224 12,220 29,215 59,215 72,220 80,228 93,232 131,215 135,203 131,194 122,177 118,165 127,139 131,127 148,122 160,122 165,139 186,143 194,152 211,190 228,186 237,194 249,199 258,194 258,177 266,160 266,148 254,135 224,122 207,118 215,93 241,84 262,105 283,127 296,139 309,139 321,135 347,135 351,143 351,148 355,160 351,169 359,177 351,186 351,190 364,199 381,194 385,190 393,169 402,169 397,156 402,156 406,160 410,148 419,143 427,143 431,139 453,173 448,177 448,182 461,182 478,190 482,199 482,207 491,215 491,220 499,211 503,211 508,207 516,207 520,199 529,203 529,182 533,165 546,156 550,148 550,139 558,131 563,127 567,139 567,143 580,156 588,169 596,182 601,186 605,182 618,186 618,173 622,169 622,165 618,169 618,165 622,160 618,152 622,148 630,152 635,139 639,139 651,139 660,135 664,135 668,131 668,127 681,127 690,122 698,127 702,127 719,118 728,114 740,118 745,110 753,110 762,101 766,101 770,97 770,84 783,59 787,55 783,42 783,33 800,21 808,12 817,0 829,4 838,8 846,8 850,12 855,21 863,16 867,16 880,12 884,16 897,25 897,29 901,25 901,21 905,21 910,25 914,29 901,42 889,55 880,59 872,55 872,59 876,72 884,76 880,84 893,88 901,88 914,110 922,114 939,122 956,131 973,131 977,135 982,139 986,139 994,135 1003,135 1007,143 1024,143 1037,148 1045,139 1049,135 1054,135 1049,139 1058,139 1058,135 1066,135 1075,143 1079,143 1075,148 1075,152 1088,143 1092,139 1088,127 1096,127 1100,131 1100,118 1104,118 1109,122 1113,139 1117,143 1130,148 1134,143 1138,143 1147,148 1155,152 1159,152 1168,148 1185,148 1185,152 1181,152 1181,156 1189,165 1189,173 1193,173 1193,169 1198,173 1198,177 1202,177 1206,173 1206,169 1210,169 1210,186 1223,186 1236,199 1257,203 1257,215 1265,220 1278,228 1274,228 1270,232 1270,237 1282,245 1286,245 1295,254 1295,258 1291,258 1291,262 1303,262 1316,270 1325,266 1316,262 1316,258 1320,262 1333,262 1333,266 1337,275 1337,279 1342,279 1350,283 1354,279 1363,279 1367,283 1371,287 1375,296 1388,296 1380,313 1380,317 1392,321 1401,321 1409,326 1418,334 1418,338 1409,334 1409,338 1418,342 1422,342 1426,338 1430,338 1439,342 1452,338 1460,342 1460,351 1456,355 1452,355 1443,351 1443,355 1447,364 1456,376 1460,389 1473,393 1481,402 1498,410 1502,419 1511,423 1511,436 1528,448 1524,453 1528,457 1532,465 1536,465 1549,469 1549,465 1536,461 1536,457 1545,457 1562,440 1584,431 1592,423 1597,423 1597,431 1601,431 1601,414 1613,414 1613,410 1618,406 1626,410 1635,410 1639,402 1647,406 1652,402 1652,406 1656,402 1660,402 1664,397 1677,397 1690,393 1685,397 1685,402 1698,402 1698,393 1694,389 1711,385 1707,372 1745,385 1791,423 1812,431 1825,427 1851,436 1867,444 1901,469 1914,474 1922,478 1922,491 1944,508 1952,516 1956,529 1969,541 1978,550 1990,563 2011,571 2033,580 2033,584 2049,596 2079,613 2092,618 2113,609 2130,588 2160,567 2176,563 2189,563 2210,571 2227,571 2240,563 2253,546 2278,558 2295,571 2303,575 2320,575 2342,567 2363,571 2414,571 2426,580 2456,601 2469,613 2481,630 2507,639 2528,639 2536,664 2562,690 2583,707 2596,698 2613,694 2629,702 2642,723 2659,762 2668,766 2676,774 2676,808 2689,829 2701,838 2706,850 2718,884 2710,897 2697,910 2684,918 2668,931 2655,948 2655,969 2651,986 2659,999 2684,1016 2710,1045 2723,1054 2731,1058 2748,1054 2773,1049 2828,1032 2833,1041 2837,1075 2828,1100 2841,1117 2850,1121 2858,1130 2867,1147 2871,1155 2879,1176 2888,1189 2913,1202 2934,1198 2960,1206 2981,1223 3010,1265 3019,1274 3040,1282 3082,1303 3104,1312 3150,1325 3188,1325 3209,1316 3218,1312 3231,1308 3243,1312 3281,1320 3307,1316 3319,1312 3358,1282 3332,1325 3319,1367 3315,1401 3341,1426 3353,1430 3366,1447 3383,1491 3379,1508 3391,1533 3391,1550 3353,1597 3341,1622 3341,1668 3345,1681 3353,1694 3396,1732 3430,1757 3463,1774 3480,1795 3480,1808 3476,1821 3480,1846 3480,1863 3468,1876 3480,1897 3489,1901 3493,1918 3480,1931 3463,1939 3463,1961 3468,1973 3455,1978 3463,1986 3472,1990 3480,1990 3472,2007 3459,2020 3455,2028 3455,2045 3459,2058 3451,2066 3451,2075 3434,2079 3430,2079 3421,2075 3421,2062 3408,2058 3396,2058 3391,2062 3379,2062 3366,2071 3349,2058 3298,2066 3269,2083 3260,2092 3273,2109 3281,2117 3277,2134 3252,2147 3231,2138 3222,2126 3209,2130 3209,2143 3201,2155 3201,2168 3184,2172 3171,2160 3146,2147 3137,2121 3125,2100 3116,2100 3112,2105 3082,2096 3070,2075 3057,2066 3053,2054 3044,2049 3032,2037 3010,2028 2998,2071 2989,2088 2981,2092 2968,2105 2951,2105 2943,2092 2934,2083 2926,2088 2917,2100 2905,2113 2892,2100 2905,2079 2905,2071 2883,2071 2867,2066 2854,2075 2841,2071 2837,2058 2833,2049 2811,2049 2803,2058 2807,2075 2816,2088 2811,2100 2828,2117 2837,2130 2833,2143 2803,2151 2799,2160 2786,2151 2769,2147 2752,2147 2744,2130 2731,2121 2714,2121 2718,2164 2701,2168 2697,2143 2689,2134 2672,2121 2655,2130 2655,2151 2659,2172 2663,2189 2659,2210 2680,2210 2693,2215 2701,2223 2706,2232 2701,2248 2706,2261 2701,2295 2676,2291 2663,2282 2672,2261 2684,2244 2680,2236 2672,2244 2659,2253 2638,2257 2625,2248 2638,2236 2625,2232 2608,2227 2600,2240 2574,2240 2566,2257 2587,2270 2579,2287 2587,2299 2600,2303 2600,2312 2574,2312 2536,2320 2515,2329 2477,2325 2460,2329 2447,2337 2430,2333 2426,2316 2418,2308 2409,2312 2409,2329 2418,2342 2397,2337 2380,2333 2350,2337 2333,2346 2333,2367 2320,2371 2295,2363 2278,2367 2257,2367 2236,2363 2236,2350 2240,2333 2236,2325 2219,2320 2206,2303 2202,2287 2172,2261 2172,2248 2185,2232 2185,2219 2164,2210 2151,2202 2160,2185 2126,2185 2105,2181 2083,2185 2071,2198 2062,2210 2024,2244 2020,2261 2041,2270 2062,2282 2054,2308 2045,2325 2024,2320 2016,2303 2007,2282 1994,2265 1906,2232 1884,2219 1872,2232 1876,2244 1889,2257 1889,2270 1859,2265 1800,2270 1800,2287 1808,2303 1838,2295 1859,2299 1889,2312 1893,2325 1880,2333 1855,2346 1846,2354 1855,2367 1846,2375 1817,2380 1821,2409 1791,2401 1774,2401 1749,2380 1745,2359 1732,2329 1698,2312 1681,2325 1664,2333 1660,2316 1660,2291">
          <text:p/>
        </draw:polygon>
        <draw:polygon draw:style-name="gr8" draw:text-style-name="P1" draw:layer="layout" svg:width="1.922cm" svg:height="1.892cm" svg:x="0.88cm" svg:y="16.463cm" svg:viewBox="0 0 1923 1893" draw:points="1466,588 1483,580 1504,550 1525,521 1534,508 1546,499 1559,495 1584,495 1597,504 1622,516 1669,559 1677,567 1707,597 1720,618 1720,665 1732,741 1737,749 1745,766 1754,775 1762,779 1804,783 1834,787 1872,787 1881,796 1893,825 1898,847 1898,876 1893,889 1843,927 1809,961 1800,978 1783,1003 1779,1020 1783,1033 1788,1041 1804,1058 1813,1067 1859,1084 1898,1084 1902,1096 1902,1109 1893,1122 1872,1139 1859,1147 1855,1160 1847,1164 1792,1223 1783,1236 1771,1240 1758,1257 1749,1261 1741,1274 1737,1283 1741,1291 1749,1295 1775,1308 1817,1329 1830,1338 1855,1346 1868,1355 1885,1359 1898,1363 1915,1367 1923,1380 1923,1397 1902,1414 1881,1422 1868,1427 1859,1422 1830,1401 1809,1384 1766,1363 1745,1346 1732,1342 1711,1342 1699,1346 1690,1359 1690,1372 1699,1393 1711,1418 1720,1452 1716,1465 1703,1473 1690,1473 1669,1460 1661,1456 1652,1452 1639,1456 1635,1465 1631,1465 1631,1477 1622,1477 1618,1473 1610,1473 1601,1486 1593,1486 1593,1494 1584,1494 1580,1499 1563,1503 1534,1503 1534,1499 1529,1499 1521,1499 1521,1503 1517,1507 1512,1521 1508,1525 1495,1529 1487,1533 1483,1538 1478,1533 1470,1533 1462,1542 1457,1538 1445,1546 1440,1546 1436,1542 1428,1542 1423,1538 1419,1538 1407,1546 1407,1550 1411,1555 1411,1563 1402,1576 1402,1588 1390,1601 1385,1614 1364,1622 1339,1643 1335,1648 1318,1643 1305,1643 1296,1652 1292,1656 1068,1745 1051,1754 691,1893 670,1876 661,1872 657,1868 649,1864 632,1842 628,1830 619,1817 611,1813 602,1804 598,1792 568,1762 530,1741 518,1741 509,1732 505,1720 509,1698 518,1690 526,1686 539,1682 547,1677 556,1652 551,1639 556,1622 551,1610 560,1597 568,1593 581,1601 594,1605 611,1610 619,1605 619,1597 628,1584 640,1576 653,1567 674,1576 687,1576 695,1567 691,1555 700,1546 712,1546 721,1542 729,1512 733,1499 738,1486 738,1473 733,1465 733,1452 742,1448 755,1443 767,1439 776,1435 780,1427 784,1414 801,1397 822,1367 831,1367 831,1355 839,1342 843,1338 869,1333 873,1325 869,1316 873,1300 903,1295 907,1283 907,1274 894,1266 890,1253 899,1245 920,1236 932,1223 937,1211 958,1198 949,1185 941,1177 937,1164 915,1151 911,1143 899,1130 848,1130 835,1122 822,1118 788,1122 784,1134 797,1156 822,1185 831,1198 839,1211 831,1223 818,1232 805,1228 772,1223 759,1219 746,1211 738,1211 729,1219 725,1232 738,1236 746,1236 746,1249 738,1257 725,1253 716,1266 725,1274 733,1287 729,1300 725,1312 712,1308 704,1300 691,1291 683,1300 700,1329 700,1342 687,1346 670,1325 657,1316 636,1300 598,1295 585,1300 589,1312 594,1321 615,1329 619,1342 615,1355 606,1350 594,1346 568,1342 556,1346 547,1342 543,1333 539,1333 522,1342 518,1333 505,1333 505,1338 496,1342 496,1350 509,1363 505,1376 505,1380 488,1380 475,1388 467,1388 467,1401 458,1405 458,1414 471,1418 467,1439 458,1456 454,1460 450,1456 441,1443 429,1427 424,1422 412,1422 407,1418 412,1414 420,1397 424,1388 424,1380 420,1376 416,1372 403,1355 382,1372 365,1384 365,1393 378,1410 378,1414 365,1414 365,1427 357,1435 340,1439 314,1456 314,1465 319,1477 319,1482 314,1486 302,1486 285,1482 255,1482 255,1486 242,1507 247,1512 255,1516 259,1521 255,1529 0,1393 183,1160 424,855 488,775 589,830 598,821 606,796 619,779 632,770 653,758 666,724 670,694 674,677 674,669 670,660 670,643 674,635 678,622 683,614 683,588 687,567 695,554 700,546 712,525 729,512 733,499 738,491 746,478 776,461 805,461 827,427 843,406 860,406 869,398 877,389 882,381 877,360 877,334 865,326 860,313 852,305 848,284 848,258 856,245 856,237 869,237 873,229 890,212 907,207 928,203 937,195 954,207 966,237 987,250 996,258 1021,258 1034,254 1038,250 1047,241 1064,199 1072,157 1076,148 1085,110 1097,85 1106,72 1114,63 1119,55 1148,38 1191,17 1241,4 1288,0 1335,4 1343,8 1373,4 1377,21 1394,38 1398,51 1398,76 1394,93 1390,106 1381,114 1373,123 1364,127 1351,135 1322,144 1296,161 1288,169 1284,182 1275,190 1267,212 1263,229 1263,267 1267,275 1271,288 1292,300 1339,305 1381,309 1470,339 1487,347 1500,368 1504,381 1500,402 1491,427 1483,440 1462,474 1423,525 1415,533 1394,563 1390,576 1394,588 1411,601 1432,614 1445,610">
          <text:p/>
        </draw:polygon>
        <draw:polygon draw:style-name="gr8" draw:text-style-name="P1" draw:layer="layout" svg:width="0.99cm" svg:height="1.905cm" svg:x="16.129cm" svg:y="16.128cm" svg:viewBox="0 0 991 1906" draw:points="352,912 356,903 356,899 352,895 352,886 356,886 377,895 386,895 386,886 394,882 394,878 373,878 360,861 352,857 356,848 352,844 352,840 369,831 382,819 386,814 377,806 373,802 377,797 382,797 386,793 403,797 445,806 445,831 437,835 424,844 424,848 432,844 437,844 432,861 437,861 449,852 458,852 458,848 466,848 470,844 475,844 475,840 479,840 483,831 483,827 479,823 483,823 483,819 475,814 483,810 487,802 504,793 509,789 509,780 513,772 517,763 534,763 534,759 525,755 525,751 538,747 564,747 568,742 568,738 564,734 559,734 555,730 542,725 538,721 542,713 538,704 538,687 547,683 551,679 551,675 547,670 534,670 530,666 525,658 517,653 513,649 517,645 517,636 521,636 525,632 530,624 542,620 547,615 551,598 559,598 559,594 551,594 551,590 555,590 555,586 551,581 547,581 551,577 551,573 538,573 538,565 542,565 530,565 525,556 521,556 513,560 509,560 509,556 513,539 513,535 496,514 500,509 504,505 504,501 509,497 509,493 517,497 521,493 525,488 525,493 530,488 530,471 517,467 517,463 521,459 517,459 513,454 513,446 509,442 513,433 504,429 509,425 517,425 517,408 530,404 530,399 521,391 521,382 525,382 525,374 530,374 530,382 534,382 538,374 538,357 547,357 551,353 564,340 576,336 580,336 576,327 580,327 585,332 589,332 589,327 593,327 597,336 602,336 602,327 606,319 606,311 610,311 610,306 606,294 610,289 610,285 597,277 589,277 589,272 585,272 580,268 589,264 576,247 559,230 559,213 564,217 568,217 568,213 564,209 555,205 551,200 555,196 551,192 547,192 547,188 542,192 538,192 538,188 530,192 525,188 525,184 534,175 517,175 509,188 504,179 500,184 500,192 509,200 509,209 500,213 492,209 479,205 475,200 475,196 487,192 479,188 466,188 462,184 462,171 470,167 483,150 483,145 462,141 449,145 441,154 428,154 420,150 420,137 407,120 403,112 398,86 382,60 356,47 343,30 326,26 322,26 369,5 403,0 415,0 462,5 504,22 534,26 551,39 564,64 580,90 593,90 614,82 636,82 648,86 674,103 678,116 674,124 669,133 678,141 716,158 724,167 746,184 754,192 763,200 779,226 788,234 809,272 818,277 856,332 860,344 860,353 856,366 851,391 839,408 830,412 818,412 801,425 801,429 805,433 809,438 822,442 826,442 847,446 851,450 851,463 830,505 818,518 809,552 796,573 784,590 779,603 779,620 784,628 792,636 809,641 834,632 864,632 894,628 902,632 911,641 915,645 911,653 898,666 890,670 860,683 856,683 860,696 864,721 868,725 881,721 894,725 940,725 945,734 945,742 940,755 923,772 919,776 923,789 940,797 945,806 953,810 970,810 987,819 991,823 991,827 987,831 978,835 974,844 970,848 945,852 945,861 961,878 966,899 961,907 949,920 940,924 932,920 923,903 898,878 890,874 885,874 877,878 860,882 843,886 851,886 856,886 864,886 868,890 890,890 890,899 885,903 881,907 877,912 877,916 873,920 873,924 868,929 864,929 864,933 860,933 860,937 856,941 851,946 851,962 856,962 856,967 860,971 864,975 873,975 885,971 932,971 940,988 936,1001 940,1009 936,1017 940,1034 936,1034 932,1039 932,1051 923,1051 919,1064 915,1068 911,1073 890,1073 885,1077 881,1085 881,1094 877,1102 881,1115 881,1123 885,1128 877,1149 877,1157 868,1161 860,1166 860,1178 856,1183 847,1187 843,1195 834,1204 822,1212 809,1212 809,1216 805,1225 809,1233 813,1238 826,1238 826,1242 822,1250 813,1259 805,1263 796,1267 792,1276 805,1276 809,1280 813,1284 830,1284 834,1288 834,1297 839,1301 834,1305 826,1305 818,1301 813,1305 801,1318 801,1327 796,1331 792,1331 779,1327 771,1327 763,1318 758,1318 763,1331 754,1343 758,1352 763,1352 763,1365 767,1369 771,1382 775,1386 779,1386 779,1390 788,1394 792,1398 805,1403 805,1407 801,1411 792,1415 788,1424 788,1432 792,1437 801,1441 801,1445 796,1462 792,1462 788,1458 784,1454 788,1449 788,1445 784,1441 779,1441 767,1449 763,1458 763,1470 775,1479 775,1483 771,1496 771,1500 788,1504 788,1509 792,1517 809,1521 818,1521 818,1534 809,1538 796,1538 788,1542 788,1547 796,1564 792,1572 788,1572 784,1564 779,1559 775,1564 771,1572 771,1581 775,1597 771,1602 754,1614 750,1606 737,1610 733,1610 729,1614 733,1627 737,1636 737,1648 720,1657 720,1665 707,1665 703,1657 695,1652 686,1657 686,1661 695,1674 695,1678 699,1682 695,1691 691,1699 686,1703 682,1708 678,1712 669,1716 657,1724 648,1724 640,1720 636,1720 640,1724 657,1746 665,1754 665,1758 657,1771 648,1775 648,1784 640,1788 627,1788 623,1796 619,1801 614,1813 602,1813 602,1822 593,1826 597,1835 602,1835 593,1839 589,1835 580,1839 564,1839 559,1847 555,1847 551,1851 555,1856 555,1864 542,1877 538,1877 530,1881 525,1881 517,1885 509,1890 504,1885 500,1881 500,1868 487,1864 483,1864 483,1877 475,1885 462,1890 458,1890 453,1885 453,1877 445,1868 445,1843 441,1839 428,1835 415,1835 411,1839 407,1847 407,1860 398,1885 398,1890 386,1902 377,1898 373,1902 369,1902 369,1898 365,1894 356,1894 356,1890 348,1894 343,1894 339,1885 335,1890 331,1890 326,1894 322,1894 322,1902 310,1902 297,1906 284,1902 280,1902 276,1906 259,1906 250,1902 246,1902 238,1898 225,1898 212,1894 190,1894 182,1885 173,1881 165,1873 139,1864 131,1860 97,1860 80,1856 71,1847 63,1835 59,1835 38,1839 25,1839 21,1835 16,1830 16,1818 21,1805 21,1771 29,1758 33,1737 33,1724 46,1712 29,1678 21,1674 21,1669 12,1665 12,1661 4,1652 0,1644 0,1636 16,1623 21,1610 29,1606 33,1602 42,1593 46,1585 42,1576 42,1572 50,1564 55,1559 59,1555 63,1538 63,1534 71,1530 76,1521 76,1513 67,1509 67,1504 63,1487 67,1475 67,1462 63,1454 63,1445 55,1432 55,1415 46,1407 46,1373 42,1365 46,1360 46,1343 38,1331 29,1327 25,1301 33,1301 46,1318 50,1318 71,1310 71,1305 80,1297 80,1288 84,1284 84,1276 88,1271 93,1267 101,1271 110,1276 114,1267 118,1267 122,1263 122,1259 114,1255 114,1246 122,1242 122,1233 127,1233 127,1229 131,1229 127,1221 131,1216 131,1208 122,1204 118,1200 114,1195 110,1195 101,1191 93,1191 88,1183 80,1174 67,1178 63,1178 55,1174 50,1166 50,1161 67,1144 71,1136 84,1119 88,1106 105,1102 105,1089 114,1089 122,1081 122,1068 131,1064 131,1056 139,1051 139,1030 135,1030 135,1017 139,1009 139,1005 135,996 135,992 139,988 139,979 135,975 118,962 131,958 148,958 152,954 156,954 148,933 165,924 169,920 165,912 165,907 173,907 186,916 190,920 186,924 182,933 177,941 182,941 186,946 203,950 216,941 216,937 233,937 242,933 246,933 250,937 259,950 263,954 271,954 276,950 288,950 297,946 305,946 305,954 314,958 331,946 335,946 343,937 348,933 352,916">
          <text:p/>
        </draw:polygon>
        <draw:polygon draw:style-name="gr8" draw:text-style-name="P1" draw:layer="layout" svg:width="1.757cm" svg:height="1.571cm" svg:x="0.465cm" svg:y="13.982cm" svg:viewBox="0 0 1758 1572" draw:points="852,381 856,377 861,377 835,0 1360,191 1758,339 1745,343 1745,352 1733,356 1711,368 1707,373 1699,377 1690,385 1695,394 1699,394 1703,390 1707,390 1716,398 1716,402 1707,415 1703,419 1703,424 1699,424 1695,428 1695,415 1690,419 1686,415 1686,419 1682,424 1673,424 1665,436 1656,440 1648,445 1648,449 1639,457 1639,462 1635,470 1631,474 1618,479 1618,487 1614,500 1618,504 1618,517 1614,517 1614,521 1610,521 1610,525 1597,525 1593,529 1584,534 1589,538 1593,542 1593,551 1597,559 1593,563 1589,567 1584,576 1580,584 1580,593 1576,597 1568,597 1538,580 1517,584 1517,589 1525,593 1534,597 1538,601 1551,601 1551,606 1555,614 1559,618 1563,631 1568,635 1572,639 1559,644 1555,644 1551,635 1546,631 1517,631 1504,635 1491,644 1487,648 1483,652 1483,661 1487,665 1483,665 1483,669 1487,673 1487,669 1491,669 1496,678 1491,682 1500,690 1504,699 1500,703 1491,703 1491,707 1487,711 1487,720 1483,720 1479,724 1474,720 1474,728 1470,733 1470,741 1474,745 1470,749 1474,754 1474,758 1470,775 1462,779 1462,792 1466,788 1479,788 1483,775 1487,771 1491,771 1496,775 1491,779 1483,788 1483,792 1487,796 1487,800 1479,809 1462,813 1453,813 1449,809 1432,813 1428,813 1411,830 1398,834 1394,834 1394,838 1402,834 1402,838 1394,847 1390,855 1385,860 1390,860 1390,864 1402,868 1411,872 1407,876 1407,885 1411,889 1419,885 1419,889 1424,889 1415,893 1424,898 1428,902 1428,915 1432,915 1428,923 1436,927 1432,932 1436,932 1441,937 1436,941 1436,945 1432,945 1428,945 1428,949 1424,949 1424,954 1419,949 1415,958 1411,958 1407,954 1402,954 1402,958 1398,954 1394,954 1390,962 1385,962 1377,962 1377,958 1381,958 1373,958 1369,954 1369,962 1356,971 1343,971 1339,975 1343,979 1347,983 1347,988 1352,992 1347,996 1343,996 1343,992 1339,992 1339,996 1330,992 1326,996 1318,996 1314,996 1314,1004 1318,1009 1322,1009 1326,1004 1330,1004 1335,1009 1335,1013 1339,1021 1335,1030 1339,1030 1339,1034 1335,1038 1326,1038 1330,1043 1343,1047 1343,1051 1335,1060 1322,1055 1318,1060 1326,1064 1322,1072 1326,1076 1330,1081 1335,1085 1326,1089 1301,1098 1280,1098 1267,1102 1250,1106 1250,1115 1254,1119 1267,1123 1267,1131 1250,1140 1242,1140 1233,1140 1233,1136 1229,1136 1225,1140 1212,1140 1212,1144 1216,1153 1212,1153 1208,1157 1203,1170 1203,1174 1208,1178 1208,1182 1203,1187 1195,1195 1199,1199 1195,1203 1191,1203 1182,1195 1174,1187 1148,1187 1140,1199 1144,1212 1131,1216 1123,1225 1119,1237 1123,1250 1110,1275 1110,1301 1102,1305 1085,1297 1076,1288 1068,1275 1055,1275 1051,1263 1047,1254 1055,1246 1047,1233 1021,1250 1017,1258 996,1271 1000,1284 1009,1288 1034,1292 1047,1314 1051,1339 1038,1339 1030,1335 1017,1330 1013,1322 971,1326 962,1322 966,1309 975,1305 979,1292 966,1280 954,1275 945,1263 933,1267 916,1280 911,1292 911,1322 924,1343 911,1352 890,1343 886,1335 886,1309 877,1301 856,1297 839,1297 831,1301 822,1305 814,1314 810,1326 810,1352 801,1377 806,1390 797,1398 789,1407 776,1415 750,1415 729,1402 721,1398 708,1394 687,1407 662,1424 657,1424 649,1436 628,1487 615,1512 607,1521 598,1534 585,1546 573,1555 547,1568 530,1568 496,1572 475,1572 463,1568 420,1551 381,1525 309,1483 292,1462 288,1453 284,1436 288,1419 301,1398 305,1390 305,1356 292,1305 292,1288 297,1267 309,1237 309,1225 305,1212 301,1199 284,1187 275,1182 254,1178 241,1178 229,1182 182,1182 127,1187 81,1178 68,1174 55,1165 47,1161 38,1157 9,1148 0,1148 13,1131 17,1131 26,1136 43,1136 47,1140 55,1144 59,1140 64,1136 64,1131 68,1127 72,1123 102,1123 106,1119 110,1119 114,1115 114,1110 123,1085 127,1081 127,1072 131,1068 136,1064 148,1051 157,1047 161,1034 161,1030 165,1026 186,1009 186,1004 195,1000 212,1000 216,996 220,992 229,988 241,988 254,983 275,979 284,979 288,975 297,971 309,971 318,966 322,966 339,949 339,945 347,941 352,937 368,927 377,919 381,915 385,910 390,902 398,893 407,889 411,889 420,881 433,872 441,864 450,851 458,834 463,826 467,817 471,813 492,796 496,788 509,775 522,754 530,745 543,733 547,728 564,716 573,711 585,694 594,690 628,669 645,656 662,635 662,631 674,597 679,584 695,534 708,517 712,504 725,491 734,483 759,457 767,445 793,419 844,381">
          <text:p/>
        </draw:polygon>
        <draw:polygon draw:style-name="gr8" draw:text-style-name="P1" draw:layer="layout" svg:width="1.647cm" svg:height="1.837cm" svg:x="6.925cm" svg:y="7.323cm" svg:viewBox="0 0 1648 1838" draw:points="85,677 85,669 93,618 85,593 81,542 85,517 76,483 106,419 102,390 106,352 89,326 85,292 60,246 60,237 55,225 51,212 43,208 38,148 38,136 34,127 30,106 38,51 30,34 38,30 47,38 60,38 64,30 68,34 89,30 106,21 123,21 157,13 174,17 178,9 195,0 237,21 258,38 271,42 288,51 305,72 309,76 305,102 314,123 318,144 335,161 339,169 343,254 352,284 369,309 398,322 411,339 424,347 449,356 518,356 543,368 564,390 653,288 666,284 704,254 725,225 759,229 784,225 801,216 818,212 844,195 878,182 911,161 916,174 924,186 937,186 928,208 916,208 920,225 903,229 911,246 903,263 911,267 920,284 941,296 988,305 996,318 1017,288 1026,275 1148,119 1174,140 1191,148 1225,182 1263,199 1275,208 1284,208 1322,229 1339,250 1339,263 1343,271 1356,275 1386,305 1402,313 1458,326 1559,326 1534,343 1402,381 1377,398 1360,423 1356,449 1360,457 1377,470 1411,487 1432,500 1445,521 1445,529 1411,550 1411,559 1436,580 1441,589 1445,593 1424,614 1398,652 1398,669 1407,677 1458,673 1466,682 1436,711 1419,728 1402,762 1369,788 1369,804 1381,809 1415,821 1428,838 1458,860 1462,864 1462,872 1441,889 1419,889 1373,864 1356,868 1356,881 1347,889 1352,902 1347,906 1331,893 1326,902 1343,915 1352,949 1343,949 1326,966 1331,971 1352,971 1343,979 1373,979 1390,971 1402,971 1428,945 1441,945 1458,954 1458,966 1474,983 1479,992 1466,992 1462,996 1436,996 1411,1013 1411,1017 1445,1030 1453,1038 1458,1047 1424,1064 1398,1098 1394,1110 1432,1123 1462,1148 1483,1157 1496,1157 1504,1148 1508,1127 1504,1127 1496,1119 1496,1110 1487,1102 1483,1085 1483,1081 1521,1076 1576,1085 1576,1102 1580,1110 1576,1115 1572,1115 1568,1127 1559,1140 1551,1144 1538,1144 1529,1148 1525,1153 1521,1161 1513,1182 1513,1186 1517,1195 1525,1199 1529,1199 1546,1191 1563,1195 1580,1199 1589,1216 1597,1220 1597,1225 1606,1229 1618,1237 1627,1246 1644,1263 1648,1271 1648,1275 1644,1280 1631,1284 1623,1284 1606,1288 1601,1292 1601,1309 1606,1313 1606,1322 1610,1326 1610,1339 1614,1347 1614,1356 1601,1356 1606,1360 1593,1369 1580,1377 1568,1377 1563,1373 1559,1369 1563,1369 1572,1360 1580,1347 1572,1335 1551,1318 1542,1309 1534,1301 1525,1305 1521,1309 1517,1318 1496,1335 1491,1339 1491,1343 1496,1347 1500,1352 1529,1364 1534,1369 1534,1385 1525,1390 1525,1419 1517,1424 1513,1428 1513,1432 1504,1457 1500,1462 1491,1462 1491,1457 1483,1457 1479,1453 1474,1449 1470,1440 1466,1440 1453,1428 1449,1424 1436,1419 1428,1411 1415,1402 1407,1407 1411,1415 1407,1415 1398,1419 1394,1415 1390,1415 1390,1424 1386,1432 1390,1436 1394,1445 1394,1453 1402,1470 1407,1479 1411,1496 1407,1500 1402,1504 1394,1508 1386,1508 1381,1500 1373,1496 1373,1491 1364,1487 1356,1474 1352,1470 1352,1466 1343,1466 1331,1462 1318,1466 1309,1470 1309,1474 1314,1487 1322,1487 1322,1496 1331,1500 1339,1496 1343,1496 1339,1504 1339,1517 1335,1517 1331,1508 1322,1512 1322,1521 1335,1521 1331,1525 1322,1525 1326,1534 1318,1538 1288,1538 1284,1542 1280,1555 1271,1567 1263,1572 1254,1572 1259,1580 1263,1580 1259,1584 1259,1589 1250,1593 1246,1589 1246,1597 1242,1597 1237,1593 1233,1593 1229,1597 1233,1601 1233,1606 1229,1610 1225,1606 1220,1610 1216,1606 1212,1610 1208,1606 1204,1593 1204,1576 1199,1572 1191,1572 1187,1580 1182,1584 1174,1589 1170,1589 1161,1584 1161,1580 1136,1572 1110,1572 1102,1576 1098,1572 1093,1572 1093,1576 1089,1576 1089,1572 1081,1572 1081,1576 1072,1572 1068,1584 1064,1584 1064,1580 1055,1580 1038,1584 1017,1584 1005,1593 983,1593 962,1610 958,1614 950,1618 945,1618 941,1623 937,1627 933,1631 924,1635 907,1635 907,1644 899,1644 899,1652 882,1648 878,1644 865,1644 861,1639 852,1639 848,1644 814,1669 772,1678 767,1682 763,1694 755,1720 751,1724 751,1728 738,1750 729,1750 725,1758 721,1762 712,1762 700,1771 696,1775 691,1775 691,1783 687,1783 687,1788 679,1788 674,1792 670,1800 662,1805 653,1805 645,1809 632,1813 619,1813 607,1821 602,1826 569,1830 564,1830 556,1834 547,1838 530,1834 522,1830 513,1830 501,1821 488,1817 479,1809 453,1800 432,1783 415,1766 407,1766 373,1750 356,1745 297,1703 288,1690 288,1682 292,1682 288,1669 292,1665 292,1661 301,1656 301,1648 305,1644 309,1644 314,1631 309,1618 305,1614 305,1610 309,1606 309,1597 318,1576 314,1572 318,1567 322,1572 322,1563 330,1559 335,1551 335,1542 330,1538 335,1534 335,1529 343,1517 343,1508 347,1500 352,1491 356,1487 356,1483 360,1483 364,1470 369,1466 369,1474 373,1470 377,1466 381,1462 381,1453 385,1449 394,1449 394,1436 398,1428 407,1424 411,1411 407,1411 407,1407 411,1398 407,1394 407,1390 411,1390 415,1381 428,1373 428,1364 424,1356 424,1347 432,1335 432,1330 428,1330 428,1322 449,1309 449,1284 453,1267 453,1254 457,1250 453,1246 457,1242 453,1233 453,1208 457,1195 453,1191 449,1186 453,1165 457,1153 457,1144 449,1140 449,1136 457,1131 462,1131 462,1123 470,1119 470,1110 462,1119 453,1123 441,1127 428,1127 419,1123 407,1123 377,1127 326,1127 322,1123 314,1123 301,1119 288,1119 242,1115 203,1106 187,1106 170,1110 161,1110 148,1123 60,1127 60,1102 43,1068 43,1051 68,1021 76,1004 76,971 60,910 43,876 0,813 0,800 9,779 55,737 85,694">
          <text:p/>
        </draw:polygon>
        <draw:polygon draw:style-name="gr8" draw:text-style-name="P1" draw:layer="layout" svg:width="0.957cm" svg:height="1.041cm" svg:x="2.048cm" svg:y="9.656cm" svg:viewBox="0 0 958 1042" draw:points="573,1042 564,1038 556,1042 552,1038 539,1042 531,1038 514,1038 497,1012 484,1000 471,1000 454,1008 446,1012 416,1012 412,1000 416,983 429,987 442,983 446,966 450,953 437,945 408,945 408,932 412,911 412,894 408,881 395,860 387,852 361,847 297,843 284,843 259,847 254,843 246,839 267,822 276,814 280,767 284,754 297,742 322,716 318,708 314,695 288,687 263,665 250,670 242,687 225,703 191,725 178,733 140,742 127,754 115,754 106,746 102,737 94,682 89,674 89,661 119,636 132,627 140,602 136,572 127,560 106,543 94,538 68,526 51,517 43,504 17,492 0,475 5,462 26,462 47,458 60,449 55,437 43,433 47,407 77,382 81,373 77,361 68,356 60,348 60,284 64,263 72,267 72,272 81,276 81,284 85,289 102,289 115,284 111,272 115,272 115,263 119,259 123,255 136,255 136,259 144,263 149,267 166,263 182,263 195,276 204,280 238,280 242,284 250,293 271,301 284,301 339,284 349,280 370,272 387,259 395,255 412,255 421,250 437,242 480,211 488,207 543,194 577,182 594,173 632,156 641,148 653,135 662,127 670,101 683,93 708,72 717,63 730,46 738,42 747,38 763,38 785,25 802,21 823,17 861,17 886,12 903,8 924,4 950,0 958,97 958,173 954,182 958,373 958,411 954,504 958,521 954,526 958,814 920,814 899,818 865,835 848,839 827,847 810,869 789,881 768,911 751,928 738,953 738,966 730,966 721,979 713,979 691,987 675,987 666,996 649,991 636,1000 628,1000 615,1008 615,1017 611,1021 607,1038 603,1038 586,1034 577,1038">
          <text:p/>
        </draw:polygon>
        <draw:polygon draw:style-name="gr8" draw:text-style-name="P1" draw:layer="layout" svg:width="1.769cm" svg:height="1.579cm" svg:x="2.125cm" svg:y="19.024cm" svg:viewBox="0 0 1770 1580" draw:points="1029,487 1038,491 1051,491 1101,462 1110,440 1101,432 1067,419 995,402 966,402 940,406 924,402 902,377 894,373 890,373 873,356 847,322 864,322 868,318 873,318 868,296 873,284 881,279 894,284 987,284 1004,279 1025,275 1038,267 1042,258 1051,233 1055,224 1059,216 1067,212 1093,208 1110,203 1444,0 1470,25 1482,34 1487,47 1482,51 1474,55 1448,59 1444,64 1444,72 1448,85 1465,102 1465,106 1461,110 1457,119 1448,131 1453,140 1461,140 1470,136 1482,123 1487,119 1495,119 1533,131 1542,131 1571,106 1592,93 1601,93 1605,97 1609,102 1609,110 1605,114 1597,123 1580,131 1571,144 1567,152 1567,157 1588,169 1592,174 1601,182 1601,186 1597,191 1588,195 1567,186 1554,191 1546,195 1546,199 1550,203 1563,203 1571,212 1575,216 1571,233 1563,254 1567,258 1575,271 1580,279 1580,284 1584,288 1588,288 1592,284 1597,267 1605,250 1618,237 1630,233 1639,224 1647,220 1656,216 1660,220 1664,224 1664,258 1673,263 1702,246 1741,246 1757,237 1766,237 1770,241 1474,419 1237,559 1051,669 1067,677 1106,699 1131,699 1144,707 1169,711 1233,750 1241,763 1266,776 1283,776 1300,784 1321,788 1364,780 1415,776 1478,776 1487,784 1499,788 1512,793 1525,793 1546,797 1559,793 1567,780 1567,784 1580,805 1580,818 1592,848 1592,860 1563,890 1554,899 1537,915 1525,928 1525,949 1520,954 1529,966 1525,975 1550,979 1317,1110 902,1343 478,1580 453,1563 431,1546 364,1500 376,1479 402,1479 436,1487 499,1491 525,1491 559,1495 585,1474 576,1449 559,1432 538,1423 503,1415 470,1411 457,1402 440,1394 385,1360 389,1339 410,1301 406,1284 393,1267 368,1263 351,1284 330,1335 317,1394 343,1428 355,1449 347,1462 304,1470 283,1457 258,1415 249,1368 254,1322 161,1229 186,1216 203,1208 220,1195 237,1182 232,1169 216,1161 182,1157 148,1153 89,1153 59,1148 0,1136 0,1089 17,1081 34,1068 55,1055 122,1030 139,1030 161,1034 182,1064 194,1093 220,1110 249,1110 283,1089 304,1068 309,1051 334,1009 368,1004 381,1017 393,1038 368,1098 364,1123 359,1144 364,1182 398,1203 440,1208 482,1153 495,1102 495,1081 491,1042 482,1021 457,996 436,975 406,949 385,932 368,907 359,877 381,865 406,865 436,873 470,890 491,894 508,890 538,873 547,860 530,822 516,814 508,797 495,772 491,746 503,733 551,699 572,694 606,703 623,717 619,733 614,759 619,780 640,797 670,805 708,822 741,835 763,844 775,856 788,873 792,882 813,890 826,877 826,860 813,814 809,784 813,738 822,703 818,690 805,677 784,660 725,660 614,656 610,644 614,627 631,597 644,580 661,563 695,550 733,555 758,542 771,525 771,508 780,483 780,453 775,436 775,423 792,415 805,415 856,432 885,440 945,449 979,457 1008,474">
          <text:p/>
        </draw:polygon>
        <draw:polygon draw:style-name="gr8" draw:text-style-name="P1" draw:layer="layout" svg:width="2.269cm" svg:height="2.007cm" svg:x="6.074cm" svg:y="19.155cm" svg:viewBox="0 0 2270 2008" draw:points="305,593 322,585 356,576 364,572 377,559 381,546 381,504 373,491 343,453 326,441 314,432 284,411 254,398 237,398 229,402 208,411 178,449 161,462 140,474 89,483 68,483 51,474 9,424 5,407 0,390 0,386 43,343 81,318 115,271 225,220 259,212 284,195 301,165 305,144 288,115 271,98 309,64 326,30 347,0 390,21 411,60 403,98 403,123 436,136 483,127 508,132 517,144 521,170 517,199 538,216 572,195 593,182 627,191 665,195 695,187 728,174 750,170 750,225 762,250 792,275 817,267 847,246 851,212 885,216 906,216 936,191 970,174 999,161 1033,127 1050,123 1059,115 1080,132 1109,144 1135,136 1165,115 1177,119 1177,140 1173,178 1160,233 1169,254 1139,271 1126,263 1101,275 1105,297 1131,309 1165,335 1181,347 1211,369 1215,386 1215,411 1198,491 1215,508 1275,504 1313,491 1363,487 1380,496 1376,517 1380,546 1389,555 1423,580 1427,614 1419,648 1435,656 1461,678 1486,690 1507,682 1529,652 1558,623 1605,593 1617,572 1605,555 1579,529 1524,529 1516,517 1512,491 1520,466 1524,449 1533,428 1546,432 1562,445 1592,453 1626,470 1660,487 1685,508 1681,529 1681,559 1694,580 1723,597 1749,593 1783,585 1855,555 1906,546 1936,542 1978,546 1991,563 1974,585 1966,610 1978,644 1987,648 1999,623 2016,614 2029,623 2042,690 2063,695 2076,661 2186,601 2190,618 2215,631 2224,652 2198,686 2203,695 2262,695 2266,712 2262,724 2241,737 2237,745 2224,750 2224,767 2245,779 2245,800 2228,817 2232,843 2224,855 2228,872 2258,902 2270,919 2258,932 2241,923 2220,927 2215,944 2224,961 2203,974 2186,991 2194,1012 2211,1029 2253,1067 2262,1088 2270,1105 2266,1160 2258,1164 2249,1186 2207,1215 2186,1236 2165,1275 2135,1296 2114,1325 2122,1338 2131,1363 2131,1397 2143,1414 2160,1414 2165,1427 2148,1444 2177,1478 2177,1512 2190,1516 2207,1512 2215,1524 2241,1533 2262,1529 2270,1537 2262,1550 2253,1550 2241,1545 2237,1550 2211,1537 2194,1537 2182,1541 2173,1541 2165,1533 2143,1524 2135,1520 2126,1524 2118,1533 2093,1537 2088,1545 2076,1562 2076,1567 2050,1567 2042,1562 2021,1562 2016,1567 2012,1571 2004,1575 1991,1584 1983,1588 1966,1592 1961,1596 1957,1596 1953,1605 1949,1609 1944,1613 1940,1613 1923,1609 1911,1609 1906,1613 1894,1617 1885,1622 1885,1656 1894,1672 1898,1677 1911,1685 1919,1689 1923,1689 1923,1698 1919,1702 1898,1711 1894,1715 1889,1723 1885,1728 1877,1728 1872,1732 1872,1736 1877,1749 1877,1766 1872,1778 1872,1787 1877,1795 1881,1795 1889,1799 1894,1799 1902,1795 1911,1795 1915,1799 1915,1804 1911,1812 1898,1833 1894,1846 1889,1863 1885,1871 1872,1901 1867,1905 1867,1911 1863,1905 1859,1901 1859,1897 1863,1893 1863,1880 1859,1876 1855,1876 1846,1880 1838,1884 1833,1884 1825,1880 1808,1863 1795,1855 1791,1850 1770,1850 1732,1859 1719,1859 1711,1855 1702,1846 1702,1821 1698,1821 1698,1816 1689,1808 1685,1804 1681,1804 1681,1799 1673,1787 1673,1770 1677,1761 1677,1753 1673,1744 1673,1740 1664,1740 1651,1736 1647,1732 1643,1728 1639,1723 1634,1719 1630,1715 1601,1715 1596,1711 1596,1706 1592,1706 1588,1702 1575,1702 1571,1698 1558,1698 1550,1702 1550,1706 1546,1711 1546,1723 1541,1728 1537,1732 1533,1736 1529,1740 1529,1744 1524,1749 1516,1753 1516,1757 1507,1757 1503,1761 1495,1774 1486,1774 1478,1774 1465,1778 1461,1778 1452,1774 1448,1766 1444,1761 1435,1757 1431,1753 1423,1753 1419,1749 1406,1749 1402,1744 1397,1744 1389,1740 1368,1732 1355,1723 1334,1719 1330,1715 1330,1711 1325,1706 1317,1702 1317,1698 1313,1694 1308,1681 1308,1677 1304,1656 1304,1643 1296,1626 1292,1613 1292,1601 1287,1592 1283,1596 860,2008 851,2004 843,1991 834,1974 822,1949 822,1919 830,1893 843,1871 868,1842 885,1829 911,1808 923,1791 927,1770 927,1736 923,1723 919,1711 906,1702 894,1702 868,1715 851,1736 839,1774 826,1791 813,1795 796,1799 771,1787 754,1774 741,1740 741,1715 737,1677 733,1651 716,1639 699,1630 686,1626 665,1626 657,1634 623,1656 597,1664 580,1660 576,1656 559,1643 555,1630 555,1626 559,1613 610,1567 648,1541 728,1482 775,1461 792,1427 788,1418 750,1410 728,1406 695,1397 695,1389 699,1359 695,1342 690,1330 678,1321 648,1317 635,1313 618,1300 589,1275 580,1258 576,1241 580,1228 589,1211 606,1186 644,1148 665,1122 686,1097 695,1067 699,1029 699,1021 695,1012 686,1008 669,999 652,995 623,982 576,982 542,974 525,970 508,957 474,953 470,953 432,940 309,877 284,851 263,822 242,805 233,800 220,792 208,775 195,750 191,728 191,712 195,678 225,648 229,644 250,631 263,618 292,597">
          <text:p/>
        </draw:polygon>
        <draw:polygon draw:style-name="gr8" draw:text-style-name="P1" draw:layer="layout" svg:width="1.786cm" svg:height="1.461cm" svg:x="18.944cm" svg:y="12.818cm" svg:viewBox="0 0 1787 1462" draw:points="1147,1462 1134,1457 1126,1453 1117,1453 1109,1462 1105,1462 1105,1453 1113,1445 1109,1440 1096,1440 1079,1436 1075,1428 1071,1428 1066,1436 1054,1436 1054,1419 1050,1419 1050,1423 1045,1428 1037,1423 1024,1394 1024,1385 1033,1373 1024,1368 1020,1364 1016,1381 999,1385 990,1394 986,1390 982,1381 978,1381 973,1390 965,1390 965,1406 956,1406 952,1402 952,1398 948,1394 944,1394 939,1398 935,1398 914,1381 910,1381 901,1394 897,1398 893,1390 897,1385 893,1381 884,1377 876,1373 889,1373 893,1368 893,1360 884,1335 876,1326 872,1318 863,1313 842,1309 825,1309 796,1318 787,1313 787,1309 783,1292 783,1284 796,1246 800,1233 804,1220 808,1203 821,1182 842,1161 851,1157 872,1148 893,1157 897,1152 901,1152 901,1148 876,1127 829,1076 770,1037 762,1033 741,1041 728,1046 702,1068 694,1072 669,1068 660,1064 660,1059 669,1041 669,1033 660,1024 643,991 639,986 635,982 571,961 529,957 499,961 495,961 487,957 482,948 487,931 482,914 478,910 381,872 372,872 364,876 355,885 347,889 321,885 313,881 304,868 313,855 334,847 343,838 351,826 364,821 368,813 372,796 376,766 381,754 389,745 406,741 423,728 436,715 487,694 516,677 533,665 554,652 567,639 575,631 584,618 580,605 571,601 563,597 550,597 542,605 520,622 508,631 478,643 440,652 410,652 398,635 389,614 381,605 372,605 360,614 347,622 326,643 296,673 288,682 266,690 254,694 241,686 237,677 224,669 216,665 203,656 177,631 173,618 173,610 182,601 207,610 271,618 288,618 296,614 283,550 279,533 288,521 309,500 351,478 372,474 423,466 453,457 457,445 453,436 431,423 419,419 410,423 398,436 381,449 347,457 309,470 296,478 283,483 258,495 241,500 228,500 216,495 199,478 173,461 161,457 161,423 169,411 177,402 177,385 165,385 156,394 144,411 135,415 122,415 93,406 76,411 42,423 34,419 25,411 25,398 17,389 4,381 0,373 0,364 4,356 50,318 63,313 93,318 106,322 139,343 152,347 169,351 182,347 190,279 194,267 203,254 211,237 203,233 182,224 161,212 148,207 139,203 127,199 114,195 101,191 89,178 76,178 55,165 46,157 46,144 50,97 55,85 67,64 67,42 97,55 118,76 127,80 139,85 165,85 190,72 228,42 241,47 249,51 271,59 288,59 296,68 296,85 304,93 330,93 334,80 343,68 347,47 360,42 368,30 381,21 389,17 415,13 436,17 465,38 482,42 491,42 542,25 550,25 575,17 597,8 609,8 618,4 643,0 656,4 664,4 694,21 711,34 728,42 745,47 766,55 779,64 787,72 821,72 842,76 855,80 868,102 872,114 880,127 889,131 914,140 935,152 999,152 1020,148 1062,144 1100,144 1130,169 1151,165 1177,169 1210,186 1223,191 1236,207 1249,237 1265,258 1299,275 1316,292 1337,305 1371,318 1380,322 1409,318 1414,318 1414,351 1473,449 1486,453 1515,457 1536,470 1553,474 1591,474 1597,478 1587,491 1574,495 1519,521 1431,567 1388,576 1384,576 1397,690 1414,699 1422,703 1431,724 1439,737 1456,749 1456,754 1447,775 1443,779 1452,787 1464,800 1490,809 1507,817 1515,821 1536,821 1566,830 1587,834 1605,842 1609,847 1614,864 1618,872 1618,889 1622,906 1626,910 1622,919 1631,931 1635,936 1652,944 1677,948 1686,948 1715,940 1736,940 1758,948 1787,953 1779,957 1774,965 1766,969 1762,982 1766,986 1766,991 1753,1012 1753,1046 1745,1050 1736,1055 1732,1055 1732,1068 1728,1068 1728,1072 1724,1085 1719,1089 1719,1093 1715,1097 1711,1114 1702,1123 1702,1148 1690,1161 1690,1174 1681,1195 1673,1212 1673,1216 1669,1216 1660,1224 1660,1229 1664,1237 1660,1241 1652,1241 1643,1254 1635,1254 1631,1263 1626,1267 1622,1271 1618,1275 1614,1279 1605,1284 1601,1292 1597,1296 1574,1296 1583,1301 1583,1305 1579,1305 1570,1301 1562,1301 1549,1305 1545,1305 1545,1309 1541,1313 1528,1313 1532,1322 1519,1326 1519,1335 1515,1339 1490,1347 1464,1339 1460,1343 1456,1343 1447,1347 1435,1351 1422,1356 1414,1364 1414,1377 1392,1377 1384,1381 1380,1381 1371,1377 1367,1377 1359,1385 1363,1390 1354,1398 1350,1398 1346,1394 1342,1390 1337,1394 1342,1398 1342,1402 1333,1398 1329,1398 1325,1406 1316,1406 1312,1411 1295,1411 1291,1415 1287,1423 1278,1428 1282,1432 1287,1432 1270,1445 1257,1445 1257,1449 1265,1449 1261,1453 1240,1440 1227,1440 1223,1432 1215,1432 1206,1428 1193,1436 1185,1436 1177,1445 1164,1449 1164,1457 1160,1462">
          <text:p/>
        </draw:polygon>
        <draw:polygon draw:style-name="gr8" draw:text-style-name="P1" draw:layer="layout" svg:width="2.002cm" svg:height="1.321cm" svg:x="4.106cm" svg:y="8.191cm" svg:viewBox="0 0 2003 1322" draw:points="1876,462 1872,471 1876,484 1876,505 1872,517 1876,530 1872,547 1876,560 1885,564 1902,572 1914,615 1919,628 1919,640 1927,674 1923,708 1927,721 1935,729 1957,738 1957,750 1952,767 1948,788 1935,810 1927,835 1902,877 1897,890 1885,915 1876,924 1864,932 1830,945 1808,949 1770,962 1720,987 1711,992 1698,1009 1690,1030 1681,1030 1669,1025 1665,1025 1656,1030 1639,1034 1622,1047 1576,1072 1571,1072 1546,1076 1521,1068 1508,1072 1487,1072 1470,1064 1432,1055 1415,1051 1394,1051 1385,1047 1351,1047 1334,1042 1305,1038 1262,1038 1250,1034 1245,1030 1224,1021 1220,1017 1220,1013 1207,1009 1199,1000 1195,1000 1178,996 1165,992 1152,975 1144,975 1118,970 1110,975 1106,979 1097,983 1080,979 1072,983 1068,983 1063,983 1055,1000 1046,1004 1042,1017 1034,1017 1030,1021 1017,1025 1013,1030 1008,1034 1004,1038 996,1047 979,1047 979,1042 975,1047 962,1047 958,1055 953,1051 941,1047 932,1047 915,1042 907,1038 897,1042 897,1047 893,1047 889,1051 885,1047 876,1051 863,1047 855,1055 847,1055 834,1072 813,1072 800,1080 783,1076 779,1080 770,1089 770,1093 766,1097 753,1097 741,1102 736,1106 732,1106 720,1114 707,1119 698,1131 698,1157 694,1161 677,1161 677,1165 673,1169 664,1174 656,1186 652,1182 652,1186 648,1191 648,1195 639,1195 631,1203 635,1212 626,1216 626,1229 622,1229 618,1237 618,1241 601,1254 601,1258 593,1263 588,1267 580,1267 576,1271 559,1275 554,1279 554,1288 533,1288 533,1284 521,1279 512,1284 504,1292 474,1296 470,1296 461,1305 457,1313 449,1313 444,1322 432,1322 432,1309 427,1309 423,1313 419,1296 406,1284 406,1271 402,1267 402,1263 406,1258 402,1250 398,1246 402,1241 398,1241 389,1237 389,1241 394,1254 394,1258 389,1263 372,1263 368,1254 330,1237 330,1233 334,1224 343,1216 347,1207 355,1203 347,1199 343,1199 343,1203 339,1203 339,1195 343,1191 355,1186 355,1182 351,1178 343,1178 339,1182 330,1182 322,1174 322,1186 317,1182 305,1186 283,1182 267,1169 262,1161 258,1148 254,1148 250,1152 237,1152 228,1148 224,1152 224,1161 216,1165 207,1165 203,1169 207,1174 216,1174 216,1178 212,1182 199,1186 186,1178 178,1165 161,1157 156,1148 152,1144 144,1148 131,1148 131,1165 106,1178 101,1186 89,1191 80,1191 76,1186 80,1182 93,1178 97,1174 93,1169 85,1161 80,1152 68,1144 63,1136 63,1119 59,1110 29,1089 25,1085 17,1080 0,1072 0,1059 4,1042 8,1030 25,1013 34,987 38,983 59,966 76,941 85,932 97,920 131,886 140,877 161,869 178,856 199,843 212,843 216,839 224,831 228,826 245,822 250,818 254,810 267,797 279,788 283,780 288,767 296,755 305,742 309,738 317,733 317,716 334,683 339,678 339,657 334,640 330,619 330,581 343,551 360,530 368,509 423,509 504,475 580,445 605,429 631,416 648,403 660,399 690,385 698,385 703,381 707,377 711,368 715,373 724,360 720,356 724,347 711,339 715,330 711,330 707,326 677,317 673,267 677,241 669,224 669,207 601,174 597,169 593,165 588,157 593,140 588,135 609,110 631,76 648,68 660,51 664,47 635,17 711,8 770,0 1495,0 1508,8 1516,30 1533,42 1542,89 1571,110 1656,157 1673,199 1698,216 1715,237 1749,262 1758,271 1775,262 1834,254 1889,237 1965,220 1991,220 2003,237 1995,246 1986,258 1986,271 1978,275 1969,279 1961,288 1952,296 1952,309 1944,322 1927,343 1927,356 1919,360 1902,373 1897,385 1902,399 1897,407 1889,429 1889,441 1885,454">
          <text:p/>
        </draw:polygon>
        <draw:polygon draw:style-name="gr8" draw:text-style-name="P1" draw:layer="layout" svg:width="3.315cm" svg:height="3.814cm" svg:x="16.209cm" svg:y="14.554cm" svg:viewBox="0 0 3316 3815" draw:points="682,431 682,410 677,406 669,398 643,368 622,347 610,338 610,330 618,321 626,321 677,334 737,368 749,364 753,355 762,351 762,343 753,338 724,338 715,330 707,326 703,317 698,296 698,292 749,271 753,266 766,203 770,199 775,199 779,203 787,224 792,228 800,228 809,224 817,190 813,165 813,148 1050,122 1634,59 2160,0 2164,0 2177,8 2177,12 2181,21 2190,34 2190,42 2194,50 2202,63 2211,72 2215,80 2223,101 2228,106 2236,106 2240,101 2257,97 2270,93 2278,106 2287,97 2291,97 2300,101 2317,127 2312,131 2304,135 2295,152 2287,173 2291,182 2295,194 2317,211 2317,224 2321,228 2321,233 2317,237 2308,241 2300,262 2291,266 2295,275 2287,292 2270,304 2262,309 2240,317 2232,326 2228,326 2219,321 2211,326 2207,334 2198,376 2202,406 2207,419 2207,431 2202,440 2207,448 2202,461 2202,482 2219,503 2232,520 2253,558 2262,571 2270,571 2287,563 2295,563 2308,571 2308,575 2321,575 2325,580 2325,592 2334,605 2342,609 2350,609 2359,618 2380,626 2389,639 2389,647 2405,647 2410,652 2410,669 2418,694 2435,707 2456,715 2477,736 2482,745 2482,770 2486,808 2494,817 2507,829 2520,829 2524,834 2524,842 2516,872 2520,906 2520,910 2503,927 2494,939 2490,948 2490,961 2507,990 2524,1024 2516,1045 2511,1062 2516,1071 2532,1083 2545,1083 2571,1096 2575,1100 2571,1105 2545,1117 2524,1126 2490,1126 2469,1134 2461,1143 2452,1160 2448,1181 2461,1244 2461,1270 2456,1278 2452,1287 2439,1291 2410,1291 2405,1299 2397,1316 2393,1325 2363,1359 2384,1388 2393,1397 2405,1401 2422,1422 2461,1477 2499,1536 2516,1562 2537,1579 2558,1591 2588,1604 2609,1613 2617,1617 2621,1625 2643,1685 2647,1693 2651,1693 2651,1714 2655,1723 2693,1871 2698,1905 2702,1939 2706,1972 2710,2032 2706,2036 2702,2078 2698,2082 2702,2167 2710,2167 2715,2163 2715,2159 2727,2159 2731,2159 2731,2171 2748,2180 2757,2167 2765,2163 2774,2163 2786,2163 2795,2150 3252,2514 3269,2514 3269,2519 3265,2523 3265,2540 3273,2548 3273,2552 3261,2565 3261,2569 3265,2574 3269,2578 3273,2582 3265,2590 3235,2599 3235,2613 3244,2613 3248,2617 3261,2617 3261,2621 3269,2625 3265,2630 3269,2634 3261,2634 3261,2642 3278,2651 3282,2655 3273,2685 3278,2685 3282,2680 3282,2697 3286,2706 3299,2710 3303,2714 3303,2727 3299,2735 3303,2744 3299,2752 3303,2757 3307,2765 3316,2774 3311,2782 3311,2786 3299,2795 3278,2816 3269,2820 3256,2820 3252,2829 3256,2837 3239,2854 3235,2862 3223,2867 3206,2871 3201,2888 3193,2888 3189,2892 3184,2901 3189,2901 3180,2905 3180,2909 3184,2913 3193,2909 3197,2913 3193,2922 3180,2922 3176,2939 3172,2947 3163,2951 3146,2956 3142,2960 3125,2960 3117,2956 3112,2960 3100,2960 3096,2968 3087,2968 3083,2968 3083,2977 3074,2985 3066,2989 3036,3019 3032,3023 3028,3023 3024,3023 3028,3044 3024,3044 3019,3049 3015,3053 2998,3057 2994,3061 2994,3066 2998,3074 2981,3074 2977,3083 2981,3104 2977,3112 2964,3121 2960,3133 2939,3146 2935,3155 2918,3176 2901,3180 2888,3193 2867,3205 2901,3239 2905,3252 2905,3256 2901,3260 2884,3277 2880,3294 2884,3307 2888,3307 2884,3324 2880,3332 2875,3332 2346,3815 2334,3806 2317,3794 2304,3790 2295,3790 2287,3781 2278,3768 2278,3756 2283,3743 2295,3743 2304,3751 2329,3760 2334,3747 2329,3734 2321,3726 2308,3726 2300,3730 2287,3726 2291,3709 2300,3713 2312,3705 2308,3696 2291,3675 2278,3667 2266,3663 2257,3654 2262,3646 2270,3637 2270,3624 2274,3616 2270,3603 2257,3586 2240,3574 2219,3574 2215,3569 2207,3578 2198,3565 2194,3544 2185,3536 2190,3514 2177,3519 2164,3536 2160,3544 2151,3552 2135,3565 2126,3574 2118,3582 2113,3591 2105,3595 2092,3591 2088,3578 2080,3574 2071,3582 2071,3591 2067,3603 2063,3607 2054,3603 2046,3607 2058,3633 2046,3633 2037,3624 2037,3616 2029,3603 2024,3586 2011,3569 2011,3565 2029,3561 2033,3552 2054,3552 2058,3548 2058,3544 2054,3536 2054,3531 2067,3531 2088,3523 2105,3519 2109,3510 2105,3497 2092,3493 2075,3493 2067,3485 2058,3480 2029,3476 2020,3472 2011,3476 2002,3485 1994,3489 1981,3489 1981,3485 1985,3472 1985,3459 1968,3459 1960,3468 1960,3485 1956,3493 1939,3497 1926,3514 1918,3510 1913,3510 1913,3506 1918,3493 1918,3485 1926,3476 1926,3472 1930,3464 1930,3459 1905,3451 1905,3442 1909,3438 1913,3434 1909,3425 1901,3425 1896,3417 1888,3421 1875,3430 1867,3430 1858,3425 1854,3425 1841,3442 1829,3455 1825,3459 1812,3455 1799,3455 1791,3464 1791,3472 1795,3472 1795,3476 1786,3489 1778,3493 1761,3493 1757,3489 1757,3476 1753,3468 1753,3459 1740,3459 1731,3464 1719,3459 1706,3464 1698,3459 1659,3459 1655,3451 1664,3447 1668,3434 1664,3425 1642,3417 1613,3413 1604,3409 1596,3400 1583,3392 1571,3387 1562,3383 1537,3387 1507,3375 1494,3366 1482,3366 1473,3370 1460,3370 1452,3366 1444,3358 1435,3345 1418,3328 1410,3315 1405,3303 1401,3290 1405,3273 1418,3248 1418,3235 1422,3222 1448,3193 1444,3184 1435,3176 1422,3171 1384,3163 1401,3150 1435,3129 1448,3116 1439,3108 1405,3099 1397,3095 1410,3078 1418,3074 1427,3070 1431,3049 1431,3032 1422,3028 1414,3036 1397,3061 1388,3070 1376,3066 1359,3049 1350,3040 1346,3023 1333,3011 1321,3015 1312,3028 1291,3053 1270,3070 1253,3078 1245,3078 1228,3061 1215,3044 1211,3032 1206,2998 1194,2989 1160,2985 1160,2977 1194,2943 1198,2926 1194,2917 1185,2909 1190,2896 1202,2888 1198,2879 1185,2867 1168,2850 1147,2845 1134,2845 1122,2850 1126,2875 1118,2884 1088,2884 1063,2888 1050,2896 1071,2943 1075,2968 1063,2972 1024,2960 1012,2956 999,2960 991,2968 982,2968 969,2960 961,2951 961,2943 969,2926 999,2901 999,2888 986,2884 961,2888 944,2892 927,2901 914,2892 914,2871 919,2858 931,2845 961,2824 974,2803 999,2795 1007,2799 1007,2824 1012,2841 1020,2845 1033,2841 1041,2837 1054,2816 1058,2803 1050,2778 1054,2761 1067,2744 1092,2731 1101,2723 1092,2710 1063,2714 1046,2710 1037,2706 1024,2689 1020,2685 991,2672 965,2659 961,2655 961,2642 965,2630 982,2599 1007,2582 1003,2574 999,2569 957,2569 927,2565 902,2552 851,2544 804,2544 792,2548 783,2548 779,2544 775,2540 775,2535 770,2535 770,2519 775,2514 779,2510 779,2506 783,2506 783,2502 787,2502 792,2497 792,2493 796,2489 796,2485 800,2480 804,2476 809,2472 809,2463 787,2463 783,2459 775,2459 770,2459 762,2459 779,2455 796,2451 804,2447 809,2447 817,2451 842,2476 851,2493 859,2497 868,2493 880,2480 885,2472 880,2451 864,2434 864,2425 889,2421 893,2417 897,2408 906,2404 910,2400 910,2396 906,2392 889,2383 872,2383 864,2379 859,2370 842,2362 838,2349 842,2345 859,2328 864,2315 864,2307 859,2298 813,2298 800,2294 787,2298 783,2294 779,2269 775,2256 779,2256 809,2243 817,2239 830,2226 834,2218 830,2214 821,2205 813,2201 783,2205 753,2205 728,2214 711,2209 703,2201 698,2193 698,2176 703,2163 715,2146 728,2125 737,2091 749,2078 770,2036 770,2023 766,2019 745,2015 741,2015 728,2011 724,2006 720,2002 720,1998 737,1985 749,1985 758,1981 770,1964 775,1939 779,1926 779,1917 775,1905 737,1850 728,1845 707,1807 698,1799 682,1773 673,1765 665,1757 643,1740 635,1731 597,1714 588,1706 593,1697 597,1689 593,1676 567,1659 555,1655 533,1655 512,1663 499,1663 483,1638 470,1613 453,1600 423,1596 381,1579 334,1574 322,1574 288,1579 241,1600 224,1600 161,1591 140,1596 110,1596 102,1591 93,1583 63,1574 34,1579 17,1574 8,1570 0,1562 8,1545 34,1524 42,1524 63,1536 72,1545 80,1549 85,1549 89,1545 89,1536 80,1524 80,1515 93,1498 106,1494 118,1490 127,1494 135,1498 144,1503 144,1536 148,1541 152,1545 161,1541 169,1536 169,1515 178,1494 182,1486 182,1460 178,1447 140,1447 123,1456 106,1460 93,1460 80,1447 80,1439 85,1414 85,1388 89,1384 102,1376 127,1371 131,1371 174,1392 182,1397 190,1431 199,1439 207,1443 220,1447 241,1464 250,1464 258,1460 275,1439 288,1439 292,1443 296,1452 296,1469 292,1490 288,1503 279,1515 275,1519 279,1528 296,1528 343,1473 356,1452 372,1439 389,1422 394,1418 389,1414 385,1405 377,1397 339,1384 330,1380 317,1367 309,1359 305,1329 305,1316 317,1316 334,1333 360,1333 381,1329 402,1329 432,1337 436,1337 444,1333 444,1325 440,1295 432,1274 432,1270 436,1261 466,1244 483,1232 491,1219 491,1210 483,1198 474,1181 474,1172 478,1164 483,1160 487,1160 508,1168 521,1164 525,1160 529,1151 529,1147 525,1143 491,1122 466,1100 453,1092 449,1088 449,1075 457,1071 470,1071 487,1079 499,1088 504,1092 508,1088 516,1083 521,1066 525,1058 525,1037 521,1016 533,973 533,965 529,956 508,939 508,931 521,914 525,906 521,897 504,876 495,876 478,880 436,872 406,868 385,863 360,846 356,838 356,825 351,817 351,804 360,800 372,796 394,783 402,779 423,766 428,762 423,753 415,749 402,753 389,749 356,732 339,719 330,719 322,715 322,711 326,707 372,677 381,673 394,673 402,669 406,656 406,643 402,601 398,597 372,597 368,588 368,575 372,571 394,554 398,546 389,512 377,512 368,516 347,520 326,503 326,499 330,495 343,491 419,491 428,478 428,427 419,402 419,393 423,389 432,389 449,406 470,419 508,453 542,491 555,491 559,482 571,457 571,440 559,423 533,393 516,376 516,355 521,347 525,343 542,347 588,364 597,368 610,393 626,448 635,461 639,465 648,461 673,440">
          <text:p/>
        </draw:polygon>
        <draw:polygon draw:style-name="gr8" draw:text-style-name="P1" draw:layer="layout" svg:width="2.053cm" svg:height="2.205cm" svg:x="9.829cm" svg:y="10.185cm" svg:viewBox="0 0 2054 2206" draw:points="1452,275 1457,275 1487,254 1530,203 1551,186 1563,169 1576,165 1606,161 1623,157 1665,131 1682,114 1699,110 1712,110 1724,114 1758,114 1779,110 1796,106 1809,97 1817,89 1830,68 1868,46 1898,25 1919,17 1944,13 2004,13 2046,0 2050,8 2054,17 2042,34 2025,42 2004,55 1949,55 1936,63 1919,76 1894,97 1877,127 1839,207 1830,216 1767,233 1750,245 1737,254 1720,267 1648,292 1640,296 1631,309 1640,355 1648,377 1665,385 1682,389 1716,394 1737,389 1817,334 1868,305 1877,305 1894,309 1915,317 1927,330 1940,355 1944,368 1944,385 1940,402 1932,415 1919,419 1898,432 1889,436 1885,449 1881,461 1881,487 1889,499 1898,512 1911,529 1953,559 1974,576 2004,588 2016,601 2025,609 2025,614 2021,622 1940,724 1902,749 1885,758 1877,766 1864,779 1860,792 1856,813 1856,834 1860,855 1864,872 1872,893 1881,923 1881,931 1889,982 1885,1024 1881,1050 1877,1088 1885,1156 1885,1168 1877,1202 1864,1219 1847,1236 1830,1253 1796,1278 1771,1295 1703,1342 1686,1350 1682,1355 1682,1367 1686,1380 1690,1393 1695,1397 1699,1401 1707,1414 1784,1503 1792,1520 1813,1575 1830,1609 1843,1617 1847,1621 1868,1642 1877,1647 1894,1664 1911,1689 1923,1710 1923,1736 1919,1769 1919,1774 1915,1791 1906,1812 1898,1833 1889,1846 1877,1854 1860,1863 1800,1879 1775,1892 1754,1892 1733,1888 1673,1867 1640,1858 1631,1863 1618,1867 1614,1875 1614,1888 1635,1957 1644,1965 1648,1969 1682,1982 1703,1986 1712,1995 1724,2003 1733,2016 1733,2033 1737,2058 1737,2088 1741,2109 1750,2156 1745,2173 1729,2177 1724,2177 1720,2173 1712,2177 1716,2181 1707,2177 1703,2181 1699,2181 1695,2185 1690,2194 1695,2198 1695,2206 1686,2206 1682,2202 1678,2202 1669,2206 1652,2206 1648,2198 1635,2198 1644,2194 1640,2190 1640,2177 1635,2173 1618,2173 1614,2177 1610,2177 1602,2173 1597,2164 1589,2168 1589,2173 1585,2173 1572,2168 1568,2164 1559,2164 1555,2164 1555,2156 1546,2156 1538,2147 1517,2147 1508,2151 1496,2156 1491,2156 1487,2147 1487,2143 1475,2143 1475,2139 1466,2134 1457,2134 1448,2130 1435,2130 1427,2134 1423,2130 1414,2134 1410,2139 1406,2143 1402,2143 1393,2139 1389,2139 1385,2134 1380,2139 1372,2143 1351,2147 1342,2151 1334,2151 1330,2143 1317,2143 1308,2134 1304,2134 1287,2147 1275,2151 1258,2164 1249,2160 1245,2160 1236,2156 1224,2164 1220,2168 1203,2173 1194,2181 1190,2185 1181,2185 1181,2190 1169,2202 1169,2206 1156,2206 1143,2202 1139,2198 1135,2198 1131,2194 1122,2185 1114,2177 1105,2177 1088,2147 1080,2143 1076,2139 1071,2139 1063,2130 1054,2130 1046,2122 1021,2118 1012,2109 999,2109 999,2113 957,2113 953,2118 940,2122 932,2118 919,2122 902,2122 898,2113 885,2105 881,2105 877,2096 860,2096 851,2088 839,2067 813,2046 817,2033 813,2020 813,2003 792,1961 788,1930 775,1888 767,1875 762,1867 767,1858 762,1854 758,1846 745,1816 745,1808 733,1782 720,1748 716,1731 712,1727 707,1727 703,1723 703,1719 699,1719 699,1710 690,1630 682,1562 673,1486 644,1422 576,1228 568,1232 559,1236 551,1236 542,1232 538,1232 538,1228 534,1223 529,1219 521,1219 513,1215 508,1215 500,1219 500,1223 491,1228 491,1232 483,1236 462,1236 453,1228 449,1223 445,1215 424,1215 419,1219 411,1223 402,1223 394,1228 390,1232 386,1232 381,1236 377,1236 373,1236 373,1219 369,1219 360,1219 356,1223 356,1228 352,1232 352,1223 356,1079 331,1075 275,1075 250,1071 229,1067 216,1058 208,1054 199,1041 187,1041 174,1054 170,1054 157,1058 144,1062 119,1058 110,1062 106,1062 81,1054 77,1050 64,1046 0,1050 5,825 17,830 21,834 64,834 77,842 89,847 102,863 115,859 127,855 136,859 140,863 157,868 170,868 191,863 199,863 216,868 225,863 233,863 237,859 259,838 267,830 284,830 322,842 360,842 377,838 394,821 407,813 441,813 445,808 453,792 458,792 466,787 517,787 538,770 555,766 568,758 576,753 623,745 631,736 640,724 644,703 665,703 682,694 686,690 686,681 690,673 703,673 720,681 737,681 750,673 758,660 771,660 788,656 805,656 839,669 868,669 877,665 898,652 927,648 936,648 974,626 978,618 1016,559 1033,559 1046,571 1063,571 1080,563 1080,550 1084,521 1088,521 1101,525 1109,538 1122,538 1139,533 1143,529 1164,499 1173,491 1181,487 1211,487 1220,478 1232,474 1232,436 1228,415 1232,394 1232,385 1249,364 1262,360 1275,360 1283,364 1304,364 1313,360 1347,326 1359,309 1368,300 1406,288 1435,279 1444,279">
          <text:p/>
        </draw:polygon>
        <draw:polygon draw:style-name="gr8" draw:text-style-name="P1" draw:layer="layout" svg:width="1.939cm" svg:height="1.596cm" svg:x="2.743cm" svg:y="10.413cm" svg:viewBox="0 0 1940 1597" draw:points="466,1597 458,1597 441,1593 428,1589 407,1589 403,1585 399,1585 399,1581 411,1568 420,1564 428,1541 428,1533 424,1529 416,1529 407,1524 390,1508 377,1503 335,1461 318,1453 310,1444 306,1444 301,1448 297,1461 276,1461 267,1457 246,1444 225,1440 195,1431 174,1431 161,1410 156,1385 174,1385 179,1381 179,1376 161,1376 144,1372 135,1372 127,1376 122,1376 122,1368 131,1364 131,1359 118,1351 106,1351 101,1347 93,1347 80,1326 80,1309 63,1300 46,1300 21,1309 12,1309 8,1292 0,1275 8,1275 12,1270 12,1262 8,1258 8,1249 12,1245 17,1245 29,1249 34,1245 38,1228 38,1224 34,1220 38,1220 42,1211 46,1211 38,1194 42,1190 51,1190 55,1182 59,1177 63,1177 72,1186 80,1182 80,1186 118,1186 127,1182 131,1177 135,1143 135,1139 139,1135 156,1139 161,1139 170,1131 183,1122 183,1110 179,1097 166,1084 166,1072 152,1059 152,1042 148,1029 152,1012 166,1000 187,991 204,987 234,974 246,953 263,940 263,936 276,932 280,928 276,919 280,915 280,911 259,868 259,864 276,860 276,856 280,839 276,830 276,822 284,813 293,809 297,809 310,813 318,809 322,805 335,805 339,801 339,792 344,784 352,784 356,792 361,796 361,801 365,801 382,792 390,796 394,801 394,809 411,809 416,805 420,801 441,801 445,796 458,788 462,788 466,801 466,805 479,805 483,809 496,809 500,809 517,822 526,813 538,813 543,818 547,818 551,813 555,813 560,809 555,805 560,801 564,801 568,805 572,805 581,796 581,788 593,788 606,792 615,792 615,784 619,779 619,771 636,771 640,775 640,779 648,775 665,784 674,779 678,784 687,775 699,775 708,771 712,775 716,771 716,767 712,750 708,720 691,682 695,665 699,652 699,644 695,644 695,623 708,589 708,17 737,17 750,13 763,5 771,0 809,0 822,5 839,26 847,43 860,51 856,89 860,98 869,106 907,132 919,153 936,161 945,166 957,183 974,187 991,195 1012,204 1042,242 1055,246 1063,246 1089,233 1123,221 1139,199 1144,199 1148,204 1156,221 1161,225 1186,238 1199,250 1203,259 1211,267 1216,276 1211,288 1207,301 1211,310 1224,326 1245,339 1262,356 1283,365 1300,373 1330,381 1343,386 1351,398 1360,411 1360,449 1364,449 1368,458 1381,462 1402,479 1406,492 1406,513 1402,525 1385,538 1381,542 1381,551 1389,580 1402,597 1410,606 1482,606 1491,610 1495,619 1504,623 1504,627 1508,652 1504,720 1508,724 1520,729 1576,741 1592,754 1601,758 1605,762 1631,762 1652,750 1673,741 1690,741 1728,762 1753,771 1770,771 1910,830 1940,839 1872,945 1868,936 1817,885 1808,881 1787,877 1766,873 1745,873 1728,877 1715,873 1681,864 1669,864 1652,868 1626,898 1601,928 1580,945 1567,966 1554,983 1546,991 1546,1004 1525,1038 1525,1050 1520,1076 1508,1088 1478,1114 1461,1127 1453,1131 1432,1131 1410,1143 1377,1143 1343,1156 1334,1156 1317,1152 1309,1148 1292,1139 1271,1143 1262,1152 1254,1160 1245,1169 1220,1173 1211,1177 1190,1169 1178,1173 1169,1182 1144,1177 1135,1186 1123,1194 1110,1194 1101,1199 1089,1211 1076,1228 1072,1241 1042,1270 1038,1279 1034,1292 1025,1296 1021,1309 1012,1313 996,1317 987,1326 979,1334 966,1334 957,1330 932,1330 924,1338 915,1347 907,1359 907,1372 898,1376 885,1376 856,1364 835,1355 805,1376 801,1385 788,1397 771,1393 758,1397 750,1402 725,1410 712,1414 703,1427 682,1440 678,1436 670,1436 657,1440 640,1440 636,1444 631,1448 627,1453 631,1461 636,1474 631,1478 627,1482 610,1482 606,1486 602,1491 598,1503 593,1524 593,1533 576,1537 538,1546 530,1555 500,1576">
          <text:p/>
        </draw:polygon>
        <draw:polygon draw:style-name="gr8" draw:text-style-name="P1" draw:layer="layout" svg:width="1.194cm" svg:height="1.879cm" svg:x="-0.462cm" svg:y="5.681cm" svg:viewBox="0 0 1195 1880" draw:points="1182,1135 1182,1148 1195,1190 1182,1237 1195,1275 1186,1321 1182,1364 1058,1741 855,1796 800,1804 758,1829 724,1838 699,1842 665,1855 644,1855 631,1868 601,1872 576,1868 542,1880 521,1872 491,1842 491,1821 483,1804 491,1791 483,1783 500,1766 504,1753 491,1724 457,1673 436,1660 449,1656 445,1618 423,1597 411,1597 402,1571 402,1554 390,1537 381,1512 347,1482 343,1436 356,1406 351,1389 347,1381 335,1381 322,1372 318,1364 318,1330 313,1317 296,1304 296,1292 288,1245 267,1233 246,1207 250,1173 258,1165 250,1161 237,1161 233,1148 237,1139 208,1131 203,1118 191,1118 169,1101 174,1089 152,1072 157,1050 161,1038 144,1025 131,1004 131,991 110,957 102,957 97,949 102,911 102,876 114,876 123,863 102,821 102,779 97,749 85,749 81,740 89,724 68,694 85,673 85,656 76,643 64,622 76,613 85,613 85,601 59,554 47,550 38,533 42,525 38,512 72,474 64,470 59,431 42,423 21,402 21,381 34,355 25,351 21,343 9,343 0,334 4,309 13,296 30,283 42,262 72,245 59,224 59,190 42,169 51,160 21,114 47,97 127,42 174,38 199,29 292,8 385,0 415,8 474,38 521,93 563,165 572,211 589,245 580,304 584,376 584,448 593,508 622,541 635,550 673,541 707,525 720,516 758,474 796,444 834,414 872,398 948,376 1003,364 978,406 991,431 1012,436 1025,461 1025,499 1012,520 1058,597 1072,643 1098,694 1106,724 1114,732 1114,745 1140,774 1157,791 1174,834 1182,859 1174,884 1165,898 1157,923 1157,979 1169,1004 1178,1046 1186,1084">
          <text:p/>
        </draw:polygon>
        <draw:polygon draw:style-name="gr8" draw:text-style-name="P1" draw:layer="layout" svg:width="3.04cm" svg:height="2.861cm" svg:x="-0.331cm" svg:y="20.252cm" svg:viewBox="0 0 3041 2862" draw:points="2093,283 2097,283 2093,283 2088,271 2084,262 2097,250 2110,241 2126,237 2139,228 2148,211 2152,199 2148,190 2126,169 2118,156 2114,144 2114,127 2135,118 2160,123 2177,139 2215,182 2228,207 2249,220 2287,250 2304,266 2317,275 2334,271 2347,250 2321,173 2351,148 2372,156 2397,169 2410,173 2427,165 2452,161 2452,182 2440,207 2444,237 2452,245 2465,254 2486,250 2495,233 2491,127 2482,106 2469,97 2448,93 2431,93 2414,84 2419,67 2440,42 2457,29 2478,29 2503,42 2524,80 2550,106 2571,127 2584,135 2601,123 2605,97 2596,84 2579,67 2592,12 2618,0 2711,93 2706,139 2715,186 2740,228 2761,241 2804,233 2812,220 2800,199 2774,165 2787,106 2808,55 2825,34 2850,38 2863,55 2867,72 2846,110 2842,131 2897,165 2914,173 2927,182 2960,186 2994,194 3015,203 3032,220 3041,245 3015,266 2982,262 2956,262 2893,258 2859,250 2833,250 2821,271 2888,317 2910,334 2935,351 2943,377 2943,398 2965,406 2973,406 2973,427 2965,432 2922,427 2888,427 2855,419 2829,410 2825,410 2783,419 2770,427 2766,436 2761,444 2761,448 2783,461 2816,470 2855,487 2910,487 2914,491 2918,495 2922,508 2922,525 2918,529 2914,533 2893,533 2838,516 2821,516 2812,520 2812,550 2800,580 2800,605 2825,635 2825,643 2816,652 2804,647 2770,626 2757,622 2728,622 2698,639 2668,639 2639,622 2626,622 2626,626 2622,631 2634,664 2643,677 2651,686 2677,698 2685,702 2689,711 2685,715 2651,724 2613,724 2588,736 2562,749 2562,758 2575,766 2634,783 2643,779 2673,758 2677,753 2685,749 2702,749 2706,753 2719,770 2723,774 2723,783 2719,791 2702,813 2694,829 2698,834 2702,842 2706,851 2732,872 2740,876 2745,893 2745,897 2736,923 2728,935 2719,935 2711,940 2702,935 2694,927 2664,885 2651,872 2639,863 2630,859 2618,859 2613,863 2601,876 2571,940 2571,982 2575,986 2588,995 2622,999 2634,1007 2647,1016 2651,1028 2668,1041 2711,1079 2711,1088 2706,1092 2689,1096 2685,1096 2656,1083 2639,1083 2634,1092 2634,1105 2643,1122 2643,1143 2639,1151 2630,1155 2605,1155 2588,1147 2584,1147 2541,1177 2541,1194 2554,1207 2588,1250 2601,1258 2618,1275 2622,1279 2618,1292 2613,1296 2601,1296 2558,1292 2537,1288 2516,1292 2503,1292 2491,1300 2486,1313 2491,1317 2491,1338 2495,1347 2512,1355 2541,1364 2567,1377 2579,1389 2584,1398 2588,1406 2592,1415 2622,1461 2668,1504 2668,1521 2660,1521 2647,1516 2634,1516 2579,1499 2558,1499 2554,1495 2546,1482 2541,1474 2537,1444 2537,1415 2529,1410 2520,1410 2512,1415 2499,1423 2452,1449 2414,1465 2406,1474 2410,1487 2414,1495 2419,1499 2469,1499 2478,1504 2482,1504 2482,1512 2465,1554 2465,1559 2469,1571 2482,1580 2491,1588 2512,1601 2516,1601 2516,1605 2507,1614 2457,1626 2435,1635 2431,1635 2410,1631 2402,1626 2372,1618 2364,1614 2351,1614 2334,1622 2334,1639 2338,1648 2347,1664 2355,1673 2359,1681 2376,1694 2393,1711 2406,1724 2419,1732 2444,1753 2457,1775 2457,1783 2435,1783 2397,1762 2368,1753 2342,1758 2334,1762 2330,1766 2330,1775 2334,1779 2347,1783 2368,1791 2372,1796 2376,1800 2372,1808 2338,1851 2330,1863 2325,1868 2330,1876 2351,1906 2355,1914 2351,1918 2347,1923 2338,1923 2304,1910 2241,1885 2198,1876 2186,1876 2177,1880 2165,1885 2160,1889 2160,1897 2186,1914 2220,1931 2228,1940 2237,1944 2237,1948 2232,1948 2220,1944 2211,1961 2198,1969 2177,1978 2173,1982 2152,1982 2148,1986 2143,1990 2148,1995 2152,1999 2173,2012 2177,2020 2177,2024 2169,2024 2148,2020 2139,2024 2131,2029 2122,2037 2114,2058 2105,2062 2101,2067 2093,2067 2084,2062 2080,2067 2084,2075 2097,2079 2101,2084 2110,2096 2110,2100 2118,2100 2181,2105 2198,2117 2198,2122 2194,2122 2156,2139 2148,2147 2152,2151 2165,2156 2169,2160 2177,2172 2173,2177 2169,2181 2165,2177 2148,2168 2131,2168 2122,2172 2118,2172 2114,2168 2110,2160 2110,2130 2097,2126 2054,2139 2050,2143 2042,2156 2021,2160 2021,2164 2025,2172 2029,2194 2042,2206 2046,2206 2042,2211 2016,2211 2008,2206 2004,2211 1991,2215 1978,2215 1961,2219 1932,2223 1936,2232 1944,2232 1949,2236 1944,2253 1944,2257 1932,2257 1915,2249 1911,2249 1906,2253 1902,2270 1902,2287 1923,2308 1923,2316 1902,2316 1872,2312 1864,2308 1846,2308 1808,2295 1808,2308 1816,2316 1825,2325 1846,2329 1850,2333 1864,2350 1872,2354 1881,2359 1885,2367 1889,2388 1872,2384 1860,2380 1829,2367 1825,2367 1812,2376 1804,2376 1799,2363 1770,2354 1766,2354 1761,2359 1749,2388 1744,2393 1711,2393 1706,2397 1698,2414 1698,2422 1715,2431 1715,2435 1706,2435 1672,2426 1668,2426 1660,2410 1656,2401 1647,2397 1643,2384 1626,2376 1626,2346 1622,2342 1605,2342 1596,2338 1584,2325 1575,2321 1571,2321 1571,2325 1575,2342 1575,2363 1579,2367 1592,2376 1592,2380 1579,2397 1579,2401 1575,2418 1588,2426 1588,2435 1554,2431 1550,2426 1545,2418 1537,2414 1533,2414 1524,2418 1507,2414 1486,2401 1478,2397 1461,2397 1448,2388 1444,2388 1440,2393 1440,2397 1448,2410 1448,2418 1444,2422 1423,2422 1414,2435 1414,2443 1410,2448 1410,2456 1414,2460 1418,2460 1414,2465 1406,2469 1389,2465 1376,2465 1372,2460 1363,2452 1351,2443 1334,2435 1330,2439 1308,2448 1304,2452 1300,2460 1300,2469 1304,2477 1317,2481 1321,2498 1321,2503 1291,2486 1270,2481 1266,2486 1253,2494 1249,2503 1249,2507 1245,2511 1241,2511 1228,2507 1224,2503 1220,2498 1215,2494 1211,2486 1203,2469 1198,2469 1190,2473 1181,2473 1177,2473 1177,2477 1181,2481 1181,2486 1173,2490 1169,2490 1164,2498 1152,2498 1152,2515 1160,2520 1156,2532 1156,2537 1135,2541 1122,2541 1114,2532 1109,2541 1105,2553 1080,2566 1046,2562 1033,2562 1016,2579 987,2587 982,2592 966,2608 949,2621 940,2625 940,2630 936,2647 940,2655 940,2668 949,2685 957,2689 957,2706 944,2714 940,2723 927,2727 923,2731 919,2735 919,2748 915,2757 910,2761 902,2761 898,2765 898,2778 877,2774 868,2778 868,2786 864,2791 860,2786 851,2782 830,2782 830,2778 826,2782 817,2769 809,2765 805,2769 800,2765 792,2765 788,2761 783,2757 775,2761 762,2757 741,2761 737,2765 733,2765 728,2774 720,2769 716,2774 712,2778 703,2778 703,2786 695,2786 686,2791 682,2807 673,2820 669,2820 665,2824 656,2829 644,2837 627,2850 618,2854 614,2858 610,2862 474,2740 474,2735 483,2714 411,2702 402,2697 373,2680 373,2672 377,2664 381,2651 390,2642 394,2638 394,2625 407,2608 411,2596 411,2587 407,2570 398,2558 394,2545 386,2528 386,2507 381,2498 369,2498 360,2494 356,2490 352,2498 347,2507 339,2507 331,2515 237,2498 72,2418 68,2414 64,2414 43,2388 43,2384 47,2380 51,2371 34,2363 34,2359 30,2350 26,2350 21,2346 9,2329 5,2325 0,2312 9,2308 5,2295 17,2283 30,2278 34,2274 43,2266 47,2257 47,2244 43,2236 55,2223 64,2219 77,2227 102,2227 106,2219 106,2215 123,2206 132,2194 123,2172 119,2164 132,2164 170,2172 187,2168 191,2168 195,2156 199,2147 199,2143 187,2134 174,2122 170,2113 157,2105 157,2100 161,2096 182,2096 191,2100 199,2113 208,2134 212,2143 229,2147 250,2147 246,2122 254,2113 267,2092 267,2088 263,2084 237,2075 233,2071 233,2067 242,2071 246,2071 246,2062 250,2062 254,2058 263,2054 271,2054 271,2058 280,2062 284,2054 292,2058 301,2062 314,2079 318,2084 326,2084 326,2075 318,2075 318,2054 322,2045 326,2041 331,2045 339,2054 343,2054 347,2050 347,2033 352,2024 356,2024 369,2029 394,2037 402,2041 407,2041 415,2037 419,2033 419,2029 415,2024 407,2029 407,2024 411,2020 415,2003 415,1999 424,1999 432,2007 436,2003 441,2003 432,1982 441,1982 449,1986 458,1999 462,1999 466,1995 466,1982 453,1969 449,1969 445,1961 441,1957 441,1952 445,1952 470,1948 470,1940 462,1935 441,1931 441,1918 436,1902 441,1902 453,1906 458,1906 470,1902 487,1906 496,1902 500,1902 504,1906 513,1914 521,1914 534,1918 538,1914 546,1910 551,1897 551,1885 546,1868 551,1851 555,1846 563,1855 572,1880 576,1885 593,1885 606,1880 610,1876 606,1872 589,1863 585,1859 580,1842 572,1834 568,1825 568,1813 563,1808 542,1796 542,1791 546,1791 563,1800 568,1800 589,1787 593,1787 610,1817 627,1821 631,1825 652,1825 656,1830 661,1846 661,1851 678,1851 686,1846 686,1842 695,1838 699,1830 695,1830 690,1825 686,1817 682,1808 678,1791 669,1779 661,1770 661,1766 665,1766 673,1762 695,1770 703,1775 712,1787 720,1783 728,1787 733,1804 741,1817 745,1825 754,1834 762,1834 758,1851 758,1855 741,1863 737,1880 737,1885 745,1889 771,1880 783,1872 788,1868 792,1855 788,1842 792,1808 796,1800 805,1796 817,1783 813,1779 800,1766 796,1762 796,1749 792,1728 796,1707 792,1703 762,1707 737,1707 733,1703 724,1698 724,1694 728,1669 737,1656 733,1643 733,1639 745,1639 762,1656 792,1656 792,1643 796,1622 800,1618 817,1618 826,1622 834,1618 847,1614 847,1609 851,1584 847,1576 847,1567 855,1567 864,1576 872,1580 889,1584 902,1592 915,1601 932,1605 949,1605 953,1597 953,1584 940,1576 923,1563 906,1529 902,1525 906,1516 910,1516 919,1521 927,1521 936,1499 940,1495 944,1491 949,1495 957,1512 961,1516 970,1521 974,1529 978,1533 982,1542 999,1542 1008,1550 1025,1550 1025,1537 1021,1525 1016,1521 1008,1521 1004,1516 1004,1495 999,1482 995,1474 995,1470 999,1453 995,1444 999,1436 1008,1436 1025,1440 1029,1444 1029,1453 1033,1453 1050,1457 1059,1457 1063,1465 1067,1470 1071,1465 1071,1457 1080,1444 1088,1427 1093,1427 1101,1432 1118,1461 1122,1465 1126,1465 1148,1461 1156,1457 1160,1457 1160,1453 1156,1449 1139,1432 1135,1419 1135,1406 1131,1402 1122,1398 1105,1398 1101,1394 1097,1389 834,1334 728,1296 678,1271 656,1267 525,1168 508,1151 470,1134 432,1105 419,1096 415,1092 407,1092 398,1088 390,1075 360,1058 233,969 254,969 254,965 259,965 267,952 275,952 275,956 288,956 318,978 322,982 326,990 331,995 331,999 326,1003 326,1007 331,1012 339,999 343,1003 339,1012 335,1020 331,1024 360,1024 364,1016 369,1012 390,1012 398,995 407,990 419,995 424,995 428,982 428,965 445,973 449,969 449,965 445,961 445,956 449,948 458,940 458,923 474,923 479,918 483,910 479,897 479,893 483,885 487,885 491,889 496,893 513,901 517,910 521,906 529,897 529,876 538,868 529,863 529,859 525,855 525,851 529,846 534,846 529,842 529,838 534,834 551,834 559,829 559,825 563,808 563,791 568,787 576,787 580,791 589,796 601,808 610,808 614,804 618,808 627,813 631,817 648,808 661,808 678,800 686,800 695,804 712,800 724,800 728,796 720,787 716,770 712,766 703,766 690,758 682,762 678,766 673,762 678,758 699,741 703,736 699,728 703,724 707,719 724,715 728,715 728,707 720,702 707,702 682,707 669,707 665,702 661,698 661,690 665,681 724,664 728,664 733,673 745,681 750,686 754,690 758,690 775,681 792,690 783,669 783,656 779,643 792,635 826,622 830,614 834,609 834,605 830,605 830,597 834,592 843,592 855,601 872,605 877,609 885,618 910,618 910,601 906,592 910,584 906,567 915,567 919,571 940,575 944,571 949,567 953,567 961,575 970,592 974,597 978,592 982,584 987,580 991,580 999,584 999,588 1008,588 1012,575 1050,575 1071,584 1097,584 1105,580 1105,567 1097,559 1093,550 1097,529 1097,520 1101,520 1109,529 1126,537 1135,546 1139,554 1148,559 1152,559 1152,546 1164,516 1156,504 1139,491 1139,482 1148,478 1160,478 1169,482 1186,499 1194,504 1211,499 1220,504 1232,504 1232,499 1236,495 1245,495 1245,474 1241,465 1232,453 1241,448 1245,444 1249,448 1270,465 1270,482 1275,487 1296,482 1300,478 1308,474 1308,465 1321,474 1330,474 1334,470 1338,461 1338,453 1330,444 1330,432 1334,432 1338,436 1347,440 1351,444 1359,444 1368,440 1376,436 1380,419 1385,410 1380,406 1372,398 1363,398 1351,393 1351,398 1347,398 1342,393 1347,389 1351,381 1355,368 1368,347 1372,347 1376,355 1380,360 1393,364 1410,364 1427,377 1427,355 1423,351 1406,343 1410,334 1418,326 1418,321 1414,317 1406,313 1402,305 1406,288 1410,283 1431,275 1440,271 1444,271 1452,275 1461,279 1465,275 1457,271 1461,266 1474,271 1478,266 1490,262 1495,258 1499,258 1503,262 1507,262 1516,254 1516,245 1520,245 1541,241 1541,237 1571,241 1575,237 1588,228 1601,224 1605,224 1617,216 1622,216 1630,220 1651,220 1660,224 1672,220 1672,216 1668,216 1668,211 1672,207 1681,211 1702,220 1706,220 1711,207 1711,203 1719,199 1723,203 1736,211 1740,211 1744,207 1774,194 1783,186 1787,186 1791,190 1787,194 1778,207 1770,211 1766,224 1770,228 1778,233 1783,237 1787,237 1795,233 1816,233 1825,245 1829,241 1838,228 1860,228 1856,224 1846,190 1846,182 1850,173 1850,165 1846,156 1846,148 1850,148 1881,144 1889,135 1894,135 1898,144 1906,144 1936,152 1944,156 1949,169 1953,178 1953,182 1961,178 1974,173 1983,173 2012,186 2029,182 2042,186 2042,194 2033,207 2046,224 2046,233 2042,241 2042,250 2050,254 2059,271 2071,279 2076,279 2080,288 2084,292">
          <text:p/>
        </draw:polygon>
        <draw:polygon draw:style-name="gr8" draw:text-style-name="P1" draw:layer="layout" svg:width="1.211cm" svg:height="2.328cm" svg:x="1.913cm" svg:y="4.982cm" svg:viewBox="0 0 1212 2329" draw:points="47,51 42,30 47,0 72,4 190,21 284,55 301,59 322,55 334,59 360,85 385,102 504,148 516,153 576,186 597,191 665,220 715,233 745,237 792,246 851,254 910,292 940,335 974,351 982,364 995,373 1071,428 1136,508 1212,572 1191,584 1119,597 1054,635 1046,648 1029,652 982,682 961,716 944,779 919,792 876,800 876,839 804,860 804,945 682,971 766,1085 1037,1335 1008,1394 1008,1424 1012,1440 1008,1504 982,1555 961,1606 961,1627 957,1682 978,1707 982,1720 982,1737 978,1775 1012,1843 1029,1851 1071,1902 1109,1940 855,2329 842,2321 830,2296 821,2291 817,2279 817,2249 813,2241 800,2236 783,2207 758,2181 758,2147 754,2122 698,2071 643,2033 618,2008 597,1999 576,1974 559,1970 550,1948 516,1936 495,1919 500,1906 491,1872 478,1864 470,1843 461,1821 444,1800 432,1783 419,1779 419,1745 411,1737 398,1733 389,1711 373,1703 373,1690 364,1669 347,1639 334,1631 326,1618 326,1606 317,1597 305,1597 301,1572 296,1559 267,1529 258,1512 250,1517 237,1512 237,1504 207,1474 203,1457 195,1449 174,1415 157,1407 148,1381 127,1364 93,1313 80,1309 72,1301 68,1288 51,1288 30,1280 17,1280 21,1267 0,1267 8,1237 0,1191 8,1182 47,1148 34,1136 13,1119 4,1102 17,1089 47,1072 55,1064 68,1055 114,1076 131,1081 148,1081 144,1064 131,1038 140,1030 203,1017 207,1004 165,949 161,941 165,920 190,928 216,924 216,911 212,886 250,865 258,852 254,839 237,813 241,804 288,792 301,788 309,775 313,749 330,728 334,711 305,703 288,707 271,699 271,694 258,661 250,635 216,605 216,597 220,580 233,559 220,512 246,483 250,432 271,381 271,364 237,326 182,296 161,280 157,250 161,229 148,199 114,165 106,153 80,127 59,119 38,106 38,89">
          <text:p/>
        </draw:polygon>
        <draw:polygon draw:style-name="gr8" draw:text-style-name="P1" draw:layer="layout" svg:width="1.892cm" svg:height="1.503cm" svg:x="15.608cm" svg:y="8.343cm" svg:viewBox="0 0 1893 1504" draw:points="1423,22 1470,0 1495,0 1626,77 1677,98 1681,106 1677,127 1673,132 1673,144 1677,157 1694,174 1715,191 1720,199 1753,229 1792,254 1804,267 1821,318 1834,352 1842,369 1851,390 1851,407 1855,458 1868,491 1868,542 1855,572 1855,610 1885,635 1893,669 1872,707 1859,750 1855,800 1847,830 1842,860 1825,881 1808,940 1825,991 1834,1021 1830,1059 1792,1173 1787,1207 1779,1228 1741,1266 1711,1321 1652,1393 1614,1397 1580,1410 1580,1414 1576,1414 1563,1397 1542,1393 1512,1389 1470,1402 1398,1428 1377,1445 1372,1445 1271,1504 1216,1500 1195,1487 1186,1466 1186,1449 1207,1414 1220,1380 1216,1355 1203,1338 1195,1325 1190,1308 1178,1287 1157,1279 1140,1279 1068,1287 1059,1283 1046,1279 1004,1245 991,1245 941,1270 919,1275 907,1270 898,1262 894,1258 898,1253 924,1203 924,1177 911,1160 898,1152 886,1156 864,1156 814,1139 767,1126 725,1126 712,1122 704,1118 704,995 699,978 695,961 640,923 619,919 602,906 593,902 568,864 551,826 551,822 526,796 496,779 465,762 453,741 432,690 415,673 385,661 355,657 322,648 300,640 211,627 190,614 165,606 140,602 106,614 59,635 42,635 21,627 8,610 0,576 0,555 13,546 76,530 123,508 131,496 127,394 135,343 127,301 135,267 148,284 156,297 169,309 195,322 207,326 250,343 262,348 283,360 309,364 326,364 360,356 385,352 402,339 449,301 461,297 509,288 543,288 704,352 754,364 784,360 809,352 843,335 856,331 919,335 936,339 1004,373 1013,373 1025,377 1051,364 1068,356 1093,309 1110,288 1127,263 1135,237 1118,110 1118,94 1127,77 1152,68 1300,17 1317,13 1419,22">
          <text:p/>
        </draw:polygon>
        <draw:polygon draw:style-name="gr8" draw:text-style-name="P1" draw:layer="layout" svg:width="1.833cm" svg:height="1.892cm" svg:x="1.126cm" svg:y="14.829cm" svg:viewBox="0 0 1834 1893" draw:points="533,1105 533,1092 499,1067 453,1045 423,1037 355,1012 309,1003 241,1003 228,999 220,990 215,978 215,965 220,952 241,927 249,910 249,885 241,876 224,868 194,863 101,859 84,863 67,859 33,847 12,825 8,813 0,796 0,758 4,741 17,728 29,711 38,694 42,686 55,669 59,631 59,618 55,605 50,593 46,584 33,576 25,559 46,546 59,550 67,554 88,567 114,567 127,559 135,550 144,542 139,529 148,504 148,478 152,466 160,457 169,453 177,449 194,449 215,453 224,461 224,487 228,495 249,504 262,495 249,474 249,444 254,432 271,419 283,415 292,427 304,432 317,444 313,457 304,461 300,474 309,478 351,474 355,482 368,487 376,491 389,491 385,466 372,444 347,440 338,436 334,423 355,410 359,402 385,385 393,398 385,406 389,415 393,427 406,427 414,440 423,449 440,457 448,453 448,427 461,402 457,389 461,377 469,368 482,364 478,351 486,339 512,339 520,347 529,355 525,360 529,368 550,381 554,385 550,394 537,406 537,410 541,415 546,415 550,419 554,423 554,432 558,440 567,440 567,432 580,419 592,419 592,432 601,444 601,449 605,457 635,457 643,453 647,449 656,449 660,444 660,436 647,427 652,423 668,415 677,406 685,394 690,385 694,381 698,381 707,394 719,406 728,410 736,423 753,423 753,406 757,398 770,398 770,394 753,381 774,360 783,360 795,364 808,368 817,372 834,377 855,364 855,360 850,355 842,355 838,347 855,334 850,330 855,326 863,313 867,309 863,305 859,300 850,300 846,292 842,288 838,283 834,288 825,292 817,283 804,283 800,267 804,245 800,241 791,241 787,237 787,224 800,224 800,207 804,207 808,216 817,224 829,233 838,237 872,237 876,233 872,233 863,224 859,220 855,212 850,212 846,207 846,199 850,195 863,195 863,190 855,186 850,178 846,173 855,173 863,165 880,165 884,173 884,178 889,178 901,182 906,182 910,186 927,173 939,161 948,148 944,144 948,135 952,135 956,140 956,152 961,156 969,156 973,161 986,161 986,173 977,190 982,195 990,199 999,199 1007,190 1007,186 1011,178 1020,169 1020,156 1011,156 1007,152 1007,148 1003,144 1003,140 1016,140 1016,135 1007,131 1003,131 994,123 986,131 982,127 969,101 973,85 977,85 986,89 1003,89 1007,97 1011,97 1011,93 1016,76 1020,72 1033,72 1054,68 1058,68 1058,80 1071,89 1088,89 1109,93 1109,89 1104,80 1104,72 1109,72 1117,80 1130,85 1134,89 1130,97 1130,106 1134,110 1138,114 1151,101 1168,101 1172,93 1198,93 1202,89 1210,85 1215,76 1223,76 1223,68 1219,68 1215,59 1210,46 1215,38 1219,34 1219,42 1223,42 1231,46 1236,51 1240,46 1257,46 1257,55 1265,59 1270,63 1274,55 1270,51 1278,42 1287,38 1291,38 1299,42 1303,42 1316,38 1329,46 1333,42 1342,42 1342,34 1346,29 1358,29 1354,38 1363,38 1367,42 1371,38 1367,25 1380,8 1384,4 1397,4 1401,0 1414,4 1418,4 1418,8 1422,17 1418,21 1426,29 1422,34 1426,38 1426,42 1422,42 1409,51 1409,55 1414,55 1414,59 1409,59 1409,80 1418,89 1422,101 1426,101 1430,110 1439,110 1447,101 1443,97 1439,85 1452,76 1460,76 1464,80 1477,80 1481,85 1490,93 1502,101 1507,110 1515,114 1519,123 1532,131 1541,152 1545,156 1562,169 1566,186 1583,199 1596,216 1608,216 1617,220 1635,224 1647,233 1677,254 1673,275 1673,283 1669,292 1673,309 1673,322 1685,339 1690,355 1690,364 1685,377 1673,402 1669,410 1673,423 1673,440 1660,453 1660,470 1656,482 1660,499 1656,512 1660,521 1652,546 1643,559 1647,559 1639,567 1639,584 1643,609 1643,622 1669,622 1677,631 1673,648 1669,656 1647,656 1635,652 1626,648 1621,635 1612,626 1604,618 1600,609 1591,618 1596,635 1600,652 1604,664 1591,669 1579,660 1570,652 1562,639 1536,643 1528,639 1528,631 1536,618 1532,605 1519,601 1502,584 1494,593 1485,605 1481,614 1490,622 1502,631 1511,639 1507,648 1507,660 1515,669 1524,681 1511,681 1498,673 1485,673 1477,681 1473,690 1473,707 1481,736 1473,745 1464,741 1456,728 1443,728 1435,749 1426,758 1447,770 1469,787 1477,787 1481,783 1507,787 1519,796 1528,804 1536,817 1562,842 1579,851 1596,863 1621,863 1652,868 1677,876 1685,885 1690,897 1694,906 1702,914 1711,927 1715,940 1728,944 1740,944 1766,931 1779,923 1800,969 1834,1045 1825,1054 1817,1067 1817,1088 1821,1109 1812,1117 1783,1139 1779,1147 1779,1172 1762,1194 1740,1206 1736,1219 1728,1240 1732,1249 1698,1279 1690,1288 1681,1296 1669,1317 1664,1330 1656,1339 1656,1351 1647,1372 1635,1377 1617,1394 1621,1406 1617,1415 1604,1423 1600,1432 1604,1440 1583,1457 1574,1466 1566,1487 1549,1508 1541,1504 1515,1508 1502,1508 1494,1499 1494,1487 1481,1487 1469,1495 1443,1504 1430,1516 1418,1533 1401,1576 1384,1580 1363,1588 1354,1597 1342,1597 1325,1614 1325,1639 1333,1652 1333,1665 1316,1681 1312,1698 1303,1703 1291,1703 1282,1694 1274,1690 1270,1698 1257,1694 1240,1694 1236,1673 1227,1665 1219,1656 1206,1648 1193,1643 1172,1635 1164,1631 1151,1631 1138,1639 1126,1639 1096,1643 1088,1639 1041,1635 994,1639 944,1652 901,1673 872,1690 867,1698 859,1707 850,1720 838,1745 829,1783 825,1792 817,1834 800,1876 791,1885 787,1889 774,1893 749,1893 740,1885 719,1872 707,1842 690,1830 673,1800 664,1787 664,1775 668,1749 677,1737 707,1694 715,1677 732,1652 740,1626 745,1580 770,1521 779,1504 783,1474 779,1453 779,1449 770,1423 766,1415 757,1398 749,1389 736,1377 711,1360 698,1360 681,1351 635,1334 622,1326 588,1296 575,1284 558,1244 546,1211 537,1177 541,1143">
          <text:p/>
        </draw:polygon>
        <draw:polygon draw:style-name="gr8" draw:text-style-name="P1" draw:layer="layout" svg:width="2.904cm" svg:height="2.281cm" svg:x="4.275cm" svg:y="19.833cm" svg:viewBox="0 0 2905 2282" draw:points="1809,406 1809,398 1805,393 1796,389 1792,389 1792,376 1788,372 1766,359 1762,359 1745,364 1733,364 1724,355 1724,343 1728,338 1733,334 1741,326 1750,326 1758,321 1775,326 1809,326 1817,321 1822,317 1826,313 1830,304 1830,296 1826,288 1822,283 1813,279 1792,275 1766,271 1754,271 1745,266 1741,262 1737,249 1733,249 1728,245 1724,241 1724,232 1728,224 1728,216 1724,211 1741,190 1741,186 1750,186 1754,190 1754,194 1758,194 1775,199 1779,203 1783,207 1792,216 1796,220 1805,220 1826,228 1843,228 1851,224 1860,220 1864,216 1868,211 1872,199 1872,190 1868,182 1860,169 1855,161 1860,148 1864,144 1868,139 1877,135 1902,144 1910,144 1923,139 1927,135 1932,127 1932,122 1927,118 1915,118 1915,114 1923,105 1923,101 1906,80 1902,72 1898,63 1898,55 1902,46 1915,42 1923,34 1953,12 1961,8 1987,4 1995,0 1991,34 1991,50 1995,72 2008,97 2020,114 2033,122 2042,127 2063,144 2084,173 2109,199 2232,262 2270,275 2274,275 2308,279 2325,292 2342,296 2376,304 2423,304 2452,317 2469,321 2486,330 2495,334 2499,343 2499,351 2495,389 2486,419 2465,444 2444,470 2406,508 2389,533 2380,550 2376,563 2380,580 2389,597 2418,622 2435,635 2448,639 2478,643 2490,652 2495,664 2499,681 2495,711 2495,719 2528,728 2550,732 2588,740 2592,749 2575,783 2528,804 2448,863 2410,889 2359,935 2355,948 2355,952 2359,965 2376,978 2380,982 2397,986 2423,978 2457,956 2465,948 2486,948 2499,952 2516,961 2533,973 2537,999 2541,1037 2541,1062 2554,1096 2571,1109 2596,1121 2613,1117 2626,1113 2639,1096 2651,1058 2668,1037 2694,1024 2706,1024 2719,1033 2723,1045 2727,1058 2727,1092 2723,1113 2711,1130 2685,1151 2668,1164 2643,1193 2630,1215 2622,1240 2622,1270 2634,1295 2643,1312 2651,1325 2660,1329 2677,1329 2694,1320 2753,1287 2766,1278 2804,1270 2816,1265 2838,1257 2850,1244 2876,1232 2897,1232 2901,1236 2905,1240 2905,1253 2897,1270 2884,1287 2850,1337 2821,1375 2808,1414 2804,1426 2778,1426 2715,1397 2702,1392 2689,1397 2677,1401 2672,1409 2668,1414 2668,1418 2664,1422 2664,1439 2672,1507 2668,1528 2664,1536 2655,1549 2643,1558 2639,1566 2639,1574 2647,1583 2630,1591 2630,1596 2622,1608 2609,1621 2600,1625 2596,1625 2592,1617 2588,1613 2579,1613 2567,1621 2558,1625 2554,1617 2550,1613 2545,1617 2545,1625 2541,1634 2537,1634 2533,1629 2537,1617 2533,1613 2528,1613 2524,1617 2520,1617 2520,1625 2516,1625 2507,1629 2503,1625 2499,1613 2495,1608 2490,1608 2486,1613 2482,1617 2478,1613 2461,1596 2452,1596 2448,1600 2444,1608 2444,1613 2440,1613 2431,1608 2427,1596 2423,1574 2418,1570 2410,1570 2397,1583 2393,1587 2393,1574 2397,1553 2397,1549 2393,1545 2389,1545 2385,1549 2380,1558 2376,1562 2368,1562 2363,1558 2359,1549 2359,1545 2368,1532 2368,1524 2351,1524 2330,1536 2317,1536 2313,1532 2313,1528 2317,1524 2321,1515 2321,1511 2317,1507 2304,1507 2296,1511 2274,1515 2258,1528 2232,1541 2228,1541 2224,1536 2228,1524 2228,1515 2219,1515 2198,1536 2186,1545 2181,1566 2181,1574 2186,1579 2190,1583 2203,1579 2211,1579 2211,1587 2207,1591 2186,1600 2177,1604 2169,1617 2164,1621 2156,1625 2147,1625 2143,1621 2147,1613 2143,1608 2135,1604 2126,1608 2122,1608 2118,1604 2122,1600 2122,1596 2114,1596 2109,1591 2101,1587 2097,1579 2088,1574 2076,1570 2067,1570 2042,1591 2029,1596 2025,1604 2020,1613 2012,1613 2008,1608 2008,1604 2012,1596 2012,1591 2004,1591 2008,1587 2004,1583 1999,1587 1987,1587 1991,1579 1987,1574 1982,1579 1978,1579 1974,1579 1978,1570 1974,1566 1965,1566 1961,1570 1953,1579 1944,1596 1940,1613 1936,1617 1932,1621 1927,1629 1927,1659 1919,1659 1910,1651 1902,1638 1898,1634 1893,1634 1885,1617 1872,1617 1860,1613 1855,1617 1855,1621 1860,1634 1868,1651 1868,1655 1864,1659 1860,1659 1855,1655 1843,1651 1838,1646 1830,1642 1817,1651 1813,1646 1813,1642 1809,1638 1800,1642 1796,1646 1788,1651 1783,1655 1775,1655 1775,1629 1779,1617 1779,1608 1775,1600 1758,1587 1754,1574 1745,1574 1737,1591 1733,1600 1728,1604 1720,1604 1716,1600 1707,1596 1699,1596 1682,1587 1678,1583 1678,1562 1669,1562 1656,1566 1623,1574 1618,1579 1614,1579 1614,1583 1584,1583 1576,1579 1555,1566 1546,1558 1534,1549 1504,1536 1491,1532 1483,1524 1479,1515 1474,1507 1462,1498 1445,1490 1432,1481 1424,1477 1411,1477 1398,1481 1385,1481 1369,1486 1335,1498 1322,1502 1297,1477 1288,1469 1284,1473 1267,1490 1267,1528 1263,1532 1258,1532 1237,1524 1229,1519 1216,1524 1195,1528 1178,1536 1178,1541 1174,1570 1178,1579 1182,1579 1170,1596 1157,1608 1140,1613 1127,1613 1115,1621 1102,1621 1089,1625 1081,1625 1060,1621 1060,1634 1047,1651 1047,1663 1038,1676 1034,1680 1030,1680 1026,1676 1017,1668 1009,1663 1000,1663 983,1668 966,1680 954,1689 941,1689 937,1693 933,1697 933,1723 928,1735 933,1740 941,1748 945,1765 949,1773 966,1778 1000,1782 1021,1790 1030,1795 1038,1799 1047,1828 1047,1833 1055,1838 1060,1838 1072,1842 1085,1838 1098,1838 1115,1828 1123,1828 1136,1842 1157,1855 1161,1863 1165,1872 1165,1893 1182,1923 1191,1927 1199,1927 1187,1940 1191,1944 1191,1948 1182,1961 1182,1969 1195,1978 1199,1982 1225,1982 1229,1986 1237,1990 1246,2007 1246,2011 1242,2020 1229,2037 1225,2041 1225,2045 1229,2050 1250,2054 1263,2054 1263,2058 1254,2067 1250,2079 1246,2083 1242,2083 1237,2079 1225,2079 1220,2083 1216,2092 1212,2109 1203,2113 1199,2113 1199,2117 1203,2122 1203,2126 1195,2134 1182,2147 1178,2151 1170,2151 1140,2134 1136,2134 1131,2138 1123,2151 1119,2160 1115,2160 1110,2155 1110,2151 1115,2147 1115,2138 1110,2138 1106,2147 1102,2147 1098,2134 1089,2134 1085,2138 1081,2143 1081,2168 1072,2177 1068,2177 704,2232 475,2261 340,2282 344,2278 369,2244 374,2232 378,2219 382,2210 386,2198 386,2194 369,2185 357,2168 353,2160 353,2155 344,2147 336,2143 327,2138 319,2126 319,2117 327,2083 344,2062 348,2058 353,2054 357,2062 361,2067 365,2067 374,2062 382,2058 399,2050 408,2037 420,2037 433,2037 437,2033 446,2024 454,2024 458,2020 463,2011 458,2011 450,1999 446,1990 446,1982 450,1978 450,1969 446,1965 446,1956 450,1952 463,1944 463,1927 458,1923 450,1918 437,1914 437,1910 433,1906 433,1897 441,1884 446,1872 446,1868 441,1855 441,1851 458,1824 458,1790 450,1786 441,1786 420,1790 408,1790 395,1786 386,1790 382,1790 369,1795 361,1795 353,1786 340,1786 331,1790 327,1799 327,1816 314,1816 310,1812 310,1807 306,1790 302,1773 302,1765 298,1761 293,1761 285,1773 276,1786 268,1786 259,1790 255,1790 255,1782 247,1773 242,1769 238,1765 230,1761 209,1761 196,1761 192,1765 187,1765 187,1756 183,1752 179,1752 175,1744 175,1740 171,1731 175,1727 175,1723 171,1718 166,1710 162,1706 158,1697 154,1693 158,1685 158,1676 149,1672 141,1663 137,1663 132,1668 137,1672 137,1676 132,1676 124,1676 120,1672 111,1672 111,1680 107,1685 103,1685 90,1676 90,1659 86,1655 72,1655 64,1651 64,1642 68,1638 86,1625 94,1621 94,1617 90,1613 86,1604 72,1596 64,1591 51,1587 38,1583 34,1583 34,1579 38,1574 47,1570 64,1562 64,1558 59,1558 51,1562 47,1562 43,1558 38,1553 34,1545 34,1541 38,1536 38,1532 47,1528 103,1528 107,1524 107,1519 103,1515 99,1511 99,1502 94,1498 94,1494 90,1486 72,1486 68,1481 64,1477 55,1464 51,1460 38,1460 34,1452 47,1447 51,1439 64,1431 72,1426 82,1426 90,1431 94,1435 107,1435 111,1422 111,1418 115,1409 120,1405 124,1405 128,1409 141,1409 154,1414 158,1414 158,1405 154,1384 154,1375 149,1371 141,1371 141,1363 145,1363 145,1359 141,1350 137,1342 132,1337 124,1325 120,1316 115,1312 111,1312 107,1320 103,1320 103,1316 99,1308 99,1291 107,1278 107,1257 111,1257 115,1253 120,1253 124,1257 137,1261 145,1261 149,1270 154,1274 158,1274 166,1278 179,1270 179,1248 175,1248 162,1244 158,1240 154,1236 145,1223 132,1206 128,1202 132,1193 128,1189 107,1189 94,1185 86,1181 76,1177 59,1160 55,1155 64,1143 72,1138 72,1126 68,1126 59,1121 51,1126 38,1121 26,1121 9,1134 0,1134 0,1121 4,1109 4,1075 9,1066 26,1066 30,1071 38,1083 43,1088 51,1088 72,1083 82,1088 86,1092 90,1096 90,1113 94,1117 111,1117 120,1113 124,1105 128,1100 132,1096 132,1083 124,1075 120,1062 111,1050 111,1045 94,1028 90,1020 86,1016 68,1016 68,1020 64,1037 59,1041 51,1041 47,1037 43,1016 47,1007 47,999 51,994 55,990 76,986 86,986 94,982 107,978 120,973 128,969 132,965 137,961 132,952 128,944 124,935 120,918 115,914 99,914 86,910 72,910 64,901 51,897 47,897 43,893 43,880 47,872 51,867 64,859 64,855 59,851 55,851 47,855 43,855 38,851 34,846 34,838 38,829 38,825 47,817 55,812 68,812 86,817 94,821 99,821 103,817 99,808 103,800 103,804 111,808 124,812 132,817 145,817 154,812 162,808 179,796 183,800 192,808 196,812 209,812 238,817 272,829 289,842 302,846 336,855 353,863 357,867 369,880 369,914 378,923 386,927 403,927 441,931 454,923 458,918 467,906 480,906 505,914 522,910 535,906 539,906 556,880 568,855 577,842 590,829 598,821 602,817 607,804 615,800 623,796 628,791 632,787 636,783 636,779 640,753 640,749 649,732 653,724 776,520 806,482 827,482 844,486 877,491 916,491 933,482 962,465 966,461 971,444 975,431 979,431 988,427 1004,431 1017,440 1030,444 1030,448 1038,457 1047,461 1051,465 1060,465 1068,457 1076,453 1102,453 1106,465 1115,465 1119,461 1119,457 1123,457 1127,465 1136,465 1140,461 1148,457 1157,453 1161,453 1170,457 1174,457 1191,453 1203,448 1216,444 1233,444 1242,448 1254,448 1263,440 1271,431 1271,427 1280,427 1284,431 1288,440 1305,453 1326,470 1335,478 1343,478 1347,474 1352,470 1356,470 1360,478 1364,482 1381,491 1398,491 1407,495 1411,499 1415,508 1419,508 1432,499 1445,495 1449,491 1449,482 1445,478 1432,478 1432,470 1436,461 1432,457 1436,453 1436,448 1445,444 1453,440 1466,440 1500,431 1504,427 1504,415 1500,410 1487,402 1479,398 1457,372 1453,368 1449,359 1445,351 1445,338 1449,334 1457,330 1487,330 1496,334 1508,334 1517,330 1521,330 1525,326 1529,330 1534,334 1538,347 1546,359 1551,381 1559,389 1563,389 1568,385 1589,372 1597,368 1606,372 1610,376 1614,385 1627,423 1627,440 1623,444 1614,448 1589,448 1584,453 1576,461 1576,478 1568,486 1568,491 1572,495 1580,495 1597,491 1618,486 1639,478 1652,474 1665,465 1678,457 1682,448 1682,440 1678,431 1678,423 1682,419 1686,402 1690,393 1695,389 1703,385 1707,385 1711,389 1724,398 1733,402 1741,406 1762,427 1766,427 1779,431 1788,427 1809,419">
          <text:p/>
        </draw:polygon>
        <draw:polygon draw:style-name="gr8" draw:text-style-name="P1" draw:layer="layout" svg:width="1.579cm" svg:height="1.249cm" svg:x="-0.254cm" svg:y="13.982cm" svg:viewBox="0 0 1580 1250" draw:points="1410,212 1419,208 1427,199 1436,174 1431,161 1431,136 1440,123 1440,102 1461,85 1469,81 1482,81 1491,85 1503,76 1520,59 1529,47 1533,47 1533,43 1537,43 1533,34 1537,34 1537,30 1541,30 1541,21 1546,17 1546,9 1554,0 1580,378 1575,378 1571,382 1563,382 1512,420 1486,446 1478,458 1453,484 1444,492 1431,505 1427,518 1414,535 1398,585 1393,598 1381,632 1381,636 1364,657 1347,670 1313,691 1304,695 1292,712 1283,717 1266,729 1262,734 1249,746 1241,755 1228,776 1215,789 1211,797 1190,814 1186,818 1182,827 1177,835 1169,852 1160,865 1152,873 1139,882 1131,890 1127,890 1118,894 1110,903 1105,911 1101,916 1097,920 1088,928 1072,937 1067,941 1059,945 1059,949 1041,966 1037,966 1028,971 1016,971 1007,975 1003,979 994,979 973,983 960,988 948,988 939,992 935,996 931,1000 914,1000 905,1004 905,1009 884,1026 880,1030 880,1034 876,1047 867,1051 855,1064 850,1068 846,1072 846,1081 842,1085 833,1110 833,1115 829,1119 825,1119 821,1123 791,1123 787,1127 783,1131 783,1136 778,1140 774,1144 766,1140 762,1136 745,1136 736,1131 732,1131 719,1148 715,1144 690,1148 673,1153 664,1165 651,1191 635,1216 609,1233 584,1242 567,1246 537,1250 524,1246 512,1246 478,1237 452,1220 431,1208 372,1144 364,1127 347,1102 338,1093 317,1072 300,1068 275,1060 254,1055 237,1060 190,1076 177,1085 156,1093 152,1098 139,1106 131,1115 127,1115 101,1127 80,1127 50,1131 42,1131 21,1119 12,1106 8,1093 4,1076 0,1021 0,1009 4,992 4,983 0,971 16,983 42,979 63,979 71,971 80,966 97,962 105,958 118,962 127,954 97,945 80,937 80,924 93,903 110,911 118,907 135,907 143,916 156,920 160,907 177,890 177,865 190,861 203,856 215,856 241,861 254,856 254,848 262,839 262,818 241,806 237,793 245,784 254,780 270,759 283,755 296,750 300,729 313,712 325,708 338,708 381,683 393,687 402,691 406,695 419,700 440,708 461,712 474,708 482,700 495,695 529,695 554,687 563,674 575,679 579,670 596,666 605,657 613,653 618,645 630,640 630,628 626,615 635,573 647,568 651,556 660,552 664,539 673,530 673,518 668,509 677,496 685,492 694,501 706,496 719,501 728,496 740,492 753,492 762,488 774,488 778,480 787,484 804,484 800,475 812,471 812,463 833,454 863,471 867,480 880,475 889,463 897,463 910,471 922,471 944,463 977,467 990,458 1011,454 1037,441 1050,433 1050,425 1046,412 1050,391 1059,382 1067,356 1072,347 1076,335 1088,326 1097,313 1105,292 1110,284 1118,263 1122,250 1135,250 1144,246 1152,225 1156,212 1160,203 1177,195 1194,191 1203,191 1215,195 1220,203 1232,212 1228,225 1241,225 1254,229 1258,237 1266,246 1279,250 1287,258 1309,275 1317,284 1342,284 1351,280 1372,258 1372,250 1381,237 1389,233 1393,225 1393,216 1398,212">
          <text:p/>
        </draw:polygon>
        <draw:polygon draw:style-name="gr8" draw:text-style-name="P1" draw:layer="layout" svg:width="1.634cm" svg:height="1.325cm" svg:x="18.961cm" svg:y="15.151cm" svg:viewBox="0 0 1635 1326" draw:points="389,733 385,691 389,682 385,669 385,648 393,648 398,636 381,636 381,623 376,619 372,619 364,623 359,619 364,614 359,610 351,610 351,597 347,593 343,593 326,585 321,581 326,581 330,576 321,564 321,555 326,555 334,559 334,555 330,547 326,547 321,547 326,538 321,534 317,530 313,526 309,530 309,538 296,542 309,547 313,551 309,551 304,555 296,555 292,568 292,576 283,568 279,568 271,581 266,581 262,589 258,593 249,593 241,597 237,597 228,593 220,589 211,585 194,581 186,572 169,551 156,542 148,530 131,513 118,509 89,513 0,479 12,470 42,454 50,445 55,432 59,411 59,399 63,369 67,352 67,331 72,314 67,301 72,297 72,288 89,284 97,293 101,293 105,288 110,280 118,267 122,267 131,263 139,263 144,255 169,255 173,250 190,229 203,225 216,216 220,212 228,212 237,208 241,212 245,212 254,204 258,204 262,212 271,221 279,221 309,246 326,250 326,263 334,267 343,267 343,272 338,276 347,288 347,301 351,314 351,318 347,322 347,327 355,327 355,331 364,331 368,322 376,318 385,318 393,322 389,327 419,327 423,331 431,331 436,327 440,327 448,331 453,331 457,327 470,327 474,331 478,331 482,327 495,327 508,314 516,314 533,314 537,314 541,293 550,288 546,284 546,280 550,276 554,276 558,272 571,272 571,276 630,276 635,280 630,284 639,293 643,293 664,297 673,301 711,305 715,310 724,305 774,305 774,297 779,293 787,293 791,288 812,288 821,284 821,280 825,276 834,267 834,259 829,255 876,229 876,225 867,221 863,216 863,212 893,216 901,212 927,191 944,191 944,183 935,174 927,174 927,166 931,161 944,161 956,157 961,157 973,170 973,174 982,183 990,191 1024,204 1024,200 1020,191 1020,183 1041,183 1054,174 1062,174 1071,191 1075,191 1083,187 1088,183 1092,174 1088,170 1079,178 1075,178 1071,174 1071,166 1066,161 1062,153 1066,149 1088,145 1096,136 1100,128 1100,123 1092,111 1096,89 1096,80 1075,80 1071,76 1054,67 1049,67 1049,72 1062,84 1066,98 1062,106 1054,115 1049,115 1037,102 1024,98 1020,84 1007,72 1003,63 1016,59 1024,63 1028,72 1041,63 1041,59 1037,46 1020,46 1016,38 1033,17 1033,4 1041,0 1041,21 1049,29 1054,33 1066,33 1071,29 1071,25 1062,17 1071,8 1079,8 1083,12 1079,25 1083,29 1096,33 1109,42 1126,42 1130,50 1130,63 1121,72 1105,72 1105,76 1113,80 1117,84 1138,80 1147,76 1155,42 1160,38 1168,38 1168,50 1176,59 1210,72 1227,76 1232,80 1257,80 1274,76 1337,76 1346,80 1354,89 1367,111 1375,136 1380,153 1371,166 1359,166 1346,157 1350,132 1346,123 1342,115 1329,106 1316,102 1303,106 1295,115 1291,123 1291,136 1299,157 1303,183 1303,208 1299,221 1282,238 1274,250 1265,259 1270,272 1278,276 1303,267 1312,263 1320,259 1333,259 1337,267 1337,276 1329,288 1312,318 1312,343 1303,352 1274,356 1261,356 1244,352 1248,365 1261,390 1270,420 1282,432 1287,445 1303,466 1312,475 1320,483 1329,496 1337,509 1329,551 1342,559 1346,551 1359,530 1367,517 1384,496 1405,458 1447,432 1470,420 1487,415 1499,415 1542,458 1580,483 1601,496 1630,500 1635,509 1630,526 1618,530 1601,526 1592,521 1542,504 1525,496 1491,487 1478,487 1470,496 1460,504 1456,517 1456,547 1465,551 1487,559 1508,564 1520,564 1529,572 1533,572 1537,581 1542,589 1537,623 1542,636 1558,665 1558,678 1554,695 1554,703 1558,712 1554,720 1550,724 1546,724 1542,729 1512,729 1508,741 1508,763 1495,775 1487,780 1470,805 1456,818 1435,839 1418,843 1414,847 1409,868 1388,890 1375,911 1363,923 1367,936 1388,957 1392,978 1392,987 1375,1004 1375,1025 1367,1034 1350,1055 1350,1072 1346,1080 1333,1089 1312,1131 1308,1148 1299,1148 1287,1139 1274,1135 1261,1135 1244,1139 1236,1144 1227,1148 1223,1152 1215,1156 1210,1156 1193,1173 1172,1199 1164,1207 1151,1216 1134,1224 1121,1224 1109,1228 1088,1241 1079,1241 1075,1237 1066,1237 1062,1241 1058,1241 1054,1245 1041,1237 1037,1237 1024,1241 1020,1241 994,1249 986,1245 965,1241 931,1249 901,1258 829,1300 804,1313 757,1326 732,1283 728,1220 724,1190 724,1177 728,1156 728,1148 724,1139 719,1122 702,1105 698,1101 707,1084 707,1076 698,1059 694,1050 698,1034 698,1017 690,1017 673,1004 656,1000 643,995 584,995 575,991 567,987 546,983 537,995 533,957 529,949 525,907 520,902 495,890 491,885 486,885 482,881 470,881 465,873 461,864 465,856 465,847 453,839 436,818 436,809 423,792 419,771 393,746 389,741">
          <text:p/>
        </draw:polygon>
        <draw:polygon draw:style-name="gr8" draw:text-style-name="P1" draw:layer="layout" svg:width="3.036cm" svg:height="3.526cm" svg:x="19.299cm" svg:y="8.792cm" svg:viewBox="0 0 3037 3527" draw:points="1419,653 1546,577 1538,437 1504,31 1508,21 1521,0 1521,17 1530,31 1542,43 1542,56 1555,77 1563,94 1593,115 1623,132 1644,149 1665,170 1682,204 1699,221 1712,225 1733,234 1834,259 1860,264 1877,259 1902,259 1919,264 1961,285 1974,293 2012,327 2021,331 2033,336 2071,331 2080,336 2093,344 2114,365 2122,378 2143,395 2156,403 2186,412 2198,424 2207,437 2198,467 2198,471 2186,488 2173,501 2156,513 2143,518 2131,526 2126,530 2118,543 2105,568 2088,615 2084,623 2084,632 2080,657 2080,695 2054,738 2050,755 2059,772 2063,784 2071,797 2076,827 2084,848 2088,869 2097,890 2105,894 2122,903 2135,907 2190,911 2207,916 2232,932 2258,949 2287,975 2296,983 2300,1000 2321,1013 2334,1017 2351,1013 2359,1004 2368,996 2376,975 2380,966 2393,966 2402,975 2431,1026 2435,1038 2448,1051 2465,1064 2482,1072 2499,1076 2554,1068 2588,1072 2605,1076 2622,1085 2634,1089 2656,1093 2706,1072 2740,1068 2766,1051 2795,1038 2812,1026 2846,1072 2850,1081 2859,1093 2871,1106 2888,1110 2910,1114 2939,1127 2956,1131 2973,1136 2990,1140 3003,1153 3007,1161 3011,1174 3015,1182 3032,1220 3032,1237 3020,1254 2994,1301 2982,1322 2969,1326 2960,1343 2994,1419 3007,1436 3028,1457 3037,1479 3003,1521 2986,1500 2965,1491 2922,1508 2880,1534 2859,1542 2838,1546 2804,1542 2783,1542 2766,1555 2753,1593 2757,1635 2761,1648 2787,1682 2800,1724 2795,1749 2778,1783 2770,1805 2744,1788 2719,1783 2685,1809 2685,1817 2643,1860 2647,1876 2639,1889 2639,1940 2630,1948 2601,1957 2584,1957 2579,1974 2550,1995 2516,1995 2516,2008 2546,2012 2554,2016 2558,2025 2554,2046 2567,2075 2588,2105 2617,2130 2634,2139 2639,2152 2630,2173 2622,2181 2592,2190 2562,2194 2554,2198 2550,2249 2537,2262 2499,2283 2495,2296 2482,2313 2482,2325 2490,2338 2520,2346 2529,2363 2550,2376 2562,2406 2550,2414 2529,2418 2516,2440 2499,2452 2393,2541 2287,2567 2266,2596 2270,2609 2287,2630 2292,2643 2279,2660 2279,2672 2308,2710 2304,2715 2292,2732 2292,2736 2300,2761 2317,2778 2317,2795 2292,2804 2283,2812 2338,2871 2347,2892 2355,2897 2385,2905 2393,2914 2402,2909 2410,2909 2414,2914 2440,2914 2444,2918 2465,2960 2482,2973 2486,2990 2503,2998 2516,2998 2533,3003 2550,2994 2567,3003 2588,2986 2609,2977 2626,2952 2639,2952 2677,2960 2689,2973 2681,2998 2677,3011 2685,3024 2706,3049 2723,3041 2736,3041 2761,3036 2778,3041 2800,3032 2816,3032 2825,3019 2855,3003 2867,2981 2867,2960 2876,2969 2884,2998 2884,3058 2880,3075 2884,3104 2880,3130 2897,3138 2897,3159 2905,3163 2918,3163 2922,3176 2910,3210 2897,3218 2901,3244 2893,3248 2888,3248 2876,3240 2867,3244 2871,3265 2859,3295 2850,3303 2829,3350 2838,3362 2825,3375 2821,3392 2804,3405 2804,3422 2774,3430 2757,3422 2753,3426 2744,3434 2749,3460 2740,3460 2719,3456 2664,3434 2643,3422 2639,3422 2622,3451 2592,3456 2562,3472 2537,3477 2524,3477 2486,3456 2452,3447 2444,3456 2431,3456 2368,3439 2347,3426 2321,3434 2308,3456 2283,3477 2279,3494 2270,3506 2275,3511 2279,3515 2283,3515 2279,3519 2266,3527 2262,3523 2262,3502 2258,3498 2241,3498 2236,3494 2236,3485 2245,3468 2245,3460 2228,3447 2220,3439 2224,3430 2228,3430 2258,3434 2266,3434 2292,3426 2292,3422 2262,3405 2249,3400 2236,3396 2232,3396 2224,3405 2215,3405 2203,3413 2198,3413 2194,3409 2190,3413 2186,3426 2190,3443 2186,3447 2177,3447 2173,3443 2165,3430 2160,3426 2139,3413 2135,3417 2131,3422 2126,3426 2109,3422 2097,3426 2088,3426 2088,3409 2084,3405 2080,3409 2076,3439 2071,3447 2067,3451 2063,3447 2059,3434 2059,3430 2054,3422 2054,3409 2059,3396 2054,3392 2050,3396 2046,3400 2042,3417 2021,3409 2012,3388 2012,3384 2033,3371 2046,3354 2046,3350 2038,3337 2029,3316 2033,3312 2042,3312 2071,3316 2084,3320 2101,3320 2105,3316 2105,3312 2093,3307 2080,3307 2067,3299 2063,3299 2054,3295 2046,3290 2038,3261 2029,3257 2008,3257 1999,3252 1999,3248 2004,3240 2008,3231 1999,3227 1991,3227 1987,3231 1982,3240 1987,3248 1982,3257 1978,3261 1974,3261 1961,3257 1957,3252 1949,3257 1940,3252 1936,3248 1936,3244 1940,3244 1953,3240 1957,3240 1961,3235 1961,3231 1957,3227 1949,3227 1927,3223 1923,3223 1919,3227 1919,3235 1915,3235 1898,3231 1894,3227 1894,3214 1902,3210 1949,3193 1949,3176 1940,3168 1923,3151 1915,3142 1906,3134 1902,3121 1877,3121 1868,3117 1864,3121 1860,3121 1860,3134 1855,3134 1839,3130 1822,3117 1817,3108 1809,3087 1809,3083 1800,3083 1792,3091 1771,3108 1737,3108 1737,3104 1754,3062 1758,3041 1762,3032 1779,3015 1788,3007 1784,2990 1775,2986 1762,2981 1750,2977 1728,2981 1724,2973 1724,2960 1733,2939 1737,2931 1737,2905 1728,2897 1716,2892 1712,2884 1707,2880 1695,2854 1690,2829 1686,2821 1673,2816 1648,2816 1635,2808 1623,2791 1610,2782 1601,2778 1585,2774 1580,2765 1614,2749 1623,2740 1635,2736 1648,2744 1678,2732 1686,2727 1690,2710 1690,2698 1678,2694 1661,2694 1648,2689 1644,2677 1631,2672 1568,2672 1551,2668 1538,2660 1538,2647 1559,2617 1551,2605 1530,2596 1517,2592 1504,2583 1483,2575 1466,2562 1441,2558 1428,2550 1419,2537 1411,2533 1394,2516 1386,2516 1369,2528 1360,2528 1347,2550 1335,2554 1305,2554 1259,2571 1250,2571 1250,2558 1263,2541 1271,2524 1280,2516 1288,2511 1280,2499 1267,2495 1259,2486 1259,2465 1254,2452 1220,2456 1212,2448 1212,2423 1216,2410 1212,2401 1195,2410 1174,2414 1157,2414 1136,2410 1102,2393 1077,2376 1043,2359 1030,2342 1017,2296 1009,2283 996,2283 988,2291 979,2304 958,2334 950,2342 937,2351 911,2351 903,2342 903,2334 916,2321 928,2313 937,2308 933,2296 928,2283 920,2274 916,2270 899,2245 895,2236 899,2219 907,2211 933,2202 941,2198 954,2190 950,2181 920,2164 907,2160 890,2160 856,2152 827,2152 814,2160 801,2181 793,2194 793,2215 780,2219 772,2198 768,2181 755,2143 721,2109 717,2101 717,2084 721,2075 759,2029 759,2016 746,2016 738,2029 734,2037 725,2050 700,2054 696,2067 691,2075 679,2080 670,2088 662,2101 657,2126 649,2143 645,2160 649,2177 645,2202 636,2215 619,2236 607,2232 598,2215 590,2173 590,2147 594,2135 619,2122 628,2109 628,2101 619,2075 607,2071 598,2075 573,2088 526,2101 514,2101 488,2097 463,2084 450,2075 415,2033 407,2033 398,2042 386,2046 377,2037 369,2016 356,2008 347,1999 343,1987 335,1987 335,2008 326,2016 305,2025 284,2029 271,2020 267,2012 263,1970 254,1965 246,1978 242,2033 229,2042 208,2054 174,2097 161,2101 148,2105 144,2097 140,2067 123,2020 123,2008 132,1995 157,1995 178,1991 191,1982 199,1974 203,1961 199,1948 195,1940 182,1915 174,1910 165,1915 157,1919 153,1919 148,1915 140,1893 127,1876 123,1864 123,1855 119,1851 106,1847 98,1843 98,1830 89,1826 85,1821 76,1821 43,1817 9,1809 5,1800 0,1783 0,1775 5,1762 21,1762 51,1749 47,1758 51,1758 51,1762 47,1771 51,1775 76,1775 85,1779 89,1788 98,1792 102,1792 102,1783 110,1783 136,1788 153,1783 157,1779 161,1775 161,1771 165,1771 182,1775 199,1775 208,1766 216,1771 237,1783 242,1783 246,1775 246,1758 250,1754 250,1745 225,1716 233,1703 259,1686 263,1682 271,1673 284,1665 292,1661 301,1661 326,1665 339,1665 377,1661 390,1656 402,1648 402,1644 398,1631 407,1610 407,1601 402,1593 407,1589 415,1584 428,1584 433,1576 442,1572 446,1576 458,1580 467,1580 492,1584 501,1580 509,1551 514,1546 522,1538 547,1517 564,1517 577,1512 585,1504 598,1483 607,1479 615,1474 628,1470 657,1462 674,1453 708,1445 721,1436 725,1432 725,1415 734,1402 751,1390 759,1373 759,1368 763,1352 759,1347 759,1309 755,1297 751,1288 725,1288 717,1275 708,1275 717,1271 751,1271 784,1288 810,1284 823,1263 823,1241 835,1212 839,1199 865,1157 852,1136 835,1123 823,1114 844,1085 869,1076 903,1055 928,1055 1005,1043 1030,1009 1085,992 1098,983 1110,966 1110,932 1119,920 1136,920 1153,928 1199,945 1212,945 1216,932 1199,886 1195,852 1195,844 1229,772 1250,767 1267,763 1280,772 1284,772 1305,746 1314,721 1347,704 1360,683 1386,657">
          <text:p/>
        </draw:polygon>
        <draw:polygon draw:style-name="gr8" draw:text-style-name="P1" draw:layer="layout" svg:width="3.285cm" svg:height="2.997cm" svg:x="4.487cm" svg:y="8.17cm" svg:viewBox="0 0 3286 2998" draw:points="2702,1714 2757,1723 2769,1740 2812,1761 2824,1778 2837,1786 2854,1791 2858,1799 2867,1799 2884,1812 2901,1812 2909,1820 2918,1820 2926,1824 2935,1824 2939,1829 2951,1824 2964,1833 2985,1833 2994,1837 3002,1837 3011,1841 3015,1841 3023,1846 3036,1846 3049,1850 3057,1858 3083,1871 3100,1879 3121,1884 3129,1892 3138,1896 3155,1888 3167,1892 3180,1892 3193,1901 3210,1901 3244,1892 3256,1879 3256,1871 3269,1879 3277,1884 3282,1892 3282,1905 3269,1918 3265,1926 3256,1934 3252,1939 3252,1968 3269,1985 3273,1998 3277,1998 3282,1994 3286,1998 3282,2006 3282,2011 3273,2036 3269,2045 3273,2057 3282,2066 3282,2070 3277,2078 3256,2095 3256,2104 3261,2108 3273,2121 3273,2129 3277,2133 3277,2150 3269,2163 3273,2167 3277,2176 3273,2180 3277,2188 3277,2201 3273,2210 3273,2231 3256,2248 3248,2252 3248,2265 3239,2273 3227,2273 3227,2282 3222,2290 3222,2315 3214,2321 3218,2329 3214,2329 3210,2333 3210,2342 3205,2338 3201,2342 3201,2350 3197,2355 3193,2346 3189,2346 3189,2355 3184,2355 3189,2359 3184,2363 3184,2367 3189,2371 3180,2376 3176,2380 3172,2384 3172,2388 3167,2388 3163,2393 3159,2397 3163,2401 3159,2405 3146,2418 3129,2418 3125,2427 3121,2431 3125,2443 3125,2448 3112,2469 3117,2490 3108,2498 3112,2541 3104,2558 3100,2570 3095,2579 3074,2592 2727,2579 2566,2575 2537,2596 2524,2604 2515,2613 2494,2651 2494,2664 2499,2685 2499,2697 2494,2723 2486,2748 2473,2791 2456,2812 2439,2837 2410,2867 2401,2875 2388,2909 2376,2922 2359,2930 2355,2935 2346,2943 2333,2947 2325,2956 2304,2960 2291,2968 2283,2973 2287,2985 2274,2998 2236,2994 2232,2977 2232,2947 2215,2939 2206,2939 2206,2935 2211,2930 2215,2935 2219,2939 2223,2935 2223,2930 2228,2926 2236,2930 2240,2930 2253,2922 2232,2918 2228,2913 2232,2909 2232,2905 2236,2913 2245,2913 2249,2909 2245,2901 2245,2896 2223,2896 2211,2871 2228,2863 2236,2854 2236,2841 2240,2833 2223,2833 2202,2816 2202,2829 2185,2816 2173,2829 2177,2841 2156,2833 2139,2841 2130,2833 2113,2829 2101,2820 2092,2808 2101,2795 2126,2799 2130,2791 2126,2778 2126,2757 2113,2736 2122,2723 2113,2710 2118,2697 2101,2685 2101,2664 2075,2651 2071,2638 2029,2642 1999,2634 1978,2634 1965,2630 1965,2617 1969,2604 1982,2592 1986,2579 1991,2570 1978,2558 1974,2545 1957,2541 1919,2511 1910,2515 1919,2524 1902,2524 1880,2503 1872,2503 1842,2494 1834,2507 1817,2511 1808,2503 1792,2490 1800,2482 1796,2473 1821,2465 1830,2452 1825,2422 1817,2418 1821,2405 1817,2388 1808,2388 1808,2376 1804,2355 1787,2350 1787,2338 1796,2333 1813,2311 1821,2299 1817,2286 1808,2294 1800,2282 1783,2282 1775,2294 1766,2303 1749,2307 1741,2294 1732,2307 1715,2307 1698,2299 1681,2325 1665,2325 1652,2329 1643,2321 1631,2325 1631,2311 1610,2307 1610,2294 1597,2282 1584,2286 1576,2277 1550,2273 1542,2265 1516,2286 1508,2277 1495,2252 1478,2248 1470,2239 1491,2210 1483,2176 1495,2167 1491,2155 1478,2159 1470,2150 1457,2129 1453,2108 1419,2095 1406,2100 1385,2100 1364,2104 1343,2078 1351,2061 1351,2049 1317,2032 1309,2023 1292,2032 1279,2023 1262,2028 1250,2036 1233,2028 1229,2015 1212,2023 1199,2023 1195,2032 1178,2023 1165,2019 1140,2023 1144,2011 1135,2006 1140,1998 1131,1994 1114,1989 1097,1977 1089,1964 1080,1951 1089,1930 1076,1926 1072,1934 1051,1934 1055,1922 1051,1913 1072,1905 1055,1888 1042,1888 1034,1896 1017,1879 987,1888 975,1892 970,1879 949,1867 953,1854 949,1837 936,1820 898,1820 903,1837 890,1846 886,1854 869,1862 856,1862 843,1854 831,1867 818,1871 805,1854 792,1858 776,1858 742,1837 725,1829 721,1816 708,1799 691,1765 682,1719 670,1710 661,1702 623,1706 606,1710 594,1710 581,1719 568,1731 564,1735 551,1740 555,1723 534,1710 543,1693 534,1685 530,1672 517,1680 513,1689 500,1685 488,1655 475,1655 471,1638 458,1634 436,1630 427,1634 410,1630 402,1613 394,1613 364,1604 377,1583 351,1579 339,1562 334,1553 326,1545 292,1541 275,1532 262,1537 271,1524 254,1524 245,1528 241,1541 241,1558 224,1562 216,1558 216,1549 207,1545 195,1541 178,1541 173,1528 182,1520 212,1498 190,1503 161,1507 144,1515 131,1498 131,1486 123,1465 106,1460 85,1460 89,1473 76,1473 68,1443 72,1431 63,1410 51,1401 34,1401 25,1393 21,1380 13,1371 0,1371 0,1333 8,1312 25,1299 25,1304 38,1316 42,1333 46,1329 51,1329 51,1342 63,1342 68,1333 76,1333 80,1325 89,1316 93,1316 123,1312 131,1304 140,1299 152,1304 152,1308 173,1308 173,1299 178,1295 195,1291 199,1287 207,1287 212,1283 220,1278 220,1274 237,1261 237,1257 241,1249 245,1249 245,1236 254,1232 250,1223 258,1215 267,1215 267,1211 271,1206 271,1202 275,1206 283,1194 292,1189 296,1185 296,1181 313,1181 317,1177 317,1151 326,1139 339,1134 351,1126 355,1126 360,1122 372,1117 385,1117 389,1113 389,1109 398,1100 402,1096 419,1100 432,1092 454,1092 467,1075 475,1075 483,1067 496,1071 505,1067 509,1071 513,1067 517,1067 517,1062 526,1058 534,1062 551,1067 560,1067 572,1071 577,1075 581,1067 594,1067 598,1062 598,1067 615,1067 623,1058 627,1054 632,1050 636,1045 649,1041 653,1037 661,1037 665,1024 674,1020 682,1003 687,1003 691,1003 699,999 716,1003 725,999 729,995 737,990 763,995 771,995 784,1012 797,1016 814,1020 818,1020 826,1029 839,1033 839,1037 843,1041 864,1050 869,1054 881,1058 924,1058 953,1062 970,1067 1004,1067 1013,1071 1034,1071 1051,1075 1089,1084 1106,1092 1127,1092 1140,1088 1165,1096 1190,1092 1195,1092 1241,1067 1258,1054 1275,1050 1284,1045 1288,1045 1300,1050 1309,1050 1317,1029 1330,1012 1339,1007 1389,982 1427,969 1449,965 1483,952 1495,944 1504,935 1516,910 1521,897 1546,855 1554,830 1567,808 1571,787 1576,770 1576,758 1554,749 1546,741 1542,728 1546,694 1538,660 1538,648 1533,635 1521,592 1504,584 1495,580 1491,567 1495,550 1491,537 1495,525 1495,504 1491,491 1495,482 1504,474 1508,461 1508,449 1516,427 1521,419 1516,406 1521,394 1538,381 1546,377 1546,364 1563,343 1571,330 1571,317 1580,309 1588,300 1597,296 1605,292 1605,279 1614,267 1622,258 1610,241 1622,224 1614,203 1614,178 1622,169 1614,161 1614,148 1626,144 1635,131 1643,97 1635,80 1635,72 1648,72 1660,68 1673,29 1681,29 1686,4 1686,0 1703,8 1720,21 1720,34 1741,51 1775,80 1792,93 1796,101 1825,114 1834,127 1855,135 1868,131 1893,173 1893,195 1914,228 1914,237 1935,267 1944,288 1948,309 1965,322 1961,330 2033,389 2033,406 2029,410 2029,423 2024,432 2024,440 2020,440 2020,457 2016,461 2020,478 2020,499 2024,521 2033,537 2041,550 2041,563 2058,580 2062,592 2067,601 2071,605 2088,631 2101,652 2105,664 2113,673 2118,694 2122,707 2122,741 2118,762 2122,787 2126,808 2130,817 2139,825 2139,834 2151,855 2156,868 2160,876 2160,889 2164,902 2177,931 2173,940 2168,948 2189,986 2202,999 2211,1024 2274,1240 2397,1651">
          <text:p/>
        </draw:polygon>
        <draw:polygon draw:style-name="gr8" draw:text-style-name="P1" draw:layer="layout" svg:width="1.82cm" svg:height="1.414cm" svg:x="4.064cm" svg:y="14.262cm" svg:viewBox="0 0 1821 1415" draw:points="1313,249 1326,249 1342,254 1381,254 1389,249 1398,249 1410,241 1419,237 1419,224 1423,211 1427,194 1440,173 1444,160 1465,127 1469,114 1474,105 1482,97 1491,88 1499,84 1503,76 1512,67 1525,59 1533,50 1541,42 1571,25 1580,12 1588,8 1596,0 1596,8 1601,12 1609,12 1613,17 1618,21 1626,33 1626,59 1622,80 1618,97 1622,105 1639,114 1647,118 1647,135 1643,139 1647,144 1652,148 1656,156 1673,156 1677,165 1685,169 1690,173 1698,186 1702,186 1702,190 1711,194 1715,203 1736,211 1745,215 1745,220 1749,228 1753,232 1766,241 1779,258 1787,266 1804,275 1808,287 1812,313 1808,326 1812,330 1808,351 1812,359 1808,372 1808,376 1787,381 1779,385 1762,402 1740,406 1736,410 1736,419 1728,436 1723,444 1715,448 1711,457 1707,469 1698,482 1694,491 1698,499 1698,525 1702,533 1711,541 1711,546 1719,554 1719,567 1728,581 1736,593 1736,602 1732,606 1736,610 1736,623 1740,631 1745,644 1745,657 1740,674 1745,682 1745,699 1740,708 1740,733 1745,737 1740,741 1736,763 1732,771 1723,775 1719,788 1715,788 1715,796 1719,805 1723,809 1732,809 1736,805 1740,805 1745,809 1745,813 1740,826 1740,835 1745,843 1745,847 1757,843 1762,847 1762,851 1757,856 1757,860 1753,856 1749,856 1740,860 1736,860 1719,885 1719,890 1723,890 1723,898 1728,902 1740,911 1745,923 1740,928 1732,928 1728,932 1728,940 1740,949 1745,953 1745,957 1740,962 1719,966 1719,974 1723,978 1732,983 1736,983 1736,978 1749,978 1753,983 1762,983 1770,983 1783,995 1787,1000 1783,1004 1779,1008 1770,1008 1766,1012 1757,1012 1753,1017 1753,1029 1749,1029 1745,1034 1736,1034 1732,1038 1736,1046 1719,1046 1715,1059 1719,1067 1715,1072 1715,1084 1723,1084 1732,1089 1745,1084 1749,1093 1757,1097 1762,1105 1753,1110 1757,1118 1753,1127 1757,1131 1757,1139 1770,1144 1774,1148 1770,1161 1779,1161 1783,1165 1791,1173 1800,1182 1804,1186 1808,1190 1808,1194 1800,1199 1795,1203 1800,1207 1804,1207 1817,1203 1821,1203 1821,1207 1817,1216 1817,1220 1812,1224 1808,1224 1804,1228 1795,1228 1787,1232 1783,1232 1774,1220 1770,1220 1766,1237 1766,1241 1745,1241 1736,1249 1732,1258 1732,1262 1715,1271 1690,1266 1673,1258 1656,1249 1647,1241 1647,1237 1643,1211 1618,1182 1580,1169 1554,1156 1550,1148 1516,1072 1508,1076 1499,1084 1486,1093 1478,1097 1465,1101 1427,1101 1414,1105 1393,1135 1389,1148 1368,1161 1355,1165 1326,1173 1313,1182 1296,1182 1287,1194 1279,1216 1279,1228 1271,1232 1266,1245 1258,1258 1254,1266 1228,1304 1207,1313 1199,1321 1194,1330 1182,1334 1160,1364 1139,1381 1131,1385 1088,1402 1063,1398 1025,1406 1012,1406 995,1415 978,1410 970,1410 957,1415 945,1415 928,1402 919,1389 915,1364 906,1359 902,1355 898,1351 906,1343 906,1334 902,1309 906,1296 932,1296 940,1292 953,1288 953,1275 940,1258 936,1245 945,1232 957,1228 957,1220 953,1216 953,1207 949,1203 949,1194 936,1194 923,1186 911,1177 906,1173 898,1165 894,1156 890,1152 881,1144 873,1139 856,1135 830,1127 564,1110 547,1110 547,1080 530,1063 521,1034 509,1025 500,1008 496,1004 487,987 457,987 414,978 406,974 393,970 364,978 347,991 338,987 325,983 313,983 304,987 292,978 287,970 283,957 275,936 283,923 279,915 279,902 287,894 287,881 296,873 309,847 313,839 313,822 296,775 287,771 275,771 270,763 262,767 258,754 254,741 237,741 232,708 224,699 215,703 198,716 177,716 156,703 143,712 148,720 148,733 156,741 152,750 148,758 135,767 118,750 105,746 97,750 76,733 63,737 55,746 46,750 29,741 21,720 16,708 21,695 8,695 4,686 0,665 0,648 4,636 16,636 33,653 55,661 67,661 71,648 71,640 63,636 59,623 71,606 71,585 55,567 59,546 50,533 50,520 59,516 93,503 114,499 127,503 135,529 143,525 156,525 169,520 182,516 182,503 173,499 186,478 198,474 207,486 215,491 237,495 275,482 279,469 279,461 309,444 309,457 321,461 334,465 342,461 355,465 364,469 376,465 385,457 393,457 402,448 406,436 414,431 423,419 423,398 431,393 448,393 444,381 444,372 461,359 474,347 474,338 482,330 492,334 500,342 509,351 534,347 559,347 559,321 572,300 572,283 580,275 589,275 602,283 606,296 610,304 627,309 636,300 644,300 657,313 665,317 678,313 695,317 699,326 712,330 729,296 741,300 750,296 750,283 758,275 792,275 801,266 805,258 818,254 826,249 839,245 843,224 847,207 860,207 868,215 894,215 936,220 949,228 953,241 966,245 987,237 1000,245 1008,249 1012,258 1029,266 1046,275 1055,271 1063,262 1072,258 1084,262 1093,258 1105,245 1114,245 1127,241 1148,245 1169,249 1182,249 1203,262 1211,266 1215,271 1237,266 1258,275 1266,275 1279,266 1292,262 1300,249">
          <text:p/>
        </draw:polygon>
        <draw:polygon draw:style-name="gr8" draw:text-style-name="P1" draw:layer="layout" svg:width="1.507cm" svg:height="2.684cm" svg:x="18.364cm" svg:y="14.397cm" svg:viewBox="0 0 1508 2685" draw:points="347,1085 364,1068 364,1064 360,1030 368,1000 368,992 364,987 351,987 338,975 330,966 326,928 326,903 321,894 300,873 279,865 262,852 254,827 254,810 249,805 233,805 233,797 224,784 203,776 194,767 186,767 178,763 169,750 169,738 165,733 152,733 152,729 139,721 131,721 114,729 106,729 97,716 76,678 63,661 46,640 46,619 51,606 46,598 51,589 51,577 46,564 42,534 51,492 55,484 63,479 72,484 76,484 84,475 106,467 114,462 131,450 139,433 135,424 144,420 152,399 161,395 165,391 165,386 161,382 161,369 139,351 135,339 131,330 139,309 148,292 156,288 161,284 144,258 135,254 131,254 122,263 114,250 101,254 84,258 80,263 72,263 67,258 59,237 55,229 46,220 38,207 34,199 34,191 25,178 21,169 21,165 8,157 0,157 42,140 51,136 63,123 72,119 106,110 122,114 139,110 152,89 161,80 173,76 199,68 203,51 216,42 224,38 224,25 233,17 254,17 262,13 271,4 288,0 313,0 351,13 368,25 389,34 398,42 410,47 423,51 436,47 444,47 448,51 465,47 457,51 444,51 448,59 453,76 453,85 448,106 453,127 453,144 440,161 444,178 440,186 440,195 448,216 448,233 423,275 419,292 423,305 436,318 436,334 440,339 448,347 465,351 496,356 504,361 509,369 513,374 509,374 504,386 509,395 509,407 517,416 521,424 530,433 534,446 547,462 551,475 551,488 547,501 547,505 530,530 530,539 521,547 517,577 521,581 530,594 543,598 564,611 606,636 619,649 615,666 615,674 619,678 615,683 598,691 555,708 538,725 530,742 521,759 521,772 513,788 509,805 509,882 504,890 500,899 483,903 479,903 461,894 444,894 440,899 436,911 436,941 448,945 453,954 457,966 457,975 461,983 475,992 479,996 483,1009 483,1013 488,1017 500,1021 517,1034 526,1051 534,1059 543,1072 547,1076 555,1072 564,1081 581,1089 606,1089 615,1081 627,1072 636,1055 644,1047 653,1051 657,1051 665,1047 670,1042 670,1051 665,1055 670,1068 665,1085 665,1106 661,1123 657,1153 657,1165 653,1186 648,1199 640,1208 610,1224 598,1233 687,1267 716,1263 729,1267 746,1284 754,1296 767,1305 784,1326 792,1335 809,1339 818,1343 826,1347 835,1351 839,1351 847,1347 856,1347 860,1343 864,1335 869,1335 877,1322 881,1322 890,1330 890,1322 894,1309 902,1309 907,1305 911,1305 907,1301 894,1296 907,1292 907,1284 911,1280 915,1284 919,1288 924,1292 919,1301 924,1301 928,1301 932,1309 932,1313 924,1309 919,1309 919,1318 928,1330 924,1335 919,1335 924,1339 941,1347 945,1347 949,1351 949,1364 957,1364 962,1368 957,1373 962,1377 970,1373 974,1373 979,1377 979,1390 996,1390 991,1402 983,1402 983,1423 987,1436 983,1445 987,1487 987,1495 991,1500 1017,1525 1021,1546 1034,1563 1034,1572 1051,1593 1063,1601 1063,1610 1059,1618 1063,1627 1068,1635 1080,1635 1084,1639 1089,1639 1093,1644 1118,1656 1123,1661 1127,1703 1131,1711 1135,1749 1144,1737 1165,1741 1173,1745 1182,1749 1241,1749 1254,1754 1271,1758 1288,1771 1296,1771 1296,1788 1292,1804 1296,1813 1305,1830 1305,1838 1296,1855 1300,1859 1317,1876 1322,1893 1326,1902 1326,1910 1322,1931 1322,1944 1326,1974 1330,2037 1355,2080 1508,2355 1402,2448 1406,2456 1406,2482 1410,2503 1415,2507 1427,2524 1436,2537 1440,2554 1444,2566 1237,2562 1241,2685 1118,2672 1097,2672 640,2308 631,2321 619,2321 610,2321 602,2325 593,2338 576,2329 576,2317 572,2317 560,2317 560,2321 555,2325 547,2325 543,2240 547,2236 551,2194 555,2190 551,2130 547,2097 543,2063 538,2029 500,1881 496,1872 496,1851 492,1851 488,1843 465,1783 461,1775 453,1771 432,1762 402,1749 381,1737 360,1720 343,1694 305,1635 266,1580 249,1559 237,1555 228,1546 207,1517 237,1483 241,1474 249,1457 254,1449 283,1449 296,1445 300,1436 305,1428 305,1402 292,1339 296,1318 305,1301 313,1292 334,1284 368,1284 389,1275 415,1263 419,1258 415,1254 389,1241 376,1241 360,1229 355,1220 360,1203 368,1182 351,1148 334,1119 334,1106 338,1097">
          <text:p/>
        </draw:polygon>
        <draw:polygon draw:style-name="gr8" draw:text-style-name="P1" draw:layer="layout" svg:width="3.852cm" svg:height="2.062cm" svg:x="2.603cm" svg:y="19.295cm" svg:viewBox="0 0 3853 2063" draw:points="2057,148 2049,140 2036,135 2028,135 2015,131 2007,127 1998,106 1985,102 1977,93 1981,80 1985,64 2002,51 2019,47 2091,38 2096,38 2108,34 2129,25 2151,13 2155,13 2159,4 2163,0 2269,72 2350,207 2311,241 2311,289 2316,310 2316,331 2307,348 2303,352 2324,386 2333,395 2328,403 2341,412 2345,416 2350,416 2350,420 2354,429 2345,437 2350,446 2350,450 2362,450 2375,446 2383,446 2405,441 2426,446 2455,441 2485,441 2519,454 2548,471 2557,479 2582,509 2599,522 2625,522 2663,530 2671,530 2675,526 2688,517 2726,505 2731,496 2731,488 2735,484 2743,479 2760,479 2764,475 2773,467 2781,450 2790,446 2828,446 2828,429 2824,424 2824,416 2828,412 2836,407 2849,407 2858,403 2874,399 2887,395 2887,390 2955,446 2959,446 2963,433 2972,424 2976,420 2980,416 2980,407 3035,433 3040,429 3052,407 3056,399 3056,382 3052,378 3056,374 3061,369 3069,365 3078,365 3273,399 3273,352 3282,340 3290,319 3290,310 3286,289 3282,275 3286,246 3303,233 3324,224 3328,224 3354,224 3383,237 3400,241 3430,250 3451,254 3460,250 3472,250 3477,267 3481,284 3523,335 3540,344 3561,344 3612,335 3633,323 3650,310 3680,271 3701,262 3709,258 3726,258 3756,271 3786,293 3798,302 3815,314 3845,352 3853,365 3853,407 3849,420 3836,433 3828,437 3794,446 3777,454 3764,458 3735,479 3722,492 3701,505 3697,509 3667,539 3659,543 3633,547 3625,551 3595,573 3587,581 3574,585 3570,594 3570,602 3574,611 3578,619 3595,640 3595,644 3587,653 3587,657 3599,657 3604,661 3604,666 3599,674 3595,678 3582,683 3574,683 3549,674 3540,678 3536,683 3532,687 3527,700 3532,708 3540,721 3544,729 3544,738 3540,750 3536,755 3532,759 3523,763 3515,767 3498,767 3477,759 3468,759 3464,755 3455,746 3451,742 3447,738 3430,733 3426,733 3426,729 3422,725 3413,725 3413,729 3396,750 3400,755 3400,763 3396,771 3396,780 3400,784 3405,788 3409,788 3413,801 3417,805 3426,810 3438,810 3464,814 3485,818 3494,822 3498,827 3502,835 3502,843 3498,852 3494,856 3489,860 3481,865 3447,865 3430,860 3422,865 3413,865 3405,873 3400,877 3396,882 3396,894 3405,903 3417,903 3434,898 3438,898 3460,911 3464,915 3464,928 3468,928 3477,932 3481,937 3481,958 3460,966 3451,970 3438,966 3434,966 3413,945 3405,941 3396,937 3383,928 3379,924 3375,924 3367,928 3362,932 3358,941 3354,958 3350,962 3350,970 3354,979 3354,987 3350,996 3337,1004 3324,1013 3311,1017 3290,1025 3269,1030 3252,1034 3244,1034 3240,1030 3240,1025 3248,1017 3248,1000 3256,992 3261,987 3286,987 3295,983 3299,979 3299,962 3286,924 3282,915 3278,911 3269,907 3261,911 3240,924 3235,928 3231,928 3223,920 3218,898 3210,886 3206,873 3201,869 3197,865 3193,869 3189,869 3180,873 3167,873 3158,869 3128,869 3120,873 3116,877 3116,890 3120,898 3124,907 3128,911 3150,937 3158,941 3171,949 3176,954 3176,966 3171,970 3137,979 3124,979 3116,983 3107,987 3107,992 3103,996 3107,1000 3103,1009 3103,1017 3116,1017 3120,1021 3120,1030 3116,1034 3103,1038 3090,1047 3086,1047 3082,1038 3078,1034 3069,1030 3052,1030 3035,1021 3031,1017 3027,1009 3023,1009 3018,1013 3014,1017 3006,1017 2997,1009 2976,992 2959,979 2955,970 2951,966 2942,966 2942,970 2934,979 2925,987 2913,987 2904,983 2887,983 2874,987 2862,992 2845,996 2841,996 2832,992 2828,992 2819,996 2811,1000 2807,1004 2798,1004 2794,996 2790,996 2790,1000 2786,1004 2777,1004 2773,992 2747,992 2739,996 2731,1004 2722,1004 2718,1000 2709,996 2701,987 2701,983 2688,979 2675,970 2659,966 2650,970 2646,970 2642,983 2637,1000 2633,1004 2604,1021 2587,1030 2548,1030 2515,1025 2498,1021 2477,1021 2447,1059 2324,1263 2320,1271 2311,1288 2311,1292 2307,1318 2307,1322 2303,1326 2299,1330 2294,1335 2286,1339 2278,1343 2273,1356 2269,1360 2261,1368 2248,1381 2239,1394 2227,1419 2210,1445 2206,1445 2193,1449 2176,1453 2151,1445 2138,1445 2129,1457 2125,1462 2112,1470 2074,1466 2057,1466 2049,1462 2040,1453 2040,1419 2028,1406 2024,1402 2007,1394 1973,1385 1960,1381 1943,1368 1909,1356 1880,1351 1867,1351 1863,1347 1854,1339 1850,1335 1833,1347 1825,1351 1816,1356 1803,1356 1795,1351 1782,1347 1774,1343 1774,1339 1770,1335 1748,1305 1744,1296 1736,1292 1727,1284 1727,1267 1723,1263 1698,1263 1689,1267 1681,1275 1668,1284 1659,1288 1651,1292 1643,1296 1638,1301 1626,1301 1617,1305 1609,1301 1600,1296 1592,1296 1575,1292 1541,1271 1511,1279 1482,1275 1452,1292 1439,1296 1435,1301 1418,1275 1401,1296 1397,1305 1397,1313 1389,1322 1376,1326 1359,1326 1346,1322 1334,1322 1325,1330 1312,1351 1266,1402 1257,1415 1253,1423 1249,1457 1249,1478 1240,1504 1236,1512 1236,1533 1245,1559 1245,1563 1249,1584 1249,1601 1245,1610 1240,1618 1236,1631 1232,1648 1232,1665 1236,1677 1240,1690 1240,1694 1232,1728 1228,1741 1228,1749 1232,1754 1236,1758 1236,1762 1232,1766 1228,1775 1219,1783 1215,1787 1215,1800 1219,1800 1223,1804 1236,1804 1245,1800 1253,1800 1274,1796 1283,1796 1291,1800 1304,1809 1287,1826 1278,1838 1270,1847 1262,1859 1249,1872 1240,1881 1228,1906 1223,1910 1215,1910 1211,1914 1185,1914 1168,1923 1151,1923 1135,1927 1113,1927 1075,1914 1054,1906 1037,1902 1016,1893 1012,1893 1003,1902 999,1906 986,1906 978,1898 965,1889 944,1889 940,1893 931,1902 927,1902 914,1906 902,1910 893,1914 889,1919 881,1914 864,1914 855,1923 838,1923 826,1931 821,1936 809,1936 787,1953 775,1965 770,1970 754,1970 694,1948 690,1948 686,1953 682,1953 673,1965 669,1974 660,1982 652,1991 635,1995 601,2003 597,2008 593,2012 593,2025 588,2029 584,2033 576,2046 563,2054 550,2054 538,2046 525,2037 500,2033 478,2037 466,2041 453,2041 436,2046 406,2041 381,2033 368,2033 343,2037 326,2050 301,2058 288,2063 267,2037 271,2008 288,1999 326,1995 334,1991 339,1970 347,1957 351,1948 360,1940 394,1927 398,1923 394,1914 389,1906 364,1893 351,1893 326,1898 313,1906 262,1948 250,1953 246,1953 241,1948 233,1927 224,1910 220,1902 207,1902 174,1906 114,1906 110,1902 110,1893 123,1868 144,1851 148,1851 161,1864 178,1872 203,1872 220,1868 233,1864 246,1851 254,1838 262,1826 262,1817 258,1809 254,1804 220,1787 212,1775 199,1762 182,1745 182,1741 186,1737 191,1732 199,1737 233,1754 267,1754 301,1762 326,1758 343,1754 351,1749 351,1741 322,1728 305,1716 296,1703 279,1669 262,1652 254,1648 241,1644 224,1631 212,1622 199,1614 186,1605 186,1593 191,1589 220,1576 254,1559 271,1538 301,1517 313,1504 318,1500 318,1483 309,1483 305,1478 288,1478 284,1487 271,1512 267,1521 254,1525 241,1529 237,1525 233,1521 220,1508 195,1483 182,1470 148,1457 135,1449 123,1449 110,1457 93,1474 85,1483 76,1483 72,1483 64,1474 64,1462 68,1453 85,1432 89,1423 89,1402 102,1351 97,1343 89,1339 80,1343 64,1356 47,1368 38,1364 30,1364 8,1356 8,1335 0,1309 423,1072 838,839 1071,708 1202,632 1604,403 1609,403">
          <text:p/>
        </draw:polygon>
        <draw:polygon draw:style-name="gr8" draw:text-style-name="P1" draw:layer="layout" svg:width="1.308cm" svg:height="1.867cm" svg:x="11.51cm" svg:y="10.562cm" svg:viewBox="0 0 1309 1868" draw:points="165,859 182,842 195,825 203,791 203,779 195,711 199,673 203,647 207,605 199,554 199,546 190,516 182,495 178,478 174,457 174,436 178,415 182,402 195,389 203,381 220,372 258,347 339,245 343,237 343,232 334,224 322,211 292,199 271,182 229,152 216,135 207,122 199,110 199,84 203,72 207,59 216,55 237,42 250,38 258,25 262,8 622,4 779,0 792,626 796,774 800,948 804,1244 851,1240 1127,1240 1301,1240 1305,1244 1309,1244 1301,1265 1301,1274 1305,1287 1305,1304 1284,1312 1284,1329 1288,1346 1288,1350 1271,1367 1267,1375 1262,1380 1241,1401 1237,1409 1216,1422 1199,1426 1195,1431 1186,1439 1178,1447 1169,1460 1165,1464 1161,1469 1144,1469 1135,1464 1131,1464 1127,1469 1123,1469 1127,1481 1123,1486 1127,1494 1123,1498 1131,1502 1131,1507 1140,1511 1144,1515 1135,1528 1123,1558 1114,1566 1114,1575 1106,1580 1106,1614 1110,1652 1110,1656 1102,1669 1085,1690 1072,1694 1051,1698 1047,1702 1047,1851 1000,1838 987,1838 966,1842 941,1842 920,1846 902,1859 876,1863 864,1868 855,1863 830,1863 825,1859 821,1851 817,1851 813,1846 809,1846 804,1838 804,1834 800,1821 800,1808 809,1800 804,1796 804,1791 800,1791 783,1787 770,1783 762,1770 749,1766 741,1757 732,1749 728,1749 720,1757 715,1757 707,1753 703,1749 694,1749 669,1732 669,1728 656,1728 652,1724 656,1724 656,1719 652,1719 648,1715 643,1715 643,1711 639,1702 643,1698 639,1694 631,1694 626,1686 614,1673 610,1669 601,1664 601,1656 593,1652 588,1647 584,1647 584,1652 580,1652 580,1647 576,1652 571,1652 571,1643 567,1643 567,1639 559,1643 559,1635 555,1635 550,1630 546,1626 521,1605 504,1605 499,1601 491,1592 491,1584 483,1580 478,1580 478,1575 470,1575 444,1558 440,1553 436,1541 432,1532 432,1528 436,1528 436,1524 428,1519 423,1519 415,1524 406,1524 402,1524 398,1528 394,1519 385,1519 377,1507 356,1507 339,1502 330,1502 317,1511 309,1507 305,1507 305,1502 292,1502 284,1494 279,1481 279,1464 275,1456 262,1452 241,1452 224,1435 233,1414 237,1397 237,1392 241,1359 241,1333 229,1312 212,1287 195,1270 186,1265 165,1244 161,1240 148,1232 131,1198 110,1143 102,1126 25,1037 17,1024 13,1020 8,1016 4,1003 0,990 0,978 4,973 21,965 89,918 114,901 148,876">
          <text:p/>
        </draw:polygon>
        <draw:polygon draw:style-name="gr8" draw:text-style-name="P1" draw:layer="layout" svg:width="1.977cm" svg:height="2.447cm" svg:x="20.328cm" svg:y="12.014cm" svg:viewBox="0 0 1978 2448" draw:points="190,1299 203,1295 212,1282 220,1287 237,1308 250,1320 271,1325 292,1316 330,1346 339,1350 351,1350 360,1346 368,1325 377,1304 402,1274 411,1261 424,1261 433,1257 441,1249 467,1232 475,1232 484,1223 496,1223 513,1232 526,1227 534,1223 551,1206 560,1202 568,1202 581,1198 594,1202 606,1198 628,1189 632,1177 640,1172 649,1177 661,1177 674,1172 678,1160 687,1151 695,1155 708,1160 721,1160 729,1151 729,1138 742,1130 755,1155 763,1164 776,1160 776,1143 771,1130 763,1122 763,1096 767,1092 788,1092 801,1071 810,1066 822,1075 826,1088 839,1088 839,1075 835,1066 826,1058 822,1050 822,1037 835,1028 848,1024 860,1003 856,986 869,973 882,969 886,952 873,931 873,918 882,910 890,906 898,906 911,897 907,889 898,880 890,872 903,863 915,863 924,838 924,825 920,817 894,817 882,812 886,800 898,796 915,800 932,804 941,796 941,783 903,783 890,779 882,774 869,753 869,741 877,732 890,724 907,719 915,711 920,702 915,690 873,681 856,669 848,660 831,685 818,685 810,677 805,656 810,639 831,630 843,622 852,614 848,601 818,588 805,580 814,571 826,571 835,575 843,575 852,567 856,546 848,537 848,499 826,487 822,474 822,453 826,423 822,410 831,406 843,402 843,393 822,376 818,364 822,351 852,338 865,338 869,351 869,368 882,368 890,355 894,343 903,292 898,271 886,266 865,266 856,262 848,254 852,241 865,233 860,220 835,216 822,211 826,203 848,199 856,190 865,177 865,165 890,135 903,127 911,114 907,106 898,101 882,101 835,97 805,97 793,93 801,84 826,72 852,50 860,55 860,67 865,80 873,84 894,46 873,38 865,29 865,17 869,8 886,12 890,12 890,4 894,0 898,0 920,4 928,4 932,8 932,12 928,17 924,17 911,21 907,21 907,25 911,29 920,34 928,29 932,34 945,38 949,38 953,34 958,25 953,17 958,8 962,4 970,4 979,8 975,17 970,25 970,29 979,34 1000,34 1009,38 1017,67 1025,72 1034,76 1038,76 1051,84 1064,84 1076,89 1076,93 1072,97 1055,97 1042,93 1013,89 1004,89 1000,93 1009,114 1017,127 1017,131 1004,148 983,161 983,165 992,186 1013,194 1017,177 1021,173 1025,169 1030,173 1025,186 1025,199 1030,207 1030,211 1034,224 1038,228 1042,224 1047,216 1051,186 1055,182 1059,186 1059,203 1068,203 1080,199 1097,203 1102,199 1106,194 1110,190 1131,203 1136,207 1144,220 1148,224 1157,224 1161,220 1157,203 1161,190 1165,186 1169,190 1174,190 1186,182 1195,182 1203,173 1207,173 1220,177 1233,182 1263,199 1263,203 1237,211 1229,211 1199,207 1195,207 1191,216 1199,224 1216,237 1216,245 1207,262 1207,271 1212,275 1229,275 1233,279 1233,300 1237,304 1250,296 1254,292 1250,292 1246,288 1241,283 1250,271 1258,275 1263,266 1284,283 1296,262 1322,262 1313,288 1322,296 1322,304 1305,330 1318,368 1322,372 1339,376 1343,381 1368,389 1360,355 1339,334 1411,347 1432,360 1432,364 1411,364 1402,376 1415,393 1415,410 1423,410 1428,398 1436,398 1440,393 1461,402 1457,410 1453,410 1453,415 1470,419 1495,431 1500,440 1487,465 1487,487 1491,487 1500,478 1521,474 1521,478 1517,482 1517,495 1546,499 1555,512 1555,516 1546,525 1538,520 1525,537 1517,533 1517,516 1491,516 1483,499 1474,499 1461,516 1449,516 1449,533 1453,537 1474,529 1491,533 1500,542 1483,546 1483,554 1470,563 1504,622 1461,614 1449,635 1449,652 1440,664 1457,681 1466,685 1461,707 1461,711 1487,728 1478,741 1478,745 1508,745 1491,757 1491,762 1500,766 1529,749 1550,766 1563,762 1572,753 1593,762 1593,766 1580,770 1593,783 1584,791 1584,812 1597,808 1610,812 1610,821 1605,829 1618,829 1618,834 1605,838 1605,846 1580,846 1584,859 1610,859 1593,889 1610,889 1610,876 1614,876 1622,880 1631,876 1639,884 1622,893 1622,901 1639,897 1656,897 1673,893 1673,910 1648,918 1639,923 1644,927 1656,927 1669,935 1665,944 1652,944 1665,952 1669,956 1656,965 1644,965 1631,973 1644,982 1635,995 1627,990 1618,995 1618,999 1610,1007 1631,1016 1627,1020 1639,1024 1652,1033 1639,1050 1656,1054 1665,1045 1677,1058 1677,1062 1660,1062 1665,1083 1652,1079 1648,1079 1648,1088 1660,1092 1656,1096 1673,1109 1665,1117 1665,1126 1694,1143 1694,1155 1707,1160 1707,1168 1703,1185 1711,1185 1711,1206 1707,1215 1703,1202 1690,1202 1694,1215 1682,1215 1686,1223 1669,1236 1677,1244 1673,1253 1656,1261 1644,1291 1635,1304 1618,1308 1622,1299 1610,1295 1588,1312 1550,1320 1533,1342 1525,1346 1525,1350 1517,1354 1508,1363 1491,1405 1466,1426 1449,1431 1483,1453 1512,1470 1533,1465 1550,1478 1576,1491 1597,1516 1614,1520 1639,1520 1656,1525 1669,1546 1677,1529 1694,1529 1724,1533 1775,1550 1787,1559 1792,1567 1804,1609 1813,1614 1838,1609 1851,1618 1847,1639 1851,1656 1881,1686 1889,1707 1889,1711 1902,1728 1906,1732 1936,1741 1965,1770 1978,1774 1969,1791 1944,1829 1936,1838 1914,1846 1927,1868 1919,1914 1893,1956 1893,1986 1885,2020 1847,2075 1847,2092 1872,2113 1881,2130 1906,2160 1902,2181 1868,2210 1881,2215 1893,2274 1910,2287 1914,2295 1919,2329 1627,2448 1627,2435 1631,2426 1639,2422 1648,2405 1648,2401 1644,2401 1627,2397 1622,2397 1627,2388 1635,2388 1635,2380 1631,2376 1627,2371 1631,2371 1631,2367 1618,2367 1618,2363 1622,2359 1635,2363 1639,2359 1635,2359 1631,2350 1618,2346 1618,2337 1610,2325 1614,2316 1605,2312 1605,2304 1597,2308 1593,2299 1584,2304 1580,2299 1572,2291 1572,2287 1580,2278 1584,2270 1610,2253 1605,2249 1597,2244 1597,2240 1605,2227 1614,2227 1622,2223 1627,2223 1627,2210 1639,2198 1639,2194 1635,2189 1627,2189 1627,2181 1635,2181 1644,2172 1648,2172 1665,2181 1673,2181 1677,2177 1673,2168 1669,2164 1660,2160 1656,2151 1639,2139 1631,2134 1631,2117 1627,2113 1618,2109 1618,2105 1605,2105 1610,2117 1605,2122 1597,2113 1593,2113 1588,2117 1588,2122 1580,2126 1580,2134 1572,2134 1572,2122 1559,2122 1550,2117 1542,2117 1533,2113 1529,2113 1533,2109 1538,2105 1538,2096 1529,2096 1521,2105 1517,2105 1517,2096 1508,2092 1504,2088 1508,2083 1517,2075 1512,2062 1525,2067 1529,2062 1529,2058 1538,2058 1542,2054 1542,2050 1538,2045 1538,2041 1546,2033 1550,2024 1525,2020 1525,2028 1517,2028 1512,2020 1500,2012 1495,2003 1491,1986 1487,1982 1478,1986 1466,1978 1461,1978 1457,1982 1461,1990 1461,2012 1453,2016 1449,2007 1449,2003 1440,1999 1432,1995 1423,1986 1423,1982 1428,1982 1428,1978 1423,1978 1411,1986 1406,1986 1411,1978 1411,1969 1406,1969 1402,1965 1402,1952 1398,1944 1398,1923 1402,1910 1406,1910 1415,1914 1411,1906 1415,1906 1423,1910 1428,1906 1432,1901 1428,1901 1415,1889 1411,1876 1406,1876 1402,1872 1406,1859 1402,1855 1394,1846 1364,1846 1351,1838 1343,1834 1326,1838 1322,1834 1322,1838 1313,1846 1313,1855 1309,1859 1309,1876 1296,1880 1292,1885 1275,1889 1263,1897 1263,1906 1258,1910 1254,1914 1258,1927 1254,1944 1246,1948 1233,1965 1224,1969 1220,1978 1212,1986 1212,1990 1207,1999 1195,2012 1191,2016 1186,2020 1182,2028 1169,2033 1144,2067 1140,2075 1140,2109 1136,2122 1123,2130 1119,2134 1114,2147 1097,2168 1085,2172 1080,2177 1072,2185 1064,2194 1055,2206 1042,2215 1038,2223 1025,2223 1013,2219 1000,2219 992,2223 983,2232 966,2253 958,2278 958,2304 962,2312 945,2304 860,2257 797,2215 776,2210 750,2202 738,2189 729,2177 721,2168 712,2155 704,2151 699,2147 687,2147 674,2151 653,2151 632,2143 611,2130 594,2126 585,2117 572,2109 547,2109 534,2100 526,2096 522,2096 501,2092 496,2083 492,2079 488,2062 479,2058 475,2058 467,2054 458,2041 450,2041 441,2045 433,2050 429,2054 406,2071 402,2079 385,2088 364,2083 351,2083 343,2092 326,2092 313,2096 305,2096 284,2100 271,2092 250,2100 237,2096 216,2096 220,2088 229,2083 233,2079 237,2075 241,2071 246,2067 250,2058 258,2058 267,2045 275,2045 279,2041 275,2033 275,2028 284,2020 288,2020 288,2016 296,1999 305,1978 305,1965 317,1952 317,1927 326,1918 330,1901 334,1897 334,1893 339,1889 343,1876 343,1872 347,1872 347,1859 351,1859 360,1855 368,1851 368,1817 381,1796 381,1791 377,1787 381,1774 389,1770 394,1762 402,1758 373,1753 351,1745 330,1745 301,1753 292,1753 267,1749 250,1741 246,1736 237,1724 241,1715 237,1711 233,1694 233,1677 229,1669 224,1652 220,1647 203,1639 182,1635 152,1626 131,1626 123,1622 106,1614 80,1605 68,1592 59,1584 63,1580 72,1559 72,1554 55,1542 47,1529 38,1508 30,1504 13,1495 0,1380 4,1380 47,1371 135,1325">
          <text:p/>
        </draw:polygon>
        <draw:polygon draw:style-name="gr8" draw:text-style-name="P1" draw:layer="layout" svg:width="1.74cm" svg:height="2.146cm" svg:x="17.788cm" svg:y="12.467cm" svg:viewBox="0 0 1741 2147" draw:points="55,2147 51,1512 51,1181 47,939 47,292 38,292 17,279 13,271 0,254 0,249 17,211 21,207 21,199 25,190 34,186 30,186 42,177 42,169 47,152 51,144 72,131 76,127 85,127 89,118 93,118 97,114 106,114 127,105 123,101 131,97 140,101 144,97 148,97 157,101 178,110 190,105 199,97 203,93 216,89 220,84 229,67 233,63 237,59 246,55 250,55 254,50 258,46 258,42 267,42 271,38 275,38 279,34 284,34 288,29 292,34 296,29 305,34 305,29 313,34 317,29 339,29 343,25 343,29 356,25 360,29 373,25 385,25 398,17 398,12 402,8 402,4 411,0 415,4 419,0 440,0 449,4 457,4 466,8 484,12 492,21 496,17 505,12 509,17 513,17 517,21 526,25 530,21 539,21 547,17 556,17 560,12 568,12 577,0 594,0 598,4 602,8 602,17 611,12 619,17 619,12 623,12 628,17 640,17 636,25 738,186 759,216 805,224 814,228 835,245 890,258 907,271 928,275 962,292 979,292 1000,304 1030,309 1051,309 1059,321 1068,343 1076,368 1085,398 1097,415 1114,423 1140,419 1191,398 1207,389 1224,393 1224,415 1212,436 1207,448 1203,495 1203,508 1212,516 1233,529 1246,529 1258,542 1271,546 1284,550 1296,554 1305,558 1318,563 1339,575 1360,584 1368,588 1360,605 1351,618 1347,630 1339,698 1326,702 1309,698 1296,694 1263,673 1250,669 1220,664 1207,669 1161,707 1157,715 1157,724 1161,732 1174,740 1182,749 1182,762 1191,770 1199,774 1233,762 1250,757 1279,766 1292,766 1301,762 1313,745 1322,736 1334,736 1334,753 1326,762 1318,774 1318,808 1330,812 1356,829 1373,846 1385,851 1398,851 1415,846 1440,834 1453,829 1466,821 1504,808 1538,800 1555,787 1567,774 1576,770 1588,774 1610,787 1614,796 1610,808 1580,817 1529,825 1508,829 1466,851 1445,872 1436,884 1440,901 1453,965 1445,969 1428,969 1364,961 1339,952 1330,961 1330,969 1334,982 1360,1007 1373,1016 1381,1020 1394,1028 1398,1037 1411,1045 1423,1041 1445,1033 1453,1024 1483,994 1504,973 1517,965 1529,956 1538,956 1546,965 1555,986 1567,1003 1597,1003 1635,994 1665,982 1677,973 1699,956 1707,948 1720,948 1728,952 1737,956 1741,969 1732,982 1724,990 1711,1003 1690,1016 1673,1028 1644,1045 1593,1066 1580,1079 1563,1092 1546,1096 1538,1105 1533,1117 1529,1147 1525,1164 1521,1172 1508,1177 1500,1189 1491,1198 1470,1206 1461,1219 1470,1232 1478,1236 1504,1240 1504,1253 1512,1257 1512,1261 1508,1265 1500,1274 1491,1278 1487,1278 1478,1265 1474,1261 1461,1261 1461,1265 1466,1265 1466,1270 1457,1278 1453,1295 1440,1308 1445,1312 1449,1312 1449,1325 1453,1333 1453,1342 1449,1346 1440,1354 1432,1375 1432,1397 1440,1414 1445,1414 1445,1418 1440,1422 1432,1422 1419,1439 1402,1439 1402,1443 1398,1443 1390,1439 1390,1414 1377,1418 1373,1418 1351,1422 1343,1426 1339,1426 1334,1418 1330,1418 1326,1414 1318,1418 1305,1418 1301,1422 1305,1431 1301,1435 1296,1439 1305,1447 1309,1447 1313,1443 1322,1447 1339,1464 1339,1469 1330,1477 1296,1473 1279,1487 1284,1495 1296,1503 1322,1495 1330,1499 1330,1512 1322,1512 1322,1516 1313,1520 1305,1525 1305,1529 1309,1529 1313,1533 1326,1533 1339,1529 1343,1529 1347,1533 1351,1537 1347,1542 1347,1554 1351,1559 1351,1563 1343,1567 1339,1563 1334,1554 1326,1559 1330,1571 1334,1575 1334,1580 1339,1584 1347,1584 1347,1588 1339,1592 1343,1597 1351,1597 1351,1601 1343,1609 1343,1614 1313,1614 1309,1618 1309,1639 1305,1639 1301,1630 1296,1630 1284,1635 1275,1630 1258,1635 1258,1639 1263,1652 1271,1656 1284,1656 1288,1669 1292,1673 1292,1677 1288,1681 1267,1673 1254,1673 1254,1686 1250,1686 1246,1681 1241,1677 1229,1686 1224,1686 1216,1694 1216,1698 1195,1694 1195,1698 1199,1707 1195,1715 1191,1715 1182,1711 1182,1707 1169,1707 1165,1728 1161,1736 1157,1736 1157,1728 1136,1711 1131,1711 1127,1715 1127,1724 1123,1728 1119,1732 1119,1736 1131,1745 1131,1749 1127,1753 1123,1757 1127,1762 1131,1757 1136,1762 1131,1770 1140,1774 1144,1779 1148,1779 1148,1787 1152,1796 1148,1800 1148,1804 1152,1808 1157,1813 1152,1817 1144,1821 1140,1825 1131,1821 1127,1821 1123,1825 1123,1829 1127,1834 1127,1846 1131,1855 1131,1863 1127,1868 1110,1876 1110,1884 1102,1889 1106,1897 1102,1901 1110,1901 1114,1910 1114,1914 1106,1918 1106,1923 1114,1940 1114,1944 1102,1956 1093,1956 1089,1952 1076,1956 1076,1944 1072,1935 1068,1935 1055,1940 1055,1948 1064,1948 1064,1952 1059,1952 1047,1961 1047,1965 1051,1969 1051,1973 1047,1978 1042,1978 1025,1982 1021,1978 1013,1978 1000,1982 987,1978 975,1973 966,1965 945,1956 928,1944 890,1931 865,1931 848,1935 839,1944 831,1948 810,1948 801,1956 801,1969 793,1973 780,1982 776,1999 750,2007 738,2011 729,2020 716,2041 699,2045 683,2041 649,2050 640,2054 628,2067 619,2071 577,2088 581,2088">
          <text:p/>
        </draw:polygon>
        <draw:polygon draw:style-name="gr8" draw:text-style-name="P1" draw:layer="layout" svg:width="1.922cm" svg:height="1.524cm" svg:x="4.093cm" svg:y="16.37cm" svg:viewBox="0 0 1923 1525" draw:points="508,385 584,309 614,309 673,322 712,322 750,292 780,292 810,271 797,258 797,254 801,258 797,245 789,241 776,241 772,233 772,224 780,216 784,216 789,220 793,211 797,207 793,203 793,199 801,199 805,207 805,220 810,224 814,233 818,228 818,211 822,203 827,199 831,190 831,182 844,182 848,173 852,173 856,173 856,152 865,152 865,144 861,135 856,131 856,127 865,131 865,127 856,118 852,118 852,110 869,101 877,93 886,89 903,93 903,89 907,84 911,80 903,80 899,76 903,72 903,63 899,63 899,59 903,55 903,42 907,42 911,38 916,29 928,25 954,21 958,17 1030,51 1115,97 1115,72 1106,72 1102,59 1110,55 1115,55 1131,42 1136,46 1140,46 1153,42 1153,55 1161,72 1534,0 1555,38 1580,76 1584,89 1589,131 1597,161 1606,169 1614,182 1606,216 1631,245 1644,245 1648,254 1656,262 1669,271 1690,283 1716,283 1728,300 1741,300 1758,317 1771,322 1779,334 1788,343 1783,355 1796,368 1796,389 1800,398 1805,423 1805,432 1809,449 1830,453 1838,461 1847,470 1843,482 1855,487 1889,504 1885,542 1889,554 1893,567 1893,580 1898,601 1898,609 1889,609 1872,605 1860,605 1847,601 1838,601 1838,605 1864,639 1872,643 1902,647 1902,652 1910,673 1923,669 1923,673 1919,681 1915,686 1915,703 1906,711 1910,715 1919,715 1923,719 1919,728 1923,741 1923,745 1919,753 1898,736 1893,736 1877,741 1855,762 1855,770 1860,787 1860,796 1855,796 1834,791 1813,787 1805,787 1792,783 1779,779 1771,779 1745,783 1741,791 1733,804 1724,817 1724,821 1733,834 1733,842 1728,851 1716,859 1703,863 1690,868 1686,859 1678,851 1669,834 1669,825 1673,817 1673,813 1669,808 1656,804 1635,804 1576,821 1563,813 1551,808 1538,808 1529,817 1521,821 1504,821 1500,825 1500,830 1517,855 1521,868 1508,906 1504,914 1474,918 1462,914 1457,910 1453,901 1449,889 1453,885 1466,872 1466,855 1462,851 1453,846 1445,842 1428,834 1415,821 1377,821 1347,813 1322,804 1309,800 1297,808 1271,830 1229,859 1220,863 1216,863 1212,868 1203,868 1186,872 1182,872 1170,876 1170,914 1165,931 1157,935 1131,931 1106,927 1089,927 1072,952 1072,961 1081,990 1089,1007 1089,1054 1098,1071 1102,1096 1098,1109 1093,1113 1085,1109 1068,1092 1051,1084 1043,1075 1034,1067 1026,1067 1017,1084 1013,1088 1000,1100 996,1113 996,1134 1000,1161 1009,1182 1013,1195 1068,1224 1081,1228 1102,1233 1127,1228 1136,1228 1140,1237 1140,1245 1119,1275 1106,1279 1072,1271 1047,1267 1038,1267 1030,1275 1021,1283 1013,1296 1017,1305 1021,1317 1021,1330 1017,1360 1009,1368 1000,1372 988,1377 966,1372 954,1368 924,1360 911,1355 903,1347 899,1334 899,1279 890,1258 886,1254 877,1254 856,1267 839,1279 835,1292 827,1326 818,1339 810,1351 725,1351 717,1355 712,1364 717,1372 734,1377 750,1385 755,1398 755,1419 742,1432 729,1436 729,1440 725,1444 725,1466 721,1474 717,1478 707,1487 699,1495 690,1499 656,1525 639,1525 631,1516 618,1499 610,1491 601,1478 597,1461 593,1453 614,1453 635,1440 648,1432 656,1415 661,1406 648,1394 644,1385 631,1381 589,1381 563,1385 534,1381 504,1385 445,1410 415,1419 390,1432 356,1453 347,1457 339,1461 288,1461 275,1457 241,1444 229,1440 203,1432 191,1423 161,1389 140,1377 119,1372 106,1372 85,1377 59,1377 47,1372 38,1364 30,1351 17,1322 0,1288 21,1288 17,1262 30,1258 42,1254 68,1262 81,1262 93,1254 106,1254 110,1241 119,1233 131,1228 140,1220 148,1212 157,1190 174,1173 182,1165 186,1151 195,1134 208,1109 212,1105 225,1100 246,1084 258,1071 296,1016 296,1003 305,995 292,973 292,927 301,889 309,880 318,859 347,838 368,808 563,567 555,563 534,554 525,546 517,542 487,542 462,550 449,550 428,546 415,550 402,550 390,542 381,537 368,533 356,529 343,529 305,546 292,550 271,542 275,520 284,512 292,495 301,487 309,478 322,470 356,444 381,427 390,427 407,423 440,402 466,389 491,389 504,385">
          <text:p/>
        </draw:polygon>
        <draw:polygon draw:style-name="gr8" draw:text-style-name="P1" draw:layer="layout" svg:width="2.147cm" svg:height="2.257cm" svg:x="12.843cm" svg:y="8.25cm" svg:viewBox="0 0 2148 2258" draw:points="1919,352 1919,360 1945,398 1995,398 2012,411 2012,449 2025,470 2042,487 2067,496 2080,508 2118,525 2139,551 2144,572 2144,597 2135,610 2127,614 2122,627 2148,661 2144,711 2122,750 2105,766 2093,783 2118,826 2114,877 2076,906 2050,953 2055,987 2055,1008 2059,1025 2042,1063 2038,1092 1987,1164 1945,1198 1906,1249 1890,1279 1881,1359 1868,1410 1873,1448 1885,1482 1885,1520 1864,1558 1822,1584 1784,1617 1763,1647 1737,1672 1703,1689 1657,1702 1614,1736 1576,1799 1568,1825 1530,1893 1534,1923 1534,1961 1525,1987 1525,2016 1521,2042 1504,2063 1441,2004 1407,1978 1144,2181 1119,2164 1084,2160 1046,2148 995,2224 906,2181 856,2258 843,2258 843,2245 834,2236 839,2220 826,2194 822,2190 792,2198 779,2186 784,2164 775,2156 750,2152 729,2139 707,2143 682,2139 602,2114 576,2101 559,2118 521,2126 513,2148 492,2160 458,2160 420,2173 403,2181 390,2207 373,2215 322,2207 322,2211 326,2224 326,2232 305,2249 284,2245 242,2232 216,2194 208,2169 208,2156 195,2118 187,2109 170,2109 161,2097 161,2084 178,2067 191,2046 191,2037 182,2033 132,2046 81,2067 51,2067 22,2076 17,2067 13,2046 26,1991 13,1978 0,1974 9,1970 9,1957 55,1927 68,1927 68,1910 77,1901 102,1888 102,1880 106,1876 119,1876 127,1884 136,1884 161,1876 166,1850 195,1846 204,1833 204,1829 229,1821 233,1808 225,1804 229,1804 242,1808 250,1816 259,1821 271,1842 288,1850 288,1829 309,1829 314,1825 305,1816 314,1812 309,1799 314,1791 326,1791 331,1782 356,1753 373,1723 420,1694 424,1685 420,1677 424,1660 415,1647 407,1617 407,1596 428,1575 453,1533 487,1507 492,1499 483,1486 513,1465 538,1444 555,1440 572,1414 597,1401 614,1385 623,1359 627,1317 648,1262 648,1186 631,1109 635,1101 652,1084 661,1042 640,987 640,965 644,932 623,885 610,864 610,855 606,826 610,809 602,788 602,766 580,716 559,695 492,686 483,678 475,661 466,623 466,601 470,584 466,568 445,521 432,512 466,512 492,504 508,500 580,470 597,466 614,466 661,479 686,474 771,479 817,496 847,517 864,534 873,559 898,593 940,614 978,623 1012,623 1042,614 1093,584 1191,555 1208,546 1221,534 1246,483 1288,428 1310,385 1373,258 1390,233 1424,199 1470,123 1479,98 1496,72 1521,51 1538,38 1564,26 1589,17 1648,0 1699,0 1784,17 1818,34 1890,106 1890,170 1902,208 1898,229 1902,242 1932,220 1945,220 1945,242 1932,246 1961,305 1961,314 1940,326 1928,326 1919,335">
          <text:p/>
        </draw:polygon>
        <draw:polygon draw:style-name="gr8" draw:text-style-name="P1" draw:layer="layout" svg:width="1.613cm" svg:height="1.49cm" svg:x="4.766cm" svg:y="18.334cm" svg:viewBox="0 0 1614 1491" draw:points="491,102 521,93 559,59 572,51 589,38 610,17 635,4 644,4 665,0 690,9 724,25 741,30 771,55 813,106 775,144 728,191 707,207 695,241 652,271 623,297 597,319 584,344 593,391 606,429 623,467 648,492 669,509 699,513 728,501 750,484 783,424 809,357 822,275 834,250 890,233 950,293 954,331 941,369 933,407 933,437 937,467 954,496 983,522 1013,534 1047,526 1098,479 1115,450 1144,458 1161,488 1165,522 1195,564 1263,594 1301,657 1347,695 1398,755 1436,780 1479,831 1508,865 1538,899 1580,920 1597,937 1614,966 1610,987 1593,1017 1568,1034 1534,1042 1424,1093 1390,1140 1352,1165 1309,1208 1309,1212 1297,1212 1288,1216 1267,1212 1237,1203 1220,1199 1191,1186 1165,1186 1161,1186 1140,1195 1123,1208 1119,1237 1123,1250 1127,1271 1127,1280 1119,1301 1110,1313 1110,1360 916,1326 907,1326 899,1330 894,1335 890,1339 894,1343 894,1360 890,1368 878,1390 872,1394 817,1368 817,1377 813,1381 809,1385 800,1394 796,1407 792,1407 724,1351 724,1356 711,1360 695,1364 686,1368 673,1368 665,1373 661,1377 661,1385 665,1390 665,1407 627,1407 618,1411 610,1428 601,1436 597,1440 580,1440 572,1445 568,1449 568,1457 563,1466 525,1478 512,1487 508,1491 500,1491 462,1483 436,1483 419,1470 394,1440 385,1432 356,1415 322,1402 292,1402 263,1407 242,1402 220,1407 212,1407 199,1411 187,1411 187,1407 182,1398 191,1390 187,1381 187,1377 182,1377 178,1373 165,1364 170,1356 161,1347 140,1313 144,1309 153,1292 153,1271 148,1250 148,1203 187,1169 106,1034 0,962 9,958 26,949 34,945 81,928 98,924 119,903 148,869 165,848 195,827 203,814 212,793 216,784 229,772 229,759 237,746 250,733 271,725 305,695 305,653 322,645 356,649 360,636 352,628 347,611 347,598 377,602 385,594 390,577 402,577 428,573 436,564 428,556 411,551 390,543 377,526 364,509 356,488 343,488 339,475 360,437 360,403 369,382 373,348 394,340 407,340 432,348 470,352 474,340 470,323 453,319 445,297 432,284 436,267 441,254 483,254 483,241 479,237 483,229 479,191 470,182 449,182 436,186 419,191 415,191 407,178 398,169 398,165 432,140 428,136 424,131 432,131 432,123 441,114 436,102 428,93 432,80 432,76 436,76 457,93 479,102">
          <text:p/>
        </draw:polygon>
        <draw:polygon draw:style-name="gr8" draw:text-style-name="P1" draw:layer="layout" svg:width="1.938cm" svg:height="1.879cm" svg:x="1.27cm" svg:y="8.077cm" svg:viewBox="0 0 1939 1880" draw:points="1121,382 1134,390 1143,403 1138,411 1147,420 1172,428 1176,437 1181,449 1202,454 1206,462 1210,466 1210,488 1214,496 1227,496 1236,492 1248,496 1261,496 1282,488 1295,492 1299,496 1299,509 1291,513 1286,530 1295,534 1354,534 1363,551 1371,564 1384,568 1392,564 1405,559 1413,538 1426,538 1439,568 1439,581 1452,585 1452,598 1439,602 1452,623 1473,631 1494,623 1511,606 1519,610 1528,619 1549,610 1562,615 1562,636 1570,631 1583,636 1583,648 1600,644 1608,636 1617,636 1629,640 1643,636 1652,640 1660,648 1668,657 1668,665 1660,674 1668,678 1681,682 1685,699 1685,712 1694,725 1690,742 1702,750 1711,746 1715,737 1719,720 1732,699 1740,691 1762,686 1770,682 1783,678 1791,678 1804,682 1817,682 1817,670 1829,674 1829,691 1834,699 1838,712 1838,720 1842,729 1846,737 1850,750 1850,763 1842,797 1834,826 1825,852 1821,873 1821,898 1829,945 1842,991 1850,1012 1863,1017 1872,1029 1880,1034 1889,1042 1914,1063 1918,1072 1918,1106 1927,1114 1939,1152 1939,1178 1931,1203 1906,1233 1897,1254 1893,1262 1880,1271 1867,1292 1863,1305 1863,1317 1842,1351 1842,1360 1838,1372 1834,1381 1825,1393 1817,1406 1812,1432 1795,1461 1783,1487 1779,1495 1770,1525 1757,1554 1740,1575 1728,1580 1702,1584 1681,1588 1664,1592 1639,1597 1600,1597 1579,1601 1562,1605 1540,1618 1524,1618 1515,1622 1507,1626 1494,1643 1485,1652 1460,1673 1447,1681 1439,1707 1430,1715 1418,1728 1409,1736 1371,1753 1354,1762 1320,1774 1265,1787 1257,1791 1214,1821 1198,1829 1189,1834 1172,1834 1164,1838 1147,1851 1126,1859 1117,1863 1062,1880 1049,1880 1028,1872 1020,1863 1016,1859 982,1859 973,1855 960,1842 944,1842 927,1846 922,1842 914,1838 914,1834 901,1834 897,1838 893,1842 893,1851 889,1851 893,1863 880,1868 863,1868 859,1863 859,1855 850,1851 850,1846 842,1842 842,1838 850,1829 846,1821 833,1804 829,1791 833,1779 842,1758 842,1745 833,1741 800,1758 770,1758 762,1766 749,1779 723,1804 706,1825 698,1829 681,1829 677,1821 673,1796 681,1791 698,1804 702,1804 706,1800 706,1779 715,1753 702,1741 698,1732 698,1728 715,1677 706,1673 698,1681 690,1681 681,1677 656,1643 639,1626 643,1609 651,1601 651,1597 660,1597 677,1601 685,1601 694,1597 715,1567 719,1559 732,1546 740,1542 770,1542 778,1537 778,1529 774,1508 766,1495 766,1487 757,1470 762,1461 766,1457 778,1448 787,1440 787,1415 778,1410 762,1410 753,1406 745,1406 732,1419 719,1423 685,1423 681,1432 673,1461 664,1470 651,1474 635,1478 618,1474 609,1470 605,1461 605,1448 588,1432 588,1406 609,1381 618,1364 618,1355 609,1338 647,1313 660,1305 668,1292 677,1288 690,1288 698,1275 698,1250 706,1228 711,1211 711,1178 728,1165 732,1156 728,1139 732,1114 706,1106 698,1093 685,1038 677,1025 681,996 685,987 681,966 668,962 651,966 639,970 630,979 618,974 605,957 601,949 588,928 601,924 609,932 618,928 635,915 664,907 664,894 656,873 656,860 647,839 622,852 601,860 567,864 546,864 541,852 550,822 546,797 541,784 541,775 546,763 550,754 563,750 579,754 584,737 579,729 567,712 563,695 563,682 558,670 550,665 537,665 529,670 499,682 486,695 474,695 427,716 414,712 410,712 406,699 419,674 419,661 410,653 402,644 393,631 393,623 402,589 402,576 389,576 364,610 347,619 342,606 330,593 325,581 334,572 347,547 338,538 317,530 309,521 309,500 304,483 313,462 321,445 325,428 292,432 275,437 262,441 249,437 245,424 245,411 258,376 249,368 237,360 207,368 194,368 143,334 122,330 114,334 97,326 80,300 67,296 38,309 21,313 8,296 0,271 8,258 33,258 50,249 67,237 76,228 80,216 80,199 84,186 93,169 110,165 131,169 152,148 156,135 169,122 194,110 203,97 224,101 237,114 249,118 262,114 270,110 275,93 275,34 279,21 292,17 342,4 359,0 372,4 385,21 397,34 419,34 427,38 452,55 465,63 474,72 486,63 508,34 512,21 520,12 533,8 550,17 554,29 558,42 579,46 609,59 601,80 605,97 630,101 635,122 643,131 660,135 706,135 711,148 711,165 719,177 757,165 795,165 795,186 791,199 804,199 804,216 821,224 859,224 859,237 850,245 842,258 850,258 863,266 876,271 876,279 897,275 910,279 910,292 918,292 927,296 910,326 918,334 931,338 935,326 952,321 956,330 969,334 960,347 973,347 982,355 986,347 1003,351 1020,347 1028,360 1037,364 1037,382 1058,394 1071,390 1079,376 1083,368 1092,376 1104,376 1109,390">
          <text:p/>
        </draw:polygon>
        <draw:polygon draw:style-name="gr8" draw:text-style-name="P1" draw:layer="layout" svg:width="4.085cm" svg:height="5.584cm" svg:x="8.449cm" svg:y="10.786cm" svg:viewBox="0 0 4086 5585" draw:points="695,936 678,906 678,893 682,885 673,876 673,864 678,859 678,855 686,842 711,809 724,800 728,796 733,792 737,792 745,787 758,783 783,766 796,745 813,737 830,728 838,715 855,707 872,699 877,699 881,694 885,694 893,686 906,669 910,660 919,656 940,648 978,639 987,631 995,631 995,627 995,631 999,631 1004,631 1008,635 1012,639 1016,635 1020,622 1025,618 1025,622 1033,622 1033,627 1037,639 1042,648 1059,648 1084,635 1109,635 1114,631 1118,631 1118,627 1135,627 1143,631 1147,635 1152,639 1169,639 1169,643 1181,656 1190,656 1194,652 1207,652 1219,648 1224,643 1228,643 1241,639 1245,631 1270,635 1279,639 1287,635 1296,622 1300,622 1274,605 1270,605 1258,601 1241,580 1236,567 1236,559 1224,555 1215,542 1211,538 1207,525 1186,516 1173,504 1164,491 1156,466 1156,449 1147,428 1147,415 1152,377 1160,364 1173,356 1177,347 1177,330 1160,309 1156,305 1139,292 1109,279 1109,250 1101,233 1088,212 1084,203 1080,203 1071,199 1067,195 1063,191 1063,186 1054,182 1046,182 1046,169 1029,178 1029,165 1037,157 1037,144 1033,131 1042,127 1037,80 1037,59 1050,17 1059,0 1389,0 1385,85 1385,224 1380,449 1444,445 1457,449 1461,453 1486,461 1490,461 1499,457 1524,461 1537,457 1550,453 1554,453 1567,440 1579,440 1588,453 1596,457 1609,466 1630,470 1655,474 1711,474 1736,478 1732,622 1732,631 1736,627 1736,622 1740,618 1749,618 1753,618 1753,635 1757,635 1761,635 1767,631 1771,631 1775,627 1783,622 1792,622 1800,618 1805,614 1826,614 1830,622 1834,627 1843,635 1864,635 1872,631 1872,627 1881,622 1881,618 1889,614 1894,614 1902,618 1910,618 1915,622 1919,627 1919,631 1923,631 1932,635 1940,635 1949,631 1957,627 2025,821 2054,885 2063,961 2071,1029 2080,1109 2080,1118 2084,1118 2084,1122 2088,1126 2093,1126 2097,1130 2101,1147 2114,1181 2126,1207 2126,1215 2139,1245 2143,1253 2148,1257 2143,1266 2148,1274 2156,1287 2169,1329 2173,1359 2194,1401 2194,1418 2198,1431 2194,1444 2220,1465 2232,1486 2241,1494 2258,1494 2262,1503 2266,1503 2279,1511 2283,1520 2300,1520 2313,1516 2321,1520 2334,1516 2338,1511 2380,1511 2380,1507 2393,1507 2402,1516 2427,1520 2435,1528 2444,1528 2452,1537 2457,1537 2461,1541 2469,1545 2486,1575 2495,1575 2503,1583 2512,1592 2516,1596 2520,1596 2524,1600 2537,1604 2550,1604 2550,1600 2562,1588 2562,1583 2571,1583 2575,1579 2584,1571 2601,1566 2605,1562 2617,1554 2626,1558 2630,1558 2639,1562 2656,1549 2668,1545 2685,1532 2689,1532 2698,1541 2711,1541 2715,1549 2723,1549 2732,1545 2753,1541 2761,1537 2766,1532 2770,1537 2774,1537 2783,1541 2787,1541 2791,1537 2795,1532 2804,1528 2808,1532 2816,1528 2829,1528 2838,1532 2846,1532 2855,1537 2855,1541 2867,1541 2867,1545 2871,1554 2876,1554 2888,1549 2897,1545 2918,1545 2926,1554 2935,1554 2935,1562 2939,1562 2948,1562 2952,1566 2965,1571 2969,1571 2969,1566 2977,1562 2982,1571 2990,1575 2994,1575 2998,1571 3015,1571 3020,1575 3020,1588 3024,1592 3015,1596 3028,1596 3032,1604 3049,1604 3058,1600 3062,1600 3066,1604 3075,1604 3075,1596 3070,1592 3075,1583 3079,1579 3083,1579 3087,1575 3096,1579 3092,1575 3100,1571 3104,1575 3109,1575 3125,1571 3125,1647 3109,1681 3087,1706 3070,1719 3049,1723 3024,1706 2982,1643 2960,1638 2939,1634 2918,1643 2901,1651 2897,1655 2876,1676 2871,1681 2863,1681 2855,1689 2859,1702 2867,1727 2871,1736 2884,1744 2888,1770 2910,1808 2943,1842 3007,1901 3024,1943 3028,1985 3007,2015 2994,2028 2990,2049 3003,2066 3037,2112 3041,2125 3041,2159 3049,2176 3096,2214 3113,2231 3121,2248 3151,2269 3180,2273 3202,2278 3219,2273 3244,2261 3269,2235 3295,2214 3316,2206 3333,2201 3350,2210 3367,2227 3379,2244 3384,2273 3379,2316 3367,2358 3367,2430 3354,2468 3341,2481 3307,2523 3286,2540 3274,2553 3265,2570 3257,2591 3252,2616 3278,2654 3291,2659 3316,2663 3350,2659 3392,2646 3413,2642 3443,2633 3494,2591 3511,2561 3523,2548 3553,2536 3578,2532 3600,2532 3617,2544 3638,2574 3655,2599 3655,2620 3638,2650 3629,2680 3633,2731 3621,2781 3612,2841 3604,2858 3583,2874 3549,2896 3511,2904 3485,2913 3456,2929 3443,2946 3434,2993 3434,3014 3447,3052 3451,3082 3443,3112 3439,3128 3439,3162 3430,3193 3426,3197 3409,3223 3396,3273 3384,3328 3379,3375 3384,3388 3426,3422 3447,3430 3464,3430 3485,3443 3502,3455 3528,3510 3566,3553 3574,3565 3587,3591 3591,3616 3587,3637 3578,3646 3566,3659 3561,3680 3566,3701 3566,3714 3553,3739 3549,3781 3545,3790 3528,3807 3502,3819 3481,3819 3443,3803 3422,3798 3405,3803 3392,3819 3392,3828 3405,3841 3422,3858 3434,3883 3434,3904 3439,3938 3443,3968 3447,3989 3456,4002 3464,4006 3485,4006 3519,3993 3540,3997 3566,4006 3583,4018 3587,4040 3583,4048 3574,4069 3570,4090 3574,4145 3583,4167 3591,4179 3633,4200 3642,4213 3642,4217 3650,4251 3663,4268 3667,4285 3667,4332 3659,4361 3659,4395 3667,4412 3667,4416 3693,4442 3697,4450 3697,4463 3684,4480 3676,4497 3676,4514 3684,4526 3705,4543 3731,4586 3756,4598 3765,4611 3782,4620 3820,4632 3841,4637 3892,4624 3917,4615 3942,4615 3998,4628 4031,4653 4061,4670 4065,4679 4061,4708 4061,4721 4065,4738 4078,4755 4086,4789 4086,4802 4082,4810 4078,4819 4065,4823 4040,4827 4010,4831 4002,4835 3993,4852 3976,4857 3959,4861 3951,4861 3909,4852 3887,4852 3879,4857 3854,4891 3837,4903 3773,4962 3752,4971 3735,4979 3727,4984 3727,5001 3735,5026 3739,5064 3748,5098 3756,5106 3773,5115 3794,5111 3807,5106 3820,5106 3828,5115 3841,5128 3849,5145 3854,5166 3858,5178 3862,5187 3900,5208 3909,5221 3921,5238 3926,5255 3904,5263 3896,5263 3883,5267 3875,5276 3875,5284 3858,5310 3845,5322 3832,5331 3807,5331 3799,5322 3790,5314 3786,5301 3777,5293 3769,5293 3760,5297 3744,5297 3731,5293 3727,5288 3710,5288 3701,5280 3688,5284 3684,5280 3680,5276 3659,5288 3655,5288 3646,5280 3642,5272 3633,5267 3625,5267 3629,5272 3633,5272 3633,5276 3617,5276 3608,5284 3600,5288 3600,5297 3595,5301 3574,5310 3561,5310 3553,5305 3545,5297 3536,5288 3549,5263 3532,5259 3528,5250 3523,5250 3515,5255 3506,5263 3506,5280 3502,5293 3494,5305 3477,5310 3468,5310 3464,5301 3460,5280 3451,5263 3447,5259 3439,5263 3422,5272 3409,5276 3396,5272 3384,5267 3375,5272 3363,5288 3354,5293 3333,5293 3337,5288 3341,5284 3341,5276 3324,5272 3312,5272 3307,5267 3312,5263 3316,5259 3316,5255 3303,5250 3291,5233 3278,5229 3269,5233 3265,5238 3265,5246 3248,5276 3248,5288 3261,5318 3261,5348 3257,5352 3214,5352 3197,5348 3189,5335 3185,5322 3185,5314 3172,5314 3164,5327 3155,5331 3130,5314 3113,5318 3070,5314 3045,5305 3032,5310 3028,5310 3015,5322 2998,5322 2998,5335 3003,5339 3020,5348 3024,5348 3024,5360 3020,5369 3011,5365 3007,5360 2998,5360 2990,5365 2982,5369 2969,5369 2956,5373 2943,5386 2943,5390 2922,5390 2918,5382 2905,5382 2897,5369 2876,5356 2859,5339 2867,5331 2863,5310 2783,5310 2766,5314 2744,5339 2723,5348 2719,5343 2719,5327 2732,5297 2711,5297 2685,5301 2681,5284 2668,5259 2656,5246 2647,5242 2626,5255 2617,5267 2596,5267 2601,5259 2588,5233 2609,5174 2596,5128 2592,5136 2584,5145 2575,5140 2571,5132 2554,5136 2554,5128 2537,5119 2541,5111 2537,5089 2533,5081 2482,5077 2465,5089 2435,5098 2418,5089 2397,5077 2385,5068 2363,5060 2334,5056 2283,5068 2262,5064 2236,5068 2211,5056 2186,5051 2173,5047 2169,5047 2156,5026 2156,5022 2152,5022 2152,5018 2093,4988 2076,4975 2076,4971 2067,4971 2046,4967 2025,4967 2008,4962 1991,4954 1974,4933 1961,4920 1949,4916 1923,4899 1894,4882 1885,4882 1843,4895 1651,4971 1630,4971 1613,4975 1605,4984 1605,4996 1622,5013 1651,5030 1672,5039 1698,5043 1719,5039 1744,5030 1796,5026 1813,5026 1830,5030 1847,5039 1860,5051 1872,5064 1894,5073 1910,5089 1936,5106 1944,5115 1953,5119 1970,5123 1995,5140 2004,5149 2012,5153 2029,5153 2042,5157 2042,5161 2046,5166 2059,5187 2071,5195 2080,5191 2093,5183 2097,5183 2135,5178 2160,5187 2164,5204 2148,5216 2131,5242 2114,5259 2105,5250 2097,5255 2080,5246 2084,5238 2076,5233 2076,5229 2059,5229 2037,5221 2033,5229 1991,5229 1982,5242 1999,5242 1991,5255 1970,5250 1953,5238 1923,5255 1936,5267 1932,5276 1923,5267 1910,5267 1894,5276 1902,5284 1898,5288 1881,5288 1889,5263 1881,5255 1864,5250 1800,5250 1783,5259 1771,5259 1761,5267 1771,5288 1800,5310 1796,5314 1788,5322 1788,5335 1775,5335 1779,5352 1767,5360 1779,5373 1767,5377 1719,5360 1711,5369 1715,5390 1694,5390 1677,5407 1677,5424 1681,5432 1698,5454 1694,5462 1664,5479 1672,5500 1660,5504 1651,5500 1643,5483 1630,5466 1617,5462 1613,5462 1605,5458 1600,5462 1596,5458 1592,5458 1592,5462 1596,5466 1596,5470 1592,5470 1588,5466 1584,5466 1584,5462 1588,5462 1584,5458 1579,5458 1579,5454 1592,5445 1579,5445 1571,5441 1567,5437 1558,5432 1558,5428 1554,5424 1550,5424 1550,5437 1554,5441 1554,5445 1558,5449 1558,5454 1550,5458 1550,5470 1541,5470 1537,5475 1533,5470 1528,5475 1533,5479 1541,5483 1524,5483 1524,5487 1516,5487 1512,5492 1512,5496 1495,5513 1486,5517 1473,5521 1469,5526 1469,5534 1478,5530 1482,5534 1482,5542 1490,5551 1490,5555 1482,5559 1486,5564 1486,5568 1482,5568 1478,5564 1478,5568 1473,5568 1469,5564 1465,5559 1461,5559 1457,5564 1448,5568 1444,5572 1440,5572 1431,5576 1423,5576 1423,5585 1418,5585 1414,5581 1418,5572 1414,5568 1410,5568 1401,5572 1397,5564 1389,5559 1376,5559 1372,5564 1372,5572 1368,5572 1363,5568 1363,5564 1359,5559 1363,5555 1359,5555 1351,5559 1346,5555 1355,5551 1355,5547 1351,5547 1342,5551 1338,5547 1338,5538 1342,5530 1334,5530 1330,5526 1334,5521 1334,5509 1325,5513 1325,5509 1338,5509 1338,5504 1334,5500 1325,5500 1330,5483 1317,5475 1304,5458 1300,5454 1287,5445 1283,5437 1274,5437 1266,5441 1253,5445 1241,5445 1232,5441 1219,5432 1211,5432 1198,5428 1194,5428 1190,5432 1181,5437 1173,5445 1160,5449 1160,5454 1156,5454 1147,5449 1143,5449 1131,5441 1126,5441 1109,5432 1097,5420 1076,5403 1067,5394 1059,5394 1046,5390 1042,5390 1025,5377 1008,5369 999,5365 978,5356 965,5348 961,5339 957,5331 932,5310 910,5305 885,5288 860,5272 855,5272 847,5267 838,5267 822,5238 817,5238 809,5225 796,5225 762,5208 741,5200 737,5195 728,5183 733,5170 728,5166 728,5153 733,5145 745,5128 741,5115 741,5106 737,5094 737,5081 733,5081 733,5068 728,5064 745,5043 750,5030 754,5026 750,5018 750,4996 758,4984 771,4979 779,4971 783,4967 788,4962 788,4954 792,4946 792,4937 788,4933 788,4924 792,4912 800,4912 809,4903 813,4907 826,4907 830,4912 834,4912 834,4916 838,4920 847,4920 855,4929 872,4937 877,4937 881,4929 893,4924 898,4916 902,4912 902,4886 910,4874 923,4874 923,4869 932,4861 940,4848 936,4844 923,4823 910,4814 910,4806 936,4806 949,4802 957,4806 965,4797 970,4785 961,4785 961,4780 953,4780 949,4772 944,4768 944,4764 953,4759 957,4751 953,4751 940,4742 936,4738 927,4730 932,4725 927,4721 932,4704 936,4700 927,4683 932,4670 940,4653 949,4649 957,4641 965,4637 970,4641 974,4641 974,4658 982,4658 987,4653 991,4653 995,4649 991,4645 995,4637 991,4632 987,4624 991,4624 978,4607 978,4586 974,4573 974,4569 982,4569 987,4573 999,4573 1008,4565 1008,4560 1012,4560 1012,4552 1016,4543 1020,4526 1029,4514 1025,4505 1025,4501 1029,4497 1020,4488 1008,4493 999,4488 991,4488 991,4480 987,4484 982,4480 982,4467 987,4463 999,4459 1008,4450 1033,4459 1042,4450 1042,4442 1033,4429 1029,4429 1029,4425 1016,4421 1020,4395 1016,4383 1020,4378 1037,4383 1046,4378 1050,4378 1054,4370 1046,4366 1046,4357 1042,4353 1042,4349 1037,4344 1020,4340 1020,4336 1025,4336 1029,4332 1037,4327 1037,4302 1016,4272 1008,4264 1004,4247 999,4230 999,4222 1008,4222 1020,4226 1025,4222 1025,4217 1016,4213 1008,4200 1004,4192 995,4179 999,4175 1008,4167 995,4158 995,4154 987,4137 987,4133 982,4124 982,4116 987,4116 991,4120 1004,4120 999,4116 995,4112 991,4107 987,4103 982,4090 995,4078 1012,4069 1012,4061 1008,4057 999,4057 991,4052 982,4048 978,4040 970,4027 965,4023 970,4018 982,4018 999,4027 1008,4018 1012,4018 1020,4023 1037,4023 1042,4027 1046,4031 1050,4035 1067,4035 1071,4044 1071,4048 1063,4044 1059,4044 1059,4048 1067,4057 1076,4057 1092,4044 1105,4040 1109,4035 1109,4031 1105,4023 1097,4018 1092,4014 1088,4010 1088,3997 1097,3993 1092,3985 1092,3955 1105,3930 1114,3921 1126,3917 1135,3908 1131,3904 1122,3891 1118,3883 1114,3879 1101,3879 1092,3891 1088,3891 1084,3887 1080,3879 1084,3875 1101,3875 1101,3858 1097,3853 1092,3849 1092,3841 1088,3836 1084,3836 1076,3841 1067,3841 1067,3836 1063,3832 1033,3832 1025,3824 1025,3811 1020,3811 1004,3819 995,3828 974,3828 965,3836 957,3836 953,3832 953,3824 944,3828 932,3819 923,3798 923,3794 932,3786 915,3777 919,3764 923,3760 936,3760 949,3769 957,3769 957,3752 961,3748 978,3752 978,3748 974,3735 961,3731 961,3718 970,3714 965,3709 978,3709 982,3697 965,3684 965,3671 957,3663 944,3654 940,3654 932,3659 927,3676 927,3680 923,3684 919,3680 898,3684 889,3680 902,3676 902,3671 893,3667 889,3667 885,3663 872,3659 872,3650 877,3646 881,3646 885,3654 889,3654 910,3637 919,3637 932,3625 927,3625 927,3621 932,3616 927,3612 923,3608 923,3599 927,3595 940,3599 940,3595 936,3578 923,3574 919,3578 919,3587 910,3591 902,3591 898,3587 898,3578 906,3574 910,3565 910,3561 906,3553 885,3549 877,3544 872,3532 864,3527 855,3527 843,3519 813,3519 796,3515 779,3515 758,3532 758,3544 754,3544 737,3540 737,3549 741,3561 750,3565 754,3582 754,3591 750,3599 750,3616 745,3625 745,3629 741,3629 733,3625 707,3625 703,3621 707,3612 707,3608 686,3608 686,3604 690,3591 673,3578 665,3582 661,3587 656,3587 652,3582 648,3578 644,3565 644,3561 635,3557 623,3565 614,3570 610,3570 610,3574 614,3582 606,3595 614,3604 610,3612 614,3612 623,3616 623,3621 614,3625 614,3629 618,3637 610,3642 601,3642 597,3637 584,3637 584,3625 576,3616 576,3595 563,3591 559,3595 555,3591 551,3599 546,3595 546,3582 542,3574 534,3570 529,3570 529,3574 521,3574 517,3578 496,3582 487,3565 483,3561 474,3574 470,3574 466,3578 466,3582 470,3599 479,3604 483,3612 483,3621 474,3621 479,3629 474,3642 453,3642 436,3650 419,3650 428,3621 402,3608 394,3604 385,3604 377,3608 373,3608 369,3587 369,3582 360,3591 356,3591 356,3574 360,3570 360,3557 356,3557 347,3561 343,3557 339,3553 326,3557 322,3565 305,3565 301,3570 301,3578 305,3582 301,3587 297,3595 288,3604 275,3599 267,3604 271,3608 263,3612 258,3612 254,3608 242,3604 237,3599 237,3595 246,3578 250,3578 250,3582 258,3587 258,3578 275,3582 280,3570 280,3561 275,3557 271,3540 267,3532 250,3519 246,3523 237,3519 242,3498 233,3498 233,3472 229,3472 225,3468 225,3464 220,3455 199,3455 195,3460 195,3468 191,3464 187,3455 131,2951 115,2832 115,2824 119,2811 110,2752 119,2743 119,2739 106,2726 106,2722 98,2714 93,2709 102,2692 98,2675 98,2671 89,2659 85,2654 47,2654 38,2650 38,2646 30,2612 30,2608 13,2591 17,2587 21,2574 17,2557 17,2540 21,2532 21,2527 4,2400 0,2388 21,2383 38,2375 47,2371 30,2337 26,2328 17,2261 17,2239 26,2218 30,2201 55,2125 55,2104 60,2074 64,2049 89,1973 102,1952 102,1947 127,1947 140,1943 144,1939 148,1930 153,1918 157,1918 165,1930 170,1935 174,1939 187,1939 191,1943 199,1943 203,1939 212,1939 220,1943 233,1952 246,1952 250,1947 250,1943 254,1943 267,1952 280,1952 280,1973 284,1977 280,1981 284,1981 284,1990 288,1985 292,1990 292,1998 297,2007 314,2011 318,2011 326,2007 335,2002 347,2015 352,2011 352,1998 356,1994 360,1994 377,1994 381,2002 377,2007 390,2019 390,2040 381,2049 377,2053 385,2062 381,2070 373,2083 377,2087 381,2087 390,2083 394,2087 407,2087 411,2079 419,2074 424,2070 424,2057 432,2049 441,2045 445,2045 449,2053 453,2057 457,2057 474,2062 496,2062 525,2040 534,2032 534,2024 538,2002 525,1897 563,1854 584,1850 631,1850 673,1863 686,1863 690,1854 695,1850 695,1782 711,1782 711,1693 737,1664 741,1659 745,1655 741,1647 741,1638 745,1617 750,1617 775,1596 779,1596 771,1588 762,1583 758,1583 758,1579 766,1575 775,1571 792,1566 800,1562 800,1558 796,1554 783,1549 779,1545 783,1541 792,1532 800,1520 817,1503 826,1486 838,1482 847,1469 847,1465 851,1461 847,1452 847,1435 838,1431 838,1414 843,1410 847,1405 851,1401 855,1397 860,1393 864,1389 864,1372 868,1367 868,1363 864,1359 860,1359 860,1329 864,1325 864,1291 860,1287 860,1278 864,1278 864,1283 868,1283 868,1287 872,1291 881,1295 885,1300 885,1308 889,1308 889,1312 893,1317 893,1321 898,1325 898,1346 902,1346 906,1342 910,1338 915,1334 919,1334 923,1325 927,1321 932,1317 936,1317 936,1312 940,1308 944,1304 949,1300 957,1295 961,1291 961,1287 970,1283 974,1278 978,1274 982,1274 987,1266 991,1262 995,1257 999,1253 1008,1253 1012,1257 1016,1257 1020,1257 1020,1253 1016,1249 1012,1245 1008,1240 1004,1236 999,1232 995,1228 987,1223 982,1219 978,1215 974,1211 970,1207 965,1202 961,1202 961,1198 957,1198 953,1194 944,1194 940,1190 936,1190 932,1190 927,1185 923,1185 923,1181 919,1177 915,1177 915,1173 910,1173 910,1164 906,1164 906,1160 898,1160 898,1156 893,1156 889,1151 885,1147 881,1147 881,1143 877,1143 872,1139 868,1139 868,1135 864,1135 864,1130 860,1126 860,1122 855,1118 855,1113 851,1109 847,1105 843,1101 838,1096 834,1092 830,1088 826,1088 826,1084 822,1084 822,1080 817,1075 817,1067 813,1063 813,1058 809,1058 805,1054 800,1050 792,1046 792,1041 737,986 695,948">
          <text:p/>
        </draw:polygon>
        <draw:polygon draw:style-name="gr8" draw:text-style-name="P1" draw:layer="layout" svg:width="4.001cm" svg:height="3.459cm" svg:x="-2.545cm" svg:y="19.862cm" svg:viewBox="0 0 4002 3460" draw:points="1085,699 1085,695 1093,682 1106,699 1115,707 1127,711 1149,707 1149,695 1157,656 1170,644 1161,631 1153,623 1144,631 1127,631 1136,614 1153,601 1170,606 1174,593 1170,580 1174,555 1153,555 1149,542 1165,538 1178,542 1182,529 1195,525 1233,496 1250,491 1263,479 1259,470 1254,453 1254,441 1271,424 1284,415 1305,398 1309,386 1314,369 1326,364 1335,330 1326,318 1288,292 1288,267 1301,225 1267,216 1271,203 1292,195 1305,187 1314,178 1309,165 1318,153 1335,144 1343,132 1360,153 1411,157 1432,170 1449,174 1462,170 1474,170 1487,161 1479,144 1487,136 1500,148 1517,140 1517,127 1504,110 1496,98 1508,72 1534,51 1551,43 1563,38 1576,34 1580,21 1585,9 1593,0 1614,0 1648,13 1673,30 1690,34 1707,47 1733,51 1970,110 2673,288 2728,301 2744,305 2850,318 2855,318 2867,305 2880,305 2897,309 2905,322 2927,335 2935,347 2952,347 2982,360 2986,360 2994,352 3045,352 3058,360 3062,364 3083,369 3096,369 3109,364 3121,360 3130,356 3134,352 3181,352 3206,364 3210,364 3219,360 3236,364 3252,364 3274,373 3291,373 3312,364 3324,364 3329,369 3354,390 3367,398 3367,407 3371,411 3371,419 3375,428 3379,424 3384,415 3392,394 3392,390 3401,377 3447,432 3443,449 3439,474 3439,500 3451,513 3464,521 3473,529 3490,538 3494,546 3506,551 3519,559 3523,559 3528,555 3540,538 3562,534 3570,525 3578,525 3583,529 3587,529 3600,521 3604,521 3604,529 3608,538 3612,534 3617,534 3621,538 3633,542 3650,542 3659,546 3667,546 3667,542 3680,534 3689,534 3693,529 3710,529 3714,525 3718,517 3731,517 3739,525 3760,551 3777,559 3790,572 3803,572 3811,576 3828,572 3841,572 3849,568 3858,555 3887,555 3900,551 3917,542 3926,542 3951,559 3964,563 3981,563 4002,576 3998,576 3989,584 3959,597 3955,601 3951,601 3938,593 3934,589 3926,593 3926,597 3921,610 3917,610 3896,601 3887,597 3883,601 3883,606 3887,606 3887,610 3875,614 3866,610 3845,610 3837,606 3832,606 3820,614 3816,614 3803,618 3790,627 3786,631 3756,627 3756,631 3735,635 3731,635 3731,644 3722,652 3718,652 3714,648 3710,648 3705,652 3693,656 3689,661 3676,656 3672,661 3680,665 3676,669 3667,665 3659,661 3655,661 3646,665 3625,673 3621,678 3617,695 3621,703 3629,707 3633,711 3633,716 3625,724 3621,733 3638,741 3642,745 3642,767 3625,754 3608,754 3595,750 3591,745 3587,737 3583,737 3570,758 3566,771 3562,779 3557,783 3562,788 3566,788 3566,783 3578,788 3587,788 3595,796 3600,800 3595,809 3591,826 3583,830 3574,834 3566,834 3562,830 3553,826 3549,822 3545,822 3545,834 3553,843 3553,851 3549,860 3545,864 3536,864 3523,855 3523,864 3515,868 3511,872 3490,877 3485,872 3485,855 3464,838 3460,834 3456,838 3447,843 3456,855 3460,864 3460,885 3451,885 3447,889 3447,894 3435,894 3426,889 3409,894 3401,889 3384,872 3375,868 3363,868 3354,872 3354,881 3371,894 3379,906 3367,936 3367,949 3363,949 3354,944 3350,936 3341,927 3324,919 3316,910 3312,910 3312,919 3308,940 3312,949 3320,957 3320,970 3312,974 3286,974 3265,965 3227,965 3223,978 3214,978 3214,974 3206,970 3202,970 3197,974 3193,982 3189,987 3185,982 3176,965 3168,957 3164,957 3159,961 3155,965 3134,961 3130,957 3121,957 3125,974 3121,982 3125,991 3125,1008 3100,1008 3092,999 3087,995 3070,991 3058,982 3049,982 3045,987 3045,995 3049,995 3049,999 3045,1004 3041,1012 3007,1025 2994,1033 2998,1046 2998,1059 3007,1080 2990,1071 2973,1080 2969,1080 2965,1076 2960,1071 2948,1063 2943,1054 2939,1054 2880,1071 2876,1080 2876,1088 2880,1092 2884,1097 2897,1097 2922,1092 2935,1092 2943,1097 2943,1105 2939,1105 2922,1109 2918,1114 2914,1118 2918,1126 2914,1131 2893,1148 2888,1152 2893,1156 2897,1152 2905,1148 2918,1156 2927,1156 2931,1160 2935,1177 2943,1186 2939,1190 2927,1190 2910,1194 2901,1190 2893,1190 2876,1198 2863,1198 2846,1207 2842,1203 2833,1198 2829,1194 2825,1198 2816,1198 2804,1186 2795,1181 2791,1177 2783,1177 2778,1181 2778,1198 2774,1215 2774,1219 2766,1224 2749,1224 2744,1228 2744,1232 2749,1236 2744,1236 2740,1241 2740,1245 2744,1249 2744,1253 2753,1258 2744,1266 2744,1287 2736,1296 2732,1300 2728,1291 2711,1283 2706,1279 2702,1275 2698,1275 2694,1283 2694,1287 2698,1300 2694,1308 2689,1313 2673,1313 2673,1330 2664,1338 2660,1346 2660,1351 2664,1355 2664,1359 2660,1363 2643,1355 2643,1372 2639,1385 2634,1385 2622,1380 2613,1385 2605,1402 2584,1402 2579,1406 2575,1414 2546,1414 2550,1410 2554,1402 2558,1393 2554,1389 2546,1402 2541,1397 2541,1393 2546,1389 2546,1385 2541,1380 2537,1372 2533,1368 2503,1346 2490,1346 2490,1342 2482,1342 2474,1355 2469,1355 2469,1359 2448,1359 2575,1448 2605,1465 2613,1478 2622,1482 2630,1482 2634,1486 2647,1495 2685,1524 2723,1541 2740,1558 2871,1656 2893,1660 2943,1685 3049,1723 3312,1778 3316,1783 3320,1787 3337,1787 3346,1791 3350,1795 3350,1808 3354,1821 3371,1838 3375,1842 3375,1846 3371,1846 3363,1850 3341,1854 3337,1854 3333,1850 3316,1821 3308,1816 3303,1816 3295,1833 3286,1846 3286,1854 3282,1859 3278,1854 3274,1846 3265,1846 3248,1842 3244,1842 3244,1833 3240,1829 3223,1825 3214,1825 3210,1833 3214,1842 3210,1859 3210,1863 3214,1871 3219,1884 3219,1905 3223,1910 3231,1910 3236,1914 3240,1926 3240,1939 3223,1939 3214,1931 3197,1931 3193,1922 3189,1918 3185,1910 3176,1905 3172,1901 3164,1884 3159,1880 3155,1884 3151,1888 3142,1910 3134,1910 3125,1905 3121,1905 3117,1914 3121,1918 3138,1952 3155,1965 3168,1973 3168,1986 3164,1994 3147,1994 3130,1990 3117,1981 3104,1973 3087,1969 3079,1965 3070,1956 3062,1956 3062,1965 3066,1973 3062,1998 3062,2003 3049,2007 3041,2011 3032,2007 3015,2007 3011,2011 3007,2032 3007,2045 2977,2045 2960,2028 2948,2028 2948,2032 2952,2045 2943,2058 2939,2083 2939,2087 2948,2092 2952,2096 2977,2096 3007,2092 3011,2096 3007,2117 3011,2138 3011,2151 3015,2155 3028,2168 3032,2172 3020,2185 3011,2189 3007,2197 3003,2231 3007,2244 3003,2257 2998,2261 2986,2269 2960,2278 2952,2274 2952,2269 2956,2252 2973,2244 2973,2240 2977,2223 2969,2223 2960,2214 2956,2206 2948,2193 2943,2176 2935,2172 2927,2176 2918,2164 2910,2159 2888,2151 2880,2155 2876,2155 2876,2159 2884,2168 2893,2180 2897,2197 2901,2206 2905,2214 2910,2219 2914,2219 2910,2227 2901,2231 2901,2235 2893,2240 2876,2240 2876,2235 2871,2219 2867,2214 2846,2214 2842,2210 2825,2206 2808,2176 2804,2176 2783,2189 2778,2189 2761,2180 2757,2180 2757,2185 2778,2197 2783,2202 2783,2214 2787,2223 2795,2231 2800,2248 2804,2252 2821,2261 2825,2265 2821,2269 2808,2274 2791,2274 2787,2269 2778,2244 2770,2235 2766,2240 2761,2257 2766,2274 2766,2286 2761,2299 2753,2303 2749,2307 2736,2303 2728,2303 2719,2295 2715,2291 2711,2291 2702,2295 2685,2291 2673,2295 2668,2295 2656,2291 2651,2291 2656,2307 2656,2320 2677,2324 2685,2329 2685,2337 2660,2341 2656,2341 2656,2346 2660,2350 2664,2358 2668,2358 2681,2371 2681,2384 2677,2388 2673,2388 2664,2375 2656,2371 2647,2371 2656,2392 2651,2392 2647,2396 2639,2388 2630,2388 2630,2392 2626,2409 2622,2413 2622,2418 2630,2413 2634,2418 2634,2422 2630,2426 2622,2430 2617,2430 2609,2426 2584,2418 2571,2413 2567,2413 2562,2422 2562,2439 2558,2443 2554,2443 2546,2434 2541,2430 2537,2434 2533,2443 2533,2464 2541,2464 2541,2473 2533,2473 2529,2468 2516,2451 2507,2447 2499,2443 2495,2451 2486,2447 2486,2443 2478,2443 2469,2447 2465,2451 2461,2451 2461,2460 2457,2460 2448,2456 2448,2460 2452,2464 2478,2473 2482,2477 2482,2481 2469,2502 2461,2511 2465,2536 2444,2536 2427,2532 2423,2523 2414,2502 2406,2489 2397,2485 2376,2485 2372,2489 2372,2494 2385,2502 2389,2511 2402,2523 2414,2532 2414,2536 2410,2545 2406,2557 2402,2557 2385,2561 2347,2553 2334,2553 2338,2561 2347,2583 2338,2595 2321,2604 2321,2608 2317,2617 2292,2617 2279,2608 2270,2612 2258,2626 2262,2634 2262,2647 2258,2656 2249,2664 2245,2668 2232,2673 2220,2685 2224,2698 2215,2702 2220,2715 2215,2719 2207,2728 2186,2749 2181,2753 2173,2761 2156,2783 2143,2795 2135,2804 2131,2804 2131,2800 2122,2800 2109,2791 2105,2791 2097,2787 2084,2787 2071,2795 2067,2808 2067,2825 2071,2829 2067,2833 2076,2842 2071,2850 2054,2855 2046,2863 2038,2867 2038,2871 2033,2897 2029,2910 2012,2914 2004,2918 1987,2931 1982,2948 1982,2952 1991,2965 1991,2977 1982,2990 1978,2994 1970,3007 1944,3020 1940,3024 1932,3028 1927,3045 1927,3049 1919,3058 1915,3066 1911,3104 1894,3130 1894,3134 1885,3142 1877,3142 1868,3134 1851,3130 1843,3134 1830,3134 1788,3092 1771,3087 1758,3083 1754,3087 1741,3092 1728,3104 1716,3113 1703,3121 1690,3130 1652,3130 1644,3147 1635,3155 1618,3155 1610,3159 1593,3159 1585,3164 1568,3176 1555,3185 1542,3197 1521,3214 1504,3227 1487,3236 1462,3236 1453,3231 1445,3231 1424,3252 1398,3282 1390,3286 1381,3286 1373,3295 1360,3312 1347,3320 1326,3324 1314,3333 1284,3333 1271,3346 1271,3354 1263,3367 1267,3384 1259,3392 1254,3401 1250,3401 1242,3396 1237,3396 1233,3401 1229,3396 1220,3401 1216,3405 1204,3405 1199,3418 1191,3430 1187,3439 1182,3439 1157,3443 1144,3439 1132,3435 1127,3426 1119,3422 1106,3413 1098,3413 1077,3426 1051,3426 1043,3422 1030,3401 1026,3401 1013,3409 1005,3413 1000,3426 1000,3435 988,3451 983,3456 979,3460 971,3456 941,3443 928,3430 924,3426 920,3426 907,3430 903,3430 895,3422 890,3418 882,3405 873,3405 869,3413 852,3413 844,3409 835,3413 835,3430 827,3430 806,3447 797,3443 780,3422 759,3422 759,3430 751,3439 742,3451 734,3456 721,3451 717,3447 708,3435 704,3430 700,3435 691,3443 683,3443 670,3447 662,3447 653,3443 657,3439 662,3426 657,3405 653,3401 649,3396 641,3396 632,3392 628,3392 615,3405 602,3405 594,3392 581,3388 529,3388 517,3379 504,3379 496,3384 483,3388 474,3392 466,3392 453,3384 449,3384 441,3401 445,3413 445,3430 432,3443 402,3435 398,3418 394,3409 390,3392 369,3379 360,3375 356,3371 352,3354 343,3346 339,3346 335,3350 335,3341 330,3341 326,3341 330,3333 314,3333 301,3337 297,3333 292,3324 280,3320 275,3320 267,3324 263,3320 259,3324 259,3329 250,3333 246,3346 237,3350 233,3350 220,3333 216,3316 208,3308 208,3299 195,3299 187,3291 187,3286 195,3278 191,3265 191,3257 178,3252 165,3257 161,3261 161,3265 165,3274 161,3278 153,3278 148,3286 153,3295 157,3308 157,3316 153,3320 144,3324 127,3329 119,3333 98,3333 0,2888 26,2749 174,2600 233,2540 330,2447 402,2324 462,2223 504,2142 508,2125 611,1948 611,1838 700,1799 856,1575 759,1376 700,1266 712,1253 734,1249 763,1249 789,1215 818,1186 831,1177 865,1169 895,1143 920,1139 928,1126 928,1105 937,1088 945,1071 950,1059 958,1046 954,1029 958,1016 962,1012 983,1004 979,995 971,982 988,982 1000,974 1000,965 992,957 983,949 988,936 1009,927 1013,919 1030,898 1017,868 1013,843 1026,805 1017,796 1005,788 992,771 996,762 1005,750 1017,741 1017,724 1060,724 1081,716 1085,707">
          <text:p/>
        </draw:polygon>
        <draw:polygon draw:style-name="gr8" draw:text-style-name="P1" draw:layer="layout" svg:width="2.074cm" svg:height="1.829cm" svg:x="3.175cm" svg:y="18.173cm" svg:viewBox="0 0 2075 1830" draw:points="1032,538 1066,521 1143,474 1168,457 1231,424 1468,280 1473,280 1727,127 1947,0 1943,21 1917,47 1900,64 1879,81 1871,85 1824,110 1803,136 1773,170 1756,203 1756,212 1752,220 1752,271 1816,271 1862,212 1871,203 1879,195 1892,174 1909,165 1921,165 1934,161 1947,165 1968,174 1998,199 2011,216 2024,237 2024,241 2020,254 2028,263 2033,275 2024,284 2024,292 2016,292 2020,297 2024,301 1989,326 1989,330 1998,339 2006,352 2011,352 2028,347 2041,343 2062,343 2071,352 2075,390 2071,398 2075,402 2075,415 2033,415 2028,428 2024,445 2037,457 2045,479 2062,483 2066,500 2062,512 2024,508 1998,500 1985,500 1964,508 1960,542 1951,563 1951,597 1930,635 1934,648 1947,648 1955,669 1968,686 1981,703 2002,711 2020,716 2028,724 2020,733 1993,737 1981,737 1976,754 1968,762 1938,758 1938,771 1943,788 1951,796 1947,809 1913,805 1896,813 1896,855 1862,885 1841,893 1828,906 1820,919 1820,932 1807,944 1803,953 1794,974 1786,987 1756,1008 1739,1030 1710,1064 1689,1085 1672,1089 1625,1106 1617,1110 1600,1119 1591,1123 1587,1127 1583,1136 1579,1136 1557,1148 1536,1157 1524,1161 1519,1161 1447,1170 1430,1174 1413,1187 1409,1203 1405,1216 1413,1225 1426,1229 1435,1250 1443,1254 1456,1258 1464,1258 1477,1263 1485,1271 1037,1525 1032,1525 630,1754 499,1830 474,1826 478,1817 469,1805 474,1800 474,1779 486,1766 503,1750 512,1741 541,1711 541,1699 529,1669 529,1656 516,1635 516,1631 508,1644 495,1648 474,1644 461,1644 448,1639 436,1635 427,1627 364,1627 313,1631 270,1639 249,1635 232,1627 215,1627 190,1614 182,1601 118,1563 93,1559 80,1551 55,1551 16,1529 0,1521 186,1411 423,1271 719,1093 715,1089 706,1089 690,1098 651,1098 622,1115 613,1110 613,1076 609,1072 605,1068 596,1072 588,1076 579,1085 567,1089 554,1102 546,1119 541,1136 537,1140 533,1140 529,1136 529,1131 524,1123 516,1110 512,1106 520,1085 524,1068 520,1064 512,1055 499,1055 495,1051 495,1047 503,1043 516,1038 537,1047 546,1043 550,1038 550,1034 541,1026 537,1020 516,1008 516,1003 520,995 529,982 546,974 554,965 558,961 558,953 554,948 550,944 541,944 520,957 491,982 482,982 444,970 436,970 431,974 419,987 410,991 402,991 397,982 406,970 410,961 414,957 414,953 397,936 393,923 393,915 397,910 423,906 431,902 436,898 431,885 550,817 596,792 626,771 673,749 783,686 918,606">
          <text:p/>
        </draw:polygon>
        <draw:polygon draw:style-name="gr8" draw:text-style-name="P1" draw:layer="layout" svg:width="0.902cm" svg:height="1.609cm" svg:x="4.732cm" svg:y="6.053cm" svg:viewBox="0 0 903 1610" draw:points="903,898 899,1610 789,1610 806,1589 806,1576 785,1546 772,1521 776,1474 768,1453 780,1436 763,1407 763,1394 751,1390 734,1364 721,1352 704,1335 624,1305 611,1305 598,1292 492,1292 391,1297 378,1280 349,1263 302,1237 289,1237 272,1220 268,1208 268,1195 306,1101 302,1020 319,1003 344,910 349,889 344,872 340,851 349,826 344,813 319,741 310,699 306,677 298,656 272,618 260,584 251,576 243,576 226,563 216,538 204,525 140,521 127,512 119,483 89,445 51,440 43,415 34,411 22,415 9,411 0,402 0,390 9,381 13,343 13,305 34,292 43,280 43,254 72,203 81,174 72,131 72,119 81,119 136,127 187,131 251,123 293,102 332,76 357,64 416,42 497,26 590,9 734,0 810,4 882,17 882,55 899,322 899,627">
          <text:p/>
        </draw:polygon>
        <draw:polygon draw:style-name="gr8" draw:text-style-name="P1" draw:layer="layout" svg:width="2.037cm" svg:height="2.418cm" svg:x="0.579cm" svg:y="10.629cm" svg:viewBox="0 0 2038 2419" draw:points="598,1343 594,1293 565,1263 569,1259 586,1212 594,1208 603,1204 636,1199 666,1199 683,1191 704,1157 734,1127 759,1106 768,1094 780,1077 797,1047 802,1009 806,996 810,992 819,984 869,971 886,928 882,882 874,852 852,818 852,814 857,801 865,785 874,763 882,751 899,738 903,725 903,708 899,700 899,691 907,687 920,687 929,691 946,696 979,696 988,691 996,683 996,658 1001,636 1009,624 1026,581 1030,573 1051,552 1064,539 1077,509 1077,471 1081,467 1085,463 1089,459 1102,454 992,323 1001,323 1017,310 1026,298 1039,285 1043,272 1089,237 1106,221 1111,208 1149,165 1161,149 1191,132 1195,119 1195,106 1225,98 1229,85 1242,77 1255,77 1263,72 1288,55 1297,55 1314,60 1318,47 1343,38 1356,34 1377,30 1390,17 1415,30 1424,30 1437,22 1449,13 1462,13 1475,22 1500,26 1509,30 1521,38 1551,47 1568,26 1593,22 1602,22 1627,17 1648,9 1661,9 1678,26 1686,26 1695,38 1708,34 1733,38 1746,43 1758,47 1771,43 1801,34 1813,17 1826,9 1835,9 1847,0 1873,5 1885,9 1881,26 1885,38 1915,38 1923,34 1940,26 1953,26 1966,38 1983,64 1978,64 1978,72 1970,94 1966,106 1966,119 1970,144 1983,161 2012,161 2017,165 2025,182 2025,208 2017,229 2004,233 1995,242 1983,260 1970,260 1957,255 1949,255 1953,264 1974,289 1978,293 1974,302 1970,306 1966,315 1953,349 1940,357 1911,353 1890,353 1890,340 1885,340 1881,344 1877,357 1873,365 1868,374 1856,378 1851,387 1856,391 1868,395 1877,395 1881,404 1885,412 1881,420 1864,433 1864,442 1868,446 1885,463 1911,454 1928,450 1932,450 1940,459 1945,471 1945,476 1949,476 1957,480 1953,488 1936,492 1932,492 1932,497 1936,509 1932,518 1936,539 1932,556 1932,564 1945,564 1953,581 1957,581 1970,577 1974,577 1995,586 2000,590 1995,594 1978,607 1974,611 1970,624 1962,632 1953,645 1945,653 1932,662 1928,666 1940,683 1945,691 1953,696 1962,696 1983,704 1995,704 2000,708 2004,704 2012,700 2029,700 2029,704 2021,717 2021,725 2029,742 2033,751 2038,759 2033,763 2017,768 1995,768 1987,785 1974,793 1962,797 1949,793 1936,780 1928,780 1919,789 1923,810 1928,814 1945,818 1966,823 1978,835 1978,840 1970,840 1962,844 1940,844 1936,852 1932,857 1932,865 1953,869 1966,878 1974,878 1983,882 1978,890 1978,903 1983,920 1974,920 1974,907 1970,899 1962,899 1957,912 1953,916 1957,928 1953,928 1953,924 1945,924 1940,920 1936,924 1932,928 1928,924 1919,924 1915,933 1911,937 1906,950 1902,950 1906,954 1915,954 1915,962 1919,971 1928,979 1919,979 1923,988 1919,988 1923,992 1928,992 1936,996 1940,1005 1936,1005 1945,1013 1936,1013 1936,1026 1940,1026 1936,1030 1945,1034 1945,1043 1953,1051 1953,1068 1949,1072 1945,1094 1940,1102 1919,1111 1919,1106 1923,1106 1915,1106 1915,1102 1902,1102 1898,1106 1890,1106 1890,1111 1881,1119 1881,1123 1885,1127 1885,1136 1881,1136 1885,1140 1877,1140 1873,1144 1868,1149 1860,1149 1856,1157 1851,1161 1847,1166 1843,1170 1843,1178 1839,1187 1839,1195 1851,1208 1847,1216 1847,1221 1851,1225 1847,1229 1851,1242 1847,1246 1847,1263 1851,1280 1847,1288 1847,1305 1830,1305 1822,1297 1813,1297 1801,1288 1792,1297 1792,1301 1779,1301 1775,1305 1763,1305 1758,1318 1754,1322 1750,1326 1750,1339 1746,1348 1741,1352 1733,1348 1729,1356 1733,1360 1729,1365 1729,1373 1724,1381 1724,1394 1712,1411 1699,1411 1686,1424 1678,1424 1665,1436 1636,1436 1636,1441 1627,1445 1623,1436 1610,1436 1610,1432 1593,1432 1581,1436 1572,1449 1564,1453 1564,1449 1559,1445 1564,1441 1559,1436 1555,1449 1551,1458 1547,1470 1538,1470 1521,1479 1517,1487 1513,1487 1504,1479 1487,1479 1487,1475 1479,1470 1466,1483 1462,1483 1458,1479 1437,1487 1432,1487 1432,1496 1428,1500 1415,1508 1411,1517 1398,1534 1386,1534 1382,1551 1377,1563 1369,1568 1327,1568 1322,1555 1318,1555 1314,1559 1305,1568 1301,1568 1288,1572 1284,1563 1263,1563 1255,1576 1242,1585 1242,1593 1238,1597 1225,1606 1221,1614 1216,1623 1221,1627 1212,1644 1212,1661 1208,1665 1208,1669 1200,1682 1187,1690 1183,1699 1153,1699 1136,1695 1128,1690 1111,1686 1106,1686 1089,1699 1081,1699 1068,1695 1043,1695 1039,1699 1030,1716 1026,1720 1026,1729 1022,1733 988,1750 975,1750 958,1758 950,1762 941,1767 937,1771 933,1779 933,1784 929,1801 924,1830 924,1834 920,1847 912,1873 907,1881 890,1894 886,1906 933,1936 975,1961 979,1974 975,1978 975,1987 962,2025 962,2029 958,2042 937,2076 916,2101 907,2118 903,2135 895,2148 895,2156 878,2156 861,2160 852,2165 835,2169 831,2173 810,2186 793,2211 789,2228 785,2237 785,2241 776,2245 768,2258 751,2258 742,2266 708,2275 692,2287 666,2296 641,2300 628,2300 611,2296 594,2283 573,2283 565,2275 552,2279 535,2287 522,2309 509,2321 484,2330 471,2330 467,2334 459,2342 450,2355 428,2372 420,2385 398,2402 390,2406 381,2406 377,2414 373,2414 369,2410 365,2414 348,2419 335,2419 314,2410 293,2393 280,2385 271,2385 271,2381 267,2355 267,2338 276,2325 284,2292 293,2275 293,2258 310,2228 314,2215 318,2190 310,2165 310,2139 297,2118 284,2105 276,2080 254,2059 254,2042 250,2016 254,2004 259,1995 259,1983 276,1966 208,1953 136,1928 123,1919 111,1902 102,1877 94,1868 85,1856 43,1817 39,1809 17,1792 9,1792 0,1788 26,1771 26,1767 30,1762 43,1754 47,1746 60,1729 68,1720 77,1707 89,1690 98,1678 98,1665 102,1661 115,1648 144,1627 153,1623 166,1619 174,1606 174,1597 178,1585 187,1576 212,1559 242,1530 246,1517 267,1487 276,1470 276,1458 284,1445 284,1436 301,1411 305,1381 314,1373 348,1356 365,1356 398,1348 411,1343 446,1339 454,1335 488,1331 509,1343 603,1369">
          <text:p/>
        </draw:polygon>
        <draw:polygon draw:style-name="gr8" draw:text-style-name="P1" draw:layer="layout" svg:width="2.117cm" svg:height="2.925cm" svg:x="3.716cm" svg:y="12.238cm" svg:viewBox="0 0 2118 2926" draw:points="631,1153 631,1136 635,1131 657,1123 661,1119 669,1102 669,1089 665,1059 657,1055 627,1042 631,1034 648,1017 661,1000 669,987 678,975 686,954 682,941 652,941 640,945 623,949 602,949 597,945 593,945 593,937 597,928 602,923 623,902 635,893 648,881 648,876 635,868 631,872 627,872 606,859 589,851 618,834 627,834 652,842 661,826 665,821 661,813 665,809 669,809 669,800 665,800 652,792 644,800 635,800 631,804 627,804 614,796 610,783 610,779 602,779 593,775 593,754 606,737 610,728 623,720 623,682 602,669 580,660 576,656 568,652 568,644 576,639 580,644 589,644 597,627 623,627 631,618 627,614 623,601 610,563 606,559 602,559 597,555 602,533 606,529 623,521 631,512 631,500 623,495 610,470 606,466 597,461 585,453 572,457 568,449 576,432 589,419 602,415 614,415 635,419 644,415 669,398 669,390 657,381 640,381 627,385 614,381 606,368 606,356 602,330 610,326 627,318 631,305 635,284 631,271 623,263 635,254 627,254 627,250 623,246 623,241 610,246 606,246 597,250 593,241 580,241 580,237 585,233 589,237 589,233 585,229 572,229 572,224 576,216 580,220 576,207 580,207 585,212 589,207 589,203 580,203 580,195 572,191 555,199 546,203 542,203 542,199 538,199 538,186 534,186 530,191 525,191 525,195 521,191 521,186 517,182 521,174 517,169 517,165 525,161 525,152 530,144 538,140 534,136 542,127 546,127 546,123 538,119 551,106 551,102 546,102 559,93 572,93 576,80 568,72 568,59 555,51 563,38 572,25 589,17 618,0 631,0 640,9 648,17 661,38 673,68 678,76 682,89 678,97 678,110 665,131 661,144 661,157 690,182 703,191 716,191 741,182 767,186 775,182 822,131 856,110 881,119 902,136 894,152 881,169 872,191 872,199 885,207 898,199 940,199 957,191 970,178 987,169 1004,165 1012,169 1021,178 1008,191 999,203 1012,212 1025,220 1033,233 1033,246 1042,250 1071,254 1084,237 1097,229 1135,216 1148,216 1152,229 1148,254 1114,263 1101,271 1093,267 1067,271 1071,284 1080,288 1097,292 1114,296 1097,309 1093,322 1088,339 1093,364 1110,351 1126,339 1135,334 1169,326 1181,330 1190,334 1194,373 1207,377 1232,373 1258,394 1253,411 1220,406 1207,415 1198,440 1207,445 1220,445 1232,440 1245,445 1241,466 1245,487 1249,500 1253,517 1258,529 1279,525 1296,517 1321,491 1321,474 1330,461 1347,440 1351,440 1372,445 1385,453 1385,470 1393,487 1402,500 1419,512 1427,521 1444,508 1465,500 1478,491 1503,495 1512,508 1516,529 1512,546 1503,563 1529,576 1585,572 1602,580 1606,588 1619,610 1589,660 1576,669 1576,686 1585,690 1602,690 1610,699 1606,711 1619,711 1631,699 1635,686 1640,677 1669,648 1669,631 1682,614 1682,601 1703,572 1729,555 1741,567 1750,580 1746,593 1741,610 1746,627 1750,639 1775,669 1788,669 1805,652 1809,648 1822,652 1834,690 1839,699 1856,711 1873,707 1898,720 1923,724 1940,745 1932,771 1940,779 1915,813 1932,826 1932,859 1940,876 1936,885 1919,898 1894,914 1885,919 1889,932 1902,937 1915,958 1928,949 1936,958 1923,970 1906,975 1911,987 1936,992 1936,1009 1915,1059 1915,1076 1898,1085 1885,1093 1877,1102 1877,1114 1889,1123 1902,1110 1919,1097 1936,1097 1936,1114 1940,1127 1978,1140 2000,1144 2016,1148 2025,1157 2042,1174 2029,1186 2016,1182 1995,1169 1983,1165 1978,1195 1970,1203 1966,1212 1978,1220 2025,1212 2042,1212 2059,1216 2067,1224 2050,1237 2038,1246 2004,1254 2016,1267 2038,1275 2042,1292 2033,1305 2016,1309 1983,1305 1987,1322 1987,1335 2000,1347 2012,1356 2025,1373 2042,1377 2076,1377 2080,1373 2088,1351 2097,1347 2114,1364 2118,1385 2118,1428 2105,1419 2071,1415 2046,1407 2029,1407 2029,1419 2038,1445 2059,1466 2059,1474 2055,1478 2038,1483 2021,1483 2004,1466 2000,1462 1983,1462 1974,1466 1974,1470 1978,1474 1978,1478 1970,1483 1974,1491 1974,1500 1983,1508 1987,1521 2000,1525 2008,1534 2012,1559 2008,1563 2004,1567 1961,1567 1953,1576 1932,1567 1928,1572 1928,1576 1932,1584 1928,1589 1932,1593 1928,1597 1928,1601 1940,1605 1944,1610 1940,1614 1928,1618 1923,1618 1915,1639 1915,1644 1911,1648 1902,1652 1902,1656 1911,1656 1928,1669 1932,1669 1940,1673 1936,1677 1923,1677 1919,1682 1915,1686 1919,1694 1906,1694 1911,1707 1928,1707 1936,1720 1957,1724 1961,1732 1961,1737 1953,1749 1949,1754 1949,1758 1944,1762 1944,1766 1940,1771 1932,1775 1923,1779 1919,1779 1911,1796 1911,1809 1906,1813 1911,1817 1919,1821 1915,1830 1902,1838 1902,1847 1898,1851 1889,1843 1889,1855 1894,1868 1898,1889 1898,1898 1902,1906 1906,1906 1911,1910 1906,1919 1906,1927 1919,1931 1919,1940 1928,1940 1936,1953 1953,1957 1957,1961 1957,1978 1953,1982 1953,1986 1957,1995 1957,1999 1949,2003 1949,2008 1953,2012 1944,2016 1940,2025 1944,2025 1936,2033 1928,2037 1919,2050 1889,2067 1881,2075 1873,2084 1860,2092 1851,2101 1847,2109 1839,2113 1830,2122 1822,2130 1817,2139 1813,2152 1792,2185 1788,2198 1775,2219 1771,2236 1767,2249 1767,2262 1758,2266 1746,2274 1737,2274 1729,2279 1690,2279 1674,2274 1648,2274 1640,2287 1627,2291 1614,2300 1606,2300 1585,2291 1562,2296 1558,2291 1550,2287 1529,2274 1516,2274 1495,2270 1474,2266 1461,2270 1452,2270 1440,2283 1431,2287 1419,2283 1410,2287 1402,2296 1393,2300 1376,2291 1359,2283 1355,2274 1347,2270 1334,2262 1313,2270 1300,2266 1296,2253 1283,2245 1241,2240 1215,2240 1207,2232 1194,2232 1190,2249 1186,2270 1173,2274 1165,2279 1152,2283 1148,2291 1139,2300 1105,2300 1097,2308 1097,2321 1088,2325 1076,2321 1059,2355 1046,2351 1042,2342 1025,2338 1012,2342 1004,2338 991,2325 983,2325 974,2334 957,2329 953,2321 949,2308 936,2300 927,2300 919,2308 919,2325 906,2346 906,2372 881,2372 856,2376 847,2367 839,2359 830,2355 822,2363 822,2372 809,2384 792,2397 792,2406 796,2418 779,2418 771,2423 771,2444 762,2456 754,2461 750,2473 741,2482 733,2482 724,2490 712,2494 703,2490 690,2486 682,2490 669,2486 657,2482 657,2469 627,2486 627,2494 623,2507 585,2520 563,2516 555,2511 546,2499 534,2503 521,2524 530,2528 530,2541 517,2545 504,2550 491,2550 483,2554 475,2528 462,2524 441,2528 407,2541 398,2545 398,2558 407,2571 403,2592 419,2609 419,2630 407,2647 411,2660 419,2664 419,2672 415,2685 403,2685 381,2677 364,2660 352,2660 348,2672 348,2689 352,2710 356,2719 369,2719 364,2732 369,2744 377,2765 369,2774 352,2765 343,2761 331,2765 322,2774 309,2778 288,2778 292,2791 297,2799 309,2804 331,2804 335,2820 326,2829 335,2842 343,2846 352,2854 352,2867 326,2867 318,2875 305,2880 292,2871 276,2833 267,2825 259,2820 250,2812 225,2812 216,2820 221,2846 216,2859 212,2867 195,2871 182,2880 174,2888 165,2901 161,2926 149,2926 132,2892 132,2884 149,2863 153,2850 153,2842 144,2833 140,2820 140,2808 136,2795 123,2787 98,2812 89,2825 89,2837 85,2846 85,2854 98,2875 89,2888 64,2888 47,2875 30,2867 22,2863 0,2863 5,2833 17,2816 22,2795 13,2774 9,2774 9,2757 0,2757 5,2753 13,2744 17,2736 26,2736 26,2732 43,2727 43,2723 47,2723 55,2719 64,2715 64,2710 60,2706 64,2677 64,2672 60,2660 60,2651 72,2634 77,2638 77,2634 81,2630 77,2626 81,2617 102,2596 102,2588 110,2583 110,2575 115,2571 110,2566 123,2550 136,2541 144,2541 149,2537 157,2537 178,2541 191,2545 195,2537 208,2533 225,2537 233,2545 237,2550 246,2550 280,2533 314,2516 326,2486 335,2478 331,2461 339,2452 339,2435 360,2418 364,2410 369,2401 364,2384 369,2380 373,2376 381,2363 386,2359 403,2355 415,2351 419,2342 424,2338 428,2334 453,2321 453,2304 458,2300 466,2296 479,2283 500,2279 513,2266 542,2236 546,2232 546,2207 538,2152 546,2139 551,2130 593,2092 602,2080 610,2050 627,2033 750,1931 1033,1703 1080,1665 1101,1652 1110,1639 1114,1639 1165,1597 1156,1563 1148,1538 1135,1508 1126,1495 1067,1495 1054,1491 1050,1495 1016,1491 1004,1491 991,1500 970,1500 949,1508 932,1508 923,1512 911,1508 898,1517 868,1517 851,1512 847,1512 839,1517 817,1521 796,1512 792,1508 784,1508 771,1504 762,1508 754,1500 745,1487 741,1483 737,1478 737,1470 720,1470 703,1457 699,1445 695,1445 690,1445 678,1436 678,1428 690,1407 707,1394 712,1390 707,1377 712,1364 703,1343 699,1343 699,1335 707,1322 707,1296 712,1275 707,1263 690,1241 686,1233 678,1229 669,1216 665,1216 661,1220 652,1216 644,1212 640,1203 640,1195 644,1191 644,1174 648,1169 640,1165">
          <text:p/>
        </draw:polygon>
        <draw:polygon draw:style-name="gr8" draw:text-style-name="P1" draw:layer="layout" svg:width="3.23cm" svg:height="3.323cm" svg:x="1.651cm" svg:y="12.107cm" svg:viewBox="0 0 3231 3324" draw:points="2429,859 2362,804 2353,800 2349,791 2307,762 2290,749 2256,724 2247,719 2226,711 2184,707 2159,711 2154,715 2142,715 2129,719 2108,732 2095,736 2091,736 2074,732 2070,732 2053,719 2048,719 2044,715 2032,715 2019,719 2010,719 2010,715 2002,715 2002,703 2002,707 1993,707 1993,703 1989,703 1989,698 1985,698 1985,694 1989,694 1993,698 1993,694 1981,686 1985,681 1981,677 1985,669 1998,660 2006,660 2010,656 2023,652 2027,643 2027,635 1993,618 1993,601 2006,597 2015,588 2019,550 2023,542 2032,533 2040,521 2027,504 2015,491 2006,465 2010,461 2015,449 2023,427 2032,419 2040,415 2040,410 2044,402 2036,394 2032,381 2023,372 2019,368 2002,364 2006,360 1981,360 1968,351 1964,351 1968,360 1968,368 1960,372 1955,377 1951,377 1938,360 1934,347 1943,338 1960,317 1968,305 1976,296 1989,288 1989,279 1985,271 1976,271 1976,258 1981,250 1981,241 1976,245 1972,241 1972,233 1968,228 1968,224 1964,224 1964,220 1960,224 1955,224 1955,211 1951,207 1947,207 1938,195 1938,186 1943,182 1943,186 1947,186 1947,178 1943,178 1943,173 1947,169 1951,173 1951,169 1947,169 1951,165 1947,161 1951,152 1968,152 1972,144 1968,144 1968,140 1964,135 1972,135 1972,131 1976,127 1981,127 1981,118 1976,118 1976,114 1989,114 2006,127 2010,131 2019,131 2023,127 2032,123 2065,123 2078,118 2087,114 2091,106 2095,97 2091,84 2103,51 2112,34 2133,8 2133,0 2150,0 2150,8 2146,25 2146,72 2150,89 2159,97 2167,101 2175,106 2197,93 2214,93 2222,89 2243,84 2247,80 2256,80 2298,63 2307,63 2319,72 2345,68 2366,72 2383,76 2374,89 2370,97 2366,106 2379,144 2408,144 2429,152 2442,156 2455,169 2468,182 2476,199 2484,233 2489,233 2493,233 2497,224 2501,216 2506,211 2510,211 2514,207 2523,207 2540,199 2552,199 2561,203 2578,203 2590,199 2603,199 2607,195 2611,186 2616,182 2620,182 2633,190 2633,203 2641,211 2637,224 2624,224 2611,233 2616,233 2616,237 2603,250 2611,254 2611,258 2607,258 2599,267 2603,271 2595,275 2590,283 2590,292 2582,296 2582,300 2586,305 2582,313 2586,317 2586,322 2590,326 2590,322 2595,322 2599,317 2603,317 2603,330 2607,330 2607,334 2611,334 2620,330 2637,322 2645,326 2645,334 2654,334 2654,338 2650,343 2645,338 2641,338 2645,351 2641,347 2637,355 2637,360 2650,360 2654,364 2654,368 2650,364 2645,368 2645,372 2658,372 2662,381 2671,377 2675,377 2688,372 2688,377 2692,381 2692,385 2700,385 2688,394 2696,402 2700,415 2696,436 2692,449 2675,457 2667,461 2671,487 2671,499 2679,512 2692,516 2705,512 2722,512 2734,521 2734,529 2709,546 2700,550 2679,546 2667,546 2654,550 2641,563 2633,580 2637,588 2650,584 2662,592 2671,597 2675,601 2688,626 2696,631 2696,643 2688,652 2671,660 2667,664 2662,686 2667,690 2671,690 2675,694 2688,732 2692,745 2696,749 2688,758 2662,758 2654,775 2645,775 2641,770 2633,775 2633,783 2641,787 2645,791 2667,800 2688,813 2688,851 2675,859 2671,868 2658,885 2658,906 2667,910 2675,910 2675,914 2679,927 2692,935 2696,935 2700,931 2709,931 2717,923 2730,931 2734,931 2734,940 2730,940 2726,944 2730,952 2726,957 2717,973 2692,965 2683,965 2654,982 2671,990 2692,1003 2696,1003 2700,999 2713,1007 2713,1012 2700,1024 2688,1033 2667,1054 2662,1058 2658,1067 2658,1075 2662,1075 2667,1079 2688,1079 2705,1075 2717,1071 2747,1071 2751,1084 2743,1105 2734,1117 2726,1130 2713,1147 2696,1164 2692,1172 2722,1185 2730,1189 2734,1219 2734,1232 2726,1249 2722,1253 2700,1261 2696,1266 2696,1283 2705,1295 2713,1299 2709,1304 2709,1321 2705,1325 2705,1333 2709,1342 2717,1346 2726,1350 2730,1346 2734,1346 2743,1359 2751,1363 2755,1371 2772,1393 2777,1405 2772,1426 2772,1452 2764,1465 2764,1473 2768,1473 2777,1494 2772,1507 2777,1520 2772,1524 2755,1537 2743,1558 2743,1566 2755,1575 2760,1575 2764,1575 2768,1587 2785,1600 2802,1600 2802,1608 2806,1613 2810,1617 2819,1630 2827,1638 2836,1634 2849,1638 2857,1638 2861,1642 2882,1651 2904,1647 2912,1642 2916,1642 2933,1647 2963,1647 2976,1638 2988,1642 2997,1638 3014,1638 3035,1630 3056,1630 3069,1621 3081,1621 3115,1625 3119,1621 3132,1625 3191,1625 3201,1638 3214,1668 3222,1693 3231,1727 3179,1769 3175,1769 3166,1782 3145,1795 3098,1833 2815,2061 2692,2163 2675,2180 2667,2210 2658,2222 2616,2260 2611,2269 2603,2282 2611,2337 2611,2362 2607,2366 2578,2396 2565,2409 2544,2413 2531,2426 2523,2430 2518,2434 2518,2451 2493,2464 2489,2468 2484,2472 2480,2481 2468,2485 2451,2489 2446,2493 2438,2506 2434,2510 2429,2514 2434,2531 2429,2540 2425,2548 2404,2565 2404,2582 2396,2591 2400,2608 2391,2616 2379,2646 2345,2663 2311,2680 2302,2680 2298,2675 2290,2667 2273,2663 2260,2667 2256,2675 2243,2671 2222,2667 2214,2667 2209,2671 2201,2671 2188,2680 2175,2696 2180,2701 2175,2705 2175,2713 2167,2718 2167,2726 2146,2747 2142,2756 2146,2760 2142,2764 2142,2768 2137,2764 2125,2781 2125,2790 2129,2802 2129,2807 2125,2836 2129,2840 2129,2845 2120,2850 2112,2854 2108,2854 2108,2858 2091,2863 2091,2867 2082,2867 2078,2875 2070,2884 2065,2888 2074,2888 2074,2905 2070,2913 2070,2926 2061,2930 2061,2935 2057,2939 2048,2947 2040,2951 2032,2960 2015,2964 2002,2973 1993,2973 1981,2964 1968,2960 1968,2939 1964,2935 1947,2930 1934,2922 1926,2926 1921,2939 1926,2960 1926,2964 1909,2981 1900,2994 1892,2994 1883,2985 1883,2968 1866,2968 1862,2973 1862,2998 1858,2998 1849,2990 1828,2990 1833,2998 1833,3002 1828,3006 1824,3006 1816,3002 1811,3002 1807,3011 1803,3036 1794,3045 1790,3045 1786,3036 1778,3019 1769,3011 1769,3006 1782,2990 1786,2985 1790,2981 1786,2968 1782,2964 1756,2964 1744,2977 1731,2990 1722,2998 1714,3006 1706,3023 1701,3028 1697,3032 1659,3045 1655,3045 1625,3040 1621,3036 1608,3036 1595,3028 1591,3028 1587,3032 1587,3053 1591,3062 1595,3062 1608,3066 1617,3070 1625,3074 1625,3083 1629,3108 1629,3117 1621,3121 1617,3125 1612,3125 1587,3108 1583,3117 1579,3121 1579,3125 1583,3129 1591,3133 1604,3133 1621,3142 1625,3142 1621,3155 1612,3167 1600,3167 1591,3159 1562,3159 1557,3167 1566,3172 1570,3176 1570,3189 1566,3189 1562,3184 1557,3180 1549,3172 1549,3146 1553,3138 1549,3133 1545,3129 1528,3129 1524,3125 1507,3117 1498,3108 1490,3104 1481,3108 1460,3112 1464,3121 1477,3125 1477,3133 1464,3138 1460,3133 1447,3129 1439,3133 1435,3159 1435,3197 1430,3197 1418,3180 1409,3176 1397,3172 1388,3176 1384,3180 1388,3193 1384,3201 1384,3205 1375,3210 1367,3214 1363,3222 1363,3244 1367,3260 1371,3265 1371,3273 1358,3265 1346,3260 1337,3248 1320,3235 1312,3227 1308,3227 1270,3244 1270,3235 1282,3210 1282,3201 1278,3184 1274,3184 1270,3189 1265,3201 1257,3214 1244,3218 1219,3218 1214,3222 1210,3231 1210,3235 1214,3260 1214,3265 1210,3269 1206,3273 1210,3282 1210,3286 1206,3290 1198,3299 1198,3307 1193,3311 1189,3316 1172,3316 1151,3324 1138,3324 1134,3320 1121,3299 1121,3282 1117,3282 1126,3269 1134,3244 1130,3235 1134,3222 1130,3205 1134,3193 1134,3176 1147,3163 1147,3146 1143,3133 1147,3125 1159,3100 1164,3087 1164,3078 1159,3062 1147,3045 1147,3032 1143,3015 1147,3006 1147,2998 1151,2977 1121,2956 1109,2947 1092,2943 1083,2939 1071,2939 1058,2922 1041,2909 1037,2892 1020,2879 1016,2875 1007,2854 994,2845 990,2836 982,2832 977,2823 965,2815 956,2807 952,2802 939,2802 935,2798 927,2798 914,2807 918,2819 922,2823 914,2832 905,2832 901,2823 897,2823 893,2811 884,2802 884,2781 889,2781 889,2777 884,2777 884,2773 897,2764 901,2764 901,2760 897,2756 901,2751 893,2743 897,2739 893,2730 893,2726 889,2726 876,2722 872,2726 859,2726 855,2730 842,2747 846,2760 842,2764 838,2760 829,2760 833,2751 821,2751 817,2756 817,2764 808,2764 804,2768 791,2760 778,2764 774,2764 766,2760 762,2760 753,2764 745,2773 749,2777 745,2785 740,2781 732,2777 732,2768 715,2768 711,2773 706,2768 698,2764 694,2764 694,2756 690,2760 685,2768 690,2781 694,2790 698,2790 698,2798 690,2798 685,2807 677,2811 673,2815 647,2815 643,2823 626,2823 613,2836 609,2832 605,2828 605,2819 609,2811 605,2807 592,2802 584,2794 579,2794 579,2802 584,2811 584,2815 563,2811 546,2811 533,2802 533,2790 529,2790 508,2794 495,2794 491,2798 486,2815 486,2819 482,2819 478,2811 461,2811 452,2807 448,2807 444,2823 457,2850 461,2854 469,2845 478,2854 482,2854 491,2858 491,2863 478,2863 478,2867 482,2871 482,2875 486,2879 495,2879 495,2892 486,2901 482,2909 482,2913 474,2922 465,2922 457,2918 452,2913 461,2896 461,2884 448,2884 444,2879 436,2879 431,2875 431,2863 427,2858 423,2858 419,2867 423,2871 414,2884 402,2896 385,2909 381,2905 376,2905 364,2901 359,2901 359,2896 355,2888 338,2888 330,2896 321,2896 325,2901 330,2909 338,2913 338,2918 325,2918 321,2922 321,2930 325,2935 330,2935 334,2943 338,2947 347,2956 351,2956 347,2960 313,2960 304,2956 292,2947 283,2939 279,2930 275,2930 275,2947 262,2947 262,2960 266,2964 275,2964 279,2968 275,2990 279,3006 292,3006 300,3015 309,3011 313,3006 317,3011 321,3015 325,3023 334,3023 338,3028 342,3032 338,3036 330,3049 325,3053 330,3057 313,3070 317,3078 325,3078 330,3083 330,3087 309,3100 292,3095 283,3091 270,3087 258,3083 249,3083 228,3104 245,3117 245,3121 232,3121 228,3129 228,3146 211,3146 203,3133 194,3129 182,3117 173,3104 169,3104 165,3108 160,3117 152,3129 143,3138 127,3146 122,3150 135,3159 135,3167 131,3172 122,3172 118,3176 110,3180 80,3180 76,3172 76,3167 67,3155 67,3142 55,3142 42,3155 42,3163 33,3163 29,3155 29,3146 25,3142 21,3138 16,3138 12,3133 12,3129 25,3117 29,3108 25,3104 4,3091 0,3083 4,3078 8,3078 12,3074 8,3070 16,3062 21,3057 21,3053 16,3049 16,3045 21,3032 25,3028 29,3028 25,3019 25,3015 38,3015 42,3011 46,3011 46,3015 55,3015 63,3015 80,3006 80,2998 67,2994 63,2990 63,2981 80,2977 93,2973 114,2973 139,2964 148,2960 143,2956 139,2951 135,2947 139,2939 131,2935 135,2930 148,2935 156,2926 156,2922 143,2918 139,2913 148,2913 152,2909 152,2905 148,2905 152,2896 148,2888 148,2884 143,2879 139,2879 135,2884 131,2884 127,2879 127,2871 131,2871 139,2871 143,2867 152,2871 152,2867 156,2867 156,2871 160,2871 165,2867 160,2863 160,2858 156,2854 152,2850 156,2845 169,2845 182,2836 182,2828 186,2832 194,2832 190,2832 190,2836 198,2836 203,2836 207,2828 211,2828 215,2832 215,2828 220,2828 224,2832 228,2832 232,2823 237,2828 237,2823 241,2823 241,2819 245,2819 249,2819 249,2815 254,2811 249,2807 245,2807 249,2802 241,2798 245,2790 241,2790 241,2777 237,2773 228,2768 237,2764 232,2764 232,2760 224,2764 220,2760 220,2751 224,2747 215,2743 203,2739 203,2735 198,2735 203,2730 207,2722 215,2713 215,2709 207,2713 207,2709 211,2709 224,2705 241,2688 245,2688 262,2684 266,2688 275,2688 292,2684 300,2675 300,2671 296,2667 296,2663 304,2654 309,2650 304,2646 300,2646 296,2650 292,2663 279,2663 275,2667 275,2654 283,2650 287,2633 287,2629 283,2624 287,2620 283,2616 283,2608 287,2603 287,2595 292,2599 296,2595 300,2595 300,2586 304,2582 304,2578 313,2578 317,2574 313,2565 304,2557 309,2553 304,2544 300,2544 300,2548 296,2544 296,2540 300,2540 296,2536 296,2527 300,2523 304,2519 317,2510 330,2506 359,2506 364,2510 368,2519 372,2519 385,2514 381,2510 376,2506 372,2493 368,2489 364,2481 364,2476 351,2476 347,2472 338,2468 330,2464 330,2459 351,2455 381,2472 389,2472 393,2468 393,2459 397,2451 402,2442 406,2438 410,2434 406,2426 406,2417 402,2413 397,2409 406,2404 410,2400 423,2400 423,2396 427,2396 427,2392 431,2392 431,2379 427,2375 431,2362 431,2354 444,2349 448,2345 452,2337 452,2332 461,2324 461,2320 469,2315 478,2311 486,2299 495,2299 499,2294 499,2290 503,2294 508,2290 508,2303 512,2299 516,2299 516,2294 520,2290 529,2277 529,2273 520,2265 516,2265 512,2269 508,2269 503,2260 512,2252 520,2248 524,2243 546,2231 558,2227 558,2218 571,2214 579,2218 588,2210 592,2214 596,2222 601,2227 605,2227 609,2222 613,2218 618,2222 622,2218 622,2214 626,2210 626,2205 622,2201 622,2193 609,2184 605,2188 601,2184 596,2180 601,2176 596,2172 596,2167 588,2163 592,2159 588,2155 592,2150 601,2150 596,2146 596,2138 592,2129 596,2125 605,2129 613,2129 618,2133 622,2133 626,2142 630,2142 635,2146 643,2133 651,2138 656,2133 656,2121 664,2121 664,2116 651,2104 651,2095 660,2083 664,2083 664,2087 668,2091 673,2087 673,2083 677,2078 690,2078 694,2083 698,2083 702,2078 698,2061 702,2053 706,2049 715,2049 719,2040 723,2040 728,2036 736,2032 745,2032 740,2028 745,2015 736,2011 745,2011 749,2006 749,2002 745,1998 749,1998 753,1985 757,1985 762,1981 757,1977 753,1973 753,1964 740,1960 732,1943 736,1930 736,1926 740,1909 740,1901 732,1896 732,1884 719,1875 719,1871 723,1871 723,1867 736,1867 740,1862 740,1841 745,1837 745,1829 749,1829 753,1837 774,1837 778,1841 783,1850 783,1862 778,1875 778,1879 774,1879 778,1884 783,1884 787,1879 804,1879 800,1875 821,1875 833,1884 846,1884 846,1879 850,1871 855,1862 859,1854 863,1854 863,1837 872,1833 872,1829 859,1820 859,1816 867,1807 859,1769 850,1765 850,1761 859,1748 863,1744 872,1740 876,1731 889,1735 897,1740 905,1740 918,1748 927,1748 927,1744 944,1719 944,1706 948,1697 948,1685 944,1676 944,1672 960,1651 965,1647 973,1647 973,1638 969,1634 973,1630 977,1630 977,1625 986,1617 999,1617 1003,1613 1003,1604 1007,1596 1007,1575 1016,1570 1024,1566 1028,1562 1041,1558 1049,1562 1054,1566 1075,1566 1075,1570 1079,1579 1087,1583 1092,1587 1100,1592 1104,1592 1109,1583 1109,1579 1104,1562 1104,1549 1100,1545 1109,1541 1117,1537 1113,1528 1126,1515 1134,1511 1159,1511 1168,1515 1176,1515 1181,1511 1181,1503 1185,1503 1185,1494 1193,1486 1206,1473 1227,1473 1240,1477 1261,1486 1270,1486 1295,1494 1320,1498 1350,1498 1358,1494 1375,1486 1380,1481 1375,1498 1363,1520 1350,1537 1337,1553 1325,1579 1316,1604 1316,1625 1312,1638 1312,1642 1308,1651 1308,1659 1312,1664 1312,1668 1303,1676 1278,1693 1401,1786 1278,1973 1227,2002 1227,2015 1236,2023 1248,2028 1299,2087 1303,2100 1303,2108 1299,2116 1346,2163 1316,2188 1346,2222 1371,2252 1380,2235 1392,2235 1401,2231 1418,2222 1422,2218 1430,2214 1435,2210 1439,2205 1443,2205 1447,2210 1452,2218 1456,2222 1464,2222 1481,2214 1485,2210 1490,2205 1490,2193 1498,2180 1507,2167 1515,2150 1515,2129 1519,2116 1528,2108 1540,2108 1545,2100 1545,2087 1549,2074 1549,2066 1562,2061 1570,2066 1579,2070 1600,2053 1604,2023 1612,2023 1617,2015 1655,2002 1659,1998 1663,1989 1659,1981 1659,1977 1663,1968 1663,1934 1672,1926 1676,1918 1706,1901 1722,1901 1756,1913 1765,1913 1769,1909 1782,1909 1786,1905 1803,1867 1811,1854 1816,1850 1820,1846 1824,1846 1837,1841 1841,1837 1849,1841 1862,1841 1871,1829 1883,1824 1888,1816 1892,1812 1917,1795 1934,1752 1943,1748 1947,1735 1951,1727 1968,1685 1968,1676 1976,1664 1955,1642 1934,1621 1921,1608 1917,1592 1913,1570 1917,1558 1917,1537 1921,1528 1917,1520 1913,1507 1913,1299 1921,1295 1926,1287 1930,1287 1930,1283 1934,1283 1934,1278 1938,1274 1938,1270 1943,1270 1943,1266 1947,1266 1947,1257 1951,1257 1951,1253 1955,1253 1955,1249 1960,1244 1960,1240 1964,1240 1964,1236 1968,1236 1968,1232 1972,1227 1976,1219 1981,1215 1985,1211 1989,1202 1985,1194 1985,1185 1989,1185 1993,1189 1998,1198 1993,1202 2006,1211 2015,1223 2023,1240 2027,1249 2027,1253 2036,1261 2040,1266 2048,1270 2053,1270 2053,1274 2065,1278 2078,1291 2082,1295 2087,1304 2095,1312 2099,1316 2108,1316 2120,1321 2142,1325 2154,1321 2159,1321 2273,1240 2277,1244 2345,1189 2345,1181 2349,1172 2362,1139 2374,1122 2379,1100 2370,1045 2379,1024 2383,1007 2387,999 2383,965 2387,935 2400,889 2404,885 2417,876">
          <text:p/>
        </draw:polygon>
        <draw:polygon draw:style-name="gr8" draw:text-style-name="P1" draw:layer="layout" svg:width="2.722cm" svg:height="2.882cm" svg:x="7.34cm" svg:y="14.588cm" svg:viewBox="0 0 2723 2883" draw:points="1867,355 1867,351 1871,347 1875,347 1897,342 1905,342 1931,338 1947,338 1952,334 1952,330 1947,321 1943,321 1922,309 1901,304 1901,300 1905,300 1905,296 1892,283 1892,275 1905,270 1918,262 1914,245 1909,241 1897,241 1897,237 1909,228 1926,228 1931,224 1931,220 1922,215 1918,211 1897,207 1892,207 1884,211 1875,228 1875,232 1867,232 1863,228 1863,165 1859,160 1846,148 1846,143 1850,139 1859,131 1863,131 1867,135 1871,135 1875,131 1880,127 1905,139 1939,139 1943,143 1952,139 1956,135 1956,127 1952,122 1947,114 1943,110 1939,105 1918,93 1918,80 1914,84 1909,80 1905,76 1901,67 1905,63 1918,46 1926,46 1926,33 1943,25 1947,29 1947,25 1956,25 1956,16 1964,12 1986,16 1981,25 1990,25 1994,21 1990,16 1990,8 1994,4 2002,0 2032,12 2041,16 2053,25 2062,21 2062,29 2066,33 2074,33 2083,25 2104,25 2113,16 2129,8 2134,8 2134,21 2142,29 2172,29 2176,33 2176,38 2185,38 2194,33 2198,33 2202,38 2202,46 2207,50 2211,55 2211,72 2194,72 2190,76 2194,84 2198,88 2202,88 2211,76 2224,76 2228,80 2232,88 2241,101 2245,105 2236,114 2224,118 2215,127 2202,152 2202,182 2207,190 2198,194 2198,207 2202,211 2207,215 2215,220 2219,228 2219,232 2215,237 2202,241 2185,254 2176,254 2168,245 2168,241 2172,241 2180,245 2180,241 2176,232 2159,232 2155,228 2151,224 2146,220 2129,220 2121,215 2117,215 2108,224 2091,215 2079,215 2074,220 2079,224 2087,237 2091,245 2100,249 2108,254 2117,254 2121,258 2121,266 2104,275 2091,287 2096,300 2100,304 2104,309 2108,313 2113,317 2100,317 2096,313 2091,313 2091,321 2096,330 2096,334 2104,351 2104,355 2117,364 2108,372 2104,376 2113,389 2117,397 2125,410 2134,414 2134,419 2129,423 2117,419 2108,419 2108,427 2113,444 2117,461 2125,469 2146,499 2146,524 2138,529 2134,533 2129,533 2129,537 2146,541 2151,546 2151,550 2155,554 2155,563 2163,567 2159,575 2155,575 2146,580 2129,575 2125,580 2129,592 2125,618 2138,622 2138,626 2142,626 2151,639 2151,647 2142,656 2117,647 2108,656 2096,660 2091,664 2091,677 2096,681 2100,677 2100,685 2108,685 2117,690 2129,685 2138,694 2134,698 2134,702 2138,711 2129,723 2125,740 2121,749 2121,757 2117,757 2117,762 2108,770 2096,770 2091,766 2083,766 2083,770 2087,783 2087,804 2100,821 2096,821 2100,829 2104,834 2100,842 2104,846 2100,850 2096,850 2091,855 2083,855 2083,838 2079,838 2074,834 2066,838 2058,846 2049,850 2041,867 2036,880 2045,897 2041,901 2036,918 2041,922 2036,927 2045,935 2049,939 2062,948 2066,948 2062,956 2053,961 2053,965 2058,969 2062,977 2070,977 2070,982 2079,982 2074,994 2066,1003 2058,999 2045,1003 2019,1003 2019,1011 2032,1020 2045,1041 2049,1045 2041,1058 2032,1066 2032,1071 2019,1071 2011,1083 2011,1109 2007,1113 2002,1121 1990,1126 1986,1134 1981,1134 1964,1126 1956,1117 1947,1117 1943,1113 1943,1109 1939,1109 1935,1104 1922,1104 1918,1100 1909,1109 1901,1109 1897,1121 1897,1130 1901,1134 1901,1143 1897,1151 1897,1159 1892,1164 1888,1168 1880,1176 1867,1181 1859,1193 1859,1215 1863,1223 1859,1227 1854,1240 1837,1261 1842,1266 1842,1279 1846,1279 1846,1292 1850,1304 1850,1313 1854,1326 1842,1343 1837,1351 1837,1364 1842,1368 1837,1381 1846,1393 1850,1398 1871,1406 1905,1423 1918,1423 1926,1436 1931,1436 1947,1465 1956,1465 1964,1470 1969,1470 1994,1486 2019,1503 2041,1508 2066,1529 2070,1537 2074,1546 2087,1554 2108,1563 2117,1567 2134,1575 2151,1588 2155,1588 2168,1592 2176,1592 2185,1601 2207,1618 2219,1630 2236,1639 2241,1639 2253,1647 2257,1647 2266,1652 2270,1652 2270,1647 2283,1643 2291,1635 2300,1630 2304,1626 2308,1626 2321,1630 2329,1630 2342,1639 2351,1643 2363,1643 2376,1639 2384,1635 2393,1635 2397,1643 2410,1652 2414,1656 2427,1673 2440,1681 2435,1698 2444,1698 2448,1702 2448,1707 2435,1707 2435,1711 2444,1707 2444,1719 2440,1724 2444,1728 2452,1728 2448,1736 2448,1745 2452,1749 2461,1745 2465,1745 2465,1749 2456,1753 2461,1757 2469,1753 2473,1753 2469,1757 2473,1762 2473,1766 2478,1770 2482,1770 2482,1762 2486,1757 2499,1757 2507,1762 2511,1770 2520,1766 2524,1766 2528,1770 2524,1779 2528,1783 2533,1783 2533,1774 2541,1774 2550,1770 2554,1770 2558,1766 2567,1762 2571,1757 2575,1757 2579,1762 2583,1766 2588,1766 2588,1762 2592,1766 2596,1766 2596,1762 2592,1757 2600,1753 2600,1749 2592,1740 2592,1732 2588,1728 2579,1732 2579,1724 2583,1719 2596,1715 2605,1711 2622,1694 2622,1690 2626,1685 2634,1685 2634,1681 2651,1681 2643,1677 2638,1673 2643,1668 2647,1673 2651,1668 2660,1668 2660,1656 2668,1652 2668,1647 2664,1643 2664,1639 2660,1635 2660,1622 2664,1622 2668,1626 2668,1630 2677,1635 2681,1639 2689,1643 2702,1643 2689,1652 2689,1656 2694,1656 2698,1660 2694,1660 2694,1664 2698,1664 2702,1668 2706,1668 2706,1664 2702,1660 2702,1656 2706,1656 2710,1660 2715,1656 2723,1660 2715,1685 2710,1702 2694,1724 2689,1740 2689,1757 2681,1770 2668,1774 2651,1787 2647,1804 2634,1846 2622,1863 2617,1893 2609,1893 2592,1889 2579,1897 2567,1918 2545,1906 2524,1914 2520,1931 2511,1935 2490,1931 2495,1952 2482,1969 2469,1999 2461,2016 2465,2037 2452,2062 2440,2049 2431,2066 2406,2079 2397,2088 2384,2092 2372,2096 2355,2109 2351,2126 2351,2143 2334,2164 2325,2181 2338,2185 2338,2202 2317,2215 2325,2232 2342,2244 2355,2265 2376,2287 2401,2303 2414,2320 2423,2333 2401,2333 2380,2342 2363,2371 2355,2380 2346,2388 2329,2405 2313,2405 2266,2430 2257,2435 2245,2443 2228,2447 2211,2452 2198,2456 2190,2460 2180,2464 2172,2473 2168,2477 2168,2486 2155,2490 2142,2494 2125,2498 2104,2511 2083,2502 2079,2498 2074,2494 2074,2481 2041,2507 1969,2405 1956,2409 1897,2405 1791,2375 1782,2384 1748,2401 1706,2397 1702,2426 1698,2452 1660,2536 1660,2549 1668,2570 1664,2570 1655,2579 1643,2613 1634,2617 1617,2617 1600,2613 1571,2608 1562,2613 1558,2621 1545,2655 1533,2680 1516,2744 1516,2748 1524,2756 1533,2786 1537,2799 1520,2803 1524,2807 1524,2816 1511,2816 1511,2811 1516,2807 1503,2811 1490,2811 1486,2816 1482,2816 1478,2820 1478,2816 1473,2820 1465,2816 1461,2824 1452,2824 1444,2820 1439,2824 1439,2828 1427,2828 1427,2845 1423,2845 1423,2837 1418,2837 1410,2845 1389,2854 1372,2871 1363,2871 1363,2875 1376,2879 1376,2883 1363,2879 1359,2879 1355,2871 1351,2867 1355,2862 1338,2850 1338,2837 1329,2833 1325,2824 1308,2816 1300,2807 1287,2803 1283,2790 1274,2778 1270,2769 1270,2765 1279,2769 1283,2769 1287,2765 1287,2756 1279,2752 1266,2756 1257,2752 1253,2752 1249,2756 1245,2756 1236,2752 1236,2748 1245,2752 1245,2748 1236,2740 1228,2735 1219,2735 1207,2731 1207,2727 1215,2710 1202,2710 1198,2701 1194,2697 1190,2693 1181,2693 1177,2697 1169,2693 1164,2693 1164,2689 1160,2680 1160,2676 1147,2676 1143,2672 1143,2676 1152,2680 1143,2684 1130,2676 1118,2676 1118,2672 1122,2672 1122,2668 1113,2659 1109,2659 1097,2651 1097,2646 1101,2642 1105,2642 1092,2634 1084,2629 1084,2617 1063,2613 1050,2600 1037,2600 1037,2583 1033,2583 1033,2587 1029,2591 1025,2591 1025,2587 1020,2583 1020,2587 1016,2587 1016,2579 1008,2570 1008,2566 1012,2566 1012,2562 995,2562 986,2566 982,2566 974,2562 965,2557 961,2557 957,2562 944,2557 940,2553 936,2536 931,2532 927,2532 927,2545 923,2541 915,2541 919,2553 915,2557 902,2566 902,2562 906,2557 902,2557 893,2549 885,2549 885,2553 876,2553 881,2549 876,2549 872,2553 864,2562 851,2557 834,2557 830,2549 821,2549 813,2553 809,2553 804,2549 800,2545 783,2545 766,2536 749,2528 741,2524 728,2502 720,2502 707,2498 711,2490 703,2486 699,2473 699,2469 707,2473 716,2469 728,2456 741,2443 737,2439 732,2435 728,2435 728,2439 724,2443 724,2439 711,2430 707,2426 694,2430 690,2430 682,2435 677,2426 673,2422 665,2422 656,2418 644,2414 635,2426 627,2435 610,2447 610,2456 614,2469 610,2473 597,2498 597,2511 593,2515 589,2515 580,2524 572,2524 567,2532 555,2528 546,2532 529,2541 525,2541 517,2536 508,2541 495,2541 495,2545 491,2549 487,2549 478,2553 466,2553 462,2553 457,2566 449,2562 445,2566 449,2574 445,2579 445,2583 449,2579 449,2583 445,2587 445,2600 432,2596 428,2600 423,2596 415,2583 407,2570 394,2557 394,2553 390,2541 385,2545 377,2553 377,2562 373,2570 360,2579 356,2596 356,2617 347,2613 343,2621 335,2621 330,2625 326,2625 318,2634 318,2629 309,2621 309,2613 305,2604 288,2596 275,2596 275,2591 280,2587 258,2553 254,2557 246,2557 237,2562 233,2574 229,2570 224,2570 229,2583 220,2583 212,2604 208,2608 191,2613 178,2604 178,2600 186,2591 178,2583 182,2574 178,2562 178,2557 174,2549 178,2545 178,2541 191,2532 191,2528 182,2511 182,2498 186,2494 199,2490 203,2486 203,2473 199,2456 203,2452 212,2447 212,2439 208,2435 216,2430 220,2426 212,2418 203,2401 208,2388 203,2375 229,2375 250,2388 263,2388 267,2380 280,2384 301,2384 301,2414 305,2422 309,2426 322,2426 330,2430 335,2430 339,2422 330,2414 339,2409 347,2409 360,2414 373,2418 381,2422 390,2430 394,2430 398,2418 415,2414 415,2409 407,2405 411,2401 419,2401 432,2392 453,2397 470,2384 474,2375 470,2367 470,2363 483,2359 478,2359 474,2350 470,2337 466,2329 466,2320 449,2316 449,2312 445,2312 445,2308 440,2303 436,2299 445,2287 445,2282 440,2274 440,2261 457,2244 462,2232 462,2227 470,2232 474,2236 491,2236 504,2244 512,2240 517,2236 521,2232 525,2236 529,2236 529,2227 534,2223 550,2215 563,2215 567,2219 584,2240 610,2240 614,2236 618,2232 618,2227 614,2219 614,2206 618,2198 622,2193 631,2193 635,2198 644,2202 669,2206 673,2210 690,2210 716,2202 728,2193 749,2189 754,2185 754,2176 771,2151 771,2113 758,2079 762,2066 766,2058 775,2045 800,2033 830,2020 859,2016 859,2011 864,2007 859,1982 859,1956 855,1956 843,1952 817,1952 796,1948 775,1952 771,1948 754,1918 741,1893 728,1876 711,1863 703,1855 703,1846 699,1842 699,1817 694,1808 694,1795 686,1783 661,1770 656,1770 648,1762 648,1745 661,1736 673,1732 677,1732 686,1728 682,1715 673,1719 669,1711 665,1707 665,1702 652,1698 652,1690 648,1681 648,1668 635,1664 635,1660 648,1656 648,1652 644,1635 648,1613 639,1601 627,1597 622,1601 618,1592 627,1592 627,1588 622,1575 639,1567 639,1558 648,1550 644,1537 644,1533 635,1525 622,1508 618,1503 614,1503 605,1495 605,1491 610,1486 601,1478 614,1474 618,1470 622,1465 627,1448 635,1440 635,1402 627,1402 618,1410 614,1414 593,1414 589,1419 584,1423 584,1427 576,1427 563,1410 555,1410 555,1419 534,1414 525,1410 521,1402 517,1398 521,1393 512,1385 529,1372 529,1368 521,1355 512,1343 500,1338 491,1334 483,1334 457,1347 453,1347 440,1355 432,1351 428,1355 428,1351 423,1347 415,1343 407,1347 402,1351 398,1347 394,1347 390,1343 360,1321 343,1313 343,1309 347,1292 347,1279 330,1283 322,1279 313,1275 313,1271 301,1266 292,1261 284,1266 280,1271 275,1271 284,1300 288,1304 296,1309 296,1321 280,1330 271,1330 263,1313 241,1300 237,1292 237,1283 229,1283 212,1279 203,1283 199,1283 174,1261 178,1257 182,1257 178,1244 178,1240 165,1240 157,1244 153,1248 148,1248 144,1244 136,1231 127,1223 144,1223 161,1215 169,1227 174,1223 178,1215 195,1210 195,1206 186,1202 191,1193 186,1193 169,1198 161,1198 136,1193 127,1189 123,1181 123,1176 119,1168 110,1164 106,1159 89,1155 85,1155 72,1143 64,1138 59,1138 55,1130 51,1130 51,1134 42,1134 34,1138 21,1126 4,1117 0,1113 0,1104 9,1096 13,1092 17,1079 13,1062 17,1062 26,1066 38,1066 51,1079 55,1079 68,1075 68,1071 64,1062 68,1062 76,1071 81,1075 93,1079 106,1083 110,1083 119,1075 123,1066 123,1041 131,1041 131,1049 136,1054 140,1054 140,1049 144,1049 144,1058 140,1062 144,1075 165,1092 174,1096 178,1088 178,1079 182,1071 191,1071 212,1075 216,1075 220,1071 224,1066 224,1045 237,1045 237,1037 241,1037 267,1041 275,1041 284,1045 284,1075 292,1075 296,1079 305,1083 305,1092 313,1104 318,1117 322,1121 347,1147 351,1151 356,1151 351,1155 351,1159 364,1159 368,1155 373,1159 377,1159 390,1168 394,1168 402,1172 419,1172 423,1176 428,1176 432,1172 436,1172 449,1181 453,1181 466,1185 478,1181 491,1181 500,1189 512,1193 512,1198 517,1202 529,1206 534,1206 542,1198 550,1185 546,1176 546,1172 550,1168 550,1159 555,1159 559,1155 572,1159 580,1155 593,1155 597,1151 601,1155 610,1151 618,1155 635,1168 648,1159 661,1164 665,1164 673,1168 690,1168 694,1172 694,1176 699,1176 707,1189 711,1189 716,1193 741,1193 754,1198 758,1193 766,1185 771,1185 783,1176 783,1164 792,1159 796,1155 804,1151 813,1147 817,1138 830,1134 834,1130 838,1126 855,1121 876,1104 881,1100 898,1104 915,1104 940,1109 957,1113 970,1117 978,1121 991,1130 1003,1134 1012,1126 1020,1121 1025,1121 1054,1126 1075,1126 1080,1121 1190,1164 1245,1185 1253,1189 1262,1193 1291,1193 1304,1185 1312,1181 1334,1168 1342,1164 1359,1168 1367,1164 1372,1164 1376,1168 1380,1168 1389,1164 1397,1159 1410,1155 1444,1130 1444,1121 1456,1104 1456,1100 1461,1092 1469,1079 1478,1062 1482,1058 1486,1054 1490,1041 1494,1037 1520,1037 1528,1032 1528,1016 1533,1003 1533,994 1554,956 1545,939 1545,927 1554,918 1566,914 1566,918 1579,914 1579,910 1575,901 1579,889 1588,872 1605,863 1609,859 1609,855 1605,842 1609,825 1609,808 1613,804 1613,795 1621,783 1630,783 1634,778 1643,766 1634,762 1634,740 1643,745 1651,740 1655,745 1668,740 1672,749 1685,745 1689,749 1689,757 1693,757 1693,762 1698,766 1698,762 1702,757 1706,757 1715,749 1727,740 1736,745 1740,745 1744,740 1744,732 1774,732 1774,715 1778,711 1782,702 1795,698 1795,694 1791,677 1787,673 1787,664 1791,660 1795,664 1808,673 1816,673 1816,664 1820,660 1829,660 1833,656 1833,647 1829,643 1808,622 1808,613 1812,605 1812,601 1816,592 1825,588 1829,588 1833,588 1829,575 1829,567 1837,563 1837,558 1833,550 1833,541 1829,533 1850,524 1854,520 1863,503 1871,495 1871,491 1867,465 1863,457 1859,453 1854,453 1850,448 1842,453 1837,448 1837,444 1842,440 1829,431 1825,419 1820,414 1816,414 1816,402 1833,397 1871,368 1871,364 1867,364 1859,359 1863,355">
          <text:p/>
        </draw:polygon>
        <draw:polygon draw:style-name="gr8" draw:text-style-name="P1" draw:layer="layout" svg:width="2.426cm" svg:height="2.794cm" svg:x="1.299cm" svg:y="11.54cm" svg:viewBox="0 0 2427 2795" draw:points="834,537 838,524 843,529 838,533 843,537 843,541 851,537 860,524 872,520 889,520 889,524 902,524 906,533 915,529 915,524 944,524 957,512 965,512 978,499 991,499 1003,482 1003,469 1008,461 1008,453 1012,448 1008,444 1012,436 1020,440 1025,436 1029,427 1029,414 1033,410 1037,406 1042,393 1054,393 1058,389 1071,389 1071,385 1080,376 1092,385 1101,385 1109,393 1126,393 1126,376 1130,368 1126,351 1126,334 1130,330 1126,317 1130,313 1126,309 1126,304 1130,296 1118,283 1118,275 1122,266 1122,258 1126,254 1130,249 1135,245 1139,237 1147,237 1152,232 1156,228 1164,228 1160,224 1164,224 1164,215 1160,211 1160,207 1169,199 1169,194 1177,194 1181,190 1194,190 1194,194 1202,194 1198,194 1198,199 1219,190 1224,182 1228,160 1232,156 1232,139 1224,131 1224,122 1215,118 1219,114 1215,114 1215,101 1224,101 1215,93 1219,93 1215,84 1207,80 1202,80 1198,76 1202,76 1198,67 1207,67 1198,59 1194,50 1194,42 1185,42 1181,38 1185,38 1190,25 1194,21 1198,12 1207,12 1211,16 1215,12 1219,8 1224,12 1232,12 1232,16 1236,16 1232,4 1236,0 1236,8 1245,16 1257,29 1279,38 1317,38 1329,50 1342,46 1346,46 1351,42 1355,46 1359,50 1359,59 1363,59 1372,55 1376,59 1376,63 1372,72 1372,76 1376,88 1393,88 1406,93 1414,93 1414,76 1423,76 1431,80 1427,88 1427,93 1478,93 1482,97 1482,101 1478,118 1473,122 1461,118 1456,118 1452,122 1452,131 1456,135 1456,143 1452,148 1444,148 1452,165 1456,182 1465,182 1490,173 1507,173 1524,182 1524,199 1537,220 1545,220 1550,224 1562,224 1575,232 1575,237 1566,241 1566,249 1571,249 1579,245 1588,245 1605,249 1622,249 1622,254 1617,258 1600,258 1605,283 1617,304 1638,304 1668,313 1689,317 1710,330 1719,334 1740,334 1744,321 1749,317 1753,317 1761,326 1778,334 1820,376 1833,381 1850,397 1859,402 1867,402 1871,406 1871,414 1863,436 1854,440 1842,453 1842,457 1846,457 1850,461 1871,461 1884,465 1901,469 1909,469 1943,448 1973,427 1981,419 2019,410 2036,406 2036,397 2041,376 2045,364 2049,359 2053,355 2070,355 2074,351 2079,347 2074,334 2070,326 2074,321 2079,317 2083,313 2100,313 2113,309 2121,309 2125,313 2130,321 2130,342 2117,359 2117,376 2121,381 2117,402 2113,419 2104,431 2104,457 2113,465 2121,474 2130,469 2142,469 2155,461 2159,453 2168,444 2185,444 2193,461 2201,465 2227,474 2244,486 2252,491 2257,516 2269,533 2273,554 2273,567 2269,580 2273,580 2299,584 2316,580 2324,571 2328,567 2328,563 2324,550 2316,537 2316,529 2320,520 2333,520 2368,529 2376,541 2385,554 2423,580 2427,605 2427,618 2423,626 2410,635 2401,647 2393,656 2385,660 2376,660 2368,647 2363,647 2351,664 2342,668 2337,668 2333,673 2328,681 2328,685 2333,685 2333,694 2328,694 2324,698 2324,702 2316,702 2320,707 2320,711 2324,711 2320,719 2303,719 2299,728 2303,732 2299,736 2303,736 2303,740 2299,736 2295,740 2295,745 2299,745 2299,753 2295,753 2295,749 2290,753 2290,762 2299,774 2303,774 2307,778 2307,791 2312,791 2316,787 2316,791 2320,791 2320,795 2324,800 2324,808 2328,812 2333,808 2333,817 2328,825 2328,838 2337,838 2342,846 2342,855 2328,863 2320,872 2312,884 2295,905 2286,914 2290,927 2303,944 2307,944 2312,939 2320,935 2320,927 2316,918 2320,918 2333,927 2359,927 2355,931 2372,935 2376,939 2385,948 2389,961 2397,969 2393,977 2393,982 2385,986 2376,994 2368,1016 2363,1028 2359,1032 2368,1059 2380,1072 2393,1089 2385,1101 2376,1110 2372,1118 2368,1156 2359,1165 2346,1169 2346,1186 2380,1203 2380,1211 2376,1220 2363,1224 2359,1228 2351,1228 2337,1237 2333,1245 2337,1249 2333,1254 2346,1262 2346,1266 2342,1262 2337,1262 2337,1266 2342,1266 2342,1271 2346,1271 2346,1275 2355,1275 2355,1271 2355,1283 2363,1283 2363,1287 2372,1292 2368,1296 2368,1300 2363,1304 2363,1321 2368,1326 2368,1347 2372,1351 2376,1355 2376,1359 2385,1368 2385,1376 2380,1381 2385,1385 2389,1389 2389,1402 2380,1410 2372,1410 2363,1402 2342,1402 2333,1423 2316,1440 2303,1444 2286,1444 2269,1448 2269,1453 2261,1457 2240,1457 2235,1461 2223,1465 2218,1465 2218,1470 2210,1470 2210,1474 2206,1474 2201,1474 2201,1478 2197,1478 2193,1482 2189,1482 2189,1486 2185,1486 2180,1486 2176,1486 2172,1491 2168,1491 2163,1491 2159,1491 2155,1486 2155,1491 2155,1486 2151,1486 2146,1482 2142,1482 2138,1482 2134,1482 2125,1482 2117,1482 2104,1482 2100,1482 2091,1482 2087,1486 2083,1486 2079,1482 2074,1482 2070,1482 2062,1482 2062,1486 2053,1486 2053,1491 2049,1491 2041,1491 2036,1503 2028,1525 2019,1537 2015,1554 2003,1580 1994,1601 1990,1605 1986,1618 1977,1639 1973,1647 1969,1664 1964,1677 1960,1685 1956,1694 1952,1698 1952,1711 1947,1711 1947,1715 1943,1715 1943,1724 1939,1724 1935,1728 1931,1728 1926,1728 1926,1732 1922,1732 1922,1736 1918,1740 1918,1745 1914,1745 1914,1749 1909,1749 1909,1753 1905,1757 1901,1757 1901,1762 1897,1770 1892,1770 1892,1774 1888,1779 1888,1783 1884,1787 1884,1795 1880,1795 1884,1800 1880,1800 1880,1804 1876,1808 1871,1812 1871,1817 1867,1817 1867,1825 1863,1829 1859,1829 1859,1834 1854,1834 1854,1838 1850,1838 1850,1842 1846,1842 1846,1846 1842,1846 1842,1855 1837,1855 1837,1859 1833,1859 1829,1859 1829,1863 1825,1863 1825,1867 1820,1867 1816,1867 1816,1872 1812,1872 1808,1872 1808,1876 1804,1876 1804,1880 1799,1880 1799,1889 1795,1889 1795,1893 1791,1893 1791,1918 1787,1918 1787,1931 1782,1931 1782,1939 1787,1944 1787,1952 1791,1952 1791,1961 1795,1961 1795,1969 1799,1969 1799,1986 1804,1986 1804,1994 1799,1994 1799,2011 1791,2033 1787,2041 1787,2049 1782,2049 1778,2054 1774,2054 1770,2054 1765,2058 1761,2054 1761,2058 1757,2058 1753,2058 1749,2058 1744,2058 1740,2058 1740,2054 1736,2054 1732,2049 1727,2054 1710,2062 1702,2066 1672,2066 1647,2062 1622,2054 1613,2054 1592,2045 1579,2041 1558,2041 1545,2054 1537,2062 1537,2071 1533,2071 1533,2079 1528,2083 1520,2083 1511,2079 1486,2079 1478,2083 1465,2096 1469,2105 1461,2109 1452,2113 1456,2117 1456,2130 1461,2147 1461,2151 1456,2160 1452,2160 1444,2155 1439,2151 1431,2147 1427,2138 1427,2134 1406,2134 1401,2130 1393,2126 1380,2130 1376,2134 1368,2138 1359,2143 1359,2164 1355,2172 1355,2181 1351,2185 1338,2185 1329,2193 1329,2198 1325,2198 1321,2202 1325,2206 1325,2215 1317,2215 1312,2219 1296,2240 1296,2244 1300,2253 1300,2265 1296,2274 1296,2287 1279,2312 1279,2316 1270,2316 1257,2308 1249,2308 1241,2303 1228,2299 1224,2308 1215,2312 1211,2316 1202,2329 1202,2333 1211,2337 1219,2375 1211,2384 1211,2388 1224,2397 1224,2401 1215,2405 1215,2422 1211,2422 1207,2430 1202,2439 1198,2447 1198,2452 1185,2452 1173,2443 1152,2443 1156,2447 1139,2447 1135,2452 1130,2452 1126,2447 1130,2447 1130,2443 1135,2430 1135,2418 1130,2409 1126,2405 1105,2405 1101,2397 1097,2397 1097,2405 1092,2409 1092,2430 1088,2435 1075,2435 1075,2439 1071,2439 1071,2443 1084,2452 1084,2464 1092,2469 1092,2477 1088,2494 1088,2498 1084,2511 1092,2528 1105,2532 1105,2541 1109,2545 1114,2549 1109,2553 1105,2553 1101,2566 1097,2566 1101,2570 1101,2574 1097,2579 1088,2579 1097,2583 1092,2596 1097,2600 1088,2600 1080,2604 1075,2608 1071,2608 1067,2617 1058,2617 1054,2621 1050,2629 1054,2646 1050,2651 1046,2651 1042,2646 1029,2646 1025,2651 1025,2655 1020,2659 1016,2655 1016,2651 1012,2651 1003,2663 1003,2672 1016,2684 1016,2689 1008,2689 1008,2701 1003,2706 995,2701 987,2714 982,2710 978,2710 974,2701 970,2701 965,2697 957,2697 948,2693 944,2697 948,2706 948,2714 953,2718 944,2718 940,2723 944,2727 940,2731 948,2735 948,2740 953,2744 948,2748 953,2752 957,2756 961,2752 974,2761 974,2769 978,2773 978,2778 974,2782 974,2786 970,2790 965,2786 961,2790 957,2795 953,2795 948,2790 944,2782 940,2778 931,2786 923,2782 525,2634 0,2443 13,2439 21,2439 30,2447 38,2452 42,2447 47,2452 51,2447 55,2447 59,2443 59,2435 68,2430 72,2426 76,2426 85,2426 85,2430 93,2430 106,2418 110,2422 114,2426 123,2426 127,2422 136,2422 136,2414 140,2409 140,2405 136,2401 136,2397 123,2380 119,2375 114,2371 110,2371 110,2367 114,2350 114,2346 123,2320 131,2308 140,2291 153,2274 161,2261 169,2244 182,2236 191,2227 212,2202 220,2198 225,2185 229,2181 233,2164 246,2155 254,2147 271,2117 288,2113 301,2109 313,2100 339,2075 343,2071 381,2041 407,2033 407,2028 449,2020 453,2016 462,2016 483,1999 487,1999 500,1986 500,1982 504,1982 508,1978 534,1965 559,1956 576,1956 601,1961 627,1969 639,1969 644,1973 661,1973 665,1969 669,1969 673,1969 677,1965 690,1965 711,1956 716,1956 733,1956 741,1952 754,1948 762,1944 771,1939 775,1935 779,1931 792,1927 800,1918 804,1914 809,1906 813,1897 821,1893 830,1884 834,1876 834,1867 843,1863 847,1859 855,1855 860,1851 860,1846 826,1829 703,1779 699,1779 677,1770 652,1766 648,1762 639,1762 622,1753 606,1745 529,1715 517,1711 508,1707 495,1698 495,1694 491,1681 487,1656 491,1643 491,1630 487,1618 479,1601 479,1588 483,1575 479,1550 470,1546 453,1537 432,1525 415,1503 322,1470 241,1440 229,1423 216,1402 182,1402 165,1398 148,1393 140,1385 123,1381 110,1368 98,1359 68,1359 51,1347 47,1347 55,1334 64,1330 64,1326 68,1317 72,1300 89,1275 110,1262 114,1258 131,1254 140,1249 157,1245 174,1245 174,1237 182,1224 186,1207 195,1190 216,1165 237,1131 241,1118 241,1114 254,1076 254,1067 258,1063 254,1050 212,1024 165,994 169,982 186,969 191,961 199,935 203,922 203,918 208,889 212,872 212,867 216,859 220,855 229,850 237,846 254,838 267,838 301,821 305,817 305,808 309,804 318,787 322,783 347,783 360,787 368,787 385,774 390,774 407,778 415,783 432,787 462,787 466,778 479,770 487,757 487,753 491,749 491,732 500,715 495,711 500,702 504,694 517,685 521,681 521,673 534,664 542,651 563,651 567,660 580,656 584,656 593,647 597,643 601,643 606,656 648,656 656,651 661,639 665,622 677,622 690,605 694,596 707,588 711,584 711,575 716,575 737,567 741,571 745,571 758,558 766,563 766,567 783,567 792,575 796,575 800,567 817,558 826,558 830,546">
          <text:p/>
        </draw:polygon>
        <draw:polygon draw:style-name="gr8" draw:text-style-name="P1" draw:layer="layout" svg:width="2.053cm" svg:height="1.596cm" svg:x="4.195cm" svg:y="15.333cm" svg:viewBox="0 0 2054 1597" draw:points="144,1597 135,1592 127,1592 123,1584 118,1584 123,1575 123,1558 127,1546 118,1529 123,1520 127,1516 123,1512 101,1508 93,1512 93,1516 106,1533 106,1537 101,1542 97,1546 89,1542 84,1537 84,1520 80,1516 80,1503 67,1499 51,1499 25,1508 21,1508 12,1503 8,1503 0,1499 0,1495 4,1491 8,1487 21,1491 29,1487 34,1478 38,1474 51,1465 55,1457 38,1436 38,1423 42,1419 55,1427 67,1440 84,1440 106,1465 114,1474 123,1474 127,1470 131,1470 131,1457 139,1448 144,1444 148,1448 156,1453 161,1453 169,1444 173,1440 165,1423 161,1419 156,1405 144,1409 144,1401 139,1401 131,1405 131,1401 127,1397 123,1388 118,1384 114,1388 114,1392 110,1397 106,1397 106,1384 114,1380 127,1380 131,1375 156,1367 156,1363 139,1363 118,1367 101,1359 110,1354 123,1346 123,1342 118,1342 118,1337 127,1325 127,1308 118,1299 106,1299 80,1291 59,1274 42,1274 42,1270 51,1261 55,1261 63,1265 80,1274 97,1274 110,1270 118,1261 123,1257 131,1253 131,1232 135,1232 139,1236 139,1232 152,1223 156,1219 161,1219 165,1223 169,1223 173,1215 165,1210 161,1206 161,1193 156,1189 156,1185 169,1168 186,1164 194,1155 207,1151 211,1143 207,1130 194,1121 216,1109 211,1096 194,1075 190,1066 190,1041 182,1024 182,1016 186,1003 190,994 203,994 199,982 194,973 194,952 216,935 241,944 250,948 262,939 271,935 283,939 296,939 305,948 317,944 321,935 326,927 338,906 321,880 326,867 330,859 326,846 305,842 292,817 296,808 296,795 305,787 317,787 334,795 338,783 351,787 364,795 368,804 389,783 410,783 423,791 436,791 440,783 457,766 465,757 461,745 461,736 440,715 432,711 423,702 419,690 440,681 448,673 457,664 470,664 478,643 487,630 491,618 504,605 512,618 525,635 533,647 542,652 550,656 571,656 597,639 605,635 618,626 622,618 614,605 605,597 597,584 592,571 601,567 609,563 626,546 639,554 677,541 686,546 711,567 719,571 728,563 741,554 749,554 745,546 736,525 741,512 702,516 690,512 681,512 669,516 660,508 660,495 664,482 656,474 643,470 635,461 652,423 656,414 669,389 673,398 677,410 673,427 673,440 686,436 694,427 707,427 719,419 728,410 736,419 749,423 766,440 779,448 787,457 796,453 804,444 804,431 791,423 796,414 804,406 813,402 825,398 829,389 834,376 829,364 825,355 825,343 838,338 846,338 863,343 880,334 893,334 931,326 957,330 1000,313 1008,309 1029,292 1051,262 1063,258 1068,249 1076,241 1097,232 1123,194 1127,186 1135,173 1140,160 1148,156 1148,144 1156,122 1165,110 1182,110 1195,101 1224,93 1237,89 1258,76 1262,63 1283,33 1296,29 1334,29 1347,25 1355,21 1368,12 1377,4 1385,0 1419,76 1423,84 1449,97 1487,110 1512,139 1516,165 1516,169 1525,177 1542,186 1559,194 1584,199 1601,190 1609,194 1614,199 1622,211 1631,211 1639,220 1652,224 1656,228 1664,224 1669,228 1673,237 1681,241 1690,241 1703,249 1707,249 1719,241 1724,241 1732,237 1736,228 1745,224 1749,228 1745,237 1745,241 1736,249 1736,262 1741,266 1753,275 1749,283 1753,287 1753,300 1749,304 1745,309 1749,313 1758,321 1766,326 1762,330 1762,364 1770,359 1783,364 1787,372 1804,376 1808,376 1813,372 1813,351 1846,351 1846,359 1834,368 1834,372 1838,372 1838,376 1830,381 1830,385 1838,385 1838,389 1855,393 1851,402 1851,406 1842,414 1838,410 1838,419 1830,419 1834,423 1830,423 1830,427 1838,431 1838,440 1846,448 1851,453 1872,457 1889,474 1902,478 1931,478 1940,491 1940,495 1931,495 1935,503 1927,508 1935,512 1931,520 1931,529 1948,537 1957,546 1965,554 1978,558 1986,571 1995,571 2003,563 2007,567 2016,575 2020,580 2012,588 2012,601 2007,605 2003,605 1990,601 1982,605 1982,618 1990,630 1986,639 1982,639 1952,643 1935,643 1931,639 1927,626 1931,622 1927,618 1923,618 1910,605 1906,605 1906,622 1910,630 1910,635 1931,652 1935,660 1935,664 1931,681 1923,690 1914,685 1889,664 1876,673 1876,677 1880,681 1885,685 1889,690 1893,698 1906,698 1918,702 1935,707 1940,707 1952,698 1957,698 1961,702 1961,711 1973,711 1973,728 1965,736 1952,745 1952,749 1978,749 1986,757 1999,762 2012,766 2020,779 2024,783 2029,783 2029,770 2037,770 2045,783 2054,787 2050,791 2041,795 2033,800 2024,800 2012,812 2007,817 2003,817 2003,812 1999,812 1990,829 1978,825 1965,834 1961,842 1961,851 1957,851 1948,846 1940,851 1940,859 1944,872 1957,876 1961,884 1978,893 1973,897 1944,901 1948,910 1948,918 1952,922 1957,931 1965,931 1973,927 1982,927 1986,922 1995,918 1999,910 2007,906 2012,897 2016,893 2033,884 2041,889 2054,910 2054,914 2050,922 2033,927 2033,935 2029,939 2033,952 2029,956 2029,961 2012,961 1986,969 1969,969 1973,982 1978,986 1986,990 1995,999 2003,990 2007,994 2007,1003 2012,1007 2012,1024 2020,1024 2024,1028 2012,1049 2012,1100 2024,1113 2020,1121 2020,1138 2016,1143 2007,1138 1990,1134 1982,1130 1969,1121 1965,1117 1961,1117 1957,1121 1957,1134 1961,1143 1965,1151 1965,1155 1948,1181 1940,1189 1940,1206 1931,1206 1931,1198 1918,1193 1910,1193 1897,1185 1889,1185 1880,1189 1868,1193 1859,1202 1855,1215 1855,1219 1872,1236 1868,1240 1868,1248 1859,1253 1855,1253 1842,1261 1830,1270 1825,1274 1825,1278 1834,1278 1838,1282 1859,1291 1863,1295 1855,1299 1851,1303 1846,1308 1834,1312 1821,1316 1817,1316 1808,1325 1808,1329 1834,1342 1846,1342 1842,1350 1842,1359 1851,1388 1851,1414 1855,1419 1868,1423 1872,1423 1876,1419 1880,1423 1880,1431 1876,1436 1868,1444 1863,1448 1859,1448 1855,1444 1842,1440 1830,1423 1825,1419 1796,1409 1779,1397 1758,1392 1753,1388 1762,1384 1766,1380 1787,1384 1791,1384 1791,1380 1796,1367 1787,1363 1779,1359 1762,1363 1732,1371 1724,1375 1728,1384 1732,1397 1732,1405 1741,1423 1736,1440 1741,1444 1749,1453 1770,1453 1787,1470 1800,1487 1800,1495 1796,1503 1791,1508 1779,1512 1783,1520 1787,1529 1787,1542 1753,1525 1741,1520 1745,1508 1736,1499 1728,1491 1707,1487 1703,1470 1703,1461 1698,1436 1694,1427 1694,1405 1681,1392 1686,1380 1677,1371 1669,1359 1656,1354 1639,1337 1626,1337 1614,1320 1588,1320 1567,1308 1554,1299 1546,1291 1542,1282 1529,1282 1504,1253 1512,1219 1504,1206 1495,1198 1487,1168 1482,1126 1478,1113 1453,1075 1432,1037 1059,1109 1051,1092 1051,1079 1038,1083 1034,1083 1029,1079 1013,1092 1008,1092 1000,1096 1004,1109 1013,1109 1013,1134 927,1088 855,1054 851,1058 825,1062 813,1066 808,1075 804,1079 800,1079 800,1092 796,1096 796,1100 800,1100 800,1109 796,1113 800,1117 808,1117 804,1121 800,1126 800,1130 783,1126 774,1130 766,1138 749,1147 749,1155 753,1155 762,1164 762,1168 753,1164 753,1168 758,1172 762,1181 762,1189 753,1189 753,1210 749,1210 745,1210 741,1219 728,1219 728,1227 724,1236 719,1240 715,1248 715,1265 711,1270 707,1261 702,1257 702,1244 698,1236 690,1236 690,1240 694,1244 690,1248 686,1257 681,1253 677,1253 669,1261 669,1270 673,1278 686,1278 694,1282 698,1295 694,1291 694,1295 707,1308 677,1329 647,1329 609,1359 571,1359 512,1346 482,1346 406,1423 402,1423 389,1427 364,1427 338,1440 305,1461 288,1465 279,1465 254,1482 220,1508 207,1516 199,1525 190,1533 182,1550 173,1558 169,1580 156,1592 148,1592 148,1597">
          <text:p/>
        </draw:polygon>
        <draw:polygon draw:style-name="gr8" draw:text-style-name="P1" draw:layer="layout" svg:width="1.807cm" svg:height="1.406cm" svg:x="8.856cm" svg:y="16.92cm" svg:viewBox="0 0 1808 1407" draw:points="1491,1407 1461,1407 1415,1394 1393,1385 1351,1364 1330,1356 1321,1347 1292,1305 1271,1288 1245,1280 1224,1284 1199,1271 1190,1258 1182,1237 1178,1229 1169,1212 1161,1203 1152,1199 1139,1182 1148,1157 1144,1123 1139,1114 1084,1131 1058,1136 1041,1140 1033,1136 1020,1127 994,1098 969,1081 961,1068 965,1051 965,1030 978,1013 994,1000 1007,992 1020,979 1028,966 1016,932 1011,920 999,911 986,890 986,856 978,848 969,844 952,805 939,784 923,776 906,780 893,789 872,772 846,746 838,721 817,721 791,712 779,695 766,683 736,662 724,653 673,653 652,649 630,657 613,657 605,653 588,639 563,627 550,645 537,653 520,653 499,645 486,645 470,649 440,670 423,691 402,700 389,695 359,678 343,666 343,662 321,653 300,645 288,631 279,622 266,610 262,597 254,589 232,572 232,559 224,555 211,550 177,525 161,517 135,508 122,512 101,504 55,466 17,453 8,423 0,415 0,411 17,347 29,322 42,288 46,280 55,275 84,280 101,284 118,284 127,280 139,246 148,237 152,237 144,216 144,203 182,119 186,93 190,64 232,68 266,51 275,42 381,72 440,76 453,72 525,174 558,148 558,161 563,165 567,169 588,178 609,165 626,161 639,157 652,153 652,144 656,140 664,131 673,127 681,123 694,119 711,114 728,110 740,102 749,97 796,72 812,72 829,55 838,47 846,38 863,9 884,0 906,0 918,21 923,30 923,68 918,81 906,89 897,97 867,106 851,102 842,106 834,114 812,123 796,131 821,153 838,174 846,182 876,182 901,186 906,195 884,233 876,254 859,280 855,292 863,305 876,309 906,343 914,373 906,394 897,419 897,432 901,445 910,453 923,457 965,483 982,487 990,495 994,508 990,525 994,550 1003,559 999,563 994,567 986,572 986,593 982,605 965,622 965,627 973,635 969,645 965,645 965,657 961,666 961,674 965,708 978,725 978,738 973,750 969,755 956,763 948,776 973,801 982,789 990,784 999,780 1003,780 1011,789 1011,793 1020,797 1028,797 1037,793 1041,793 1062,805 1062,818 1071,827 1075,822 1084,814 1106,814 1131,810 1144,801 1161,784 1203,797 1216,810 1233,797 1249,776 1275,763 1296,750 1309,759 1317,763 1334,763 1355,776 1406,797 1419,793 1419,780 1423,759 1432,750 1474,721 1487,721 1508,717 1512,700 1516,678 1516,666 1525,649 1537,657 1537,687 1554,678 1580,674 1592,653 1609,639 1622,662 1630,674 1639,683 1656,662 1660,645 1694,645 1711,597 1728,601 1762,605 1774,614 1791,610 1804,622 1808,635 1800,645 1787,662 1779,670 1791,683 1787,708 1766,725 1766,733 1753,738 1745,746 1741,759 1736,767 1732,784 1728,814 1724,827 1711,839 1702,848 1690,831 1677,844 1652,848 1622,877 1592,877 1580,920 1575,928 1559,924 1546,924 1529,937 1512,945 1512,958 1516,971 1520,992 1508,1030 1503,1059 1503,1068 1499,1081 1499,1089 1508,1102 1516,1114 1533,1157 1542,1174 1550,1178 1609,1229 1626,1237 1660,1250 1669,1258 1677,1271 1673,1297 1673,1356 1669,1364 1630,1394 1618,1398 1592,1402 1554,1394 1542,1390 1529,1394 1520,1398 1499,1407">
          <text:p/>
        </draw:polygon>
        <draw:polygon draw:style-name="gr8" draw:text-style-name="P1" draw:layer="layout" svg:width="0.893cm" svg:height="1.393cm" svg:x="6.502cm" svg:y="8.428cm" svg:viewBox="0 0 894 1394" draw:points="382,1394 259,983 195,767 186,742 173,729 152,691 157,683 161,674 148,645 144,632 144,618 140,610 135,597 123,576 123,567 114,559 110,550 106,529 102,504 106,483 106,449 102,436 97,415 89,406 85,394 72,373 55,347 51,343 46,334 42,322 25,305 25,292 17,279 8,263 4,241 4,220 0,203 4,199 4,182 8,182 8,174 13,165 13,152 17,148 467,25 484,21 572,17 585,4 594,4 611,0 627,0 666,9 712,13 725,13 738,17 746,17 750,21 801,21 831,17 843,17 852,21 865,21 877,17 886,13 894,4 894,13 886,17 886,25 881,25 873,30 873,34 881,38 881,47 877,59 873,80 877,85 881,89 877,102 877,127 881,136 877,140 881,144 877,148 877,161 873,178 873,203 852,216 852,224 856,224 856,229 848,241 848,250 852,258 852,267 839,275 835,284 831,284 831,288 835,292 831,301 831,305 835,305 831,318 822,322 818,330 818,343 809,343 805,347 805,356 801,360 797,364 793,368 793,360 788,364 784,377 780,377 780,381 776,385 771,394 767,402 767,411 759,423 759,428 754,432 759,436 759,445 754,453 746,457 746,466 742,461 738,466 742,470 733,491 733,500 729,504 729,508 733,512 738,525 733,538 729,538 725,542 725,550 716,555 716,559 712,563 716,576 712,576 712,580 708,580 699,588 691,588 687,597 682,601 682,610 678,618 670,628 666,636 657,653 649,657 644,661 636,687 632,695 623,716 623,755 615,763 619,772 619,784 615,801 615,822 619,831 623,835 636,865 636,882 640,890 640,911 644,928 644,970 636,1000 636,1030 623,1055 623,1085 619,1097 611,1106 606,1110 611,1131 598,1153 594,1174 594,1195 585,1203 581,1220 572,1233 560,1237 534,1241 513,1246 492,1254 462,1288 424,1326 420,1339 416,1351 399,1364 386,1377">
          <text:p/>
        </draw:polygon>
        <draw:polygon draw:style-name="gr8" draw:text-style-name="P1" draw:layer="layout" svg:width="1.156cm" svg:height="1.681cm" svg:x="4.072cm" svg:y="9.571cm" svg:viewBox="0 0 1157 1682" draw:points="373,364 377,360 381,351 373,339 360,330 356,318 356,288 364,284 373,275 364,267 356,246 364,233 373,229 377,216 373,203 381,195 389,182 385,174 385,165 381,157 377,144 389,136 398,123 402,102 406,89 406,76 415,64 415,38 428,34 440,21 440,9 449,0 466,0 478,9 487,30 483,42 491,72 504,72 500,59 521,59 538,64 546,85 546,97 559,114 576,106 605,102 627,97 597,119 588,127 593,140 610,140 622,144 631,148 631,157 639,161 656,157 656,140 660,127 669,123 686,123 677,136 690,131 707,140 741,144 749,152 754,161 766,178 792,182 779,203 809,212 817,212 825,229 842,233 851,229 872,233 885,237 889,254 902,254 914,284 927,288 931,279 944,271 948,284 957,292 948,309 969,322 965,339 978,334 982,330 995,318 1008,309 1020,309 1037,305 1075,301 1084,309 1096,318 1105,364 1122,398 1136,415 1140,428 1157,436 1157,453 1144,466 1152,470 1140,483 1127,588 1131,605 1118,622 1131,648 1127,665 1118,677 1105,699 1109,720 1105,745 1101,754 1101,775 1092,779 1096,787 1096,800 1092,817 1088,834 1075,847 1067,859 1063,881 1063,893 1050,914 1037,914 1037,923 1041,936 1037,948 1029,957 1024,969 1020,982 1003,1008 1016,1012 1008,1029 1003,1041 982,1046 974,1058 957,1075 957,1080 881,1096 855,1101 813,1118 787,1118 770,1130 766,1139 732,1168 686,1198 682,1202 682,1317 665,1321 665,1385 660,1394 656,1407 656,1415 440,1419 457,1436 461,1466 466,1495 474,1512 508,1550 538,1563 542,1572 555,1580 563,1589 576,1597 580,1605 597,1610 614,1627 622,1644 631,1652 610,1682 580,1673 440,1614 423,1614 398,1605 360,1584 343,1584 322,1593 301,1605 275,1605 271,1601 262,1597 246,1584 190,1572 178,1567 174,1563 178,1495 174,1470 174,1466 165,1462 161,1453 152,1449 80,1449 72,1440 59,1423 51,1394 51,1385 55,1381 72,1368 76,1356 76,1334 72,1321 51,1304 38,1300 34,1291 30,1291 30,1253 21,1240 17,1228 13,1219 0,1207 4,1190 13,1181 21,1168 47,1118 59,1109 68,1096 80,1067 89,1033 89,986 93,974 102,965 114,957 131,931 152,893 157,876 165,864 199,838 212,826 237,804 250,796 267,796 288,787 309,775 317,766 326,741 334,732 334,720 339,699 347,690 351,673 356,665 356,648 347,639 364,610 360,597 347,588 360,572 356,563 356,559 360,555 373,546 385,546 398,529 402,525 394,512 398,500 394,491 381,478 377,470 373,457 364,440 360,411 356,398 351,390 356,377 368,368">
          <text:p/>
        </draw:polygon>
        <draw:polygon draw:style-name="gr8" draw:text-style-name="P1" draw:layer="layout" svg:width="1.448cm" svg:height="1.643cm" svg:x="3.382cm" svg:y="7.649cm" svg:viewBox="0 0 1449 1644" draw:points="1093,1050 1085,1071 1068,1092 1055,1122 1055,1160 1059,1181 1064,1198 1064,1219 1059,1224 1042,1257 1042,1274 1034,1279 1030,1283 1021,1296 1013,1308 1008,1321 1004,1329 992,1338 979,1351 975,1359 970,1363 953,1367 949,1372 941,1380 937,1385 924,1385 903,1398 886,1411 865,1419 856,1428 822,1462 810,1474 801,1483 784,1508 763,1525 759,1529 750,1555 733,1572 729,1584 725,1601 725,1614 733,1631 725,1639 716,1644 704,1639 691,1631 678,1627 678,1614 691,1597 695,1589 687,1580 678,1584 674,1597 661,1606 653,1606 627,1597 606,1597 606,1584 594,1580 581,1584 568,1589 564,1580 560,1563 560,1555 556,1495 543,1479 530,1474 517,1479 509,1483 500,1474 492,1457 484,1449 467,1445 454,1436 462,1424 462,1411 445,1390 433,1372 416,1372 403,1380 390,1385 373,1363 361,1363 331,1376 323,1372 318,1355 306,1329 310,1304 297,1287 297,1279 285,1283 280,1270 272,1262 255,1266 242,1266 233,1270 220,1274 220,1266 216,1257 207,1245 195,1240 186,1240 174,1232 148,1228 140,1224 102,1219 93,1211 85,1219 72,1215 59,1194 51,1194 42,1190 34,1185 17,1177 8,1173 0,1164 13,1152 13,1139 8,1130 13,1113 30,1097 30,1080 38,1063 76,1012 85,999 102,953 123,923 131,915 140,893 144,872 152,859 148,843 152,826 152,775 174,720 161,677 148,669 114,661 85,639 152,618 203,605 246,576 268,550 276,525 272,500 259,470 263,453 259,423 263,373 268,351 263,322 268,292 285,267 289,233 285,220 280,199 285,174 306,153 306,136 297,106 306,51 306,34 302,26 302,21 306,0 674,9 674,26 708,64 716,68 733,68 738,76 738,97 750,106 763,106 780,97 788,93 797,85 810,81 831,81 839,85 839,93 848,102 856,106 873,123 894,123 903,127 920,136 928,144 937,161 945,165 962,174 987,169 1000,169 1008,178 1017,195 1030,212 1030,229 1034,241 1042,254 1059,263 1076,267 1089,280 1097,296 1106,309 1119,322 1127,343 1127,373 1131,381 1127,398 1140,407 1148,423 1161,428 1186,436 1199,440 1216,457 1224,462 1241,474 1258,474 1275,487 1288,491 1296,500 1322,521 1326,525 1351,546 1360,559 1389,589 1385,593 1373,610 1356,618 1334,652 1313,677 1318,682 1313,699 1318,707 1322,711 1326,716 1394,749 1394,766 1402,783 1398,809 1402,859 1432,868 1436,872 1440,872 1436,881 1449,889 1445,898 1449,902 1440,915 1436,910 1432,919 1428,923 1423,927 1415,927 1385,940 1373,944 1356,957 1330,970 1305,986 1229,1016 1148,1050">
          <text:p/>
        </draw:polygon>
        <draw:polygon draw:style-name="gr8" draw:text-style-name="P1" draw:layer="layout" svg:width="1.27cm" svg:height="1.554cm" svg:x="13.533cm" svg:y="11.514cm" svg:viewBox="0 0 1271 1555" draw:points="843,695 843,704 856,704 881,670 894,666 906,662 928,674 940,678 949,687 953,704 978,721 1004,729 1021,738 1050,750 1059,755 1072,759 1098,776 1106,789 1115,797 1136,797 1157,793 1170,793 1183,797 1195,805 1200,818 1200,827 1191,835 1187,848 1174,861 1166,869 1128,869 1106,865 1089,856 1085,856 1077,861 1067,856 1063,856 1063,861 1077,869 1089,873 1098,873 1102,882 1098,886 1098,890 1106,890 1128,886 1132,886 1136,890 1136,903 1132,911 1115,920 1111,920 1077,911 1072,911 1067,916 1067,932 1063,949 1050,971 1042,975 1033,983 1025,992 978,1004 966,1009 945,1026 945,1030 961,1055 966,1059 974,1059 1016,1034 1033,1030 1106,1030 1123,1047 1123,1051 1119,1059 1098,1076 1089,1089 1077,1098 1055,1106 1050,1115 1055,1127 1059,1131 1089,1131 1094,1136 1094,1191 1085,1195 1059,1191 1059,1195 1067,1199 1094,1220 1094,1229 1102,1233 1098,1237 1102,1242 1111,1237 1119,1242 1128,1242 1132,1246 1136,1246 1144,1242 1153,1233 1157,1233 1174,1229 1178,1225 1183,1220 1187,1220 1191,1225 1187,1237 1187,1246 1178,1258 1144,1309 1144,1318 1140,1326 1123,1335 1115,1347 1115,1356 1123,1356 1128,1360 1132,1369 1132,1377 1136,1381 1149,1390 1153,1390 1153,1377 1157,1377 1166,1385 1174,1390 1191,1390 1204,1394 1200,1398 1195,1402 1195,1407 1216,1411 1221,1411 1221,1415 1216,1419 1216,1428 1233,1440 1250,1436 1259,1440 1271,1445 1271,1457 1267,1457 1259,1453 1255,1457 1238,1491 1233,1496 1225,1508 1212,1512 1204,1525 1191,1529 1195,1542 1174,1551 1136,1555 1119,1551 1102,1551 1085,1542 1072,1546 1067,1542 1067,1512 1055,1479 1050,1470 1046,1466 1016,1466 1004,1462 987,1453 983,1449 974,1424 966,1407 966,1398 961,1377 970,1377 961,1301 767,1288 762,1301 754,1309 737,1313 729,1318 724,1326 724,1339 737,1356 733,1360 733,1369 729,1373 716,1373 695,1385 691,1398 678,1402 674,1407 674,1415 669,1424 665,1428 657,1432 652,1436 635,1440 627,1436 623,1436 614,1432 606,1432 602,1428 597,1428 593,1432 580,1432 564,1445 559,1445 547,1457 534,1462 530,1466 521,1466 504,1479 492,1479 475,1491 458,1500 453,1500 441,1512 432,1512 411,1491 390,1470 373,1466 352,1449 348,1432 343,1428 322,1419 288,1398 297,1318 293,1288 280,1178 280,1170 254,1115 259,1110 293,1072 250,1043 238,1043 204,1030 195,1026 161,992 153,983 136,966 106,945 56,920 30,920 5,886 0,873 5,865 9,861 17,861 26,856 34,856 47,848 68,848 72,844 81,831 89,814 89,810 77,793 72,789 68,776 64,767 64,763 68,759 64,755 64,750 51,742 51,738 47,738 43,734 39,734 34,729 39,729 43,721 47,721 60,712 60,708 68,708 68,704 72,700 72,695 81,691 111,691 111,687 106,678 102,670 98,662 102,645 98,640 98,636 89,632 89,619 85,615 89,607 85,602 89,590 89,573 98,551 106,543 111,530 111,526 115,522 115,505 111,501 102,492 98,488 102,480 98,480 98,471 106,471 106,467 98,454 94,458 89,454 94,450 94,437 98,433 98,429 102,424 102,420 89,416 81,408 77,395 68,391 64,386 64,382 98,382 132,357 140,353 140,344 111,344 106,340 94,344 77,344 68,340 64,336 64,327 68,314 68,306 72,297 77,293 81,293 81,297 85,297 85,289 94,272 106,264 119,255 127,251 132,251 127,247 127,238 123,238 111,234 85,234 64,238 64,247 60,247 60,242 51,242 43,238 34,234 34,217 39,209 39,204 43,200 51,200 64,187 77,179 85,175 98,166 98,154 102,154 111,158 123,162 136,175 140,179 144,175 149,166 153,145 157,137 153,127 157,123 157,127 161,127 166,131 170,127 174,127 174,131 178,123 178,127 183,119 191,123 191,114 195,119 208,102 204,98 204,89 208,81 216,81 216,76 221,72 225,76 229,72 233,64 229,59 229,55 233,55 229,51 233,51 233,47 229,47 229,42 225,42 225,38 221,34 216,34 216,21 225,21 229,26 233,13 242,13 254,9 263,9 267,4 293,0 284,30 293,47 305,51 326,64 331,72 326,89 318,106 310,123 305,137 301,162 301,209 305,226 318,230 326,226 348,217 369,209 390,179 407,170 470,175 492,183 496,196 487,213 475,226 466,234 462,238 449,238 420,255 386,255 377,259 373,268 377,306 386,336 403,340 424,331 453,306 466,314 470,336 475,369 492,408 504,416 521,399 538,386 551,382 568,374 580,365 589,357 623,357 627,378 627,391 623,433 627,450 635,463 648,471 779,471 796,484 792,505 784,513 737,547 729,551 707,560 699,568 691,577 686,585 699,602 720,594 750,585 792,581 826,590 834,594 843,602 847,611 851,619 847,640 843,670">
          <text:p/>
        </draw:polygon>
        <draw:polygon draw:style-name="gr8" draw:text-style-name="P1" draw:layer="layout" svg:width="2.951cm" svg:height="2.514cm" svg:x="-1.639cm" svg:y="9.453cm" svg:viewBox="0 0 2952 2515" draw:points="140,2109 136,2100 123,2104 123,2100 119,2092 119,2088 93,2088 85,2079 81,2075 72,2075 68,2079 59,2083 55,2075 59,2066 55,2066 51,2062 34,2062 26,2058 0,2062 0,1906 13,1897 21,1893 26,1889 26,1880 38,1884 38,1880 43,1876 43,1872 59,1872 64,1867 68,1863 72,1858 81,1854 102,1841 110,1828 115,1820 127,1820 127,1811 123,1803 127,1799 140,1794 144,1794 148,1782 175,1748 187,1739 196,1722 200,1701 204,1701 209,1697 238,1701 247,1697 247,1693 243,1684 243,1680 251,1672 255,1655 259,1651 264,1651 272,1655 276,1655 276,1646 268,1642 276,1629 285,1621 298,1625 306,1617 314,1625 319,1608 331,1600 340,1604 344,1604 348,1600 348,1587 353,1583 382,1583 408,1587 416,1595 425,1579 433,1579 441,1587 446,1587 450,1583 454,1579 467,1583 475,1583 488,1587 492,1587 497,1583 497,1574 501,1574 535,1579 547,1574 556,1570 564,1570 573,1574 581,1579 585,1574 594,1570 594,1557 602,1553 611,1553 632,1562 653,1557 674,1545 695,1549 712,1549 742,1553 759,1566 763,1566 772,1562 784,1557 797,1553 806,1557 844,1557 865,1549 886,1545 899,1540 907,1528 933,1540 945,1536 954,1532 966,1532 975,1540 1009,1528 1017,1519 1026,1511 1043,1515 1072,1515 1085,1507 1093,1498 1106,1490 1123,1481 1140,1473 1148,1468 1165,1452 1170,1452 1203,1430 1225,1422 1237,1422 1263,1430 1275,1430 1297,1422 1309,1418 1330,1413 1339,1401 1360,1388 1377,1367 1386,1363 1411,1346 1424,1333 1428,1329 1441,1325 1449,1320 1479,1308 1496,1299 1504,1295 1517,1299 1546,1308 1563,1312 1623,1329 1640,1308 1640,1295 1652,1278 1665,1261 1669,1248 1669,1240 1665,1231 1656,1219 1652,1206 1652,1193 1656,1181 1656,1172 1661,1159 1669,1151 1678,1143 1673,1138 1678,1126 1690,1117 1703,1092 1703,1075 1720,1049 1720,1037 1711,1024 1707,1016 1699,1007 1690,994 1686,982 1690,969 1682,956 1678,939 1678,927 1673,914 1665,893 1665,884 1669,880 1673,867 1665,863 1665,859 1656,850 1644,850 1640,842 1635,829 1640,804 1635,791 1627,783 1623,766 1623,745 1627,719 1627,706 1623,694 1614,685 1610,681 1606,668 1606,664 1601,647 1606,630 1614,618 1618,609 1610,596 1601,592 1593,588 1601,567 1597,554 1589,541 1584,529 1597,503 1597,491 1584,469 1580,440 1576,427 1572,419 1568,406 1568,381 1563,376 1559,364 1555,355 1542,347 1559,338 1559,334 1555,330 1551,330 1551,325 1555,321 1555,317 1563,309 1563,304 1555,304 1551,300 1563,283 1563,275 1568,270 1568,258 1563,249 1563,241 1568,241 1568,232 1576,224 1576,220 1572,220 1568,224 1568,220 1572,215 1576,211 1576,207 1568,203 1572,203 1568,198 1572,194 1568,190 1568,186 1563,182 1563,177 1568,177 1568,169 1576,165 1584,156 1584,143 1572,139 1551,110 1551,101 1559,97 1563,88 1563,76 1572,67 1568,50 1580,33 1580,8 1589,0 1601,12 1614,16 1618,21 1631,25 1656,38 1669,46 1682,50 1695,55 1720,55 1728,63 1741,71 1767,80 1788,84 1800,84 1822,88 1834,88 1868,84 1894,84 1936,76 2186,148 2177,156 2173,182 2164,190 2164,198 2160,203 2160,207 2156,220 2160,220 2160,232 2152,245 2148,258 2139,262 2135,279 2126,287 2122,292 2126,300 2122,304 2126,309 2118,321 2118,325 2126,330 2126,338 2131,342 2126,351 2135,359 2122,385 2118,393 2114,397 2114,406 2118,414 2118,436 2131,465 2131,474 2126,478 2126,491 2135,499 2135,516 2152,533 2148,546 2148,558 2139,571 2148,588 2143,601 2148,609 2143,618 2148,626 2156,639 2152,660 2156,685 2152,711 2152,732 2148,740 2139,762 2126,787 2109,812 2321,749 2448,711 2461,753 2478,833 2482,842 2499,867 2512,901 2512,914 2516,927 2520,944 2533,960 2550,990 2579,1024 2596,1045 2613,1058 2639,1075 2647,1083 2656,1092 2664,1096 2672,1100 2689,1096 2698,1092 2706,1096 2711,1092 2723,1087 2727,1083 2736,1079 2740,1075 2757,1075 2774,1079 2795,1079 2799,1083 2812,1083 2821,1087 2829,1087 2850,1092 2863,1087 2871,1092 2897,1092 2926,1096 2952,1100 2943,1104 2943,1109 2939,1121 2926,1134 2926,1138 2922,1147 2914,1151 2910,1155 2901,1155 2888,1168 2876,1172 2871,1172 2871,1181 2867,1181 2863,1185 2859,1189 2854,1193 2850,1198 2846,1198 2842,1202 2838,1206 2833,1206 2833,1210 2825,1210 2825,1214 2812,1223 2812,1227 2804,1227 2778,1244 2770,1248 2766,1257 2757,1265 2749,1274 2744,1274 2740,1278 2732,1282 2727,1282 2727,1286 2719,1291 2736,1303 2740,1312 2740,1337 2736,1367 2736,1384 2749,1447 2753,1464 2753,1490 2744,1511 2744,1540 2740,1553 2867,1502 2867,1524 2863,1528 2766,1574 2723,1587 2706,1591 2672,1625 2639,1667 2630,1672 2613,1680 2567,1689 2550,1693 2533,1706 2512,1722 2486,1748 2435,1816 2363,1897 2351,1906 2363,1922 2380,1939 2376,1948 2385,1961 2393,1969 2414,1982 2423,1990 2431,1994 2427,1999 2414,2007 2402,2011 2393,2016 2389,2016 2385,2011 2376,2007 2351,1999 2296,2003 2300,2011 2258,2058 2245,2109 2236,2126 2215,2143 2186,2147 2173,2155 2131,2168 2092,2147 2080,2147 2071,2143 2054,2130 2046,2126 2029,2113 2012,2100 2004,2100 1995,2096 1970,2092 1932,2079 1927,2079 1915,2066 1902,2058 1898,2054 1889,2049 1877,2037 1872,2033 1851,2037 1843,2037 1834,2049 1826,2058 1822,2062 1813,2066 1796,2075 1783,2092 1779,2096 1771,2100 1767,2109 1750,2109 1737,2121 1728,2130 1720,2138 1711,2147 1703,2151 1695,2160 1690,2168 1682,2176 1678,2189 1665,2198 1644,2202 1640,2210 1635,2210 1627,2219 1623,2223 1593,2223 1589,2215 1576,2215 1568,2223 1563,2223 1559,2219 1555,2223 1546,2231 1538,2231 1538,2236 1529,2240 1525,2236 1513,2227 1508,2227 1500,2231 1491,2231 1487,2236 1474,2231 1470,2236 1462,2236 1466,2240 1466,2248 1462,2248 1462,2253 1453,2257 1453,2261 1449,2265 1432,2261 1419,2261 1415,2265 1415,2274 1411,2278 1411,2282 1407,2282 1402,2278 1386,2278 1381,2282 1377,2278 1373,2278 1373,2282 1369,2287 1364,2282 1347,2282 1347,2287 1352,2287 1352,2291 1343,2299 1330,2303 1326,2299 1322,2299 1318,2295 1314,2295 1314,2299 1309,2308 1305,2312 1301,2316 1284,2316 1280,2320 1275,2320 1275,2316 1267,2316 1267,2308 1263,2308 1267,2329 1263,2337 1242,2350 1229,2350 1225,2354 1237,2363 1237,2367 1229,2367 1225,2371 1220,2371 1225,2358 1208,2367 1203,2371 1199,2375 1195,2380 1191,2380 1187,2375 1187,2367 1182,2363 1178,2375 1157,2388 1140,2401 1136,2401 1127,2392 1123,2397 1115,2409 1102,2409 1098,2414 1085,2409 1081,2409 1072,2414 1064,2418 1060,2422 1068,2435 1068,2439 1047,2439 1038,2443 1026,2447 1021,2447 1017,2452 1005,2452 992,2447 983,2447 971,2460 966,2460 949,2447 941,2443 937,2439 920,2452 907,2456 903,2456 899,2447 894,2447 886,2452 882,2447 873,2447 869,2456 861,2460 856,2460 848,2456 848,2447 827,2447 827,2460 835,2464 831,2469 797,2469 789,2473 789,2481 784,2485 776,2485 776,2477 772,2477 763,2490 759,2498 746,2498 734,2507 729,2507 729,2498 725,2498 717,2502 708,2502 704,2507 704,2515 687,2507 200,2316 204,2308 204,2282 200,2248 209,2219 196,2181 183,2164 144,2121">
          <text:p/>
        </draw:polygon>
        <draw:polygon draw:style-name="gr8" draw:text-style-name="P1" draw:layer="layout" svg:width="2.324cm" svg:height="1.549cm" svg:x="14.478cm" svg:y="12.2cm" svg:viewBox="0 0 2325 1550" draw:points="249,855 245,842 258,838 266,825 279,821 287,809 292,804 309,770 313,766 321,770 325,770 325,758 313,753 304,749 287,753 270,741 270,732 275,728 275,724 270,724 249,720 249,715 254,711 258,707 245,703 228,703 220,698 211,690 207,690 207,703 203,703 190,694 186,690 186,682 182,673 177,669 169,669 169,660 177,648 194,639 198,631 198,622 232,571 241,559 241,550 245,538 241,533 237,533 232,538 228,542 211,546 207,546 198,555 190,559 186,559 182,555 173,555 165,550 156,555 152,550 156,546 148,542 148,533 122,512 114,508 114,504 139,508 148,504 148,449 143,444 114,444 110,440 105,428 110,419 131,411 143,402 152,389 173,372 177,364 177,360 160,343 88,343 71,347 29,372 21,372 16,368 0,343 0,339 21,322 33,317 80,305 88,296 97,288 105,284 118,262 122,245 122,229 127,224 131,224 165,233 169,233 186,224 190,216 190,203 186,199 182,199 160,203 152,203 152,199 156,195 152,186 143,186 131,182 118,174 118,169 122,169 131,174 139,169 143,169 160,178 182,182 220,182 215,186 220,207 228,220 245,229 254,224 275,220 287,229 300,233 325,233 355,224 414,199 431,186 444,182 457,182 465,186 474,190 491,195 503,199 541,212 550,212 558,203 579,199 596,195 622,190 652,190 665,195 678,195 691,199 707,224 720,233 750,258 758,267 779,284 788,296 788,317 779,343 775,356 775,377 805,423 813,444 826,457 843,444 847,432 856,419 881,389 890,385 940,377 961,372 987,377 1050,394 1059,402 1063,411 1084,419 1101,432 1118,428 1135,423 1194,411 1203,411 1224,372 1237,364 1254,368 1262,372 1283,368 1287,356 1313,343 1326,330 1326,292 1334,284 1351,279 1372,279 1393,267 1398,258 1393,233 1402,220 1414,220 1427,224 1448,237 1461,233 1478,224 1486,216 1495,212 1516,212 1533,233 1558,229 1571,216 1571,199 1558,178 1563,165 1575,161 1580,148 1588,144 1626,144 1635,135 1630,118 1626,97 1630,85 1639,76 1635,68 1647,59 1643,51 1656,47 1656,25 1664,13 1673,0 1715,0 1736,4 1800,4 1808,17 1787,55 1779,68 1749,97 1740,106 1732,123 1728,148 1728,182 1732,195 1740,212 1762,233 1779,254 1795,271 1804,275 1829,279 1842,275 1859,275 1876,279 1897,292 1906,301 1906,313 1901,334 1897,347 1880,372 1872,377 1842,381 1808,377 1795,372 1783,377 1757,394 1732,402 1723,406 1719,419 1728,432 1736,436 1787,453 1804,457 1817,449 1834,436 1855,423 1872,411 1884,411 1897,419 1901,428 1922,440 1944,449 1961,449 1969,453 1977,457 1990,466 1999,478 1994,491 1982,504 1973,516 1944,533 1931,538 1893,546 1880,550 1859,563 1855,576 1863,601 1855,622 1855,639 1927,639 1944,635 1948,622 1935,605 1935,593 1948,576 1969,563 1982,559 2011,559 2024,555 2033,546 2045,538 2058,533 2071,538 2075,546 2079,559 2075,571 2071,584 2054,605 2045,618 2045,626 2033,639 2011,648 2003,652 1994,660 1999,673 2003,682 2028,698 2037,703 2049,711 2049,720 2045,732 2020,732 2007,745 2003,762 1986,787 1973,792 1956,787 1948,779 1935,758 1922,753 1914,758 1906,766 1901,775 1901,787 1910,800 1914,813 1927,817 1961,817 1969,825 1969,842 1961,855 1927,864 1922,876 1931,889 1969,927 1982,931 1994,931 2024,902 2028,889 2049,889 2058,893 2071,897 2100,965 2104,987 2100,996 2088,1042 2096,1051 2117,1055 2138,1055 2151,1059 2151,1068 2147,1076 2134,1085 2113,1093 2096,1093 2079,1085 2066,1072 2058,1068 2049,1076 2045,1089 2049,1102 2054,1123 2062,1131 2071,1135 2104,1148 2104,1186 2113,1199 2121,1199 2155,1186 2206,1165 2227,1165 2248,1174 2291,1199 2299,1212 2316,1229 2325,1250 2325,1258 2320,1271 2308,1292 2287,1326 2282,1339 2274,1360 2257,1398 2244,1406 2236,1398 2219,1377 2210,1373 2198,1373 2176,1377 2168,1381 2160,1394 2160,1406 2176,1440 1237,1440 911,1445 906,1445 902,1423 596,1550 613,1525 613,1512 609,1504 596,1500 588,1495 554,1474 541,1470 516,1470 491,1483 486,1491 474,1491 469,1478 461,1478 457,1483 452,1474 440,1474 431,1487 423,1491 414,1491 419,1495 414,1500 410,1500 393,1487 393,1483 402,1466 402,1445 406,1440 410,1449 419,1449 436,1445 440,1436 444,1406 448,1402 457,1398 465,1402 478,1394 520,1394 524,1389 524,1385 520,1381 499,1368 491,1360 486,1351 486,1334 503,1318 508,1313 508,1305 503,1296 474,1288 465,1288 461,1292 448,1296 440,1288 440,1284 452,1275 452,1271 440,1271 440,1267 452,1258 452,1246 461,1237 461,1229 474,1216 474,1207 478,1203 486,1203 495,1207 491,1212 482,1224 482,1229 491,1224 499,1212 508,1212 508,1207 516,1195 516,1191 478,1191 474,1182 457,1182 436,1165 423,1161 423,1165 419,1169 423,1195 410,1212 402,1216 385,1203 372,1199 342,1203 334,1203 321,1191 317,1182 317,1178 321,1174 334,1169 342,1165 351,1152 364,1140 364,1131 368,1123 368,1114 351,1110 334,1102 325,1097 321,1093 317,1089 313,1076 296,1055 292,1047 296,1038 296,1034 283,1025 283,1017 279,1017 270,1021 249,1021 245,1025 241,1038 232,1051 224,1064 211,1072 207,1076 198,1076 190,1072 182,1064 182,1059 186,1055 190,1051 207,1051 211,1047 224,1017 228,1013 237,1004 241,1000 245,992 254,987 266,987 275,1000 283,1004 287,1000 292,983 292,979 287,948 279,940 262,931 262,927 266,914 262,893 249,880">
          <text:p/>
        </draw:polygon>
        <draw:polygon draw:style-name="gr8" draw:text-style-name="P1" draw:layer="layout" svg:width="1.765cm" svg:height="0.567cm" svg:x="12.797cm" svg:y="14.389cm" svg:viewBox="0 0 1766 568" draw:points="577,568 560,564 551,555 551,542 534,542 530,534 522,530 522,526 517,513 500,496 500,470 509,475 513,470 513,466 505,458 492,454 475,454 467,449 471,462 462,462 440,445 436,454 427,454 419,449 411,445 411,441 415,437 406,428 406,424 402,411 398,403 394,394 402,386 402,369 406,360 406,356 402,348 398,335 385,335 355,343 334,365 326,377 317,377 313,382 313,386 317,390 330,399 330,407 334,424 347,432 347,437 343,441 347,445 347,458 343,458 317,437 309,432 292,432 275,424 271,424 267,432 262,432 254,420 250,407 241,403 241,382 233,382 228,386 228,399 224,403 216,399 216,403 212,403 207,407 195,403 190,403 186,394 186,399 178,394 178,386 199,335 203,310 203,288 207,267 182,263 178,267 173,263 169,267 169,272 173,276 182,276 190,288 186,293 173,297 165,293 161,280 157,259 152,255 148,250 140,255 135,259 123,259 123,297 114,314 106,322 89,327 76,327 59,322 46,322 25,327 21,339 17,339 8,335 0,327 0,322 4,318 4,301 13,288 25,284 72,276 80,267 110,229 123,216 131,208 144,200 207,191 245,191 267,183 313,161 343,161 377,178 394,200 411,191 526,111 530,119 539,123 564,132 572,136 581,128 594,106 606,50 661,17 691,29 915,132 932,89 958,89 979,0 1216,50 1474,0 1474,8 1461,25 1449,38 1444,59 1457,94 1470,136 1483,149 1499,161 1521,170 1529,174 1542,178 1580,195 1597,204 1610,216 1626,229 1673,255 1686,272 1686,280 1682,322 1682,335 1686,343 1690,369 1698,386 1741,407 1758,424 1762,441 1766,466 1753,517 1745,538 1728,538 1728,521 1720,521 1715,526 1715,534 1711,538 1707,542 1703,542 1686,534 1682,530 1673,526 1669,521 1656,521 1652,526 1648,521 1639,521 1639,526 1631,526 1635,530 1631,534 1626,534 1622,538 1622,534 1626,526 1622,521 1605,521 1605,517 1601,513 1593,504 1588,504 1588,521 1584,526 1576,526 1567,517 1567,513 1563,509 1559,509 1555,513 1546,509 1542,513 1542,504 1529,500 1516,500 1512,504 1504,509 1499,509 1491,496 1483,492 1474,483 1470,479 1453,479 1444,487 1432,487 1423,492 1411,496 1406,496 1406,492 1394,492 1389,483 1385,479 1385,475 1377,466 1385,449 1372,441 1368,428 1343,411 1330,411 1326,415 1322,415 1305,407 1288,407 1284,411 1284,420 1275,424 1267,420 1254,420 1250,415 1245,420 1241,411 1233,411 1212,415 1212,420 1216,424 1212,424 1212,432 1199,432 1195,437 1182,437 1165,445 1161,445 1165,441 1161,441 1152,449 1148,454 1144,449 1148,441 1148,432 1152,428 1140,407 1127,407 1118,411 1106,424 1102,424 1093,420 1063,420 1063,424 1059,428 1063,437 1059,437 1051,432 1038,428 1030,424 1021,420 1021,411 1025,407 1013,390 1004,390 1000,399 991,403 987,403 975,394 970,399 962,399 958,403 949,407 945,411 941,415 932,420 928,428 920,428 915,424 907,424 903,415 894,411 890,407 890,390 869,390 860,403 852,403 848,407 839,411 831,407 822,415 805,403 801,394 797,390 784,399 780,399 780,407 784,424 780,428 776,424 767,424 754,428 746,428 742,420 733,420 729,428 733,432 729,432 721,437 712,437 712,449 704,449 695,454 699,458 708,462 691,470 682,470 678,466 670,445 661,441 636,441 610,454 606,458 598,466 598,475 602,479 606,479 610,483 606,496 602,504 598,504 589,500 589,504 598,517 615,526 619,530 594,534 594,538 581,551 581,559 585,564 581,568">
          <text:p/>
        </draw:polygon>
        <draw:polygon draw:style-name="gr8" draw:text-style-name="P1" draw:layer="layout" svg:width="2.092cm" svg:height="3.45cm" svg:x="1.739cm" svg:y="20.633cm" svg:viewBox="0 0 2093 3451" draw:points="597,1130 597,1122 551,1079 521,1033 517,1024 513,1016 508,1007 496,995 470,982 441,973 424,965 420,956 420,935 415,931 420,918 432,910 445,910 466,906 487,910 530,914 542,914 547,910 551,897 547,893 530,876 517,868 483,825 470,813 470,796 513,766 517,766 534,774 559,774 568,770 572,762 572,741 563,724 563,711 568,702 585,702 614,715 618,715 635,711 640,707 640,698 597,660 580,647 576,635 563,626 551,618 517,614 504,605 500,601 500,559 530,495 542,482 547,478 559,478 568,482 580,491 593,504 623,546 631,554 640,559 648,554 657,554 665,542 674,516 674,512 669,495 661,491 635,470 631,461 627,453 623,448 631,432 648,410 652,402 652,393 648,389 635,372 631,368 614,368 606,372 602,377 572,398 563,402 504,385 491,377 491,368 517,355 542,343 580,343 614,334 618,330 614,321 606,317 580,305 572,296 563,283 551,250 555,245 555,241 568,241 597,258 627,258 657,241 686,241 699,245 733,266 745,271 754,262 754,254 729,224 729,199 741,169 741,139 750,135 767,135 822,152 843,152 847,148 851,144 851,127 847,114 843,110 839,106 784,106 745,89 712,80 690,67 690,63 695,55 699,46 712,38 754,29 758,29 784,38 817,46 851,46 894,51 902,46 902,25 911,29 928,17 944,4 953,0 961,4 966,12 953,63 953,84 949,93 932,114 928,123 928,135 936,144 940,144 949,144 957,135 974,118 987,110 999,110 1012,118 1046,131 1059,144 1084,169 1097,182 1101,186 1105,190 1118,186 1131,182 1135,173 1148,148 1152,139 1169,139 1173,144 1182,144 1182,161 1177,165 1165,178 1135,199 1118,220 1084,237 1055,250 1050,254 1050,266 1063,275 1076,283 1088,292 1105,305 1118,309 1126,313 1143,330 1160,364 1169,377 1186,389 1215,402 1215,410 1207,415 1190,419 1165,423 1131,415 1097,415 1063,398 1055,393 1050,398 1046,402 1046,406 1063,423 1076,436 1084,448 1118,465 1122,470 1126,478 1126,487 1118,499 1110,512 1097,525 1084,529 1067,533 1042,533 1025,525 1012,512 1008,512 987,529 974,554 974,563 978,567 1038,567 1071,563 1084,563 1088,571 1097,588 1105,609 1110,614 1114,614 1126,609 1177,567 1190,559 1215,554 1228,554 1253,567 1258,575 1262,584 1258,588 1224,601 1215,609 1211,618 1203,631 1198,652 1190,656 1152,660 1135,669 1131,698 1152,724 1173,753 1211,745 1232,728 1245,732 1249,749 1220,779 1215,791 1237,800 1266,804 1296,817 1351,825 1359,851 1342,893 1321,901 1296,914 1309,931 1393,944 1415,952 1424,973 1397,978 1368,986 1372,999 1411,1020 1415,1033 1393,1045 1411,1079 1458,1113 1466,1105 1475,1092 1479,1075 1483,1058 1496,1045 1508,1054 1530,1067 1547,1088 1568,1113 1564,1117 1521,1139 1517,1155 1487,1155 1458,1151 1432,1155 1428,1168 1428,1194 1441,1240 1453,1257 1492,1270 1513,1278 1508,1291 1492,1308 1437,1342 1420,1363 1424,1380 1479,1380 1492,1401 1504,1431 1521,1435 1589,1431 1619,1435 1657,1422 1669,1435 1695,1477 1724,1486 1758,1515 1805,1515 1805,1536 1801,1558 1805,1579 1826,1600 1851,1600 1898,1608 1928,1625 1936,1634 1940,1642 1936,1659 1932,1668 1889,1680 1885,1685 1885,1697 1894,1714 1894,1731 1898,1740 1894,1748 1898,1761 1911,1769 1949,1769 1966,1774 1970,1782 1970,1838 1974,1846 1983,1863 1991,1868 1995,1863 2000,1855 1995,1834 2004,1804 2008,1796 2025,1796 2059,1813 2076,1834 2080,1846 2080,1876 2084,1885 2093,1889 2088,1902 2072,1923 2067,1935 2063,1957 2063,1965 2080,1982 2084,1986 2084,1995 2080,1999 2063,2016 2055,2020 2038,2024 2008,2024 2004,2037 2016,2058 2021,2062 2012,2084 2016,2088 2025,2100 2029,2109 2038,2113 2046,2117 2067,2122 2072,2130 2067,2134 2050,2143 2046,2151 2042,2156 2038,2177 2042,2185 2038,2215 2033,2223 2016,2240 2012,2257 2008,2261 2029,2291 2029,2299 2021,2304 2008,2316 1995,2325 1978,2325 1961,2316 1957,2312 1953,2295 1945,2278 1940,2274 1932,2270 1911,2274 1902,2274 1885,2291 1860,2312 1851,2316 1834,2321 1813,2304 1813,2299 1834,2287 1839,2283 1843,2278 1839,2266 1839,2253 1834,2236 1830,2232 1826,2232 1805,2240 1796,2249 1771,2287 1779,2338 1788,2354 1792,2354 1809,2371 1809,2384 1805,2388 1788,2401 1784,2405 1784,2414 1788,2418 1801,2426 1801,2431 1805,2448 1809,2452 1813,2456 1818,2456 1822,2452 1826,2435 1830,2431 1839,2422 1843,2426 1851,2443 1851,2456 1860,2473 1860,2477 1864,2477 1868,2473 1873,2469 1877,2448 1881,2435 1889,2426 1902,2426 1923,2439 1940,2452 1949,2460 1957,2469 1953,2477 1953,2481 1940,2477 1932,2477 1928,2481 1928,2494 1932,2498 1957,2498 1966,2503 1987,2520 1987,2541 1978,2553 1974,2575 1974,2579 1970,2592 1970,2604 1983,2617 1983,2625 1991,2630 2000,2630 2008,2638 2016,2651 2025,2659 2025,2680 2021,2689 2008,2693 1995,2693 1987,2697 1983,2697 1978,2693 1978,2676 1974,2668 1966,2655 1957,2651 1940,2651 1936,2655 1928,2664 1915,2664 1906,2638 1902,2630 1894,2625 1877,2630 1864,2638 1864,2647 1873,2676 1873,2685 1868,2685 1851,2680 1843,2680 1809,2693 1801,2693 1796,2689 1788,2676 1784,2668 1784,2664 1779,2659 1771,2659 1762,2664 1758,2680 1754,2689 1758,2697 1767,2714 1771,2719 1796,2727 1805,2735 1805,2740 1801,2748 1784,2748 1771,2752 1746,2765 1741,2774 1733,2778 1729,2786 1724,2799 1729,2803 1767,2841 1771,2846 1758,2867 1754,2875 1746,2879 1737,2875 1733,2871 1720,2841 1712,2812 1699,2795 1695,2791 1686,2786 1665,2795 1640,2812 1619,2816 1610,2816 1606,2820 1602,2829 1606,2833 1623,2854 1661,2879 1661,2884 1657,2888 1648,2892 1631,2892 1619,2896 1614,2896 1606,2901 1597,2905 1593,2909 1589,2913 1593,2918 1606,2922 1610,2930 1627,2951 1652,2973 1665,2981 1669,2985 1669,3002 1665,3011 1661,3015 1652,3019 1635,3019 1623,3015 1619,3015 1602,3002 1597,3002 1602,3006 1623,3032 1631,3045 1635,3057 1631,3078 1627,3083 1614,3095 1610,3104 1610,3116 1602,3116 1597,3121 1602,3129 1619,3138 1619,3146 1610,3146 1593,3150 1593,3155 1589,3159 1593,3167 1593,3193 1597,3201 1606,3210 1606,3214 1589,3218 1576,3214 1564,3210 1542,3197 1530,3218 1521,3222 1500,3218 1496,3222 1492,3227 1487,3231 1475,3239 1449,3239 1449,3243 1466,3256 1462,3260 1458,3265 1445,3256 1432,3256 1407,3265 1397,3269 1389,3269 1372,3273 1355,3286 1355,3290 1351,3294 1347,3299 1338,3303 1317,3320 1292,3320 1283,3324 1266,3324 1249,3320 1237,3320 1207,3303 1203,3299 1177,3299 1165,3286 1148,3277 1110,3277 1059,3273 995,3260 978,3260 966,3265 953,3273 915,3320 898,3328 868,3354 834,3370 796,3400 788,3400 775,3396 762,3400 754,3400 745,3409 720,3409 712,3404 707,3409 695,3413 686,3413 665,3417 674,3426 678,3430 678,3451 669,3451 652,3438 648,3426 640,3417 627,3409 614,3404 593,3383 589,3383 576,3379 555,3387 542,3387 534,3383 517,3383 496,3370 491,3370 470,3375 466,3370 458,3366 436,3362 449,3349 453,3337 453,3328 462,3337 466,3337 475,3328 479,3311 496,3311 500,3307 508,3294 508,3290 496,3273 487,3243 487,3210 483,3205 475,3197 475,3193 466,3188 462,3184 458,3184 453,3188 445,3184 436,3184 424,3176 411,3176 407,3172 386,3167 377,3163 373,3159 369,3163 360,3159 356,3155 343,3155 339,3150 331,3150 322,3146 318,3142 309,3138 293,3133 288,3125 280,3125 276,3121 267,3125 254,3125 246,3121 229,3112 221,3112 212,3116 208,3116 195,3108 191,3104 187,3100 178,3091 174,3087 174,3074 166,3074 161,3066 149,3057 149,3049 153,3045 161,3045 182,3040 187,3040 191,3032 191,3023 187,3019 178,3015 178,3002 170,3002 161,3006 153,3006 149,3002 153,2998 149,2989 157,2989 166,2981 170,2973 170,2964 174,2960 174,2956 170,2956 149,2968 136,2968 127,2964 119,2964 119,2973 115,2981 119,2994 115,3006 110,3011 94,3002 77,3002 72,2994 64,2985 64,2973 68,2964 68,2951 64,2951 55,2956 43,2964 43,2947 47,2943 55,2939 89,2939 98,2934 98,2926 94,2922 81,2913 68,2896 64,2884 60,2875 85,2841 110,2824 119,2812 119,2799 106,2782 102,2774 98,2761 98,2752 102,2748 123,2752 136,2752 144,2748 149,2744 153,2740 149,2740 119,2735 110,2731 98,2727 94,2727 89,2723 89,2706 94,2672 94,2659 68,2659 55,2676 43,2689 34,2693 22,2685 22,2680 17,2672 13,2642 13,2638 0,2625 0,2617 17,2604 30,2587 51,2553 55,2545 60,2545 68,2553 68,2558 55,2579 55,2583 60,2592 64,2596 72,2600 89,2600 89,2596 94,2592 85,2549 81,2541 72,2532 68,2524 55,2507 55,2503 64,2498 77,2494 102,2507 115,2511 136,2511 140,2515 149,2528 153,2532 157,2532 170,2524 170,2515 157,2498 144,2477 140,2473 123,2465 123,2460 132,2456 136,2452 153,2452 170,2460 174,2465 178,2460 187,2439 195,2431 199,2426 221,2426 229,2418 225,2414 216,2401 208,2397 191,2401 182,2401 166,2380 157,2384 149,2397 144,2401 127,2401 115,2397 102,2384 98,2380 98,2376 102,2354 106,2350 132,2367 140,2367 140,2363 144,2359 140,2316 144,2312 153,2308 166,2312 204,2325 208,2325 212,2321 212,2316 216,2304 221,2299 225,2299 237,2308 242,2308 242,2299 233,2295 233,2287 254,2257 263,2244 276,2236 348,2211 356,2206 352,2198 314,2185 301,2172 293,2172 280,2185 263,2194 254,2198 250,2194 233,2172 225,2160 221,2151 225,2147 305,2147 314,2134 326,2092 326,2079 314,2075 293,2071 284,2067 267,2054 263,2050 250,2054 233,2067 225,2071 216,2067 204,2050 195,2041 199,2033 208,2024 242,2007 250,1999 250,1990 242,1986 212,1986 191,1982 178,1969 174,1965 191,1952 195,1944 199,1940 204,1927 199,1918 187,1902 182,1893 178,1889 182,1885 187,1880 208,1885 229,1897 246,1902 276,1902 280,1897 284,1893 284,1889 280,1885 259,1876 233,1872 229,1868 208,1859 178,1851 140,1846 136,1842 136,1834 204,1796 225,1782 229,1778 237,1778 242,1782 246,1786 254,1808 267,1821 284,1834 305,1838 318,1842 335,1834 339,1834 352,1821 356,1813 356,1804 348,1782 343,1778 326,1769 314,1765 242,1765 237,1761 233,1748 233,1723 242,1702 242,1693 233,1693 216,1702 212,1702 199,1697 195,1685 187,1668 195,1647 187,1630 178,1570 174,1566 166,1562 157,1558 149,1549 115,1532 89,1515 89,1507 94,1503 106,1498 115,1494 127,1494 170,1503 233,1528 267,1541 276,1541 280,1536 284,1532 280,1524 259,1494 254,1486 259,1481 267,1469 301,1426 305,1418 301,1414 297,1409 276,1401 263,1397 259,1393 259,1384 263,1380 271,1376 297,1371 326,1380 364,1401 386,1401 386,1393 373,1371 348,1350 335,1342 322,1329 305,1312 288,1299 284,1291 276,1282 267,1266 263,1257 263,1240 280,1232 293,1232 301,1236 331,1244 339,1249 360,1253 364,1253 386,1244 436,1232 445,1223 445,1219 441,1219 420,1206 411,1198 398,1189 394,1177 394,1172 411,1130 411,1122 407,1122 398,1117 348,1117 343,1113 339,1105 335,1092 343,1083 381,1067 428,1041 441,1033 449,1028 458,1028 466,1033 466,1062 470,1092 475,1100 483,1113 487,1117 508,1117 563,1134 576,1134 589,1139 597,1139">
          <text:p/>
        </draw:polygon>
        <draw:polygon draw:style-name="gr8" draw:text-style-name="P1" draw:layer="layout" svg:width="1.151cm" svg:height="1.672cm" svg:x="5.918cm" svg:y="15.553cm" svg:viewBox="0 0 1152 1673" draw:points="708,288 703,279 695,271 695,262 687,258 670,254 648,241 648,233 644,228 644,224 648,220 653,220 665,224 678,228 682,228 682,224 691,224 691,220 695,216 699,211 699,199 678,186 674,178 674,156 678,148 691,139 699,135 712,139 725,144 733,144 746,127 750,110 758,101 758,93 754,67 835,63 894,0 898,0 919,4 932,4 970,38 979,38 991,42 991,59 996,67 1000,72 1004,76 1012,76 1025,80 1034,80 1038,84 1042,89 1046,89 1051,84 1059,84 1068,80 1072,80 1076,72 1084,80 1089,80 1097,89 1101,89 1106,93 1110,101 1101,118 1101,123 1106,131 1110,135 1110,139 1114,139 1123,135 1144,139 1144,144 1131,156 1118,161 1118,169 1106,194 1093,199 1093,207 1114,207 1118,211 1123,207 1123,199 1144,199 1144,207 1139,207 1144,211 1148,207 1152,207 1148,228 1152,233 1148,237 1131,241 1131,258 1123,258 1118,266 1097,275 1101,283 1097,288 1093,288 1089,283 1084,288 1080,305 1080,309 1084,309 1093,296 1101,296 1106,300 1101,309 1106,309 1123,313 1123,317 1114,321 1114,352 1110,356 1097,356 1097,361 1093,382 1097,403 1106,416 1110,424 1139,441 1144,445 1139,488 1135,492 1131,496 1127,496 1114,492 1080,466 1076,466 1076,483 1080,500 1072,513 1068,517 1059,521 1034,538 1012,547 1008,547 996,543 979,543 970,547 962,551 957,555 957,564 974,581 991,598 1017,593 1025,593 1051,615 1063,619 1089,619 1106,610 1139,610 1144,615 1148,623 1152,640 1148,648 1123,674 1118,687 1123,699 1135,716 1139,725 1123,750 1110,742 1101,737 1093,729 1084,712 1089,687 1076,682 1059,682 1042,687 1034,695 1025,708 1029,716 1038,720 1059,712 1063,716 1068,716 1068,725 1055,742 1051,750 1055,759 1063,771 1072,771 1076,788 1084,788 1093,792 1101,801 1106,809 1110,818 1114,860 1110,860 1110,864 1101,864 1080,852 1068,843 1055,839 1046,839 1042,843 1034,852 1029,856 996,864 987,869 983,873 979,877 991,907 996,919 1000,928 1008,953 1008,974 1034,1004 1038,1008 1034,1017 1034,1034 1051,1063 1055,1072 1051,1080 1051,1089 1059,1101 1059,1110 1046,1131 1038,1140 1025,1135 1017,1135 1004,1140 1000,1144 1004,1169 1004,1216 1000,1220 983,1224 970,1224 966,1220 953,1199 953,1190 970,1165 970,1156 945,1144 919,1127 902,1118 894,1118 894,1127 902,1152 902,1156 894,1199 894,1203 911,1216 911,1224 885,1245 881,1254 877,1262 881,1275 890,1296 894,1300 890,1300 881,1305 877,1309 873,1313 873,1309 864,1309 860,1300 822,1275 809,1271 797,1271 784,1279 771,1288 767,1305 763,1309 763,1322 797,1338 814,1351 826,1355 835,1360 852,1355 856,1355 860,1360 869,1385 864,1406 860,1415 852,1423 843,1419 809,1419 797,1410 784,1406 780,1406 771,1419 771,1423 788,1440 801,1444 830,1465 830,1470 843,1482 847,1508 830,1529 826,1529 814,1525 805,1516 797,1512 788,1516 750,1533 746,1533 729,1529 708,1525 695,1529 687,1537 682,1542 670,1554 670,1559 653,1559 644,1580 644,1605 653,1631 665,1656 665,1664 661,1669 657,1673 644,1669 602,1656 589,1648 581,1643 576,1631 560,1622 551,1614 551,1571 547,1563 538,1563 521,1567 500,1580 466,1609 441,1609 433,1605 424,1597 410,1592 393,1567 385,1559 376,1554 364,1554 360,1559 364,1584 364,1592 360,1605 364,1614 376,1631 372,1635 368,1639 360,1643 343,1639 317,1635 305,1631 279,1618 262,1605 249,1605 241,1601 233,1592 216,1567 203,1550 190,1537 169,1525 152,1529 144,1533 139,1537 139,1554 122,1571 114,1576 101,1576 93,1571 97,1563 97,1559 93,1546 97,1537 93,1533 84,1533 80,1529 89,1521 89,1504 93,1499 97,1491 97,1487 84,1491 76,1470 76,1465 46,1461 38,1457 12,1423 12,1419 21,1419 34,1423 46,1423 63,1427 72,1427 72,1419 67,1398 67,1385 63,1372 59,1360 63,1322 63,1309 59,1300 55,1292 67,1288 72,1283 76,1275 76,1267 63,1250 46,1233 25,1233 17,1224 12,1220 17,1203 8,1186 8,1178 4,1165 0,1156 8,1152 38,1144 55,1140 63,1144 72,1148 67,1161 67,1165 63,1165 42,1161 38,1165 29,1169 34,1173 55,1178 72,1190 101,1199 106,1203 118,1220 131,1224 135,1228 139,1228 144,1224 152,1216 156,1211 156,1203 152,1199 148,1203 144,1203 131,1199 127,1195 127,1169 118,1140 118,1131 122,1123 110,1123 84,1110 84,1106 93,1097 97,1097 110,1093 122,1089 127,1084 131,1080 139,1076 135,1072 114,1063 110,1059 101,1059 101,1055 106,1051 118,1042 131,1034 135,1034 144,1029 144,1021 148,1017 131,1000 131,996 135,983 144,974 156,970 165,966 173,966 186,974 194,974 207,979 207,987 216,987 216,970 224,962 241,936 241,932 237,924 233,915 233,902 237,898 241,898 245,902 258,911 266,915 283,919 292,924 296,919 296,902 300,894 288,881 288,830 300,809 296,805 288,805 288,788 283,784 283,775 279,771 271,780 262,771 254,767 249,763 245,750 262,750 288,742 305,742 305,737 309,733 305,720 309,716 309,708 326,703 330,695 330,691 317,670 309,665 292,674 288,678 283,687 275,691 271,699 262,703 258,708 249,708 241,712 233,712 228,703 224,699 224,691 220,682 249,678 254,674 237,665 233,657 220,653 216,640 216,632 224,627 233,632 237,632 237,623 241,615 254,606 266,610 275,593 279,593 279,598 283,598 288,593 300,581 309,581 317,576 326,572 330,568 321,564 313,551 305,551 305,564 300,564 296,560 288,547 275,543 262,538 254,530 228,530 228,526 241,517 249,509 249,492 237,492 237,483 233,479 228,479 216,488 211,488 194,483 182,479 169,479 165,471 161,466 156,462 152,458 152,454 165,445 190,466 199,471 207,462 211,445 211,441 207,433 186,416 186,411 182,403 182,386 186,386 199,399 203,399 207,403 203,407 207,420 211,424 228,424 258,420 262,420 266,411 258,399 258,386 266,382 279,386 283,386 288,382 288,369 296,361 292,356 283,348 279,344 271,352 262,352 254,339 241,335 233,326 224,317 207,309 207,300 211,292 203,288 211,283 207,275 216,275 216,271 207,258 178,258 165,254 148,237 127,233 122,228 114,220 114,211 106,207 106,203 110,203 106,199 114,199 114,190 118,194 127,186 127,182 131,173 114,169 114,165 106,165 106,161 114,156 114,152 110,152 110,148 122,139 122,131 89,131 89,152 84,156 80,156 63,152 59,144 46,139 38,144 38,127 203,21 207,21 216,29 228,51 237,59 249,67 321,4 343,8 351,8 355,17 360,21 364,25 376,29 381,34 389,42 389,46 385,55 364,55 368,67 372,80 376,80 376,106 381,110 385,114 398,110 410,110 433,118 433,127 424,131 424,139 449,139 458,135 466,139 471,144 471,169 466,173 458,178 462,182 458,186 466,190 479,199 479,203 475,207 466,207 466,224 471,224 475,228 475,237 479,241 475,245 475,250 479,254 479,258 475,262 479,266 479,271 488,275 492,279 492,292 496,296 492,305 500,305 496,313 500,313 504,321 500,330 504,339 504,344 500,348 488,356 492,361 496,365 500,373 504,382 513,382 517,378 521,378 530,382 534,382 538,394 530,399 530,403 534,403 534,407 526,411 526,424 534,424 547,428 555,428 555,420 560,424 568,420 572,420 572,416 568,407 564,403 564,394 568,390 572,390 581,403 589,407 593,411 593,416 598,416 606,411 610,416 615,424 615,433 623,437 623,445 627,449 636,449 640,454 644,449 661,449 665,445 665,433 674,424 691,399 695,399 703,403 708,394 712,394 716,394 725,382 729,356 737,348 733,339 725,335 703,335 695,321 695,313 703,300">
          <text:p/>
        </draw:polygon>
        <draw:polygon draw:style-name="gr8" draw:text-style-name="P1" draw:layer="layout" svg:width="6.405cm" svg:height="5.681cm" svg:x="7.962cm" svg:y="16.514cm" svg:viewBox="0 0 6406 5682" draw:points="3608,914 3625,914 3638,918 3651,914 3663,901 3667,872 3672,859 3684,851 3693,868 3693,884 3697,906 3718,914 3731,927 3744,935 3752,918 3765,914 3769,927 3778,944 3794,961 3807,961 3824,952 3816,944 3811,935 3807,923 3816,914 3850,914 3875,910 3879,893 3866,876 3845,876 3833,863 3828,842 3837,838 3866,846 3888,846 3896,842 3896,825 3883,813 3862,817 3820,821 3790,834 3778,821 3773,808 3778,762 3786,753 3799,741 3820,749 3824,732 3820,719 3820,702 3833,711 3841,698 3824,686 3811,664 3799,656 3765,652 3739,643 3727,626 3769,630 3778,630 3807,618 3816,609 3828,592 3828,580 3816,563 3811,546 3807,537 3794,537 3778,533 3773,529 3773,516 3778,508 3786,503 3811,487 3833,487 3841,503 3850,520 3858,525 3875,516 3883,503 3900,499 3900,512 3905,520 3909,525 3913,529 3926,533 3934,533 3951,525 3960,482 3960,461 3955,453 3947,444 3938,440 3921,432 3917,423 3921,402 3934,406 3960,419 3985,423 3998,419 4002,410 4006,381 4023,372 4044,376 4057,376 4070,368 4044,338 4044,313 4027,309 4010,317 3989,313 3989,288 3993,275 3998,266 4010,254 4015,237 4015,216 4023,207 4032,203 4044,203 4053,207 4078,220 4104,224 4125,233 4154,233 4188,228 4201,211 4218,207 4231,220 4252,224 4277,224 4294,216 4298,207 4319,203 4324,190 4315,173 4307,165 4281,161 4273,152 4273,135 4277,122 4269,106 4269,84 4281,67 4294,63 4302,55 4349,38 4358,25 4366,0 4374,12 4396,25 4408,29 4442,51 4472,80 4485,97 4493,122 4493,203 4485,258 4468,288 4459,300 4417,334 4408,347 4400,372 4396,389 4396,410 4404,427 4421,444 4434,448 4442,453 4497,474 4527,487 4535,512 4548,537 4548,550 4569,580 4586,592 4590,601 4620,618 4628,622 4641,626 4679,630 4705,639 4722,647 4747,669 4755,681 4768,698 4781,719 4798,732 4802,741 4836,774 4849,791 4853,808 4853,825 4844,838 4832,868 4827,884 4832,897 4840,906 4849,910 4874,910 4891,897 4904,884 4921,872 4933,868 4950,851 4976,834 4997,825 5022,821 5039,808 5048,800 5064,783 5081,766 5103,753 5115,749 5132,741 5153,741 5175,745 5196,749 5230,745 5242,753 5263,783 5289,804 5297,813 5340,829 5365,855 5374,944 5374,965 5382,990 5395,1011 5407,1020 5416,1024 5433,1024 5462,1045 5484,1067 5496,1100 5509,1113 5534,1138 5572,1155 5589,1164 5602,1164 5623,1168 5649,1160 5661,1160 5670,1164 5683,1168 5695,1177 5729,1223 5746,1236 5763,1253 5780,1270 5805,1287 5822,1291 5860,1287 5890,1287 5903,1291 5907,1299 5911,1308 5915,1321 5915,1333 5911,1350 5907,1367 5898,1397 5882,1426 5869,1439 5865,1452 5856,1460 5852,1477 5835,1511 5835,1524 5831,1536 5818,1558 5810,1566 5801,1575 5784,1583 5674,1583 5661,1579 5632,1579 5619,1583 5619,1608 5628,1621 5644,1642 5657,1651 5666,1659 5691,1668 5742,1676 5771,1680 5810,1706 5843,1718 5865,1731 5873,1744 5877,1757 5873,1765 5869,1778 5856,1786 5835,1829 5810,1845 5805,1854 5797,1892 5797,1934 5801,1943 5810,1960 5831,1981 5860,2002 5898,2032 5924,2049 5966,2104 5992,2133 6017,2150 6047,2154 6059,2154 6119,2133 6136,2121 6165,2108 6212,2104 6220,2108 6254,2116 6258,2129 6258,2159 6267,2193 6258,2214 6250,2239 6233,2252 6224,2256 6199,2260 6178,2265 6161,2273 6140,2265 6123,2260 6102,2265 6093,2269 6089,2294 6093,2341 6093,2349 6085,2366 6080,2379 6085,2413 6106,2442 6127,2455 6140,2464 6203,2472 6220,2480 6229,2493 6241,2540 6254,2552 6313,2591 6313,2595 6309,2603 6296,2612 6241,2620 6212,2629 6203,2620 6191,2607 6169,2565 6157,2548 6152,2544 6140,2548 6127,2552 6110,2578 6106,2591 6102,2612 6093,2633 6093,2646 6102,2658 6144,2705 6140,2709 6140,2713 6123,2713 6089,2701 6068,2701 6051,2705 6038,2713 6009,2743 5992,2747 5979,2747 5958,2743 5903,2713 5865,2709 5848,2709 5831,2718 5818,2722 5814,2739 5814,2756 5831,2781 5848,2794 5865,2794 5898,2785 5915,2785 5928,2789 5949,2802 5958,2811 5996,2870 6013,2891 6038,2904 6076,2912 6169,2908 6212,2916 6229,2921 6237,2929 6237,2942 6224,2988 6212,3001 6186,3018 6178,3022 6165,3052 6157,3060 6127,3073 6119,3086 6097,3103 6085,3111 6068,3111 6047,3107 6038,3099 5996,3090 5970,3107 5949,3111 5945,3115 5924,3124 5915,3128 5915,3132 5907,3137 5894,3137 5869,3124 5848,3120 5835,3132 5826,3145 5822,3154 5822,3170 5831,3213 5843,3238 5860,3272 5882,3306 5894,3319 5911,3331 5975,3392 5996,3409 6004,3409 6017,3417 6051,3447 6068,3455 6080,3464 6102,3464 6174,3438 6195,3425 6220,3417 6233,3413 6241,3409 6246,3392 6246,3379 6237,3357 6229,3340 6203,3323 6186,3297 6182,3281 6182,3268 6186,3264 6199,3259 6229,3268 6250,3281 6271,3310 6279,3331 6292,3348 6301,3361 6313,3375 6330,3383 6343,3396 6364,3413 6377,3425 6390,3455 6390,3468 6381,3476 6347,3485 6334,3481 6313,3472 6296,3472 6279,3476 6263,3476 6220,3472 6212,3472 6195,3489 6191,3502 6191,3527 6174,3552 6148,3569 6140,3574 6106,3565 6097,3565 6093,3574 6097,3582 6136,3624 6174,3658 6186,3671 6195,3684 6203,3701 6220,3730 6229,3735 6237,3739 6246,3739 6258,3735 6267,3735 6288,3730 6305,3739 6313,3747 6322,3760 6326,3781 6326,3790 6313,3806 6292,3845 6288,3853 6275,3857 6267,3862 6271,3887 6279,3900 6292,3921 6322,3942 6364,3972 6373,3980 6385,3989 6398,4010 6406,4022 6402,4031 6398,4039 6385,4048 6373,4052 6351,4048 6305,4048 6288,4052 6284,4056 6271,4060 6263,4060 6250,4044 6241,4035 6220,4018 6203,4010 6186,4010 6178,4014 6165,4035 6144,4082 6131,4099 6131,4107 6136,4116 6144,4120 6169,4128 6199,4132 6246,4132 6263,4141 6271,4149 6275,4162 6275,4175 6254,4204 6237,4217 6216,4230 6169,4251 6119,4276 6102,4281 6089,4281 6051,4272 6009,4281 6004,4289 6009,4302 6021,4323 6038,4340 6059,4365 6072,4374 6085,4382 6102,4386 6119,4374 6152,4314 6174,4306 6195,4306 6212,4310 6224,4327 6224,4348 6220,4370 6203,4391 6199,4403 6203,4420 6207,4429 6216,4433 6216,4437 6220,4446 6216,4471 6220,4488 6224,4492 6224,4501 6216,4505 6186,4513 6174,4518 6178,4526 6195,4539 6199,4547 6195,4564 6191,4573 6195,4602 6186,4602 6178,4594 6178,4573 6174,4556 6169,4556 6157,4564 6144,4564 6140,4560 6136,4552 6140,4543 6140,4535 6136,4535 6123,4539 6110,4530 6097,4530 6093,4535 6089,4547 6093,4560 6089,4564 6076,4568 6068,4581 6055,4585 6051,4590 6055,4602 6051,4615 6047,4624 6038,4624 6034,4628 6034,4632 6047,4636 6051,4640 6068,4649 6072,4653 6080,4662 6080,4691 6076,4700 6055,4700 6038,4704 6030,4708 6025,4729 6021,4734 6013,4734 6004,4738 5987,4742 5975,4755 5979,4759 5992,4780 5979,4784 5970,4776 5958,4789 5945,4810 5949,4822 5962,4827 5958,4839 5937,4848 5924,4882 5911,4890 5886,4890 5882,4899 5886,4911 5873,4916 5865,4924 5852,4920 5822,4890 5814,4886 5805,4894 5814,4911 5810,4928 5797,4924 5759,4916 5746,4916 5738,4928 5725,4933 5708,4924 5691,4928 5695,4945 5712,4954 5721,4971 5733,4975 5738,4988 5725,4992 5704,5005 5691,4996 5674,5005 5666,5017 5657,5021 5657,5043 5678,5060 5666,5068 5653,5068 5640,5072 5644,5106 5653,5110 5666,5106 5670,5115 5670,5127 5653,5136 5640,5136 5602,5127 5594,5140 5611,5157 5619,5174 5598,5195 5572,5191 5560,5216 5547,5220 5522,5216 5509,5225 5496,5242 5505,5250 5517,5254 5517,5267 5509,5271 5501,5292 5488,5301 5484,5318 5471,5330 5454,5356 5441,5356 5429,5347 5420,5343 5407,5343 5386,5352 5374,5339 5365,5326 5357,5322 5340,5339 5331,5339 5318,5347 5318,5360 5306,5373 5302,5402 5285,5411 5268,5402 5255,5411 5259,5432 5259,5445 5263,5457 5251,5462 5234,5462 5213,5474 5200,5491 5179,5496 5179,5483 5187,5479 5187,5457 5179,5449 5162,5445 5166,5432 5153,5432 5136,5441 5132,5424 5132,5411 5124,5407 5120,5415 5111,5424 5103,5436 5111,5449 5111,5462 5115,5474 5132,5487 5136,5504 5124,5521 5124,5534 5111,5538 5090,5525 5069,5517 5048,5508 5026,5500 5001,5483 4984,5483 4984,5496 5009,5517 5014,5534 5009,5546 4980,5563 4963,5576 4959,5589 4942,5589 4933,5576 4866,5517 4832,5508 4827,5496 4802,5483 4794,5491 4789,5504 4751,5504 4726,5559 4722,5580 4696,5584 4696,5597 4709,5610 4717,5623 4713,5631 4696,5631 4696,5665 4675,5661 4662,5665 4658,5656 4658,5640 4650,5618 4641,5601 4628,5597 4599,5593 4586,5593 4578,5606 4565,5627 4518,5644 4506,5652 4497,5656 4489,5661 4480,5669 4468,5669 4446,5673 4429,5669 4417,5673 4413,5673 4391,5678 4379,5682 4358,5678 4332,5669 4302,5652 4290,5640 4218,5576 4222,5559 4226,5546 4226,5525 4209,5513 4188,5508 4163,5513 4142,5508 4129,5504 4116,5496 4095,5491 4074,5491 4040,5470 4023,5466 3972,5470 3955,5466 3938,5457 3913,5462 3900,5462 3892,5449 3875,5441 3866,5411 3854,5402 3845,5386 3828,5373 3824,5364 3824,5343 3816,5318 3816,5309 3820,5292 3828,5275 3837,5242 3833,5220 3811,5178 3807,5161 3794,5140 3782,5127 3778,5132 3756,5136 3744,5132 3731,5136 3718,5127 3714,5115 3697,5106 3676,5098 3663,5098 3646,5106 3638,5098 3604,5085 3600,5072 3591,5060 3587,5034 3574,5034 3562,5043 3553,5043 3545,5051 3532,5055 3515,5055 3485,5038 3477,5030 3464,5026 3435,5021 3312,5026 3312,5043 3303,5064 3291,5072 3286,5089 3270,5089 3257,5098 3244,5110 3227,5076 3202,5072 3189,5068 3176,5076 3164,5072 3155,5064 3117,5051 3109,5064 3071,5038 3062,5021 3037,5013 3024,5005 3011,5009 3007,5009 3003,5005 2986,5009 2977,5013 2969,5030 2952,5034 2931,5034 2905,5021 2914,5009 2901,5000 2889,5009 2876,4979 2863,4975 2859,4992 2846,4988 2834,4979 2825,4971 2791,4958 2766,4954 2757,4966 2745,4966 2745,4945 2728,4941 2707,4928 2698,4907 2677,4899 2660,4882 2639,4873 2635,4882 2622,4882 2592,4848 2575,4852 2575,4869 2558,4869 2546,4882 2537,4869 2554,4852 2554,4835 2533,4818 2508,4814 2486,4801 2457,4780 2431,4776 2419,4776 2402,4763 2393,4746 2389,4721 2389,4708 2402,4704 2436,4721 2457,4712 2474,4691 2478,4674 2465,4653 2448,4645 2389,4645 2372,4640 2368,4619 2389,4607 2427,4602 2444,4598 2465,4594 2486,4636 2503,4653 2524,4645 2537,4628 2533,4602 2554,4556 2563,4530 2541,4530 2491,4560 2474,4577 2465,4535 2457,4505 2440,4484 2419,4463 2359,4441 2334,4429 2321,4408 2304,4399 2287,4416 2254,4463 2241,4471 2199,4463 2203,4433 2228,4412 2232,4374 2232,4340 2220,4327 2190,4327 2165,4340 2143,4340 2139,4319 2139,4298 2067,4298 2042,4293 2038,4276 2063,4230 2067,4204 2050,4192 1961,4166 1923,4171 1923,4183 1936,4213 1932,4230 1923,4251 1889,4247 1877,4238 1873,4209 1868,4200 1851,4213 1809,4247 1788,4285 1775,4289 1762,4255 1771,4221 1771,4200 1737,4183 1707,4175 1686,4162 1665,4145 1648,4158 1609,4154 1567,4137 1558,4090 1546,4073 1512,4082 1486,4077 1482,4060 1499,4039 1512,4014 1520,3976 1533,3946 1533,3925 1507,3904 1486,3887 1461,3874 1436,3870 1414,3862 1419,3845 1436,3832 1499,3823 1520,3806 1516,3790 1474,3790 1419,3811 1389,3836 1376,3845 1351,3840 1338,3815 1325,3811 1304,3832 1275,3874 1249,3874 1241,3891 1228,3904 1186,3904 1165,3891 1165,3870 1169,3845 1152,3823 1139,3806 1105,3794 1088,3790 1093,3806 1088,3836 1059,3887 1038,3878 1046,3857 1055,3828 1029,3811 983,3785 987,3756 970,3743 944,3739 911,3722 898,3722 898,3735 868,3739 839,3713 817,3696 801,3688 779,3667 779,3646 796,3620 805,3599 784,3591 750,3578 737,3557 733,3544 754,3506 741,3489 716,3476 690,3481 686,3510 678,3540 678,3561 669,3582 657,3582 614,3548 589,3544 559,3544 542,3552 517,3548 504,3531 521,3506 542,3497 534,3472 517,3455 496,3442 479,3430 479,3404 483,3375 475,3361 453,3361 436,3344 386,3344 373,3336 314,3336 309,3327 335,3293 326,3272 301,3259 297,3242 187,3302 174,3336 153,3331 140,3264 127,3255 110,3264 98,3289 89,3285 77,3251 85,3226 102,3204 89,3187 47,3183 17,3187 22,3170 13,3158 9,3137 0,3124 9,3115 26,3124 64,3162 85,3175 89,3162 81,3154 89,3141 110,3120 106,3107 89,3111 85,3099 115,3082 136,3060 153,3048 153,3035 182,3027 191,3031 187,3005 153,3014 157,3001 195,2976 212,2967 233,2946 242,2938 250,2950 242,2980 237,3027 237,3082 246,3103 254,3086 254,3069 280,3056 293,3065 297,3082 293,3099 322,3094 339,3082 377,3077 390,3082 407,3086 428,3052 436,3031 432,3014 436,3001 458,3005 466,3039 479,3073 491,3082 525,3082 534,3069 534,3052 559,3043 563,3065 585,3090 597,3107 614,3107 618,3073 631,3052 644,3069 665,3077 686,3077 690,3065 678,3031 661,3018 640,3010 631,2997 635,2976 644,2946 644,2921 686,2921 695,2942 716,2955 729,2938 771,2908 792,2891 817,2891 826,2883 817,2870 796,2857 775,2845 750,2849 741,2861 724,2849 729,2832 741,2823 762,2798 784,2798 813,2811 826,2802 830,2789 822,2781 771,2764 745,2751 762,2743 779,2739 788,2734 809,2734 826,2743 839,2764 843,2764 864,2777 864,2802 868,2819 885,2811 902,2798 936,2815 949,2845 953,2866 978,2887 995,2887 1025,2895 1021,2866 1050,2861 1059,2853 1050,2840 1059,2832 1084,2819 1097,2811 1093,2798 1063,2785 1042,2781 1012,2789 1004,2773 1004,2756 1063,2751 1093,2756 1093,2743 1080,2730 1076,2718 1088,2705 1110,2718 1198,2751 1211,2768 1220,2789 1228,2806 1249,2811 1258,2794 1266,2768 1245,2756 1224,2747 1228,2730 1266,2696 1275,2684 1287,2671 1309,2667 1330,2671 1364,2671 1355,2688 1368,2696 1389,2705 1389,2718 1376,2734 1376,2747 1406,2773 1410,2789 1423,2806 1440,2811 1444,2819 1440,2836 1440,2849 1461,2853 1482,2853 1499,2849 1524,2857 1537,2853 1537,2832 1554,2823 1584,2819 1601,2823 1622,2828 1613,2815 1613,2798 1622,2794 1630,2802 1634,2819 1652,2823 1665,2815 1682,2811 1720,2815 1741,2806 1779,2798 1805,2798 1805,2789 1792,2785 1784,2773 1792,2756 1771,2743 1779,2726 1805,2726 1813,2713 1830,2718 1843,2722 1830,2734 1843,2743 1864,2739 1877,2730 1885,2722 1889,2730 1877,2747 1868,2768 1881,2777 1906,2781 1911,2747 1906,2734 1911,2718 1906,2709 1898,2701 1885,2696 1864,2696 1868,2675 1864,2658 1860,2637 1860,2616 1877,2607 1894,2620 1902,2629 1906,2654 1923,2650 1919,2607 1936,2607 1949,2616 1957,2633 1974,2633 1991,2637 2004,2646 2008,2637 2038,2629 2042,2616 2033,2603 2016,2586 2021,2574 2012,2561 2008,2544 2016,2535 2038,2535 2042,2544 2046,2557 2059,2561 2072,2552 2088,2557 2110,2557 2110,2565 2097,2586 2110,2599 2122,2586 2131,2574 2139,2569 2148,2578 2156,2591 2173,2591 2186,2578 2194,2574 2203,2557 2215,2514 2237,2523 2249,2535 2258,2540 2262,2552 2275,2561 2287,2582 2317,2591 2321,2586 2330,2586 2342,2607 2351,2633 2376,2646 2389,2658 2406,2654 2406,2641 2414,2629 2414,2616 2427,2612 2436,2624 2457,2633 2482,2620 2486,2603 2478,2595 2465,2578 2474,2569 2503,2552 2554,2544 2571,2557 2584,2548 2596,2548 2601,2544 2613,2544 2626,2548 2626,2561 2635,2565 2639,2565 2656,2561 2656,2552 2664,2544 2660,2531 2660,2514 2664,2506 2677,2493 2685,2476 2677,2476 2668,2472 2660,2464 2673,2459 2668,2447 2668,2425 2685,2417 2698,2404 2694,2387 2685,2383 2673,2362 2685,2349 2685,2332 2681,2307 2685,2294 2685,2281 2668,2260 2635,2243 2601,2218 2558,2180 2550,2167 2546,2154 2546,2108 2558,2083 2596,2036 2596,2019 2584,1994 2588,1977 2571,1934 2558,1917 2546,1913 2520,1888 2524,1854 2537,1812 2563,1769 2567,1761 2567,1702 2571,1676 2563,1663 2554,1655 2520,1642 2503,1634 2444,1583 2436,1579 2427,1562 2410,1519 2402,1507 2393,1494 2393,1486 2397,1473 2397,1464 2402,1435 2414,1397 2410,1376 2406,1363 2406,1350 2423,1342 2440,1329 2453,1329 2469,1333 2474,1325 2486,1282 2516,1282 2546,1253 2571,1249 2584,1236 2596,1253 2605,1244 2618,1232 2622,1219 2626,1189 2630,1172 2635,1164 2639,1151 2647,1143 2660,1138 2660,1130 2681,1113 2685,1088 2673,1075 2681,1067 2694,1050 2702,1041 2698,1028 2685,1016 2698,1011 2715,1016 2728,1033 2740,1041 2774,1041 2795,1028 2800,1041 2795,1058 2808,1058 2825,1045 2829,1062 2817,1071 2795,1075 2778,1088 2783,1109 2800,1113 2859,1105 2880,1105 2897,1100 2931,1100 2944,1092 2969,1092 2982,1075 2986,1067 3003,1054 3007,1037 3016,1024 3024,1016 3037,1016 3049,1011 3054,1016 3092,1028 3104,1024 3113,1011 3126,1016 3134,1024 3155,1028 3164,1024 3181,1037 3202,1020 3215,1020 3227,1037 3223,1054 3206,1054 3193,1062 3206,1067 3219,1071 3236,1083 3257,1113 3270,1122 3286,1130 3299,1122 3316,1117 3329,1109 3342,1096 3350,1092 3363,1092 3380,1109 3392,1096 3401,1079 3405,1071 3426,1067 3435,1079 3447,1058 3452,1045 3452,1028 3435,1016 3435,969 3452,982 3473,1003 3490,1020 3507,1016 3511,995 3515,982 3528,978 3532,982 3545,990 3566,990 3574,973 3583,973 3600,982 3625,986 3629,965 3621,952 3604,940 3600,923">
          <text:p/>
        </draw:polygon>
        <draw:polygon draw:style-name="gr8" draw:text-style-name="P1" draw:layer="layout" svg:width="1.655cm" svg:height="2.057cm" svg:x="-0.758cm" svg:y="12.416cm" svg:viewBox="0 0 1656 2058" draw:points="448,868 448,863 457,859 457,855 448,851 457,847 457,842 453,842 453,834 440,834 461,821 470,817 470,821 474,821 474,817 465,813 474,800 470,800 470,796 478,787 482,791 487,791 482,787 482,783 491,787 495,787 499,783 499,779 504,775 508,775 499,770 516,753 516,749 508,749 508,745 512,745 516,741 520,728 533,720 537,715 554,715 563,720 571,720 575,711 584,707 592,698 592,694 588,694 588,686 605,686 614,681 622,677 622,669 618,660 631,656 635,652 635,643 639,639 639,631 647,631 643,618 656,614 660,609 660,601 677,597 686,588 698,584 702,580 702,571 707,567 715,563 724,559 724,550 719,542 724,525 719,521 724,512 741,499 753,478 766,478 774,482 779,478 774,474 783,470 783,466 787,461 791,461 796,466 804,470 813,457 817,440 829,440 829,436 834,432 838,432 846,423 859,410 863,406 863,398 872,394 885,385 893,385 901,394 918,394 927,385 940,372 940,368 952,364 956,368 956,372 965,372 973,381 990,385 1003,385 1012,372 1012,360 1024,355 1028,355 1033,351 1033,347 1037,347 1050,322 1075,313 1088,305 1096,296 1113,275 1122,271 1122,262 1126,258 1126,245 1130,245 1134,237 1143,241 1143,228 1168,216 1177,212 1177,190 1181,190 1181,195 1185,190 1189,165 1194,156 1194,148 1189,144 1194,140 1202,135 1210,127 1210,114 1219,101 1227,89 1236,89 1240,85 1249,80 1257,68 1261,63 1266,59 1266,55 1278,38 1287,29 1308,21 1325,21 1329,17 1329,13 1333,8 1337,0 1346,4 1354,4 1376,21 1380,29 1422,68 1431,80 1439,89 1448,114 1460,131 1473,140 1545,165 1614,178 1597,195 1597,207 1592,216 1588,228 1592,254 1592,271 1614,292 1622,317 1635,330 1648,351 1648,377 1656,402 1652,427 1648,440 1631,470 1631,487 1622,504 1614,537 1605,550 1605,567 1609,593 1609,597 1614,597 1605,597 1597,601 1592,614 1583,618 1583,631 1562,643 1558,652 1545,660 1532,660 1507,669 1490,677 1486,686 1460,686 1448,694 1439,703 1439,715 1435,720 1426,732 1418,732 1414,745 1405,758 1405,766 1397,779 1397,791 1384,800 1384,813 1359,817 1363,825 1367,838 1371,851 1367,859 1350,863 1346,876 1333,876 1325,885 1312,889 1308,902 1299,910 1287,910 1274,918 1266,918 1240,948 1240,958 1227,970 1223,996 1232,1004 1223,1013 1236,1034 1236,1046 1244,1055 1240,1080 1244,1089 1232,1097 1215,1114 1194,1118 1189,1131 1164,1140 1155,1148 1147,1152 1130,1169 1117,1169 1105,1173 1100,1182 1088,1182 1079,1178 1067,1182 1062,1195 1054,1203 1041,1203 1028,1207 1020,1207 1016,1220 1020,1233 1020,1245 1003,1258 995,1267 986,1279 973,1292 969,1305 948,1322 956,1334 948,1343 940,1347 940,1372 948,1381 935,1411 944,1415 935,1423 927,1432 923,1444 914,1453 906,1457 910,1470 901,1478 893,1491 901,1504 889,1504 893,1525 901,1550 918,1559 906,1571 906,1588 918,1597 901,1610 889,1610 893,1622 897,1631 893,1648 868,1652 855,1652 846,1643 834,1643 817,1652 825,1665 813,1677 804,1681 808,1694 813,1703 808,1715 800,1711 791,1698 783,1707 779,1711 774,1715 783,1732 766,1749 758,1762 762,1775 753,1779 749,1766 736,1762 715,1766 707,1775 686,1775 686,1783 690,1800 686,1808 673,1817 656,1825 647,1830 626,1817 618,1821 622,1838 622,1851 614,1859 605,1864 567,1851 559,1859 571,1864 571,1876 567,1885 559,1889 546,1889 533,1893 525,1868 516,1885 499,1885 491,1876 482,1872 474,1880 474,1893 478,1906 470,1914 461,1919 453,1927 453,1940 461,1952 470,1957 453,1969 440,1974 423,1969 427,1961 432,1948 406,1948 389,1927 364,1919 355,1927 351,1952 360,1961 364,1974 368,1982 355,1991 347,1982 338,1991 326,2020 317,2029 305,2029 292,2020 279,2037 271,2041 262,2029 258,2012 245,2012 233,2016 216,2046 211,2054 203,2058 182,2054 152,2020 139,2003 80,1952 46,1914 25,1897 12,1889 0,1880 12,1868 25,1868 29,1851 38,1842 38,1838 34,1834 34,1830 46,1830 51,1821 51,1817 59,1821 63,1817 59,1813 51,1804 51,1800 55,1796 76,1796 80,1804 89,1804 84,1796 89,1792 93,1787 93,1775 84,1766 84,1758 93,1758 97,1749 101,1745 106,1745 114,1749 123,1745 127,1745 127,1749 131,1745 135,1745 139,1737 148,1737 148,1732 144,1724 152,1720 161,1720 161,1715 156,1711 165,1703 156,1698 156,1694 152,1690 169,1681 178,1686 190,1681 199,1673 203,1673 203,1669 211,1669 211,1660 216,1665 216,1652 211,1652 211,1648 207,1643 199,1639 203,1635 199,1635 194,1626 190,1622 194,1618 199,1622 199,1618 207,1614 207,1610 216,1610 224,1605 228,1605 228,1610 245,1605 250,1601 262,1601 262,1593 271,1588 275,1580 275,1559 279,1554 279,1550 283,1550 283,1546 279,1538 288,1533 279,1525 275,1516 271,1512 275,1508 266,1508 266,1499 275,1491 275,1487 262,1483 262,1474 254,1474 254,1470 250,1470 250,1457 245,1453 245,1449 250,1449 258,1444 262,1449 262,1436 258,1432 262,1423 258,1423 258,1415 254,1415 262,1406 258,1406 254,1402 258,1398 254,1394 258,1394 271,1385 275,1381 283,1385 292,1381 296,1372 305,1364 305,1351 313,1347 317,1343 321,1347 326,1343 334,1334 334,1330 338,1326 334,1322 338,1313 330,1309 334,1305 334,1296 338,1292 334,1288 338,1284 343,1279 355,1271 360,1267 360,1262 364,1258 360,1250 372,1237 377,1224 377,1207 372,1203 377,1195 381,1195 389,1186 389,1165 398,1157 398,1148 406,1144 402,1135 402,1131 410,1127 406,1123 415,1118 419,1114 427,1110 427,1106 432,1106 436,1102 444,1102 448,1093 448,1085 453,1076 457,1076 457,1080 461,1076 457,1072 461,1059 470,1046 474,1038 470,1034 465,1030 470,1025 474,1030 474,1025 470,1021 470,1017 465,1017 465,1013 474,1008 474,1004 465,1000 461,1000 461,996 453,996 448,991 440,996 440,991 453,979 453,975 440,979 436,979 436,962 440,958 427,952 432,948 440,935 440,931 436,927 440,923 440,918 432,914 436,906 432,902 436,897 436,889 440,889 440,893 444,893 453,880 448,872">
          <text:p/>
        </draw:polygon>
        <draw:polygon draw:style-name="gr8" draw:text-style-name="P1" draw:layer="layout" svg:width="2.028cm" svg:height="1.126cm" svg:x="0.131cm" svg:y="12.886cm" svg:viewBox="0 0 2029 1127" draw:points="1512,725 1508,729 1482,754 1470,763 1457,767 1440,771 1423,801 1415,809 1402,818 1398,835 1394,839 1389,852 1381,856 1360,881 1351,890 1338,898 1330,915 1322,928 1309,945 1300,962 1292,974 1283,1000 1283,1004 1279,1021 1279,1025 1283,1025 1288,1029 1292,1034 1305,1051 1305,1055 1309,1059 1309,1063 1305,1068 1305,1076 1296,1076 1292,1080 1283,1080 1279,1076 1275,1072 1262,1084 1254,1084 1254,1080 1245,1080 1241,1080 1237,1084 1228,1089 1228,1097 1224,1101 1220,1101 1216,1106 1211,1101 1207,1106 1199,1101 1190,1093 1182,1093 1169,1097 1161,1097 804,1080 766,1080 736,1068 711,1059 698,1055 681,1059 673,1063 647,1063 622,1055 609,1055 575,1042 529,1042 516,1046 508,1051 495,1059 465,1063 440,1055 423,1059 415,1055 402,1042 393,1038 381,1042 372,1046 317,1046 326,1063 313,1068 305,1076 292,1084 283,1076 266,1055 262,1042 266,1034 262,1025 250,1029 241,1029 233,1021 220,1029 199,1021 190,1034 190,1042 178,1051 152,1051 144,1038 135,1051 135,1059 127,1072 127,1093 114,1093 106,1101 93,1118 80,1114 72,1110 63,1118 55,1123 42,1118 29,1127 17,1118 17,1101 29,1089 12,1080 4,1055 0,1034 12,1034 4,1021 12,1008 21,1000 17,987 25,983 34,974 38,962 46,953 55,945 46,941 59,911 51,902 51,877 59,873 67,864 59,852 80,835 84,822 97,809 106,797 114,788 131,775 131,763 127,750 131,737 139,737 152,733 165,733 173,725 178,712 190,708 199,712 211,712 216,703 228,699 241,699 258,682 266,678 275,670 300,661 305,648 326,644 343,627 355,619 351,610 355,585 347,576 347,564 334,543 343,534 334,526 338,500 351,488 351,479 377,449 385,449 398,441 410,441 419,433 423,420 436,416 444,407 457,407 461,394 478,390 482,382 478,369 474,356 470,348 495,344 495,331 508,322 508,310 516,297 516,289 525,276 529,263 537,263 546,251 550,246 550,234 559,225 571,217 597,217 601,208 618,200 643,191 656,191 669,183 673,174 694,162 694,149 702,145 707,132 715,128 728,128 741,136 762,153 783,162 796,162 813,157 817,153 821,157 825,157 829,149 838,149 846,145 868,128 876,115 898,98 907,85 915,77 919,73 932,73 957,64 970,51 983,29 1000,21 1013,17 1021,25 1042,25 1059,38 1076,42 1089,42 1114,38 1140,29 1156,17 1190,8 1199,0 1220,0 1237,12 1267,12 1279,21 1292,34 1309,38 1317,46 1334,51 1351,55 1385,55 1398,77 1410,94 1491,124 1584,157 1601,179 1622,191 1639,200 1648,204 1652,229 1648,242 1648,255 1656,272 1660,284 1660,297 1656,310 1660,335 1664,348 1664,352 1677,361 1686,365 1698,369 1775,399 1791,407 1808,416 1817,416 1821,420 1846,424 1868,433 1872,433 1995,483 2029,500 2029,505 2024,509 2016,513 2012,517 2003,521 2003,530 1999,538 1990,547 1982,551 1978,560 1973,568 1969,572 1961,581 1948,585 1944,589 1940,593 1931,598 1923,602 1910,606 1902,610 1885,610 1880,610 1859,619 1846,619 1842,623 1838,623 1834,623 1830,627 1813,627 1808,623 1796,623 1770,615 1745,610 1728,610 1703,619 1677,632 1673,636 1669,636 1669,640 1656,653 1652,653 1631,670 1622,670 1618,674 1576,682 1576,687 1550,695">
          <text:p/>
        </draw:polygon>
        <draw:polygon draw:style-name="gr8" draw:text-style-name="P1" draw:layer="layout" svg:width="1.871cm" svg:height="2.223cm" svg:x="-0.136cm" svg:y="6.565cm" svg:viewBox="0 0 1872 2224" draw:points="855,250 859,199 851,161 842,119 830,94 830,38 838,13 847,0 881,0 893,17 978,64 1182,170 1246,77 1504,60 1622,60 1622,43 1669,51 1711,94 1792,136 1804,140 1817,149 1838,149 1838,157 1843,161 1847,165 1855,178 1843,199 1847,216 1859,246 1859,259 1851,280 1851,292 1864,322 1864,339 1859,352 1872,364 1872,377 1864,381 1843,373 1830,369 1817,369 1796,381 1788,390 1783,403 1796,428 1796,441 1783,462 1771,462 1745,453 1703,441 1690,445 1677,449 1661,462 1652,470 1648,487 1656,496 1652,513 1593,500 1589,487 1576,496 1567,508 1550,517 1542,530 1542,597 1534,606 1534,614 1529,631 1529,648 1534,661 1542,673 1546,690 1542,707 1550,716 1567,716 1593,724 1618,724 1635,729 1665,729 1677,741 1694,767 1711,775 1707,792 1703,826 1707,839 1720,847 1720,868 1724,881 1720,898 1703,902 1694,889 1677,889 1665,894 1656,911 1656,927 1665,966 1656,1004 1648,1016 1631,1008 1622,995 1610,991 1597,987 1584,983 1576,987 1580,999 1589,1016 1593,1033 1605,1050 1614,1067 1622,1076 1627,1080 1635,1088 1631,1101 1618,1131 1610,1160 1631,1181 1631,1194 1618,1211 1614,1225 1622,1233 1622,1254 1614,1301 1618,1309 1631,1322 1644,1335 1644,1352 1639,1390 1639,1411 1644,1424 1669,1436 1686,1453 1703,1458 1728,1466 1745,1470 1749,1483 1745,1496 1749,1517 1699,1530 1686,1534 1682,1547 1682,1606 1677,1623 1669,1627 1656,1631 1644,1627 1631,1614 1610,1610 1601,1623 1576,1635 1563,1648 1559,1661 1538,1682 1517,1678 1500,1682 1491,1699 1487,1712 1487,1729 1483,1741 1474,1750 1457,1762 1440,1771 1415,1771 1407,1784 1415,1809 1428,1826 1445,1822 1474,1809 1487,1813 1504,1839 1521,1847 1529,1843 1550,1847 1601,1881 1614,1881 1644,1873 1656,1881 1665,1889 1652,1923 1652,1936 1656,1949 1669,1953 1682,1949 1699,1944 1732,1940 1728,1957 1720,1974 1711,1995 1716,2012 1716,2033 1724,2042 1745,2050 1754,2059 1741,2084 1732,2093 1737,2105 1749,2118 1754,2131 1771,2122 1796,2088 1809,2088 1809,2101 1800,2135 1800,2143 1809,2156 1817,2165 1826,2173 1826,2186 1813,2211 1817,2224 1593,2220 1440,2220 1067,2224 868,2224 872,2215 885,2173 885,2160 830,2148 754,2135 749,2131 732,2122 720,2122 690,2105 478,2097 419,2097 411,2084 364,2055 334,2029 322,2012 313,1995 305,1983 292,1970 279,1957 271,1940 254,1928 237,1919 195,1898 182,1889 174,1877 161,1868 152,1856 144,1851 136,1843 127,1834 119,1822 93,1805 80,1805 76,1792 72,1784 59,1775 47,1771 17,1767 9,1758 9,1741 4,1737 0,1724 4,1707 13,1699 9,1686 4,1674 13,1669 9,1657 9,1648 4,1640 13,1631 9,1619 17,1606 25,1593 34,1589 47,1568 72,1576 80,1568 89,1568 102,1547 114,1547 119,1525 114,1513 119,1487 131,1475 131,1462 127,1453 127,1445 136,1432 144,1415 152,1407 157,1398 165,1381 174,1373 186,1369 195,1356 186,1335 199,1335 207,1322 220,1314 233,1288 229,1271 212,1246 224,1242 233,1233 237,1229 241,1225 237,1211 250,1190 254,1177 250,1169 246,1152 233,1139 220,1135 207,1131 199,1105 203,1097 203,1076 207,1063 207,1050 191,1042 178,1033 165,1016 165,987 161,974 165,957 195,987 216,995 250,983 275,987 305,983 318,970 339,970 373,957 398,953 432,944 474,919 529,911 732,856 855,479 859,436 868,390 855,352 868,305 855,263">
          <text:p/>
        </draw:polygon>
        <draw:polygon draw:style-name="gr8" draw:text-style-name="P1" draw:layer="layout" svg:width="1.731cm" svg:height="1.478cm" svg:x="0.516cm" svg:y="5.257cm" svg:viewBox="0 0 1732 1479" draw:points="530,1479 326,1372 241,1325 229,1308 195,1308 203,1283 195,1258 178,1215 161,1198 135,1169 135,1156 127,1148 119,1118 93,1067 80,1021 34,944 47,923 47,885 34,860 13,855 0,830 25,788 169,741 203,728 262,690 275,661 262,542 237,479 216,381 212,330 212,292 224,182 262,72 305,0 339,5 543,195 509,259 966,665 1000,589 1064,411 1432,441 1635,432 1648,424 1669,419 1669,424 1686,432 1703,428 1732,436 1728,453 1711,474 1707,500 1699,513 1686,517 1639,529 1635,538 1652,563 1656,576 1648,589 1610,610 1614,635 1614,648 1588,652 1563,644 1559,665 1563,673 1605,728 1601,741 1538,754 1529,762 1542,788 1546,805 1529,805 1512,800 1466,779 1453,788 1445,796 1415,813 1402,826 1411,843 1432,860 1445,872 1406,906 1398,915 1406,961 1398,991 1330,1016 1318,1016 1305,1029 1271,1042 1275,1054 1296,1071 1296,1084 1288,1101 1271,1118 1246,1126 1233,1131 1186,1131 1178,1139 1174,1152 1178,1169 1199,1198 1207,1224 1237,1236 1254,1249 1258,1287 1246,1313 1241,1342 1263,1372 1258,1398 1220,1415 1191,1453 1191,1470 1186,1466 1186,1458 1165,1458 1152,1449 1140,1445 1059,1403 1017,1359 970,1351 970,1368 852,1368 594,1385">
          <text:p/>
        </draw:polygon>
        <draw:polygon draw:style-name="gr8" draw:text-style-name="P1" draw:layer="layout" svg:width="3.616cm" svg:height="2.26cm" svg:x="-2.452cm" svg:y="16.62cm" svg:viewBox="0 0 3617 2261" draw:points="339,203 593,0 734,122 1034,382 1064,411 1089,411 1102,407 1106,407 1115,394 1115,390 1119,382 1132,382 1136,377 1132,373 1153,373 1153,377 1166,377 1170,373 1183,365 1187,360 1199,360 1199,356 1204,352 1229,352 1246,356 1250,360 1254,360 1259,356 1263,352 1276,343 1284,343 1293,352 1297,352 1301,348 1305,343 1305,339 1310,335 1326,335 1331,339 1335,343 1352,352 1356,348 1365,348 1369,352 1373,352 1386,360 1424,360 1428,356 1428,352 1441,348 1441,343 1445,335 1445,331 1796,517 2245,754 2376,822 2389,830 2601,936 2808,1038 2931,1097 3083,1173 3159,1211 3308,1279 3333,1237 3587,1372 3587,1381 3591,1385 3596,1381 3600,1376 3612,1372 3617,1376 3617,1393 3612,1398 3600,1406 3596,1410 3596,1414 3608,1427 3604,1440 3600,1444 3596,1444 3579,1423 3562,1414 3540,1414 3532,1402 3515,1406 3511,1414 3515,1423 3515,1427 3511,1440 3507,1448 3502,1465 3498,1470 3494,1465 3494,1448 3490,1431 3485,1427 3473,1423 3473,1427 3481,1436 3477,1440 3473,1440 3456,1436 3447,1436 3452,1440 3452,1448 3435,1465 3405,1478 3401,1478 3401,1486 3418,1503 3422,1508 3422,1516 3430,1529 3430,1533 3426,1537 3422,1537 3409,1529 3405,1529 3405,1537 3388,1541 3375,1525 3363,1525 3363,1550 3354,1567 3346,1571 3316,1571 3295,1563 3291,1563 3286,1571 3286,1575 3295,1584 3303,1588 3303,1592 3299,1597 3286,1601 3265,1605 3253,1613 3240,1613 3215,1601 3176,1601 3172,1609 3176,1626 3181,1630 3189,1630 3198,1618 3202,1618 3210,1626 3215,1630 3231,1652 3231,1656 3215,1656 3206,1660 3202,1664 3189,1673 3189,1677 3198,1690 3198,1694 3185,1698 3172,1690 3164,1694 3164,1698 3155,1715 3155,1719 3159,1724 3176,1728 3181,1732 3185,1745 3181,1749 3176,1753 3168,1749 3164,1757 3155,1757 3130,1740 3117,1740 3113,1736 3100,1736 3096,1740 3096,1745 3100,1749 3113,1757 3117,1766 3121,1766 3130,1774 3126,1779 3092,1779 3088,1787 3075,1795 3071,1800 3066,1804 3062,1808 3062,1817 3071,1821 3075,1834 3096,1846 3104,1846 3104,1855 3100,1859 3088,1859 3079,1863 3066,1876 3062,1872 3058,1867 3054,1863 3049,1863 3045,1876 3037,1884 3032,1897 3024,1901 3016,1901 3007,1893 3003,1893 3003,1901 2990,1910 2990,1914 2994,1922 2994,1927 2986,1952 2973,1965 2961,1969 2961,1973 2986,1973 2994,1986 3003,1986 3007,1982 2999,1973 2999,1969 3007,1965 3020,1969 3024,1978 3020,1982 3020,1994 3028,2011 3028,2016 3024,2016 3003,2011 2999,2016 2994,2016 2994,2024 3003,2037 2994,2041 2990,2037 2986,2041 2990,2062 2986,2071 2965,2071 2961,2075 2965,2083 2965,2088 2961,2096 2961,2100 2973,2105 2973,2113 2961,2117 2939,2117 2939,2126 2948,2151 2952,2151 2952,2164 2965,2172 2965,2185 2956,2181 2956,2185 2961,2198 2948,2202 2939,2198 2935,2206 2944,2227 2948,2232 2961,2248 2961,2253 2956,2248 2948,2261 2944,2261 2550,2062 2533,2049 2529,2033 2520,2016 2520,2007 2512,1994 2503,1990 2503,1969 2495,1961 2474,1944 2453,1922 2453,1880 2457,1872 2469,1859 2469,1855 2461,1842 2440,1817 2436,1812 2436,1795 2431,1791 2427,1783 2427,1779 2431,1774 2448,1774 2461,1779 2478,1783 2491,1783 2503,1795 2512,1795 2524,1783 2529,1749 2533,1740 2529,1740 2376,1728 2114,1715 1394,1685 1271,1677 1259,1685 1238,1698 1225,1707 1204,1711 1195,1711 1170,1702 1161,1707 1144,1715 1127,1724 1119,1732 1111,1745 1098,1762 1085,1766 1072,1766 1064,1770 1056,1774 1047,1783 1034,1787 1022,1787 1017,1791 984,1800 975,1808 967,1825 954,1838 933,1817 924,1812 920,1804 912,1804 907,1800 899,1795 890,1791 882,1791 878,1800 869,1791 852,1800 852,1804 848,1804 844,1812 840,1817 840,1825 831,1821 827,1825 823,1825 802,1838 785,1838 772,1829 763,1829 738,1812 679,1808 658,1804 644,1800 614,1770 593,1745 585,1736 576,1728 547,1694 525,1656 508,1639 487,1618 466,1601 462,1575 466,1575 466,1537 470,1516 475,1503 479,1486 475,1465 470,1448 466,1431 462,1406 449,1381 432,1364 432,1359 436,1364 458,1364 470,1368 479,1368 487,1359 483,1351 470,1343 462,1334 483,1330 487,1330 500,1321 504,1313 517,1317 530,1321 542,1317 538,1300 538,1287 547,1283 542,1271 538,1258 559,1249 559,1237 551,1232 538,1232 534,1220 547,1216 559,1216 572,1220 580,1245 589,1254 606,1249 597,1228 589,1220 597,1207 606,1207 623,1211 631,1220 644,1220 649,1207 670,1216 679,1220 691,1216 708,1207 713,1203 721,1194 730,1186 742,1190 751,1190 759,1177 768,1169 780,1165 793,1160 802,1169 814,1165 827,1165 840,1160 840,1152 751,1076 597,949 195,623 161,597 17,483 13,479 0,475 64,420 242,283">
          <text:p/>
        </draw:polygon>
        <draw:polygon draw:style-name="gr8" draw:text-style-name="P1" draw:layer="layout" svg:width="1.841cm" svg:height="2.328cm" svg:x="19.075cm" svg:y="15.989cm" svg:viewBox="0 0 1842 2329" draw:points="924,398 928,398 941,406 945,402 949,402 953,398 962,398 966,402 975,402 996,389 1008,385 1021,385 1038,377 1051,368 1059,360 1080,334 1097,317 1102,317 1110,313 1114,309 1123,305 1131,300 1148,296 1161,296 1174,300 1186,309 1195,309 1199,292 1220,250 1233,241 1237,233 1237,216 1254,195 1262,186 1262,165 1279,148 1279,139 1275,118 1254,97 1250,84 1262,72 1275,51 1296,29 1301,8 1305,4 1322,0 1237,364 1114,825 1110,872 1102,885 1089,910 1085,914 1085,927 1080,935 1080,944 1072,961 1068,978 1072,995 1068,1016 1059,1033 1059,1041 1047,1096 966,1384 962,1401 1296,1448 1296,1456 1301,1469 1305,1478 1326,1495 1343,1504 1351,1512 1360,1512 1377,1508 1385,1508 1402,1512 1423,1512 1436,1504 1453,1504 1466,1499 1474,1491 1483,1491 1495,1482 1516,1482 1529,1487 1533,1487 1546,1482 1563,1482 1571,1478 1584,1465 1605,1465 1618,1474 1622,1482 1635,1482 1639,1487 1648,1487 1639,1491 1643,1499 1665,1495 1669,1495 1665,1504 1665,1508 1669,1508 1677,1504 1682,1504 1690,1516 1698,1521 1698,1525 1703,1529 1715,1525 1728,1529 1741,1525 1749,1525 1754,1521 1754,1504 1758,1508 1770,1504 1779,1504 1792,1499 1796,1499 1804,1504 1817,1499 1821,1504 1834,1525 1838,1533 1842,1559 1830,1559 1809,1546 1792,1542 1783,1537 1779,1542 1770,1542 1762,1550 1762,1559 1766,1580 1762,1605 1766,1609 1779,1631 1796,1664 1792,1673 1770,1673 1758,1669 1749,1673 1724,1715 1682,1745 1686,1753 1698,1762 1703,1762 1707,1758 1715,1749 1728,1741 1732,1741 1741,1758 1754,1770 1766,1783 1809,1813 1825,1821 1825,1830 1804,1830 1779,1825 1770,1830 1745,1851 1745,1859 1749,1863 1762,1863 1770,1868 1779,1876 1787,1889 1792,1893 1813,1902 1825,1910 1830,1914 1830,1927 1821,1927 1787,1931 1766,1923 1762,1927 1758,1931 1749,1961 1754,1969 1758,1978 1762,1986 1775,1990 1779,1990 1779,2003 1775,2007 1766,2012 1766,2020 1775,2024 1779,2033 1779,2045 1775,2050 1766,2054 1737,2050 1728,2054 1720,2058 1715,2067 1720,2075 1728,2079 1762,2088 1766,2092 1770,2096 1766,2105 1762,2109 1741,2109 1720,2113 1707,2122 1698,2126 1690,2126 1690,2134 1686,2139 1669,2139 1669,2130 1660,2130 1660,2134 1648,2143 1643,2147 1643,2130 1627,2143 1631,2156 1627,2160 1618,2156 1622,2160 1618,2164 1605,2168 1597,2164 1593,2164 1593,2168 1597,2172 1593,2177 1576,2177 1571,2181 1567,2185 1559,2185 1559,2181 1555,2172 1546,2168 1542,2164 1542,2151 1538,2151 1538,2177 1521,2177 1512,2181 1512,2172 1500,2172 1487,2164 1487,2160 1495,2164 1495,2160 1487,2156 1483,2151 1478,2147 1474,2147 1461,2143 1457,2143 1453,2147 1453,2151 1457,2151 1457,2164 1453,2168 1449,2168 1449,2172 1428,2172 1428,2181 1436,2189 1449,2194 1453,2194 1440,2202 1436,2206 1436,2215 1440,2219 1449,2223 1444,2228 1440,2228 1440,2232 1432,2236 1419,2240 1415,2244 1406,2257 1402,2257 1402,2253 1398,2249 1389,2244 1385,2240 1381,2236 1364,2236 1360,2232 1360,2223 1356,2223 1356,2215 1347,2215 1343,2219 1343,2228 1322,2240 1317,2249 1313,2257 1309,2270 1305,2278 1301,2283 1296,2278 1288,2270 1279,2261 1271,2261 1267,2266 1254,2266 1241,2274 1220,2283 1216,2274 1207,2274 1203,2287 1199,2287 1195,2278 1190,2278 1178,2287 1165,2299 1165,2304 1169,2329 1161,2329 1144,2325 1135,2316 1123,2316 1123,2312 1119,2308 1123,2295 1114,2287 1114,2278 1102,2278 1093,2274 1089,2274 1080,2304 1076,2308 1068,2308 1068,2312 1063,2312 1063,2291 1059,2278 1059,2274 1051,2266 1051,2261 1055,2253 1051,2253 1038,2257 1034,2257 1030,2244 1025,2244 1017,2253 1013,2253 1008,2257 1000,2274 1000,2283 1013,2287 1017,2291 992,2299 983,2295 983,2283 970,2274 979,2270 958,2270 949,2274 949,2278 941,2278 941,2287 932,2283 936,2274 932,2274 920,2270 915,2278 911,2274 911,2257 907,2253 903,2249 894,2249 898,2232 881,2232 877,2228 873,2228 869,2228 865,2211 852,2198 852,2189 860,2185 865,2181 865,2168 873,2156 886,2147 886,2143 881,2139 873,2134 873,2117 865,2117 848,2122 848,2113 852,2109 848,2105 843,2105 839,2101 843,2092 839,2088 835,2084 839,2079 826,2088 826,2096 818,2092 814,2096 809,2101 814,2105 818,2113 818,2122 814,2122 805,2117 793,2122 784,2117 776,2122 776,2117 780,2109 776,2101 780,2096 776,2092 763,2088 763,2067 759,2062 759,2045 750,2050 742,2045 725,2050 716,2045 708,2037 704,2041 699,2041 687,2037 682,2037 678,2041 670,2037 657,2037 649,2041 644,2045 649,2054 636,2054 636,2050 632,2045 627,2045 619,2050 619,2054 615,2058 611,2054 602,2054 602,2050 594,2050 589,2045 594,2037 594,2033 585,2033 581,2029 568,2041 564,2045 560,2045 551,2050 547,2050 543,2045 534,2041 534,2033 530,2037 522,2033 517,2033 509,2037 505,2037 500,2033 496,2033 492,2050 488,2050 479,2054 479,2062 475,2062 462,2058 458,2067 450,2062 445,2062 437,2054 416,2054 412,2045 407,2033 403,2024 399,2020 395,2016 399,2012 390,2007 390,2003 386,2003 382,2007 378,2007 378,1999 357,1999 352,2003 344,2007 340,2012 335,2016 331,2012 323,2012 323,2007 314,1995 301,1995 293,1990 289,1986 272,1978 272,1974 268,1974 268,1965 259,1965 250,1961 245,1952 237,1948 237,1944 229,1944 224,1940 220,1940 216,1935 216,1931 207,1927 203,1923 195,1923 186,1918 182,1918 178,1914 169,1910 157,1897 148,1893 144,1889 140,1880 140,1872 110,1859 102,1859 93,1855 76,1855 63,1851 46,1851 30,1859 21,1872 17,1872 13,1859 17,1842 34,1825 38,1821 38,1817 34,1804 0,1770 21,1758 34,1745 51,1741 68,1720 72,1711 93,1698 97,1686 110,1677 114,1669 110,1648 114,1639 131,1639 127,1631 127,1626 131,1622 148,1618 152,1614 157,1609 161,1609 157,1588 161,1588 165,1588 169,1584 199,1554 207,1550 216,1542 216,1533 220,1533 229,1533 233,1525 245,1525 250,1521 259,1525 276,1525 280,1521 297,1516 306,1512 310,1504 314,1487 327,1487 331,1478 327,1474 318,1478 314,1474 314,1469 323,1465 318,1465 323,1456 327,1452 335,1452 340,1435 357,1431 369,1426 373,1418 390,1401 386,1393 390,1384 403,1384 412,1380 433,1359 445,1350 445,1346 450,1338 441,1329 437,1321 433,1316 437,1308 433,1299 437,1291 437,1278 433,1274 420,1270 416,1261 416,1244 412,1249 407,1249 416,1219 412,1215 395,1206 395,1198 403,1198 399,1194 403,1189 395,1185 395,1181 382,1181 378,1177 369,1177 369,1164 399,1155 407,1147 403,1143 399,1139 395,1134 395,1130 407,1117 407,1113 399,1105 399,1088 403,1084 403,1079 407,1079 530,1092 526,969 733,973 729,961 725,944 716,931 704,914 699,910 695,889 695,863 691,855 797,762 644,487 691,474 716,461 788,419 818,410 852,402 873,406 881,410 907,402 911,402">
          <text:p/>
        </draw:polygon>
        <draw:polygon draw:style-name="gr8" draw:text-style-name="P1" draw:layer="layout" svg:width="5.846cm" svg:height="3.738cm" svg:x="18.652cm" svg:y="20.59cm" svg:viewBox="0 0 5847 3739" draw:points="740,559 791,568 791,555 787,547 787,530 795,508 795,500 804,487 821,479 897,449 914,445 935,436 961,424 973,415 990,390 1020,394 1054,407 1075,432 1113,445 1126,441 1155,441 1164,436 1189,420 1210,415 1223,415 1240,403 1253,394 1270,394 1274,369 1278,352 1291,335 1303,326 1316,343 1333,339 1346,326 1354,322 1380,322 1430,309 1443,305 1447,293 1473,233 1481,212 1494,208 1502,225 1511,233 1524,233 1532,229 1545,208 1557,204 1562,195 1562,157 1566,140 1587,136 1604,149 1617,153 1629,161 1642,170 1651,174 1668,174 1676,170 1684,161 1697,153 1701,144 1714,140 1727,149 1739,144 1756,153 1765,157 1778,157 1799,140 1817,132 1821,123 1825,102 1838,106 1834,94 1838,77 1842,68 1855,17 1859,5 1876,0 1876,17 1889,34 1901,39 1914,47 1914,60 1927,68 1944,64 1956,64 1969,81 1986,81 1994,68 2024,68 2033,60 2041,55 2058,55 2058,72 2066,81 2092,98 2100,102 2105,110 2109,119 2113,144 2126,161 2126,170 2117,191 2113,212 2113,225 2126,254 2138,271 2138,284 2134,297 2134,301 2151,322 2160,335 2168,348 2185,373 2185,390 2177,424 2181,432 2185,445 2185,453 2177,475 2181,491 2189,508 2232,555 2253,602 2265,623 2282,644 2287,652 2291,661 2291,674 2287,682 2282,682 2265,690 2261,699 2274,716 2282,716 2287,720 2287,745 2278,758 2270,762 2253,762 2253,767 2248,788 2248,813 2240,822 2236,834 2240,847 2236,860 2236,864 2240,868 2244,877 2244,881 2215,902 2219,911 2215,919 2210,919 2202,915 2198,902 2193,902 2185,906 2181,915 2185,932 2181,940 2181,949 2193,953 2202,966 2210,974 2215,987 2219,987 2219,991 2244,991 2265,978 2274,978 2282,987 2295,991 2308,1012 2316,1025 2325,1038 2325,1042 2320,1055 2325,1067 2320,1080 2320,1084 2333,1093 2342,1097 2354,1110 2363,1135 2375,1148 2375,1165 2388,1177 2384,1182 2384,1194 2392,1198 2401,1203 2409,1207 2418,1211 2435,1211 2439,1203 2439,1198 2435,1194 2439,1190 2447,1186 2460,1190 2469,1198 2477,1203 2481,1207 2477,1211 2481,1215 2490,1215 2498,1211 2507,1203 2511,1198 2524,1198 2536,1194 2549,1186 2553,1173 2562,1165 2570,1165 2574,1169 2587,1169 2587,1160 2596,1143 2608,1139 2621,1126 2629,1122 2634,1114 2634,1105 2638,1101 2646,1105 2655,1114 2659,1122 2663,1122 2668,1118 2672,1122 2680,1122 2685,1118 2697,1122 2701,1114 2701,1101 2706,1101 2727,1097 2731,1088 2740,1088 2748,1084 2761,1093 2769,1088 2773,1080 2782,1080 2786,1093 2790,1093 2803,1097 2812,1097 2828,1110 2833,1114 2841,1114 2854,1110 2862,1114 2879,1118 2896,1118 2905,1122 2926,1152 2939,1165 2939,1182 2943,1186 2955,1186 2960,1190 2964,1194 2960,1198 2955,1207 2955,1211 2964,1220 2981,1232 2985,1241 3010,1275 3040,1296 3066,1296 3087,1292 3104,1292 3133,1300 3150,1296 3167,1287 3176,1287 3188,1296 3218,1325 3231,1338 3239,1342 3252,1351 3264,1355 3286,1355 3298,1359 3311,1364 3328,1372 3336,1380 3345,1402 3349,1410 3353,1423 3345,1440 3345,1448 3349,1457 3358,1474 3370,1491 3379,1499 3544,1745 3544,1778 3552,1791 3557,1812 3569,1838 3578,1846 3590,1876 3590,1893 3607,1901 3624,1905 3641,1918 3662,1939 3675,1939 3679,1952 3692,1965 3705,1965 3705,1973 3713,1982 3713,1994 3726,1999 3726,2011 3730,2015 3751,2028 3785,2032 3798,2028 3819,2015 3832,2003 3844,1999 3857,1999 3870,1994 3891,1994 3904,2003 3908,2003 3912,1999 3916,1986 3925,1986 3929,1999 3938,2003 3950,1986 3959,1986 3971,1994 3984,1999 3988,1994 3997,1986 3997,1965 4001,1965 4014,1973 4022,1973 4031,1965 4039,1952 4043,1948 4048,1948 4052,1952 4052,1969 4056,1973 4069,1982 4086,1982 4111,1952 4120,1944 4128,1939 4141,1948 4153,1948 4162,1944 4175,1939 4200,1939 4204,1935 4204,1914 4209,1905 4209,1901 4225,1901 4234,1893 4238,1884 4251,1876 4272,1876 4327,1888 4433,1944 5127,2286 5237,2341 5250,2346 5263,2358 5280,2363 5292,2380 5301,2380 5305,2384 5313,2413 5318,2413 5339,2439 5343,2443 5343,2460 5352,2498 5364,2519 5368,2536 5364,2545 5356,2553 5360,2566 5364,2574 5364,2587 5360,2604 5356,2617 5347,2638 5352,2684 5343,2718 5360,2739 5356,2744 5347,2765 5347,2782 5339,2803 5335,2816 5339,2824 5352,2841 5356,2849 5360,2858 5356,2871 5360,2883 5360,2930 5364,2930 5377,2934 5381,2938 5377,2989 5368,2989 5364,2993 5373,3002 5373,3031 5381,3048 5381,3061 5385,3065 5390,3061 5394,3065 5385,3103 5381,3129 5385,3133 5398,3133 5402,3137 5398,3137 5398,3142 5402,3142 5407,3146 5407,3154 5402,3158 5381,3171 5381,3180 5385,3188 5402,3188 5402,3192 5394,3197 5394,3243 5381,3243 5381,3256 5385,3260 5385,3264 5381,3269 5368,3273 5368,3281 5377,3285 5377,3290 5390,3298 5402,3311 5411,3319 5411,3324 5407,3328 5402,3332 5407,3332 5407,3336 5415,3345 5419,3353 5423,3357 5436,3362 5445,3370 5462,3379 5466,3370 5474,3370 5474,3374 5487,3379 5491,3387 5504,3396 5512,3396 5517,3391 5529,3391 5529,3379 5534,3374 5534,3366 5538,3362 5534,3349 5538,3345 5546,3341 5550,3341 5563,3349 5572,3349 5576,3341 5593,3341 5601,3336 5614,3324 5614,3315 5618,3311 5622,3311 5627,3315 5635,3315 5639,3311 5639,3298 5648,3294 5661,3294 5669,3298 5673,3298 5677,3302 5677,3315 5686,3319 5703,3319 5716,3332 5728,3336 5733,3345 5749,3357 5754,3379 5758,3396 5775,3425 5783,3434 5796,3438 5809,3438 5826,3429 5847,3434 5821,3451 5792,3459 5745,3468 5720,3468 5694,3480 5682,3501 5673,3573 5686,3616 5682,3633 5677,3645 5665,3658 5644,3666 5610,3666 5555,3650 5529,3645 5504,3662 5483,3696 5445,3714 5411,3735 5394,3739 5364,3723 5330,3710 5305,3700 5220,3696 5220,3688 5212,3671 5186,3637 5174,3628 5144,3624 5136,3620 5136,3573 5127,3556 5127,3544 5119,3535 5102,3514 5068,3489 5047,3442 5038,3438 5026,3434 5017,3429 5004,3421 5000,3412 5000,3370 4992,3370 4975,3374 4971,3370 4958,3366 4949,3362 4945,3353 4937,3345 4915,3345 4903,3353 4890,3353 4886,3357 4882,3362 4882,3366 4877,3370 4865,3353 4856,3349 4852,3349 4835,3357 4827,3357 4822,3353 4810,3353 4797,3357 4776,3357 4755,3353 4725,3357 4717,3353 4700,3353 4674,3349 4653,3353 4623,3357 4606,3366 4585,3383 4560,3383 4543,3379 4530,3379 4509,3391 4501,3404 4496,3408 4488,3408 4467,3404 4458,3404 4437,3408 4378,3408 4369,3400 4365,3391 4365,3370 4357,3362 4352,3357 4336,3345 4319,3345 4310,3349 4306,3345 4297,3345 4272,3362 4259,3370 4242,3370 4221,3349 4217,3349 4204,3345 4196,3345 4196,3341 4192,3345 4187,3341 4179,3341 4170,3332 4166,3336 4162,3332 4145,3332 4132,3341 4128,3336 4120,3332 4103,3324 4098,3319 4077,3315 4043,3315 4026,3319 3993,3319 3988,3315 3980,3311 3976,3307 3963,3307 3950,3298 3946,3302 3942,3298 3938,3290 3933,3290 3933,3298 3929,3298 3925,3294 3916,3294 3908,3302 3908,3307 3912,3311 3908,3311 3899,3307 3883,3307 3883,3298 3878,3298 3878,3294 3870,3294 3861,3298 3857,3298 3857,3294 3849,3294 3844,3290 3828,3290 3823,3290 3823,3285 3815,3285 3815,3277 3811,3273 3806,3269 3802,3269 3798,3277 3794,3273 3781,3273 3781,3277 3772,3273 3764,3281 3760,3277 3751,3285 3743,3281 3739,3273 3734,3273 3739,3281 3734,3281 3730,3277 3726,3281 3726,3273 3722,3269 3717,3273 3722,3281 3717,3277 3713,3281 3709,3277 3705,3273 3705,3269 3696,3264 3688,3264 3684,3260 3679,3264 3675,3260 3671,3260 3662,3256 3662,3260 3650,3264 3633,3264 3629,3260 3612,3256 3612,3264 3603,3269 3599,3269 3595,3260 3590,3260 3595,3277 3590,3277 3590,3281 3586,3277 3586,3273 3582,3273 3582,3281 3586,3290 3574,3290 3578,3302 3574,3311 3569,3311 3565,3302 3561,3302 3557,3307 3561,3307 3565,3311 3561,3315 3561,3324 3557,3324 3552,3315 3548,3315 3548,3324 3552,3328 3548,3332 3552,3345 3548,3345 3548,3353 3552,3353 3552,3357 3557,3357 3557,3362 3552,3362 3552,3370 3540,3370 3540,3379 3544,3387 3540,3387 3531,3383 3531,3387 3527,3391 3518,3379 3514,3374 3506,3362 3493,3349 3480,3349 3472,3336 3459,3315 3447,3307 3438,3298 3430,3277 3417,3269 3400,3243 3387,3239 3375,3222 3341,3222 3336,3218 3328,3209 3320,3205 3303,3197 3294,3197 3281,3192 3256,3197 3235,3209 3226,3218 3214,3226 3205,3230 3197,3230 3180,3226 3159,3218 3137,3222 3125,3222 3099,3214 3082,3201 3070,3180 3070,3163 3061,3154 3057,3146 3057,3070 3049,3048 3044,3040 3036,3031 3027,3027 3002,3036 2981,3053 2972,3070 2964,3082 2947,3091 2934,3095 2905,3120 2888,3129 2867,3133 2850,3125 2833,3125 2803,3133 2761,3158 2748,3167 2744,3171 2744,3175 2756,3222 2748,3230 2735,3230 2710,3226 2701,3230 2693,3239 2689,3260 2651,3281 2629,3302 2600,3362 2596,3379 2600,3391 2596,3396 2583,3417 2579,3438 2549,3506 2545,3514 2528,3523 2486,3552 2469,3556 2460,3552 2447,3544 2439,3531 2422,3523 2409,3506 2392,3493 2371,3480 2363,3472 2363,3459 2350,3434 2342,3425 2333,3425 2325,3417 2320,3412 2312,3412 2308,3404 2299,3408 2270,3412 2261,3421 2257,3421 2253,3425 2248,3425 2240,3412 2236,3412 2232,3417 2227,3412 2215,3412 2215,3421 2206,3425 2202,3434 2202,3442 2206,3442 2206,3451 2202,3446 2198,3463 2189,3463 2189,3468 2198,3468 2198,3472 2193,3480 2198,3484 2198,3489 2185,3489 2185,3493 2193,3501 2193,3510 2189,3514 2193,3518 2198,3518 2206,3523 2206,3527 2202,3527 2189,3523 2193,3527 2198,3527 2202,3531 2193,3535 2189,3531 2185,3531 2185,3535 2181,3539 2189,3552 2185,3561 2189,3561 2189,3565 2181,3569 2181,3573 2172,3569 2168,3578 2168,3582 2160,3590 2160,3595 2151,3599 2147,3590 2143,3590 2138,3595 2130,3595 2126,3599 2121,3603 2113,3603 2113,3611 2109,3611 2096,3607 2092,3603 2088,3603 2083,3611 2075,3616 2066,3628 2066,3645 2054,3666 2041,3683 2041,3692 2028,3705 2003,3723 1994,3731 1790,3595 1782,3595 1773,3590 1765,3582 1752,3573 1748,3561 1735,3556 1735,3552 1731,3548 1727,3544 1727,3531 1723,3527 1718,3527 1706,3523 1697,3518 1689,3523 1672,3552 1659,3552 1651,3561 1634,3565 1625,3561 1617,3561 1617,3556 1612,3552 1608,3552 1604,3556 1583,3548 1579,3548 1574,3552 1566,3544 1566,3539 1549,3544 1541,3548 1524,3544 1519,3539 1515,3539 1511,3544 1507,3544 1490,3527 1490,3510 1485,3506 1481,3506 1477,3510 1464,3514 1460,3506 1460,3501 1464,3489 1473,3484 1473,3472 1477,3463 1469,3455 1473,3455 1473,3446 1464,3438 1460,3421 1456,3421 1456,3417 1452,3417 1447,3421 1439,3421 1435,3412 1426,3404 1426,3400 1422,3396 1401,3383 1392,3366 1367,3341 1363,3336 1358,3328 1342,3315 1320,3307 1316,3315 1312,3319 1312,3307 1303,3307 1299,3315 1295,3319 1291,3315 1291,3324 1287,3324 1278,3319 1274,3328 1270,3332 1261,3328 1244,3328 1240,3332 1236,3336 1236,3332 1231,3324 1227,3328 1227,3332 1231,3336 1227,3341 1219,3336 1223,3345 1219,3349 1215,3345 1215,3353 1210,3353 1202,3345 1198,3345 1193,3341 1193,3336 1185,3328 1181,3324 1181,3319 1164,3319 1164,3302 1160,3298 1151,3281 1155,3273 1147,3264 1147,3256 1143,3252 1143,3247 1147,3239 1143,3239 1143,3235 1151,3226 1147,3218 1147,3209 1151,3205 1151,3197 1155,3184 1151,3180 1138,3184 1130,3180 1130,3175 1138,3171 1143,3167 1126,3154 1126,3146 1117,3142 1109,3142 1104,3137 1092,3142 1088,3142 1079,3133 1066,3133 1062,3129 1054,3129 1049,3125 1033,3125 1024,3108 1020,3103 1016,3099 1016,3087 1003,3082 994,3070 990,3065 982,3070 969,3057 969,3053 977,3057 982,3053 977,3048 952,3027 944,3027 939,3023 935,3023 922,3006 910,3002 901,2998 897,2993 893,2989 884,2981 863,2955 850,2955 855,2955 855,2947 842,2938 838,2930 834,2926 842,2921 846,2926 850,2921 838,2913 834,2904 825,2904 821,2896 812,2883 808,2871 800,2862 787,2854 774,2845 766,2833 745,2816 715,2786 702,2777 690,2769 685,2761 685,2748 698,2739 732,2735 732,2722 719,2710 719,2697 728,2697 745,2701 757,2706 791,2727 808,2727 838,2748 850,2748 855,2739 922,2697 944,2693 973,2701 982,2693 982,2680 977,2663 969,2642 944,2608 952,2591 969,2579 999,2570 1024,2583 1066,2621 1096,2629 1121,2625 1138,2604 1062,2536 1020,2494 969,2443 961,2435 961,2418 956,2418 961,2409 999,2380 1007,2358 1003,2350 999,2341 999,2329 990,2316 986,2303 965,2291 952,2282 944,2282 897,2265 867,2265 834,2248 804,2223 791,2214 753,2185 728,2155 711,2142 690,2138 673,2130 656,2109 647,2096 639,2083 626,2066 613,2062 588,2062 580,2054 563,2049 533,2028 495,2011 474,2007 444,1986 414,1977 368,1965 359,1956 347,1952 326,1948 317,1939 300,1935 275,1931 254,1914 228,1884 194,1867 156,1842 131,1825 84,1783 88,1766 59,1757 42,1740 33,1719 0,1715 4,1702 0,1685 0,1668 17,1668 29,1656 33,1643 29,1630 42,1601 59,1584 72,1554 88,1546 105,1529 105,1512 97,1486 101,1448 110,1427 114,1414 152,1389 165,1376 177,1364 186,1334 199,1304 203,1283 220,1258 228,1253 232,1241 245,1237 254,1237 266,1232 304,1232 309,1224 309,1194 313,1177 326,1165 347,1131 359,1097 368,1050 368,1029 351,987 342,970 330,923 317,902 304,894 296,885 283,885 271,889 254,881 232,864 215,860 207,856 173,847 165,843 156,834 148,817 148,796 144,784 144,771 152,754 165,733 169,724 173,712 186,699 194,686 190,674 182,657 160,631 152,618 148,589 148,580 156,568 165,559 173,551 203,521 220,504 224,491 228,470 258,475">
          <text:p/>
        </draw:polygon>
        <draw:polygon draw:style-name="gr8" draw:text-style-name="P1" draw:layer="layout" svg:width="0.948cm" svg:height="1.473cm" svg:x="5.681cm" svg:y="10.388cm" svg:viewBox="0 0 949 1474" draw:points="313,59 321,68 347,47 355,55 381,59 389,68 402,64 415,76 415,89 436,93 436,106 448,102 457,110 470,106 487,106 504,81 521,89 538,89 547,76 555,89 572,85 581,76 589,64 606,64 614,76 623,68 627,81 619,93 602,114 593,119 593,131 610,136 614,157 614,169 623,169 627,186 623,199 631,203 636,233 627,246 602,254 606,263 598,271 614,284 623,292 640,288 648,275 678,284 686,284 708,305 725,305 716,296 725,292 763,322 780,326 784,339 797,351 792,360 788,373 775,385 771,398 771,411 784,415 805,415 835,423 877,419 881,432 907,445 907,466 924,478 919,491 928,504 919,517 932,538 932,559 936,572 932,580 907,576 898,589 907,601 919,610 936,614 945,622 949,631 949,644 945,652 936,661 932,670 936,683 932,691 936,695 945,704 949,721 945,729 924,738 911,759 902,763 894,763 890,780 894,793 898,801 919,810 928,822 932,827 932,831 924,839 919,852 911,865 890,869 890,877 894,882 885,890 894,907 885,915 873,920 860,932 860,937 873,945 881,954 881,958 877,962 873,966 864,962 860,971 860,975 864,992 873,1000 873,1004 868,1021 864,1030 856,1038 843,1068 822,1098 813,1102 797,1093 788,1093 780,1102 780,1110 788,1119 780,1131 797,1140 792,1157 771,1174 754,1191 750,1203 775,1225 780,1241 775,1254 771,1263 758,1267 737,1271 729,1288 682,1326 674,1339 661,1347 614,1347 602,1360 564,1373 551,1360 534,1356 492,1339 478,1335 461,1343 453,1352 440,1385 427,1407 419,1419 410,1436 389,1462 372,1474 359,1474 343,1466 292,1423 288,1419 262,1402 254,1402 237,1398 224,1381 220,1360 207,1326 186,1309 169,1296 173,1284 169,1267 156,1250 152,1216 148,1203 152,1186 144,1174 148,1161 122,1123 122,1110 114,1102 110,1076 105,1064 76,1026 67,1013 59,1013 55,1000 25,949 0,954 4,924 17,911 21,899 29,899 29,865 38,869 55,852 55,844 72,839 67,805 67,767 76,759 76,738 89,717 84,704 80,691 84,687 76,644 89,631 84,610 80,597 76,576 80,567 76,555 89,542 97,525 80,504 80,487 84,474 97,457 105,449 105,436 97,428 97,419 110,415 118,398 122,394 127,373 122,343 131,335 131,322 122,296 127,271 122,254 110,246 118,224 122,216 144,212 165,212 156,191 169,186 182,174 182,152 177,140 190,131 194,119 194,102 211,81 211,68 207,64 220,51 224,64 241,47 241,38 237,4 258,0 266,9 271,21 275,21 283,30 300,34">
          <text:p/>
        </draw:polygon>
        <draw:polygon draw:style-name="gr8" draw:text-style-name="P1" draw:layer="layout" svg:width="1.943cm" svg:height="1.698cm" svg:x="6.633cm" svg:y="6.015cm" svg:viewBox="0 0 1944 1699" draw:points="437,233 488,186 581,59 607,34 640,17 670,9 700,9 759,0 772,0 869,13 886,21 945,64 992,106 1004,119 1047,140 1076,148 1123,144 1225,123 1233,119 1271,85 1297,68 1339,55 1390,59 1440,72 1466,85 1470,89 1525,106 1652,123 1711,140 1694,157 1690,169 1678,195 1678,207 1699,224 1703,233 1699,246 1673,246 1661,267 1652,301 1665,309 1665,339 1682,368 1665,368 1631,381 1623,402 1635,411 1648,428 1673,440 1678,449 1673,461 1665,453 1652,461 1618,445 1618,457 1597,466 1593,478 1601,487 1597,495 1601,508 1572,525 1559,529 1551,525 1542,533 1529,542 1525,550 1512,542 1504,563 1500,584 1512,593 1534,580 1551,584 1567,576 1597,572 1593,584 1601,593 1597,601 1601,614 1601,627 1606,644 1618,639 1623,652 1644,652 1648,694 1610,749 1606,779 1614,792 1614,804 1618,817 1631,826 1639,821 1631,809 1644,800 1652,809 1652,796 1678,783 1707,783 1716,766 1737,775 1728,783 1737,787 1733,800 1737,817 1716,830 1720,838 1690,851 1694,864 1686,885 1724,893 1716,914 1716,927 1728,948 1733,978 1716,991 1716,1016 1728,1012 1737,1016 1741,1029 1728,1037 1741,1046 1754,1046 1754,1067 1766,1067 1775,1071 1783,1063 1817,1063 1821,1054 1826,1041 1838,1041 1847,1033 1860,1033 1868,1041 1877,1037 1885,1067 1893,1075 1881,1080 1868,1080 1864,1088 1872,1096 1868,1105 1872,1118 1872,1126 1860,1126 1851,1135 1826,1160 1826,1173 1851,1181 1877,1181 1885,1190 1889,1202 1898,1211 1906,1223 1898,1232 1906,1240 1885,1283 1893,1295 1889,1308 1898,1317 1932,1308 1944,1312 1940,1346 1932,1367 1889,1359 1881,1363 1881,1389 1885,1401 1881,1427 1885,1439 1889,1439 1910,1448 1944,1456 1944,1469 1936,1473 1910,1524 1902,1533 1893,1537 1889,1549 1915,1575 1898,1604 1872,1617 1851,1635 1750,1635 1694,1621 1678,1613 1648,1583 1635,1579 1631,1571 1631,1558 1614,1537 1576,1516 1567,1516 1555,1507 1517,1490 1483,1456 1466,1448 1440,1427 1318,1583 1309,1596 1288,1627 1280,1613 1233,1604 1212,1592 1203,1575 1195,1571 1203,1554 1195,1537 1212,1533 1208,1516 1220,1516 1229,1494 1216,1494 1208,1482 1203,1469 1170,1490 1136,1503 1110,1520 1093,1524 1076,1533 1051,1537 1017,1533 996,1562 958,1592 945,1596 856,1699 835,1677 810,1665 742,1665 717,1656 704,1648 691,1631 662,1617 645,1592 636,1562 632,1477 628,1469 611,1452 607,1431 598,1410 602,1384 598,1380 581,1359 564,1350 551,1346 530,1329 488,1308 471,1317 467,1325 450,1321 416,1329 399,1329 382,1338 361,1342 357,1338 353,1346 340,1346 331,1338 323,1342 306,1317 289,1300 268,1283 264,1262 293,1211 314,1194 323,1173 331,1173 344,1164 348,1152 331,1126 336,1118 357,1084 357,1063 348,1050 340,1016 344,1003 344,991 336,982 323,974 314,953 293,927 285,919 255,910 238,902 234,889 221,898 204,876 183,872 179,864 175,834 157,800 148,796 114,792 106,787 93,779 89,754 72,749 68,737 76,715 68,715 59,707 76,627 72,610 72,559 89,559 93,533 72,508 21,478 13,470 9,457 34,436 34,419 26,402 13,394 0,390 0,377 17,347 30,356 64,368 102,368 187,356 302,305 408,250">
          <text:p/>
        </draw:polygon>
        <draw:polygon draw:style-name="gr8" draw:text-style-name="P1" draw:layer="layout" svg:width="1.655cm" svg:height="1.215cm" svg:x="6.883cm" svg:y="8.856cm" svg:viewBox="0 0 1656 1216" draw:points="457,232 474,250 495,267 521,276 529,284 542,288 554,297 563,297 572,301 589,305 598,301 606,297 611,297 644,293 649,288 661,280 674,280 687,276 695,272 704,272 712,267 716,259 721,255 729,255 729,250 733,250 733,241 738,241 742,237 754,228 763,228 767,224 771,216 780,216 793,194 793,190 797,186 805,160 809,148 814,144 856,135 890,110 894,105 903,105 907,110 920,110 924,114 941,118 941,110 949,110 949,101 966,101 975,97 979,93 983,89 987,84 992,84 1000,80 1004,76 1025,59 1047,59 1059,50 1080,50 1097,46 1106,46 1106,50 1110,50 1114,38 1123,42 1123,38 1131,38 1131,42 1135,42 1135,38 1140,38 1144,42 1152,38 1178,38 1203,46 1203,50 1212,55 1216,55 1224,50 1229,46 1233,38 1241,38 1246,42 1246,59 1250,72 1254,76 1258,72 1262,76 1267,72 1271,76 1275,72 1275,67 1271,63 1275,59 1279,59 1284,63 1288,63 1288,55 1292,59 1301,55 1301,50 1305,46 1301,46 1296,38 1305,38 1313,33 1322,21 1326,8 1330,4 1360,4 1373,21 1398,12 1411,17 1428,0 1436,8 1444,17 1444,29 1457,76 1470,93 1495,84 1525,72 1542,72 1538,97 1546,97 1563,110 1571,97 1580,93 1593,97 1597,122 1601,144 1601,152 1593,160 1593,177 1584,186 1580,194 1576,199 1542,199 1529,207 1529,237 1516,241 1533,280 1542,284 1546,276 1555,280 1584,267 1597,276 1614,280 1627,280 1639,284 1648,301 1656,310 1652,318 1622,356 1588,356 1576,352 1567,356 1555,348 1538,348 1538,360 1546,365 1550,382 1559,390 1567,407 1576,415 1580,424 1576,437 1580,445 1588,458 1576,475 1567,475 1563,471 1559,471 1550,479 1550,483 1559,492 1555,496 1546,496 1550,500 1538,500 1542,504 1538,509 1529,504 1521,504 1521,509 1525,521 1521,526 1516,526 1508,517 1504,517 1504,526 1500,526 1495,521 1491,521 1491,530 1483,530 1483,521 1478,521 1474,526 1461,530 1461,534 1466,534 1470,538 1466,542 1461,542 1461,547 1466,551 1461,551 1457,555 1449,564 1449,568 1444,564 1440,568 1440,576 1432,581 1428,589 1419,589 1415,585 1411,585 1406,589 1402,581 1394,576 1381,581 1377,589 1368,589 1364,602 1368,610 1385,623 1389,636 1398,636 1402,631 1406,631 1419,648 1419,674 1411,682 1406,695 1389,708 1381,708 1385,699 1381,695 1385,686 1381,682 1377,678 1373,686 1356,686 1351,682 1347,682 1343,678 1339,669 1334,661 1330,653 1317,653 1313,648 1305,653 1301,648 1292,644 1288,648 1284,653 1279,657 1284,661 1284,653 1288,653 1296,665 1301,665 1296,674 1296,691 1309,691 1305,699 1313,703 1313,712 1322,716 1326,725 1330,729 1334,729 1330,737 1330,746 1326,750 1322,750 1317,746 1317,733 1313,729 1309,729 1301,733 1301,741 1296,737 1292,741 1288,746 1279,746 1271,741 1267,741 1258,750 1237,750 1233,754 1233,758 1237,754 1241,758 1237,763 1246,767 1246,775 1254,784 1250,788 1254,792 1258,796 1262,805 1258,809 1250,809 1246,813 1246,818 1250,822 1246,835 1250,839 1241,839 1237,847 1220,847 1212,856 1212,852 1203,852 1203,868 1199,877 1190,885 1190,890 1195,902 1195,923 1186,928 1182,932 1174,940 1169,932 1161,932 1140,919 1135,915 1127,928 1119,928 1114,932 1119,940 1110,945 1110,949 1114,953 1131,962 1135,966 1114,966 1106,970 1093,974 1072,979 1068,974 1059,970 1030,962 1025,962 1025,953 1013,953 1013,962 1021,970 1021,979 1013,983 1013,979 1008,983 1008,987 1000,995 1004,1004 1013,1017 1013,1025 1021,1025 1042,1046 1047,1050 1042,1055 1030,1067 1025,1080 1000,1110 992,1114 979,1110 958,1101 945,1101 945,1118 941,1122 945,1139 936,1144 941,1152 932,1148 928,1144 928,1135 911,1144 907,1144 886,1148 877,1152 869,1152 865,1156 856,1156 848,1161 848,1169 843,1177 848,1182 852,1177 860,1186 860,1194 848,1207 814,1216 797,1216 784,1207 771,1207 759,1203 742,1211 733,1207 725,1199 704,1194 687,1186 661,1173 653,1165 640,1161 627,1161 619,1156 615,1156 606,1152 598,1152 589,1148 568,1148 554,1139 542,1144 538,1139 529,1139 521,1135 512,1135 504,1127 487,1127 470,1114 461,1114 457,1106 440,1101 427,1093 415,1076 372,1055 360,1038 305,1029 0,966 4,949 17,936 34,923 38,911 42,898 80,860 110,826 131,818 152,813 178,809 190,805 199,792 203,775 212,767 212,746 216,725 229,703 224,682 229,678 237,669 241,657 241,627 254,602 254,572 262,542 262,500 258,483 258,462 254,454 254,437 241,407 237,403 233,394 233,373 237,356 237,344 233,335 241,327 241,288 250,267 254,259 262,232 267,228 275,224 284,207 288,199 296,190 300,182 300,173 305,169 309,160 317,160 326,152 330,152 330,148 330,156 339,169 398,211 415,216 449,232">
          <text:p/>
        </draw:polygon>
        <draw:polygon draw:style-name="gr8" draw:text-style-name="P1" draw:layer="layout" svg:width="1.697cm" svg:height="1.583cm" svg:x="-0.017cm" svg:y="10.841cm" svg:viewBox="0 0 1698 1584" draw:points="88,758 97,749 105,741 114,732 127,720 144,720 148,711 156,707 160,703 173,686 190,677 199,673 203,669 211,660 220,648 228,648 249,644 254,648 266,660 275,665 279,669 292,677 304,690 309,690 347,703 372,707 381,711 389,711 406,724 423,737 431,741 448,754 457,758 469,758 508,779 550,766 563,758 592,754 613,737 622,720 635,669 677,622 673,614 728,610 753,618 762,622 766,627 770,627 779,622 791,618 804,610 808,605 800,601 791,593 770,580 762,572 753,559 757,550 740,533 728,517 740,508 812,428 863,360 890,334 911,318 928,305 945,301 991,292 1008,284 1017,279 1050,237 1084,203 1101,199 1144,186 1241,140 1245,136 1245,55 1258,47 1288,34 1372,30 1393,30 1406,25 1419,17 1427,9 1436,0 1567,119 1571,114 1571,110 1575,114 1588,110 1698,241 1685,246 1681,250 1677,254 1673,258 1673,296 1660,326 1647,339 1626,360 1622,368 1605,411 1597,423 1592,445 1592,470 1584,478 1575,483 1542,483 1525,478 1516,474 1503,474 1495,478 1495,487 1499,495 1499,512 1495,525 1478,538 1470,550 1461,572 1453,588 1448,601 1448,605 1470,639 1478,669 1482,715 1465,758 1415,771 1406,779 1402,783 1398,796 1393,834 1376,864 1364,881 1355,893 1330,914 1300,944 1279,978 1262,986 1232,986 1199,991 1190,995 1182,999 1165,1047 1161,1051 1190,1081 1194,1131 1199,1157 1105,1131 1084,1119 1050,1123 1042,1127 1008,1131 995,1136 962,1144 945,1144 911,1161 902,1169 898,1199 881,1224 881,1233 873,1246 873,1258 863,1275 842,1305 838,1318 808,1347 783,1364 774,1373 770,1385 770,1394 762,1407 749,1411 740,1415 711,1436 698,1449 694,1453 694,1466 685,1478 673,1495 664,1508 656,1517 643,1534 639,1542 626,1550 622,1555 622,1559 596,1576 592,1584 588,1580 580,1576 567,1559 558,1542 546,1504 546,1478 537,1470 486,1445 503,1432 342,1385 258,1364 245,1377 237,1368 135,1292 101,1284 88,1275 72,1275 55,1263 46,1258 50,1254 55,1254 80,1224 84,1216 97,1199 105,1186 118,1161 139,1127 148,1123 224,1020 220,1016 211,1008 207,1003 199,999 177,995 169,995 131,974 84,931 67,914 38,889 29,876 25,872 21,859 12,851 8,838 0,834 4,830 12,821 17,821 21,813 42,809 55,800 59,787 67,779 72,771 80,762">
          <text:p/>
        </draw:polygon>
        <draw:polygon draw:style-name="gr8" draw:text-style-name="P1" draw:layer="layout" svg:width="2.324cm" svg:height="2.184cm" svg:x="9.711cm" svg:y="6.811cm" svg:viewBox="0 0 2325 2185" draw:points="199,1110 199,1106 207,1097 220,1097 237,1089 245,1089 266,1080 271,1068 254,1030 258,1013 241,1000 237,979 224,962 186,936 152,928 135,894 139,856 169,796 173,766 173,707 165,690 139,665 110,618 101,584 80,550 72,521 68,491 68,419 63,389 42,343 17,326 0,300 0,275 12,220 29,190 84,114 72,102 72,80 80,72 76,55 63,46 68,34 63,21 72,0 123,51 178,93 220,110 250,127 317,152 360,157 516,195 614,199 750,224 780,224 864,220 1000,250 1080,237 1123,241 1161,250 1195,267 1275,322 1368,372 1525,453 1588,491 1639,508 1652,504 1631,533 1622,567 1618,631 1626,703 1635,737 1652,762 1673,775 1698,766 1728,745 1753,720 1787,698 1821,686 1842,686 1868,690 1902,732 1897,783 1889,817 1859,869 1817,924 1736,992 1720,1008 1715,1030 1724,1055 1732,1063 1749,1076 1766,1085 1770,1089 1779,1093 1821,1093 1847,1080 1974,1000 2012,992 2029,992 2050,996 2071,1013 2088,1038 2109,1097 2134,1131 2172,1174 2215,1199 2270,1246 2312,1322 2325,1453 2304,1563 2253,1648 2202,1703 2151,1741 2071,1770 1969,1787 1876,1821 1859,1804 1834,1787 1770,1783 1669,1821 1614,1876 1593,1889 1576,1889 1563,1881 1546,1876 1521,1881 1508,1885 1499,1881 1474,1881 1461,1876 1453,1876 1457,1859 1453,1851 1432,1847 1419,1834 1415,1834 1402,1847 1398,1847 1398,1821 1394,1817 1394,1813 1385,1809 1381,1792 1372,1787 1351,1787 1355,1796 1347,1800 1317,1796 1275,1804 1271,1813 1245,1821 1245,1834 1237,1842 1228,1847 1228,1859 1245,1885 1237,1902 1216,1906 1207,1889 1195,1902 1182,1889 1173,1893 1161,1889 1135,1893 1101,1881 1089,1881 1076,1872 1068,1876 1068,1889 1051,1897 1034,1893 1029,1897 1029,1914 1013,1914 1013,1919 1008,1919 1000,1906 970,1897 962,1889 953,1889 953,1906 932,1906 911,1927 907,1936 890,1944 877,1940 864,1927 839,1914 831,1914 818,1923 818,1919 809,1919 775,1902 750,1902 736,1897 719,1910 698,1914 690,1919 677,1910 660,1923 660,1936 643,1940 643,1948 622,1952 614,1961 605,1965 592,1961 580,1974 563,1969 559,1978 508,1999 499,2024 482,2050 432,2067 393,2063 343,2079 305,2122 300,2151 305,2164 305,2185 131,2101 135,1881 114,1864 101,1855 97,1851 93,1847 80,1809 80,1775 76,1728 68,1703 72,1694 63,1660 68,1648 80,1635 84,1580 72,1550 76,1538 68,1521 59,1483 72,1483 80,1474 93,1470 101,1461 118,1440 131,1440 148,1428 156,1381 156,1377 148,1377 144,1368 156,1351 161,1330 182,1317 199,1284 224,1267 233,1246 207,1220 228,1182 199,1140 190,1140">
          <text:p/>
        </draw:polygon>
        <draw:polygon draw:style-name="gr8" draw:text-style-name="P1" draw:layer="layout" svg:width="1.782cm" svg:height="0.952cm" svg:x="20.222cm" svg:y="13.847cm" svg:viewBox="0 0 1783 953" draw:points="1068,478 1064,470 1064,444 1072,419 1089,398 1098,389 1106,385 1119,385 1131,389 1144,389 1148,381 1161,372 1170,360 1178,351 1186,343 1191,338 1203,334 1220,313 1225,300 1229,296 1242,288 1246,275 1246,241 1250,233 1275,199 1288,194 1292,186 1297,182 1301,178 1313,165 1318,156 1318,152 1326,144 1330,135 1339,131 1352,114 1360,110 1364,93 1360,80 1364,76 1369,72 1369,63 1381,55 1398,51 1402,46 1415,42 1415,25 1419,21 1419,12 1428,4 1428,0 1432,4 1449,0 1457,4 1470,12 1500,12 1508,21 1512,25 1508,38 1512,42 1517,42 1521,55 1534,67 1538,67 1534,72 1529,76 1521,72 1517,72 1521,80 1512,76 1508,76 1504,89 1504,110 1508,118 1508,131 1512,135 1517,135 1517,144 1512,152 1517,152 1529,144 1534,144 1534,148 1529,148 1529,152 1538,161 1546,165 1555,169 1555,173 1559,182 1567,178 1567,156 1563,148 1567,144 1572,144 1584,152 1593,148 1597,152 1601,169 1606,178 1618,186 1623,194 1631,194 1631,186 1656,190 1652,199 1644,207 1644,211 1648,216 1648,220 1644,224 1635,224 1635,228 1631,233 1618,228 1623,241 1614,249 1610,254 1614,258 1623,262 1623,271 1627,271 1635,262 1644,262 1644,271 1639,275 1635,279 1639,279 1648,283 1656,283 1665,288 1678,288 1678,300 1686,300 1686,292 1694,288 1694,283 1699,279 1703,279 1711,288 1716,283 1711,271 1724,271 1724,275 1733,279 1737,283 1737,300 1745,305 1762,317 1766,326 1775,330 1779,334 1783,343 1779,347 1771,347 1754,338 1750,338 1741,347 1733,347 1733,355 1741,355 1745,360 1745,364 1733,376 1733,389 1728,389 1720,393 1711,393 1703,406 1703,410 1711,415 1716,419 1690,436 1686,444 1678,453 1678,457 1686,465 1690,470 1699,465 1703,474 1711,470 1711,478 1720,482 1716,491 1724,503 1724,512 1737,516 1741,525 1745,525 1741,529 1728,525 1724,529 1724,533 1737,533 1737,537 1733,537 1737,542 1741,546 1741,554 1733,554 1728,563 1733,563 1750,567 1754,567 1754,571 1745,588 1737,592 1733,601 1733,609 1728,609 1728,601 1720,588 1711,575 1707,580 1707,588 1703,592 1694,597 1682,588 1669,597 1665,601 1656,601 1635,614 1618,635 1610,635 1606,643 1597,639 1593,647 1589,652 1589,656 1593,660 1593,664 1584,664 1576,669 1567,669 1567,681 1559,686 1551,698 1538,694 1534,698 1529,707 1542,711 1542,715 1538,724 1546,728 1546,745 1542,749 1546,757 1542,766 1538,766 1525,779 1525,787 1521,791 1521,796 1517,800 1521,804 1517,808 1521,808 1517,817 1508,817 1500,821 1500,829 1508,851 1500,876 1500,880 1496,889 1491,893 1496,901 1491,906 1491,915 1487,924 1483,941 1479,941 1466,945 1457,945 1445,949 1432,953 1424,949 1411,949 1398,953 1385,945 1377,949 1369,941 1360,941 1352,932 1343,928 1326,901 1301,897 1275,884 1258,880 1254,876 1250,859 1225,859 1212,868 1208,868 1191,846 1182,851 1165,868 1157,872 1127,876 1123,876 1115,884 1106,889 1102,889 1089,884 1081,884 1072,880 1064,880 1055,884 1038,884 1034,876 1021,876 1021,868 1017,868 1013,859 1009,859 1000,863 996,863 988,855 975,859 966,855 958,872 954,876 928,876 924,872 920,872 911,876 911,872 907,872 907,868 899,868 894,859 886,855 873,859 873,863 861,868 848,868 831,872 822,868 822,872 818,872 805,868 784,868 780,863 772,842 772,838 767,829 772,825 776,821 772,808 759,813 750,817 738,817 721,825 704,829 700,825 695,825 691,821 683,817 670,817 670,800 662,796 645,787 640,774 632,762 619,757 602,753 573,757 560,766 556,774 547,779 547,783 543,783 539,779 526,779 526,783 513,783 513,774 501,783 501,779 492,762 458,745 458,741 450,736 450,724 446,719 433,719 433,715 429,707 424,707 420,698 408,694 399,681 382,681 374,673 365,656 357,656 353,656 348,647 344,647 336,639 327,635 323,635 314,630 302,626 285,622 276,618 272,618 267,614 258,614 246,601 237,597 233,601 233,592 220,597 212,592 208,592 203,588 203,584 186,584 178,580 165,563 148,563 136,567 123,559 114,554 98,542 81,520 72,516 72,512 64,508 59,503 59,495 51,491 47,470 34,461 21,444 21,427 13,415 9,402 4,402 0,398 9,393 13,385 17,381 34,381 38,376 47,376 51,368 55,368 64,372 64,368 59,364 64,360 68,364 72,368 76,368 85,360 81,355 89,347 93,347 102,351 106,351 114,347 136,347 136,334 144,326 157,321 169,317 178,313 182,313 186,309 212,317 237,309 241,305 241,296 254,292 250,283 263,283 267,279 267,275 272,275 285,271 293,271 302,275 306,275 306,271 297,266 319,266 323,262 344,262 357,266 378,258 391,266 412,262 420,262 433,258 450,258 458,249 471,249 492,254 509,245 513,237 535,220 539,216 547,211 556,207 564,207 573,220 581,224 585,224 594,228 598,245 602,249 607,258 628,262 632,262 640,266 653,275 678,275 691,283 700,292 717,296 738,309 759,317 780,317 793,313 805,313 810,317 818,321 827,334 835,343 844,355 856,368 882,376 903,381 966,423 1051,470">
          <text:p/>
        </draw:polygon>
        <draw:polygon draw:style-name="gr8" draw:text-style-name="P1" draw:layer="layout" svg:width="2.147cm" svg:height="2.21cm" svg:x="-0.238cm" svg:y="15.688cm" svg:viewBox="0 0 2148 2211" draw:points="1152,322 1156,313 1165,305 1165,288 1160,275 1165,246 1169,233 1203,208 1220,191 1258,165 1266,161 1270,174 1270,182 1287,199 1296,208 1300,233 1304,242 1314,250 1343,258 1343,233 1348,225 1348,208 1335,182 1335,165 1331,157 1335,144 1356,127 1377,115 1386,106 1382,98 1356,76 1360,64 1398,59 1407,51 1428,17 1432,0 1449,4 1466,0 1559,4 1589,9 1606,17 1614,26 1614,51 1606,68 1585,93 1580,106 1580,119 1585,131 1593,140 1606,144 1674,144 1720,153 1788,178 1818,186 1864,208 1898,233 1898,246 1906,284 1902,318 1911,352 1923,385 1940,424 1953,436 1987,466 2000,474 2046,491 2063,500 2076,500 2101,517 2114,529 2122,538 2131,555 2135,563 2144,589 2144,593 2148,614 2144,644 2135,661 2110,720 2105,766 2097,792 2080,817 2072,834 2042,877 2033,890 2029,916 2029,928 2038,941 2055,971 2046,979 2025,983 2008,988 1991,1005 1987,1013 1974,1013 1974,1021 1966,1034 1966,1060 1970,1081 1978,1089 1983,1102 1995,1110 1995,1136 2000,1157 1995,1165 1987,1174 1978,1182 1961,1182 1945,1203 1923,1237 1894,1237 1864,1254 1856,1267 1851,1275 1847,1288 1830,1301 1818,1322 1813,1330 1805,1343 1801,1364 1801,1390 1796,1398 1792,1411 1788,1419 1788,1436 1792,1445 1792,1453 1788,1470 1784,1500 1771,1534 1750,1546 1737,1555 1724,1572 1716,1597 1707,1606 1606,1551 1542,1631 1300,1936 1118,2169 1093,2211 944,2143 868,2105 716,2029 593,1970 386,1868 174,1762 161,1754 30,1686 17,1669 13,1656 22,1644 47,1644 43,1631 39,1610 22,1589 43,1589 72,1593 85,1593 98,1584 115,1563 136,1546 132,1534 111,1529 89,1521 72,1508 55,1483 39,1466 17,1457 0,1436 0,1424 13,1419 39,1428 47,1424 68,1407 77,1394 72,1381 72,1369 85,1369 106,1386 119,1390 127,1386 140,1381 161,1364 182,1352 199,1330 221,1318 246,1297 259,1301 263,1318 271,1326 293,1305 297,1292 293,1271 284,1259 267,1237 259,1220 276,1225 280,1233 293,1233 301,1229 314,1220 314,1203 288,1195 284,1182 280,1174 276,1161 280,1148 305,1148 318,1153 322,1161 331,1174 335,1187 343,1195 356,1195 407,1174 415,1165 415,1153 411,1140 407,1132 407,1119 415,1106 428,1106 436,1110 441,1127 441,1140 449,1161 458,1174 466,1182 479,1187 492,1174 504,1144 517,1127 525,1119 538,1115 568,1115 602,1123 644,1140 652,1140 661,1136 674,1127 678,1115 678,1106 652,1085 648,1076 657,1064 648,1055 635,1055 627,1051 606,1043 572,1030 559,1030 547,1021 547,1009 551,996 559,983 589,975 623,975 631,971 640,958 652,937 690,928 703,928 724,937 737,928 729,920 720,911 716,903 720,890 737,860 737,834 712,809 703,809 695,813 686,821 678,821 678,800 686,775 699,758 707,754 707,741 699,737 699,724 720,711 733,716 754,728 775,733 788,733 796,728 801,716 809,699 817,690 826,682 839,661 847,652 839,627 839,614 834,601 822,584 826,576 843,580 864,589 873,589 877,580 881,580 873,567 864,563 839,542 834,529 830,517 834,504 834,491 830,462 834,453 843,449 851,479 873,491 894,504 902,508 915,500 923,491 932,487 944,479 953,470 957,453 961,428 966,424 970,419 987,424 995,436 1008,436 1012,424 1008,407 1008,394 1012,369 1021,360 1033,360 1046,369 1050,377 1055,390 1071,411 1076,440 1076,449 1088,445 1097,440 1118,428 1127,424 1152,394 1156,377 1152,369 1131,364 1127,352">
          <text:p/>
        </draw:polygon>
        <draw:polygon draw:style-name="gr8" draw:text-style-name="P1" draw:layer="layout" svg:width="1.401cm" svg:height="1.563cm" svg:x="11.459cm" svg:y="9.016cm" svg:viewBox="0 0 1402 1564" draw:points="347,589 364,585 423,559 458,525 480,483 471,449 454,411 402,377 364,335 364,301 360,276 360,225 381,170 411,106 432,26 463,30 513,26 556,5 590,0 607,13 611,30 581,85 568,115 568,140 577,161 619,170 649,183 678,216 704,233 721,238 801,229 839,242 877,263 894,280 924,314 937,335 954,369 962,407 992,458 992,475 1004,492 1017,504 1043,513 1098,521 1106,534 1085,564 1055,585 1051,597 1047,606 1161,665 1170,682 1136,737 1115,758 1072,784 1059,796 1059,805 1076,834 1098,847 1115,856 1157,847 1203,822 1280,822 1284,830 1284,839 1280,860 1271,889 1246,915 1225,911 1212,932 1237,953 1237,983 1246,987 1275,987 1313,1008 1364,1008 1394,1021 1402,1042 1390,1046 1305,1055 1292,1063 1292,1072 1297,1097 1326,1149 1326,1161 1309,1178 1280,1204 1271,1212 1271,1225 1267,1233 1263,1255 1246,1267 1233,1280 1229,1288 1225,1297 1225,1305 1203,1322 1208,1352 1212,1356 1212,1360 1220,1377 1225,1382 1220,1386 1212,1394 1199,1415 1186,1420 1182,1432 1165,1445 1161,1462 1157,1479 1153,1492 1140,1509 1131,1534 1123,1542 954,1547 831,1547 674,1551 313,1555 313,1538 309,1525 296,1500 284,1487 263,1479 246,1475 237,1475 186,1504 106,1559 85,1564 51,1559 34,1555 17,1547 9,1525 0,1479 9,1466 17,1462 89,1437 106,1424 119,1415 136,1403 199,1386 208,1377 246,1297 263,1267 288,1246 305,1233 318,1225 373,1225 394,1212 411,1204 423,1187 419,1178 415,1170 398,1157 377,1149 352,1144 318,1140 271,1114 208,1093 153,1063 127,1016 131,970 148,898 144,856 127,830 114,813 93,796 76,779 76,729 72,712 42,631 42,610 51,593 59,589 89,576 136,589 186,606 250,614 296,610">
          <text:p/>
        </draw:polygon>
        <draw:polygon draw:style-name="gr8" draw:text-style-name="P1" draw:layer="layout" svg:width="1.918cm" svg:height="3.209cm" svg:x="15.925cm" svg:y="11.493cm" svg:viewBox="0 0 1919 3210" draw:points="586,1346 598,1333 598,1325 607,1312 624,1291 628,1278 632,1266 628,1253 624,1245 611,1240 598,1245 586,1253 577,1262 564,1266 535,1266 522,1270 501,1283 488,1300 488,1312 501,1329 497,1342 480,1346 408,1346 408,1329 416,1308 408,1283 412,1270 433,1257 446,1253 484,1245 497,1240 526,1223 535,1211 547,1198 552,1185 543,1173 530,1164 522,1160 514,1156 497,1156 475,1147 454,1135 450,1126 437,1118 425,1118 408,1130 387,1143 369,1156 356,1164 339,1160 288,1143 280,1139 271,1126 275,1113 284,1109 309,1101 335,1084 347,1079 360,1084 395,1088 425,1084 433,1079 450,1054 454,1041 459,1020 459,1008 450,999 429,986 412,982 395,982 382,986 356,982 347,978 331,961 314,940 292,919 284,902 280,889 280,855 284,830 292,813 301,804 331,775 339,762 360,724 352,711 288,711 267,707 225,707 204,686 199,677 187,669 178,665 165,648 165,635 170,627 178,622 182,618 250,605 259,610 271,614 280,622 288,627 292,639 309,652 314,660 326,673 335,673 343,677 352,669 382,635 382,614 369,605 343,601 318,588 297,571 259,538 237,516 216,512 204,521 191,593 178,605 170,610 153,610 140,601 136,593 132,580 132,559 140,525 136,495 136,428 144,419 157,415 170,419 187,432 199,436 220,440 242,444 259,444 301,436 314,428 322,419 326,402 322,389 309,377 301,373 271,347 263,339 250,322 246,309 246,296 263,258 263,241 259,233 250,224 242,220 225,216 208,216 132,220 85,220 51,212 26,195 9,182 5,169 0,161 5,140 13,123 21,110 34,110 55,114 98,140 110,144 119,148 144,161 165,165 182,161 199,152 216,135 237,119 246,106 254,85 263,25 271,8 284,0 297,0 305,4 318,8 326,17 331,34 335,68 347,93 360,106 339,123 335,127 322,127 314,123 292,123 284,127 267,144 259,152 246,174 242,178 237,182 242,182 263,195 271,203 275,220 280,233 301,233 305,237 309,246 305,254 305,262 318,288 322,317 318,330 318,334 343,364 343,381 352,394 374,415 374,419 378,423 382,428 399,449 408,453 403,474 399,495 399,504 408,512 433,546 463,555 467,555 475,550 484,546 492,538 505,533 509,533 518,546 522,559 526,571 530,576 535,580 552,593 564,597 577,601 586,605 607,618 615,622 628,635 641,635 653,639 666,643 679,648 696,643 729,648 755,648 759,652 763,656 784,673 789,682 797,686 806,686 818,682 840,682 852,690 861,698 865,707 869,715 873,724 882,728 886,741 890,754 886,775 890,796 895,800 899,813 916,825 924,830 937,842 941,842 954,838 962,838 979,847 996,851 1005,859 1005,872 1000,881 1000,889 1005,902 1013,906 1038,906 1051,889 1060,881 1077,893 1081,902 1085,914 1089,919 1094,919 1106,914 1115,919 1119,923 1123,948 1127,957 1136,961 1144,965 1144,969 1149,991 1153,995 1161,999 1165,999 1170,1012 1174,1016 1178,1020 1187,1024 1191,1020 1204,1016 1208,1016 1225,1020 1242,1024 1250,1024 1259,1020 1271,1008 1276,1008 1284,999 1288,991 1314,991 1331,999 1343,991 1356,991 1360,995 1369,1008 1377,1020 1381,1024 1386,1024 1394,1020 1403,1008 1411,999 1428,999 1441,1003 1462,1003 1466,999 1475,991 1483,982 1496,982 1508,986 1530,978 1546,982 1559,986 1572,995 1580,1003 1593,1003 1618,986 1644,982 1648,982 1657,986 1669,991 1686,982 1720,991 1745,986 1754,986 1771,999 1775,1012 1779,1024 1775,1046 1779,1067 1792,1084 1805,1096 1805,1105 1809,1118 1813,1130 1805,1160 1805,1164 1826,1177 1830,1181 1830,1194 1826,1211 1834,1228 1839,1232 1851,1232 1864,1228 1877,1245 1881,1253 1902,1266 1911,1266 1911,1913 1915,2155 1915,2485 1919,3121 1335,3184 1098,3210 1098,3197 1085,3189 1038,3172 1022,3168 1013,3163 1000,3155 996,3146 996,3134 979,3096 979,3087 988,3049 988,3028 992,3024 1026,3011 1043,2998 1038,2981 1022,2960 1017,2952 1017,2925 1110,2908 1119,2904 1123,2900 1127,2896 1132,2870 1132,2862 1123,2857 1119,2857 1102,2862 1094,2866 1077,2879 1060,2891 1047,2904 1038,2908 1026,2908 1013,2900 1005,2891 992,2874 988,2849 988,2836 983,2811 971,2747 967,2739 967,2692 971,2684 992,2650 988,2646 983,2637 975,2633 928,2616 911,2603 895,2595 865,2587 861,2582 856,2578 873,2523 878,2519 882,2519 899,2515 916,2510 928,2506 928,2502 920,2489 895,2468 882,2451 878,2434 852,2417 848,2413 848,2409 890,2366 903,2345 911,2337 958,2307 962,2303 962,2299 958,2294 941,2278 928,2265 873,2231 869,2222 865,2218 869,2210 878,2206 890,2197 907,2201 924,2206 950,2210 958,2210 958,2184 954,2159 950,2151 941,2146 911,2142 861,2159 840,2159 818,2163 793,2163 776,2159 751,2146 729,2146 713,2112 713,2100 721,2087 729,2083 751,2079 763,2079 772,2083 789,2104 797,2112 810,2104 827,2066 835,2045 840,2032 861,1998 873,1977 878,1964 878,1956 869,1935 852,1918 844,1905 801,1880 780,1871 759,1871 708,1892 674,1905 666,1905 657,1892 657,1854 624,1841 615,1837 607,1829 602,1808 598,1795 602,1782 611,1774 619,1778 632,1791 649,1799 666,1799 687,1791 700,1782 704,1774 704,1765 691,1761 670,1761 649,1757 641,1748 653,1702 657,1693 653,1672 624,1604 611,1600 602,1596 581,1596 577,1609 547,1638 535,1638 522,1634 484,1596 475,1583 480,1571 514,1562 522,1549 522,1532 514,1524 480,1524 467,1520 463,1507 454,1494 454,1482 459,1473 467,1465 475,1460 488,1465 501,1486 509,1494 526,1499 539,1494 556,1469 560,1452 573,1439 598,1439 602,1427 602,1418 590,1410 581,1405 556,1389 552,1380 547,1367 556,1359 564,1355">
          <text:p/>
        </draw:polygon>
        <draw:polygon draw:style-name="gr8" draw:text-style-name="P1" draw:layer="layout" svg:width="1.524cm" svg:height="1.604cm" svg:x="6.68cm" svg:y="15.718cm" svg:viewBox="0 0 1525 1605" draw:points="1520,851 1525,876 1520,880 1520,885 1491,889 1461,902 1436,914 1427,927 1423,935 1419,948 1432,982 1432,1020 1415,1045 1415,1054 1410,1058 1389,1062 1377,1071 1351,1079 1334,1079 1330,1075 1305,1071 1296,1067 1292,1062 1283,1062 1279,1067 1275,1075 1275,1088 1279,1096 1279,1101 1275,1105 1271,1109 1245,1109 1228,1088 1224,1084 1211,1084 1195,1092 1190,1096 1190,1105 1186,1105 1182,1101 1178,1105 1173,1109 1165,1113 1152,1105 1135,1105 1131,1101 1123,1096 1123,1101 1118,1113 1101,1131 1101,1144 1106,1152 1106,1157 1097,1169 1101,1173 1106,1178 1106,1182 1110,1182 1110,1186 1127,1190 1127,1199 1131,1207 1135,1220 1139,1229 1144,1229 1131,1233 1131,1237 1135,1245 1131,1254 1114,1267 1093,1262 1080,1271 1072,1271 1068,1275 1076,1279 1076,1284 1059,1288 1055,1300 1051,1300 1042,1292 1034,1288 1021,1284 1008,1279 1000,1279 991,1284 1000,1292 996,1300 991,1300 983,1296 970,1296 966,1292 962,1284 962,1254 941,1254 928,1250 924,1258 911,1258 890,1245 864,1245 869,1258 864,1271 873,1288 881,1296 877,1300 869,1305 873,1309 873,1317 864,1322 860,1326 864,1343 864,1356 860,1360 847,1364 843,1368 843,1381 852,1398 852,1402 839,1411 839,1415 835,1419 809,1419 797,1423 784,1423 771,1411 750,1389 729,1368 703,1377 695,1402 712,1406 742,1419 754,1432 754,1444 746,1461 746,1478 737,1483 725,1478 716,1470 699,1474 682,1436 674,1427 653,1423 648,1406 636,1406 619,1411 615,1423 606,1449 610,1461 619,1478 623,1487 619,1499 581,1516 568,1512 560,1504 547,1499 517,1499 500,1504 488,1508 500,1525 538,1550 551,1554 560,1559 572,1571 581,1593 572,1605 555,1601 538,1584 521,1576 521,1559 513,1550 479,1550 462,1546 445,1542 437,1529 420,1499 411,1487 386,1495 369,1516 352,1525 322,1508 318,1495 322,1478 318,1461 310,1453 284,1470 267,1491 259,1499 246,1495 242,1483 242,1466 250,1427 242,1411 217,1402 173,1381 152,1372 144,1381 139,1406 144,1419 148,1436 144,1449 135,1470 127,1478 114,1487 97,1470 97,1461 93,1449 84,1444 76,1444 55,1427 46,1419 42,1406 46,1394 84,1398 93,1394 97,1385 93,1372 80,1372 67,1364 84,1343 80,1317 67,1305 67,1300 38,1279 25,1275 8,1258 8,1254 17,1241 21,1241 34,1245 46,1254 80,1254 89,1258 97,1250 101,1241 106,1220 97,1195 93,1190 89,1190 72,1195 63,1190 51,1186 34,1173 0,1157 0,1144 4,1140 8,1122 21,1113 34,1105 46,1105 59,1109 97,1135 101,1144 110,1144 110,1148 114,1144 118,1140 127,1135 131,1135 127,1131 118,1109 114,1096 118,1088 122,1079 148,1058 148,1050 131,1037 131,1033 139,990 139,986 131,961 131,952 139,952 156,961 183,978 208,990 208,999 191,1024 191,1033 204,1054 208,1058 221,1058 238,1054 242,1050 242,1003 238,978 242,974 255,969 263,969 276,974 284,965 297,944 297,935 289,923 289,914 293,906 289,897 272,868 272,851 276,842 272,838 246,808 246,787 238,762 234,753 229,741 217,711 221,707 225,703 234,698 267,690 272,686 280,677 284,673 293,673 306,677 318,686 339,698 348,698 348,694 352,694 348,652 344,643 339,635 331,626 322,622 314,622 310,605 301,605 293,593 289,584 293,576 306,559 306,550 301,550 297,546 276,554 267,550 263,542 272,529 280,521 297,516 314,516 327,521 322,546 331,563 339,571 348,576 361,584 377,559 373,550 361,533 356,521 361,508 386,482 390,474 386,457 382,449 377,444 344,444 327,453 301,453 289,449 263,427 255,427 229,432 212,415 195,398 195,389 200,385 208,381 217,377 234,377 246,381 250,381 272,372 297,355 306,351 310,347 318,334 314,317 314,300 318,300 352,326 365,330 369,330 373,326 377,322 382,279 377,275 348,258 344,250 335,237 331,216 335,195 335,190 348,190 352,186 352,156 361,152 361,148 369,152 386,165 390,173 394,190 407,195 394,224 390,233 399,250 403,258 416,262 416,258 428,241 428,237 433,237 441,250 449,254 466,237 471,228 488,233 504,228 509,224 509,199 504,186 509,182 513,182 526,186 547,186 555,182 572,190 572,195 564,199 547,199 547,203 551,216 564,220 568,216 576,203 589,199 598,199 602,195 615,199 619,195 619,182 631,173 636,165 644,152 644,144 636,144 631,140 631,127 619,118 615,110 610,101 627,85 648,80 657,80 670,85 678,85 682,80 691,68 695,59 716,59 729,55 729,51 712,38 708,34 708,21 699,13 695,8 703,4 712,4 712,0 716,0 720,8 725,8 733,13 746,25 750,25 767,29 771,34 780,38 784,46 784,51 788,59 797,63 822,68 830,68 847,63 852,63 847,72 856,76 856,80 839,85 835,93 830,97 822,85 805,93 788,93 797,101 805,114 809,118 814,118 818,114 826,110 839,110 839,114 843,127 839,127 835,131 860,152 864,152 873,148 890,152 898,152 898,161 902,169 924,182 932,199 941,199 957,190 957,178 949,173 945,169 936,140 941,140 945,135 953,131 962,135 974,140 974,144 983,148 991,152 1008,148 1008,161 1004,178 1004,182 1021,190 1051,212 1055,216 1059,216 1063,220 1068,216 1076,212 1084,216 1089,220 1089,224 1093,220 1101,224 1114,216 1118,216 1144,203 1152,203 1161,207 1173,212 1182,224 1190,237 1190,241 1173,254 1182,262 1178,267 1182,271 1186,279 1195,283 1216,288 1216,279 1224,279 1237,296 1245,296 1245,292 1250,288 1254,283 1275,283 1279,279 1288,271 1296,271 1296,309 1288,317 1283,334 1279,339 1275,343 1262,347 1271,355 1266,360 1266,364 1275,372 1279,372 1283,377 1296,394 1305,402 1305,406 1309,419 1300,427 1300,436 1283,444 1288,457 1288,461 1279,461 1283,470 1288,466 1300,470 1309,482 1305,504 1309,521 1309,525 1296,529 1296,533 1309,537 1309,550 1313,559 1313,567 1326,571 1326,576 1330,580 1334,588 1343,584 1347,597 1338,601 1334,601 1322,605 1309,614 1309,631 1317,639 1322,639 1347,652 1355,664 1355,677 1360,686 1360,711 1364,715 1364,724 1372,732 1389,745 1402,762 1415,787 1432,817 1436,821 1457,817 1478,821 1504,821 1516,825 1520,825">
          <text:p/>
        </draw:polygon>
        <draw:polygon draw:style-name="gr8" draw:text-style-name="P1" draw:layer="layout" svg:width="3.001cm" svg:height="1.748cm" svg:x="6.913cm" svg:y="20.675cm" svg:viewBox="0 0 3002 1749" draw:points="580,893 588,881 588,851 602,826 614,796 610,787 602,783 593,779 575,787 546,796 529,813 512,821 469,843 448,855 410,902 364,923 351,927 338,923 304,910 283,902 266,893 262,885 262,868 270,855 287,843 313,830 326,813 338,792 342,783 342,737 334,724 321,716 296,694 279,682 279,669 287,656 304,644 317,635 330,635 359,639 381,644 406,648 448,644 457,635 461,631 461,627 457,589 448,576 440,563 427,563 406,567 389,572 321,589 270,605 220,618 194,631 110,631 97,635 93,635 88,648 76,669 72,724 67,737 59,745 50,749 38,749 25,745 12,741 8,741 0,732 0,724 4,716 16,707 25,694 29,686 33,665 25,597 25,580 29,576 29,572 33,567 38,559 50,555 63,550 76,555 139,584 165,584 169,572 182,533 211,495 245,445 258,428 266,411 266,398 262,394 258,390 237,390 211,402 199,415 177,423 165,428 127,436 114,445 55,478 38,487 21,487 444,76 448,72 453,81 453,93 457,106 465,123 465,136 469,157 469,161 474,174 478,178 478,182 486,186 491,191 491,195 495,199 516,203 529,212 550,220 558,224 563,224 567,229 580,229 584,233 593,233 597,237 606,241 610,246 614,254 623,258 627,258 640,254 648,254 657,254 665,241 669,237 678,237 678,233 686,229 691,224 691,220 695,216 699,212 703,208 708,203 708,191 712,186 712,182 720,178 733,178 737,182 750,182 754,186 758,186 758,191 763,195 792,195 796,199 801,203 805,208 809,212 813,216 826,220 835,220 835,224 839,233 839,241 835,250 835,267 843,279 843,284 847,284 851,288 860,296 860,301 864,301 864,326 873,335 881,339 894,339 932,330 953,330 957,335 970,343 987,360 995,364 1000,364 1008,360 1017,356 1021,356 1025,360 1025,373 1021,377 1021,381 1025,385 1029,390 1029,385 1033,381 1046,351 1050,343 1055,326 1059,313 1072,292 1076,284 1076,279 1072,275 1063,275 1055,279 1050,279 1042,275 1038,275 1033,267 1033,258 1038,246 1038,229 1033,216 1033,212 1038,208 1046,208 1050,203 1055,195 1059,191 1080,182 1084,178 1084,169 1080,169 1072,165 1059,157 1055,152 1046,136 1046,102 1055,97 1067,93 1072,89 1084,89 1101,93 1105,93 1110,89 1114,85 1118,76 1122,76 1127,72 1144,68 1152,64 1165,55 1173,51 1177,47 1182,42 1203,42 1211,47 1237,47 1237,42 1249,25 1254,17 1279,13 1287,4 1296,0 1304,4 1326,13 1334,21 1343,21 1355,17 1372,17 1398,30 1402,25 1414,30 1423,30 1431,17 1431,21 1448,21 1457,42 1495,68 1512,89 1546,102 1580,93 1597,136 1597,169 1622,148 1652,169 1664,195 1707,254 1732,275 1757,292 1795,305 1855,322 1880,330 1906,347 1961,385 2003,411 2088,453 2198,504 2215,525 2206,563 2210,618 2232,648 2270,720 2308,737 2363,737 2409,749 2464,771 2486,775 2562,817 2608,898 2621,906 2629,889 2634,868 2646,868 2676,906 2684,919 2701,919 2727,906 2765,893 2782,885 2858,868 2871,864 2879,868 2892,876 2909,876 2917,872 2938,872 2951,864 2968,847 2981,843 2994,851 3002,864 2977,893 2968,914 2955,931 2951,948 2951,978 2960,1012 2951,1025 2909,1050 2892,1075 2900,1084 2896,1109 2913,1118 2913,1156 2926,1173 2922,1191 2943,1220 2926,1233 2909,1233 2867,1254 2845,1263 2833,1267 2824,1267 2803,1254 2786,1254 2756,1267 2731,1292 2714,1296 2684,1309 2646,1309 2629,1313 2579,1318 2562,1313 2541,1326 2515,1318 2486,1313 2456,1318 2439,1318 2401,1288 2371,1271 2316,1250 2278,1241 2253,1225 2236,1212 2219,1212 2206,1199 2185,1186 2172,1143 2155,1168 2164,1182 2168,1191 2198,1212 2223,1233 2236,1241 2232,1263 2257,1275 2244,1288 2236,1301 2227,1326 2219,1330 2202,1326 2189,1335 2193,1352 2168,1343 2155,1373 2138,1402 2117,1423 2130,1436 2151,1432 2164,1445 2172,1436 2189,1440 2185,1453 2168,1466 2181,1474 2181,1491 2168,1508 2172,1521 2193,1525 2206,1508 2219,1491 2236,1504 2244,1517 2257,1508 2265,1512 2312,1504 2329,1534 2316,1550 2359,1576 2359,1618 2350,1635 2337,1635 2329,1652 2303,1690 2299,1711 2075,1644 2033,1631 2007,1635 1982,1631 1961,1610 1939,1614 1914,1597 1906,1580 1889,1572 1867,1567 1851,1576 1838,1567 1800,1572 1800,1550 1779,1538 1766,1538 1745,1529 1728,1525 1711,1508 1702,1491 1690,1500 1685,1500 1677,1508 1660,1525 1647,1525 1635,1512 1601,1512 1601,1525 1588,1542 1584,1555 1584,1572 1571,1567 1558,1563 1541,1572 1541,1589 1529,1584 1516,1593 1491,1584 1482,1593 1470,1593 1478,1567 1465,1550 1465,1538 1436,1517 1436,1491 1427,1479 1410,1466 1398,1474 1385,1491 1372,1495 1372,1512 1364,1517 1359,1538 1359,1550 1372,1567 1359,1576 1343,1597 1334,1614 1317,1618 1317,1639 1334,1639 1330,1652 1317,1665 1309,1677 1300,1694 1287,1707 1266,1707 1254,1694 1237,1686 1211,1682 1173,1686 1173,1673 1182,1656 1173,1644 1152,1644 1144,1656 1127,1656 1105,1682 1080,1690 1063,1694 1055,1694 1050,1707 1038,1716 1038,1733 1025,1733 1025,1707 1017,1707 1012,1720 1004,1737 1004,1749 991,1745 987,1724 962,1707 962,1728 953,1741 940,1728 928,1711 923,1694 911,1682 868,1682 868,1694 860,1707 839,1707 835,1690 839,1673 847,1652 851,1635 851,1601 839,1593 818,1584 805,1576 779,1559 767,1559 754,1576 729,1572 716,1563 695,1550 686,1538 669,1538 665,1546 652,1546 648,1538 644,1521 631,1491 627,1474 636,1462 652,1453 652,1440 640,1428 623,1423 597,1428 575,1423 571,1423 575,1385 571,1352 554,1318 516,1275 491,1246 474,1237 453,1229 419,1229 389,1220 372,1203 364,1191 364,1178 372,1173 376,1168 410,1164 436,1160 461,1152 491,1147 512,1135 537,1105 541,1088 533,1067 520,1041 508,1008 512,986 524,961 567,919">
          <text:p/>
        </draw:polygon>
        <draw:polygon draw:style-name="gr8" draw:text-style-name="P1" draw:layer="layout" svg:width="2.307cm" svg:height="2.095cm" svg:x="6.43cm" svg:y="10.744cm" svg:viewBox="0 0 2308 2096" draw:points="1329,1774 1325,1770 1317,1770 1253,1758 1228,1753 1113,1732 1101,1736 1063,1745 1020,1766 1003,1779 995,1783 974,1800 961,1808 957,1813 948,1821 940,1817 919,1808 910,1800 889,1834 880,1846 876,1855 868,1868 864,1876 855,1885 855,1889 851,1897 842,1914 834,1927 825,1940 821,1948 809,1969 800,1978 796,1978 783,1961 770,1948 766,1944 758,1931 753,1931 749,1927 749,1923 745,1914 728,1897 720,1885 703,1868 694,1859 686,1851 673,1834 665,1821 652,1813 639,1796 614,1762 588,1749 550,1736 529,1728 521,1724 508,1715 474,1690 423,1626 377,1609 368,1609 356,1601 326,1592 330,1580 372,1491 334,1474 317,1453 301,1427 296,1415 288,1402 275,1398 267,1389 258,1377 250,1360 262,1334 262,1317 271,1305 279,1283 271,1262 262,1241 237,1207 237,1190 212,1144 207,1106 203,1084 190,1076 190,1063 182,1055 174,1042 165,1021 140,983 127,970 123,957 106,932 97,911 89,894 80,885 63,885 55,881 30,885 25,869 0,847 4,835 21,818 42,801 47,784 30,774 38,762 30,753 30,745 38,736 47,736 63,745 72,741 93,711 106,681 114,673 118,664 123,647 123,643 114,635 110,618 110,614 114,605 123,609 127,605 131,601 131,597 123,588 110,580 110,575 123,563 135,558 144,550 135,533 144,525 140,520 140,512 161,508 169,495 174,482 182,474 182,470 178,465 169,453 148,444 144,436 140,423 144,406 152,406 161,402 174,381 195,372 199,364 195,347 186,338 182,334 186,326 182,313 186,304 195,296 199,288 199,275 195,266 212,258 233,266 229,254 241,241 258,254 258,241 279,258 296,258 292,266 292,279 284,288 267,296 279,321 301,321 301,326 305,334 301,338 292,338 288,330 288,334 284,338 288,343 309,347 296,355 292,355 284,351 279,355 279,360 275,364 271,360 267,355 262,360 262,364 271,364 288,372 288,402 292,419 330,423 343,410 339,398 347,393 360,385 381,381 389,372 402,368 411,360 415,355 432,347 444,334 457,300 466,292 495,262 512,237 529,216 542,173 550,148 555,122 555,110 550,89 550,76 571,38 580,29 593,21 622,0 783,4 1130,17 1460,25 1847,34 2160,46 2181,46 2190,55 2190,59 2181,63 2177,67 2168,72 2164,76 2151,76 2147,80 2160,80 2168,84 2164,89 2160,97 2160,110 2164,127 2190,148 2202,165 2219,186 2223,194 2228,220 2228,271 2223,279 2223,283 2219,292 2207,292 2202,296 2202,313 2194,326 2177,338 2173,343 2173,351 2185,372 2194,393 2194,402 2185,410 2181,415 2177,415 2177,427 2173,436 2177,453 2143,448 2143,461 2151,470 2151,495 2156,503 2156,508 2160,520 2181,529 2185,537 2181,567 2177,575 2168,580 2160,584 2156,588 2151,588 2143,592 2139,597 2122,622 2122,639 2118,643 2118,669 2122,673 2122,685 2118,698 2101,698 2092,702 2084,724 2080,732 2071,736 2054,741 2046,749 2024,749 2003,766 1991,770 1986,784 1978,792 1978,797 1961,805 1957,813 1953,822 1957,885 1957,894 1953,902 1944,911 1940,924 1940,936 1931,953 1931,991 1936,1004 1936,1029 1940,1046 1936,1051 1931,1055 1923,1063 1910,1076 1906,1084 1910,1093 1906,1106 1902,1114 1902,1118 1906,1156 1919,1186 1936,1199 1961,1224 1965,1228 1974,1241 1995,1262 2012,1288 2029,1338 2037,1343 2046,1347 2050,1351 2067,1355 2105,1360 2135,1364 2156,1368 2173,1377 2181,1385 2194,1398 2198,1423 2215,1448 2219,1453 2253,1461 2304,1482 2308,1512 2266,1575 2253,1597 2240,1609 2232,1639 2202,1702 2194,1732 2190,1745 2168,1787 2143,1846 2135,1868 2126,1906 2126,1935 2118,1969 2122,1986 2113,1995 2105,1999 2092,2003 2071,1990 2067,1995 2067,2012 2071,2012 2075,2016 2071,2028 2075,2041 2071,2045 2058,2041 2058,2037 2054,2033 2050,2024 2046,2020 2041,2020 2037,2024 2041,2028 2037,2033 2033,2037 2033,2041 2024,2037 2016,2041 2016,2045 2008,2045 1999,2041 1986,2033 1953,2041 1944,2050 1944,2058 1940,2067 1936,2071 1923,2071 1906,2067 1902,2054 1893,2050 1893,2054 1885,2050 1872,2054 1868,2058 1851,2062 1851,2058 1847,2050 1842,2050 1826,2045 1813,2045 1804,2041 1800,2041 1796,2045 1787,2045 1775,2050 1766,2045 1762,2045 1758,2054 1754,2058 1749,2067 1745,2071 1745,2079 1703,2079 1694,2083 1690,2088 1673,2092 1665,2096 1656,2088 1652,2088 1642,2092 1630,2088 1626,2083 1621,2079 1621,2071 1613,2062 1613,2050 1609,2028 1604,2024 1609,2020 1604,2020 1600,2016 1596,2016 1600,2012 1600,2007 1587,1986 1583,1982 1579,1982 1575,1978 1566,1973 1558,1973 1554,1961 1549,1956 1545,1952 1532,1940 1524,1931 1520,1927 1515,1923 1515,1910 1482,1885 1469,1885 1456,1889 1456,1893 1452,1893 1431,1872 1427,1863 1414,1851 1397,1842 1376,1834 1367,1838 1359,1825 1342,1796">
          <text:p/>
        </draw:polygon>
        <draw:polygon draw:style-name="gr8" draw:text-style-name="P1" draw:layer="layout" svg:width="2.497cm" svg:height="2.84cm" svg:x="8.187cm" svg:y="19.85cm" svg:viewBox="0 0 2498 2841" draw:points="135,491 144,469 152,465 156,410 148,393 139,372 97,334 80,317 72,296 89,279 110,266 101,249 106,232 127,228 144,237 156,224 144,207 114,177 110,160 118,148 114,122 131,105 131,84 110,72 110,55 123,50 127,42 148,29 152,17 148,0 161,8 211,8 228,25 250,25 258,38 254,67 254,93 271,105 292,118 309,135 317,160 296,169 279,194 292,211 317,215 334,207 364,207 389,211 432,245 444,245 453,224 453,203 461,173 465,144 491,139 516,152 529,169 508,207 512,220 525,241 560,254 581,262 572,283 555,309 555,330 577,351 593,359 615,376 644,402 674,398 674,385 687,385 720,402 746,406 763,419 759,448 805,474 831,491 822,520 814,541 835,550 864,499 869,469 864,453 881,457 915,469 928,486 945,508 941,533 941,554 962,567 1004,567 1017,554 1025,537 1051,537 1080,495 1101,474 1114,478 1127,503 1152,508 1165,499 1195,474 1250,453 1292,453 1296,469 1275,486 1212,495 1195,508 1190,525 1212,533 1237,537 1262,550 1283,567 1309,588 1309,609 1296,639 1288,677 1275,702 1258,723 1262,740 1288,745 1322,736 1334,753 1343,800 1385,817 1423,821 1440,808 1461,825 1482,838 1512,846 1546,863 1546,884 1537,918 1550,952 1563,948 1584,910 1626,876 1643,863 1648,872 1652,901 1664,910 1698,914 1707,893 1711,876 1698,846 1698,834 1736,829 1825,855 1842,867 1838,893 1813,939 1817,956 1842,961 1914,961 1914,982 1918,1003 1940,1003 1965,990 1995,990 2007,1003 2007,1037 2003,1075 1978,1096 1974,1126 2016,1134 2029,1126 2062,1079 2079,1062 2096,1071 2109,1092 2134,1104 2194,1126 2215,1147 2232,1168 2240,1198 2249,1240 2266,1223 2316,1193 2338,1193 2329,1219 2308,1265 2312,1291 2299,1308 2278,1316 2261,1299 2240,1257 2219,1261 2202,1265 2164,1270 2143,1282 2147,1303 2164,1308 2223,1308 2240,1316 2253,1337 2249,1354 2232,1375 2211,1384 2177,1367 2164,1371 2164,1384 2168,1409 2177,1426 2194,1439 2206,1439 2232,1443 2261,1465 2283,1478 2308,1482 2329,1499 2329,1516 2312,1533 2249,1525 2236,1529 2257,1592 2295,1643 2274,1664 2244,1690 2232,1702 2253,1745 2270,1745 2295,1736 2321,1711 2338,1694 2346,1702 2371,1698 2388,1681 2418,1677 2439,1677 2435,1694 2388,1732 2388,1757 2401,1762 2410,1745 2443,1740 2469,1732 2490,1736 2498,1779 2490,1783 2443,1804 2410,1817 2388,1829 2397,1859 2439,1884 2469,1880 2477,1889 2477,1910 2465,1939 2414,1944 2405,1969 2401,1986 2397,2007 2393,2028 2371,2066 2359,2079 2342,2083 2346,2105 2359,2117 2363,2134 2359,2147 2367,2160 2359,2168 2346,2185 2333,2172 2325,2189 2329,2227 2338,2244 2321,2244 2304,2253 2283,2244 2249,2261 2257,2278 2283,2287 2266,2299 2261,2312 2278,2320 2253,2325 2244,2320 2240,2333 2257,2337 2257,2350 2236,2346 2228,2354 2236,2363 2219,2375 2202,2388 2177,2397 2156,2414 2143,2405 2130,2418 2101,2439 2075,2439 2054,2443 2045,2477 2024,2477 2007,2486 1999,2477 1982,2477 1969,2490 1952,2498 1935,2507 1940,2524 1957,2536 1957,2545 1935,2549 1918,2583 1906,2583 1897,2587 1893,2604 1893,2617 1906,2651 1918,2663 1948,2685 1965,2706 1974,2727 1982,2752 1982,2778 1957,2820 1940,2837 1940,2841 1461,2685 1025,2536 1029,2515 1055,2477 1063,2460 1076,2460 1085,2443 1085,2401 1042,2375 1055,2359 1038,2329 991,2337 983,2333 970,2342 962,2329 945,2316 932,2333 919,2350 898,2346 894,2333 907,2316 907,2299 894,2291 911,2278 915,2265 898,2261 890,2270 877,2257 856,2261 843,2248 864,2227 881,2198 894,2168 919,2177 915,2160 928,2151 945,2155 953,2151 962,2126 970,2113 983,2100 958,2088 962,2066 949,2058 924,2037 894,2016 890,2007 881,1994 898,1969 911,2011 932,2024 945,2037 962,2037 979,2050 1004,2066 1042,2075 1097,2096 1127,2113 1165,2143 1182,2143 1212,2138 1241,2143 1267,2151 1288,2138 1305,2143 1355,2138 1372,2134 1410,2134 1440,2121 1457,2117 1482,2092 1512,2079 1529,2079 1550,2092 1559,2092 1571,2088 1593,2079 1635,2058 1652,2058 1669,2045 1648,2016 1652,1999 1639,1982 1639,1944 1622,1935 1626,1910 1618,1901 1635,1876 1677,1851 1686,1838 1677,1804 1677,1774 1681,1757 1694,1740 1703,1719 1728,1690 1720,1677 1707,1669 1694,1673 1677,1690 1664,1698 1643,1698 1635,1702 1618,1702 1605,1694 1597,1690 1584,1694 1508,1711 1491,1719 1453,1732 1427,1745 1410,1745 1402,1732 1372,1694 1360,1694 1355,1715 1347,1732 1334,1724 1288,1643 1212,1601 1190,1597 1135,1575 1089,1563 1034,1563 996,1546 958,1474 936,1443 932,1388 941,1350 924,1329 814,1278 729,1236 687,1210 632,1172 606,1155 581,1147 520,1130 482,1117 457,1100 432,1079 389,1020 377,994 347,973 322,994 322,961 305,918 271,927 237,914 220,893 182,867 173,846 156,846 156,842 148,834 127,838 101,829 93,817 76,821 63,817 63,783 34,749 51,732 46,719 29,719 17,702 17,668 8,643 0,630 21,601 51,580 72,541 93,520">
          <text:p/>
        </draw:polygon>
        <draw:polygon draw:style-name="gr8" draw:text-style-name="P1" draw:layer="layout" svg:width="1.744cm" svg:height="1.575cm" svg:x="5.063cm" svg:y="11.624cm" svg:viewBox="0 0 1745 1576" draw:points="770,200 774,170 906,183 910,187 961,230 977,238 990,238 1007,226 1028,200 1037,183 1046,170 1059,148 1072,115 1080,106 1097,98 1110,102 1152,119 1169,123 1182,136 1220,123 1232,110 1279,110 1292,102 1300,89 1347,51 1355,34 1376,30 1389,26 1393,17 1398,4 1423,0 1431,4 1448,4 1457,13 1465,30 1474,51 1491,76 1495,89 1508,102 1533,140 1542,161 1550,174 1558,183 1558,196 1571,204 1575,226 1580,264 1605,310 1605,327 1630,361 1639,382 1647,403 1639,425 1630,437 1630,454 1618,480 1626,497 1635,509 1643,518 1656,522 1664,535 1669,547 1685,573 1702,594 1740,611 1698,700 1694,712 1724,721 1736,729 1745,729 1740,734 1736,742 1724,759 1694,806 1690,814 1681,818 1652,835 1635,852 1601,869 1567,903 1563,916 1546,958 1525,971 1478,983 1457,996 1444,1009 1431,1047 1423,1060 1389,1089 1372,1106 1334,1127 1317,1127 1292,1123 1275,1132 1258,1170 1258,1187 1249,1203 1245,1216 1245,1229 1241,1246 1232,1271 1216,1280 1199,1297 1182,1322 1169,1326 1156,1339 1148,1347 1139,1360 1122,1369 1118,1377 1101,1369 1089,1369 1080,1373 1076,1381 1063,1390 1042,1415 1037,1428 1028,1453 1011,1470 990,1474 977,1491 961,1491 931,1513 922,1508 914,1500 884,1504 872,1500 867,1513 872,1529 850,1572 838,1576 825,1568 812,1572 800,1568 791,1572 787,1559 808,1525 817,1504 817,1496 808,1479 808,1462 791,1457 779,1462 774,1474 774,1483 753,1500 740,1513 728,1513 728,1483 736,1470 728,1457 723,1441 707,1428 694,1424 647,1428 635,1428 630,1441 639,1457 647,1470 643,1500 635,1508 618,1517 609,1517 596,1513 588,1500 592,1491 584,1474 584,1441 567,1428 592,1394 584,1386 592,1360 575,1339 550,1335 525,1322 508,1326 491,1314 486,1305 474,1267 461,1263 457,1267 440,1284 427,1284 402,1254 398,1242 393,1225 398,1208 402,1195 393,1182 381,1170 355,1187 334,1216 334,1229 321,1246 321,1263 292,1292 287,1301 283,1314 271,1326 258,1326 262,1314 254,1305 237,1305 228,1301 228,1284 241,1275 271,1225 258,1203 254,1195 237,1187 182,1191 156,1178 165,1161 169,1144 165,1123 156,1110 131,1106 118,1115 97,1123 80,1136 72,1127 55,1115 46,1102 38,1085 38,1068 25,1060 4,1055 0,1055 8,1030 8,1017 21,1017 21,1009 33,1013 46,1009 55,1021 67,1026 93,1030 122,1021 131,1009 139,996 156,971 173,966 165,954 177,945 190,941 199,937 220,941 228,928 228,916 232,907 249,886 254,878 254,865 258,852 287,822 292,810 330,797 342,784 347,780 355,772 364,767 385,751 393,725 402,717 402,683 410,674 423,657 444,645 457,632 469,636 482,619 482,611 499,602 512,590 520,568 529,556 537,539 546,530 558,522 571,518 584,513 592,505 601,492 613,484 626,463 635,454 647,433 656,416 668,395 677,374 707,327 715,310 719,302 732,293 736,276 749,243 770,204">
          <text:p/>
        </draw:polygon>
        <draw:polygon draw:style-name="gr8" draw:text-style-name="P1" draw:layer="layout" svg:width="1.583cm" svg:height="0.838cm" svg:x="16.205cm" svg:y="11.125cm" svg:viewBox="0 0 1584 839" draw:points="1237,598 1262,615 1279,615 1283,619 1288,619 1309,619 1334,615 1347,615 1360,610 1372,602 1381,593 1381,589 1406,555 1410,551 1444,547 1457,543 1461,538 1461,534 1465,534 1470,534 1474,530 1482,526 1487,517 1487,513 1495,500 1504,496 1512,492 1516,488 1516,479 1525,471 1533,471 1542,462 1550,462 1559,466 1567,466 1571,471 1580,471 1584,466 1580,475 1576,500 1563,517 1563,526 1533,547 1520,551 1516,555 1516,564 1504,581 1495,589 1491,593 1487,598 1482,602 1478,627 1465,640 1470,648 1449,665 1440,678 1419,699 1372,716 1347,737 1322,750 1309,767 1305,775 1309,809 1309,813 1313,826 1271,830 1258,835 1199,839 1199,813 1186,805 1178,801 1165,797 1144,780 1127,758 1110,742 1093,725 1080,708 1059,699 1055,691 1034,682 1021,678 1008,674 970,674 957,670 949,665 941,657 928,661 919,661 898,648 864,648 830,661 805,665 792,670 780,674 767,674 746,699 733,703 712,703 699,699 687,699 678,695 619,708 606,712 598,708 581,691 572,682 560,674 551,665 547,661 534,653 521,657 509,665 492,686 454,699 445,703 420,695 420,682 406,674 360,674 347,661 338,670 343,695 334,720 343,729 351,742 347,750 330,750 309,733 262,716 249,716 245,729 245,767 241,780 233,784 224,784 211,780 186,780 178,775 169,767 161,763 161,758 156,750 156,746 148,725 144,712 131,708 122,712 114,720 101,716 101,708 89,699 89,674 114,665 110,644 118,636 127,631 127,619 118,615 110,606 101,602 93,589 89,581 80,568 72,572 46,581 38,576 42,564 63,559 72,555 76,543 84,534 101,530 106,517 93,475 89,475 101,466 106,458 106,441 97,411 89,394 67,373 42,361 34,352 29,339 34,322 46,301 46,280 34,267 21,267 12,263 0,246 0,234 21,229 29,221 67,204 80,195 84,182 89,127 80,97 63,72 46,63 38,55 38,50 42,42 42,34 46,29 59,25 67,25 76,21 76,0 84,0 93,4 97,0 101,0 127,4 148,4 161,8 173,17 178,21 182,25 182,34 186,38 190,38 190,34 194,38 216,38 216,42 220,42 228,38 228,25 224,21 228,21 228,17 233,17 237,8 245,12 249,8 254,12 258,17 271,29 279,38 283,50 292,59 296,63 296,67 292,67 292,93 296,97 300,97 309,106 338,106 343,106 351,101 355,101 376,106 381,110 385,118 389,122 393,127 402,131 406,135 410,135 424,148 428,152 441,156 449,156 454,152 458,144 458,135 466,135 471,139 479,144 492,144 500,156 513,165 517,169 521,173 521,177 517,186 513,195 513,200 517,204 526,217 551,238 555,246 555,255 560,259 564,259 568,250 576,246 585,246 598,250 602,250 602,255 610,255 615,259 619,259 623,263 636,263 640,267 644,263 653,259 661,259 665,263 670,267 674,276 678,276 678,280 682,284 678,284 678,289 682,293 687,297 687,310 695,310 699,314 703,318 720,322 725,327 733,331 733,335 737,335 742,339 737,339 742,344 737,344 737,348 746,352 758,356 767,361 792,369 835,369 835,356 839,356 843,361 843,356 847,352 852,352 860,344 860,348 869,348 873,344 881,348 885,348 885,344 890,344 890,339 898,339 907,348 911,348 915,344 936,344 953,339 974,339 979,335 987,335 996,327 1000,322 1004,322 1008,327 1008,331 1042,331 1051,339 1059,339 1063,348 1072,348 1076,352 1084,356 1093,369 1101,377 1101,407 1106,411 1110,416 1118,420 1127,424 1135,432 1139,432 1144,437 1144,441 1148,441 1152,445 1152,449 1156,449 1169,466 1173,483 1178,488 1178,504 1182,513 1182,534 1178,543 1182,551 1182,559 1186,564 1190,564">
          <text:p/>
        </draw:polygon>
        <draw:polygon draw:style-name="gr8" draw:text-style-name="P1" draw:layer="layout" svg:width="1.812cm" svg:height="1.033cm" svg:x="12.462cm" svg:y="13.677cm" svg:viewBox="0 0 1813 1034" draw:points="335,1034 335,1017 326,1017 314,984 318,975 322,975 331,971 360,975 365,975 377,967 398,950 398,945 403,937 394,924 394,916 381,899 369,886 343,895 331,899 318,903 297,907 271,928 267,928 250,912 242,899 238,890 233,886 246,878 297,861 305,848 309,840 309,814 318,810 322,806 348,801 339,789 335,789 314,785 284,772 276,768 267,772 263,780 254,797 238,797 229,793 229,759 208,755 199,759 182,772 170,780 166,780 157,763 161,755 178,730 182,725 195,721 208,708 216,704 229,713 259,730 276,730 288,738 301,734 318,725 322,717 326,700 335,687 335,641 331,636 326,641 314,649 293,658 263,679 259,683 254,683 242,670 229,662 212,662 208,658 199,658 161,662 136,658 89,662 85,658 111,636 123,628 132,615 132,607 127,603 115,594 111,598 102,603 89,607 77,598 72,598 72,603 64,607 64,590 60,581 60,577 81,569 106,569 115,560 119,556 119,539 111,531 85,531 60,526 55,522 43,514 39,514 13,526 13,509 17,497 13,492 0,476 0,463 5,459 9,459 13,463 17,467 26,476 34,484 55,497 68,497 72,480 94,467 94,442 85,429 77,425 72,416 68,399 72,391 68,382 68,374 72,374 94,391 102,399 106,391 115,395 140,395 161,391 182,382 195,382 199,387 208,399 221,408 225,412 238,420 263,420 267,412 267,399 276,395 276,387 271,382 271,370 267,365 271,361 271,353 267,340 271,336 267,332 267,327 259,332 254,323 267,319 267,315 263,315 263,310 271,306 280,310 284,310 293,302 293,298 301,289 322,289 339,281 356,281 365,285 369,281 381,285 386,285 390,289 398,285 403,289 407,289 407,277 407,285 411,285 415,277 415,272 411,268 411,264 403,260 403,254 394,254 394,237 390,237 394,233 407,229 415,229 424,225 428,229 432,229 441,208 441,204 445,204 445,208 449,204 445,191 453,174 462,174 479,170 492,170 517,178 530,187 538,187 551,191 555,195 551,199 555,199 559,199 563,204 568,204 572,199 580,199 585,195 589,195 602,191 597,182 602,182 602,178 597,178 597,174 602,170 597,170 593,157 597,153 589,149 576,149 563,140 555,123 555,119 563,110 568,110 568,102 572,98 593,94 602,94 602,85 606,89 610,85 619,85 619,72 614,72 614,68 610,68 610,60 619,60 623,55 627,47 631,43 635,34 640,26 648,17 657,13 665,0 669,0 669,13 674,22 686,34 690,43 695,43 699,38 703,43 712,38 716,43 720,47 724,51 729,55 729,60 741,68 758,68 771,72 784,68 792,72 801,64 801,55 813,55 813,64 822,64 826,64 830,68 826,94 813,110 813,115 817,119 830,119 834,123 843,123 847,119 847,110 851,110 856,106 868,106 873,98 898,98 898,102 889,110 881,123 881,127 885,136 894,165 898,170 915,170 923,165 936,182 940,182 944,191 961,191 974,199 974,212 970,229 1000,229 1004,225 1012,225 1021,221 1025,225 1033,221 1042,225 1046,221 1046,216 1055,216 1055,212 1059,208 1063,212 1076,212 1084,212 1088,221 1084,225 1088,233 1088,242 1097,246 1101,254 1105,260 1114,254 1123,260 1128,268 1136,268 1140,264 1153,264 1161,272 1161,289 1187,289 1195,298 1208,302 1212,302 1212,310 1225,319 1233,327 1242,353 1246,357 1255,365 1255,391 1288,395 1318,412 1322,420 1331,420 1343,425 1352,425 1356,429 1365,437 1373,437 1394,442 1403,446 1411,454 1415,459 1420,480 1424,488 1441,501 1449,509 1458,514 1475,522 1487,526 1509,535 1521,547 1530,552 1534,560 1542,560 1547,569 1555,569 1555,577 1564,577 1572,590 1576,590 1585,594 1589,598 1614,594 1631,594 1644,598 1665,619 1691,628 1716,645 1741,666 1784,679 1801,691 1813,696 1813,713 1809,713 1551,763 1314,713 1293,801 1267,801 1250,844 1025,742 995,730 940,763 928,818 915,840 906,848 898,844 873,835 864,831 860,823 746,903 729,912 712,890 678,873 648,873 602,895 580,903 542,903 479,912 466,920 458,928 445,941 415,979 407,988 360,996 348,1000 339,1013 339,1030">
          <text:p/>
        </draw:polygon>
        <draw:polygon draw:style-name="gr8" draw:text-style-name="P1" draw:layer="layout" svg:width="1.524cm" svg:height="2.104cm" svg:x="2.997cm" svg:y="8.707cm" svg:viewBox="0 0 1525 2105" draw:points="55,857 67,831 84,802 89,776 97,763 106,750 110,741 114,729 114,720 135,686 135,674 139,661 152,640 165,631 169,623 178,602 203,572 211,547 211,521 199,483 190,475 190,441 186,432 161,411 152,403 144,398 135,386 122,381 114,360 101,314 93,267 93,242 97,221 106,195 114,166 122,132 122,119 118,106 114,98 110,89 110,81 106,68 101,60 101,43 89,39 93,17 114,9 144,17 148,22 152,34 161,26 161,13 165,0 182,5 190,9 194,22 203,26 245,34 266,39 275,43 262,64 275,68 288,72 317,77 326,81 347,98 360,106 372,102 385,106 393,115 402,119 419,127 427,132 436,136 444,136 457,157 470,161 478,153 487,161 525,166 533,170 559,174 571,182 580,182 592,187 601,199 605,208 605,216 618,212 626,208 639,208 656,204 664,212 669,225 681,221 681,229 694,246 690,271 702,297 707,314 715,318 745,305 757,305 774,326 787,322 800,314 818,314 830,331 847,352 847,365 839,377 852,386 869,390 877,398 885,415 894,424 902,420 915,415 928,420 941,436 945,496 945,504 949,521 953,530 966,525 979,521 991,525 991,538 1012,538 1038,547 1046,547 1059,538 1063,525 1072,521 1080,530 1076,538 1063,555 1063,568 1076,572 1089,580 1101,585 1110,580 1118,572 1110,555 1127,563 1135,568 1139,572 1169,593 1173,602 1173,619 1178,627 1190,635 1195,644 1203,652 1207,657 1203,661 1190,665 1186,669 1190,674 1199,674 1211,669 1216,661 1241,648 1241,631 1254,631 1262,627 1266,631 1271,640 1288,648 1296,661 1309,669 1322,665 1326,661 1326,657 1317,657 1313,652 1317,648 1326,648 1334,644 1334,635 1338,631 1347,635 1360,635 1364,631 1368,631 1372,644 1377,652 1393,665 1415,669 1427,665 1432,669 1432,657 1440,665 1449,665 1453,661 1461,661 1465,665 1465,669 1453,674 1449,678 1449,686 1453,686 1453,682 1457,682 1465,686 1457,690 1453,699 1444,707 1440,716 1440,720 1478,737 1482,746 1499,746 1504,741 1504,737 1499,724 1499,720 1508,724 1512,724 1508,729 1512,733 1516,741 1512,746 1512,750 1516,754 1516,763 1499,776 1491,797 1491,835 1504,835 1512,844 1516,857 1525,865 1516,874 1516,886 1504,899 1491,903 1491,929 1482,941 1482,954 1478,967 1474,988 1465,1001 1453,1009 1457,1022 1461,1030 1461,1039 1465,1047 1457,1060 1449,1068 1453,1081 1449,1094 1440,1098 1432,1111 1440,1132 1449,1140 1440,1149 1432,1153 1432,1183 1436,1195 1449,1204 1457,1216 1453,1225 1449,1229 1444,1233 1432,1242 1427,1255 1432,1263 1436,1276 1440,1305 1449,1322 1453,1335 1457,1343 1470,1356 1474,1365 1470,1377 1478,1390 1474,1394 1461,1411 1449,1411 1436,1420 1432,1424 1432,1428 1436,1437 1423,1453 1436,1462 1440,1475 1423,1504 1432,1513 1432,1530 1427,1538 1423,1555 1415,1564 1410,1585 1410,1597 1402,1606 1393,1631 1385,1640 1364,1652 1343,1661 1326,1661 1313,1669 1288,1691 1275,1703 1241,1729 1233,1741 1228,1758 1207,1796 1190,1822 1178,1830 1169,1839 1165,1851 1165,1898 1156,1932 1144,1961 1135,1974 1123,1983 1097,2033 1089,2046 1080,2055 1076,2072 1089,2084 1093,2093 1097,2105 1089,2093 1076,2088 1046,2080 1029,2072 1008,2063 991,2046 970,2033 957,2017 953,2008 957,1995 962,1983 957,1974 949,1966 945,1957 932,1945 907,1932 902,1928 894,1911 890,1906 885,1906 869,1928 835,1940 808,1953 800,1953 787,1949 757,1911 736,1902 719,1894 702,1890 690,1873 681,1868 664,1860 652,1839 614,1813 605,1805 601,1796 605,1758 592,1750 584,1733 567,1712 554,1707 516,1707 508,1712 495,1720 482,1724 419,1724 406,1716 381,1716 368,1703 364,1703 355,1699 347,1703 313,1716 292,1716 275,1720 241,1720 224,1729 207,1758 203,1771 194,1784 178,1796 173,1801 165,1801 135,1792 118,1788 106,1788 84,1771 63,1771 55,1767 25,1758 8,1763 4,1475 8,1470 4,1453 8,1360 8,1322 4,1132 8,1123 8,1047 0,950 12,945 29,924 42,895 51,865">
          <text:p/>
        </draw:polygon>
        <draw:polygon draw:style-name="gr8" draw:text-style-name="P1" draw:layer="layout" svg:width="0.948cm" svg:height="2.15cm" svg:x="2.595cm" svg:y="5.554cm" svg:viewBox="0 0 949 2151" draw:points="486,2151 461,2122 419,2100 364,2096 334,2083 309,2050 258,1999 224,1947 203,1905 173,1875 169,1786 177,1765 173,1756 427,1367 389,1329 347,1278 330,1270 296,1202 300,1164 300,1147 296,1134 275,1109 279,1054 279,1033 300,982 326,931 330,867 326,851 326,821 355,762 84,512 0,398 122,372 122,287 194,266 194,228 237,220 262,207 279,144 300,110 347,80 364,76 372,63 436,25 508,12 529,0 550,12 592,55 605,63 613,72 635,105 707,177 737,207 784,241 830,262 860,271 949,275 940,338 923,338 928,351 919,389 936,419 945,465 936,508 898,580 890,626 894,668 877,707 864,728 864,753 851,787 864,851 864,872 873,897 860,922 856,948 851,956 839,965 826,1049 822,1062 809,1075 813,1083 788,1164 724,1384">
          <text:p/>
        </draw:polygon>
        <draw:polygon draw:style-name="gr8" draw:text-style-name="P1" draw:layer="layout" svg:width="1.837cm" svg:height="2.794cm" svg:x="14.732cm" svg:y="8.326cm" svg:viewBox="0 0 1838 2795" draw:points="414,85 444,64 516,13 550,0 563,5 592,5 639,17 728,64 757,72 821,72 890,77 915,89 940,98 983,140 1012,259 1012,284 1004,318 1012,360 1004,411 1008,513 1000,525 953,547 890,563 876,572 876,593 885,627 898,644 919,652 936,652 983,631 1017,619 1042,623 1067,631 1088,644 1177,657 1199,665 1232,674 1262,678 1292,690 1309,707 1330,758 1342,779 1372,796 1402,813 1427,839 1427,843 1444,881 1469,919 1478,923 1495,936 1516,940 1571,978 1575,995 1580,1012 1580,1135 1588,1139 1601,1143 1643,1143 1690,1156 1740,1173 1745,1182 1745,1194 1740,1203 1728,1215 1711,1220 1698,1232 1694,1245 1694,1262 1698,1279 1702,1292 1736,1325 1753,1334 1757,1338 1762,1347 1762,1359 1728,1402 1728,1414 1753,1462 1757,1470 1740,1496 1732,1530 1728,1564 1719,1627 1711,1636 1677,1640 1635,1644 1609,1640 1592,1631 1567,1627 1558,1631 1550,1636 1541,1644 1541,1665 1546,1674 1584,1707 1605,1720 1609,1724 1609,1746 1596,1767 1584,1775 1580,1775 1567,1771 1537,1758 1529,1750 1508,1741 1495,1746 1474,1758 1474,1771 1478,1788 1478,1792 1512,1818 1550,1847 1563,1851 1575,1856 1584,1851 1588,1851 1596,1839 1609,1801 1626,1767 1635,1763 1647,1758 1656,1758 1677,1779 1694,1788 1728,1818 1753,1830 1774,1834 1779,1839 1783,1843 1783,1851 1779,1860 1770,1868 1749,1877 1698,1898 1677,1902 1635,1936 1630,1949 1630,1966 1647,1970 1702,1974 1719,1978 1732,1987 1732,2000 1719,2017 1681,2038 1677,2042 1673,2059 1673,2067 1685,2097 1711,2131 1715,2144 1711,2165 1711,2182 1719,2194 1728,2207 1779,2228 1783,2228 1783,2241 1766,2254 1745,2271 1728,2279 1719,2279 1711,2275 1707,2266 1702,2254 1681,2220 1668,2211 1660,2211 1652,2220 1652,2287 1639,2321 1630,2359 1618,2385 1605,2389 1592,2393 1588,2398 1588,2414 1592,2427 1622,2444 1643,2474 1652,2478 1664,2482 1698,2482 1711,2486 1745,2525 1757,2533 1804,2541 1821,2550 1834,2563 1838,2575 1838,2580 1834,2584 1825,2584 1800,2571 1791,2567 1779,2571 1762,2575 1728,2580 1702,2584 1677,2605 1647,2643 1643,2643 1609,2660 1580,2668 1571,2668 1550,2656 1533,2656 1529,2656 1520,2656 1516,2652 1508,2647 1503,2643 1495,2643 1491,2639 1478,2635 1469,2630 1461,2635 1448,2635 1440,2639 1440,2643 1436,2639 1423,2639 1419,2635 1419,2630 1414,2635 1402,2635 1393,2639 1393,2643 1389,2647 1385,2652 1381,2656 1376,2656 1372,2664 1368,2668 1364,2685 1359,2690 1351,2694 1347,2694 1342,2698 1330,2711 1326,2711 1313,2719 1309,2719 1287,2728 1279,2728 1262,2736 1254,2736 1245,2740 1215,2762 1186,2779 1177,2791 1169,2795 1139,2795 1122,2791 1110,2783 1097,2779 1088,2774 1072,2770 1055,2766 1038,2762 1025,2757 1017,2753 1008,2749 1000,2745 991,2736 978,2723 970,2715 961,2711 953,2707 936,2707 915,2711 906,2719 890,2719 885,2715 885,2707 880,2698 431,2215 419,2203 423,2190 419,2186 419,2182 406,2173 397,2165 393,2160 368,2156 359,2156 313,2165 304,2165 296,2160 287,2160 283,2152 283,2144 279,2127 275,2114 275,2110 279,2101 279,2097 275,2084 270,2072 283,2033 283,2004 279,1991 279,1970 275,1961 275,1940 270,1932 254,1915 232,1898 211,1885 190,1868 190,1856 186,1851 186,1839 182,1834 169,1822 165,1813 160,1813 160,1805 156,1801 152,1792 148,1788 143,1779 139,1775 139,1771 135,1763 131,1758 131,1754 127,1750 118,1750 114,1746 110,1741 97,1737 88,1737 84,1733 80,1733 80,1729 76,1724 80,1716 84,1707 84,1699 93,1695 93,1682 97,1682 101,1678 105,1678 105,1674 110,1669 114,1669 118,1665 131,1652 135,1640 139,1636 143,1627 139,1606 143,1597 152,1585 156,1580 160,1572 165,1564 173,1564 182,1555 190,1547 198,1530 207,1517 211,1517 211,1513 228,1513 237,1504 237,1496 245,1492 245,1487 249,1487 254,1483 262,1483 262,1475 266,1466 266,1462 270,1458 270,1452 275,1448 270,1440 279,1427 279,1419 283,1414 283,1402 279,1402 283,1397 275,1389 275,1385 270,1376 270,1372 266,1368 270,1364 266,1355 270,1351 270,1334 275,1325 270,1321 275,1317 270,1313 270,1304 266,1296 262,1283 254,1275 254,1270 249,1266 245,1258 241,1245 241,1224 237,1224 232,1220 232,1215 224,1207 224,1198 232,1194 232,1190 220,1177 220,1169 215,1165 220,1156 215,1148 215,1131 211,1127 203,1127 198,1122 190,1105 190,1101 198,1093 198,1084 190,1076 186,1071 186,1067 177,1050 177,1046 173,1042 169,1038 165,1033 165,1029 160,1025 156,1021 152,1021 148,1016 152,987 169,949 165,932 165,911 160,877 186,830 224,801 228,750 203,707 215,690 232,674 254,635 258,585 232,551 237,538 245,534 254,521 254,496 249,475 228,449 190,432 177,420 152,411 135,394 122,373 122,335 105,322 55,322 29,284 29,259 38,250 50,250 71,238 71,229 42,170 55,166 55,144 42,144 12,166 8,153 12,132 0,94 0,30 67,55 152,77 182,98 224,174 232,182 262,187 304,178 406,94">
          <text:p/>
        </draw:polygon>
        <draw:polygon draw:style-name="gr8" draw:text-style-name="P1" draw:layer="layout" svg:width="2.917cm" svg:height="3.027cm" svg:x="18.351cm" svg:y="10.337cm" svg:viewBox="0 0 2918 3028" draw:points="229,835 241,814 254,801 271,780 271,738 262,725 224,700 203,691 191,687 174,687 157,696 127,712 106,721 64,721 47,712 34,704 13,683 0,653 0,645 4,641 8,636 21,628 59,611 72,602 110,590 152,590 169,598 186,611 207,632 220,653 229,662 241,662 250,657 267,649 292,619 309,598 309,518 279,467 271,429 262,399 254,378 246,370 229,370 203,378 169,374 144,370 131,365 123,353 123,340 127,331 140,323 157,315 186,306 203,298 212,289 216,272 207,268 199,264 191,272 174,272 161,260 152,246 144,233 140,220 135,191 127,187 97,174 85,182 68,182 59,174 47,153 21,119 25,119 42,110 51,106 55,102 55,68 64,47 64,21 68,9 72,5 89,0 114,0 127,5 131,5 140,13 144,21 144,26 148,30 148,72 152,81 157,89 165,93 169,89 174,85 174,72 178,68 182,68 186,72 195,85 207,98 229,136 241,144 250,144 262,140 275,136 284,132 296,110 301,98 305,89 309,85 313,85 330,98 343,102 351,102 360,106 368,115 360,132 356,144 356,148 351,153 334,153 330,148 326,153 326,157 330,161 334,165 339,170 351,195 373,216 381,220 389,216 402,212 415,203 423,195 432,191 440,191 461,195 474,199 483,195 491,195 491,187 495,165 491,144 478,119 491,110 500,110 508,106 521,110 559,119 567,119 572,127 576,132 576,148 584,148 588,140 593,127 597,123 628,115 636,106 644,102 649,102 661,106 683,110 695,110 700,106 704,98 712,81 725,72 729,64 738,21 742,13 755,9 759,9 776,34 780,38 788,43 801,51 805,55 810,60 801,64 797,72 784,76 780,81 780,119 784,123 801,123 818,127 827,127 839,119 848,106 852,102 848,93 839,72 843,68 848,68 860,72 865,81 877,115 869,127 856,136 852,140 843,157 835,170 835,178 848,199 856,203 869,203 882,199 890,191 924,178 928,178 932,174 937,165 937,161 932,157 915,153 898,148 886,144 886,140 894,132 903,127 932,102 941,98 958,89 966,81 970,76 975,76 979,81 979,85 970,98 975,102 983,115 996,123 996,132 987,140 987,144 992,148 1004,144 1009,144 1013,148 1017,161 1017,182 1021,187 1021,191 1000,203 970,216 954,216 949,229 949,237 954,255 958,264 992,272 1025,276 1034,276 1038,281 1047,285 1047,298 1055,302 1068,306 1072,310 1072,319 1076,331 1089,348 1097,370 1102,374 1106,374 1114,370 1123,365 1131,370 1144,395 1148,403 1152,416 1148,429 1140,437 1127,446 1106,450 1081,450 1072,463 1072,475 1089,522 1093,552 1097,560 1110,556 1123,552 1157,509 1178,497 1191,488 1195,433 1203,420 1212,425 1216,467 1220,475 1233,484 1254,480 1275,471 1284,463 1284,442 1292,442 1296,454 1305,463 1318,471 1326,492 1335,501 1347,497 1356,488 1364,488 1398,530 1411,539 1436,552 1462,556 1474,556 1521,543 1546,530 1555,526 1567,530 1576,556 1576,564 1567,577 1542,590 1538,602 1538,628 1546,670 1555,687 1567,691 1584,670 1593,657 1597,632 1593,615 1597,598 1605,581 1610,556 1618,543 1627,535 1639,530 1644,522 1648,509 1673,505 1682,492 1686,484 1694,471 1707,471 1707,484 1669,530 1665,539 1665,556 1669,564 1703,598 1716,636 1720,653 1728,674 1741,670 1741,649 1749,636 1762,615 1775,607 1804,607 1838,615 1855,615 1868,619 1898,636 1902,645 1889,653 1881,657 1855,666 1847,674 1843,691 1847,700 1864,725 1868,729 1876,738 1881,751 1885,763 1876,768 1864,776 1851,789 1851,797 1859,806 1885,806 1898,797 1906,789 1927,759 1936,746 1944,738 1957,738 1965,751 1978,797 1991,814 2025,831 2050,848 2084,865 2105,869 2122,869 2143,865 2160,856 2164,865 2160,878 2160,903 2168,911 2202,907 2207,920 2207,941 2215,950 2228,954 2236,966 2228,971 2219,979 2211,996 2198,1013 2198,1026 2207,1026 2253,1009 2283,1009 2295,1005 2308,983 2317,983 2334,971 2342,971 2359,988 2367,992 2376,1005 2389,1013 2414,1017 2431,1030 2452,1038 2465,1047 2478,1051 2499,1060 2507,1072 2486,1102 2486,1115 2499,1123 2516,1127 2579,1127 2592,1132 2596,1144 2609,1149 2626,1149 2638,1153 2638,1165 2634,1182 2626,1187 2596,1199 2583,1191 2571,1195 2562,1204 2528,1220 2533,1229 2549,1233 2558,1237 2571,1246 2583,1263 2596,1271 2621,1271 2634,1276 2638,1284 2643,1309 2655,1335 2660,1339 2664,1347 2676,1352 2685,1360 2685,1386 2681,1394 2672,1415 2672,1428 2676,1436 2698,1432 2710,1436 2723,1441 2732,1445 2736,1462 2727,1470 2710,1487 2706,1496 2702,1517 2685,1559 2685,1563 2719,1563 2740,1546 2748,1538 2757,1538 2757,1542 2765,1563 2770,1572 2787,1585 2803,1589 2808,1589 2808,1576 2812,1576 2816,1572 2825,1576 2850,1576 2854,1589 2863,1597 2871,1606 2888,1623 2897,1631 2897,1648 2850,1665 2842,1669 2842,1682 2846,1686 2842,1695 2842,1707 2850,1716 2871,1724 2850,1762 2842,1758 2837,1745 2837,1733 2829,1728 2803,1750 2778,1762 2770,1771 2782,1775 2812,1775 2859,1779 2875,1779 2884,1784 2888,1792 2880,1805 2867,1813 2842,1843 2842,1855 2833,1868 2825,1877 2803,1881 2799,1889 2812,1894 2837,1898 2842,1911 2829,1919 2825,1932 2833,1940 2842,1944 2863,1944 2875,1949 2880,1970 2871,2021 2867,2033 2859,2046 2846,2046 2846,2029 2842,2016 2829,2016 2799,2029 2795,2042 2799,2054 2820,2071 2820,2080 2808,2084 2799,2088 2803,2101 2799,2131 2799,2152 2803,2165 2825,2177 2825,2215 2833,2224 2829,2245 2820,2253 2812,2253 2803,2249 2791,2249 2782,2258 2795,2266 2825,2279 2829,2292 2820,2300 2808,2308 2787,2317 2782,2334 2787,2355 2795,2363 2808,2363 2825,2338 2833,2347 2850,2359 2892,2368 2897,2380 2892,2389 2884,2397 2867,2402 2854,2410 2846,2419 2846,2431 2859,2452 2867,2457 2880,2461 2918,2461 2918,2474 2909,2482 2892,2478 2875,2474 2863,2478 2859,2490 2871,2495 2897,2495 2901,2503 2901,2516 2892,2541 2880,2541 2867,2550 2875,2558 2884,2567 2888,2575 2875,2584 2867,2584 2859,2588 2850,2596 2850,2609 2863,2630 2859,2647 2846,2651 2833,2664 2837,2681 2825,2702 2812,2706 2799,2715 2799,2728 2803,2736 2812,2744 2816,2753 2816,2766 2803,2766 2799,2753 2787,2744 2778,2749 2765,2770 2744,2770 2740,2774 2740,2800 2748,2808 2753,2821 2753,2838 2740,2842 2732,2833 2719,2808 2706,2816 2706,2829 2698,2838 2685,2838 2672,2833 2664,2829 2655,2838 2651,2850 2638,2855 2626,2855 2617,2850 2609,2855 2605,2867 2583,2876 2571,2880 2558,2876 2545,2880 2537,2880 2528,2884 2511,2901 2503,2905 2490,2910 2473,2901 2461,2901 2452,2910 2444,2910 2418,2927 2410,2935 2401,2939 2389,2939 2380,2952 2355,2982 2346,3003 2338,3024 2329,3028 2317,3028 2308,3024 2270,2994 2249,3003 2228,2998 2215,2986 2198,2965 2190,2960 2185,2956 2147,2956 2130,2952 2109,2939 2080,2935 2067,2931 2008,2833 2008,2800 2003,2800 1974,2804 1965,2800 1931,2787 1910,2774 1893,2757 1859,2740 1843,2719 1830,2689 1817,2673 1804,2668 1771,2651 1745,2647 1724,2651 1694,2626 1656,2626 1614,2630 1593,2634 1529,2634 1508,2622 1483,2613 1474,2609 1466,2596 1462,2584 1449,2562 1436,2558 1415,2554 1381,2554 1373,2546 1360,2537 1339,2529 1322,2524 1305,2516 1288,2503 1258,2486 1250,2486 1237,2482 1212,2486 1203,2490 1191,2490 1169,2499 1144,2507 1136,2507 1085,2524 1076,2524 1059,2520 1030,2499 1009,2495 983,2499 975,2503 962,2512 954,2524 941,2529 937,2550 928,2562 924,2575 898,2575 890,2567 890,2550 882,2541 865,2541 843,2533 835,2529 822,2524 784,2554 759,2567 733,2567 721,2562 712,2558 691,2537 661,2524 644,2520 628,2529 576,2550 550,2554 533,2546 521,2529 512,2499 504,2474 495,2452 487,2440 466,2440 436,2435 415,2423 398,2423 364,2406 343,2402 326,2389 271,2376 250,2359 241,2355 195,2347 174,2317 72,2156 76,2148 85,2152 89,2156 89,2152 102,2139 102,2135 106,2131 110,2126 110,2109 106,2109 102,2109 102,2101 106,2097 102,2093 106,2093 110,2084 114,2084 114,2088 119,2088 123,2084 127,2080 135,2084 140,2084 148,2080 148,2076 161,2076 165,2080 169,2080 174,2076 178,2076 182,2080 186,2080 186,2088 191,2088 203,2088 212,2093 216,2084 220,2084 224,2080 229,2080 229,2071 224,2071 212,2067 207,2067 207,2059 212,2054 220,2059 224,2054 229,2050 233,2046 237,2038 241,2038 250,2033 267,2033 267,2016 262,2008 262,1995 258,1995 258,1991 254,1991 246,1987 246,1978 250,1978 246,1974 241,1974 241,1961 246,1953 241,1949 246,1949 246,1940 250,1944 250,1936 258,1936 262,1936 262,1932 254,1915 250,1915 241,1915 237,1911 224,1911 220,1902 216,1898 224,1894 224,1889 216,1885 216,1881 220,1877 224,1872 224,1860 216,1847 216,1822 224,1822 229,1826 233,1826 233,1822 237,1813 241,1809 246,1800 250,1796 258,1796 267,1800 271,1796 275,1792 279,1784 279,1771 275,1767 267,1762 258,1754 254,1750 246,1745 241,1741 237,1737 237,1733 233,1728 216,1724 203,1716 199,1712 195,1703 191,1695 191,1686 199,1678 207,1678 212,1673 220,1669 229,1665 237,1665 246,1661 246,1657 250,1652 258,1652 262,1648 267,1648 267,1644 271,1640 275,1640 275,1635 284,1640 292,1640 296,1648 301,1652 305,1652 309,1648 318,1648 322,1652 326,1657 326,1661 330,1669 334,1669 343,1665 351,1665 351,1661 347,1657 347,1652 351,1648 351,1644 360,1640 360,1627 364,1623 377,1623 373,1618 368,1618 364,1614 356,1610 351,1606 351,1601 360,1593 364,1589 373,1585 377,1589 389,1589 394,1585 398,1576 394,1572 385,1563 347,1538 339,1525 334,1517 339,1508 347,1500 360,1496 398,1491 445,1500 457,1496 466,1496 470,1487 474,1479 470,1474 466,1470 436,1449 415,1432 394,1407 373,1356 368,1343 368,1331 364,1318 360,1309 351,1305 343,1301 313,1297 296,1292 288,1284 275,1271 275,1246 279,1242 292,1233 313,1225 326,1216 339,1208 347,1199 356,1182 360,1178 368,1170 373,1153 373,1110 368,1098 360,1072 356,1055 360,1038 356,1022 356,1013 351,1009 347,1005 339,1005 326,1009 313,1009 296,1022 275,1034 271,1043 262,1060 258,1064 254,1064 241,1068 212,1060 191,1060 165,1055 148,1047 140,1034 135,1022 148,1005 152,996 157,975 169,950 169,941 165,937 157,916 140,899 119,882 64,856 47,852 38,848 34,831 34,818 38,814 51,810 72,810 89,818 110,831 144,852 174,861 186,861 203,856 216,848">
          <text:p/>
        </draw:polygon>
        <draw:polygon draw:style-name="gr8" draw:text-style-name="P1" draw:layer="layout" svg:width="1.169cm" svg:height="2.387cm" svg:x="14.24cm" svg:y="13.36cm" svg:viewBox="0 0 1170 2388" draw:points="1009,2388 1001,2388 992,2380 975,2372 971,2363 929,2338 907,2317 899,2308 861,2300 844,2287 840,2278 835,2261 827,2253 810,2240 802,2223 802,2190 814,2150 810,2138 797,2138 785,2168 768,2177 717,2206 666,2206 649,2211 636,2206 615,2202 607,2198 598,2194 586,2190 569,2181 564,2168 569,2142 564,2121 556,2083 548,2070 531,2053 526,2036 522,1985 526,1960 522,1930 514,1909 493,1875 484,1841 484,1803 480,1791 476,1752 459,1731 442,1714 425,1693 408,1685 387,1668 370,1651 361,1647 335,1642 331,1642 326,1638 322,1634 314,1634 301,1638 301,1630 293,1630 288,1625 271,1625 267,1617 267,1613 276,1609 280,1609 280,1604 276,1596 263,1592 288,1583 309,1570 309,1566 305,1562 301,1566 309,1545 322,1494 318,1469 314,1452 297,1435 254,1414 246,1397 242,1371 238,1363 238,1350 242,1308 242,1300 229,1283 182,1257 166,1244 153,1232 136,1223 98,1206 85,1202 77,1198 55,1189 39,1177 26,1164 13,1122 0,1088 5,1067 17,1054 30,1037 30,1029 34,1029 34,1037 43,1033 55,1024 64,1012 72,982 77,965 77,952 72,940 60,927 47,914 81,652 68,631 43,614 26,609 22,605 17,601 17,593 26,580 26,546 34,538 55,521 81,508 85,499 98,482 102,474 102,466 127,444 136,436 149,432 149,427 178,406 195,398 204,398 208,402 229,402 263,398 284,402 309,394 318,389 322,389 326,381 343,381 348,377 348,372 361,364 382,360 391,355 412,334 412,330 399,317 404,309 412,296 412,292 429,267 429,262 425,254 412,254 408,258 404,258 399,254 399,233 404,224 412,220 446,203 446,195 450,165 446,157 442,131 437,127 429,118 421,114 421,106 429,97 429,89 433,80 450,68 459,55 454,42 459,34 471,34 480,30 497,30 509,34 518,38 526,34 531,30 543,30 548,30 548,34 556,38 560,30 573,42 581,42 611,38 624,42 641,55 649,51 662,34 658,8 662,4 662,0 675,4 696,21 713,21 717,30 755,30 755,34 747,46 747,51 738,51 730,63 721,68 721,63 730,51 734,46 725,42 717,42 713,46 713,55 700,68 700,76 691,85 691,97 679,106 679,110 691,110 691,114 679,123 679,127 687,135 700,131 704,127 713,127 742,135 747,144 747,152 742,157 725,173 725,190 730,199 738,207 759,220 763,224 763,228 759,233 717,233 704,241 696,237 687,241 683,245 679,275 675,284 658,288 649,288 645,279 641,284 641,305 632,322 632,326 649,339 653,339 658,334 653,330 662,330 670,326 679,313 691,313 696,322 700,317 708,317 713,330 725,330 730,322 755,309 780,309 793,313 827,334 835,339 848,343 852,351 852,364 835,389 831,394 818,398 814,411 806,419 789,427 772,427 759,436 742,444 730,453 708,453 696,444 691,449 683,453 675,466 687,491 687,508 700,508 704,504 717,478 725,474 742,470 789,466 797,470 814,478 844,499 844,508 831,525 818,525 810,521 806,521 802,516 785,529 780,533 780,538 793,546 797,554 797,559 793,563 780,571 776,588 759,609 759,618 768,626 793,635 797,643 797,648 793,652 763,660 763,665 772,673 793,686 780,694 772,690 755,698 751,698 763,707 772,707 785,715 810,715 814,724 823,732 818,736 810,736 789,745 780,749 772,753 772,762 789,787 785,792 780,792 772,783 768,783 759,800 763,830 780,847 797,847 802,851 802,880 797,889 785,897 763,902 763,906 772,923 776,940 772,948 772,957 776,957 785,944 793,944 797,948 797,961 785,986 785,990 797,995 797,999 793,1007 785,1012 785,1029 780,1033 772,1033 763,1029 755,1029 759,1037 759,1046 742,1037 734,1037 725,1058 721,1062 713,1067 713,1071 708,1075 713,1084 708,1084 691,1088 691,1092 708,1109 717,1113 713,1126 717,1130 730,1130 734,1134 742,1134 747,1139 751,1168 755,1177 763,1189 768,1198 768,1228 772,1232 793,1244 793,1249 785,1249 793,1261 793,1274 785,1283 785,1287 789,1291 797,1295 797,1304 793,1308 772,1312 763,1300 759,1295 742,1295 734,1300 730,1308 725,1312 721,1316 721,1325 704,1346 704,1355 717,1367 717,1393 713,1410 700,1422 696,1414 691,1405 687,1405 683,1410 679,1418 675,1414 670,1422 662,1418 649,1422 658,1435 658,1465 653,1469 649,1473 641,1473 628,1469 624,1469 607,1469 607,1473 611,1477 615,1482 607,1482 607,1486 603,1494 607,1498 615,1503 620,1507 632,1520 632,1532 636,1541 658,1554 683,1562 687,1570 691,1579 691,1587 696,1592 700,1592 704,1600 708,1600 713,1604 721,1613 721,1617 717,1617 713,1621 721,1625 730,1625 747,1617 751,1617 763,1630 776,1634 785,1634 789,1630 793,1630 797,1634 810,1647 823,1651 844,1659 852,1668 857,1668 865,1676 869,1685 878,1685 878,1693 874,1693 895,1693 890,1702 899,1702 899,1697 903,1702 907,1706 912,1702 924,1702 929,1693 933,1693 937,1697 945,1697 950,1693 954,1697 962,1693 967,1693 971,1697 979,1697 979,1710 984,1710 988,1714 992,1710 996,1714 996,1731 988,1731 992,1736 1001,1736 1001,1740 996,1740 996,1744 1005,1744 1013,1740 1017,1744 1026,1748 1017,1752 1022,1761 1022,1765 1017,1761 1013,1765 1013,1778 1022,1778 1026,1786 1034,1782 1034,1791 1030,1791 1030,1795 1034,1812 1039,1812 1039,1829 1047,1833 1051,1854 1056,1858 1051,1867 1056,1871 1060,1875 1064,1879 1056,1884 1056,1888 1064,1892 1068,1888 1068,1892 1072,1892 1072,1896 1068,1896 1068,1901 1072,1901 1077,1909 1077,1913 1085,1909 1085,1918 1081,1926 1072,1922 1072,1930 1077,1935 1081,1939 1072,1943 1077,1947 1081,1947 1081,1956 1085,1960 1089,1956 1094,1960 1089,1968 1081,1977 1077,1985 1081,1994 1089,1994 1094,2006 1098,2011 1106,2011 1111,2015 1119,2015 1128,2023 1140,2032 1140,2040 1136,2045 1132,2049 1132,2062 1128,2070 1132,2087 1128,2095 1132,2104 1132,2112 1140,2112 1140,2121 1144,2125 1149,2125 1149,2121 1153,2125 1149,2129 1153,2138 1144,2138 1149,2150 1136,2150 1136,2168 1149,2177 1153,2177 1153,2181 1157,2185 1149,2185 1153,2194 1153,2198 1161,2215 1161,2223 1170,2236 1170,2245 1166,2253 1161,2261 1157,2270 1149,2274 1153,2291 1144,2300 1144,2308 1140,2308 1140,2312 1144,2317 1136,2321 1136,2325 1144,2325 1144,2329 1140,2333 1132,2338 1128,2342 1119,2342 1102,2338 1094,2342 1085,2350 1077,2350 1072,2346 1068,2346 1051,2363 1056,2367 1051,2372 1043,2367 1030,2363 1017,2376">
          <text:p/>
        </draw:polygon>
        <draw:polygon draw:style-name="gr8" draw:text-style-name="P1" draw:layer="layout" svg:width="1.732cm" svg:height="2.036cm" svg:x="3.081cm" svg:y="5.668cm" svg:viewBox="0 0 1733 2037" draw:points="237,1270 301,1050 326,969 322,961 335,948 339,935 352,851 364,842 369,834 373,808 386,783 377,758 377,737 364,673 377,639 377,614 390,593 407,554 403,512 411,466 449,394 458,351 449,305 432,275 441,237 436,224 453,224 462,161 491,161 513,165 542,165 572,157 585,148 618,131 678,123 733,118 771,106 809,85 864,72 944,59 1021,51 1071,51 1088,46 1101,42 1118,30 1143,17 1165,13 1207,4 1237,0 1331,13 1398,30 1420,34 1458,85 1475,97 1483,97 1555,93 1563,93 1576,102 1589,131 1602,216 1627,284 1648,402 1657,436 1669,457 1686,474 1724,504 1724,516 1733,559 1724,588 1695,639 1695,665 1686,677 1665,690 1665,728 1661,766 1652,775 1652,787 1661,796 1631,842 1597,965 1572,1007 1525,1012 1521,1016 1496,1033 1462,1041 1403,1096 1398,1109 1348,1147 1348,1177 1339,1185 1339,1223 1343,1232 1335,1240 1348,1249 1356,1270 1365,1300 1348,1397 1335,1418 1284,1443 1276,1456 1263,1461 1245,1461 1232,1466 1237,1474 1245,1500 1288,1690 1352,1986 974,1991 606,1982 631,1923 644,1923 648,1910 648,1897 657,1889 657,1876 665,1872 665,1859 661,1851 673,1825 678,1796 665,1792 652,1792 585,1838 530,1889 504,1897 470,1923 352,1986 339,1986 254,1974 0,2037">
          <text:p/>
        </draw:polygon>
        <draw:polygon draw:style-name="gr8" draw:text-style-name="P1" draw:layer="layout" svg:width="3.738cm" svg:height="3.442cm" svg:x="11.827cm" svg:y="13.982cm" svg:viewBox="0 0 3739 3443" draw:points="661,1631 686,1627 699,1623 703,1614 707,1606 707,1593 699,1559 686,1542 682,1525 682,1512 686,1482 682,1473 652,1456 619,1431 563,1418 538,1418 513,1427 462,1440 441,1435 403,1423 386,1414 377,1401 352,1389 326,1346 305,1329 297,1317 297,1300 305,1283 318,1266 318,1253 314,1245 288,1219 288,1215 280,1198 280,1164 288,1135 288,1088 284,1071 271,1054 263,1020 263,1016 254,1003 212,982 204,970 195,948 191,893 195,872 204,851 208,843 204,821 187,809 161,800 140,796 106,809 85,809 77,805 68,792 64,771 60,741 55,707 55,686 43,661 26,644 13,631 13,622 26,606 43,601 64,606 102,622 123,622 149,610 166,593 170,584 174,542 187,517 187,504 182,483 187,462 199,449 208,440 212,419 208,394 195,368 187,356 149,313 123,258 106,246 85,233 68,233 47,225 5,191 0,178 5,131 17,76 30,26 47,0 60,4 81,17 106,17 166,13 229,13 267,4 271,17 267,26 259,38 250,72 233,106 225,114 221,131 204,161 208,182 204,191 204,203 216,220 233,229 242,220 254,199 271,148 280,131 305,114 318,114 352,123 373,136 381,136 407,140 424,144 441,161 441,178 420,182 398,174 386,174 377,182 369,191 373,220 356,246 352,254 369,263 394,254 415,263 428,275 445,305 453,313 470,322 487,318 487,297 479,280 479,263 475,241 483,199 487,165 496,153 513,153 525,157 538,170 542,182 551,233 563,246 576,246 602,254 619,254 631,241 648,220 674,208 678,208 690,216 695,220 720,225 746,225 754,233 754,250 750,254 741,263 716,263 695,271 695,275 699,284 699,301 707,297 707,292 712,292 724,301 737,297 746,292 750,288 762,297 767,301 767,309 758,322 746,330 720,352 724,356 771,352 796,356 834,352 843,352 847,356 864,356 877,364 889,377 894,377 898,373 928,352 949,343 961,335 966,330 970,335 970,381 961,394 957,411 953,419 936,428 923,432 911,424 894,424 864,407 851,398 843,402 830,415 817,419 813,424 796,449 792,457 801,474 805,474 817,466 834,453 843,449 864,453 864,487 873,491 889,491 898,474 902,466 911,462 919,466 949,479 970,483 974,483 983,495 957,500 953,504 944,508 944,534 940,542 932,555 881,572 868,580 873,584 877,593 885,606 902,622 906,622 932,601 953,597 966,593 978,589 1004,580 1016,593 1029,610 1029,618 1038,631 1033,639 1033,644 1012,661 1000,669 995,669 966,665 957,669 953,669 949,678 961,711 970,711 970,733 978,741 987,745 991,745 995,733 1016,728 1029,728 1046,733 1059,733 1076,728 1084,720 1093,703 1093,665 1105,665 1110,661 1118,656 1122,661 1127,665 1131,686 1135,699 1143,703 1156,699 1160,694 1152,682 1143,682 1139,678 1139,673 1143,669 1148,673 1152,669 1177,673 1173,694 1173,716 1169,741 1148,792 1148,800 1156,805 1156,800 1160,809 1165,809 1177,813 1182,809 1186,809 1186,805 1194,809 1198,805 1198,792 1203,788 1211,788 1211,809 1220,813 1224,826 1232,838 1237,838 1241,830 1245,830 1263,838 1280,838 1288,843 1314,864 1318,864 1318,851 1314,847 1318,843 1318,838 1305,830 1301,813 1301,805 1288,796 1284,792 1284,788 1288,783 1297,783 1305,771 1326,749 1356,741 1369,741 1373,754 1377,762 1377,766 1373,775 1373,792 1365,800 1369,809 1373,817 1377,830 1377,834 1386,843 1382,847 1382,851 1390,855 1398,860 1407,860 1411,851 1432,868 1441,868 1437,855 1445,860 1462,860 1475,864 1483,872 1483,876 1479,881 1470,876 1470,902 1487,919 1492,932 1492,936 1500,940 1504,948 1521,948 1521,961 1530,970 1547,974 1551,974 1555,970 1551,965 1551,957 1564,944 1564,940 1589,936 1585,932 1568,923 1559,910 1559,906 1568,910 1572,910 1576,902 1580,889 1576,885 1572,885 1568,881 1568,872 1576,864 1580,860 1606,847 1631,847 1640,851 1648,872 1652,876 1661,876 1678,868 1669,864 1665,860 1674,855 1682,855 1682,843 1691,843 1699,838 1703,838 1699,834 1703,826 1712,826 1716,834 1724,834 1737,830 1746,830 1750,834 1754,830 1750,813 1750,805 1754,805 1767,796 1771,800 1775,809 1792,821 1801,813 1809,817 1818,813 1822,809 1830,809 1839,796 1860,796 1860,813 1864,817 1873,821 1877,830 1885,830 1890,834 1898,834 1902,826 1911,821 1915,817 1919,813 1928,809 1932,805 1940,805 1945,800 1957,809 1961,809 1970,805 1974,796 1983,796 1995,813 1991,817 1991,826 2000,830 2008,834 2021,838 2029,843 2033,843 2029,834 2033,830 2033,826 2063,826 2072,830 2076,830 2088,817 2097,813 2110,813 2122,834 2118,838 2118,847 2114,855 2118,860 2122,855 2131,847 2135,847 2131,851 2135,851 2152,843 2165,843 2169,838 2182,838 2182,830 2186,830 2182,826 2182,821 2203,817 2211,817 2215,826 2220,821 2224,826 2237,826 2245,830 2254,826 2254,817 2258,813 2275,813 2292,821 2296,821 2300,817 2313,817 2338,834 2342,847 2355,855 2347,872 2355,881 2355,885 2359,889 2364,898 2376,898 2376,902 2381,902 2393,898 2402,893 2414,893 2423,885 2440,885 2444,889 2453,898 2461,902 2469,915 2474,915 2482,910 2486,906 2499,906 2512,910 2512,919 2516,915 2525,919 2529,915 2533,915 2537,919 2537,923 2546,932 2554,932 2558,927 2558,910 2563,910 2571,919 2575,923 2575,927 2592,927 2596,932 2592,940 2592,944 2596,940 2601,940 2605,936 2601,932 2609,932 2609,927 2618,927 2622,932 2626,927 2639,927 2643,932 2652,936 2656,940 2673,948 2677,948 2681,944 2685,940 2685,932 2690,927 2698,927 2698,944 2715,944 2719,940 2723,944 2723,948 2702,961 2677,970 2690,974 2694,982 2694,987 2690,987 2681,991 2681,995 2685,1003 2702,1003 2707,1008 2715,1008 2715,1016 2728,1012 2736,1012 2740,1016 2745,1020 2749,1020 2774,1025 2783,1029 2800,1046 2821,1063 2838,1071 2855,1092 2872,1109 2889,1130 2893,1169 2897,1181 2897,1219 2906,1253 2927,1287 2935,1308 2939,1338 2935,1363 2939,1414 2944,1431 2961,1448 2969,1461 2977,1499 2982,1521 2977,1546 2982,1559 2999,1568 3011,1572 3020,1576 3028,1580 3049,1584 3062,1589 3079,1584 3130,1584 3181,1555 3198,1546 3210,1517 3223,1517 3227,1529 3215,1568 3215,1601 3223,1618 3240,1631 3248,1639 3253,1656 3257,1665 3274,1678 3312,1686 3320,1695 3342,1716 3384,1741 3388,1750 3405,1758 3414,1766 3422,1766 3409,1788 3409,1792 3422,1830 3426,1830 3430,1838 3435,1843 3435,1847 3447,1868 3452,1868 3456,1877 3460,1877 3464,1881 3464,1898 3485,1910 3507,1910 3511,1915 3532,1915 3536,1919 3541,1915 3545,1919 3549,1923 3557,1923 3570,1927 3570,1932 3579,1936 3591,1936 3596,1940 3600,1940 3604,1936 3612,1936 3617,1944 3642,1953 3651,1961 3663,1970 3676,1982 3684,1987 3689,1982 3693,1987 3697,1995 3701,1999 3710,2008 3723,2012 3723,2020 3731,2029 3739,2033 3735,2050 3727,2067 3701,2067 3655,2076 3642,2080 3625,2097 3617,2097 3604,2088 3591,2084 3570,2084 3566,2080 3545,2067 3541,2059 3511,1995 3507,1987 3498,1987 3469,1991 3464,1991 3456,1987 3430,1987 3384,1982 3375,1991 3363,2012 3346,2020 3337,2037 3329,2042 3303,2042 3287,2046 3282,2054 3257,2054 3240,2050 3231,2050 3227,2054 3223,2059 3227,2059 3236,2071 3236,2076 3231,2101 3227,2101 3223,2105 3206,2126 3198,2143 3193,2147 3185,2169 3185,2177 3181,2186 3176,2190 3176,2198 3181,2203 3181,2215 3155,2236 3147,2241 3147,2253 3151,2262 3147,2274 3130,2287 3121,2291 3121,2300 3126,2313 3117,2317 3109,2321 3100,2338 3092,2346 3088,2355 3088,2363 3083,2368 3062,2410 3049,2418 3045,2414 3041,2406 3045,2393 3041,2389 3037,2389 3033,2393 3020,2389 3016,2385 3003,2376 2999,2372 2999,2363 2994,2359 2977,2368 2969,2372 2961,2380 2965,2393 2973,2406 2977,2423 2982,2435 2986,2469 2990,2512 3011,2520 3011,2550 3007,2571 2982,2596 2961,2626 2935,2647 2914,2668 2910,2685 2906,2719 2901,2727 2893,2744 2876,2753 2867,2744 2859,2749 2850,2761 2825,2766 2812,2761 2779,2749 2753,2732 2732,2732 2707,2715 2694,2711 2660,2711 2630,2719 2592,2723 2575,2711 2558,2689 2541,2706 2516,2715 2495,2723 2486,2740 2465,2744 2461,2766 2444,2774 2431,2787 2414,2787 2406,2804 2385,2808 2368,2808 2364,2799 2338,2782 2321,2770 2300,2766 2292,2753 2283,2744 2254,2744 2199,2749 2148,2757 2135,2774 2114,2774 2101,2770 2093,2778 2076,2782 2059,2787 2025,2787 2017,2795 2008,2808 1991,2812 1987,2825 1974,2838 1961,2838 1957,2846 1953,2863 1940,2876 1919,2884 1911,2901 1898,2926 1877,2948 1864,2956 1851,2969 1847,2990 1847,3007 1843,3028 1843,3049 1860,3053 1868,3053 1881,3066 1885,3079 1873,3083 1860,3079 1847,3087 1834,3079 1818,3092 1809,3108 1801,3121 1771,3121 1750,3155 1724,3159 1716,3159 1712,3185 1665,3189 1657,3197 1657,3219 1652,3227 1636,3231 1619,3223 1602,3231 1580,3227 1568,3227 1564,3244 1559,3252 1542,3257 1530,3257 1530,3278 1521,3290 1504,3286 1487,3290 1479,3303 1458,3312 1445,3307 1441,3299 1424,3278 1407,3269 1386,3269 1365,3278 1331,3282 1310,3278 1288,3274 1267,3274 1249,3282 1237,3286 1215,3299 1198,3316 1182,3333 1173,3341 1156,3354 1131,3358 1110,3367 1084,3384 1067,3401 1055,3405 1038,3417 1025,3430 1008,3443 983,3443 974,3439 966,3430 961,3417 966,3401 978,3371 987,3358 987,3341 983,3324 970,3307 936,3274 932,3265 915,3252 902,3231 889,3214 881,3202 856,3180 839,3172 813,3163 775,3159 762,3155 754,3151 724,3134 720,3125 703,3113 682,3083 682,3070 669,3045 661,3020 631,3007 576,2986 568,2981 555,2977 538,2960 530,2943 530,2922 534,2905 542,2880 551,2867 593,2833 602,2821 619,2791 627,2736 627,2655 619,2630 606,2613 576,2584 542,2562 530,2558 508,2545 500,2533 504,2524 513,2528 517,2520 513,2503 500,2486 504,2469 504,2457 500,2440 483,2423 483,2410 492,2393 496,2372 496,2363 504,2359 517,2359 559,2342 585,2321 597,2317 623,2308 644,2304 665,2300 678,2291 686,2291 703,2287 716,2279 716,2270 699,2232 674,2203 657,2177 614,2160 585,2147 568,2139 551,2114 547,2084 547,2059 542,2042 530,2025 521,2012 483,1991 479,1982 475,1970 470,1949 462,1932 449,1919 441,1910 428,1910 415,1915 394,1919 377,1910 369,1902 360,1868 356,1830 348,1805 348,1788 356,1783 373,1775 394,1766 458,1707 475,1695 500,1661 508,1656 530,1656 572,1665 580,1665 597,1661 614,1656 623,1639 631,1635">
          <text:p/>
        </draw:polygon>
        <draw:polygon draw:style-name="gr8" draw:text-style-name="P1" draw:layer="layout" svg:width="2.68cm" svg:height="1.867cm" svg:x="2.514cm" svg:y="17.479cm" svg:viewBox="0 0 2681 1868" draw:points="292,1394 305,1389 347,1368 356,1360 351,1347 343,1343 330,1339 288,1330 267,1322 237,1313 199,1296 182,1284 178,1275 178,1271 182,1262 229,1224 233,1212 233,1203 229,1190 220,1178 186,1144 182,1135 182,1114 220,1025 246,1000 280,987 288,983 288,975 284,970 275,962 241,945 208,936 182,936 174,932 161,932 114,936 106,928 81,881 81,877 85,869 93,865 161,843 182,843 203,852 233,869 250,873 263,881 275,873 284,869 284,856 263,826 246,809 224,801 212,793 203,784 186,763 182,750 186,742 191,729 199,712 203,687 199,678 186,670 165,666 153,666 110,661 97,661 85,666 64,678 51,682 30,691 17,687 21,666 30,640 64,585 81,568 97,547 97,534 81,513 64,509 13,496 9,488 0,471 0,450 4,441 17,437 26,441 34,445 55,458 68,458 81,450 85,437 76,403 64,378 55,357 55,344 64,331 76,327 97,327 110,331 131,348 174,369 195,386 224,407 233,412 246,407 267,399 288,382 288,365 280,352 263,348 250,344 233,340 220,331 195,323 182,314 140,293 114,280 106,276 102,268 106,259 114,245 123,241 136,224 148,220 157,207 212,148 220,144 224,131 237,123 258,106 267,93 267,80 263,68 284,63 305,63 326,80 335,89 343,97 351,106 356,118 360,131 351,157 343,165 335,178 326,186 313,199 309,212 318,224 326,229 343,237 364,241 377,237 415,216 445,199 453,190 487,173 508,161 517,152 525,144 538,131 542,123 550,114 563,97 605,63 627,42 665,13 690,0 703,0 737,8 749,13 758,21 766,34 771,51 771,72 762,114 762,152 771,173 779,186 796,203 817,212 868,212 902,203 919,203 944,207 957,216 986,241 1012,268 1020,280 1037,297 1050,306 1113,306 1169,297 1232,268 1291,237 1325,224 1351,216 1431,216 1448,212 1456,212 1482,195 1499,186 1517,173 1534,173 1559,178 1580,178 1597,212 1610,241 1618,255 1627,263 1639,268 1665,268 1686,263 1699,263 1720,268 1741,280 1771,314 1783,323 1809,331 1821,335 1855,348 1868,352 1919,352 1927,348 1936,344 1970,323 1995,310 2025,301 2084,276 2114,272 2143,276 2169,272 2211,272 2224,276 2228,285 2241,297 2236,306 2228,323 2215,331 2194,344 2173,344 2177,352 2164,357 2126,361 2109,373 2101,382 2097,390 2092,403 2088,416 2097,428 2105,433 2114,445 2122,467 2135,471 2177,484 2198,484 2224,479 2279,454 2291,454 2317,458 2355,479 2380,496 2397,513 2418,526 2431,530 2456,543 2541,543 2579,534 2613,530 2664,530 2677,534 2677,539 2681,547 2681,555 2677,568 2668,589 2664,598 2634,670 2626,687 2609,695 2389,822 2135,975 2130,975 1893,1119 1830,1152 1805,1169 1728,1216 1694,1233 1580,1301 1444,1381 1334,1444 1287,1466 1257,1487 1211,1512 1092,1580 1080,1571 1054,1546 720,1749 703,1754 677,1758 669,1762 665,1770 661,1779 652,1804 648,1813 635,1821 614,1825 597,1830 504,1830 491,1825 483,1830 478,1842 483,1864 478,1864 474,1868 457,1868 423,1800 407,1762 402,1737 407,1728 449,1707 474,1690 487,1682 483,1669 466,1643 457,1635 428,1631 394,1631 351,1635 330,1639 296,1652 288,1652 284,1643 284,1618 280,1576 275,1567 271,1550 267,1546 263,1542 246,1542 212,1550 182,1555 97,1555 85,1546 81,1533 81,1521 85,1508 97,1478 136,1423 140,1398 140,1381 136,1377 123,1360 106,1347 102,1339 114,1317 127,1313 144,1317 157,1326 186,1360 199,1389 212,1411 216,1415 250,1415 258,1411 267,1402">
          <text:p/>
        </draw:polygon>
        <draw:polygon draw:style-name="gr8" draw:text-style-name="P1" draw:layer="layout" svg:width="2.226cm" svg:height="2.235cm" svg:x="-1.651cm" svg:y="12.094cm" svg:viewBox="0 0 2227 2236" draw:points="1055,530 1059,509 1063,496 1067,488 1055,467 1055,454 1063,424 1063,416 1067,399 1072,378 1067,361 1067,352 1084,348 1088,336 1093,323 1110,302 1127,276 1160,264 1186,238 1194,234 1215,225 1224,225 1241,217 1249,204 1245,195 1258,174 1275,161 1296,136 1300,123 1317,110 1326,102 1338,93 1351,81 1355,68 1398,47 1419,38 1431,38 1448,30 1469,21 1491,21 1533,17 1554,13 1584,9 1596,4 1622,4 1635,0 1677,0 1681,4 1690,9 1707,21 1723,21 1736,30 1770,38 1872,114 1880,123 1893,110 1977,131 2138,178 2121,191 2172,217 2181,225 2181,251 2193,289 2202,306 2215,323 2223,327 2227,331 2223,336 2223,340 2219,344 2202,344 2181,352 2172,361 2160,378 2160,382 2155,386 2151,391 2143,403 2134,408 2130,412 2121,412 2113,424 2104,437 2104,450 2096,458 2088,463 2083,467 2088,471 2088,479 2083,488 2079,513 2075,518 2075,513 2071,513 2071,535 2062,539 2037,551 2037,564 2028,560 2024,568 2020,568 2020,581 2016,585 2016,594 2007,598 1990,619 1982,628 1969,636 1944,645 1931,670 1927,670 1927,674 1922,678 1918,678 1906,683 1906,695 1897,708 1884,708 1867,704 1859,695 1850,695 1850,691 1846,687 1834,691 1834,695 1821,708 1812,717 1795,717 1787,708 1779,708 1766,717 1757,721 1757,729 1753,733 1740,746 1732,755 1728,755 1723,759 1723,763 1711,763 1707,780 1698,793 1690,789 1685,784 1681,784 1677,789 1677,793 1668,797 1673,801 1668,805 1660,801 1647,801 1635,822 1618,835 1613,844 1618,848 1613,865 1618,873 1618,882 1609,886 1601,890 1596,894 1596,903 1592,907 1580,911 1571,920 1554,924 1554,932 1550,937 1537,941 1541,954 1533,954 1533,962 1529,966 1529,975 1525,979 1512,983 1516,992 1516,1000 1508,1004 1499,1009 1482,1009 1482,1017 1486,1017 1486,1021 1478,1030 1469,1034 1465,1043 1457,1043 1448,1038 1431,1038 1427,1043 1414,1051 1410,1064 1406,1068 1402,1068 1402,1072 1410,1072 1410,1076 1393,1093 1402,1098 1398,1098 1393,1102 1393,1106 1389,1110 1385,1110 1376,1106 1376,1110 1381,1114 1376,1114 1372,1110 1364,1119 1364,1123 1368,1123 1359,1136 1368,1140 1368,1144 1364,1144 1364,1140 1355,1144 1334,1157 1347,1157 1347,1165 1351,1165 1351,1170 1342,1174 1351,1178 1351,1182 1342,1186 1342,1195 1347,1203 1338,1216 1334,1216 1334,1212 1330,1212 1330,1220 1326,1225 1330,1229 1326,1237 1334,1241 1334,1246 1330,1250 1334,1254 1334,1258 1326,1271 1321,1275 1334,1280 1330,1284 1330,1301 1334,1301 1347,1297 1347,1301 1334,1313 1334,1318 1342,1313 1347,1318 1355,1318 1355,1322 1359,1322 1368,1326 1368,1330 1359,1335 1359,1339 1364,1339 1364,1343 1368,1347 1368,1352 1364,1347 1359,1352 1364,1356 1368,1360 1364,1368 1355,1381 1351,1394 1355,1398 1351,1402 1351,1398 1347,1398 1342,1407 1342,1415 1338,1424 1330,1424 1326,1428 1321,1428 1321,1432 1313,1436 1309,1440 1300,1445 1304,1449 1296,1453 1296,1457 1300,1466 1292,1470 1292,1479 1283,1487 1283,1508 1275,1517 1271,1517 1266,1525 1271,1529 1271,1546 1266,1559 1254,1572 1258,1580 1254,1584 1254,1589 1249,1593 1237,1601 1232,1606 1228,1610 1232,1614 1228,1618 1228,1627 1224,1631 1232,1635 1228,1644 1232,1648 1228,1652 1228,1656 1220,1665 1215,1669 1211,1665 1207,1669 1199,1673 1199,1686 1190,1694 1186,1703 1177,1707 1169,1703 1165,1707 1152,1716 1148,1716 1152,1720 1148,1724 1152,1728 1156,1728 1148,1737 1152,1737 1152,1745 1156,1745 1152,1754 1156,1758 1156,1771 1152,1766 1144,1771 1139,1771 1139,1775 1144,1779 1144,1792 1148,1792 1148,1796 1156,1796 1156,1805 1169,1809 1169,1813 1160,1821 1160,1830 1169,1830 1165,1834 1169,1838 1173,1847 1182,1855 1173,1860 1177,1868 1177,1872 1173,1872 1173,1876 1169,1881 1169,1902 1165,1910 1156,1915 1156,1923 1144,1923 1139,1927 1122,1932 1122,1927 1118,1927 1110,1932 1101,1932 1101,1936 1093,1940 1093,1944 1088,1940 1084,1944 1088,1948 1093,1957 1097,1957 1093,1961 1101,1965 1105,1970 1105,1974 1110,1974 1110,1987 1105,1982 1105,1991 1097,1991 1097,1995 1093,1995 1084,2003 1072,2008 1063,2003 1046,2012 1050,2016 1050,2020 1059,2025 1050,2033 1055,2037 1055,2042 1046,2042 1038,2046 1042,2054 1042,2059 1033,2059 1029,2067 1025,2067 1021,2071 1021,2067 1017,2067 1008,2071 1000,2067 995,2067 991,2071 987,2080 978,2080 978,2088 987,2097 987,2109 983,2114 978,2118 983,2126 974,2126 970,2118 949,2118 945,2122 945,2126 953,2135 957,2139 953,2143 945,2139 945,2143 940,2152 928,2152 928,2156 932,2160 932,2164 923,2173 919,2190 906,2190 894,2202 864,2190 843,2186 822,2173 741,2173 729,2181 686,2190 669,2190 652,2194 631,2207 580,2236 547,2236 533,2228 508,2211 503,2198 461,2156 452,2147 444,2143 436,2139 423,2139 397,2135 368,2143 334,2152 309,2160 292,2156 275,2152 270,2143 254,2126 241,2101 224,2067 203,2046 194,2042 182,2037 173,2025 139,1991 127,1957 127,1932 135,1923 148,1910 165,1898 224,1872 258,1855 279,1843 287,1830 292,1813 283,1800 270,1783 241,1741 224,1728 215,1716 203,1707 190,1707 148,1711 93,1707 80,1707 63,1699 55,1686 50,1669 46,1656 50,1639 59,1584 63,1567 63,1504 59,1491 50,1483 46,1474 12,1440 0,1428 4,1284 8,911 29,911 42,894 55,890 71,873 84,869 93,865 105,873 114,873 127,869 148,869 169,860 182,865 194,860 203,856 211,848 215,844 228,844 241,852 266,852 270,865 283,869 292,877 317,877 321,890 330,899 342,894 364,886 372,886 385,890 397,890 397,903 410,911 423,916 436,916 444,907 469,890 469,877 499,865 508,860 520,860 529,856 537,856 551,848 564,848 564,835 576,839 585,835 589,822 623,789 627,776 657,767 669,755 678,746 691,746 703,738 716,738 724,729 729,717 741,712 746,700 758,691 771,683 779,678 784,670 792,657 796,645 847,645 856,640 898,640 915,636 932,628 957,611 1000,602 1012,598 1021,581 1033,573 1055,547">
          <text:p/>
        </draw:polygon>
        <draw:polygon draw:style-name="gr8" draw:text-style-name="P1" draw:layer="layout" svg:width="2.514cm" svg:height="1.91cm" svg:x="2.142cm" svg:y="15.874cm" svg:viewBox="0 0 2515 1911" draw:points="1143,1678 1143,1657 1138,1640 1130,1627 1121,1619 1109,1614 1075,1606 1062,1606 1037,1619 999,1648 977,1669 935,1703 922,1720 914,1729 910,1737 897,1750 889,1758 880,1767 859,1779 825,1796 817,1805 787,1822 749,1843 736,1847 715,1843 698,1835 690,1830 681,1818 685,1805 698,1792 707,1784 715,1771 723,1763 732,1737 728,1724 723,1712 715,1703 707,1695 698,1686 677,1669 656,1669 635,1674 596,1674 550,1657 541,1648 525,1631 520,1623 516,1610 520,1593 537,1568 546,1551 580,1517 630,1479 635,1466 635,1437 630,1415 618,1386 609,1377 571,1377 541,1373 499,1369 491,1365 482,1356 474,1339 469,1331 457,1255 457,1208 444,1187 414,1157 406,1149 359,1106 334,1094 321,1085 296,1085 283,1089 271,1098 262,1111 241,1140 220,1170 203,1178 182,1200 169,1204 148,1191 131,1178 127,1166 131,1153 152,1123 160,1115 199,1064 220,1030 228,1017 237,992 241,971 237,958 224,937 207,929 118,899 76,895 29,890 8,878 4,865 0,857 0,819 4,802 12,780 21,772 25,759 33,751 59,734 88,725 101,717 110,713 118,704 127,696 131,683 135,666 135,641 131,628 114,611 110,594 122,594 135,586 148,586 156,590 177,598 190,603 203,611 211,620 220,628 224,649 241,649 254,653 258,645 266,649 275,658 287,658 296,653 300,636 317,620 317,607 309,594 309,569 326,552 338,552 347,543 368,535 385,531 402,488 414,471 427,459 453,450 465,442 478,442 478,454 486,463 499,463 525,459 533,463 550,442 558,421 567,412 588,395 584,387 588,378 601,370 605,361 601,348 618,331 630,326 639,305 639,293 647,284 652,271 664,250 673,242 681,233 715,204 711,195 719,174 723,161 745,149 762,127 762,102 766,94 795,72 804,64 800,43 800,22 808,9 817,0 872,127 914,225 973,361 1126,696 1147,742 1155,738 1164,730 1185,717 1193,717 1202,725 1219,725 1227,730 1265,730 1287,717 1291,708 1299,696 1308,670 1320,670 1333,666 1363,675 1384,692 1392,692 1418,696 1426,700 1447,696 1469,679 1473,658 1498,662 1511,658 1519,653 1532,649 1541,641 1553,636 1566,620 1579,611 1587,603 1600,598 1617,598 1643,594 1652,586 1707,586 1715,590 1728,586 1736,577 1762,577 1770,586 1791,594 1800,590 1812,590 1842,577 1859,577 1867,581 1884,556 1952,450 1956,467 1952,480 1956,493 1965,514 2007,514 2037,531 2045,543 2050,565 2058,573 2062,586 2071,594 2083,603 2105,607 2134,611 2143,611 2151,603 2164,603 2177,607 2198,615 2219,615 2223,628 2210,645 2210,649 2215,653 2215,666 2219,670 2227,675 2223,683 2219,683 2215,679 2210,679 2206,683 2193,692 2193,696 2189,692 2185,692 2185,713 2177,717 2172,721 2164,730 2151,734 2134,734 2117,725 2109,721 2105,721 2096,730 2096,734 2113,734 2134,751 2160,759 2172,759 2181,768 2181,785 2172,797 2172,802 2177,802 2177,806 2164,814 2155,819 2172,827 2193,823 2210,823 2210,827 2185,835 2181,840 2168,840 2160,844 2160,857 2164,857 2168,852 2168,848 2172,844 2177,848 2181,857 2185,861 2185,865 2193,861 2198,861 2198,869 2210,865 2215,878 2219,882 2227,899 2223,903 2215,912 2210,912 2202,907 2198,903 2193,907 2185,916 2185,929 2181,929 2177,933 2168,933 2160,924 2138,899 2121,899 2109,886 2096,878 2092,882 2092,895 2109,916 2105,924 2092,933 2088,937 2083,946 2075,950 2062,946 2058,950 2054,954 2054,958 2062,962 2066,962 2075,967 2079,967 2105,958 2121,958 2134,962 2134,975 2138,979 2138,996 2143,1001 2151,1005 2155,1001 2160,996 2160,992 2147,975 2147,971 2155,967 2177,971 2181,975 2177,979 2172,988 2181,1005 2177,1017 2177,1034 2172,1043 2177,1043 2181,1051 2189,1051 2198,1056 2202,1056 2202,1051 2210,1051 2223,1039 2244,1047 2257,1043 2295,1026 2308,1026 2320,1030 2333,1034 2342,1039 2354,1047 2367,1047 2380,1043 2401,1047 2414,1047 2439,1039 2469,1039 2477,1043 2486,1051 2507,1060 2515,1064 2320,1305 2299,1335 2270,1356 2261,1377 2253,1386 2244,1424 2244,1470 2257,1492 2248,1500 2248,1513 2210,1568 2198,1581 2177,1597 2164,1602 2160,1606 2147,1631 2138,1648 2134,1661 2126,1669 2109,1686 2100,1708 2092,1716 2083,1724 2071,1729 2062,1737 2058,1750 2045,1750 2033,1758 2020,1758 1994,1750 1982,1754 1969,1758 1973,1784 1931,1784 1906,1779 1889,1779 1872,1792 1855,1801 1829,1818 1821,1818 1804,1822 1724,1822 1698,1830 1664,1843 1604,1873 1541,1902 1485,1911 1422,1911 1409,1902 1392,1885 1384,1873 1358,1847 1329,1822 1316,1813 1291,1809 1274,1809 1240,1818 1189,1818 1168,1809 1151,1792 1143,1779 1134,1758 1134,1720">
          <text:p/>
        </draw:polygon>
        <draw:polygon draw:style-name="gr8" draw:text-style-name="P1" draw:layer="layout" svg:width="1.664cm" svg:height="1.998cm" svg:x="13.182cm" svg:y="12.399cm" svg:viewBox="0 0 1665 1999" draw:points="639,512 673,533 694,542 699,546 703,563 724,580 741,584 762,606 783,627 792,627 804,615 809,615 826,606 843,594 855,594 872,580 881,580 885,576 898,571 910,559 915,559 931,546 944,546 948,542 953,542 958,546 966,546 975,550 979,550 987,554 1004,550 1009,546 1017,542 1021,538 1026,529 1026,521 1030,516 1043,512 1047,499 1068,487 1081,487 1085,483 1085,474 1089,470 1076,453 1076,440 1081,432 1089,427 1106,423 1114,415 1119,402 1313,415 1322,491 1313,491 1318,512 1318,521 1326,538 1335,563 1339,567 1356,576 1368,580 1398,580 1402,584 1407,594 1419,627 1419,657 1424,661 1436,657 1453,666 1470,666 1487,670 1525,666 1546,657 1546,682 1559,695 1563,716 1559,729 1559,733 1576,742 1584,750 1589,780 1589,784 1584,801 1580,805 1572,801 1563,788 1551,788 1542,793 1538,801 1534,805 1525,814 1521,818 1508,848 1504,852 1487,852 1483,856 1479,860 1479,865 1487,873 1495,877 1504,877 1508,873 1521,865 1529,852 1538,839 1542,826 1546,822 1567,822 1576,818 1580,818 1580,826 1593,835 1593,839 1589,848 1593,856 1610,877 1614,890 1618,894 1622,898 1631,903 1648,911 1665,915 1665,924 1661,932 1661,941 1648,953 1639,966 1631,970 1618,975 1614,979 1614,983 1618,992 1614,1000 1606,996 1606,992 1601,992 1589,992 1584,996 1576,1000 1567,996 1555,992 1538,992 1529,996 1517,996 1512,1004 1517,1017 1508,1030 1491,1042 1487,1051 1487,1059 1479,1068 1479,1076 1487,1080 1495,1089 1500,1093 1504,1119 1508,1127 1504,1157 1504,1165 1470,1182 1462,1186 1457,1195 1457,1216 1462,1220 1466,1220 1470,1216 1483,1216 1487,1224 1487,1229 1470,1254 1470,1258 1462,1271 1457,1279 1470,1292 1470,1296 1449,1317 1440,1322 1419,1326 1407,1334 1407,1339 1402,1343 1385,1343 1381,1351 1377,1351 1368,1356 1343,1364 1322,1360 1288,1364 1267,1364 1263,1360 1254,1360 1237,1368 1208,1389 1208,1394 1195,1398 1186,1406 1161,1428 1161,1436 1157,1444 1144,1461 1140,1470 1114,1483 1093,1500 1085,1508 1085,1542 1076,1555 1076,1563 1081,1567 1085,1571 1102,1576 1127,1593 1140,1614 1106,1876 1119,1889 1131,1902 1136,1914 1136,1927 1131,1944 1123,1974 1114,1986 1102,1995 1093,1999 1093,1974 1081,1969 1064,1957 1021,1944 996,1923 971,1906 944,1897 923,1876 910,1872 893,1872 868,1876 864,1872 855,1868 851,1868 843,1855 834,1855 834,1847 826,1847 821,1838 813,1838 809,1830 800,1825 788,1813 766,1804 754,1800 737,1792 728,1787 720,1779 703,1766 699,1758 694,1737 690,1732 682,1724 673,1720 652,1715 644,1715 635,1707 631,1703 622,1703 610,1698 601,1698 597,1690 567,1673 534,1669 534,1643 525,1635 521,1631 512,1605 504,1597 491,1588 491,1580 487,1580 474,1576 466,1567 440,1567 440,1550 432,1542 419,1542 415,1546 407,1546 402,1538 394,1533 385,1538 381,1533 377,1525 368,1521 368,1512 364,1504 368,1500 364,1491 356,1491 343,1491 339,1487 335,1491 335,1495 326,1495 326,1500 322,1504 313,1500 305,1504 301,1500 292,1504 284,1504 280,1508 250,1508 254,1491 254,1478 241,1470 224,1470 220,1461 216,1461 203,1444 195,1449 178,1449 174,1444 165,1415 161,1406 161,1402 169,1389 178,1381 178,1377 153,1377 148,1385 136,1385 131,1389 127,1389 127,1398 123,1402 114,1402 110,1398 97,1398 93,1394 93,1389 106,1373 110,1347 106,1343 102,1343 93,1343 93,1334 89,1334 102,1322 110,1317 114,1317 110,1313 102,1313 106,1309 110,1309 110,1305 123,1305 123,1301 127,1301 127,1296 131,1296 136,1301 144,1301 148,1296 148,1288 161,1279 161,1262 182,1241 186,1237 186,1216 178,1203 169,1195 165,1182 153,1169 144,1152 144,1127 174,1102 178,1093 191,1051 195,1030 199,1008 203,949 199,907 186,886 102,780 93,776 85,771 17,754 4,738 0,733 9,627 9,619 38,563 38,550 34,525 4,491 55,377 212,360 250,343 258,317 258,309 271,296 271,288 292,267 288,254 292,229 301,220 305,207 313,190 313,186 309,182 318,173 318,161 322,157 318,148 322,144 322,140 318,135 313,127 313,97 318,80 343,55 347,46 347,38 351,30 347,21 356,0 381,34 407,34 457,59 487,80 504,97 512,106 546,140 555,144 589,157 601,157 644,186 610,224 605,229 631,284 631,292 644,402 648,432">
          <text:p/>
        </draw:polygon>
        <draw:polygon draw:style-name="gr8" draw:text-style-name="P1" draw:layer="layout" svg:width="3.547cm" svg:height="2.705cm" svg:x="13.191cm" svg:y="15.963cm" svg:viewBox="0 0 3548 2706" draw:points="2981,98 2985,106 2998,110 2998,115 2994,127 2994,132 3002,127 3015,127 3027,136 3019,153 3027,161 3036,165 3053,170 3082,165 3112,174 3121,182 3129,187 3159,187 3180,182 3243,191 3264,191 3281,195 3294,212 3320,225 3336,250 3341,276 3345,284 3358,301 3358,314 3366,318 3379,318 3387,309 3400,305 3421,309 3421,314 3408,331 3400,335 3400,348 3404,352 3417,352 3425,356 3413,360 3413,364 3417,369 3430,373 3438,377 3447,373 3447,364 3438,356 3438,348 3442,343 3447,352 3455,339 3472,339 3463,348 3463,352 3468,356 3476,352 3476,356 3480,356 3485,352 3485,356 3489,356 3493,360 3489,364 3493,369 3502,373 3506,377 3506,381 3502,381 3497,377 3497,394 3514,411 3527,428 3518,432 3523,436 3527,436 3527,441 3535,441 3548,449 3548,453 3544,458 3548,470 3548,475 3544,475 3544,483 3540,491 3540,500 3535,500 3531,491 3527,491 3527,496 3523,496 3518,491 3514,491 3518,500 3514,500 3502,504 3489,517 3485,521 3476,521 3476,538 3472,546 3468,546 3468,538 3463,538 3463,546 3459,546 3459,555 3468,563 3468,568 3455,572 3455,589 3447,589 3442,593 3451,597 3447,606 3451,610 3451,618 3455,623 3459,623 3455,627 3455,631 3468,635 3468,652 3463,657 3463,652 3459,657 3455,661 3447,657 3447,661 3442,665 3442,669 3438,673 3434,678 3451,699 3451,703 3447,720 3447,724 3451,724 3459,720 3463,720 3468,729 3480,729 3476,729 3476,737 3489,737 3489,741 3485,745 3489,745 3493,750 3493,754 3489,754 3489,758 3497,758 3497,762 3489,762 3485,779 3480,784 3468,788 3463,796 3459,800 3455,800 3455,809 3451,813 3455,817 3463,822 3468,830 3472,834 3485,834 3489,839 3489,843 3485,847 3476,851 3476,868 3480,877 3476,885 3480,889 3493,894 3497,898 3502,898 3506,902 3506,906 3502,911 3476,911 3463,915 3463,919 3472,923 3472,927 3455,927 3451,936 3447,944 3447,953 3442,957 3425,966 3421,974 3413,978 3421,983 3421,987 3417,987 3421,991 3421,995 3417,1004 3413,1004 3413,1008 3408,1008 3404,1012 3396,1012 3396,1016 3387,1016 3375,1025 3370,1025 3375,1008 3370,1008 3362,1012 3362,1008 3375,999 3383,995 3383,970 3341,961 3324,957 3320,961 3315,961 3311,966 3315,970 3324,978 3320,983 3307,995 3290,1004 3290,1008 3294,1012 3290,1021 3298,1025 3311,1042 3332,1042 3332,1046 3324,1050 3324,1059 3315,1059 3294,1050 3290,1050 3290,1059 3294,1063 3294,1067 3290,1076 3290,1080 3286,1097 3281,1101 3273,1110 3269,1110 3252,1122 3243,1118 3243,1110 3235,1110 3226,1114 3214,1114 3209,1118 3201,1118 3197,1114 3188,1101 3184,1097 3180,1097 3171,1101 3154,1101 3154,1105 3142,1114 3125,1110 3121,1105 3116,1105 3121,1097 3125,1088 3129,1084 3125,1080 3112,1071 3104,1071 3104,1076 3108,1084 3104,1088 3087,1097 3095,1118 3091,1118 3087,1122 3070,1122 3057,1126 3074,1139 3078,1143 3078,1152 3074,1156 3074,1160 3078,1169 3078,1173 3074,1181 3074,1194 3078,1194 3078,1215 3070,1220 3070,1228 3061,1232 3061,1245 3053,1253 3044,1253 3044,1266 3027,1270 3023,1283 3010,1300 3006,1308 2989,1325 2989,1330 2994,1338 3002,1342 3006,1342 3019,1338 3027,1347 3032,1355 3040,1355 3049,1359 3053,1359 3057,1364 3061,1368 3070,1372 3070,1380 3066,1385 3070,1393 3066,1393 3066,1397 3061,1397 3061,1406 3053,1410 3053,1419 3061,1423 3061,1427 3057,1431 3053,1431 3049,1440 3040,1435 3032,1431 3027,1435 3023,1440 3023,1448 3019,1452 3019,1461 3010,1469 3010,1474 2989,1482 2985,1482 2972,1465 2964,1465 2968,1491 2977,1495 2985,1507 2985,1524 2981,1529 2985,1537 2985,1571 2994,1579 2994,1596 3002,1609 3002,1618 3006,1627 3006,1640 3002,1652 3006,1669 3006,1674 3015,1678 3015,1686 3010,1695 3002,1699 3002,1703 2998,1720 2994,1724 2989,1729 2981,1737 2981,1741 2985,1750 2981,1758 2972,1767 2968,1771 2960,1775 2955,1788 2939,1801 2939,1809 2943,1817 2951,1826 2951,1830 2960,1834 2960,1839 2968,1843 2985,1877 2972,1889 2972,1902 2968,1923 2960,1936 2960,1970 2955,1983 2455,1733 2476,1775 2485,1813 2480,1826 2451,1860 2446,1873 2434,1906 2425,1915 2400,1932 2383,1936 2379,1953 2383,1970 2383,2021 2366,2050 2366,2067 2353,2071 2332,2084 2303,2097 2277,2101 2260,2105 2239,2114 2218,2110 2197,2105 2192,2114 2176,2122 2167,2131 2163,2143 2150,2156 2133,2156 2116,2148 2095,2152 2082,2139 2070,2160 2061,2169 2044,2190 2044,2207 2036,2224 2049,2237 2061,2249 2074,2262 2070,2279 2053,2275 2036,2266 2015,2283 1993,2287 1985,2292 1981,2309 1989,2313 1985,2325 1972,2342 1960,2342 1951,2338 1943,2334 1926,2347 1909,2338 1896,2330 1866,2304 1845,2317 1837,2325 1837,2338 1833,2347 1824,2368 1820,2372 1807,2376 1803,2364 1803,2355 1807,2342 1803,2325 1795,2296 1782,2283 1778,2296 1773,2321 1769,2330 1756,2342 1739,2342 1706,2334 1693,2304 1684,2317 1676,2334 1663,2338 1646,2334 1642,2325 1625,2321 1621,2330 1617,2342 1604,2355 1600,2364 1587,2359 1574,2347 1557,2338 1511,2334 1481,2330 1473,2321 1469,2313 1456,2300 1439,2313 1435,2321 1430,2325 1439,2347 1443,2364 1439,2376 1430,2381 1418,2381 1405,2376 1384,2372 1375,2368 1358,2364 1320,2364 1312,2368 1299,2385 1295,2393 1253,2419 1244,2423 1223,2444 1219,2465 1202,2469 1189,2469 1160,2461 1130,2465 1079,2457 1066,2457 1058,2499 1049,2516 1037,2499 1016,2469 986,2461 986,2474 1020,2508 1028,2520 1028,2546 1011,2558 994,2554 982,2541 969,2512 961,2524 956,2541 956,2558 965,2563 999,2575 1003,2584 990,2592 969,2596 965,2605 956,2626 948,2639 935,2660 906,2673 889,2685 829,2706 817,2706 787,2702 762,2685 736,2656 694,2601 668,2584 630,2554 601,2533 580,2512 571,2495 567,2486 567,2444 575,2406 580,2397 605,2381 626,2338 639,2330 643,2317 647,2309 643,2296 635,2283 613,2270 580,2258 541,2232 512,2228 461,2220 436,2211 427,2203 414,2194 398,2173 389,2160 389,2135 402,2131 431,2131 444,2135 554,2135 571,2127 580,2118 588,2110 601,2088 605,2076 605,2063 622,2029 626,2012 635,2004 639,1991 652,1978 668,1949 677,1919 681,1902 685,1885 685,1873 681,1860 677,1851 673,1843 660,1839 630,1839 592,1843 575,1839 550,1822 533,1805 516,1788 499,1775 465,1729 453,1720 440,1716 431,1712 419,1712 393,1720 372,1716 359,1716 342,1707 304,1690 279,1665 266,1652 254,1618 232,1596 203,1575 186,1575 177,1571 165,1562 152,1541 144,1516 144,1495 135,1406 110,1380 67,1364 59,1355 33,1334 12,1304 0,1296 21,1287 42,1287 59,1296 76,1317 80,1325 93,1330 114,1321 122,1308 139,1304 156,1308 165,1296 165,1275 177,1275 194,1270 199,1262 203,1245 215,1245 237,1249 254,1241 271,1249 287,1245 292,1237 292,1215 300,1207 347,1203 351,1177 359,1177 385,1173 406,1139 436,1139 444,1126 453,1110 469,1097 482,1105 495,1097 508,1101 520,1097 516,1084 503,1071 495,1071 478,1067 478,1046 482,1025 482,1008 486,987 499,974 512,966 533,944 546,919 554,902 575,894 588,881 592,864 596,856 609,856 622,843 626,830 643,826 652,813 660,805 694,805 711,800 728,796 736,788 749,792 770,792 783,775 834,767 889,762 918,762 927,771 935,784 956,788 973,800 999,817 1003,826 1020,826 1041,822 1049,805 1066,805 1079,792 1096,784 1100,762 1121,758 1130,741 1151,733 1176,724 1193,707 1210,729 1227,741 1265,737 1295,729 1329,729 1342,733 1367,750 1388,750 1414,767 1447,779 1460,784 1485,779 1494,767 1502,762 1511,771 1528,762 1536,745 1541,737 1545,703 1549,686 1570,665 1596,644 1617,614 1642,589 1646,568 1646,538 1625,530 1621,487 1617,453 1612,441 1608,424 1600,411 1596,398 1604,390 1612,386 1629,377 1634,381 1634,390 1638,394 1651,403 1655,407 1668,411 1672,407 1676,407 1680,411 1676,424 1680,432 1684,436 1697,428 1718,386 1723,381 1723,373 1727,364 1735,356 1744,339 1752,335 1761,331 1756,318 1756,309 1765,305 1782,292 1786,280 1782,271 1782,259 1790,254 1816,233 1816,221 1811,216 1811,208 1816,204 1820,195 1820,187 1828,165 1833,161 1841,144 1858,123 1862,119 1866,119 1871,94 1871,89 1862,77 1858,77 1862,72 1866,68 1875,68 1892,72 1917,72 1922,64 1938,60 1964,60 1972,55 1981,38 1998,30 2010,9 2019,0 2065,5 2091,5 2099,9 2104,9 2133,5 2142,5 2146,13 2176,77 2180,85 2201,98 2205,102 2226,102 2239,106 2252,115 2260,115 2247,127 2260,132 2319,132 2328,136 2345,149 2358,153 2362,161 2370,161 2374,165 2379,170 2383,165 2387,174 2391,174 2400,170 2404,170 2408,174 2413,174 2417,182 2421,178 2425,182 2430,191 2442,191 2446,199 2455,199 2463,208 2472,204 2472,208 2480,208 2493,216 2497,212 2506,216 2514,212 2514,225 2523,229 2527,229 2527,225 2535,229 2535,237 2540,237 2548,242 2552,242 2552,250 2557,250 2557,246 2561,246 2565,254 2578,259 2578,267 2582,267 2586,259 2590,259 2595,263 2599,254 2607,254 2612,263 2612,267 2616,276 2620,276 2620,280 2637,276 2637,271 2645,271 2650,263 2645,254 2650,254 2658,250 2667,246 2671,250 2671,254 2688,250 2696,250 2705,246 2709,246 2709,259 2700,259 2700,263 2713,263 2717,267 2722,263 2726,267 2730,267 2730,263 2734,267 2751,259 2751,254 2755,254 2755,250 2760,246 2764,246 2768,250 2778,250 2778,242 2782,242 2782,237 2778,233 2795,229 2799,225 2799,221 2795,221 2790,216 2795,208 2790,199 2795,199 2795,191 2799,187 2828,187 2833,182 2837,178 2850,170 2850,165 2845,153 2850,149 2854,144 2867,144 2875,149 2896,149 2905,144 2913,144 2917,153 2926,149 2930,140 2939,136 2939,132 2934,127 2934,119 2955,119 2951,106 2960,89 2964,81 2972,81 2977,89">
          <text:p/>
        </draw:polygon>
        <draw:polygon draw:style-name="gr8" draw:text-style-name="P1" draw:layer="layout" svg:width="1.202cm" svg:height="1.545cm" svg:x="2.878cm" svg:y="12.814cm" svg:viewBox="0 0 1203 1546" draw:points="810,123 810,114 806,110 801,106 806,101 806,93 797,84 797,80 793,76 789,72 789,51 784,46 784,29 789,25 789,21 793,17 784,12 793,12 806,8 818,8 822,12 827,12 844,25 848,25 865,29 869,29 882,25 903,12 916,8 928,8 933,4 958,0 1000,4 1021,12 1030,17 1064,42 1081,55 1123,84 1127,93 1136,97 1203,152 1191,169 1178,178 1174,182 1161,228 1157,258 1161,292 1157,300 1153,317 1144,339 1153,394 1148,416 1136,433 1123,466 1119,475 1119,483 1051,538 1047,534 933,615 928,615 916,619 894,615 882,610 873,610 869,606 861,598 856,589 852,585 839,572 827,568 827,564 822,564 814,560 810,555 801,547 801,543 797,534 789,517 780,505 767,496 772,492 767,483 763,479 759,479 759,488 763,496 759,505 755,509 750,513 746,521 742,526 742,530 738,530 738,534 734,534 734,538 729,543 729,547 725,547 725,551 721,551 721,560 717,560 717,564 712,564 712,568 708,572 708,577 704,577 704,581 700,581 695,589 687,593 687,801 691,814 695,822 691,831 691,852 687,864 691,886 695,902 708,915 729,936 750,958 742,970 742,979 725,1021 721,1029 717,1042 708,1046 691,1089 666,1106 662,1110 657,1118 645,1123 636,1135 623,1135 615,1131 611,1135 598,1140 594,1140 590,1144 585,1148 577,1161 560,1199 556,1203 543,1203 539,1207 530,1207 496,1195 480,1195 450,1212 446,1220 437,1228 437,1262 433,1271 433,1275 437,1283 433,1292 429,1296 391,1309 386,1317 378,1317 374,1347 353,1364 344,1360 336,1355 323,1360 323,1368 319,1381 319,1394 314,1402 302,1402 293,1410 289,1423 289,1444 281,1461 272,1474 264,1487 264,1499 259,1504 255,1508 238,1516 230,1516 226,1512 221,1504 217,1499 213,1499 209,1504 204,1508 196,1512 192,1516 175,1525 166,1529 154,1529 145,1546 119,1516 89,1482 119,1457 72,1410 76,1402 76,1394 72,1381 21,1322 9,1317 0,1309 0,1296 51,1267 175,1080 51,987 76,970 85,962 85,958 81,953 81,945 85,936 85,932 89,919 89,898 98,873 110,847 123,831 137,814 149,792 154,775 158,780 162,780 162,784 166,784 171,784 175,784 179,784 183,784 183,780 187,784 192,780 196,780 200,780 204,775 209,775 209,767 213,759 221,737 221,720 226,720 226,712 221,712 221,695 217,695 217,687 213,687 213,678 209,678 209,670 204,665 204,657 209,657 209,644 213,644 213,619 217,619 217,615 221,615 221,606 226,606 226,602 230,602 230,598 234,598 238,598 238,593 242,593 247,593 247,589 251,589 251,585 255,585 259,585 259,581 264,581 264,572 268,572 268,568 272,568 272,564 276,564 276,560 281,560 281,555 285,555 289,551 289,543 293,543 293,538 298,534 302,530 302,526 306,526 302,521 306,521 306,513 310,509 310,505 314,500 314,496 319,496 323,488 323,483 327,483 331,479 331,475 336,475 336,471 340,471 340,466 344,462 344,458 348,458 348,454 353,454 357,454 361,450 365,450 365,441 369,441 369,437 374,437 374,424 378,420 382,411 386,403 391,390 395,373 399,365 408,344 412,331 416,327 425,305 437,279 441,262 450,250 458,228 463,216 471,216 475,216 475,211 484,211 484,207 492,207 496,207 501,207 505,211 509,211 513,207 522,207 526,207 539,207 547,207 556,207 560,207 564,207 568,207 573,211 577,211 577,216 577,211 581,216 585,216 590,216 594,216 598,211 602,211 607,211 611,211 611,207 615,207 619,203 623,203 623,199 628,199 632,199 632,195 640,195 640,190 645,190 657,186 662,182 683,182 691,178 691,173 708,169 725,169 738,165 755,148 763,127 784,127 793,135 801,135 810,127">
          <text:p/>
        </draw:polygon>
        <draw:polygon draw:style-name="gr8" draw:text-style-name="P1" draw:layer="layout" svg:width="2.176cm" svg:height="3.116cm" svg:x="11.328cm" svg:y="7.209cm" svg:viewBox="0 0 2177 3117" draw:points="721,1808 687,1813 644,1834 593,1838 563,1834 576,1762 559,1715 538,1698 368,1673 305,1673 271,1665 241,1643 229,1614 220,1563 237,1504 258,1423 351,1389 453,1372 533,1343 584,1305 636,1250 687,1165 708,1055 695,924 653,848 597,801 554,776 516,733 491,699 470,640 453,615 432,598 411,594 394,594 356,602 229,682 203,695 161,695 152,691 148,687 131,678 114,665 106,657 97,632 102,610 118,594 199,525 241,470 271,419 279,385 284,334 250,292 224,288 203,288 169,300 135,322 110,347 80,368 55,377 34,364 17,339 8,305 0,233 4,169 13,135 34,106 97,101 123,93 152,76 199,38 224,21 267,4 292,0 330,4 364,13 423,38 444,55 466,76 474,85 512,144 571,203 580,207 618,216 640,212 649,207 699,173 738,144 818,127 928,118 953,118 1034,114 1063,118 1093,131 1212,224 1330,292 1411,347 1432,377 1449,389 1461,406 1487,423 1491,427 1521,453 1546,508 1563,533 1584,602 1588,661 1605,708 1627,737 1656,763 1673,771 1690,771 1720,848 1754,898 1770,907 1830,936 1847,945 1893,966 1927,979 1944,991 1948,996 1974,1034 1978,1072 1974,1131 1965,1148 1952,1169 1931,1220 1923,1284 1906,1343 1864,1415 1851,1453 1859,1483 1872,1504 1919,1538 1948,1554 1961,1563 1982,1610 1986,1626 1982,1643 1982,1665 1991,1703 1999,1720 2008,1728 2075,1737 2096,1758 2118,1808 2118,1830 2126,1851 2122,1868 2126,1897 2126,1906 2139,1927 2160,1974 2156,2007 2156,2029 2177,2084 2168,2126 2151,2143 2147,2151 2164,2228 2164,2304 2143,2359 2139,2401 2130,2427 2113,2443 2088,2456 2071,2482 2054,2486 2029,2507 1999,2528 2008,2541 2003,2549 1969,2575 1944,2617 1923,2638 1923,2659 1931,2689 1940,2702 1936,2719 1940,2727 1936,2736 1889,2765 1872,2795 1847,2824 1842,2833 1830,2833 1825,2841 1830,2854 1821,2858 1830,2867 1825,2871 1804,2871 1804,2892 1787,2884 1775,2863 1766,2858 1758,2850 1745,2846 1741,2846 1749,2850 1745,2863 1720,2871 1720,2875 1711,2888 1682,2892 1677,2918 1652,2926 1643,2926 1635,2918 1622,2918 1618,2922 1618,2930 1593,2943 1584,2951 1584,2968 1571,2968 1525,2998 1525,3011 1516,3015 1495,3011 1461,3019 1449,3032 1449,3062 1487,3104 1478,3117 1470,3108 1440,3095 1419,3070 1415,3045 1406,3032 1402,3028 1402,3019 1411,3011 1440,2985 1457,2968 1457,2956 1428,2905 1423,2880 1423,2871 1436,2863 1521,2854 1533,2850 1525,2829 1495,2816 1444,2816 1406,2795 1377,2795 1368,2791 1368,2761 1343,2740 1356,2719 1377,2723 1402,2697 1411,2668 1415,2647 1415,2638 1411,2630 1334,2630 1288,2655 1246,2664 1229,2655 1207,2642 1190,2613 1190,2604 1203,2592 1246,2566 1267,2545 1301,2490 1292,2473 1178,2414 1182,2405 1186,2393 1216,2372 1237,2342 1229,2329 1174,2321 1148,2312 1135,2300 1123,2283 1123,2266 1093,2215 1085,2177 1068,2143 1055,2122 1025,2088 1008,2071 970,2050 932,2037 852,2046 835,2041 809,2024 780,1991 750,1978 708,1969 699,1948 699,1923 712,1893 742,1838 738,1821">
          <text:p/>
        </draw:polygon>
        <draw:polygon draw:style-name="gr8" draw:text-style-name="P1" draw:layer="layout" svg:width="2.104cm" svg:height="2.46cm" svg:x="9.834cm" svg:y="8.593cm" svg:viewBox="0 0 2105 2461" draw:points="1270,35 1274,39 1274,65 1278,65 1291,52 1295,52 1308,65 1329,69 1333,77 1329,94 1337,94 1350,99 1375,99 1384,103 1397,99 1422,94 1439,99 1452,107 1469,107 1490,94 1545,39 1646,0 1710,4 1736,22 1753,39 1731,120 1714,179 1723,230 1736,259 1766,281 1800,289 1863,289 2033,314 2054,331 2071,378 2058,450 2037,530 2007,594 1986,649 1986,700 1990,725 1990,759 2028,801 2079,835 2096,873 2105,907 2083,949 2049,983 1990,1009 1973,1013 1922,1034 1876,1038 1812,1030 1762,1013 1714,1000 1684,1013 1676,1017 1667,1034 1667,1055 1697,1136 1701,1153 1701,1203 1718,1220 1740,1237 1753,1254 1770,1280 1774,1322 1757,1394 1753,1440 1779,1487 1834,1517 1897,1538 1944,1563 1978,1567 2003,1572 2024,1580 2041,1593 1999,1606 1939,1606 1914,1610 1893,1618 1863,1639 1825,1661 1812,1682 1804,1690 1791,1699 1774,1703 1753,1707 1718,1707 1706,1703 1693,1703 1676,1707 1659,1724 1617,1750 1600,1754 1570,1758 1557,1762 1545,1779 1524,1796 1481,1847 1452,1868 1447,1868 1439,1872 1430,1872 1401,1881 1363,1893 1354,1902 1342,1919 1308,1953 1299,1957 1278,1957 1270,1953 1257,1953 1244,1957 1227,1978 1227,1987 1223,2008 1227,2029 1227,2067 1215,2071 1206,2080 1176,2080 1168,2084 1159,2092 1138,2122 1134,2126 1117,2131 1104,2131 1096,2118 1083,2114 1079,2114 1075,2143 1075,2156 1058,2164 1041,2164 1028,2152 1011,2152 973,2211 969,2219 931,2241 922,2241 893,2245 872,2258 863,2262 834,2262 800,2249 783,2249 766,2253 753,2253 745,2266 732,2274 715,2274 698,2266 685,2266 681,2274 681,2283 677,2287 660,2296 639,2296 635,2317 626,2329 618,2338 571,2346 563,2351 550,2359 533,2363 512,2380 461,2380 453,2385 448,2385 440,2401 436,2406 402,2406 389,2414 372,2431 355,2435 317,2435 279,2423 262,2423 254,2431 232,2452 228,2456 220,2456 211,2461 194,2456 186,2456 165,2461 152,2461 135,2456 131,2452 122,2448 110,2452 97,2456 84,2440 72,2435 59,2427 16,2427 12,2423 0,2418 0,2279 4,2194 4,1436 8,877 8,319 182,403 182,382 177,369 182,340 220,297 270,281 309,285 359,268 376,242 385,217 436,196 440,187 457,192 469,179 482,183 491,179 499,170 520,166 520,158 537,154 537,141 554,128 567,137 575,132 596,128 613,115 626,120 651,120 685,137 694,137 694,141 707,132 715,132 740,145 753,158 766,162 783,154 787,145 808,124 829,124 829,107 838,107 846,115 876,124 884,137 889,137 889,132 905,132 905,115 910,111 927,115 944,107 944,94 952,90 965,99 977,99 1011,111 1037,107 1049,111 1058,107 1071,120 1083,107 1092,124 1113,120 1121,103 1104,77 1104,65 1113,60 1121,52 1121,39 1147,31 1151,22 1193,13 1223,18 1231,13 1227,4 1248,4 1257,9 1261,27 1270,31">
          <text:p/>
        </draw:polygon>
        <draw:polygon draw:style-name="gr8" draw:text-style-name="P1" draw:layer="layout" svg:width="2.891cm" svg:height="2.079cm" svg:x="9.652cm" svg:y="15.667cm" svg:viewBox="0 0 2892 2080" draw:points="839,279 839,275 826,271 809,271 801,267 792,258 767,241 750,237 741,233 733,224 707,207 691,191 669,182 657,169 644,157 627,148 610,144 593,144 542,148 517,157 496,161 470,157 448,148 419,131 402,114 402,102 410,93 427,89 448,89 640,13 682,0 691,0 720,17 746,34 758,38 771,51 788,72 805,80 822,85 843,85 864,89 873,89 873,93 890,106 949,136 949,140 953,140 953,144 966,165 970,165 983,169 1008,174 1033,186 1059,182 1080,186 1131,174 1160,178 1182,186 1194,195 1215,207 1232,216 1262,207 1279,195 1330,199 1334,207 1338,229 1334,237 1351,246 1351,254 1368,250 1372,258 1381,263 1389,254 1393,246 1406,292 1385,351 1398,377 1393,385 1414,385 1423,373 1444,360 1453,364 1465,377 1478,402 1482,419 1508,415 1529,415 1516,445 1516,461 1520,466 1541,457 1563,432 1580,428 1660,428 1664,449 1656,457 1673,474 1694,487 1702,500 1715,500 1719,508 1740,508 1740,504 1753,491 1766,487 1779,487 1787,483 1795,478 1804,478 1808,483 1817,487 1821,478 1821,466 1817,466 1800,457 1795,453 1795,440 1812,440 1825,428 1829,428 1842,423 1867,432 1910,436 1927,432 1952,449 1961,445 1969,432 1982,432 1982,440 1986,453 1994,466 2011,470 2054,470 2058,466 2058,436 2045,406 2045,394 2062,364 2062,356 2066,351 2075,347 2088,351 2100,368 2113,373 2113,377 2109,381 2104,385 2109,390 2121,390 2138,394 2138,402 2134,406 2130,411 2151,411 2160,406 2172,390 2181,385 2193,390 2206,394 2219,390 2236,381 2244,377 2248,381 2257,398 2261,419 2265,428 2274,428 2291,423 2299,411 2303,398 2303,381 2312,373 2320,368 2325,368 2329,377 2346,381 2333,406 2342,415 2350,423 2358,428 2371,428 2392,419 2397,415 2397,406 2405,402 2414,394 2430,394 2430,390 2426,390 2422,385 2430,385 2439,390 2443,398 2452,406 2456,406 2477,394 2481,398 2485,402 2498,398 2507,406 2524,406 2528,411 2541,415 2557,415 2566,411 2574,411 2583,419 2587,432 2596,440 2604,449 2629,449 2642,440 2655,428 2672,402 2672,394 2680,385 2693,381 2701,381 2723,373 2723,398 2727,428 2744,453 2761,461 2790,474 2833,491 2850,517 2875,546 2892,584 2892,593 2879,601 2862,605 2854,605 2841,614 2820,618 2799,622 2773,631 2761,635 2735,656 2693,673 2680,673 2672,677 2672,686 2668,707 2659,724 2659,737 2676,754 2680,771 2680,783 2676,800 2689,817 2693,834 2689,842 2680,838 2676,847 2668,872 2659,885 2612,902 2604,910 2591,914 2579,931 2579,953 2587,969 2583,982 2583,999 2591,1008 2617,1012 2625,1020 2634,1037 2629,1050 2608,1054 2604,1063 2587,1071 2562,1071 2541,1067 2528,1054 2511,1058 2498,1075 2464,1080 2435,1080 2414,1071 2388,1067 2363,1054 2354,1050 2342,1050 2333,1054 2325,1063 2325,1084 2320,1101 2308,1113 2303,1122 2299,1135 2299,1160 2320,1164 2337,1156 2354,1160 2354,1185 2380,1215 2367,1223 2354,1223 2333,1219 2316,1228 2312,1257 2308,1266 2295,1270 2270,1266 2244,1253 2231,1249 2227,1270 2231,1279 2248,1287 2257,1291 2265,1300 2270,1308 2270,1329 2261,1372 2244,1380 2236,1380 2223,1376 2219,1372 2215,1367 2210,1359 2210,1346 2193,1350 2185,1363 2168,1372 2160,1367 2151,1350 2143,1334 2121,1334 2096,1350 2088,1355 2083,1363 2083,1376 2088,1380 2104,1384 2117,1384 2121,1393 2126,1410 2138,1427 2138,1439 2126,1456 2117,1465 2088,1477 2079,1477 2037,1473 2049,1490 2075,1499 2109,1503 2121,1511 2134,1533 2151,1545 2143,1558 2130,1549 2130,1566 2134,1579 2130,1596 2109,1588 2096,1600 2088,1609 2083,1655 2088,1668 2100,1681 2130,1668 2172,1664 2193,1660 2206,1672 2206,1689 2198,1693 2176,1693 2147,1685 2138,1689 2143,1710 2155,1723 2176,1723 2189,1740 2185,1757 2160,1761 2126,1761 2117,1770 2121,1782 2126,1791 2134,1799 2117,1808 2104,1808 2088,1791 2079,1774 2075,1761 2062,1765 2054,1782 2041,1774 2028,1761 2007,1753 2003,1731 2003,1715 1994,1698 1982,1706 1977,1719 1973,1748 1961,1761 1948,1765 1935,1761 1918,1761 1910,1770 1914,1787 1931,1799 1939,1812 1935,1833 1910,1829 1893,1820 1884,1820 1876,1837 1855,1837 1842,1829 1838,1825 1825,1829 1821,1842 1817,1863 1800,1867 1783,1850 1762,1829 1745,1816 1745,1863 1762,1875 1762,1892 1757,1905 1745,1926 1736,1914 1715,1918 1711,1926 1702,1943 1690,1956 1673,1939 1660,1939 1652,1943 1639,1956 1626,1964 1609,1969 1596,1977 1580,1969 1567,1960 1546,1930 1529,1918 1516,1914 1503,1909 1516,1901 1533,1901 1537,1884 1525,1867 1512,1867 1491,1884 1474,1871 1465,1875 1444,1871 1436,1863 1423,1858 1414,1871 1402,1875 1364,1863 1359,1858 1347,1863 1334,1863 1326,1871 1317,1884 1313,1901 1296,1914 1292,1922 1279,1939 1254,1939 1241,1947 1207,1947 1190,1952 1169,1952 1110,1960 1093,1956 1088,1935 1105,1922 1127,1918 1139,1909 1135,1892 1118,1905 1105,1905 1110,1888 1105,1875 1084,1888 1050,1888 1038,1880 1025,1863 1008,1858 995,1863 978,1867 966,1858 932,1854 915,1850 898,1897 864,1897 860,1914 843,1935 834,1926 826,1914 813,1892 796,1905 784,1926 758,1930 741,1939 741,1909 729,1901 720,1918 720,1930 716,1952 712,1969 691,1973 678,1973 636,2003 627,2012 623,2033 623,2046 610,2050 559,2029 538,2016 521,2016 513,2012 500,2003 479,2016 452,2029 436,2050 419,2063 406,2050 364,2037 347,2054 334,2063 309,2067 287,2067 279,2075 275,2080 266,2071 266,2058 245,2046 241,2046 232,2050 224,2050 215,2046 215,2042 207,2033 203,2033 194,2037 186,2042 177,2054 152,2029 160,2016 173,2008 177,2003 182,1990 182,1977 169,1960 165,1926 165,1918 169,1909 169,1897 173,1897 177,1888 169,1880 169,1875 186,1858 190,1846 190,1825 198,1820 203,1816 207,1812 198,1803 194,1778 198,1761 194,1748 186,1740 169,1736 127,1710 114,1706 105,1698 101,1685 101,1672 110,1647 118,1626 110,1596 80,1562 67,1558 59,1545 63,1533 80,1507 88,1486 110,1448 105,1439 80,1435 50,1435 42,1427 25,1406 0,1384 16,1376 38,1367 46,1359 55,1355 71,1359 101,1350 110,1342 122,1334 127,1321 127,1283 122,1274 110,1253 101,1240 88,1223 63,1207 42,1185 29,1164 12,1152 4,1135 25,1122 25,1105 12,1101 21,1084 38,1063 38,1046 42,1029 59,1016 71,1012 84,1008 93,999 118,986 127,969 139,982 152,957 148,936 156,919 169,889 182,872 177,851 198,855 207,851 211,834 232,826 254,838 266,817 279,809 296,813 304,813 309,783 321,766 334,724 338,707 355,694 368,690 376,677 376,660 381,644 397,622 402,605 410,580 414,580 427,584 440,601 448,618 457,622 470,618 461,597 492,580 496,572 479,550 475,542 475,525 492,508 513,508 509,487 517,478 564,495 576,491 564,478 576,470 572,453 585,453 585,440 593,432 597,428 568,406 559,385 568,377 580,377 597,368 661,368 678,373 686,381 678,406 695,406 699,402 691,394 707,385 720,385 729,394 733,385 720,373 750,356 767,368 788,373 796,360 779,360 788,347 830,347 834,339 856,347 873,347 873,351 881,356 877,364 894,373 902,368 911,377 928,360 945,334 961,322 957,305 932,296 894,301 890,301 877,309 868,313 856,305 843,284">
          <text:p/>
        </draw:polygon>
        <draw:polygon draw:style-name="gr8" draw:text-style-name="P1" draw:layer="layout" svg:width="4.339cm" svg:height="3.988cm" svg:x="13.775cm" svg:y="18.728cm" svg:viewBox="0 0 4340 3989" draw:points="2426,3989 2410,3989 2388,3984 2363,3963 2355,3946 2333,3934 2308,3908 2283,3874 2270,3862 2261,3840 2253,3828 2219,3811 2206,3807 2147,3781 2130,3768 2126,3756 2130,3743 2130,3726 2122,3705 2113,3688 2096,3667 2084,3658 2067,3654 2058,3654 2045,3658 2037,3675 2033,3692 2024,3701 1995,3688 1974,3684 1935,3671 1927,3667 1914,3646 1897,3612 1893,3591 1876,3561 1847,3536 1842,3531 1838,3514 1817,3497 1783,3451 1762,3430 1728,3413 1707,3404 1686,3404 1656,3413 1648,3421 1648,3430 1652,3442 1673,3451 1686,3464 1698,3472 1698,3481 1694,3497 1677,3510 1664,3510 1652,3497 1643,3497 1614,3489 1593,3485 1576,3489 1550,3481 1542,3485 1521,3489 1512,3489 1487,3510 1478,3514 1457,3514 1444,3510 1440,3502 1427,3485 1423,3476 1401,3464 1388,3447 1371,3434 1363,3426 1359,3426 1350,3421 1338,3413 1321,3409 1304,3400 1270,3375 1261,3366 1261,3349 1266,3337 1282,3320 1287,3311 1287,3307 1282,3294 1278,3290 1253,3290 1232,3286 1219,3286 1177,3294 1155,3286 1105,3265 1067,3248 1050,3243 1037,3243 927,3227 876,3214 825,3205 753,3196 724,3192 673,3179 660,3179 639,3187 618,3187 609,3196 559,3218 537,3222 525,3222 512,3218 508,3214 499,3200 482,3171 478,3154 461,3120 453,3099 432,3086 419,3077 406,3069 398,3052 389,3035 398,3014 398,2997 393,2984 385,2980 372,2959 368,2933 368,2912 364,2887 334,2849 283,2798 258,2760 245,2739 216,2624 211,2591 216,2578 220,2557 216,2548 207,2544 165,2544 161,2540 173,2527 190,2523 199,2519 207,2519 211,2514 216,2493 224,2489 241,2485 262,2485 266,2476 266,2447 258,2438 254,2434 237,2425 233,2421 220,2417 220,2413 224,2409 233,2409 237,2400 241,2387 237,2375 241,2370 254,2366 262,2353 275,2349 279,2345 275,2332 279,2320 283,2315 296,2315 309,2324 322,2320 326,2320 326,2328 322,2337 326,2345 330,2349 343,2349 355,2341 360,2341 364,2358 364,2379 372,2387 381,2387 377,2358 381,2349 385,2332 381,2324 364,2311 360,2303 372,2298 402,2290 410,2286 410,2277 406,2273 402,2256 406,2231 402,2222 402,2218 393,2214 389,2205 385,2188 389,2176 406,2155 410,2133 410,2112 398,2095 381,2091 360,2091 338,2099 305,2159 288,2171 271,2167 258,2159 245,2150 224,2125 207,2108 195,2087 190,2074 195,2066 237,2057 275,2066 288,2066 305,2061 355,2036 402,2015 423,2002 440,1989 461,1960 461,1947 457,1934 449,1926 432,1917 385,1917 355,1913 330,1905 322,1901 317,1892 317,1884 330,1867 351,1820 364,1799 372,1795 389,1795 406,1803 427,1820 436,1829 449,1845 457,1845 470,1841 474,1837 491,1833 537,1833 559,1837 571,1833 584,1824 588,1816 592,1807 584,1795 571,1774 559,1765 550,1757 508,1727 478,1706 465,1685 457,1672 453,1647 461,1642 474,1638 478,1630 499,1591 512,1575 512,1566 508,1545 499,1532 491,1524 474,1515 453,1520 444,1520 432,1524 423,1524 415,1520 406,1515 389,1486 381,1469 372,1456 360,1443 322,1409 283,1367 279,1359 283,1350 292,1350 326,1359 334,1354 360,1337 377,1312 377,1287 381,1274 398,1257 406,1257 449,1261 465,1261 482,1257 499,1257 520,1266 533,1270 567,1261 576,1253 576,1240 563,1210 550,1198 529,1181 516,1168 499,1160 487,1147 478,1134 465,1117 457,1096 436,1067 415,1054 385,1045 372,1050 368,1054 368,1067 372,1083 389,1109 415,1126 423,1143 432,1164 432,1177 427,1194 419,1198 406,1202 381,1210 360,1223 288,1249 266,1249 254,1240 237,1232 203,1202 190,1194 182,1194 161,1177 97,1117 80,1105 68,1092 46,1058 29,1024 17,999 8,956 8,940 12,931 21,918 34,906 55,910 80,923 93,923 101,918 101,914 110,910 131,901 135,897 156,893 182,876 224,885 233,893 254,897 271,897 283,889 305,872 313,859 343,846 351,838 364,808 372,804 398,787 410,774 423,728 423,715 415,707 398,702 355,694 262,698 224,690 199,677 182,656 144,597 135,588 114,575 101,571 84,571 51,580 34,580 17,567 0,542 0,525 4,508 17,504 34,495 51,495 89,499 144,529 165,533 178,533 195,529 224,499 237,491 254,487 275,487 309,499 326,499 326,495 330,491 288,444 279,432 279,419 288,398 292,377 296,364 313,338 326,334 338,330 343,334 355,351 377,393 389,406 398,415 427,406 482,398 495,389 499,381 499,377 440,338 427,326 415,279 406,266 389,258 326,250 313,241 292,228 271,199 266,165 271,152 279,135 279,127 275,80 279,55 288,51 309,46 326,51 347,59 364,51 385,46 410,42 419,38 436,25 444,0 457,34 470,46 482,51 491,51 512,38 520,34 554,34 563,38 576,46 580,84 588,101 584,131 605,165 609,173 618,178 626,182 635,182 660,190 669,199 677,207 681,224 690,237 690,254 698,271 707,279 715,283 732,292 736,296 736,305 724,321 741,326 745,326 753,334 758,338 762,338 770,334 774,330 774,326 779,296 787,296 796,305 804,309 808,309 825,300 834,300 830,330 830,338 834,347 851,360 872,368 885,364 893,364 901,351 906,347 918,347 923,351 931,360 940,355 944,347 944,343 940,334 940,326 948,326 957,313 961,313 969,317 973,330 982,338 1007,351 1028,360 1037,364 1045,364 1067,360 1075,360 1084,364 1092,372 1100,377 1105,377 1113,372 1117,364 1117,360 1113,351 1117,347 1122,351 1130,355 1151,368 1164,368 1189,364 1198,360 1211,351 1219,347 1223,338 1223,326 1227,313 1232,305 1236,300 1236,292 1232,279 1236,275 1244,283 1253,305 1261,321 1266,321 1270,317 1266,300 1266,292 1270,288 1291,288 1299,283 1312,288 1325,300 1333,309 1333,321 1338,326 1342,326 1342,317 1350,317 1346,326 1346,330 1350,338 1367,347 1376,355 1376,368 1384,377 1393,381 1397,385 1401,389 1409,393 1419,393 1432,385 1449,381 1453,368 1444,360 1427,355 1419,355 1409,351 1405,347 1405,343 1415,338 1427,338 1427,321 1432,317 1436,317 1440,326 1444,330 1453,330 1457,321 1457,309 1453,292 1449,283 1453,279 1457,283 1466,296 1470,300 1478,296 1482,288 1487,288 1491,279 1504,271 1512,258 1516,250 1533,250 1533,262 1542,266 1550,275 1559,279 1563,283 1567,288 1567,300 1571,305 1588,309 1593,300 1597,275 1601,258 1609,250 1618,250 1635,266 1639,271 1656,283 1664,279 1673,275 1703,275 1711,279 1715,283 1720,279 1720,254 1724,228 1736,228 1736,241 1749,254 1762,258 1766,262 1766,275 1762,279 1766,283 1766,292 1775,292 1783,288 1791,288 1804,296 1808,300 1808,309 1813,317 1817,321 1821,326 1825,326 1825,321 1830,313 1825,305 1825,296 1830,296 1834,292 1855,292 1859,279 1863,275 1872,275 1876,266 1868,258 1863,254 1868,250 1880,250 1885,258 1885,266 1880,288 1880,300 1885,309 1902,326 1906,338 1910,347 1931,364 1961,377 1974,385 2012,440 2024,453 2033,453 2041,444 2041,432 2045,427 2050,432 2062,440 2062,453 2071,457 2075,461 2071,474 2071,478 2075,482 2084,482 2096,474 2101,474 2105,482 2101,491 2101,495 2134,495 2147,504 2168,533 2177,542 2189,550 2206,546 2223,542 2236,542 2236,537 2219,525 2211,525 2206,520 2202,516 2198,508 2202,504 2202,499 2211,495 2215,495 2219,499 2219,504 2228,508 2232,508 2236,499 2240,495 2249,487 2257,487 2266,495 2278,499 2283,508 2287,516 2287,529 2291,533 2299,533 2308,529 2316,529 2338,542 2342,550 2346,567 2355,567 2363,563 2380,563 2393,567 2393,571 2388,575 2376,580 2376,588 2384,597 2388,601 2388,605 2384,618 2393,622 2401,622 2405,626 2418,622 2422,626 2426,631 2435,635 2439,635 2452,605 2452,592 2456,588 2460,584 2465,588 2469,592 2477,588 2486,584 2486,575 2494,567 2494,554 2515,554 2524,563 2541,575 2549,584 2562,597 2566,601 2562,609 2549,618 2545,626 2549,635 2562,639 2566,639 2579,635 2587,635 2596,639 2600,635 2596,626 2583,618 2587,609 2592,609 2596,614 2600,614 2604,609 2609,605 2609,584 2613,580 2621,588 2634,601 2630,614 2638,622 2642,622 2651,626 2668,614 2710,614 2723,622 2736,626 2744,622 2752,618 2765,631 2769,643 2774,647 2803,656 2807,660 2816,681 2820,681 2824,677 2824,643 2829,626 2841,618 2850,614 2854,609 2858,601 2858,592 2863,592 2875,588 2892,597 2913,609 2934,622 2947,626 2956,631 2960,643 2968,647 2973,643 2981,639 2985,626 2985,622 2990,614 3006,605 3015,601 3040,601 3070,614 3083,614 3087,609 3095,605 3104,605 3108,609 3108,614 3112,618 3125,622 3129,626 3129,643 3133,656 3142,664 3150,664 3159,660 3167,656 3172,647 3180,631 3193,631 3201,635 3205,639 3222,639 3235,631 3252,622 3260,618 3277,622 3286,622 3294,631 3320,664 3341,673 3345,681 3345,690 3341,694 3341,707 3345,711 3354,711 3358,715 3366,715 3379,707 3387,707 3400,711 3421,724 3438,736 3451,736 3468,732 3485,719 3502,719 3536,728 3553,745 3565,762 3574,766 3599,770 3625,770 3641,783 3658,787 3773,787 3752,817 3726,846 3527,1143 3502,1215 3565,1367 3603,1359 3701,1481 3696,1498 3701,1515 3701,1536 3747,1651 3747,1663 3743,1672 3730,1685 3722,1693 3718,1706 3701,1718 3684,1723 3680,1735 3671,1769 3680,1774 3684,1778 3680,1782 3671,1778 3663,1790 3654,1795 3650,1803 3646,1812 3650,1816 3654,1820 3663,1837 3671,1841 3675,1845 3663,1862 3654,1867 3646,1862 3641,1867 3633,1871 3633,1875 3637,1879 3637,1884 3625,1884 3616,1892 3603,1896 3591,1909 3586,1913 3582,1926 3586,1939 3591,1951 3599,1964 3603,1972 3603,1985 3608,1994 3599,1998 3591,1998 3582,2002 3569,1998 3565,2002 3561,2006 3569,2019 3574,2032 3561,2040 3553,2044 3544,2044 3536,2040 3536,2049 3531,2053 3536,2053 3536,2057 3531,2057 3531,2066 3536,2066 3536,2070 3544,2078 3557,2074 3565,2070 3565,2061 3574,2061 3591,2053 3595,2053 3603,2057 3608,2057 3608,2066 3616,2066 3629,2061 3641,2061 3654,2057 3658,2049 3654,2044 3654,2040 3658,2040 3675,2044 3684,2057 3688,2057 3688,2044 3692,2044 3692,2040 3696,2036 3696,2040 3701,2049 3713,2053 3722,2070 3735,2078 3743,2091 3747,2095 3756,2087 3760,2091 3768,2104 3781,2104 3785,2108 3790,2112 3807,2112 3811,2108 3819,2108 3823,2099 3832,2099 3832,2095 3828,2095 3828,2091 3840,2087 3845,2078 3862,2091 3866,2091 3895,2083 3904,2083 3908,2087 3925,2087 3934,2095 3946,2099 3950,2108 3955,2108 3959,2099 3963,2099 3972,2108 3980,2108 3984,2104 3989,2112 4014,2116 4022,2116 4035,2108 4044,2104 4052,2104 4065,2112 4082,2125 4094,2125 4099,2133 4103,2133 4111,2138 4120,2142 4141,2171 4145,2180 4145,2188 4162,2214 4175,2226 4183,2226 4192,2231 4204,2243 4226,2265 4234,2282 4238,2290 4243,2294 4247,2307 4260,2320 4281,2337 4289,2341 4302,2349 4315,2358 4323,2362 4340,2358 4010,2701 3984,2713 3972,2726 3929,2730 3917,2726 3900,2739 3891,2760 3883,2773 3874,2811 3853,2836 3840,2840 3832,2849 3819,2849 3815,2853 3781,2849 3760,2853 3752,2857 3735,2861 3735,2866 3726,2874 3718,2887 3713,2887 3709,2900 3705,2900 3696,2895 3684,2900 3667,2895 3658,2891 3650,2887 3650,2883 3637,2883 3633,2895 3633,2900 3629,2904 3612,2891 3603,2891 3591,2887 3582,2891 3578,2891 3578,2895 3574,2904 3574,2908 3569,2912 3565,2917 3561,2917 3544,2929 3540,2929 3531,2942 3527,2938 3527,2942 3523,2942 3519,2955 3514,2959 3502,2963 3493,2967 3489,2976 3485,2980 3476,2988 3472,2997 3472,3010 3464,3014 3459,3018 3476,3027 3481,3031 3481,3044 3476,3052 3481,3056 3476,3060 3485,3065 3481,3069 3481,3073 3485,3077 3481,3082 3485,3086 3485,3090 3489,3090 3489,3094 3498,3099 3498,3107 3502,3107 3506,3111 3510,3115 3510,3120 3519,3128 3523,3137 3523,3154 3514,3166 3493,3179 3481,3183 3472,3205 3468,3218 3451,3227 3447,3239 3442,3260 3434,3269 3426,3277 3417,3290 3413,3303 3409,3315 3404,3320 3396,3324 3392,3328 3392,3337 3396,3349 3392,3358 3383,3362 3366,3362 3349,3366 3341,3370 3332,3383 3324,3392 3315,3392 3294,3379 3277,3366 3256,3358 3239,3349 3227,3345 3214,3345 3205,3349 3201,3366 3201,3375 3193,3396 3184,3409 3172,3426 3163,3430 3142,3434 3125,3434 3112,3438 3087,3442 3074,3442 3049,3434 3040,3438 3036,3447 3045,3464 3045,3502 3028,3514 3006,3510 2884,3514 2863,3519 2858,3531 2854,3540 2850,3553 2837,3557 2829,3565 2824,3578 2816,3599 2812,3629 2799,3629 2795,3637 2786,3650 2782,3658 2774,3654 2757,3646 2744,3650 2727,3675 2723,3684 2727,3705 2731,3713 2727,3743 2719,3756 2706,3768 2689,3773 2609,3768 2566,3764 2562,3764 2570,3773 2587,3773 2583,3777 2583,3785 2587,3790 2596,3794 2613,3790 2604,3802 2613,3807 2613,3811 2609,3811 2583,3798 2579,3798 2570,3802 2566,3811 2562,3819 2570,3823 2592,3828 2600,3832 2613,3840 2613,3845 2604,3853 2600,3853 2596,3840 2587,3840 2587,3845 2583,3849 2579,3853 2566,3849 2553,3845 2545,3845 2549,3853 2562,3866 2562,3870 2545,3883 2532,3883 2532,3878 2528,3853 2532,3845 2528,3836 2515,3815 2507,3807 2503,3823 2511,3840 2511,3845 2494,3849 2473,3853 2498,3870 2482,3887 2477,3891 2477,3895 2494,3908 2507,3912 2515,3904 2524,3904 2532,3912 2537,3921 2532,3929 2528,3929 2524,3934 2503,3934 2498,3938 2503,3938 2511,3942 2515,3946 2515,3950 2498,3959 2486,3967 2482,3967 2469,3950 2443,3925 2426,3925 2422,3934 2422,3942 2426,3950 2435,3972 2439,3984 2435,3989">
          <text:p/>
        </draw:polygon>
        <draw:polygon draw:style-name="gr8" draw:text-style-name="P1" draw:layer="layout" svg:width="2.468cm" svg:height="3.374cm" svg:x="19.714cm" svg:y="14.143cm" svg:viewBox="0 0 2469 3375" draw:points="779,1580 775,1580 766,1572 754,1572 733,1567 711,1559 703,1555 703,1525 707,1512 716,1504 724,1495 737,1495 771,1504 788,1512 838,1529 847,1534 864,1538 876,1534 881,1517 876,1508 847,1504 826,1491 788,1466 745,1423 733,1423 716,1428 694,1440 652,1466 631,1504 614,1525 606,1538 593,1559 589,1567 576,1559 584,1517 576,1504 567,1491 559,1483 550,1474 534,1453 529,1440 517,1428 508,1398 495,1373 491,1360 508,1364 521,1364 550,1360 559,1351 559,1326 576,1296 584,1284 584,1275 580,1267 567,1267 559,1271 550,1275 525,1284 517,1280 512,1267 521,1258 529,1246 546,1229 550,1216 550,1191 546,1165 538,1144 538,1131 542,1123 550,1114 563,1110 576,1114 589,1123 593,1131 597,1140 593,1165 606,1174 618,1174 627,1161 622,1144 614,1119 601,1097 593,1089 584,1085 521,1085 504,1089 479,1089 474,1085 457,1081 423,1068 415,1059 415,1047 419,1051 462,1064 474,1068 483,1068 491,1064 495,1064 504,1051 500,1042 495,1033 491,1033 462,1029 453,1033 445,1038 436,1038 398,1003 385,986 368,957 364,957 360,953 352,957 309,969 292,965 280,957 267,940 246,906 241,893 241,881 237,868 233,868 229,864 212,859 199,855 178,859 165,859 102,893 93,893 93,889 153,796 178,754 186,745 216,711 233,699 250,686 258,682 263,652 258,648 241,627 233,622 229,622 203,627 174,644 165,644 148,648 123,652 119,652 110,648 102,644 98,627 89,618 68,593 64,584 68,572 119,533 123,529 123,525 119,521 114,521 85,517 59,512 42,504 38,495 38,491 47,487 47,432 89,432 98,428 102,415 110,411 144,402 161,394 174,373 178,364 174,326 174,318 182,305 191,292 199,288 233,288 233,284 237,279 229,271 216,267 140,258 119,250 98,241 76,241 55,246 30,258 17,258 13,254 0,229 0,220 4,212 13,191 21,182 47,165 47,161 38,144 42,136 85,106 89,102 85,93 85,85 72,85 51,93 42,93 34,89 30,80 34,64 38,55 47,38 51,34 55,30 89,25 98,17 106,0 114,9 123,34 123,42 119,47 106,47 114,51 123,55 127,59 123,64 127,72 131,68 140,55 144,55 165,72 169,72 174,68 178,68 182,72 182,76 186,80 195,80 195,64 203,64 208,55 212,55 216,64 220,68 229,59 246,55 250,38 254,42 263,47 254,59 254,68 267,97 275,102 280,97 280,93 284,93 284,110 296,110 301,102 305,102 309,110 326,114 339,114 343,119 335,127 335,136 339,136 347,127 356,127 364,131 377,136 390,136 394,131 394,123 407,119 415,110 423,110 436,102 445,106 453,106 457,114 470,114 491,127 495,123 487,123 487,119 500,119 517,106 512,106 517,106 521,119 529,131 529,148 542,165 555,174 559,195 567,199 567,207 572,212 580,216 580,220 589,224 606,246 622,258 631,263 644,271 656,267 673,267 686,284 694,288 711,288 711,292 716,296 720,296 728,301 741,296 741,305 745,301 754,305 766,318 775,318 779,322 783,322 792,326 809,330 821,334 830,339 834,339 843,343 851,351 855,351 860,360 864,360 872,360 881,377 889,385 906,385 915,398 927,402 931,411 936,411 940,419 940,423 953,423 957,428 957,440 965,445 965,449 999,466 1008,483 1008,487 1020,478 1020,487 1033,487 1033,483 1046,483 1050,487 1054,487 1054,483 1063,478 1067,470 1080,461 1109,457 1126,461 1139,466 1147,478 1152,491 1169,500 1177,504 1177,521 1190,521 1198,525 1202,529 1207,529 1211,533 1228,529 1245,521 1257,521 1267,517 1280,512 1284,525 1280,529 1275,533 1280,542 1280,546 1288,567 1292,572 1313,572 1326,576 1330,576 1330,572 1339,576 1356,572 1369,572 1381,567 1381,563 1394,559 1402,563 1407,572 1415,572 1415,576 1419,576 1419,580 1428,576 1432,576 1436,580 1462,580 1466,576 1474,559 1483,563 1496,559 1504,567 1508,567 1517,563 1521,563 1525,572 1529,572 1529,580 1542,580 1546,588 1563,588 1572,584 1580,584 1589,588 1597,588 1610,593 1614,593 1623,588 1631,580 1635,580 1665,576 1673,572 1690,555 1699,550 1716,572 1720,572 1733,563 1758,563 1762,580 1758,584 1750,588 1720,605 1707,618 1703,631 1707,648 1728,690 1724,703 1728,720 1724,732 1716,741 1703,745 1699,749 1699,754 1720,758 1766,758 1779,762 1796,766 1821,766 1847,775 1860,775 1872,771 1885,766 1893,766 1898,771 1902,779 1893,796 1889,809 1889,838 1898,864 1902,868 1923,889 1940,889 1948,885 1957,885 1961,889 1965,889 1978,872 1991,864 1999,864 1999,868 2008,885 2008,902 2016,910 2029,919 2033,927 2033,953 2037,965 2042,978 2046,999 2046,1008 2054,1012 2054,1020 2063,1025 2067,1029 2071,1033 2075,1047 2084,1055 2092,1059 2105,1059 2118,1064 2122,1068 2126,1102 2135,1119 2156,1119 2164,1123 2164,1136 2147,1161 2143,1165 2109,1182 2092,1195 2084,1203 2080,1216 2075,1220 2063,1220 2059,1224 2054,1229 2059,1241 2080,1258 2097,1263 2109,1271 2114,1275 2118,1284 2114,1296 2101,1322 2101,1351 2097,1373 2097,1385 2101,1390 2105,1390 2118,1377 2143,1377 2147,1381 2152,1381 2160,1373 2164,1377 2173,1385 2177,1390 2198,1411 2211,1415 2224,1415 2236,1423 2241,1428 2245,1466 2236,1478 2236,1487 2241,1500 2245,1512 2249,1512 2245,1546 2245,1559 2232,1576 2224,1584 2219,1580 2207,1584 2194,1593 2181,1614 2177,1627 2173,1631 2169,1639 2152,1648 2147,1656 2152,1665 2164,1677 2177,1686 2186,1686 2190,1694 2236,1737 2253,1766 2266,1779 2266,1804 2279,1817 2304,1830 2308,1834 2313,1843 2313,1851 2308,1859 2304,1876 2304,1889 2308,1898 2321,1910 2334,1923 2342,1927 2393,1931 2410,1957 2418,1965 2418,1970 2414,1978 2397,1986 2393,1995 2393,1999 2401,2016 2401,2033 2393,2054 2397,2063 2418,2084 2423,2088 2427,2084 2431,2088 2444,2092 2452,2097 2469,2097 2465,2101 2147,2486 1957,2719 1919,2727 1572,2816 1538,2825 1241,2901 1236,2901 1249,2901 1253,2905 1257,2914 1257,2926 1267,2943 1288,2960 1330,2981 1330,2986 1339,2981 1343,2973 1330,2947 1322,2901 1339,2901 1390,2918 1402,2926 1428,2943 1436,2956 1457,2973 1466,2986 1466,3007 1457,3011 1436,3011 1424,3019 1411,3028 1398,3036 1352,3036 1326,3028 1297,3028 1292,3032 1292,3036 1297,3045 1297,3053 1292,3079 1292,3104 1280,3104 1271,3100 1228,3074 1215,3066 1202,3066 1190,3053 1185,3053 1177,3062 1169,3079 1164,3104 1173,3121 1207,3197 1224,3218 1262,3256 1271,3269 1271,3273 1262,3282 1224,3303 1198,3312 1164,3307 1118,3320 1105,3328 1101,3337 1097,3341 1101,3345 1105,3350 1114,3350 1114,3367 1109,3371 1101,3371 1088,3375 1075,3371 1063,3375 1058,3371 1058,3367 1050,3362 1042,3350 1037,3350 1029,3354 1025,3354 1025,3350 1029,3341 1025,3341 1003,3345 999,3337 1008,3333 999,3333 995,3328 982,3328 978,3320 965,3312 944,3312 931,3324 923,3328 906,3328 893,3333 889,3333 876,3328 855,3328 843,3337 834,3337 826,3345 813,3350 796,3350 783,3358 762,3358 745,3354 737,3354 720,3358 711,3358 703,3350 686,3341 665,3324 661,3316 656,3303 656,3295 322,3248 326,3231 407,2943 419,2888 419,2880 428,2863 432,2842 428,2825 432,2808 440,2791 440,2782 445,2774 445,2761 449,2757 462,2732 470,2719 474,2672 597,2211 682,1847 703,1826 716,1813 733,1788 741,1783 754,1771 754,1749 758,1737 788,1737 792,1732 796,1732 800,1728 804,1720 800,1711 800,1703 804,1686 804,1673 788,1644 783,1631 788,1597 783,1589">
          <text:p/>
        </draw:polygon>
        <draw:polygon draw:style-name="gr8" draw:text-style-name="P1" draw:layer="layout" svg:width="1.588cm" svg:height="0.876cm" svg:x="0.469cm" svg:y="9.389cm" svg:viewBox="0 0 1589 877" draw:points="958,140 967,140 975,131 979,119 988,114 1000,110 1022,93 1026,93 1034,85 1056,85 1068,80 1089,80 1106,72 1123,68 1140,68 1144,64 1153,64 1161,55 1170,51 1187,51 1191,47 1199,42 1208,34 1225,25 1229,21 1246,21 1259,17 1263,8 1267,0 1276,0 1284,13 1297,13 1301,17 1310,17 1322,25 1326,25 1331,21 1339,21 1343,17 1356,13 1360,8 1369,8 1381,0 1386,0 1394,8 1398,8 1398,13 1403,17 1407,21 1411,25 1420,42 1420,51 1411,68 1390,93 1390,119 1407,135 1407,148 1411,157 1420,161 1437,165 1453,161 1466,157 1475,148 1483,119 1487,110 1521,110 1534,106 1547,93 1555,93 1564,97 1580,97 1589,102 1589,127 1580,135 1568,144 1564,148 1559,157 1568,174 1568,182 1576,195 1580,216 1580,224 1572,229 1542,229 1534,233 1521,246 1517,254 1496,284 1487,288 1479,288 1462,284 1453,284 1453,288 1445,296 1441,313 1458,330 1483,364 1492,368 1500,368 1492,377 1496,389 1475,389 1470,398 1458,411 1449,415 1441,415 1437,423 1432,428 1424,423 1403,428 1390,423 1381,423 1365,453 1356,453 1352,457 1348,457 1339,466 1326,470 1318,478 1310,478 1305,483 1271,512 1263,521 1259,521 1250,516 1246,521 1242,521 1225,538 1221,538 1216,533 1208,533 1204,538 1195,542 1195,546 1187,546 1187,542 1153,555 1144,559 1132,563 1111,563 1098,580 1094,588 1085,597 1077,601 1060,605 1056,610 1047,614 1030,635 1017,639 1005,643 1000,648 992,652 979,652 967,660 950,665 933,665 924,669 916,669 899,677 873,677 869,682 835,682 785,687 772,687 768,691 746,695 742,700 734,700 730,704 717,704 713,708 696,708 670,716 662,716 645,725 619,733 615,738 607,738 594,742 594,746 590,750 577,755 573,750 573,755 569,755 564,767 556,776 552,788 531,805 526,805 518,801 514,801 471,797 459,797 437,801 425,797 416,801 412,801 378,793 365,784 357,784 340,776 212,814 0,877 17,852 30,827 39,805 43,797 43,776 47,750 43,725 47,704 39,691 34,682 39,673 34,665 39,652 30,635 39,622 39,610 43,597 26,580 26,563 17,555 17,542 22,538 22,529 9,500 9,478 5,470 5,461 9,457 13,449 26,423 17,415 22,406 17,402 17,394 9,389 9,385 17,373 13,368 17,364 13,356 17,351 26,343 30,326 39,322 43,309 51,296 51,284 47,284 51,271 51,267 55,262 55,254 64,246 68,220 77,212 81,220 94,224 119,246 149,284 157,305 166,313 170,326 204,360 208,368 242,411 254,432 293,419 309,411 340,398 365,373 378,356 382,351 387,343 399,334 412,322 425,309 454,309 463,305 476,301 488,296 501,288 514,275 543,262 586,262 628,246 641,246 653,237 666,233 675,233 683,229 734,229 755,220 759,224 768,220 785,212 793,203 818,203 831,199 848,199 869,182 890,169 899,165 903,165 920,148 933,148 941,140 945,144 950,140">
          <text:p/>
        </draw:polygon>
        <draw:polygon draw:style-name="gr8" draw:text-style-name="P1" draw:layer="layout" svg:width="1.609cm" svg:height="1.795cm" svg:x="12.289cm" svg:y="10.219cm" svg:viewBox="0 0 1610 1796" draw:points="123,343 292,338 300,330 309,305 322,288 326,275 330,258 334,241 351,228 355,216 368,211 381,190 389,182 394,178 389,173 381,156 381,152 377,148 372,118 394,101 394,93 398,84 402,76 415,63 432,51 436,29 440,21 440,17 444,21 453,34 457,59 478,84 508,97 516,106 525,93 487,51 487,21 499,8 533,0 554,4 567,8 580,21 567,76 571,97 576,106 605,97 635,97 686,76 736,63 745,67 745,76 732,97 715,114 715,127 724,139 741,139 749,148 762,186 762,199 770,224 796,262 838,275 859,279 880,262 880,254 876,241 876,237 927,245 940,258 948,266 944,300 935,309 940,313 952,317 957,326 940,334 927,343 914,351 902,360 893,372 893,377 906,389 906,402 927,402 935,389 944,385 948,381 957,385 969,381 974,381 978,385 978,398 982,402 999,406 1003,406 1020,385 1024,377 1033,381 1033,415 1046,432 1046,453 1029,457 1012,436 995,432 982,436 961,453 952,465 944,478 940,487 931,495 927,499 927,508 923,512 910,512 876,508 863,508 842,512 834,516 821,525 821,533 830,537 851,546 859,554 868,550 876,554 880,563 885,580 889,588 893,592 897,592 902,588 910,567 914,559 923,559 961,550 1007,550 1020,563 1058,559 1088,559 1101,567 1105,584 1105,605 1096,643 1092,677 1088,702 1088,715 1096,724 1105,736 1113,736 1130,728 1139,728 1164,736 1206,736 1223,732 1240,736 1244,728 1253,724 1266,711 1278,707 1295,711 1300,719 1300,732 1287,745 1278,753 1274,762 1278,774 1291,779 1291,808 1312,813 1329,804 1346,804 1350,813 1346,821 1342,821 1304,846 1300,855 1278,868 1257,893 1240,923 1228,940 1219,956 1215,969 1215,995 1219,1012 1232,1033 1240,1037 1244,1037 1257,1028 1274,1037 1304,1037 1308,1033 1316,1024 1316,1020 1308,1012 1312,1007 1333,1007 1342,1003 1329,999 1329,995 1346,995 1371,973 1371,978 1376,982 1381,978 1389,978 1432,1003 1453,1020 1470,1045 1483,1054 1499,1067 1529,1079 1538,1083 1550,1113 1555,1117 1559,1130 1571,1147 1576,1168 1584,1189 1588,1194 1601,1198 1605,1202 1610,1206 1601,1236 1605,1261 1605,1291 1601,1295 1597,1295 1584,1287 1571,1282 1563,1282 1542,1295 1538,1295 1512,1299 1508,1304 1499,1304 1487,1308 1478,1308 1474,1321 1470,1316 1461,1316 1461,1329 1466,1329 1470,1333 1470,1337 1474,1337 1474,1342 1478,1342 1478,1346 1474,1346 1478,1350 1474,1350 1474,1354 1478,1359 1474,1367 1470,1371 1466,1367 1461,1371 1461,1376 1453,1376 1449,1384 1449,1393 1453,1397 1440,1414 1436,1409 1436,1418 1428,1414 1423,1422 1423,1418 1419,1426 1419,1422 1415,1422 1411,1426 1406,1422 1402,1422 1402,1418 1398,1422 1402,1431 1398,1439 1394,1461 1389,1470 1385,1474 1381,1470 1367,1457 1355,1453 1346,1449 1342,1449 1342,1461 1329,1470 1321,1474 1308,1482 1295,1495 1287,1495 1283,1499 1283,1504 1278,1512 1278,1529 1287,1533 1295,1537 1304,1537 1304,1542 1308,1542 1308,1533 1329,1529 1355,1529 1367,1533 1371,1533 1371,1542 1376,1546 1371,1546 1363,1550 1350,1559 1338,1567 1329,1584 1329,1592 1325,1592 1325,1588 1321,1588 1316,1592 1312,1601 1312,1609 1308,1622 1308,1631 1295,1648 1278,1648 1270,1643 1253,1643 1249,1635 1240,1635 1232,1639 1215,1639 1211,1643 1198,1652 1189,1656 1181,1664 1177,1664 1168,1660 1160,1648 1147,1635 1134,1635 1134,1639 1126,1643 1122,1648 1126,1656 1139,1660 1139,1673 1143,1677 1143,1686 1139,1690 1126,1694 1101,1694 1084,1698 1071,1698 1033,1711 1020,1728 1016,1736 1016,1758 1007,1766 961,1783 927,1796 919,1791 914,1783 902,1779 893,1775 876,1758 868,1749 868,1745 863,1736 863,1732 855,1728 851,1724 842,1715 834,1690 830,1681 817,1677 804,1677 792,1673 775,1643 770,1643 762,1639 753,1635 753,1626 728,1609 720,1605 690,1605 681,1601 669,1592 660,1584 643,1584 631,1597 626,1597 622,1592 614,1588 609,1584 601,1584 597,1588 588,1592 550,1588 525,1588 521,1584 347,1584 72,1584 25,1588 21,1291 17,1117 13,969 0,343">
          <text:p/>
        </draw:polygon>
        <draw:polygon draw:style-name="gr8" draw:text-style-name="P1" draw:layer="layout" svg:width="2.481cm" svg:height="4.356cm" svg:x="17.233cm" svg:y="17.97cm" svg:viewBox="0 0 2482 4357" draw:points="508,593 513,584 517,571 521,563 525,559 525,550 521,546 525,542 530,538 534,538 542,542 542,538 547,533 547,529 542,521 525,521 521,516 521,512 525,508 538,500 551,483 555,470 547,470 542,478 538,474 538,470 555,449 563,440 568,436 568,428 576,419 576,402 589,394 597,398 618,411 627,415 635,411 635,406 631,402 635,398 644,394 644,389 640,385 644,373 640,368 640,360 652,351 657,351 669,364 674,364 674,356 665,343 665,339 674,334 686,347 690,347 690,322 695,313 690,309 690,301 703,296 707,292 703,292 699,288 669,296 644,296 640,292 640,288 627,288 623,284 618,275 627,267 623,258 627,254 631,250 640,250 652,258 661,258 652,241 657,224 652,216 648,207 657,190 644,182 644,174 648,157 648,110 657,102 648,97 640,93 631,85 631,80 640,72 648,68 661,68 665,63 674,63 686,68 695,68 695,63 690,59 690,55 682,47 695,42 707,47 716,42 729,42 729,51 733,59 733,72 737,76 754,76 762,72 771,59 771,55 767,55 767,47 775,38 788,38 801,42 805,38 817,25 830,8 834,8 843,13 851,13 864,4 872,0 877,8 885,8 889,17 885,21 881,25 881,34 906,42 906,47 902,55 902,59 894,68 894,76 889,89 889,93 894,93 902,97 915,80 932,76 936,68 936,51 944,42 961,42 961,55 957,68 957,72 970,72 978,68 987,59 995,55 1004,59 1033,63 1042,68 1050,76 1067,76 1080,80 1084,93 1080,102 1063,106 1042,114 1029,114 1029,119 1033,127 1033,131 1029,135 1008,135 1004,144 987,148 987,152 999,169 1004,186 1012,199 1012,207 1021,216 1033,216 1021,190 1029,186 1038,190 1042,186 1046,174 1046,165 1055,157 1063,161 1067,174 1080,178 1088,174 1093,165 1101,157 1110,148 1126,135 1135,127 1139,119 1152,102 1165,97 1160,119 1169,127 1173,148 1182,161 1190,152 1194,157 1215,157 1232,169 1245,186 1249,199 1245,207 1245,220 1237,229 1232,237 1241,246 1253,250 1266,258 1283,279 1287,288 1275,296 1266,292 1262,309 1275,313 1283,309 1296,309 1304,317 1309,330 1304,343 1279,334 1270,326 1258,326 1253,339 1253,351 1262,364 1270,373 1279,373 1292,377 1309,389 1321,398 1325,402 1334,419 1338,406 1342,402 1351,406 1364,411 1364,398 1373,394 1381,394 1386,406 1381,440 1386,453 1390,457 1394,457 1403,444 1407,440 1411,440 1415,444 1415,449 1411,453 1407,461 1428,470 1432,483 1432,487 1437,491 1441,491 1445,487 1449,487 1453,491 1453,500 1449,516 1462,538 1470,538 1470,525 1475,521 1483,521 1483,529 1487,533 1492,533 1496,542 1500,546 1513,542 1521,542 1534,546 1542,559 1551,593 1559,597 1580,614 1585,618 1585,631 1572,635 1568,639 1576,648 1576,656 1572,660 1572,673 1576,677 1593,677 1606,673 1614,673 1623,665 1623,660 1619,643 1619,639 1627,639 1631,643 1640,648 1648,643 1652,643 1661,648 1669,660 1674,669 1674,677 1678,686 1682,686 1691,682 1695,682 1699,686 1699,694 1707,698 1724,698 1729,694 1733,690 1733,673 1737,673 1746,682 1750,686 1758,694 1771,698 1779,715 1796,720 1805,728 1813,732 1813,724 1796,711 1792,707 1788,698 1788,694 1796,698 1801,698 1805,690 1796,677 1805,673 1818,673 1818,677 1822,686 1822,690 1818,698 1818,703 1826,703 1834,694 1839,698 1839,694 1851,694 1860,686 1864,682 1885,677 1894,665 1898,660 1906,656 1906,660 1911,669 1923,665 1928,660 1928,648 1932,648 1940,652 1940,669 1936,677 1928,686 1928,694 1936,703 1953,707 1957,711 1961,715 1961,720 1953,720 1940,715 1928,720 1923,724 1923,732 1940,745 1949,754 1949,762 1957,770 1961,770 1970,775 1970,770 1966,762 1970,758 1978,762 1987,754 1991,758 2000,762 2004,762 2012,758 2016,758 2021,762 2021,766 2012,770 1991,775 1987,779 1987,787 1995,787 2004,783 2008,783 2021,792 2025,800 2033,800 2042,792 2046,792 2050,796 2055,796 2067,779 2076,770 2084,770 2093,775 2093,779 2084,792 2093,800 2110,800 2114,804 2114,809 2105,817 2105,821 2110,825 2118,830 2127,838 2135,847 2139,859 2135,872 2139,885 2139,893 2131,906 2131,910 2135,914 2139,910 2148,914 2152,910 2156,910 2156,919 2148,927 2143,936 2143,940 2139,940 2127,936 2122,940 2122,944 2131,957 2139,957 2148,952 2152,952 2152,957 2148,969 2152,974 2152,978 2160,978 2165,991 2169,986 2177,986 2182,995 2186,1003 2215,1003 2220,1008 2220,1016 2228,1020 2237,1012 2241,1012 2249,1016 2266,1012 2270,1012 2292,1020 2296,1024 2292,1033 2296,1041 2304,1046 2321,1046 2317,1063 2317,1067 2313,1071 2300,1071 2300,1079 2304,1088 2317,1096 2330,1101 2338,1105 2342,1113 2347,1118 2364,1118 2364,1126 2351,1139 2347,1143 2351,1156 2347,1173 2330,1198 2326,1202 2326,1206 2330,1215 2334,1219 2351,1228 2355,1232 2359,1232 2376,1236 2385,1245 2385,1249 2364,1249 2364,1257 2376,1266 2397,1266 2414,1257 2436,1245 2444,1240 2448,1245 2453,1253 2444,1257 2444,1266 2469,1266 2461,1283 2444,1295 2444,1308 2457,1317 2474,1329 2478,1333 2482,1342 2482,1346 2474,1350 2461,1350 2457,1359 2457,1367 2461,1376 2448,1435 2444,1444 2436,1452 2436,1460 2453,1460 2457,1465 2465,1465 2482,1477 2474,1482 2469,1490 2469,1494 2474,1503 2474,1507 2465,1507 2461,1511 2461,1520 2457,1524 2453,1524 2448,1520 2427,1520 2423,1528 2419,1532 2410,1528 2402,1528 2402,1541 2406,1545 2419,1545 2427,1554 2427,1558 2414,1558 2414,1562 2410,1575 2410,1587 2406,1592 2385,1592 2376,1600 2372,1609 2376,1630 2376,1635 2372,1639 2359,1639 2359,1644 2364,1648 2359,1652 2351,1648 2347,1648 2342,1656 2330,1652 2330,1648 2326,1639 2321,1635 2309,1635 2309,1630 2313,1626 2313,1617 2321,1613 2326,1609 2321,1609 2321,1604 2313,1609 2309,1604 2300,1604 2300,1600 2296,1592 2292,1592 2283,1604 2270,1609 2266,1613 2270,1630 2270,1635 2266,1639 2262,1644 2254,1644 2245,1648 2245,1656 2249,1669 2249,1686 2241,1690 2228,1686 2224,1690 2224,1694 2232,1699 2241,1703 2249,1694 2262,1694 2266,1703 2262,1707 2258,1711 2241,1711 2241,1720 2245,1728 2245,1737 2241,1737 2228,1732 2220,1732 2220,1745 2211,1745 2207,1749 2203,1754 2199,1758 2194,1762 2194,1754 2190,1749 2186,1749 2165,1758 2152,1754 2148,1758 2148,1766 2143,1771 2139,1771 2139,1766 2135,1762 2114,1771 2084,1771 2076,1766 2063,1766 2059,1762 2055,1758 2050,1758 2046,1762 2042,1771 2038,1775 2033,1771 2033,1762 2029,1754 2021,1745 2016,1749 2016,1762 2012,1762 2008,1754 2004,1754 2000,1758 2000,1762 1987,1766 1987,1771 1991,1779 1987,1783 1987,1787 1974,1787 1974,1800 1983,1804 1987,1804 1995,1796 2000,1796 2000,1813 1987,1830 1978,1834 1953,1834 1953,1838 1961,1847 1957,1864 1961,1872 1966,1876 1978,1872 1983,1872 1987,1881 1983,1889 1970,1893 1953,1910 1945,1910 1945,1906 1949,1889 1949,1885 1945,1881 1928,1881 1919,1889 1919,1898 1915,1902 1906,1906 1906,1923 1902,1919 1889,1910 1898,1906 1898,1893 1894,1893 1885,1902 1881,1902 1881,1898 1877,1898 1873,1906 1856,1906 1851,1910 1851,1914 1860,1919 1864,1936 1868,1936 1873,1931 1877,1931 1881,1936 1877,1940 1877,1944 1860,1944 1856,1953 1843,1965 1843,1978 1839,1982 1834,1978 1830,1978 1822,1982 1818,1982 1813,1974 1813,1969 1805,1974 1801,1982 1805,2003 1792,2008 1779,2008 1771,2003 1767,1995 1767,1991 1762,1991 1758,1995 1754,1995 1750,1991 1746,1982 1712,1986 1707,1991 1707,1995 1720,1995 1720,2008 1724,2016 1724,2020 1720,2025 1716,2025 1716,2016 1712,2012 1699,2012 1699,2020 1691,2025 1686,2020 1691,2008 1686,2003 1682,2003 1678,2012 1674,2008 1669,2008 1665,2016 1652,2008 1644,2008 1640,2016 1640,2020 1644,2025 1644,2029 1635,2037 1631,2041 1635,2046 1635,2050 1640,2054 1657,2058 1665,2063 1665,2075 1661,2080 1652,2080 1644,2075 1635,2075 1631,2080 1627,2080 1627,2071 1631,2067 1631,2058 1623,2058 1610,2071 1597,2071 1593,2088 1593,2092 1585,2096 1580,2101 1585,2105 1589,2109 1602,2109 1602,2118 1597,2122 1576,2126 1568,2130 1568,2156 1559,2160 1555,2164 1559,2168 1564,2168 1568,2177 1559,2177 1559,2185 1555,2198 1555,2202 1547,2211 1542,2219 1547,2228 1555,2232 1559,2236 1568,2253 1568,2262 1564,2266 1555,2266 1547,2270 1538,2274 1538,2279 1542,2291 1542,2300 1538,2312 1534,2317 1525,2325 1525,2334 1534,2342 1534,2346 1525,2350 1508,2346 1504,2350 1504,2359 1517,2372 1517,2397 1508,2406 1504,2410 1504,2414 1513,2422 1500,2431 1500,2439 1521,2448 1508,2461 1517,2469 1534,2469 1547,2482 1534,2490 1521,2486 1508,2494 1508,2511 1500,2524 1483,2528 1475,2533 1458,2558 1462,2575 1475,2583 1470,2604 1466,2617 1462,2621 1458,2647 1458,2664 1466,2672 1475,2676 1483,2689 1483,2706 1508,2740 1521,2757 1555,2791 1568,2799 1580,2816 1580,2829 1585,2863 1580,2884 1576,2901 1576,2922 1580,2939 1589,2956 1589,2973 1585,2985 1585,3002 1589,3019 1597,3032 1614,3045 1623,3057 1627,3066 1648,3091 1644,3112 1640,3125 1623,3142 1593,3172 1585,3180 1576,3189 1568,3201 1568,3210 1572,3239 1580,3252 1602,3278 1610,3295 1614,3307 1606,3320 1593,3333 1589,3345 1585,3354 1572,3375 1564,3392 1564,3405 1568,3417 1568,3438 1576,3455 1585,3464 1593,3468 1627,3477 1635,3481 1652,3485 1674,3502 1691,3510 1703,3506 1716,3506 1724,3515 1737,3523 1750,3544 1762,3591 1771,3608 1788,3650 1788,3671 1779,3718 1767,3752 1746,3786 1733,3798 1729,3815 1729,3845 1724,3853 1686,3853 1674,3858 1665,3858 1652,3862 1648,3874 1640,3879 1623,3904 1619,3925 1606,3955 1597,3985 1585,3997 1572,4010 1534,4035 1530,4048 1521,4069 1517,4107 1525,4133 1525,4150 1508,4167 1492,4175 1479,4205 1462,4222 1449,4251 1453,4264 1449,4277 1437,4289 1420,4289 1420,4306 1424,4323 1415,4327 1407,4340 1407,4353 1398,4353 1394,4357 1377,4344 1364,4340 1342,4340 1325,4336 1304,4332 1296,4336 1292,4340 1258,4340 1198,4323 1169,4315 1169,4311 1148,4277 1143,4260 1126,4251 1122,4251 1118,4255 1110,4264 1105,4272 1101,4277 1088,4277 1067,4264 1038,4251 1029,4247 1029,4230 1025,4226 1004,4209 991,4205 957,4179 932,4154 919,4145 911,4120 889,4116 885,4103 860,4086 839,4065 830,4065 826,4069 826,4078 813,4073 809,4078 805,4090 796,4116 788,4116 779,4120 771,4124 767,4124 762,4116 758,4099 758,4082 754,4078 754,4073 762,4057 771,4044 771,4040 775,4031 771,4023 767,4023 762,4014 758,4006 754,3989 750,3985 750,3972 745,3963 750,3959 754,3955 737,3946 729,3934 712,3930 703,3925 678,3930 674,3925 657,3900 635,3874 627,3870 606,3870 589,3862 551,3832 530,3790 513,3777 487,3747 356,3807 322,3790 51,3874 47,3870 43,3866 39,3866 39,3858 30,3853 30,3849 26,3849 26,3845 22,3841 26,3836 22,3832 22,3828 26,3824 17,3819 22,3815 17,3811 22,3803 22,3790 17,3786 0,3777 5,3773 13,3769 13,3756 17,3747 26,3739 30,3735 34,3726 43,3722 55,3718 60,3714 64,3701 68,3701 68,3697 72,3701 81,3688 85,3688 102,3676 106,3676 110,3671 115,3667 115,3663 119,3654 119,3650 123,3650 132,3646 144,3650 153,3650 170,3663 174,3659 174,3654 178,3642 191,3642 191,3646 199,3650 208,3654 225,3659 237,3654 246,3659 250,3659 254,3646 259,3646 267,3633 276,3625 276,3620 293,3616 301,3612 322,3608 356,3612 360,3608 373,3608 381,3599 394,3595 415,3570 424,3532 432,3519 441,3498 458,3485 470,3489 513,3485 525,3472 551,3460 881,3117 864,3121 856,3117 843,3108 830,3100 822,3096 801,3079 788,3066 784,3053 779,3049 775,3041 767,3024 745,3002 733,2990 724,2985 716,2985 703,2973 686,2947 686,2939 682,2930 661,2901 652,2897 644,2892 640,2892 635,2884 623,2884 606,2871 593,2863 585,2863 576,2867 563,2875 555,2875 530,2871 525,2863 521,2867 513,2867 504,2858 500,2858 496,2867 491,2867 487,2858 475,2854 466,2846 449,2846 445,2842 436,2842 407,2850 403,2850 386,2837 381,2846 369,2850 369,2854 373,2854 373,2858 364,2858 360,2867 352,2867 348,2871 331,2871 326,2867 322,2863 309,2863 301,2850 297,2846 288,2854 284,2850 276,2837 263,2829 254,2812 242,2808 237,2799 237,2795 233,2799 233,2803 229,2803 229,2816 225,2816 216,2803 199,2799 195,2799 195,2803 199,2808 195,2816 182,2820 170,2820 157,2825 149,2825 149,2816 144,2816 136,2812 132,2812 115,2820 106,2820 106,2829 98,2833 85,2837 77,2829 77,2825 72,2825 72,2816 77,2816 77,2812 72,2812 77,2808 77,2799 85,2803 94,2803 102,2799 115,2791 110,2778 102,2765 106,2761 110,2757 123,2761 132,2757 140,2757 149,2753 144,2744 144,2731 140,2723 132,2710 127,2698 123,2685 127,2672 132,2668 144,2655 157,2651 166,2643 178,2643 178,2638 174,2634 174,2630 182,2626 187,2621 195,2626 204,2621 216,2604 212,2600 204,2596 195,2579 191,2575 187,2571 191,2562 195,2554 204,2549 212,2537 221,2541 225,2537 221,2533 212,2528 221,2494 225,2482 242,2477 259,2465 263,2452 271,2444 284,2431 288,2422 288,2410 242,2295 242,2274 237,2257 242,2240 144,2118 106,2126 43,1974 68,1902 267,1604 293,1575 314,1545 322,1532 331,1520 331,1503 318,1482 301,1465 301,1456 276,1439 271,1431 267,1422 263,1414 263,1393 271,1359 267,1342 254,1304 250,1274 242,1266 233,1257 233,1253 237,1245 242,1232 237,1223 237,1198 225,1190 221,1185 225,1164 225,1156 212,1139 212,1130 216,1118 216,1109 208,1096 204,1084 204,1067 199,1063 187,1033 187,1024 195,1024 204,1037 212,1029 216,1024 216,1016 212,1012 204,1003 187,991 187,974 195,965 195,948 204,940 204,931 195,919 191,902 191,885 199,876 212,872 221,868 216,855 221,842 221,834 204,830 195,825 187,809 187,800 191,796 199,792 204,792 216,770 216,741 225,732 237,720 237,694 242,686 242,682 250,677 254,669 254,665 259,656 259,652 267,656 271,656 280,652 288,648 305,648 335,673 339,682 348,682 356,665 360,665 373,669 381,669 394,677 411,677 415,673 424,677 420,660 432,656 436,648 449,643 453,639 458,618 462,614 470,605 479,610 475,622 483,627 491,622 500,622 508,618 508,605 504,601">
          <text:p/>
        </draw:polygon>
        <draw:polygon draw:style-name="gr9" draw:text-style-name="P1" draw:layer="layout" svg:width="4.085cm" svg:height="5.584cm" svg:x="8.449cm" svg:y="10.786cm" svg:viewBox="0 0 4086 5585" draw:points="695,936 678,906 678,893 682,885 673,876 673,864 678,859 678,855 686,842 711,809 724,800 728,796 733,792 737,792 745,787 758,783 783,766 796,745 813,737 830,728 838,715 855,707 872,699 877,699 881,694 885,694 893,686 906,669 910,660 919,656 940,648 978,639 987,631 995,631 995,627 995,631 999,631 1004,631 1008,635 1012,639 1016,635 1020,622 1025,618 1025,622 1033,622 1033,627 1037,639 1042,648 1059,648 1084,635 1109,635 1114,631 1118,631 1118,627 1135,627 1143,631 1147,635 1152,639 1169,639 1169,643 1181,656 1190,656 1194,652 1207,652 1219,648 1224,643 1228,643 1241,639 1245,631 1270,635 1279,639 1287,635 1296,622 1300,622 1274,605 1270,605 1258,601 1241,580 1236,567 1236,559 1224,555 1215,542 1211,538 1207,525 1186,516 1173,504 1164,491 1156,466 1156,449 1147,428 1147,415 1152,377 1160,364 1173,356 1177,347 1177,330 1160,309 1156,305 1139,292 1109,279 1109,250 1101,233 1088,212 1084,203 1080,203 1071,199 1067,195 1063,191 1063,186 1054,182 1046,182 1046,169 1029,178 1029,165 1037,157 1037,144 1033,131 1042,127 1037,80 1037,59 1050,17 1059,0 1389,0 1385,85 1385,224 1380,449 1444,445 1457,449 1461,453 1486,461 1490,461 1499,457 1524,461 1537,457 1550,453 1554,453 1567,440 1579,440 1588,453 1596,457 1609,466 1630,470 1655,474 1711,474 1736,478 1732,622 1732,631 1736,627 1736,622 1740,618 1749,618 1753,618 1753,635 1757,635 1761,635 1767,631 1771,631 1775,627 1783,622 1792,622 1800,618 1805,614 1826,614 1830,622 1834,627 1843,635 1864,635 1872,631 1872,627 1881,622 1881,618 1889,614 1894,614 1902,618 1910,618 1915,622 1919,627 1919,631 1923,631 1932,635 1940,635 1949,631 1957,627 2025,821 2054,885 2063,961 2071,1029 2080,1109 2080,1118 2084,1118 2084,1122 2088,1126 2093,1126 2097,1130 2101,1147 2114,1181 2126,1207 2126,1215 2139,1245 2143,1253 2148,1257 2143,1266 2148,1274 2156,1287 2169,1329 2173,1359 2194,1401 2194,1418 2198,1431 2194,1444 2220,1465 2232,1486 2241,1494 2258,1494 2262,1503 2266,1503 2279,1511 2283,1520 2300,1520 2313,1516 2321,1520 2334,1516 2338,1511 2380,1511 2380,1507 2393,1507 2402,1516 2427,1520 2435,1528 2444,1528 2452,1537 2457,1537 2461,1541 2469,1545 2486,1575 2495,1575 2503,1583 2512,1592 2516,1596 2520,1596 2524,1600 2537,1604 2550,1604 2550,1600 2562,1588 2562,1583 2571,1583 2575,1579 2584,1571 2601,1566 2605,1562 2617,1554 2626,1558 2630,1558 2639,1562 2656,1549 2668,1545 2685,1532 2689,1532 2698,1541 2711,1541 2715,1549 2723,1549 2732,1545 2753,1541 2761,1537 2766,1532 2770,1537 2774,1537 2783,1541 2787,1541 2791,1537 2795,1532 2804,1528 2808,1532 2816,1528 2829,1528 2838,1532 2846,1532 2855,1537 2855,1541 2867,1541 2867,1545 2871,1554 2876,1554 2888,1549 2897,1545 2918,1545 2926,1554 2935,1554 2935,1562 2939,1562 2948,1562 2952,1566 2965,1571 2969,1571 2969,1566 2977,1562 2982,1571 2990,1575 2994,1575 2998,1571 3015,1571 3020,1575 3020,1588 3024,1592 3015,1596 3028,1596 3032,1604 3049,1604 3058,1600 3062,1600 3066,1604 3075,1604 3075,1596 3070,1592 3075,1583 3079,1579 3083,1579 3087,1575 3096,1579 3092,1575 3100,1571 3104,1575 3109,1575 3125,1571 3125,1647 3109,1681 3087,1706 3070,1719 3049,1723 3024,1706 2982,1643 2960,1638 2939,1634 2918,1643 2901,1651 2897,1655 2876,1676 2871,1681 2863,1681 2855,1689 2859,1702 2867,1727 2871,1736 2884,1744 2888,1770 2910,1808 2943,1842 3007,1901 3024,1943 3028,1985 3007,2015 2994,2028 2990,2049 3003,2066 3037,2112 3041,2125 3041,2159 3049,2176 3096,2214 3113,2231 3121,2248 3151,2269 3180,2273 3202,2278 3219,2273 3244,2261 3269,2235 3295,2214 3316,2206 3333,2201 3350,2210 3367,2227 3379,2244 3384,2273 3379,2316 3367,2358 3367,2430 3354,2468 3341,2481 3307,2523 3286,2540 3274,2553 3265,2570 3257,2591 3252,2616 3278,2654 3291,2659 3316,2663 3350,2659 3392,2646 3413,2642 3443,2633 3494,2591 3511,2561 3523,2548 3553,2536 3578,2532 3600,2532 3617,2544 3638,2574 3655,2599 3655,2620 3638,2650 3629,2680 3633,2731 3621,2781 3612,2841 3604,2858 3583,2874 3549,2896 3511,2904 3485,2913 3456,2929 3443,2946 3434,2993 3434,3014 3447,3052 3451,3082 3443,3112 3439,3128 3439,3162 3430,3193 3426,3197 3409,3223 3396,3273 3384,3328 3379,3375 3384,3388 3426,3422 3447,3430 3464,3430 3485,3443 3502,3455 3528,3510 3566,3553 3574,3565 3587,3591 3591,3616 3587,3637 3578,3646 3566,3659 3561,3680 3566,3701 3566,3714 3553,3739 3549,3781 3545,3790 3528,3807 3502,3819 3481,3819 3443,3803 3422,3798 3405,3803 3392,3819 3392,3828 3405,3841 3422,3858 3434,3883 3434,3904 3439,3938 3443,3968 3447,3989 3456,4002 3464,4006 3485,4006 3519,3993 3540,3997 3566,4006 3583,4018 3587,4040 3583,4048 3574,4069 3570,4090 3574,4145 3583,4167 3591,4179 3633,4200 3642,4213 3642,4217 3650,4251 3663,4268 3667,4285 3667,4332 3659,4361 3659,4395 3667,4412 3667,4416 3693,4442 3697,4450 3697,4463 3684,4480 3676,4497 3676,4514 3684,4526 3705,4543 3731,4586 3756,4598 3765,4611 3782,4620 3820,4632 3841,4637 3892,4624 3917,4615 3942,4615 3998,4628 4031,4653 4061,4670 4065,4679 4061,4708 4061,4721 4065,4738 4078,4755 4086,4789 4086,4802 4082,4810 4078,4819 4065,4823 4040,4827 4010,4831 4002,4835 3993,4852 3976,4857 3959,4861 3951,4861 3909,4852 3887,4852 3879,4857 3854,4891 3837,4903 3773,4962 3752,4971 3735,4979 3727,4984 3727,5001 3735,5026 3739,5064 3748,5098 3756,5106 3773,5115 3794,5111 3807,5106 3820,5106 3828,5115 3841,5128 3849,5145 3854,5166 3858,5178 3862,5187 3900,5208 3909,5221 3921,5238 3926,5255 3904,5263 3896,5263 3883,5267 3875,5276 3875,5284 3858,5310 3845,5322 3832,5331 3807,5331 3799,5322 3790,5314 3786,5301 3777,5293 3769,5293 3760,5297 3744,5297 3731,5293 3727,5288 3710,5288 3701,5280 3688,5284 3684,5280 3680,5276 3659,5288 3655,5288 3646,5280 3642,5272 3633,5267 3625,5267 3629,5272 3633,5272 3633,5276 3617,5276 3608,5284 3600,5288 3600,5297 3595,5301 3574,5310 3561,5310 3553,5305 3545,5297 3536,5288 3549,5263 3532,5259 3528,5250 3523,5250 3515,5255 3506,5263 3506,5280 3502,5293 3494,5305 3477,5310 3468,5310 3464,5301 3460,5280 3451,5263 3447,5259 3439,5263 3422,5272 3409,5276 3396,5272 3384,5267 3375,5272 3363,5288 3354,5293 3333,5293 3337,5288 3341,5284 3341,5276 3324,5272 3312,5272 3307,5267 3312,5263 3316,5259 3316,5255 3303,5250 3291,5233 3278,5229 3269,5233 3265,5238 3265,5246 3248,5276 3248,5288 3261,5318 3261,5348 3257,5352 3214,5352 3197,5348 3189,5335 3185,5322 3185,5314 3172,5314 3164,5327 3155,5331 3130,5314 3113,5318 3070,5314 3045,5305 3032,5310 3028,5310 3015,5322 2998,5322 2998,5335 3003,5339 3020,5348 3024,5348 3024,5360 3020,5369 3011,5365 3007,5360 2998,5360 2990,5365 2982,5369 2969,5369 2956,5373 2943,5386 2943,5390 2922,5390 2918,5382 2905,5382 2897,5369 2876,5356 2859,5339 2867,5331 2863,5310 2783,5310 2766,5314 2744,5339 2723,5348 2719,5343 2719,5327 2732,5297 2711,5297 2685,5301 2681,5284 2668,5259 2656,5246 2647,5242 2626,5255 2617,5267 2596,5267 2601,5259 2588,5233 2609,5174 2596,5128 2592,5136 2584,5145 2575,5140 2571,5132 2554,5136 2554,5128 2537,5119 2541,5111 2537,5089 2533,5081 2482,5077 2465,5089 2435,5098 2418,5089 2397,5077 2385,5068 2363,5060 2334,5056 2283,5068 2262,5064 2236,5068 2211,5056 2186,5051 2173,5047 2169,5047 2156,5026 2156,5022 2152,5022 2152,5018 2093,4988 2076,4975 2076,4971 2067,4971 2046,4967 2025,4967 2008,4962 1991,4954 1974,4933 1961,4920 1949,4916 1923,4899 1894,4882 1885,4882 1843,4895 1651,4971 1630,4971 1613,4975 1605,4984 1605,4996 1622,5013 1651,5030 1672,5039 1698,5043 1719,5039 1744,5030 1796,5026 1813,5026 1830,5030 1847,5039 1860,5051 1872,5064 1894,5073 1910,5089 1936,5106 1944,5115 1953,5119 1970,5123 1995,5140 2004,5149 2012,5153 2029,5153 2042,5157 2042,5161 2046,5166 2059,5187 2071,5195 2080,5191 2093,5183 2097,5183 2135,5178 2160,5187 2164,5204 2148,5216 2131,5242 2114,5259 2105,5250 2097,5255 2080,5246 2084,5238 2076,5233 2076,5229 2059,5229 2037,5221 2033,5229 1991,5229 1982,5242 1999,5242 1991,5255 1970,5250 1953,5238 1923,5255 1936,5267 1932,5276 1923,5267 1910,5267 1894,5276 1902,5284 1898,5288 1881,5288 1889,5263 1881,5255 1864,5250 1800,5250 1783,5259 1771,5259 1761,5267 1771,5288 1800,5310 1796,5314 1788,5322 1788,5335 1775,5335 1779,5352 1767,5360 1779,5373 1767,5377 1719,5360 1711,5369 1715,5390 1694,5390 1677,5407 1677,5424 1681,5432 1698,5454 1694,5462 1664,5479 1672,5500 1660,5504 1651,5500 1643,5483 1630,5466 1617,5462 1613,5462 1605,5458 1600,5462 1596,5458 1592,5458 1592,5462 1596,5466 1596,5470 1592,5470 1588,5466 1584,5466 1584,5462 1588,5462 1584,5458 1579,5458 1579,5454 1592,5445 1579,5445 1571,5441 1567,5437 1558,5432 1558,5428 1554,5424 1550,5424 1550,5437 1554,5441 1554,5445 1558,5449 1558,5454 1550,5458 1550,5470 1541,5470 1537,5475 1533,5470 1528,5475 1533,5479 1541,5483 1524,5483 1524,5487 1516,5487 1512,5492 1512,5496 1495,5513 1486,5517 1473,5521 1469,5526 1469,5534 1478,5530 1482,5534 1482,5542 1490,5551 1490,5555 1482,5559 1486,5564 1486,5568 1482,5568 1478,5564 1478,5568 1473,5568 1469,5564 1465,5559 1461,5559 1457,5564 1448,5568 1444,5572 1440,5572 1431,5576 1423,5576 1423,5585 1418,5585 1414,5581 1418,5572 1414,5568 1410,5568 1401,5572 1397,5564 1389,5559 1376,5559 1372,5564 1372,5572 1368,5572 1363,5568 1363,5564 1359,5559 1363,5555 1359,5555 1351,5559 1346,5555 1355,5551 1355,5547 1351,5547 1342,5551 1338,5547 1338,5538 1342,5530 1334,5530 1330,5526 1334,5521 1334,5509 1325,5513 1325,5509 1338,5509 1338,5504 1334,5500 1325,5500 1330,5483 1317,5475 1304,5458 1300,5454 1287,5445 1283,5437 1274,5437 1266,5441 1253,5445 1241,5445 1232,5441 1219,5432 1211,5432 1198,5428 1194,5428 1190,5432 1181,5437 1173,5445 1160,5449 1160,5454 1156,5454 1147,5449 1143,5449 1131,5441 1126,5441 1109,5432 1097,5420 1076,5403 1067,5394 1059,5394 1046,5390 1042,5390 1025,5377 1008,5369 999,5365 978,5356 965,5348 961,5339 957,5331 932,5310 910,5305 885,5288 860,5272 855,5272 847,5267 838,5267 822,5238 817,5238 809,5225 796,5225 762,5208 741,5200 737,5195 728,5183 733,5170 728,5166 728,5153 733,5145 745,5128 741,5115 741,5106 737,5094 737,5081 733,5081 733,5068 728,5064 745,5043 750,5030 754,5026 750,5018 750,4996 758,4984 771,4979 779,4971 783,4967 788,4962 788,4954 792,4946 792,4937 788,4933 788,4924 792,4912 800,4912 809,4903 813,4907 826,4907 830,4912 834,4912 834,4916 838,4920 847,4920 855,4929 872,4937 877,4937 881,4929 893,4924 898,4916 902,4912 902,4886 910,4874 923,4874 923,4869 932,4861 940,4848 936,4844 923,4823 910,4814 910,4806 936,4806 949,4802 957,4806 965,4797 970,4785 961,4785 961,4780 953,4780 949,4772 944,4768 944,4764 953,4759 957,4751 953,4751 940,4742 936,4738 927,4730 932,4725 927,4721 932,4704 936,4700 927,4683 932,4670 940,4653 949,4649 957,4641 965,4637 970,4641 974,4641 974,4658 982,4658 987,4653 991,4653 995,4649 991,4645 995,4637 991,4632 987,4624 991,4624 978,4607 978,4586 974,4573 974,4569 982,4569 987,4573 999,4573 1008,4565 1008,4560 1012,4560 1012,4552 1016,4543 1020,4526 1029,4514 1025,4505 1025,4501 1029,4497 1020,4488 1008,4493 999,4488 991,4488 991,4480 987,4484 982,4480 982,4467 987,4463 999,4459 1008,4450 1033,4459 1042,4450 1042,4442 1033,4429 1029,4429 1029,4425 1016,4421 1020,4395 1016,4383 1020,4378 1037,4383 1046,4378 1050,4378 1054,4370 1046,4366 1046,4357 1042,4353 1042,4349 1037,4344 1020,4340 1020,4336 1025,4336 1029,4332 1037,4327 1037,4302 1016,4272 1008,4264 1004,4247 999,4230 999,4222 1008,4222 1020,4226 1025,4222 1025,4217 1016,4213 1008,4200 1004,4192 995,4179 999,4175 1008,4167 995,4158 995,4154 987,4137 987,4133 982,4124 982,4116 987,4116 991,4120 1004,4120 999,4116 995,4112 991,4107 987,4103 982,4090 995,4078 1012,4069 1012,4061 1008,4057 999,4057 991,4052 982,4048 978,4040 970,4027 965,4023 970,4018 982,4018 999,4027 1008,4018 1012,4018 1020,4023 1037,4023 1042,4027 1046,4031 1050,4035 1067,4035 1071,4044 1071,4048 1063,4044 1059,4044 1059,4048 1067,4057 1076,4057 1092,4044 1105,4040 1109,4035 1109,4031 1105,4023 1097,4018 1092,4014 1088,4010 1088,3997 1097,3993 1092,3985 1092,3955 1105,3930 1114,3921 1126,3917 1135,3908 1131,3904 1122,3891 1118,3883 1114,3879 1101,3879 1092,3891 1088,3891 1084,3887 1080,3879 1084,3875 1101,3875 1101,3858 1097,3853 1092,3849 1092,3841 1088,3836 1084,3836 1076,3841 1067,3841 1067,3836 1063,3832 1033,3832 1025,3824 1025,3811 1020,3811 1004,3819 995,3828 974,3828 965,3836 957,3836 953,3832 953,3824 944,3828 932,3819 923,3798 923,3794 932,3786 915,3777 919,3764 923,3760 936,3760 949,3769 957,3769 957,3752 961,3748 978,3752 978,3748 974,3735 961,3731 961,3718 970,3714 965,3709 978,3709 982,3697 965,3684 965,3671 957,3663 944,3654 940,3654 932,3659 927,3676 927,3680 923,3684 919,3680 898,3684 889,3680 902,3676 902,3671 893,3667 889,3667 885,3663 872,3659 872,3650 877,3646 881,3646 885,3654 889,3654 910,3637 919,3637 932,3625 927,3625 927,3621 932,3616 927,3612 923,3608 923,3599 927,3595 940,3599 940,3595 936,3578 923,3574 919,3578 919,3587 910,3591 902,3591 898,3587 898,3578 906,3574 910,3565 910,3561 906,3553 885,3549 877,3544 872,3532 864,3527 855,3527 843,3519 813,3519 796,3515 779,3515 758,3532 758,3544 754,3544 737,3540 737,3549 741,3561 750,3565 754,3582 754,3591 750,3599 750,3616 745,3625 745,3629 741,3629 733,3625 707,3625 703,3621 707,3612 707,3608 686,3608 686,3604 690,3591 673,3578 665,3582 661,3587 656,3587 652,3582 648,3578 644,3565 644,3561 635,3557 623,3565 614,3570 610,3570 610,3574 614,3582 606,3595 614,3604 610,3612 614,3612 623,3616 623,3621 614,3625 614,3629 618,3637 610,3642 601,3642 597,3637 584,3637 584,3625 576,3616 576,3595 563,3591 559,3595 555,3591 551,3599 546,3595 546,3582 542,3574 534,3570 529,3570 529,3574 521,3574 517,3578 496,3582 487,3565 483,3561 474,3574 470,3574 466,3578 466,3582 470,3599 479,3604 483,3612 483,3621 474,3621 479,3629 474,3642 453,3642 436,3650 419,3650 428,3621 402,3608 394,3604 385,3604 377,3608 373,3608 369,3587 369,3582 360,3591 356,3591 356,3574 360,3570 360,3557 356,3557 347,3561 343,3557 339,3553 326,3557 322,3565 305,3565 301,3570 301,3578 305,3582 301,3587 297,3595 288,3604 275,3599 267,3604 271,3608 263,3612 258,3612 254,3608 242,3604 237,3599 237,3595 246,3578 250,3578 250,3582 258,3587 258,3578 275,3582 280,3570 280,3561 275,3557 271,3540 267,3532 250,3519 246,3523 237,3519 242,3498 233,3498 233,3472 229,3472 225,3468 225,3464 220,3455 199,3455 195,3460 195,3468 191,3464 187,3455 131,2951 115,2832 115,2824 119,2811 110,2752 119,2743 119,2739 106,2726 106,2722 98,2714 93,2709 102,2692 98,2675 98,2671 89,2659 85,2654 47,2654 38,2650 38,2646 30,2612 30,2608 13,2591 17,2587 21,2574 17,2557 17,2540 21,2532 21,2527 4,2400 0,2388 21,2383 38,2375 47,2371 30,2337 26,2328 17,2261 17,2239 26,2218 30,2201 55,2125 55,2104 60,2074 64,2049 89,1973 102,1952 102,1947 127,1947 140,1943 144,1939 148,1930 153,1918 157,1918 165,1930 170,1935 174,1939 187,1939 191,1943 199,1943 203,1939 212,1939 220,1943 233,1952 246,1952 250,1947 250,1943 254,1943 267,1952 280,1952 280,1973 284,1977 280,1981 284,1981 284,1990 288,1985 292,1990 292,1998 297,2007 314,2011 318,2011 326,2007 335,2002 347,2015 352,2011 352,1998 356,1994 360,1994 377,1994 381,2002 377,2007 390,2019 390,2040 381,2049 377,2053 385,2062 381,2070 373,2083 377,2087 381,2087 390,2083 394,2087 407,2087 411,2079 419,2074 424,2070 424,2057 432,2049 441,2045 445,2045 449,2053 453,2057 457,2057 474,2062 496,2062 525,2040 534,2032 534,2024 538,2002 525,1897 563,1854 584,1850 631,1850 673,1863 686,1863 690,1854 695,1850 695,1782 711,1782 711,1693 737,1664 741,1659 745,1655 741,1647 741,1638 745,1617 750,1617 775,1596 779,1596 771,1588 762,1583 758,1583 758,1579 766,1575 775,1571 792,1566 800,1562 800,1558 796,1554 783,1549 779,1545 783,1541 792,1532 800,1520 817,1503 826,1486 838,1482 847,1469 847,1465 851,1461 847,1452 847,1435 838,1431 838,1414 843,1410 847,1405 851,1401 855,1397 860,1393 864,1389 864,1372 868,1367 868,1363 864,1359 860,1359 860,1329 864,1325 864,1291 860,1287 860,1278 864,1278 864,1283 868,1283 868,1287 872,1291 881,1295 885,1300 885,1308 889,1308 889,1312 893,1317 893,1321 898,1325 898,1346 902,1346 906,1342 910,1338 915,1334 919,1334 923,1325 927,1321 932,1317 936,1317 936,1312 940,1308 944,1304 949,1300 957,1295 961,1291 961,1287 970,1283 974,1278 978,1274 982,1274 987,1266 991,1262 995,1257 999,1253 1008,1253 1012,1257 1016,1257 1020,1257 1020,1253 1016,1249 1012,1245 1008,1240 1004,1236 999,1232 995,1228 987,1223 982,1219 978,1215 974,1211 970,1207 965,1202 961,1202 961,1198 957,1198 953,1194 944,1194 940,1190 936,1190 932,1190 927,1185 923,1185 923,1181 919,1177 915,1177 915,1173 910,1173 910,1164 906,1164 906,1160 898,1160 898,1156 893,1156 889,1151 885,1147 881,1147 881,1143 877,1143 872,1139 868,1139 868,1135 864,1135 864,1130 860,1126 860,1122 855,1118 855,1113 851,1109 847,1105 843,1101 838,1096 834,1092 830,1088 826,1088 826,1084 822,1084 822,1080 817,1075 817,1067 813,1063 813,1058 809,1058 805,1054 800,1050 792,1046 792,1041 737,986 695,948">
          <text:p/>
        </draw:polygon>
        <draw:polygon draw:style-name="gr5" draw:text-style-name="P6" draw:layer="layout" svg:width="4.497cm" svg:height="0.993cm" svg:x="1cm" svg:y="26.51cm" svg:viewBox="0 0 4498 994" draw:points="0,994 4498,994 4498,0 0,0">
          <text:p/>
        </draw:polygon>
        <draw:polygon draw:style-name="gr5" draw:text-style-name="P6" draw:layer="layout" svg:width="0.991cm" svg:height="4.498cm" svg:x="17.899cm" svg:y="24.205cm" svg:viewBox="0 0 992 4499" draw:points="0,4499 992,4499 992,0 0,0">
          <text:p/>
        </draw:polygon>
        <draw:frame draw:style-name="gr6" draw:text-style-name="P7" draw:layer="layout" svg:width="2.114cm" svg:height="0.31cm" svg:x="8.297cm" svg:y="27.841cm">
          <draw:text-box>
            <text:p text:style-name="P4"><text:span text:style-name="T3">4113700 - Londrina</text:span></text:p>
          </draw:text-box>
        </draw:frame>
        <draw:frame draw:style-name="gr10" draw:text-style-name="P8" draw:layer="layout" svg:width="3.109cm" svg:height="0.937cm" svg:x="8.7cm" svg:y="12.863cm">
          <draw:text-box>
            <text:p>Londrina</text:p>
          </draw:text-box>
        </draw:frame>
        <draw:ellipse draw:style-name="gr11" draw:text-style-name="P9" draw:layer="layout" svg:width="4.7cm" svg:height="6.2cm" svg:x="8.3cm" svg:y="10.6cm" draw:kind="arc" draw:start-angle="309.37" draw:end-angle="308.84">
          <text:p/>
        </draw:ellips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style:font-face style:name="Unknown1" svg:font-family="Unknown"/>
    <style:font-face style:name="DejaVu Sans1" svg:font-family="'DejaVu Sans'" style:font-pitch="variable"/>
    <style:font-face style:name="Helvetica" svg:font-family="Helvetica" style:font-pitch="variable"/>
    <style:font-face style:name="Liberation Serif1" svg:font-family="'Liberation Serif'" style:font-pitch="variable"/>
    <style:font-face style:name="Unknown" svg:font-family="Unknow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99cm" fo:page-height="29.70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2-10-25T11:37:00.103887501</dc:date>
    <meta:editing-duration>PT6M25S</meta:editing-duration>
    <meta:editing-cycles>2</meta:editing-cycles>
    <meta:generator>LibreOffice/5.1.6.2$Linux_X86_64 LibreOffice_project/10m0$Build-2</meta:generator>
    <meta:document-statistic meta:object-count="174"/>
  </office:meta>
</office:document-meta>
</file>